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1772in"/>
    </style:style>
    <style:style style:name="co3" style:family="table-column">
      <style:table-column-properties fo:break-before="auto" style:column-width="1.4165in"/>
    </style:style>
    <style:style style:name="co4" style:family="table-column">
      <style:table-column-properties fo:break-before="auto" style:column-width="0.1866in"/>
    </style:style>
    <style:style style:name="co5" style:family="table-column">
      <style:table-column-properties fo:break-before="auto" style:column-width="3.1909in"/>
    </style:style>
    <style:style style:name="co6" style:family="table-column">
      <style:table-column-properties fo:break-before="auto" style:column-width="2.7209in"/>
    </style:style>
    <style:style style:name="co7" style:family="table-column">
      <style:table-column-properties fo:break-before="auto" style:column-width="2.8075in"/>
    </style:style>
    <style:style style:name="co8" style:family="table-column">
      <style:table-column-properties fo:break-before="auto" style:column-width="1.2425in"/>
    </style:style>
    <style:style style:name="co9" style:family="table-column">
      <style:table-column-properties fo:break-before="auto" style:column-width="0.9102in"/>
    </style:style>
    <style:style style:name="ro1" style:family="table-row">
      <style:table-row-properties style:row-height="0.4866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07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0.5492in" fo:break-before="auto" style:use-optimal-row-height="true"/>
    </style:style>
    <style:style style:name="ro10" style:family="table-row">
      <style:table-row-properties style:row-height="1.2846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8189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1.772in" fo:break-before="auto" style:use-optimal-row-height="true"/>
    </style:style>
    <style:style style:name="ro16" style:family="table-row">
      <style:table-row-properties style:row-height="1.0154in" fo:break-before="auto" style:use-optimal-row-height="true"/>
    </style:style>
    <style:style style:name="ro17" style:family="table-row">
      <style:table-row-properties style:row-height="2.704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6839in" fo:break-before="auto" style:use-optimal-row-height="true"/>
    </style:style>
    <style:style style:name="ro20" style:family="table-row">
      <style:table-row-properties style:row-height="0.178in" fo:break-before="auto" style:use-optimal-row-height="true"/>
    </style:style>
    <style:style style:name="ro21" style:family="table-row">
      <style:table-row-properties style:row-height="3.9693in" fo:break-before="auto" style:use-optimal-row-height="true"/>
    </style:style>
    <style:style style:name="ro22" style:family="table-row">
      <style:table-row-properties style:row-height="1.5236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0.9736in" fo:break-before="auto" style:use-optimal-row-height="true"/>
    </style:style>
    <style:style style:name="ro25" style:family="table-row">
      <style:table-row-properties style:row-height="1.1291in" fo:break-before="auto" style:use-optimal-row-height="true"/>
    </style:style>
    <style:style style:name="ro26" style:family="table-row">
      <style:table-row-properties style:row-height="2.6634in" fo:break-before="auto" style:use-optimal-row-height="true"/>
    </style:style>
    <style:style style:name="ro27" style:family="table-row">
      <style:table-row-properties style:row-height="1.3472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948in" fo:break-before="auto" style:use-optimal-row-height="true"/>
    </style:style>
    <style:style style:name="ro31" style:family="table-row">
      <style:table-row-properties style:row-height="1.4819in" fo:break-before="auto" style:use-optimal-row-height="true"/>
    </style:style>
    <style:style style:name="ro32" style:family="table-row">
      <style:table-row-properties style:row-height="1.9071in" fo:break-before="auto" style:use-optimal-row-height="true"/>
    </style:style>
    <style:style style:name="ro33" style:family="table-row">
      <style:table-row-properties style:row-height="0.352in" fo:break-before="auto" style:use-optimal-row-height="true"/>
    </style:style>
    <style:style style:name="ro34" style:family="table-row">
      <style:table-row-properties style:row-height="2.2181in" fo:break-before="auto" style:use-optimal-row-height="true"/>
    </style:style>
    <style:style style:name="ro35" style:family="table-row">
      <style:table-row-properties style:row-height="1.4402in" fo:break-before="auto" style:use-optimal-row-height="true"/>
    </style:style>
    <style:style style:name="ro36" style:family="table-row">
      <style:table-row-properties style:row-height="0.8807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wrap-option="wrap"/>
    </style:style>
    <style:style style:name="ce2" style:family="table-cell" style:parent-style-name="Default">
      <style:text-properties style:font-name="Liberation Sans" style:font-name-asian="Droid Sans Fallback" style:font-name-complex="FreeSans"/>
    </style:style>
    <style:style style:name="ce3" style:family="table-cell" style:parent-style-name="Default">
      <style:table-cell-properties fo:wrap-option="wrap"/>
      <style:text-properties style:font-name="Liberation Sans" style:font-name-asian="Droid Sans Fallback" style:font-name-complex="FreeSans"/>
    </style:style>
    <style:style style:name="ce4" style:family="table-cell" style:parent-style-name="Default" style:data-style-name="N4">
      <style:table-cell-properties fo:wrap-option="wrap"/>
    </style:style>
    <style:style style:name="ce5" style:family="table-cell" style:parent-style-name="Default">
      <style:table-cell-properties fo:wrap-option="wrap"/>
      <style:text-properties fo:font-weight="normal" style:font-weight-asian="normal" style:font-weight-complex="normal"/>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mai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number-columns-repeated="1016" table:default-cell-style-name="Default"/>
        <table:table-row table:style-name="ro1">
          <table:table-cell table:number-columns-repeated="4"/>
          <table:table-cell office:value-type="string" calcext:value-type="string">
            <text:p>//==================================</text:p>
            <text:p>// Text block 0 (sector 0x2E7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0-0x36</text:p>
          </table:table-cell>
          <table:table-cell table:number-columns-repeated="2"/>
          <table:table-cell office:value-type="string" calcext:value-type="string">
            <text:p>第１章</text:p>
          </table:table-cell>
          <table:table-cell office:value-type="string" calcext:value-type="string">
            <text:p>Chapter 1</text:p>
          </table:table-cell>
          <table:table-cell office:value-type="string" calcext:value-type="string">
            <text:p>NOTE: top-level options for debug menu</text:p>
          </table:table-cell>
          <table:table-cell table:formula="of:=IF([.F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D</text:p>
          </table:table-cell>
          <table:table-cell table:number-columns-repeated="2"/>
          <table:table-cell office:value-type="string" calcext:value-type="string">
            <text:p>第２章</text:p>
          </table:table-cell>
          <table:table-cell office:value-type="string" calcext:value-type="string">
            <text:p>Chapter 2</text:p>
          </table:table-cell>
          <table:table-cell/>
          <table:table-cell table:formula="of:=IF([.F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44</text:p>
          </table:table-cell>
          <table:table-cell table:number-columns-repeated="2"/>
          <table:table-cell office:value-type="string" calcext:value-type="string">
            <text:p>第３章</text:p>
          </table:table-cell>
          <table:table-cell office:value-type="string" calcext:value-type="string">
            <text:p>Chapter 3</text:p>
          </table:table-cell>
          <table:table-cell/>
          <table:table-cell table:formula="of:=IF([.F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4B</text:p>
          </table:table-cell>
          <table:table-cell table:number-columns-repeated="2"/>
          <table:table-cell office:value-type="string" calcext:value-type="string">
            <text:p>第４章</text:p>
          </table:table-cell>
          <table:table-cell table:style-name="ce3" office:value-type="string" calcext:value-type="string">
            <text:p>Chapter 4</text:p>
          </table:table-cell>
          <table:table-cell/>
          <table:table-cell table:formula="of:=IF([.F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2</text:p>
          </table:table-cell>
          <table:table-cell table:number-columns-repeated="2"/>
          <table:table-cell office:value-type="string" calcext:value-type="string">
            <text:p>第５章</text:p>
          </table:table-cell>
          <table:table-cell table:style-name="ce3" office:value-type="string" calcext:value-type="string">
            <text:p>Chapter 5</text:p>
          </table:table-cell>
          <table:table-cell/>
          <table:table-cell table:formula="of:=IF([.F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9</text:p>
          </table:table-cell>
          <table:table-cell table:number-columns-repeated="2"/>
          <table:table-cell office:value-type="string" calcext:value-type="string">
            <text:p>迷路テスト</text:p>
          </table:table-cell>
          <table:table-cell office:value-type="string" calcext:value-type="string">
            <text:p>Maze Test</text:p>
          </table:table-cell>
          <table:table-cell office:value-type="string" calcext:value-type="string">
            <text:p>NOTE: options for unused test menu</text:p>
          </table:table-cell>
          <table:table-cell table:formula="of:=IF([.F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4</text:p>
          </table:table-cell>
          <table:table-cell table:number-columns-repeated="2"/>
          <table:table-cell office:value-type="string" calcext:value-type="string">
            <text:p>デモテスト</text:p>
          </table:table-cell>
          <table:table-cell office:value-type="string" calcext:value-type="string">
            <text:p>Demo Test</text:p>
          </table:table-cell>
          <table:table-cell/>
          <table:table-cell table:formula="of:=IF([.F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F</text:p>
          </table:table-cell>
          <table:table-cell table:number-columns-repeated="2"/>
          <table:table-cell office:value-type="string" calcext:value-type="string">
            <text:p>バトルテスト前半</text:p>
          </table:table-cell>
          <table:table-cell office:value-type="string" calcext:value-type="string">
            <text:p>Battle Test (1/2)</text:p>
          </table:table-cell>
          <table:table-cell/>
          <table:table-cell table:formula="of:=IF([.F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80</text:p>
          </table:table-cell>
          <table:table-cell table:number-columns-repeated="2"/>
          <table:table-cell office:value-type="string" calcext:value-type="string">
            <text:p>バトルテスト後半</text:p>
          </table:table-cell>
          <table:table-cell office:value-type="string" calcext:value-type="string">
            <text:p>Battle Test (2/2)</text:p>
          </table:table-cell>
          <table:table-cell/>
          <table:table-cell table:formula="of:=IF([.F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91</text:p>
          </table:table-cell>
          <table:table-cell table:number-columns-repeated="2"/>
          <table:table-cell office:value-type="string" calcext:value-type="string">
            <text:p>ミニゲームテスト</text:p>
          </table:table-cell>
          <table:table-cell office:value-type="string" calcext:value-type="string">
            <text:p>Minigame Test</text:p>
          </table:table-cell>
          <table:table-cell/>
          <table:table-cell table:formula="of:=IF([.F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A2</text:p>
          </table:table-cell>
          <table:table-cell table:number-columns-repeated="2"/>
          <table:table-cell office:value-type="string" calcext:value-type="string">
            <text:p>おまけ</text:p>
          </table:table-cell>
          <table:table-cell office:value-type="string" calcext:value-type="string">
            <text:p>Bonus</text:p>
          </table:table-cell>
          <table:table-cell/>
          <table:table-cell table:formula="of:=IF([.F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A9</text:p>
          </table:table-cell>
          <table:table-cell table:number-columns-repeated="2"/>
          <table:table-cell office:value-type="string" calcext:value-type="string">
            <text:p>ＰＳＧテスト</text:p>
          </table:table-cell>
          <table:table-cell office:value-type="string" calcext:value-type="string">
            <text:p>PSG Test</text:p>
          </table:table-cell>
          <table:table-cell/>
          <table:table-cell table:formula="of:=IF([.F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6</text:p>
          </table:table-cell>
          <table:table-cell table:number-columns-repeated="2"/>
          <table:table-cell office:value-type="string" calcext:value-type="string">
            <text:p>ＨＵＶＩＤＥＯ</text:p>
          </table:table-cell>
          <table:table-cell office:value-type="string" calcext:value-type="string">
            <text:p>HuVIDEO</text:p>
          </table:table-cell>
          <table:table-cell/>
          <table:table-cell table:formula="of:=IF([.F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7A</text:p>
          </table:table-cell>
          <table:table-cell table:number-columns-repeated="2"/>
          <table:table-cell office:value-type="string" calcext:value-type="string">
            <text:p>迷路テスト１</text:p>
          </table:table-cell>
          <table:table-cell office:value-type="string" calcext:value-type="string">
            <text:p>Maze test 1</text:p>
          </table:table-cell>
          <table:table-cell/>
          <table:table-cell table:formula="of:=IF([.F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87</text:p>
          </table:table-cell>
          <table:table-cell table:number-columns-repeated="2"/>
          <table:table-cell office:value-type="string" calcext:value-type="string">
            <text:p>迷路テスト２</text:p>
          </table:table-cell>
          <table:table-cell office:value-type="string" calcext:value-type="string">
            <text:p>Maze test 2</text:p>
          </table:table-cell>
          <table:table-cell/>
          <table:table-cell table:formula="of:=IF([.F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A6</text:p>
          </table:table-cell>
          <table:table-cell table:number-columns-repeated="2"/>
          <table:table-cell office:value-type="string" calcext:value-type="string">
            <text:p>プロローグ</text:p>
          </table:table-cell>
          <table:table-cell office:value-type="string" calcext:value-type="string">
            <text:p>Prologue</text:p>
          </table:table-cell>
          <table:table-cell/>
          <table:table-cell table:formula="of:=IF([.F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B1</text:p>
          </table:table-cell>
          <table:table-cell table:number-columns-repeated="2"/>
          <table:table-cell office:value-type="string" calcext:value-type="string">
            <text:p>オープニング</text:p>
          </table:table-cell>
          <table:table-cell office:value-type="string" calcext:value-type="string">
            <text:p>Opening</text:p>
          </table:table-cell>
          <table:table-cell/>
          <table:table-cell table:formula="of:=IF([.F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BE</text:p>
          </table:table-cell>
          <table:table-cell table:number-columns-repeated="2"/>
          <table:table-cell office:value-type="string" calcext:value-type="string">
            <text:p>インターミッション</text:p>
          </table:table-cell>
          <table:table-cell office:value-type="string" calcext:value-type="string">
            <text:p>Intermission</text:p>
          </table:table-cell>
          <table:table-cell/>
          <table:table-cell table:formula="of:=IF([.F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D1</text:p>
          </table:table-cell>
          <table:table-cell table:number-columns-repeated="2"/>
          <table:table-cell office:value-type="string" calcext:value-type="string">
            <text:p>５章イベント</text:p>
          </table:table-cell>
          <table:table-cell office:value-type="string" calcext:value-type="string">
            <text:p>Ch. 5 event</text:p>
          </table:table-cell>
          <table:table-cell/>
          <table:table-cell table:formula="of:=IF([.F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DE</text:p>
          </table:table-cell>
          <table:table-cell table:number-columns-repeated="2"/>
          <table:table-cell office:value-type="string" calcext:value-type="string">
            <text:p>エンディング</text:p>
          </table:table-cell>
          <table:table-cell office:value-type="string" calcext:value-type="string">
            <text:p>Ending</text:p>
          </table:table-cell>
          <table:table-cell/>
          <table:table-cell table:formula="of:=IF([.F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EB</text:p>
          </table:table-cell>
          <table:table-cell table:number-columns-repeated="2"/>
          <table:table-cell office:value-type="string" calcext:value-type="string">
            <text:p>エピローグ</text:p>
          </table:table-cell>
          <table:table-cell office:value-type="string" calcext:value-type="string">
            <text:p>Epilogue</text:p>
          </table:table-cell>
          <table:table-cell/>
          <table:table-cell table:formula="of:=IF([.F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F6</text:p>
          </table:table-cell>
          <table:table-cell table:number-columns-repeated="2"/>
          <table:table-cell office:value-type="string" calcext:value-type="string">
            <text:p>エルライン合体</text:p>
          </table:table-cell>
          <table:table-cell office:value-type="string" calcext:value-type="string">
            <text:p>El-Line fusion</text:p>
          </table:table-cell>
          <table:table-cell/>
          <table:table-cell table:formula="of:=IF([.F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05</text:p>
          </table:table-cell>
          <table:table-cell table:number-columns-repeated="2"/>
          <table:table-cell office:value-type="string" calcext:value-type="string">
            <text:p>バトル１</text:p>
          </table:table-cell>
          <table:table-cell office:value-type="string" calcext:value-type="string">
            <text:p>Battle 1</text:p>
          </table:table-cell>
          <table:table-cell/>
          <table:table-cell table:formula="of:=IF([.F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0E</text:p>
          </table:table-cell>
          <table:table-cell table:number-columns-repeated="2"/>
          <table:table-cell office:value-type="string" calcext:value-type="string">
            <text:p>バトル２</text:p>
          </table:table-cell>
          <table:table-cell office:value-type="string" calcext:value-type="string">
            <text:p>Battle 2</text:p>
          </table:table-cell>
          <table:table-cell/>
          <table:table-cell table:formula="of:=IF([.F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17</text:p>
          </table:table-cell>
          <table:table-cell table:number-columns-repeated="2"/>
          <table:table-cell office:value-type="string" calcext:value-type="string">
            <text:p>バトル３</text:p>
          </table:table-cell>
          <table:table-cell office:value-type="string" calcext:value-type="string">
            <text:p>Battle 3</text:p>
          </table:table-cell>
          <table:table-cell/>
          <table:table-cell table:formula="of:=IF([.F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20</text:p>
          </table:table-cell>
          <table:table-cell table:number-columns-repeated="2"/>
          <table:table-cell office:value-type="string" calcext:value-type="string">
            <text:p>バトル４</text:p>
          </table:table-cell>
          <table:table-cell office:value-type="string" calcext:value-type="string">
            <text:p>Battle 4</text:p>
          </table:table-cell>
          <table:table-cell/>
          <table:table-cell table:formula="of:=IF([.F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29</text:p>
          </table:table-cell>
          <table:table-cell table:number-columns-repeated="2"/>
          <table:table-cell office:value-type="string" calcext:value-type="string">
            <text:p>バトル５</text:p>
          </table:table-cell>
          <table:table-cell office:value-type="string" calcext:value-type="string">
            <text:p>Battle 5</text:p>
          </table:table-cell>
          <table:table-cell/>
          <table:table-cell table:formula="of:=IF([.F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32</text:p>
          </table:table-cell>
          <table:table-cell table:number-columns-repeated="2"/>
          <table:table-cell office:value-type="string" calcext:value-type="string">
            <text:p>バトル６</text:p>
          </table:table-cell>
          <table:table-cell office:value-type="string" calcext:value-type="string">
            <text:p>Battle 6</text:p>
          </table:table-cell>
          <table:table-cell/>
          <table:table-cell table:formula="of:=IF([.F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3B</text:p>
          </table:table-cell>
          <table:table-cell table:number-columns-repeated="2"/>
          <table:table-cell office:value-type="string" calcext:value-type="string">
            <text:p>バトル７</text:p>
          </table:table-cell>
          <table:table-cell office:value-type="string" calcext:value-type="string">
            <text:p>Battle 7</text:p>
          </table:table-cell>
          <table:table-cell/>
          <table:table-cell table:formula="of:=IF([.F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44</text:p>
          </table:table-cell>
          <table:table-cell table:number-columns-repeated="2"/>
          <table:table-cell office:value-type="string" calcext:value-type="string">
            <text:p>バトル８</text:p>
          </table:table-cell>
          <table:table-cell office:value-type="string" calcext:value-type="string">
            <text:p>Battle 8</text:p>
          </table:table-cell>
          <table:table-cell/>
          <table:table-cell table:formula="of:=IF([.F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4D</text:p>
          </table:table-cell>
          <table:table-cell table:number-columns-repeated="2"/>
          <table:table-cell office:value-type="string" calcext:value-type="string">
            <text:p>バトル９</text:p>
          </table:table-cell>
          <table:table-cell office:value-type="string" calcext:value-type="string">
            <text:p>Battle 9</text:p>
          </table:table-cell>
          <table:table-cell/>
          <table:table-cell table:formula="of:=IF([.F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56</text:p>
          </table:table-cell>
          <table:table-cell table:number-columns-repeated="2"/>
          <table:table-cell office:value-type="string" calcext:value-type="string">
            <text:p>バトル１０</text:p>
          </table:table-cell>
          <table:table-cell office:value-type="string" calcext:value-type="string">
            <text:p>Battle 10</text:p>
          </table:table-cell>
          <table:table-cell/>
          <table:table-cell table:formula="of:=IF([.F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61</text:p>
          </table:table-cell>
          <table:table-cell table:number-columns-repeated="2"/>
          <table:table-cell office:value-type="string" calcext:value-type="string">
            <text:p>バトル１１</text:p>
          </table:table-cell>
          <table:table-cell office:value-type="string" calcext:value-type="string">
            <text:p>Battle 11</text:p>
          </table:table-cell>
          <table:table-cell/>
          <table:table-cell table:formula="of:=IF([.F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6C</text:p>
          </table:table-cell>
          <table:table-cell table:number-columns-repeated="2"/>
          <table:table-cell office:value-type="string" calcext:value-type="string">
            <text:p>バトル１２</text:p>
          </table:table-cell>
          <table:table-cell office:value-type="string" calcext:value-type="string">
            <text:p>Battle 12</text:p>
          </table:table-cell>
          <table:table-cell/>
          <table:table-cell table:formula="of:=IF([.F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77</text:p>
          </table:table-cell>
          <table:table-cell table:number-columns-repeated="2"/>
          <table:table-cell office:value-type="string" calcext:value-type="string">
            <text:p>スペースダック</text:p>
          </table:table-cell>
          <table:table-cell office:value-type="string" calcext:value-type="string">
            <text:p>Space Duck</text:p>
          </table:table-cell>
          <table:table-cell/>
          <table:table-cell table:formula="of:=IF([.F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86</text:p>
          </table:table-cell>
          <table:table-cell table:number-columns-repeated="2"/>
          <table:table-cell office:value-type="string" calcext:value-type="string">
            <text:p>スターボール</text:p>
          </table:table-cell>
          <table:table-cell office:value-type="string" calcext:value-type="string">
            <text:p>Star Bowl</text:p>
          </table:table-cell>
          <table:table-cell/>
          <table:table-cell table:formula="of:=IF([.F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0x4FE</text:p>
          </table:table-cell>
          <table:table-cell table:number-columns-repeated="2"/>
          <table:table-cell office:value-type="string" calcext:value-type="string">
            <text:p>１章＃１（ＡＤＶ</text:p>
          </table:table-cell>
          <table:table-cell office:value-type="string" calcext:value-type="string">
            <text:p>Ch. 1 [#]1</text:p>
          </table:table-cell>
          <table:table-cell office:value-type="string" calcext:value-type="string">
            <text:p>NOTE: destination selections for debug menu</text:p>
          </table:table-cell>
          <table:table-cell table:formula="of:=IF([.F3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lock0-0x50F</text:p>
          </table:table-cell>
          <table:table-cell table:number-columns-repeated="2"/>
          <table:table-cell office:value-type="string" calcext:value-type="string">
            <text:p>　　〃　　　ＩＶ</text:p>
          </table:table-cell>
          <table:table-cell office:value-type="string" calcext:value-type="string">
            <text:p>} EVT</text:p>
          </table:table-cell>
          <table:table-cell office:value-type="string" calcext:value-type="string">
            <text:p>NOTE: i'm assuming IV is for イベント – this seems to be the label for scenes which use the "full-width" window for their graphics</text:p>
          </table:table-cell>
          <table:table-cell table:formula="of:=IF([.F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20</text:p>
          </table:table-cell>
          <table:table-cell table:number-columns-repeated="2"/>
          <table:table-cell office:value-type="string" calcext:value-type="string">
            <text:p>１章＃２（０４）</text:p>
          </table:table-cell>
          <table:table-cell office:value-type="string" calcext:value-type="string">
            <text:p>Ch. 1 [#]2 (04)</text:p>
          </table:table-cell>
          <table:table-cell/>
          <table:table-cell table:formula="of:=IF([.F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31</text:p>
          </table:table-cell>
          <table:table-cell table:number-columns-repeated="2"/>
          <table:table-cell office:value-type="string" calcext:value-type="string">
            <text:p>１章＃３（０１）</text:p>
          </table:table-cell>
          <table:table-cell table:style-name="ce3" office:value-type="string" calcext:value-type="string">
            <text:p>Ch. 1 [#]3 (01)</text:p>
          </table:table-cell>
          <table:table-cell/>
          <table:table-cell table:formula="of:=IF([.F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42</text:p>
          </table:table-cell>
          <table:table-cell table:number-columns-repeated="2"/>
          <table:table-cell office:value-type="string" calcext:value-type="string">
            <text:p>初期選択に戻る</text:p>
          </table:table-cell>
          <table:table-cell office:value-type="string" calcext:value-type="string">
            <text:p>Back to initial choice</text:p>
          </table:table-cell>
          <table:table-cell/>
          <table:table-cell table:formula="of:=IF([.F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51</text:p>
          </table:table-cell>
          <table:table-cell table:number-columns-repeated="2"/>
          <table:table-cell office:value-type="string" calcext:value-type="string">
            <text:p>リビング０</text:p>
          </table:table-cell>
          <table:table-cell office:value-type="string" calcext:value-type="string">
            <text:p>Living room 0</text:p>
          </table:table-cell>
          <table:table-cell/>
          <table:table-cell table:formula="of:=IF([.F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5C</text:p>
          </table:table-cell>
          <table:table-cell table:number-columns-repeated="2"/>
          <table:table-cell office:value-type="string" calcext:value-type="string">
            <text:p>リビング１</text:p>
          </table:table-cell>
          <table:table-cell office:value-type="string" calcext:value-type="string">
            <text:p>Living room 1</text:p>
          </table:table-cell>
          <table:table-cell/>
          <table:table-cell table:formula="of:=IF([.F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67</text:p>
          </table:table-cell>
          <table:table-cell table:number-columns-repeated="2"/>
          <table:table-cell office:value-type="string" calcext:value-type="string">
            <text:p>リビング２</text:p>
          </table:table-cell>
          <table:table-cell office:value-type="string" calcext:value-type="string">
            <text:p>Living room 2</text:p>
          </table:table-cell>
          <table:table-cell/>
          <table:table-cell table:formula="of:=IF([.F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72</text:p>
          </table:table-cell>
          <table:table-cell table:number-columns-repeated="2"/>
          <table:table-cell office:value-type="string" calcext:value-type="string">
            <text:p>リビング３</text:p>
          </table:table-cell>
          <table:table-cell office:value-type="string" calcext:value-type="string">
            <text:p>Living room 3</text:p>
          </table:table-cell>
          <table:table-cell/>
          <table:table-cell table:formula="of:=IF([.F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7D</text:p>
          </table:table-cell>
          <table:table-cell table:number-columns-repeated="2"/>
          <table:table-cell office:value-type="string" calcext:value-type="string">
            <text:p>客席０</text:p>
          </table:table-cell>
          <table:table-cell office:value-type="string" calcext:value-type="string">
            <text:p>Seating 0</text:p>
          </table:table-cell>
          <table:table-cell/>
          <table:table-cell table:formula="of:=IF([.F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84</text:p>
          </table:table-cell>
          <table:table-cell table:number-columns-repeated="2"/>
          <table:table-cell office:value-type="string" calcext:value-type="string">
            <text:p>ＩＶ１</text:p>
          </table:table-cell>
          <table:table-cell office:value-type="string" calcext:value-type="string">
            <text:p>EVT 1</text:p>
          </table:table-cell>
          <table:table-cell/>
          <table:table-cell table:formula="of:=IF([.F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8B</text:p>
          </table:table-cell>
          <table:table-cell table:number-columns-repeated="2"/>
          <table:table-cell office:value-type="string" calcext:value-type="string">
            <text:p>ＩＶ２</text:p>
          </table:table-cell>
          <table:table-cell office:value-type="string" calcext:value-type="string">
            <text:p>EVT 2</text:p>
          </table:table-cell>
          <table:table-cell/>
          <table:table-cell table:formula="of:=IF([.F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92</text:p>
          </table:table-cell>
          <table:table-cell table:number-columns-repeated="2"/>
          <table:table-cell office:value-type="string" calcext:value-type="string">
            <text:p>ＩＶ３</text:p>
          </table:table-cell>
          <table:table-cell office:value-type="string" calcext:value-type="string">
            <text:p>EVT 3</text:p>
          </table:table-cell>
          <table:table-cell/>
          <table:table-cell table:formula="of:=IF([.F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99</text:p>
          </table:table-cell>
          <table:table-cell table:number-columns-repeated="2"/>
          <table:table-cell office:value-type="string" calcext:value-type="string">
            <text:p>ＩＶ４</text:p>
          </table:table-cell>
          <table:table-cell office:value-type="string" calcext:value-type="string">
            <text:p>EVT 4</text:p>
          </table:table-cell>
          <table:table-cell/>
          <table:table-cell table:formula="of:=IF([.F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A0</text:p>
          </table:table-cell>
          <table:table-cell table:number-columns-repeated="2"/>
          <table:table-cell office:value-type="string" calcext:value-type="string">
            <text:p>ＩＶ５</text:p>
          </table:table-cell>
          <table:table-cell office:value-type="string" calcext:value-type="string">
            <text:p>EVT 5</text:p>
          </table:table-cell>
          <table:table-cell/>
          <table:table-cell table:formula="of:=IF([.F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EF</text:p>
          </table:table-cell>
          <table:table-cell table:number-columns-repeated="2"/>
          <table:table-cell office:value-type="string" calcext:value-type="string">
            <text:p>考える</text:p>
          </table:table-cell>
          <table:table-cell office:value-type="string" calcext:value-type="string">
            <text:p>Think</text:p>
          </table:table-cell>
          <table:table-cell/>
          <table:table-cell table:formula="of:=IF([.F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FD</text:p>
          </table:table-cell>
          <table:table-cell table:number-columns-repeated="2"/>
          <table:table-cell office:value-type="string" calcext:value-type="string">
            <text:p>ポリリーナ様の事</text:p>
          </table:table-cell>
          <table:table-cell office:value-type="string" calcext:value-type="string">
            <text:p>About Polylina</text:p>
          </table:table-cell>
          <table:table-cell/>
          <table:table-cell table:formula="of:=IF([.F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15</text:p>
          </table:table-cell>
          <table:table-cell table:number-columns-repeated="2"/>
          <table:table-cell office:value-type="string" calcext:value-type="string">
            <text:p>リアちゃんのこと</text:p>
          </table:table-cell>
          <table:table-cell office:value-type="string" calcext:value-type="string">
            <text:p>About Lia</text:p>
          </table:table-cell>
          <table:table-cell/>
          <table:table-cell table:formula="of:=IF([.F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2D</text:p>
          </table:table-cell>
          <table:table-cell table:number-columns-repeated="2"/>
          <table:table-cell office:value-type="string" calcext:value-type="string">
            <text:p>ポリリーナ様の正体</text:p>
          </table:table-cell>
          <table:table-cell office:value-type="string" calcext:value-type="string">
            <text:p>About Polylina's true identity</text:p>
          </table:table-cell>
          <table:table-cell/>
          <table:table-cell table:formula="of:=IF([.F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1D</text:p>
          </table:table-cell>
          <table:table-cell table:number-columns-repeated="2"/>
          <table:table-cell office:value-type="string" calcext:value-type="string">
            <text:p>見る</text:p>
          </table:table-cell>
          <table:table-cell office:value-type="string" calcext:value-type="string">
            <text:p>Look</text:p>
          </table:table-cell>
          <table:table-cell/>
          <table:table-cell table:formula="of:=IF([.F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32</text:p>
          </table:table-cell>
          <table:table-cell table:number-columns-repeated="2"/>
          <table:table-cell office:value-type="string" calcext:value-type="string">
            <text:p>話す</text:p>
          </table:table-cell>
          <table:table-cell office:value-type="string" calcext:value-type="string">
            <text:p>Talk</text:p>
          </table:table-cell>
          <table:table-cell/>
          <table:table-cell table:formula="of:=IF([.F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37</text:p>
          </table:table-cell>
          <table:table-cell table:number-columns-repeated="2"/>
          <table:table-cell office:value-type="string" calcext:value-type="string">
            <text:p>香坂女子学園</text:p>
          </table:table-cell>
          <table:table-cell office:value-type="string" calcext:value-type="string">
            <text:p>Kousaka Girls Academy</text:p>
          </table:table-cell>
          <table:table-cell/>
          <table:table-cell table:formula="of:=IF([.F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4B</text:p>
          </table:table-cell>
          <table:table-cell table:number-columns-repeated="2"/>
          <table:table-cell office:value-type="string" calcext:value-type="string">
            <text:p>生徒会長</text:p>
          </table:table-cell>
          <table:table-cell office:value-type="string" calcext:value-type="string">
            <text:p>Student council president</text:p>
          </table:table-cell>
          <table:table-cell/>
          <table:table-cell table:formula="of:=IF([.F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54</text:p>
          </table:table-cell>
          <table:table-cell table:number-columns-repeated="2"/>
          <table:table-cell office:value-type="string" calcext:value-type="string">
            <text:p>パパとママ</text:p>
          </table:table-cell>
          <table:table-cell office:value-type="string" calcext:value-type="string">
            <text:p>Papa and Mama</text:p>
          </table:table-cell>
          <table:table-cell/>
          <table:table-cell table:formula="of:=IF([.F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DE6</text:p>
          </table:table-cell>
          <table:table-cell table:number-columns-repeated="2"/>
          <table:table-cell office:value-type="string" calcext:value-type="string">
            <text:p>思い出す</text:p>
          </table:table-cell>
          <table:table-cell office:value-type="string" calcext:value-type="string">
            <text:p>Remember</text:p>
          </table:table-cell>
          <table:table-cell/>
          <table:table-cell table:formula="of:=IF([.F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DEF</text:p>
          </table:table-cell>
          <table:table-cell table:number-columns-repeated="2"/>
          <table:table-cell office:value-type="string" calcext:value-type="string">
            <text:p>香坂エリカのこと</text:p>
          </table:table-cell>
          <table:table-cell office:value-type="string" calcext:value-type="string">
            <text:p>About Erika Kousaka</text:p>
          </table:table-cell>
          <table:table-cell/>
          <table:table-cell table:formula="of:=IF([.F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E00</text:p>
          </table:table-cell>
          <table:table-cell table:number-columns-repeated="2"/>
          <table:table-cell office:value-type="string" calcext:value-type="string">
            <text:p>イジワル</text:p>
          </table:table-cell>
          <table:table-cell office:value-type="string" calcext:value-type="string">
            <text:p>Mean stuff</text:p>
          </table:table-cell>
          <table:table-cell/>
          <table:table-cell table:formula="of:=IF([.F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EF7</text:p>
          </table:table-cell>
          <table:table-cell table:number-columns-repeated="2"/>
          <table:table-cell office:value-type="string" calcext:value-type="string">
            <text:p>返事をする</text:p>
          </table:table-cell>
          <table:table-cell office:value-type="string" calcext:value-type="string">
            <text:p>Respond</text:p>
          </table:table-cell>
          <table:table-cell/>
          <table:table-cell table:formula="of:=IF([.F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02</text:p>
          </table:table-cell>
          <table:table-cell table:number-columns-repeated="2"/>
          <table:table-cell office:value-type="string" calcext:value-type="string">
            <text:p>ほかのイジワル</text:p>
          </table:table-cell>
          <table:table-cell office:value-type="string" calcext:value-type="string">
            <text:p>Other mean stuff</text:p>
          </table:table-cell>
          <table:table-cell/>
          <table:table-cell table:formula="of:=IF([.F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11</text:p>
          </table:table-cell>
          <table:table-cell table:number-columns-repeated="2"/>
          <table:table-cell office:value-type="string" calcext:value-type="string">
            <text:p>お嬢様グランプリのこと</text:p>
          </table:table-cell>
          <table:table-cell office:value-type="string" calcext:value-type="string">
            <text:p>About winning the Fraulein Contest</text:p>
          </table:table-cell>
          <table:table-cell/>
          <table:table-cell table:formula="of:=IF([.F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28</text:p>
          </table:table-cell>
          <table:table-cell table:number-columns-repeated="2"/>
          <table:table-cell office:value-type="string" calcext:value-type="string">
            <text:p>イジワルの理由</text:p>
          </table:table-cell>
          <table:table-cell office:value-type="string" calcext:value-type="string">
            <text:p>Reason for the mean stuff</text:p>
          </table:table-cell>
          <table:table-cell/>
          <table:table-cell table:formula="of:=IF([.F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3E</text:p>
          </table:table-cell>
          <table:table-cell table:number-columns-repeated="2"/>
          <table:table-cell office:value-type="string" calcext:value-type="string">
            <text:p>見学のこと</text:p>
          </table:table-cell>
          <table:table-cell office:value-type="string" calcext:value-type="string">
            <text:p>About the field trip</text:p>
          </table:table-cell>
          <table:table-cell/>
          <table:table-cell table:formula="of:=IF([.F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13B6</text:p>
          </table:table-cell>
          <table:table-cell table:number-columns-repeated="2"/>
          <table:table-cell office:value-type="string" calcext:value-type="string">
            <text:p>客席</text:p>
          </table:table-cell>
          <table:table-cell office:value-type="string" calcext:value-type="string">
            <text:p>Seating</text:p>
          </table:table-cell>
          <table:table-cell/>
          <table:table-cell table:formula="of:=IF([.F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13BB</text:p>
          </table:table-cell>
          <table:table-cell table:number-columns-repeated="2"/>
          <table:table-cell office:value-type="string" calcext:value-type="string">
            <text:p>お友達</text:p>
          </table:table-cell>
          <table:table-cell office:value-type="string" calcext:value-type="string">
            <text:p>Friends</text:p>
          </table:table-cell>
          <table:table-cell/>
          <table:table-cell table:formula="of:=IF([.F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n-0x0</text:p>
          </table:table-cell>
          <table:table-cell table:number-columns-repeated="2"/>
          <table:table-cell office:value-type="string" calcext:value-type="string">
            <text:p>ＡＳＥ０１</text:p>
          </table:table-cell>
          <table:table-cell office:value-type="string" calcext:value-type="string">
            <text:p>ASE01</text:p>
          </table:table-cell>
          <table:table-cell office:value-type="string" calcext:value-type="string">
            <text:p>NOTE: these are for the PSG test in the unused test menu</text:p>
          </table:table-cell>
          <table:table-cell table:formula="of:=IF([.F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text:p>
          </table:table-cell>
          <table:table-cell table:number-columns-repeated="2"/>
          <table:table-cell office:value-type="string" calcext:value-type="string">
            <text:p>ＩＳＥ２０</text:p>
          </table:table-cell>
          <table:table-cell office:value-type="string" calcext:value-type="string">
            <text:p>ISE20</text:p>
          </table:table-cell>
          <table:table-cell/>
          <table:table-cell table:formula="of:=IF([.F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text:p>
          </table:table-cell>
          <table:table-cell table:number-columns-repeated="2"/>
          <table:table-cell office:value-type="string" calcext:value-type="string">
            <text:p>ＩＳＥ２６</text:p>
          </table:table-cell>
          <table:table-cell office:value-type="string" calcext:value-type="string">
            <text:p>ISE26</text:p>
          </table:table-cell>
          <table:table-cell/>
          <table:table-cell table:formula="of:=IF([.F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3</text:p>
          </table:table-cell>
          <table:table-cell table:number-columns-repeated="2"/>
          <table:table-cell office:value-type="string" calcext:value-type="string">
            <text:p>ＩＳＥ２９</text:p>
          </table:table-cell>
          <table:table-cell office:value-type="string" calcext:value-type="string">
            <text:p>ISE29</text:p>
          </table:table-cell>
          <table:table-cell/>
          <table:table-cell table:formula="of:=IF([.F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text:p>
          </table:table-cell>
          <table:table-cell table:number-columns-repeated="2"/>
          <table:table-cell office:value-type="string" calcext:value-type="string">
            <text:p>ＩＳＥ７８</text:p>
          </table:table-cell>
          <table:table-cell office:value-type="string" calcext:value-type="string">
            <text:p>ISE78</text:p>
          </table:table-cell>
          <table:table-cell/>
          <table:table-cell table:formula="of:=IF([.F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5</text:p>
          </table:table-cell>
          <table:table-cell table:number-columns-repeated="2"/>
          <table:table-cell office:value-type="string" calcext:value-type="string">
            <text:p>ＤＳＥ０１</text:p>
          </table:table-cell>
          <table:table-cell office:value-type="string" calcext:value-type="string">
            <text:p>DSE01</text:p>
          </table:table-cell>
          <table:table-cell/>
          <table:table-cell table:formula="of:=IF([.F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6</text:p>
          </table:table-cell>
          <table:table-cell table:number-columns-repeated="2"/>
          <table:table-cell office:value-type="string" calcext:value-type="string">
            <text:p>ＤＳＥ０４</text:p>
          </table:table-cell>
          <table:table-cell office:value-type="string" calcext:value-type="string">
            <text:p>DSE04</text:p>
          </table:table-cell>
          <table:table-cell/>
          <table:table-cell table:formula="of:=IF([.F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7</text:p>
          </table:table-cell>
          <table:table-cell table:number-columns-repeated="2"/>
          <table:table-cell office:value-type="string" calcext:value-type="string">
            <text:p>ＹＮ２＿Ｍ１８</text:p>
          </table:table-cell>
          <table:table-cell office:value-type="string" calcext:value-type="string">
            <text:p>YN2_M18</text:p>
          </table:table-cell>
          <table:table-cell/>
          <table:table-cell table:formula="of:=IF([.F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8</text:p>
          </table:table-cell>
          <table:table-cell table:number-columns-repeated="2"/>
          <table:table-cell office:value-type="string" calcext:value-type="string">
            <text:p>ＹＮ２＿Ｍ１９</text:p>
          </table:table-cell>
          <table:table-cell office:value-type="string" calcext:value-type="string">
            <text:p>YN2_M19</text:p>
          </table:table-cell>
          <table:table-cell/>
          <table:table-cell table:formula="of:=IF([.F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9</text:p>
          </table:table-cell>
          <table:table-cell table:number-columns-repeated="2"/>
          <table:table-cell office:value-type="string" calcext:value-type="string">
            <text:p>ＹＮ２＿Ｍ２０</text:p>
          </table:table-cell>
          <table:table-cell office:value-type="string" calcext:value-type="string">
            <text:p>YN2_M20</text:p>
          </table:table-cell>
          <table:table-cell/>
          <table:table-cell table:formula="of:=IF([.F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A</text:p>
          </table:table-cell>
          <table:table-cell table:number-columns-repeated="2"/>
          <table:table-cell office:value-type="string" calcext:value-type="string">
            <text:p>ＹＮ２＿Ｍ２１</text:p>
          </table:table-cell>
          <table:table-cell office:value-type="string" calcext:value-type="string">
            <text:p>YN2_M21</text:p>
          </table:table-cell>
          <table:table-cell/>
          <table:table-cell table:formula="of:=IF([.F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B</text:p>
          </table:table-cell>
          <table:table-cell table:number-columns-repeated="2"/>
          <table:table-cell office:value-type="string" calcext:value-type="string">
            <text:p>ＹＮ２＿Ｍ２２</text:p>
          </table:table-cell>
          <table:table-cell office:value-type="string" calcext:value-type="string">
            <text:p>YN2_M22</text:p>
          </table:table-cell>
          <table:table-cell/>
          <table:table-cell table:formula="of:=IF([.F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C</text:p>
          </table:table-cell>
          <table:table-cell table:number-columns-repeated="2"/>
          <table:table-cell office:value-type="string" calcext:value-type="string">
            <text:p>ＹＮ２＿Ｍ２３</text:p>
          </table:table-cell>
          <table:table-cell office:value-type="string" calcext:value-type="string">
            <text:p>YN2_M23</text:p>
          </table:table-cell>
          <table:table-cell/>
          <table:table-cell table:formula="of:=IF([.F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D</text:p>
          </table:table-cell>
          <table:table-cell table:number-columns-repeated="2"/>
          <table:table-cell office:value-type="string" calcext:value-type="string">
            <text:p>ＹＮ２＿Ｍ２４</text:p>
          </table:table-cell>
          <table:table-cell office:value-type="string" calcext:value-type="string">
            <text:p>YN2_M24</text:p>
          </table:table-cell>
          <table:table-cell/>
          <table:table-cell table:formula="of:=IF([.F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E</text:p>
          </table:table-cell>
          <table:table-cell table:number-columns-repeated="2"/>
          <table:table-cell office:value-type="string" calcext:value-type="string">
            <text:p>ＹＮ２＿Ｍ２５</text:p>
          </table:table-cell>
          <table:table-cell office:value-type="string" calcext:value-type="string">
            <text:p>YN2_M25</text:p>
          </table:table-cell>
          <table:table-cell/>
          <table:table-cell table:formula="of:=IF([.F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F</text:p>
          </table:table-cell>
          <table:table-cell table:number-columns-repeated="2"/>
          <table:table-cell office:value-type="string" calcext:value-type="string">
            <text:p>ＹＮ２＿Ｍ２６</text:p>
          </table:table-cell>
          <table:table-cell office:value-type="string" calcext:value-type="string">
            <text:p>YN2_M26</text:p>
          </table:table-cell>
          <table:table-cell/>
          <table:table-cell table:formula="of:=IF([.F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0</text:p>
          </table:table-cell>
          <table:table-cell table:number-columns-repeated="2"/>
          <table:table-cell office:value-type="string" calcext:value-type="string">
            <text:p>ＹＮ２＿Ｍ２８</text:p>
          </table:table-cell>
          <table:table-cell office:value-type="string" calcext:value-type="string">
            <text:p>YN2_M28</text:p>
          </table:table-cell>
          <table:table-cell/>
          <table:table-cell table:formula="of:=IF([.F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1</text:p>
          </table:table-cell>
          <table:table-cell table:number-columns-repeated="2"/>
          <table:table-cell office:value-type="string" calcext:value-type="string">
            <text:p>ＹＮ２＿Ｍ３０</text:p>
          </table:table-cell>
          <table:table-cell office:value-type="string" calcext:value-type="string">
            <text:p>YN2_M30</text:p>
          </table:table-cell>
          <table:table-cell/>
          <table:table-cell table:formula="of:=IF([.F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2</text:p>
          </table:table-cell>
          <table:table-cell table:number-columns-repeated="2"/>
          <table:table-cell office:value-type="string" calcext:value-type="string">
            <text:p>ＹＮ２＿Ｍ３１</text:p>
          </table:table-cell>
          <table:table-cell office:value-type="string" calcext:value-type="string">
            <text:p>YN2_M31</text:p>
          </table:table-cell>
          <table:table-cell/>
          <table:table-cell table:formula="of:=IF([.F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3</text:p>
          </table:table-cell>
          <table:table-cell table:number-columns-repeated="2"/>
          <table:table-cell office:value-type="string" calcext:value-type="string">
            <text:p>ＹＮ２＿Ｍ３２</text:p>
          </table:table-cell>
          <table:table-cell office:value-type="string" calcext:value-type="string">
            <text:p>YN2_M32</text:p>
          </table:table-cell>
          <table:table-cell/>
          <table:table-cell table:formula="of:=IF([.F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4</text:p>
          </table:table-cell>
          <table:table-cell table:number-columns-repeated="2"/>
          <table:table-cell office:value-type="string" calcext:value-type="string">
            <text:p>ＹＮ２＿Ｍ３３</text:p>
          </table:table-cell>
          <table:table-cell office:value-type="string" calcext:value-type="string">
            <text:p>YN2_M33</text:p>
          </table:table-cell>
          <table:table-cell/>
          <table:table-cell table:formula="of:=IF([.F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5</text:p>
          </table:table-cell>
          <table:table-cell table:number-columns-repeated="2"/>
          <table:table-cell office:value-type="string" calcext:value-type="string">
            <text:p>ＹＮ２＿Ｍ３４</text:p>
          </table:table-cell>
          <table:table-cell office:value-type="string" calcext:value-type="string">
            <text:p>YN2_M34</text:p>
          </table:table-cell>
          <table:table-cell/>
          <table:table-cell table:formula="of:=IF([.F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6</text:p>
          </table:table-cell>
          <table:table-cell table:number-columns-repeated="2"/>
          <table:table-cell office:value-type="string" calcext:value-type="string">
            <text:p>ＹＮ２＿Ｍ３６</text:p>
          </table:table-cell>
          <table:table-cell office:value-type="string" calcext:value-type="string">
            <text:p>YN2_M36</text:p>
          </table:table-cell>
          <table:table-cell/>
          <table:table-cell table:formula="of:=IF([.F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7</text:p>
          </table:table-cell>
          <table:table-cell table:number-columns-repeated="2"/>
          <table:table-cell office:value-type="string" calcext:value-type="string">
            <text:p>ＹＮ２＿Ｍ３７</text:p>
          </table:table-cell>
          <table:table-cell office:value-type="string" calcext:value-type="string">
            <text:p>YN2_M37</text:p>
          </table:table-cell>
          <table:table-cell/>
          <table:table-cell table:formula="of:=IF([.F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8</text:p>
          </table:table-cell>
          <table:table-cell table:number-columns-repeated="2"/>
          <table:table-cell office:value-type="string" calcext:value-type="string">
            <text:p>ＹＮ２＿Ｍ３８</text:p>
          </table:table-cell>
          <table:table-cell office:value-type="string" calcext:value-type="string">
            <text:p>YN2_M38</text:p>
          </table:table-cell>
          <table:table-cell/>
          <table:table-cell table:formula="of:=IF([.F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9</text:p>
          </table:table-cell>
          <table:table-cell table:number-columns-repeated="2"/>
          <table:table-cell office:value-type="string" calcext:value-type="string">
            <text:p>ＹＮ２＿Ｍ３９</text:p>
          </table:table-cell>
          <table:table-cell office:value-type="string" calcext:value-type="string">
            <text:p>YN2_M39</text:p>
          </table:table-cell>
          <table:table-cell/>
          <table:table-cell table:formula="of:=IF([.F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A</text:p>
          </table:table-cell>
          <table:table-cell table:number-columns-repeated="2"/>
          <table:table-cell office:value-type="string" calcext:value-type="string">
            <text:p>ＹＮ２＿ＯＰＮ</text:p>
          </table:table-cell>
          <table:table-cell office:value-type="string" calcext:value-type="string">
            <text:p>YN2_OPN</text:p>
          </table:table-cell>
          <table:table-cell/>
          <table:table-cell table:formula="of:=IF([.F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1B</text:p>
          </table:table-cell>
          <table:table-cell office:value-type="string" calcext:value-type="string">
            <text:p>Yuna: {</text:p>
          </table:table-cell>
          <table:table-cell office:value-type="string" calcext:value-type="string">
            <text:p>}</text:p>
          </table:table-cell>
          <table:table-cell office:value-type="string" calcext:value-type="string">
            <text:p>きゃあ〜っ❤</text:p>
            <text:p>ポリリーナ様ってかっこいいっ！！</text:p>
          </table:table-cell>
          <table:table-cell office:value-type="string" calcext:value-type="string">
            <text:p>SQUEEEEE![nbsp]❤\n</text:p>
            <text:p>Polylina's so COOOOOOL!!</text:p>
          </table:table-cell>
          <table:table-cell/>
          <table:table-cell table:formula="of:=IF([.F1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憧れよ　憧れ！</text:p>
            <text:p>『お嬢様仮面　ポリリーナ』❤</text:p>
          </table:table-cell>
          <table:table-cell office:value-type="string" calcext:value-type="string">
            <text:p>Oh, how I adore you, `Masked Fraulein Polylina'![nbsp]❤</text:p>
          </table:table-cell>
          <table:table-cell/>
          <table:table-cell table:formula="of:=IF([.F10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1D</text:p>
          </table:table-cell>
          <table:table-cell office:value-type="string" calcext:value-type="string">
            <text:p>{</text:p>
          </table:table-cell>
          <table:table-cell table:formula="of:=T([.D100])" office:value-type="string" office:string-value="}" calcext:value-type="string">
            <text:p>}</text:p>
          </table:table-cell>
          <table:table-cell office:value-type="string" calcext:value-type="string">
            <text:p>リアちゃんも　かっこいいけど</text:p>
            <text:p>ポリリーナ様は百倍　ううん　千倍</text:p>
            <text:p>いえいえ　一兆倍かっこいいわ！</text:p>
          </table:table-cell>
          <table:table-cell office:value-type="string" calcext:value-type="string">
            <text:p>Lia's cool too, but Polylina is a hundred...\n</text:p>
            <text:p>no, a thousand...no no, a TRILLION times cooler!</text:p>
          </table:table-cell>
          <table:table-cell/>
          <table:table-cell table:formula="of:=IF([.F10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　闇との戦いの後</text:p>
            <text:p>芸能界にデビューして</text:p>
            <text:p>歌に　ドラマに　大活躍！！</text:p>
          </table:table-cell>
          <table:table-cell office:value-type="string" calcext:value-type="string">
            <text:p>After the battle with the darkness, Lia debuted in the entertainment industry and started doing all kinds of songs and dramas!</text:p>
          </table:table-cell>
          <table:table-cell/>
          <table:table-cell table:formula="of:=IF([.F1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1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ッと言う間に</text:p>
            <text:p>人気アイドルに　なっちゃったもんねー</text:p>
          </table:table-cell>
          <table:table-cell office:value-type="string" calcext:value-type="string">
            <text:p>In the blink of an eye, she's turned into a popular idol...</text:p>
          </table:table-cell>
          <table:table-cell/>
          <table:table-cell table:formula="of:=IF([.F10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lock0-n-0x2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くらべて　あたしったら</text:p>
            <text:p>『神楽坂ユナ　進学の為　学業に専念』</text:p>
            <text:p>とか　言われてるけど…</text:p>
          </table:table-cell>
          <table:table-cell office:value-type="string" calcext:value-type="string">
            <text:p>Me, on the other hand...\n</text:p>
            <text:p>`Yuna Kagurazaka's devoting herself to her studies so she can continue her education' is what they're saying...</text:p>
          </table:table-cell>
          <table:table-cell office:value-type="string" calcext:value-type="string">
            <text:p>CHECK</text:p>
            <text:p>i assume this is supposed to be something lia is using to admonish yuna, but it's vaguely worded</text:p>
            <text:p>ohhhh, i see, this is a general "people are saying this" statement regarding yuna's hiatus from singing. it's kind of confusing because this break isn't explicitly mentioned until later in the story. not great writing imo, but what do i know.</text:p>
          </table:table-cell>
          <table:table-cell table:formula="of:=IF([.F10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2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ホントは　成績が落ちちゃって</text:p>
            <text:p>パパとママに</text:p>
            <text:p>怒られちゃったからだもんね〜</text:p>
            <text:p>…トホホ[sweat]</text:p>
          </table:table-cell>
          <table:table-cell office:value-type="string" calcext:value-type="string">
            <text:p>But the truth is, my grades have dropped and I've gotten an earful from Papa and Mama...\n</text:p>
            <text:p>Boo-hoo-hoo...[nbsp][sweat]</text:p>
          </table:table-cell>
          <table:table-cell/>
          <table:table-cell table:formula="of:=IF([.F10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にしても…</text:p>
            <text:p>ポリリーナ様の正体って</text:p>
            <text:p>だれなのかしら？</text:p>
          </table:table-cell>
          <table:table-cell office:value-type="string" calcext:value-type="string">
            <text:p>Well, anyways...\n</text:p>
            <text:p>I wonder what Polylina's true identity is?</text:p>
          </table:table-cell>
          <table:table-cell/>
          <table:table-cell table:formula="of:=IF([.F10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n-0x2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変身前は　リアちゃんなんだけどなぁ…</text:p>
          </table:table-cell>
          <table:table-cell office:value-type="string" calcext:value-type="string">
            <text:p>I mean, she's Lia before she transforms, but...</text:p>
          </table:table-cell>
          <table:table-cell office:value-type="string" calcext:value-type="string">
            <text:p>NOTE: yes, this makes no sense. blame sailor moon.</text:p>
          </table:table-cell>
          <table:table-cell table:formula="of:=IF([.F1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レ…？</text:p>
          </table:table-cell>
          <table:table-cell office:value-type="string" calcext:value-type="string">
            <text:p>Huh...?</text:p>
          </table:table-cell>
          <table:table-cell/>
          <table:table-cell table:formula="of:=IF([.F1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5</text:p>
          </table:table-cell>
          <table:table-cell office:value-type="string" calcext:value-type="string">
            <text:p>Newscaster: {</text:p>
          </table:table-cell>
          <table:table-cell table:formula="of:=T([.D100])" office:value-type="string" office:string-value="}" calcext:value-type="string">
            <text:p>}</text:p>
          </table:table-cell>
          <table:table-cell office:value-type="string" calcext:value-type="string">
            <text:p>こんばんわ</text:p>
            <text:p>白丘台ケーブルニュースです！</text:p>
          </table:table-cell>
          <table:table-cell office:value-type="string" calcext:value-type="string">
            <text:p>Good evening.\n</text:p>
            <text:p>This is Shiraokadai Cable News!</text:p>
          </table:table-cell>
          <table:table-cell/>
          <table:table-cell table:formula="of:=IF([.F11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さて　今日のニュース特集は</text:p>
            <text:p>あの　名門白丘台女子高の前にできた</text:p>
            <text:p>『香坂女子高等学園』について</text:p>
            <text:p>おしらせいたします</text:p>
          </table:table-cell>
          <table:table-cell office:value-type="string" calcext:value-type="string">
            <text:p>For tonight's news feature, we'll be presenting the `Kousaka Girls Academy' built in front of the famed Shiraokadai High School for Girls.</text:p>
          </table:table-cell>
          <table:table-cell/>
          <table:table-cell table:formula="of:=IF([.F1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text:p>
            <text:p>コレ　あたしの学校だ❤</text:p>
          </table:table-cell>
          <table:table-cell office:value-type="string" calcext:value-type="string">
            <text:p>Ahh!\n</text:p>
            <text:p>It's my school![nbsp]❤</text:p>
          </table:table-cell>
          <table:table-cell/>
          <table:table-cell table:formula="of:=IF([.F1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ナニ　それ〜〜っ！？</text:p>
          </table:table-cell>
          <table:table-cell office:value-type="string" calcext:value-type="string">
            <text:p>Huh? What the HECK is THAT!?</text:p>
          </table:table-cell>
          <table:table-cell/>
          <table:table-cell table:formula="of:=IF([.F1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9</text:p>
          </table:table-cell>
          <table:table-cell office:value-type="string" calcext:value-type="string">
            <text:p>Reporter: {</text:p>
          </table:table-cell>
          <table:table-cell table:formula="of:=T([.D100])" office:value-type="string" office:string-value="}" calcext:value-type="string">
            <text:p>}</text:p>
          </table:table-cell>
          <table:table-cell office:value-type="string" calcext:value-type="string">
            <text:p>ハーイ！！　こちらは</text:p>
            <text:p>香坂女子学園の　校門前でーす❤</text:p>
          </table:table-cell>
          <table:table-cell office:value-type="string" calcext:value-type="string">
            <text:p>Hi! Here we are at the gate to the Kousaka Girls Academy!</text:p>
          </table:table-cell>
          <table:table-cell/>
          <table:table-cell table:formula="of:=IF([.F1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ご覧下さい　このゴーカぶりを！</text:p>
          </table:table-cell>
          <table:table-cell office:value-type="string" calcext:value-type="string">
            <text:p>Have a look at these extravagant stylings!</text:p>
          </table:table-cell>
          <table:table-cell/>
          <table:table-cell table:formula="of:=IF([.F1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B</text:p>
          </table:table-cell>
          <table:table-cell table:formula="of:=T([.C102])" office:value-type="string" office:string-value="{" calcext:value-type="string">
            <text:p>{</text:p>
          </table:table-cell>
          <table:table-cell/>
          <table:table-cell office:value-type="string" calcext:value-type="string">
            <text:p>黄金で造られた校舎に</text:p>
          </table:table-cell>
          <table:table-cell office:value-type="string" calcext:value-type="string">
            <text:p>A school building made from gold, with</text:p>
          </table:table-cell>
          <table:table-cell office:value-type="string" calcext:value-type="string">
            <text:p>NOTE: split lines</text:p>
          </table:table-cell>
          <table:table-cell table:formula="of:=IF([.F1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C</text:p>
          </table:table-cell>
          <table:table-cell/>
          <table:table-cell table:formula="of:=T([.D100])" office:value-type="string" office:string-value="}" calcext:value-type="string">
            <text:p>}</text:p>
          </table:table-cell>
          <table:table-cell office:value-type="string" calcext:value-type="string">
            <text:p>大理石を　全面に敷き詰めた地面！</text:p>
          </table:table-cell>
          <table:table-cell office:value-type="string" calcext:value-type="string">
            <text:p>every inch of the ground coated in marble!</text:p>
          </table:table-cell>
          <table:table-cell/>
          <table:table-cell table:formula="of:=IF([.F1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れが　あの香坂財閥の誇る</text:p>
            <text:p>『新お嬢様学校』です！！</text:p>
          </table:table-cell>
          <table:table-cell office:value-type="string" calcext:value-type="string">
            <text:p>This is the new fraulein school, the pride of the famed Kousaka Conglomerate!</text:p>
          </table:table-cell>
          <table:table-cell/>
          <table:table-cell table:formula="of:=IF([.F1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ヘンなのーっ</text:p>
            <text:p>まるで観光地の　おみやげみたい！</text:p>
          </table:table-cell>
          <table:table-cell office:value-type="string" calcext:value-type="string">
            <text:p>Super weird...\n</text:p>
            <text:p>It's like a souvenir at a tourist site!</text:p>
          </table:table-cell>
          <table:table-cell/>
          <table:table-cell table:formula="of:=IF([.F1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パパァ　ママァ！！</text:p>
            <text:p>あたしの学校　テレビに出てたよっ！</text:p>
          </table:table-cell>
          <table:table-cell office:value-type="string" calcext:value-type="string">
            <text:p>Papaaa! Mamaaa!\n</text:p>
            <text:p>My school's on TV!</text:p>
          </table:table-cell>
          <table:table-cell/>
          <table:table-cell table:formula="of:=IF([.F12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30</text:p>
          </table:table-cell>
          <table:table-cell office:value-type="string" calcext:value-type="string">
            <text:p>Papa: {</text:p>
          </table:table-cell>
          <table:table-cell table:formula="of:=T([.D100])" office:value-type="string" office:string-value="}" calcext:value-type="string">
            <text:p>}</text:p>
          </table:table-cell>
          <table:table-cell office:value-type="string" calcext:value-type="string">
            <text:p>フーム　なになに…？</text:p>
            <text:p>『外宇宙で　大規模な戦闘の痕跡！』</text:p>
            <text:p>…こりゃ　大変だ</text:p>
          </table:table-cell>
          <table:table-cell office:value-type="string" calcext:value-type="string">
            <text:p>Hmm, what's this...?\n</text:p>
            <text:p>`Signs of a huge battle in outer space!'\n</text:p>
            <text:p>...Whoa, sounds rough.</text:p>
          </table:table-cell>
          <table:table-cell/>
          <table:table-cell table:formula="of:=IF([.F1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31</text:p>
          </table:table-cell>
          <table:table-cell office:value-type="string" calcext:value-type="string">
            <text:p>Mama: {</text:p>
          </table:table-cell>
          <table:table-cell table:formula="of:=T([.D100])" office:value-type="string" office:string-value="}" calcext:value-type="string">
            <text:p>}</text:p>
          </table:table-cell>
          <table:table-cell office:value-type="string" calcext:value-type="string">
            <text:p>そーねぇ　大変ね　ユナ…</text:p>
          </table:table-cell>
          <table:table-cell office:value-type="string" calcext:value-type="string">
            <text:p>Yes, yes, how terrible, Yuna...</text:p>
          </table:table-cell>
          <table:table-cell/>
          <table:table-cell table:formula="of:=IF([.F1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ブゥーッ　パパもママも</text:p>
            <text:p>ぜんぜん　聴いてないんだから〜</text:p>
          </table:table-cell>
          <table:table-cell office:value-type="string" calcext:value-type="string">
            <text:p>Boo...Papa and Mama aren't listening at all...</text:p>
          </table:table-cell>
          <table:table-cell/>
          <table:table-cell table:formula="of:=IF([.F1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えーっ　ウチの学校の前に</text:p>
            <text:p>こんなのが　できたんだぁ…</text:p>
          </table:table-cell>
          <table:table-cell office:value-type="string" calcext:value-type="string">
            <text:p>Huh, so they built something like that in front of our school...</text:p>
          </table:table-cell>
          <table:table-cell/>
          <table:table-cell table:formula="of:=IF([.F12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34</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それでは</text:p>
            <text:p>この学園の　創立者のお孫さんで</text:p>
            <text:p>生徒会長を務める『香坂エリカさん』に</text:p>
            <text:p>お話をうかがってみましょう！</text:p>
          </table:table-cell>
          <table:table-cell office:value-type="string" calcext:value-type="string">
            <text:p>Well then, let's have a chat with Ms. Erika Kousaka, the granddaughter of this academy's founder, who serves as president of the student council!</text:p>
          </table:table-cell>
          <table:table-cell/>
          <table:table-cell table:formula="of:=IF([.F1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　この子！？</text:p>
          </table:table-cell>
          <table:table-cell office:value-type="string" calcext:value-type="string">
            <text:p>Aah! HER!?</text:p>
          </table:table-cell>
          <table:table-cell/>
          <table:table-cell table:formula="of:=IF([.F1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text:p>
            <text:p>嫌なもの　見ちゃったなあ〜</text:p>
          </table:table-cell>
          <table:table-cell office:value-type="string" calcext:value-type="string">
            <text:p>Oh no...\n</text:p>
            <text:p>I saw someone I REALLY wish I hadn't...</text:p>
          </table:table-cell>
          <table:table-cell/>
          <table:table-cell table:formula="of:=IF([.F1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エリカって子…</text:p>
            <text:p>何かと　あたしを目のカタキにして</text:p>
            <text:p>イジワルしてくるんだもん…</text:p>
          </table:table-cell>
          <table:table-cell office:value-type="string" calcext:value-type="string">
            <text:p>That Erika girl...\n</text:p>
            <text:p>For some reason, she's decided I'm her biggest enemy and keeps doing mean stuff to me...</text:p>
          </table:table-cell>
          <table:table-cell/>
          <table:table-cell table:formula="of:=IF([.F1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そう</text:p>
            <text:p>このあいだの『文化祭』だって…</text:p>
          </table:table-cell>
          <table:table-cell office:value-type="string" calcext:value-type="string">
            <text:p>Like, at the Cultural Festival the other day...</text:p>
          </table:table-cell>
          <table:table-cell/>
          <table:table-cell table:formula="of:=IF([.F1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39</text:p>
          </table:table-cell>
          <table:table-cell table:formula="of:=T([.C100])" office:value-type="string" office:string-value="Yuna: {" calcext:value-type="string">
            <text:p>Yuna: {</text:p>
          </table:table-cell>
          <table:table-cell/>
          <table:table-cell office:value-type="string" calcext:value-type="string">
            <text:p>それ以外にも　昨日なんか</text:p>
            <text:p>上履きの中に　五寸釘が入っていたし</text:p>
          </table:table-cell>
          <table:table-cell office:value-type="string" calcext:value-type="string">
            <text:p>And on top of that, just yesterday, I found a nail in my indoor shoes...</text:p>
          </table:table-cell>
          <table:table-cell office:value-type="string" calcext:value-type="string">
            <text:p>NOTE: split lines</text:p>
            <text:p>as usual, erika has gone over the top and rather than thumbtacks, she's actually driven a giant nail through yuna's shoes</text:p>
          </table:table-cell>
          <table:table-cell table:formula="of:=IF([.F13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n-0x3A</text:p>
          </table:table-cell>
          <table:table-cell/>
          <table:table-cell table:formula="of:=T([.D100])" office:value-type="string" office:string-value="}" calcext:value-type="string">
            <text:p>}</text:p>
          </table:table-cell>
          <table:table-cell office:value-type="string" calcext:value-type="string">
            <text:p>カバンを開けたら　ワニがいたし…</text:p>
          </table:table-cell>
          <table:table-cell office:value-type="string" calcext:value-type="string">
            <text:p>And when I opened my bag, there was a crocodile inside...</text:p>
          </table:table-cell>
          <table:table-cell/>
          <table:table-cell table:formula="of:=IF([.F1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いかげん　あたしも</text:p>
            <text:p>うんざりしちゃうなあ</text:p>
          </table:table-cell>
          <table:table-cell office:value-type="string" calcext:value-type="string">
            <text:p>Geez, enough's enough.\n</text:p>
            <text:p>I'm so fed up with this.</text:p>
          </table:table-cell>
          <table:table-cell/>
          <table:table-cell table:formula="of:=IF([.F13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銀河お嬢様コンテストで</text:p>
            <text:p>決勝を逃したのは　あたしのせいだって</text:p>
            <text:p>思い込んでるらしいけど　あたしが</text:p>
            <text:p>悪いんじゃないもん…</text:p>
          </table:table-cell>
          <table:table-cell office:value-type="string" calcext:value-type="string">
            <text:p>Apparently, she's got it in her head that it's my fault she lost the chance to win the Galaxy Fraulein Contest, but it's not like it's something I did...</text:p>
          </table:table-cell>
          <table:table-cell/>
          <table:table-cell table:formula="of:=IF([.F1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当日　お腹をこわして</text:p>
            <text:p>棄権したほうが　悪いんだもん！</text:p>
          </table:table-cell>
          <table:table-cell office:value-type="string" calcext:value-type="string">
            <text:p>It's because she got an upset stomach that day and withdrew!</text:p>
          </table:table-cell>
          <table:table-cell/>
          <table:table-cell table:formula="of:=IF([.F1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そんなこと言って聞くような</text:p>
            <text:p>相手じゃなさそうだし…</text:p>
          </table:table-cell>
          <table:table-cell office:value-type="string" calcext:value-type="string">
            <text:p>But I guess she's not the kind of person who listens when you say stuff like that...</text:p>
          </table:table-cell>
          <table:table-cell/>
          <table:table-cell table:formula="of:=IF([.F13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ちの学校の前に</text:p>
            <text:p>あんな学校を作ったのも</text:p>
            <text:p>ぜ〜んぶ　あたしに対するあてつけ</text:p>
            <text:p>だっていうから　あきれちゃう…</text:p>
          </table:table-cell>
          <table:table-cell office:value-type="string" calcext:value-type="string">
            <text:p>And building that school in front of mine was totally just to spite me, too. I just can't believe it...</text:p>
          </table:table-cell>
          <table:table-cell office:value-type="string" calcext:value-type="string">
            <text:p>CHECK</text:p>
          </table:table-cell>
          <table:table-cell table:formula="of:=IF([.F1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しても　困った人よね〜</text:p>
          </table:table-cell>
          <table:table-cell office:value-type="string" calcext:value-type="string">
            <text:p>Man, what a problem child.</text:p>
          </table:table-cell>
          <table:table-cell/>
          <table:table-cell table:formula="of:=IF([.F1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1</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　いいかげん　寝なさい</text:p>
            <text:p>明日は社会科見学でしょ</text:p>
          </table:table-cell>
          <table:table-cell office:value-type="string" calcext:value-type="string">
            <text:p>That's enough, Yuna. Go to bed.\n</text:p>
            <text:p>Isn't tomorrow your field trip?</text:p>
          </table:table-cell>
          <table:table-cell/>
          <table:table-cell table:formula="of:=IF([.F13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42</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ユナ　おこづかい</text:p>
            <text:p>もっと持ってかなくて　いいのかい？</text:p>
          </table:table-cell>
          <table:table-cell office:value-type="string" calcext:value-type="string">
            <text:p>Yuna, will you be okay not taking more spending money?</text:p>
          </table:table-cell>
          <table:table-cell office:value-type="string" calcext:value-type="string">
            <text:p>NOTE: the reason this is being mentioned is that much later in the game, it will be somewhat relevant that yuna runs out of money due to yuri's excessive eating habits</text:p>
          </table:table-cell>
          <table:table-cell table:formula="of:=IF([.F1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い　ママ！</text:p>
            <text:p>パパ　おこづかいは</text:p>
            <text:p>ちゃんと　決まってるのよ❤</text:p>
          </table:table-cell>
          <table:table-cell office:value-type="string" calcext:value-type="string">
            <text:p>Okay, Mama!\n</text:p>
            <text:p>Papa, I'm taking the same amount as always.[nbsp]❤</text:p>
          </table:table-cell>
          <table:table-cell office:value-type="string" calcext:value-type="string">
            <text:p>CHECK</text:p>
          </table:table-cell>
          <table:table-cell table:formula="of:=IF([.F14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lock0-n-0x4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そう　明日は</text:p>
            <text:p>『ムーントリップ』だもん！</text:p>
          </table:table-cell>
          <table:table-cell office:value-type="string" calcext:value-type="string">
            <text:p>That's right! Tomorrow's the Moon trip!</text:p>
          </table:table-cell>
          <table:table-cell office:value-type="string" calcext:value-type="string">
            <text:p>NOTE: i would just like to note that english has very very very VERY stupid rules about whether or not "moon" should be capitalized in reference to the earth's moon. i believe what i last read was that it should be capitalized if used in an "astronomical context". is this science fiction story in which the characters travel to the moon sufficiently astronomical for this purpose? let's just say it is.</text:p>
          </table:table-cell>
          <table:table-cell table:formula="of:=IF([.F1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4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社会科見学で　お月さまに</text:p>
            <text:p>行けるんだもんねェ〜っ</text:p>
            <text:p>エヘッ　楽しみだなぁ！</text:p>
          </table:table-cell>
          <table:table-cell office:value-type="string" calcext:value-type="string">
            <text:p>We get to go to the MOON for our field trip! Eh-heh! It's so fun!</text:p>
          </table:table-cell>
          <table:table-cell/>
          <table:table-cell table:formula="of:=IF([.F1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つい　この前　発見された</text:p>
            <text:p>謎の古代遺跡を　見に行くんだって</text:p>
          </table:table-cell>
          <table:table-cell office:value-type="string" calcext:value-type="string">
            <text:p>I hear we'll go see those mysterious ancient ruins they just discovered.</text:p>
          </table:table-cell>
          <table:table-cell/>
          <table:table-cell table:formula="of:=IF([.F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しばらくは　エリカのことも忘れて…</text:p>
          </table:table-cell>
          <table:table-cell office:value-type="string" calcext:value-type="string">
            <text:p>For now, I'll just forget about Erika...</text:p>
          </table:table-cell>
          <table:table-cell/>
          <table:table-cell table:formula="of:=IF([.F1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ハッ　遊んじゃおーっと❤</text:p>
          </table:table-cell>
          <table:table-cell office:value-type="string" calcext:value-type="string">
            <text:p>Tee-hee! Let's par-TAY![nbsp]❤</text:p>
          </table:table-cell>
          <table:table-cell/>
          <table:table-cell table:formula="of:=IF([.F1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みんな　社会科見学ってより</text:p>
            <text:p>ピクニックって感じネ❤</text:p>
          </table:table-cell>
          <table:table-cell office:value-type="string" calcext:value-type="string">
            <text:p>Everybody's acting more like we're going on a picnic than a field trip![nbsp]❤</text:p>
          </table:table-cell>
          <table:table-cell/>
          <table:table-cell table:formula="of:=IF([.F14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0-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ねえ！</text:p>
            <text:p>月の古代遺跡って　何があるのぉ？</text:p>
          </table:table-cell>
          <table:table-cell office:value-type="string" calcext:value-type="string">
            <text:p>Hey hey!\n</text:p>
            <text:p>So what's in these ancient Moon ruins, huh?</text:p>
          </table:table-cell>
          <table:table-cell/>
          <table:table-cell table:formula="of:=IF([.F14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4B</text:p>
          </table:table-cell>
          <table:table-cell office:value-type="string" calcext:value-type="string">
            <text:p>Ai: {</text:p>
          </table:table-cell>
          <table:table-cell table:formula="of:=T([.D100])" office:value-type="string" office:string-value="}" calcext:value-type="string">
            <text:p>}</text:p>
          </table:table-cell>
          <table:table-cell office:value-type="string" calcext:value-type="string">
            <text:p>ウーン　やっぱり</text:p>
            <text:p>遺跡っていうくらいだからぁ</text:p>
            <text:p>古い住居とか　なにかの骨とか…</text:p>
          </table:table-cell>
          <table:table-cell office:value-type="string" calcext:value-type="string">
            <text:p>Hmm. Well, they're like, ancient ruins, so I guess it'll be, y'know, old houses and bones and stuff...</text:p>
          </table:table-cell>
          <table:table-cell/>
          <table:table-cell table:formula="of:=IF([.F1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ウサギのミイラとか</text:p>
            <text:p>あったりして！？</text:p>
          </table:table-cell>
          <table:table-cell office:value-type="string" calcext:value-type="string">
            <text:p>Are there gonna be rabbit mummies!?</text:p>
          </table:table-cell>
          <table:table-cell/>
          <table:table-cell table:formula="of:=IF([.F1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D</text:p>
          </table:table-cell>
          <table:table-cell office:value-type="string" calcext:value-type="string">
            <text:p>Megumi: {</text:p>
          </table:table-cell>
          <table:table-cell table:formula="of:=T([.D100])" office:value-type="string" office:string-value="}" calcext:value-type="string">
            <text:p>}</text:p>
          </table:table-cell>
          <table:table-cell office:value-type="string" calcext:value-type="string">
            <text:p>アハハッ　そんなの無いよぉ！</text:p>
          </table:table-cell>
          <table:table-cell office:value-type="string" calcext:value-type="string">
            <text:p>Ahaha! There won't be anything like that!</text:p>
          </table:table-cell>
          <table:table-cell/>
          <table:table-cell table:formula="of:=IF([.F1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E</text:p>
          </table:table-cell>
          <table:table-cell table:formula="of:=T([.C148])" office:value-type="string" office:string-value="Ai: {" calcext:value-type="string">
            <text:p>Ai: {</text:p>
          </table:table-cell>
          <table:table-cell table:formula="of:=T([.D100])" office:value-type="string" office:string-value="}" calcext:value-type="string">
            <text:p>}</text:p>
          </table:table-cell>
          <table:table-cell office:value-type="string" calcext:value-type="string">
            <text:p>キモチわるゥーい[sweat]</text:p>
          </table:table-cell>
          <table:table-cell office:value-type="string" calcext:value-type="string">
            <text:p>Ew, gross.[nbsp][sweat]</text:p>
          </table:table-cell>
          <table:table-cell/>
          <table:table-cell table:formula="of:=IF([.F1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ーッ　そぉーかなぁー？</text:p>
          </table:table-cell>
          <table:table-cell office:value-type="string" calcext:value-type="string">
            <text:p>Aww, really...?</text:p>
          </table:table-cell>
          <table:table-cell/>
          <table:table-cell table:formula="of:=IF([.F15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50</text:p>
          </table:table-cell>
          <table:table-cell office:value-type="string" calcext:value-type="string">
            <text:p>{</text:p>
          </table:table-cell>
          <table:table-cell table:formula="of:=T([.D100])" office:value-type="string" office:string-value="}" calcext:value-type="string">
            <text:p>}</text:p>
          </table:table-cell>
          <table:table-cell office:value-type="string" calcext:value-type="string">
            <text:p>アハハハハハッ</text:p>
            <text:p>相変わらずの　おまぬけさんねェ〜</text:p>
            <text:p>神楽坂ユナ！！</text:p>
          </table:table-cell>
          <table:table-cell office:value-type="string" calcext:value-type="string">
            <text:p>Ah-hahahahaha!\n</text:p>
            <text:p>I see you're still the village idiot, huh...\n</text:p>
            <text:p>Yuna Kagurazaka!</text:p>
          </table:table-cell>
          <table:table-cell/>
          <table:table-cell table:formula="of:=IF([.F1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ゲッ！　そ　その声は…</text:p>
          </table:table-cell>
          <table:table-cell office:value-type="string" calcext:value-type="string">
            <text:p>Oh no! T-That voice...</text:p>
          </table:table-cell>
          <table:table-cell/>
          <table:table-cell table:formula="of:=IF([.F15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 (sector 0x2E8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0x2D</text:p>
          </table:table-cell>
          <table:table-cell table:number-columns-repeated="2"/>
          <table:table-cell office:value-type="string" calcext:value-type="string">
            <text:p>１章＃３（０１）前半</text:p>
          </table:table-cell>
          <table:table-cell office:value-type="string" calcext:value-type="string">
            <text:p>Ch. 1 [#]3 (01) 1</text:p>
          </table:table-cell>
          <table:table-cell/>
          <table:table-cell table:formula="of:=IF([.F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42</text:p>
          </table:table-cell>
          <table:table-cell table:number-columns-repeated="2"/>
          <table:table-cell office:value-type="string" calcext:value-type="string">
            <text:p>　　〃　　　　　後半</text:p>
          </table:table-cell>
          <table:table-cell office:value-type="string" calcext:value-type="string">
            <text:p>} 2</text:p>
          </table:table-cell>
          <table:table-cell/>
          <table:table-cell table:formula="of:=IF([.F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0x66</text:p>
          </table:table-cell>
          <table:table-cell table:number-columns-repeated="2"/>
          <table:table-cell office:value-type="string" calcext:value-type="string">
            <text:p>ＩＶ８</text:p>
          </table:table-cell>
          <table:table-cell office:value-type="string" calcext:value-type="string">
            <text:p>EVT8</text:p>
          </table:table-cell>
          <table:table-cell/>
          <table:table-cell table:formula="of:=IF([.F1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6D</text:p>
          </table:table-cell>
          <table:table-cell table:number-columns-repeated="2"/>
          <table:table-cell office:value-type="string" calcext:value-type="string">
            <text:p>コア</text:p>
          </table:table-cell>
          <table:table-cell office:value-type="string" calcext:value-type="string">
            <text:p>Core</text:p>
          </table:table-cell>
          <table:table-cell/>
          <table:table-cell table:formula="of:=IF([.F1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72</text:p>
          </table:table-cell>
          <table:table-cell table:number-columns-repeated="2"/>
          <table:table-cell office:value-type="string" calcext:value-type="string">
            <text:p>月ダンジョン</text:p>
          </table:table-cell>
          <table:table-cell office:value-type="string" calcext:value-type="string">
            <text:p>Moon Dungeon</text:p>
          </table:table-cell>
          <table:table-cell/>
          <table:table-cell table:formula="of:=IF([.F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7F</text:p>
          </table:table-cell>
          <table:table-cell table:number-columns-repeated="2"/>
          <table:table-cell office:value-type="string" calcext:value-type="string">
            <text:p>出口</text:p>
          </table:table-cell>
          <table:table-cell office:value-type="string" calcext:value-type="string">
            <text:p>Exit</text:p>
          </table:table-cell>
          <table:table-cell/>
          <table:table-cell table:formula="of:=IF([.F1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84</text:p>
          </table:table-cell>
          <table:table-cell table:number-columns-repeated="2"/>
          <table:table-cell office:value-type="string" calcext:value-type="string">
            <text:p>ＩＶ９</text:p>
          </table:table-cell>
          <table:table-cell office:value-type="string" calcext:value-type="string">
            <text:p>EVT9</text:p>
          </table:table-cell>
          <table:table-cell/>
          <table:table-cell table:formula="of:=IF([.F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8B</text:p>
          </table:table-cell>
          <table:table-cell table:number-columns-repeated="2"/>
          <table:table-cell office:value-type="string" calcext:value-type="string">
            <text:p>地下出口</text:p>
          </table:table-cell>
          <table:table-cell office:value-type="string" calcext:value-type="string">
            <text:p>Underground Exit</text:p>
          </table:table-cell>
          <table:table-cell/>
          <table:table-cell table:formula="of:=IF([.F1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94</text:p>
          </table:table-cell>
          <table:table-cell table:number-columns-repeated="2"/>
          <table:table-cell office:value-type="string" calcext:value-type="string">
            <text:p>ＩＶ１０</text:p>
          </table:table-cell>
          <table:table-cell office:value-type="string" calcext:value-type="string">
            <text:p>EVT10</text:p>
          </table:table-cell>
          <table:table-cell/>
          <table:table-cell table:formula="of:=IF([.F1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9D</text:p>
          </table:table-cell>
          <table:table-cell table:number-columns-repeated="2"/>
          <table:table-cell office:value-type="string" calcext:value-type="string">
            <text:p>バトル１</text:p>
          </table:table-cell>
          <table:table-cell table:formula="of:=T([.F25])" office:value-type="string" office:string-value="Battle 1" calcext:value-type="string">
            <text:p>Battle 1</text:p>
          </table:table-cell>
          <table:table-cell office:value-type="string" calcext:value-type="string">
            <text:p>DUPE: F25</text:p>
          </table:table-cell>
          <table:table-cell table:number-columns-repeated="1017"/>
        </table:table-row>
        <table:table-row table:style-name="ro2">
          <table:table-cell office:value-type="string" calcext:value-type="string">
            <text:p>string</text:p>
          </table:table-cell>
          <table:table-cell office:value-type="string" calcext:value-type="string">
            <text:p>block1-0xA6</text:p>
          </table:table-cell>
          <table:table-cell table:number-columns-repeated="2"/>
          <table:table-cell office:value-type="string" calcext:value-type="string">
            <text:p>ＩＶ１１</text:p>
          </table:table-cell>
          <table:table-cell office:value-type="string" calcext:value-type="string">
            <text:p>EVT11</text:p>
          </table:table-cell>
          <table:table-cell/>
          <table:table-cell table:formula="of:=IF([.F1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AF</text:p>
          </table:table-cell>
          <table:table-cell table:number-columns-repeated="2"/>
          <table:table-cell office:value-type="string" calcext:value-type="string">
            <text:p>スペースプレーン</text:p>
          </table:table-cell>
          <table:table-cell office:value-type="string" calcext:value-type="string">
            <text:p>Space Brain</text:p>
          </table:table-cell>
          <table:table-cell/>
          <table:table-cell table:formula="of:=IF([.F1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C0</text:p>
          </table:table-cell>
          <table:table-cell table:number-columns-repeated="2"/>
          <table:table-cell office:value-type="string" calcext:value-type="string">
            <text:p>ＩＶ１２</text:p>
          </table:table-cell>
          <table:table-cell office:value-type="string" calcext:value-type="string">
            <text:p>EVT12</text:p>
          </table:table-cell>
          <table:table-cell/>
          <table:table-cell table:formula="of:=IF([.F1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6</text:p>
          </table:table-cell>
          <table:table-cell table:number-columns-repeated="2"/>
          <table:table-cell office:value-type="string" calcext:value-type="string">
            <text:p>聞く</text:p>
          </table:table-cell>
          <table:table-cell office:value-type="string" calcext:value-type="string">
            <text:p>Ask</text:p>
          </table:table-cell>
          <table:table-cell/>
          <table:table-cell table:formula="of:=IF([.F1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4D</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0x159</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0x167</text:p>
          </table:table-cell>
          <table:table-cell table:number-columns-repeated="2"/>
          <table:table-cell office:value-type="string" calcext:value-type="string">
            <text:p>逃げ出す</text:p>
          </table:table-cell>
          <table:table-cell office:value-type="string" calcext:value-type="string">
            <text:p>Escape</text:p>
          </table:table-cell>
          <table:table-cell/>
          <table:table-cell table:formula="of:=IF([.F1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70</text:p>
          </table:table-cell>
          <table:table-cell table:number-columns-repeated="2"/>
          <table:table-cell office:value-type="string" calcext:value-type="string">
            <text:p>ユーリィ</text:p>
          </table:table-cell>
          <table:table-cell office:value-type="string" calcext:value-type="string">
            <text:p>Yuri</text:p>
          </table:table-cell>
          <table:table-cell/>
          <table:table-cell table:formula="of:=IF([.F1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80</text:p>
          </table:table-cell>
          <table:table-cell table:number-columns-repeated="2"/>
          <table:table-cell office:value-type="string" calcext:value-type="string">
            <text:p>さっき起きたこと</text:p>
          </table:table-cell>
          <table:table-cell office:value-type="string" calcext:value-type="string">
            <text:p>About what just happened</text:p>
          </table:table-cell>
          <table:table-cell/>
          <table:table-cell table:formula="of:=IF([.F1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98</text:p>
          </table:table-cell>
          <table:table-cell table:number-columns-repeated="2"/>
          <table:table-cell office:value-type="string" calcext:value-type="string">
            <text:p>ビーコンのこと</text:p>
          </table:table-cell>
          <table:table-cell office:value-type="string" calcext:value-type="string">
            <text:p>About the beacon</text:p>
          </table:table-cell>
          <table:table-cell/>
          <table:table-cell table:formula="of:=IF([.F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AE</text:p>
          </table:table-cell>
          <table:table-cell table:number-columns-repeated="2"/>
          <table:table-cell office:value-type="string" calcext:value-type="string">
            <text:p>ユーリィのこと</text:p>
          </table:table-cell>
          <table:table-cell office:value-type="string" calcext:value-type="string">
            <text:p>About Yuri</text:p>
          </table:table-cell>
          <table:table-cell/>
          <table:table-cell table:formula="of:=IF([.F1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C4</text:p>
          </table:table-cell>
          <table:table-cell table:number-columns-repeated="2"/>
          <table:table-cell office:value-type="string" calcext:value-type="string">
            <text:p>エリカのこと</text:p>
          </table:table-cell>
          <table:table-cell office:value-type="string" calcext:value-type="string">
            <text:p>About Erika</text:p>
          </table:table-cell>
          <table:table-cell/>
          <table:table-cell table:formula="of:=IF([.F18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xC16</text:p>
          </table:table-cell>
          <table:table-cell table:number-columns-repeated="2"/>
          <table:table-cell office:value-type="string" calcext:value-type="string">
            <text:p>月ダンジョンへ入る</text:p>
          </table:table-cell>
          <table:table-cell office:value-type="string" calcext:value-type="string">
            <text:p>Enter the Moon dungeon</text:p>
          </table:table-cell>
          <table:table-cell office:value-type="string" calcext:value-type="string">
            <text:p>NOTE: you get the option to skip dungeons if debug mode is on</text:p>
          </table:table-cell>
          <table:table-cell table:formula="of:=IF([.F1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C29</text:p>
          </table:table-cell>
          <table:table-cell table:number-columns-repeated="2"/>
          <table:table-cell office:value-type="string" calcext:value-type="string">
            <text:p>先へ進む</text:p>
          </table:table-cell>
          <table:table-cell office:value-type="string" calcext:value-type="string">
            <text:p>Skip ahead</text:p>
          </table:table-cell>
          <table:table-cell/>
          <table:table-cell table:formula="of:=IF([.F1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DBA</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0xDBF</text:p>
          </table:table-cell>
          <table:table-cell table:number-columns-repeated="2"/>
          <table:table-cell office:value-type="string" calcext:value-type="string">
            <text:p>開ける</text:p>
          </table:table-cell>
          <table:table-cell office:value-type="string" calcext:value-type="string">
            <text:p>Open it</text:p>
          </table:table-cell>
          <table:table-cell/>
          <table:table-cell table:formula="of:=IF([.F1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E75</text:p>
          </table:table-cell>
          <table:table-cell table:number-columns-repeated="2"/>
          <table:table-cell office:value-type="string" calcext:value-type="string">
            <text:p>マミ</text:p>
          </table:table-cell>
          <table:table-cell office:value-type="string" calcext:value-type="string">
            <text:p>Mami</text:p>
          </table:table-cell>
          <table:table-cell/>
          <table:table-cell table:formula="of:=IF([.F18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x11DE</text:p>
          </table:table-cell>
          <table:table-cell table:number-columns-repeated="2"/>
          <table:table-cell office:value-type="string" calcext:value-type="string">
            <text:p>バトルに入る</text:p>
          </table:table-cell>
          <table:table-cell office:value-type="string" calcext:value-type="string">
            <text:p>Start the battle</text:p>
          </table:table-cell>
          <table:table-cell office:value-type="string" calcext:value-type="string">
            <text:p>NOTE: you get the option to skip battles if debug mode is on</text:p>
          </table:table-cell>
          <table:table-cell table:formula="of:=IF([.F1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1EB</text:p>
          </table:table-cell>
          <table:table-cell table:number-columns-repeated="2"/>
          <table:table-cell office:value-type="string" calcext:value-type="string">
            <text:p>先に進む</text:p>
          </table:table-cell>
          <table:table-cell office:value-type="string" calcext:value-type="string">
            <text:p>Skip ahead</text:p>
          </table:table-cell>
          <table:table-cell/>
          <table:table-cell table:formula="of:=IF([.F1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27</text:p>
          </table:table-cell>
          <table:table-cell table:number-columns-repeated="2"/>
          <table:table-cell office:value-type="string" calcext:value-type="string">
            <text:p>告白する</text:p>
          </table:table-cell>
          <table:table-cell office:value-type="string" calcext:value-type="string">
            <text:p>Fess up</text:p>
          </table:table-cell>
          <table:table-cell/>
          <table:table-cell table:formula="of:=IF([.F1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30</text:p>
          </table:table-cell>
          <table:table-cell table:number-columns-repeated="2"/>
          <table:table-cell office:value-type="string" calcext:value-type="string">
            <text:p>頼む</text:p>
          </table:table-cell>
          <table:table-cell office:value-type="string" calcext:value-type="string">
            <text:p>Request</text:p>
          </table:table-cell>
          <table:table-cell/>
          <table:table-cell table:formula="of:=IF([.F1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35</text:p>
          </table:table-cell>
          <table:table-cell table:number-columns-repeated="2"/>
          <table:table-cell office:value-type="string" calcext:value-type="string">
            <text:p>エルナー</text:p>
          </table:table-cell>
          <table:table-cell office:value-type="string" calcext:value-type="string">
            <text:p>Elner</text:p>
          </table:table-cell>
          <table:table-cell/>
          <table:table-cell table:formula="of:=IF([.F190]=&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lock1-0x123E</text:p>
          </table:table-cell>
          <table:table-cell table:number-columns-repeated="2"/>
          <table:table-cell office:value-type="string" calcext:value-type="string">
            <text:p>エルナーの話</text:p>
          </table:table-cell>
          <table:table-cell office:value-type="string" calcext:value-type="string">
            <text:p>To Elner's explanation</text:p>
          </table:table-cell>
          <table:table-cell office:value-type="string" calcext:value-type="string">
            <text:p>NOTE: 聞く can mean both "ask" or "listen to". every other instance in this game is used to mean "ask", but this one time it's "listen (to elner's story/explanation)". since it's just this once, i've simply written around it...</text:p>
            <text:p>except wait, now i've hacked it to add "listen" here, so never mind</text:p>
          </table:table-cell>
          <table:table-cell table:formula="of:=IF([.F1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ころで…</text:p>
            <text:p>ユーリィ　ここ　どこなの？</text:p>
          </table:table-cell>
          <table:table-cell office:value-type="string" calcext:value-type="string">
            <text:p>So, hey...\n</text:p>
            <text:p>Where are we, Yuri?</text:p>
          </table:table-cell>
          <table:table-cell/>
          <table:table-cell table:formula="of:=IF([.F1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text:p>
          </table:table-cell>
          <table:table-cell office:value-type="string" calcext:value-type="string">
            <text:p>Yuri: {</text:p>
          </table:table-cell>
          <table:table-cell table:formula="of:=T([.D100])" office:value-type="string" office:string-value="}" calcext:value-type="string">
            <text:p>}</text:p>
          </table:table-cell>
          <table:table-cell office:value-type="string" calcext:value-type="string">
            <text:p>えーっとォ　ここはぁ…</text:p>
            <text:p>古代遺跡の地下ですぅ</text:p>
          </table:table-cell>
          <table:table-cell office:value-type="string" calcext:value-type="string">
            <text:p>Ummm, this is...the underground part of the ancient ruins.</text:p>
          </table:table-cell>
          <table:table-cell office:value-type="string" calcext:value-type="string">
            <text:p>NOTE: could also be "basement", but that feels a little underwhelming</text:p>
          </table:table-cell>
          <table:table-cell table:formula="of:=IF([.F1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たし</text:p>
            <text:p>そんなとこまで　落っこちたんだ！？</text:p>
          </table:table-cell>
          <table:table-cell office:value-type="string" calcext:value-type="string">
            <text:p>What!? I fell all the way down there!?</text:p>
          </table:table-cell>
          <table:table-cell/>
          <table:table-cell table:formula="of:=IF([.F1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そのよーですねぇ</text:p>
          </table:table-cell>
          <table:table-cell office:value-type="string" calcext:value-type="string">
            <text:p>Yes! That is right.</text:p>
          </table:table-cell>
          <table:table-cell/>
          <table:table-cell table:formula="of:=IF([.F1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と　たしかあのとき</text:p>
            <text:p>いきなり　遺跡が光って…</text:p>
          </table:table-cell>
          <table:table-cell office:value-type="string" calcext:value-type="string">
            <text:p>Um...I think when I fell, the ruins suddenly started glowing...</text:p>
          </table:table-cell>
          <table:table-cell/>
          <table:table-cell table:formula="of:=IF([.F1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それはぁ</text:p>
            <text:p>ビーコンが　作動したんだと</text:p>
            <text:p>思いますけどぉ…</text:p>
          </table:table-cell>
          <table:table-cell office:value-type="string" calcext:value-type="string">
            <text:p>Uhhh...I think that is...because the beacon came online...?</text:p>
          </table:table-cell>
          <table:table-cell/>
          <table:table-cell table:formula="of:=IF([.F1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ビーコン…ナニ　それ？</text:p>
          </table:table-cell>
          <table:table-cell office:value-type="string" calcext:value-type="string">
            <text:p>Huh? Beacon...? What's that?</text:p>
          </table:table-cell>
          <table:table-cell/>
          <table:table-cell table:formula="of:=IF([.F1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とぉ…これはぁ</text:p>
            <text:p>遺跡なんかじゃないんですよぉ！</text:p>
          </table:table-cell>
          <table:table-cell office:value-type="string" calcext:value-type="string">
            <text:p>Well...These are not ruins, you know!</text:p>
          </table:table-cell>
          <table:table-cell/>
          <table:table-cell table:formula="of:=IF([.F1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　でもさっき</text:p>
            <text:p>遺跡って　言ったじゃなーい</text:p>
          </table:table-cell>
          <table:table-cell office:value-type="string" calcext:value-type="string">
            <text:p>What!? But you just called them that, didn't you!?</text:p>
          </table:table-cell>
          <table:table-cell/>
          <table:table-cell table:formula="of:=IF([.F2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からぁ　えー</text:p>
            <text:p>これはぁ　悪い心を感知するぅ</text:p>
            <text:p>センサーなんですぅ</text:p>
          </table:table-cell>
          <table:table-cell office:value-type="string" calcext:value-type="string">
            <text:p>Well, that is...err...\n</text:p>
            <text:p>You see, this is a sensor that detects evil hearts.</text:p>
          </table:table-cell>
          <table:table-cell/>
          <table:table-cell table:formula="of:=IF([.F2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れれっ？　言ってることが</text:p>
            <text:p>さっぱり　わかんないよォ〜[sweat]</text:p>
          </table:table-cell>
          <table:table-cell office:value-type="string" calcext:value-type="string">
            <text:p>Buh? I don't get what you're saying at all...[nbsp][sweat]</text:p>
          </table:table-cell>
          <table:table-cell/>
          <table:table-cell table:formula="of:=IF([.F2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B</text:p>
          </table:table-cell>
          <table:table-cell table:formula="of:=T([.C193])" office:value-type="string" office:string-value="Yuri: {" calcext:value-type="string">
            <text:p>Yuri: {</text:p>
          </table:table-cell>
          <table:table-cell/>
          <table:table-cell office:value-type="string" calcext:value-type="string">
            <text:p>う〜んとぉ…</text:p>
            <text:p>ビーコンがぁ　『戦争』を感知するとぉ</text:p>
          </table:table-cell>
          <table:table-cell office:value-type="string" calcext:value-type="string">
            <text:p>Well, hmm...\n</text:p>
            <text:p>When the beacon detects warfare...</text:p>
          </table:table-cell>
          <table:table-cell office:value-type="string" calcext:value-type="string">
            <text:p>NOTE: split lines</text:p>
          </table:table-cell>
          <table:table-cell table:formula="of:=IF([.F2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C</text:p>
          </table:table-cell>
          <table:table-cell/>
          <table:table-cell table:formula="of:=T([.D100])" office:value-type="string" office:string-value="}" calcext:value-type="string">
            <text:p>}</text:p>
          </table:table-cell>
          <table:table-cell office:value-type="string" calcext:value-type="string">
            <text:p>それはぁ　『永遠のプリンセス号』に</text:p>
            <text:p>報らされるんですぅ</text:p>
          </table:table-cell>
          <table:table-cell office:value-type="string" calcext:value-type="string">
            <text:p>it notifies the Eternal Princess.</text:p>
          </table:table-cell>
          <table:table-cell/>
          <table:table-cell table:formula="of:=IF([.F2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D</text:p>
          </table:table-cell>
          <table:table-cell table:formula="of:=T([.C102])" office:value-type="string" office:string-value="{" calcext:value-type="string">
            <text:p>{</text:p>
          </table:table-cell>
          <table:table-cell/>
          <table:table-cell office:value-type="string" calcext:value-type="string">
            <text:p>そーして　『永遠のプリンセス号』はぁ</text:p>
            <text:p>『戦争』を　『悪』と判断してぇ</text:p>
          </table:table-cell>
          <table:table-cell office:value-type="string" calcext:value-type="string">
            <text:p>Then, the Eternal Princess judges the warfare to be evil...</text:p>
          </table:table-cell>
          <table:table-cell office:value-type="string" calcext:value-type="string">
            <text:p>NOTE: split lines</text:p>
          </table:table-cell>
          <table:table-cell table:formula="of:=IF([.F2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E</text:p>
          </table:table-cell>
          <table:table-cell/>
          <table:table-cell table:formula="of:=T([.D100])" office:value-type="string" office:string-value="}" calcext:value-type="string">
            <text:p>}</text:p>
          </table:table-cell>
          <table:table-cell office:value-type="string" calcext:value-type="string">
            <text:p>その文明を　破壊するために</text:p>
            <text:p>宇宙の果てから　やって来るんですぅ</text:p>
          </table:table-cell>
          <table:table-cell office:value-type="string" calcext:value-type="string">
            <text:p>and it comes from the ends of space to destroy that civilization.</text:p>
          </table:table-cell>
          <table:table-cell/>
          <table:table-cell table:formula="of:=IF([.F20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ーン　すごいんだねー</text:p>
            <text:p>でも　どおしてビーコンは</text:p>
            <text:p>動いちゃったの？</text:p>
          </table:table-cell>
          <table:table-cell office:value-type="string" calcext:value-type="string">
            <text:p>Huh...Amazing.\n</text:p>
            <text:p>But why did the beacon activate?</text:p>
          </table:table-cell>
          <table:table-cell/>
          <table:table-cell table:formula="of:=IF([.F20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こも　戦争なんて</text:p>
            <text:p>やってないのに　おかしいね？</text:p>
          </table:table-cell>
          <table:table-cell office:value-type="string" calcext:value-type="string">
            <text:p>It's weird that that would happen when there's no battles going on...</text:p>
          </table:table-cell>
          <table:table-cell/>
          <table:table-cell table:formula="of:=IF([.F2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れ？　ユナさん</text:p>
            <text:p>さっき　あったじゃないですかあ？</text:p>
          </table:table-cell>
          <table:table-cell office:value-type="string" calcext:value-type="string">
            <text:p>Hmm? Miss Yuna, one just occurred, did it not?</text:p>
          </table:table-cell>
          <table:table-cell/>
          <table:table-cell table:formula="of:=IF([.F2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じゃあ　あたしたちが</text:p>
            <text:p>ケンカしたのは　もしかして…</text:p>
          </table:table-cell>
          <table:table-cell office:value-type="string" calcext:value-type="string">
            <text:p>Huh? Wait, could it be that the argument we were having...</text:p>
          </table:table-cell>
          <table:table-cell/>
          <table:table-cell table:formula="of:=IF([.F2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悪の権化の登場と</text:p>
            <text:p>判断したようですぅ</text:p>
          </table:table-cell>
          <table:table-cell office:value-type="string" calcext:value-type="string">
            <text:p>Yes. It seems it was judged to be the appearance of the embodiment of evil.</text:p>
          </table:table-cell>
          <table:table-cell/>
          <table:table-cell table:formula="of:=IF([.F21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ぁ〜</text:p>
            <text:p>ただの　ケンカなのにィ〜[sweat]</text:p>
          </table:table-cell>
          <table:table-cell office:value-type="string" calcext:value-type="string">
            <text:p>Whaaaat!?\n</text:p>
            <text:p>But it was just a little scuffle...![nbsp][sweat]</text:p>
          </table:table-cell>
          <table:table-cell/>
          <table:table-cell table:formula="of:=IF([.F2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れぇ？</text:p>
            <text:p>いけなかったんですかぁ？</text:p>
          </table:table-cell>
          <table:table-cell office:value-type="string" calcext:value-type="string">
            <text:p>Ohh?\n</text:p>
            <text:p>But those are bad, are they not?</text:p>
          </table:table-cell>
          <table:table-cell/>
          <table:table-cell table:formula="of:=IF([.F2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なんで</text:p>
            <text:p>そんなに　詳しく知ってるのォ？</text:p>
          </table:table-cell>
          <table:table-cell office:value-type="string" calcext:value-type="string">
            <text:p>Hey, how do you know so much about all this?</text:p>
          </table:table-cell>
          <table:table-cell/>
          <table:table-cell table:formula="of:=IF([.F21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っとぉ…</text:p>
            <text:p>私は　太陽系のビーコンを</text:p>
            <text:p>管理する役だったようなぁ……？</text:p>
          </table:table-cell>
          <table:table-cell office:value-type="string" calcext:value-type="string">
            <text:p>Ummmm...\n</text:p>
            <text:p>It seems like...I held the duty of managing the solar system's beacon...?</text:p>
          </table:table-cell>
          <table:table-cell/>
          <table:table-cell table:formula="of:=IF([.F2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覚えてないの？…</text:p>
          </table:table-cell>
          <table:table-cell office:value-type="string" calcext:value-type="string">
            <text:p>You don't remember...?</text:p>
          </table:table-cell>
          <table:table-cell/>
          <table:table-cell table:formula="of:=IF([.F2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え　ずいぶん</text:p>
            <text:p>昔のことですからぁ…</text:p>
          </table:table-cell>
          <table:table-cell office:value-type="string" calcext:value-type="string">
            <text:p>No...It was a very long time ago...</text:p>
          </table:table-cell>
          <table:table-cell/>
          <table:table-cell table:formula="of:=IF([.F21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text:p>
            <text:p>一緒にいたエリカたちはどうしたの？</text:p>
          </table:table-cell>
          <table:table-cell office:value-type="string" calcext:value-type="string">
            <text:p>Oh, right!\n</text:p>
            <text:p>What happened to Erika and those girls who were with me?</text:p>
          </table:table-cell>
          <table:table-cell/>
          <table:table-cell table:formula="of:=IF([.F2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人たちはですねぇ</text:p>
            <text:p>永遠のプリンセス号に</text:p>
            <text:p>利用されることになったんですぅ</text:p>
          </table:table-cell>
          <table:table-cell office:value-type="string" calcext:value-type="string">
            <text:p>Those people...?\n</text:p>
            <text:p>They are to be used by the Eternal Princess.</text:p>
          </table:table-cell>
          <table:table-cell/>
          <table:table-cell table:formula="of:=IF([.F2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text:p>
          </table:table-cell>
          <table:table-cell office:value-type="string" calcext:value-type="string">
            <text:p>What!?</text:p>
          </table:table-cell>
          <table:table-cell/>
          <table:table-cell table:formula="of:=IF([.F22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からぁ</text:p>
            <text:p>永遠のプリンセス号の　道のりを</text:p>
            <text:p>護衛するために　各地に</text:p>
            <text:p>飛ばされたんですぅ</text:p>
          </table:table-cell>
          <table:table-cell office:value-type="string" calcext:value-type="string">
            <text:p>You see...\n</text:p>
            <text:p>In order to guard the Eternal Princess's journey, they have been dispatched to various locations.</text:p>
          </table:table-cell>
          <table:table-cell/>
          <table:table-cell table:formula="of:=IF([.F2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sweat]</text:p>
          </table:table-cell>
          <table:table-cell office:value-type="string" calcext:value-type="string">
            <text:p>WHAAAAAT!?[nbsp][sweat]</text:p>
          </table:table-cell>
          <table:table-cell/>
          <table:table-cell table:formula="of:=IF([.F2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text:p>
          </table:table-cell>
          <table:table-cell office:value-type="string" calcext:value-type="string">
            <text:p>W-What's going on!?</text:p>
          </table:table-cell>
          <table:table-cell/>
          <table:table-cell table:formula="of:=IF([.F22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　これは</text:p>
            <text:p>あたしが目覚めたんでぇ　この遺跡</text:p>
            <text:p>いらなくなっちゃいましたからぁ</text:p>
            <text:p>今から　爆発するんですぅ</text:p>
          </table:table-cell>
          <table:table-cell office:value-type="string" calcext:value-type="string">
            <text:p>Oh, this...?\n</text:p>
            <text:p>Because I have awakened, these ruins have become unnecessary, and will now self-destruct.</text:p>
          </table:table-cell>
          <table:table-cell/>
          <table:table-cell table:formula="of:=IF([.F2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げげっ！</text:p>
          </table:table-cell>
          <table:table-cell office:value-type="string" calcext:value-type="string">
            <text:p>Gaaah!</text:p>
          </table:table-cell>
          <table:table-cell/>
          <table:table-cell table:formula="of:=IF([.F2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ユーリィ[sweat]</text:p>
            <text:p>どうすれば　ここから出られるのっ！？</text:p>
          </table:table-cell>
          <table:table-cell office:value-type="string" calcext:value-type="string">
            <text:p>Hey, Yuri![nbsp][sweat]\n</text:p>
            <text:p>How can we get out of here!?</text:p>
          </table:table-cell>
          <table:table-cell/>
          <table:table-cell table:formula="of:=IF([.F2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あ…？</text:p>
            <text:p>私は　ここから出た事　ないんですぅ</text:p>
          </table:table-cell>
          <table:table-cell office:value-type="string" calcext:value-type="string">
            <text:p>Well, hmm...\n</text:p>
            <text:p>I have never left this place.</text:p>
          </table:table-cell>
          <table:table-cell/>
          <table:table-cell table:formula="of:=IF([.F22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どうしよぉ〜！？</text:p>
          </table:table-cell>
          <table:table-cell office:value-type="string" calcext:value-type="string">
            <text:p>Aaaah![nbsp][sweat]\n</text:p>
            <text:p>What're we gonna doooooo!?</text:p>
          </table:table-cell>
          <table:table-cell/>
          <table:table-cell table:formula="of:=IF([.F2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何　あれっ！？</text:p>
          </table:table-cell>
          <table:table-cell office:value-type="string" calcext:value-type="string">
            <text:p>Ah! What's that!?</text:p>
          </table:table-cell>
          <table:table-cell/>
          <table:table-cell table:formula="of:=IF([.F2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もしかすると</text:p>
            <text:p>出口かもしれませんねぇ？</text:p>
          </table:table-cell>
          <table:table-cell office:value-type="string" calcext:value-type="string">
            <text:p>Perhaps that might be the exit?</text:p>
          </table:table-cell>
          <table:table-cell/>
          <table:table-cell table:formula="of:=IF([.F2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行ってみよう！！</text:p>
          </table:table-cell>
          <table:table-cell office:value-type="string" calcext:value-type="string">
            <text:p>Yuri, let's go through it!</text:p>
          </table:table-cell>
          <table:table-cell/>
          <table:table-cell table:formula="of:=IF([.F2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ですぅ！</text:p>
          </table:table-cell>
          <table:table-cell office:value-type="string" calcext:value-type="string">
            <text:p>Yes ma'am!</text:p>
          </table:table-cell>
          <table:table-cell/>
          <table:table-cell table:formula="of:=IF([.F2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text:p>
            <text:p>閉じこめられちゃったよぉ〜</text:p>
          </table:table-cell>
          <table:table-cell office:value-type="string" calcext:value-type="string">
            <text:p>Huh!?\n</text:p>
            <text:p>We've been shut in!</text:p>
          </table:table-cell>
          <table:table-cell office:value-type="string" calcext:value-type="string">
            <text:p>NOTE: looking at the entrance door</text:p>
          </table:table-cell>
          <table:table-cell table:formula="of:=IF([.F23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n-0x2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ぶん出口は</text:p>
            <text:p>もうすぐだと　思うですぅ〜</text:p>
          </table:table-cell>
          <table:table-cell office:value-type="string" calcext:value-type="string">
            <text:p>I believe the exit may be just ahead.</text:p>
          </table:table-cell>
          <table:table-cell office:value-type="string" calcext:value-type="string">
            <text:p>NOTE: for reference, she says this whenever you start to go down a dead-end path. like many things yuri does, it's meant to annoy you.</text:p>
          </table:table-cell>
          <table:table-cell table:formula="of:=IF([.F2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ぶん出口は</text:p>
            <text:p>もうすぐだと　思うですぅ〜</text:p>
          </table:table-cell>
          <table:table-cell table:formula="of:=T([.F234])" office:value-type="string" office:string-value="I believe the exit may be just ahead." calcext:value-type="string">
            <text:p>I believe the exit may be just ahead.</text:p>
          </table:table-cell>
          <table:table-cell office:value-type="string" calcext:value-type="string">
            <text:p>DUPE: F234</text:p>
          </table:table-cell>
          <table:table-cell table:number-columns-repeated="1017"/>
        </table:table-row>
        <table:table-row table:style-name="ro2">
          <table:table-cell office:value-type="string" calcext:value-type="string">
            <text:p>string</text:p>
          </table:table-cell>
          <table:table-cell office:value-type="string" calcext:value-type="string">
            <text:p>block1-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助かったぁ！　出口よ　出口！！</text:p>
          </table:table-cell>
          <table:table-cell office:value-type="string" calcext:value-type="string">
            <text:p>Thank goodness! It's the exit!</text:p>
          </table:table-cell>
          <table:table-cell/>
          <table:table-cell table:formula="of:=IF([.F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開かないよ　ココォ！</text:p>
          </table:table-cell>
          <table:table-cell office:value-type="string" calcext:value-type="string">
            <text:p>Oh no![nbsp][sweat] It won't open!</text:p>
          </table:table-cell>
          <table:table-cell/>
          <table:table-cell table:formula="of:=IF([.F2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それだったら</text:p>
            <text:p>まかせてくださーい</text:p>
          </table:table-cell>
          <table:table-cell office:value-type="string" calcext:value-type="string">
            <text:p>Ahh...In that case, please leave this to me.</text:p>
          </table:table-cell>
          <table:table-cell/>
          <table:table-cell table:formula="of:=IF([.F2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　ちょっとォ[sweat]</text:p>
            <text:p>何　言ってるのよォ！？</text:p>
          </table:table-cell>
          <table:table-cell office:value-type="string" calcext:value-type="string">
            <text:p>H-Hey, wait![nbsp][sweat]\n</text:p>
            <text:p>What are you talking about!?</text:p>
          </table:table-cell>
          <table:table-cell/>
          <table:table-cell table:formula="of:=IF([.F2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ま　それどころじゃないでしょー</text:p>
            <text:p>もうすぐ　この遺跡が</text:p>
            <text:p>爆発しちゃうんだからァ！！</text:p>
          </table:table-cell>
          <table:table-cell office:value-type="string" calcext:value-type="string">
            <text:p>This isn't the time for that!\n</text:p>
            <text:p>These ruins are gonna explode any minute now!</text:p>
          </table:table-cell>
          <table:table-cell/>
          <table:table-cell table:formula="of:=IF([.F24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1</text:p>
          </table:table-cell>
          <table:table-cell office:value-type="string" calcext:value-type="string">
            <text:p>Mami: {</text:p>
          </table:table-cell>
          <table:table-cell table:formula="of:=T([.D100])" office:value-type="string" office:string-value="}" calcext:value-type="string">
            <text:p>}</text:p>
          </table:table-cell>
          <table:table-cell office:value-type="string" calcext:value-type="string">
            <text:p>ええい　うるさいっ！</text:p>
            <text:p>逃げようと思っても　もうムダだ！</text:p>
            <text:p>正々堂々と　勝負しろ！</text:p>
          </table:table-cell>
          <table:table-cell office:value-type="string" calcext:value-type="string">
            <text:p>Hey, shut up!\n</text:p>
            <text:p>It's no use trying to run now!\n</text:p>
            <text:p>We're gonna fight fair and square!</text:p>
          </table:table-cell>
          <table:table-cell/>
          <table:table-cell table:formula="of:=IF([.F2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　どうしよう！？</text:p>
          </table:table-cell>
          <table:table-cell office:value-type="string" calcext:value-type="string">
            <text:p>Y-Yuri, what should we do!?</text:p>
          </table:table-cell>
          <table:table-cell/>
          <table:table-cell table:formula="of:=IF([.F2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相手は　武装してますから</text:p>
            <text:p>もう　勝てる見込みは　ないですぅ</text:p>
          </table:table-cell>
          <table:table-cell office:value-type="string" calcext:value-type="string">
            <text:p>Well, hmm...\n</text:p>
            <text:p>Because your opponent is armed, there is now little chance of being able to win.</text:p>
          </table:table-cell>
          <table:table-cell/>
          <table:table-cell table:formula="of:=IF([.F24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んなあ…</text:p>
            <text:p>人ごとみたいに言わないでよ〜[sweat]</text:p>
          </table:table-cell>
          <table:table-cell office:value-type="string" calcext:value-type="string">
            <text:p>N-No way...\n</text:p>
            <text:p>Don't talk like it's not your problem![nbsp][sweat]</text:p>
          </table:table-cell>
          <table:table-cell/>
          <table:table-cell table:formula="of:=IF([.F2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ーん…やっぱり</text:p>
            <text:p>ここはァ　逃げたほーがいいですねぇ</text:p>
          </table:table-cell>
          <table:table-cell office:value-type="string" calcext:value-type="string">
            <text:p>Hmm...Yes, it appears escape is the best choice.</text:p>
          </table:table-cell>
          <table:table-cell/>
          <table:table-cell table:formula="of:=IF([.F2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逃げるって…どこに！？</text:p>
          </table:table-cell>
          <table:table-cell office:value-type="string" calcext:value-type="string">
            <text:p>Huh? Escape...WHERE exactly!?</text:p>
          </table:table-cell>
          <table:table-cell/>
          <table:table-cell table:formula="of:=IF([.F2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あ…</text:p>
            <text:p>どこがいいんでしょうかぁ？</text:p>
          </table:table-cell>
          <table:table-cell office:value-type="string" calcext:value-type="string">
            <text:p>Well now...\n</text:p>
            <text:p>What would be a good place?</text:p>
          </table:table-cell>
          <table:table-cell/>
          <table:table-cell table:formula="of:=IF([.F24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　もう[sweat]</text:p>
            <text:p>こんな時に　『みんな』が</text:p>
            <text:p>いてくれたらなあ……</text:p>
          </table:table-cell>
          <table:table-cell office:value-type="string" calcext:value-type="string">
            <text:p>Oh, geez![nbsp][sweat]\n</text:p>
            <text:p>If only `they' were here for me now...</text:p>
          </table:table-cell>
          <table:table-cell/>
          <table:table-cell table:formula="of:=IF([.F2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9</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ナ　ユナ！　これを使いなさい！</text:p>
          </table:table-cell>
          <table:table-cell office:value-type="string" calcext:value-type="string">
            <text:p>Yuna...Yuna! Use this!</text:p>
          </table:table-cell>
          <table:table-cell/>
          <table:table-cell table:formula="of:=IF([.F2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　その声は…</text:p>
            <text:p>どこ？　どこにいるの！？</text:p>
          </table:table-cell>
          <table:table-cell office:value-type="string" calcext:value-type="string">
            <text:p>AH! That voice...\n</text:p>
            <text:p>Where? Where are you!?</text:p>
          </table:table-cell>
          <table:table-cell/>
          <table:table-cell table:formula="of:=IF([.F25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3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説明はあとです！</text:p>
            <text:p>さあ　これで戦えるはずです！</text:p>
          </table:table-cell>
          <table:table-cell office:value-type="string" calcext:value-type="string">
            <text:p>I'll explain later!\n</text:p>
            <text:p>Come on! You should be able to fight with this!</text:p>
          </table:table-cell>
          <table:table-cell/>
          <table:table-cell table:formula="of:=IF([.F2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エルナー</text:p>
            <text:p>どうして　急にやってきたの？</text:p>
          </table:table-cell>
          <table:table-cell office:value-type="string" calcext:value-type="string">
            <text:p>Hey, Elner...\n</text:p>
            <text:p>Why are you here all of the sudden?</text:p>
          </table:table-cell>
          <table:table-cell office:value-type="string" calcext:value-type="string">
            <text:p>NOTE: yes, i know it should be "all of a sudden". you think yuna does, though?</text:p>
          </table:table-cell>
          <table:table-cell table:formula="of:=IF([.F25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D</text:p>
          </table:table-cell>
          <table:table-cell office:value-type="string" calcext:value-type="string">
            <text:p>Elner: {</text:p>
          </table:table-cell>
          <table:table-cell table:formula="of:=T([.D100])" office:value-type="string" office:string-value="}" calcext:value-type="string">
            <text:p>}</text:p>
          </table:table-cell>
          <table:table-cell office:value-type="string" calcext:value-type="string">
            <text:p>はい…</text:p>
            <text:p>『永遠のプリンセス号』が</text:p>
            <text:p>動き出したのです</text:p>
          </table:table-cell>
          <table:table-cell office:value-type="string" calcext:value-type="string">
            <text:p>Well...\n</text:p>
            <text:p>The Eternal Princess has activated.</text:p>
          </table:table-cell>
          <table:table-cell/>
          <table:table-cell table:formula="of:=IF([.F25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永遠のプリンセス号……？</text:p>
            <text:p>それって　さっきユーリィも</text:p>
            <text:p>言ってたよね？</text:p>
          </table:table-cell>
          <table:table-cell office:value-type="string" calcext:value-type="string">
            <text:p>The Eternal Princess...?\n</text:p>
            <text:p>Weren't you talking about that earlier too, Yuri?</text:p>
          </table:table-cell>
          <table:table-cell/>
          <table:table-cell table:formula="of:=IF([.F2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　そーですぅ</text:p>
            <text:p>言いましたァ</text:p>
          </table:table-cell>
          <table:table-cell office:value-type="string" calcext:value-type="string">
            <text:p>Yes! That is right!\n</text:p>
            <text:p>I talked about it!</text:p>
          </table:table-cell>
          <table:table-cell/>
          <table:table-cell table:formula="of:=IF([.F25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n-0x4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ナ…</text:p>
            <text:p>あれは　とても強くて　恐ろしい</text:p>
            <text:p>超巨大戦艦です</text:p>
          </table:table-cell>
          <table:table-cell office:value-type="string" calcext:value-type="string">
            <text:p>Yuna...\n</text:p>
            <text:p>The Eternal Princess is a very strong and terrifying, immensely gargantuan battleship.</text:p>
          </table:table-cell>
          <table:table-cell/>
          <table:table-cell table:formula="of:=IF([.F25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4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永遠のプリンセス号』に</text:p>
            <text:p>狙われたら最後…</text:p>
            <text:p>その星は　宇宙から跡形もなく</text:p>
            <text:p>消滅させられてしまうのです！</text:p>
          </table:table-cell>
          <table:table-cell office:value-type="string" calcext:value-type="string">
            <text:p>If it comes after a planet, then ultimately...it'll be obliterated from space without a trace!</text:p>
          </table:table-cell>
          <table:table-cell/>
          <table:table-cell table:formula="of:=IF([.F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そんなあー[sweat]</text:p>
          </table:table-cell>
          <table:table-cell office:value-type="string" calcext:value-type="string">
            <text:p>WHAT!? No way...[nbsp][sweat]</text:p>
          </table:table-cell>
          <table:table-cell/>
          <table:table-cell table:formula="of:=IF([.F25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43</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本当です！！</text:p>
            <text:p>そしてナゼか　今度は</text:p>
            <text:p>永遠のプリンセス号は　地球へと</text:p>
            <text:p>向かっています</text:p>
          </table:table-cell>
          <table:table-cell office:value-type="string" calcext:value-type="string">
            <text:p>It's true!\n</text:p>
            <text:p>And for some reason, the Eternal Princess is now targeting Earth!</text:p>
          </table:table-cell>
          <table:table-cell/>
          <table:table-cell table:formula="of:=IF([.F25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4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月に埋められていたビーコンが</text:p>
            <text:p>作動するなんて……</text:p>
            <text:p>地球に　どんな悪が</text:p>
            <text:p>存在しているのでしょう？</text:p>
          </table:table-cell>
          <table:table-cell office:value-type="string" calcext:value-type="string">
            <text:p>For the beacon buried on the Moon to activate...What kind of evil must exist on Earth?</text:p>
          </table:table-cell>
          <table:table-cell/>
          <table:table-cell table:formula="of:=IF([.F2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しかして　あたしったら</text:p>
            <text:p>とーっても　タイヘンなことを</text:p>
            <text:p>しちゃったみたい…</text:p>
          </table:table-cell>
          <table:table-cell office:value-type="string" calcext:value-type="string">
            <text:p>It juuuust might be possible that I did something reeeeeeeally unfortunate...</text:p>
          </table:table-cell>
          <table:table-cell/>
          <table:table-cell table:formula="of:=IF([.F26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っ　ははは[sweat]</text:p>
            <text:p>じ　実はさ　あたしが　ビーコンを</text:p>
            <text:p>作動させちゃったみたい…</text:p>
          </table:table-cell>
          <table:table-cell office:value-type="string" calcext:value-type="string">
            <text:p>Ha...Hahaha...[nbsp][sweat]\n</text:p>
            <text:p>S-See, the truth is, it looks like I kinda caused the beacon to activate...</text:p>
          </table:table-cell>
          <table:table-cell/>
          <table:table-cell table:formula="of:=IF([.F2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7</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ええぇぇぇぇぇぇっ！？</text:p>
            <text:p>な　なんですってぇ！？</text:p>
          </table:table-cell>
          <table:table-cell office:value-type="string" calcext:value-type="string">
            <text:p>WHAAAAAAAAAAAAT!?\n</text:p>
            <text:p>What are you SAYING!?</text:p>
          </table:table-cell>
          <table:table-cell/>
          <table:table-cell table:formula="of:=IF([.F26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　いや[sweat]　あのね</text:p>
            <text:p>香坂エリカっていう　ちょっと</text:p>
            <text:p>イジワルな子と　ケンカしちゃって…</text:p>
          </table:table-cell>
          <table:table-cell office:value-type="string" calcext:value-type="string">
            <text:p>U-Uh![nbsp][sweat] Okay, see, there's this kinda mean girl called Erika Kousaka, right, and we got in a fight...</text:p>
          </table:table-cell>
          <table:table-cell/>
          <table:table-cell table:formula="of:=IF([.F2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のおかげで　ビーコンが</text:p>
            <text:p>動き出しちゃって…</text:p>
          </table:table-cell>
          <table:table-cell office:value-type="string" calcext:value-type="string">
            <text:p>That's why the beacon came on.</text:p>
          </table:table-cell>
          <table:table-cell/>
          <table:table-cell table:formula="of:=IF([.F2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の『永遠のプリンセス号』とかって</text:p>
            <text:p>言うのに　連絡しちゃったらしいの…</text:p>
          </table:table-cell>
          <table:table-cell office:value-type="string" calcext:value-type="string">
            <text:p>Apparently, it contacted this `Eternal Princess' thing...</text:p>
          </table:table-cell>
          <table:table-cell/>
          <table:table-cell table:formula="of:=IF([.F2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エヘヘッ[sweat]　　あたしは</text:p>
            <text:p>そんなつもりなかったんだけど…</text:p>
          </table:table-cell>
          <table:table-cell office:value-type="string" calcext:value-type="string">
            <text:p>Eh-heh-heh...[nbsp][sweat]\n</text:p>
            <text:p>I didn't mean to do it...</text:p>
          </table:table-cell>
          <table:table-cell/>
          <table:table-cell table:formula="of:=IF([.F26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C</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まったく！</text:p>
            <text:p>あなたという人は………</text:p>
          </table:table-cell>
          <table:table-cell office:value-type="string" calcext:value-type="string">
            <text:p>For Pete's sake!\n</text:p>
            <text:p>You almighty pain in the...</text:p>
          </table:table-cell>
          <table:table-cell/>
          <table:table-cell table:formula="of:=IF([.F2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エルナー</text:p>
            <text:p>お願い　力を貸して！</text:p>
          </table:table-cell>
          <table:table-cell office:value-type="string" calcext:value-type="string">
            <text:p>Hey, Elner...\n</text:p>
            <text:p>Please, lend me your power!</text:p>
          </table:table-cell>
          <table:table-cell/>
          <table:table-cell table:formula="of:=IF([.F2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4E</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それは　出来ません！</text:p>
          </table:table-cell>
          <table:table-cell office:value-type="string" calcext:value-type="string">
            <text:p>That, I cannot do!</text:p>
          </table:table-cell>
          <table:table-cell/>
          <table:table-cell table:formula="of:=IF([.F27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どおして〜！？</text:p>
          </table:table-cell>
          <table:table-cell office:value-type="string" calcext:value-type="string">
            <text:p>What? Why not!?</text:p>
          </table:table-cell>
          <table:table-cell office:value-type="string" calcext:value-type="string">
            <text:p>NOTE: seriously, why do half Yuna's lines start with her screaming EEEEH</text:p>
          </table:table-cell>
          <table:table-cell table:formula="of:=IF([.F27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私は　もともと</text:p>
            <text:p>『光』と『闇』の戦い以外には</text:p>
            <text:p>関与できない立場なのです</text:p>
          </table:table-cell>
          <table:table-cell office:value-type="string" calcext:value-type="string">
            <text:p>By my nature, I'm in a position where I can't participate in battles unless they're between the light and the darkness.</text:p>
          </table:table-cell>
          <table:table-cell/>
          <table:table-cell table:formula="of:=IF([.F27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永遠のプリンセス号は</text:p>
            <text:p>残念ながら　ユナ自身の力で</text:p>
            <text:p>止めなくてはなりません！</text:p>
          </table:table-cell>
          <table:table-cell office:value-type="string" calcext:value-type="string">
            <text:p>Regrettably, you must resolve this Eternal Princess business with your own abilities, Yuna!</text:p>
          </table:table-cell>
          <table:table-cell/>
          <table:table-cell table:formula="of:=IF([.F2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あ〜[sweat]</text:p>
          </table:table-cell>
          <table:table-cell office:value-type="string" calcext:value-type="string">
            <text:p>No way...[nbsp][sweat]</text:p>
          </table:table-cell>
          <table:table-cell/>
          <table:table-cell table:formula="of:=IF([.F2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3</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これは　自分でまいた種です</text:p>
          </table:table-cell>
          <table:table-cell office:value-type="string" calcext:value-type="string">
            <text:p>You have only yourself to blame.</text:p>
          </table:table-cell>
          <table:table-cell/>
          <table:table-cell table:formula="of:=IF([.F2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まあ　でも…</text:p>
            <text:p>戦うときだけは　ライトスーツが</text:p>
            <text:p>使えるようにしておきますけど…</text:p>
          </table:table-cell>
          <table:table-cell office:value-type="string" calcext:value-type="string">
            <text:p>But, well...\n</text:p>
            <text:p>I suppose I could let you use your Light Suit ONLY during battles...</text:p>
          </table:table-cell>
          <table:table-cell office:value-type="string" calcext:value-type="string">
            <text:p>NOTE: and on the spaceship, apparently.</text:p>
            <text:p>unless this is だけは as "at least"? that doesn't really seem right here, though...</text:p>
          </table:table-cell>
          <table:table-cell table:formula="of:=IF([.F2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5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以上は　私にも</text:p>
            <text:p>どうすることも出来ません！</text:p>
          </table:table-cell>
          <table:table-cell office:value-type="string" calcext:value-type="string">
            <text:p>Beyond that, I can do nothing for you!</text:p>
          </table:table-cell>
          <table:table-cell/>
          <table:table-cell table:formula="of:=IF([.F2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エルナー[sweat]</text:p>
          </table:table-cell>
          <table:table-cell office:value-type="string" calcext:value-type="string">
            <text:p>Ah! Elner![nbsp][sweat]</text:p>
          </table:table-cell>
          <table:table-cell/>
          <table:table-cell table:formula="of:=IF([.F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7</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頑張って下さい　ユナ…</text:p>
          </table:table-cell>
          <table:table-cell office:value-type="string" calcext:value-type="string">
            <text:p>Do your best, Yuna...</text:p>
          </table:table-cell>
          <table:table-cell/>
          <table:table-cell table:formula="of:=IF([.F2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しよう…？</text:p>
          </table:table-cell>
          <table:table-cell office:value-type="string" calcext:value-type="string">
            <text:p>What should I do...?</text:p>
          </table:table-cell>
          <table:table-cell/>
          <table:table-cell table:formula="of:=IF([.F28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5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そーですぅ</text:p>
            <text:p>いい方法が　ありますぅ！</text:p>
          </table:table-cell>
          <table:table-cell office:value-type="string" calcext:value-type="string">
            <text:p>Oh, that is right...\n</text:p>
            <text:p>There is a good way of proceeding!</text:p>
          </table:table-cell>
          <table:table-cell/>
          <table:table-cell table:formula="of:=IF([.F2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ホント？</text:p>
          </table:table-cell>
          <table:table-cell office:value-type="string" calcext:value-type="string">
            <text:p>Huh? Really?</text:p>
          </table:table-cell>
          <table:table-cell/>
          <table:table-cell table:formula="of:=IF([.F2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実は</text:p>
            <text:p>プリンセス号を導くビーコンは</text:p>
            <text:p>宇宙のアチコチに　あるんですぅ</text:p>
          </table:table-cell>
          <table:table-cell office:value-type="string" calcext:value-type="string">
            <text:p>Yes. The truth is, there are beacons throughout space which guide the Princess.</text:p>
          </table:table-cell>
          <table:table-cell/>
          <table:table-cell table:formula="of:=IF([.F28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を　片っ端から　壊しちゃえば</text:p>
            <text:p>多分　プリンセス号は</text:p>
            <text:p>地球に来ないと思うんですけどォ</text:p>
          </table:table-cell>
          <table:table-cell office:value-type="string" calcext:value-type="string">
            <text:p>If we completely wipe out every single one of those, I think that the Princess might not come to Earth.</text:p>
          </table:table-cell>
          <table:table-cell/>
          <table:table-cell table:formula="of:=IF([.F2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5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何しろォ　ビーコンこそが</text:p>
            <text:p>地球への　道しるべですからぁ</text:p>
          </table:table-cell>
          <table:table-cell office:value-type="string" calcext:value-type="string">
            <text:p>You see, it is the beacons that are the signposts to the Earth.</text:p>
          </table:table-cell>
          <table:table-cell/>
          <table:table-cell table:formula="of:=IF([.F285]=&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1-n-0x5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っかあ！</text:p>
            <text:p>よーし　こうなったら</text:p>
            <text:p>ビーコンを　全部　壊しちゃおうっ！</text:p>
          </table:table-cell>
          <table:table-cell office:value-type="string" calcext:value-type="string">
            <text:p>That's it!\n</text:p>
            <text:p>Alright, if this is how it's gonna be, let's go take out all the beacons!</text:p>
          </table:table-cell>
          <table:table-cell office:value-type="string" calcext:value-type="string">
            <text:p>NOTE: despite all this talk about "all the beacons", there are in fact only two other beacons in the game. wouldn't be surprised if the plot originally called for more and they ended up cutting them.</text:p>
          </table:table-cell>
          <table:table-cell table:formula="of:=IF([.F2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ーっ❤</text:p>
          </table:table-cell>
          <table:table-cell office:value-type="string" calcext:value-type="string">
            <text:p>Yeaaah![nbsp]❤</text:p>
          </table:table-cell>
          <table:table-cell/>
          <table:table-cell table:formula="of:=IF([.F28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6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　そーいえば</text:p>
            <text:p>あたし　なんか忘れてるような気が</text:p>
            <text:p>するんだけど…</text:p>
          </table:table-cell>
          <table:table-cell office:value-type="string" calcext:value-type="string">
            <text:p>Hmm? Now that I think about it, I feel like I'm forgetting something...</text:p>
          </table:table-cell>
          <table:table-cell/>
          <table:table-cell table:formula="of:=IF([.F2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6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ーーっ！</text:p>
          </table:table-cell>
          <table:table-cell office:value-type="string" calcext:value-type="string">
            <text:p>AAAAAAAAAHH!</text:p>
          </table:table-cell>
          <table:table-cell/>
          <table:table-cell table:formula="of:=IF([.F28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 (sector 0x2E8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block2-n-0x0</text:p>
          </table:table-cell>
          <table:table-cell office:value-type="string" calcext:value-type="string">
            <text:p>Goon: {</text:p>
          </table:table-cell>
          <table:table-cell table:formula="of:=T([.D100])" office:value-type="string" office:string-value="}" calcext:value-type="string">
            <text:p>}</text:p>
          </table:table-cell>
          <table:table-cell office:value-type="string" calcext:value-type="string">
            <text:p>お　おのれっ　何者だ！</text:p>
            <text:p>名を　名を　なのれっ！</text:p>
          </table:table-cell>
          <table:table-cell office:value-type="string" calcext:value-type="string">
            <text:p>Y-You...Who are you!?\n</text:p>
            <text:p>Tell us...tell us your name!</text:p>
          </table:table-cell>
          <table:table-cell/>
          <table:table-cell table:formula="of:=IF([.F29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text:p>
          </table:table-cell>
          <table:table-cell office:value-type="string" calcext:value-type="string">
            <text:p>Lia: {</text:p>
          </table:table-cell>
          <table:table-cell table:formula="of:=T([.D100])" office:value-type="string" office:string-value="}" calcext:value-type="string">
            <text:p>}</text:p>
          </table:table-cell>
          <table:table-cell office:value-type="string" calcext:value-type="string">
            <text:p>ふふふっ…</text:p>
            <text:p>あなた達みたいなザコに</text:p>
            <text:p>この私が倒せると思って？</text:p>
          </table:table-cell>
          <table:table-cell office:value-type="string" calcext:value-type="string">
            <text:p>Heh heh heh...\n</text:p>
            <text:p>You think a bunch of mooks like you can beat ME?</text:p>
          </table:table-cell>
          <table:table-cell/>
          <table:table-cell table:formula="of:=IF([.F2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な　なにをォ！！</text:p>
          </table:table-cell>
          <table:table-cell office:value-type="string" calcext:value-type="string">
            <text:p>W-What!?</text:p>
          </table:table-cell>
          <table:table-cell/>
          <table:table-cell table:formula="of:=IF([.F2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ヤッちまえっ！</text:p>
          </table:table-cell>
          <table:table-cell office:value-type="string" calcext:value-type="string">
            <text:p>Get 'er!</text:p>
          </table:table-cell>
          <table:table-cell/>
          <table:table-cell table:formula="of:=IF([.F2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むむっ！</text:p>
            <text:p>ど　どこへいった！？</text:p>
          </table:table-cell>
          <table:table-cell office:value-type="string" calcext:value-type="string">
            <text:p>Nggh...!\n</text:p>
            <text:p>W...Where'd she go!?</text:p>
          </table:table-cell>
          <table:table-cell/>
          <table:table-cell table:formula="of:=IF([.F2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5</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ハハハハハハハハッ…</text:p>
          </table:table-cell>
          <table:table-cell office:value-type="string" calcext:value-type="string">
            <text:p>Ah-hahahahahahahaha...!</text:p>
          </table:table-cell>
          <table:table-cell/>
          <table:table-cell table:formula="of:=IF([.F2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6</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あそこだっ！！</text:p>
          </table:table-cell>
          <table:table-cell office:value-type="string" calcext:value-type="string">
            <text:p>Over there!</text:p>
          </table:table-cell>
          <table:table-cell/>
          <table:table-cell table:formula="of:=IF([.F2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7</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き　貴様は！</text:p>
          </table:table-cell>
          <table:table-cell office:value-type="string" calcext:value-type="string">
            <text:p>H...HER!?</text:p>
          </table:table-cell>
          <table:table-cell/>
          <table:table-cell table:formula="of:=IF([.F3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8</text:p>
          </table:table-cell>
          <table:table-cell office:value-type="string" calcext:value-type="string">
            <text:p>Polylina: {</text:p>
          </table:table-cell>
          <table:table-cell table:formula="of:=T([.D100])" office:value-type="string" office:string-value="}" calcext:value-type="string">
            <text:p>}</text:p>
          </table:table-cell>
          <table:table-cell office:value-type="string" calcext:value-type="string">
            <text:p>かよわき花に迫る悪の影…</text:p>
            <text:p>けれど　この私が散らせはしない！</text:p>
          </table:table-cell>
          <table:table-cell office:value-type="string" calcext:value-type="string">
            <text:p>The shadow of evil looms over the delicate flowers...But I shall not let them wither!</text:p>
          </table:table-cell>
          <table:table-cell/>
          <table:table-cell table:formula="of:=IF([.F301]=&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lock2-n-0x9</text:p>
          </table:table-cell>
          <table:table-cell table:formula="of:=T([.C102])" office:value-type="string" office:string-value="{" calcext:value-type="string">
            <text:p>{</text:p>
          </table:table-cell>
          <table:table-cell office:value-type="string" calcext:value-type="string">
            <text:p>}\n</text:p>
            <text:p><text:span text:style-name="T1">          </text:span></text:p>
          </table:table-cell>
          <table:table-cell office:value-type="string" calcext:value-type="string">
            <text:p>お嬢様仮面　ポリリーナ</text:p>
            <text:p>愛とともに　ここに参上！</text:p>
          </table:table-cell>
          <table:table-cell office:value-type="string" calcext:value-type="string">
            <text:p>With love at her side, the Masked Fraulein Polylina springs forth!</text:p>
          </table:table-cell>
          <table:table-cell office:value-type="string" calcext:value-type="string">
            <text:p>NOTE: i've padded this line with some spaces as a hack. the animation of polylina holding up her staff plays as soon as this text finishes. without the padding, if the line is not fast-forwarded, the animation will be playing at the moment the game queues the sound effect at the end, leading to a noticeable pause in the animation while the effect loads. this ensures that won't happen.</text:p>
          </table:table-cell>
          <table:table-cell table:formula="of:=IF([.F3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A</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うぬぬっ…おのれーっ！</text:p>
          </table:table-cell>
          <table:table-cell office:value-type="string" calcext:value-type="string">
            <text:p>Grrrgh...YOU!</text:p>
          </table:table-cell>
          <table:table-cell/>
          <table:table-cell table:formula="of:=IF([.F3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B</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かかってきやがれっ！</text:p>
          </table:table-cell>
          <table:table-cell office:value-type="string" calcext:value-type="string">
            <text:p>Bring it on!</text:p>
          </table:table-cell>
          <table:table-cell/>
          <table:table-cell table:formula="of:=IF([.F3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いくわよっ！</text:p>
          </table:table-cell>
          <table:table-cell office:value-type="string" calcext:value-type="string">
            <text:p>Here I come!</text:p>
          </table:table-cell>
          <table:table-cell/>
          <table:table-cell table:formula="of:=IF([.F3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いいところで　終わっちゃったぁ！</text:p>
          </table:table-cell>
          <table:table-cell office:value-type="string" calcext:value-type="string">
            <text:p>Awwww...[nbsp][sweat]\n</text:p>
            <text:p>They ended it at the best part!</text:p>
          </table:table-cell>
          <table:table-cell/>
          <table:table-cell table:formula="of:=IF([.F3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n-0xE</text:p>
          </table:table-cell>
          <table:table-cell office:value-type="string" calcext:value-type="string">
            <text:p>Erika: {</text:p>
          </table:table-cell>
          <table:table-cell table:formula="of:=T([.D100])" office:value-type="string" office:string-value="}" calcext:value-type="string">
            <text:p>}</text:p>
          </table:table-cell>
          <table:table-cell office:value-type="string" calcext:value-type="string">
            <text:p>テレビを　ご覧のみなさま</text:p>
            <text:p>お待たせしました…</text:p>
          </table:table-cell>
          <table:table-cell office:value-type="string" calcext:value-type="string">
            <text:p>To all those watching on TV, my apologies for keeping you waiting...</text:p>
          </table:table-cell>
          <table:table-cell office:value-type="string" calcext:value-type="string">
            <text:p>NOTE: they put these TV segments in one text block, which I suppose makes categorical if not chronological sense. now we start erika's interview</text:p>
          </table:table-cell>
          <table:table-cell table:formula="of:=IF([.F3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ついに　銀河一　いえ　宇宙一</text:p>
            <text:p>素晴らしい　お嬢様のための</text:p>
            <text:p>女子校が　ここに完成いたしました❤</text:p>
          </table:table-cell>
          <table:table-cell office:value-type="string" calcext:value-type="string">
            <text:p>At last, the greatest school for frauleins in the galaxy―nay, the universe!―stands here complete.[nbsp]❤</text:p>
          </table:table-cell>
          <table:table-cell/>
          <table:table-cell table:formula="of:=IF([.F3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0</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では　香坂エリカさん</text:p>
            <text:p>この学校のセールスポイントは？</text:p>
          </table:table-cell>
          <table:table-cell office:value-type="string" calcext:value-type="string">
            <text:p>Now then, Ms. Erika Kousaka, what is this school's selling point?</text:p>
          </table:table-cell>
          <table:table-cell/>
          <table:table-cell table:formula="of:=IF([.F30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n-0x1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はい…なんといっても</text:p>
            <text:p>お嬢様教育に最適な　宇宙文化の粋を</text:p>
            <text:p>結集されて建てられた学校ですので…</text:p>
          </table:table-cell>
          <table:table-cell office:value-type="string" calcext:value-type="string">
            <text:p>Well...Since this is a school built on concentrating together the sophistications of space culture most suited to a fraulein education...</text:p>
          </table:table-cell>
          <table:table-cell/>
          <table:table-cell table:formula="of:=IF([.F3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最高級の授業を　受けられる体勢が</text:p>
            <text:p>整っております</text:p>
          </table:table-cell>
          <table:table-cell office:value-type="string" calcext:value-type="string">
            <text:p>...we have created a place where one can take classes of the highest caliber.</text:p>
          </table:table-cell>
          <table:table-cell/>
          <table:table-cell table:formula="of:=IF([.F3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3</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具体的には</text:p>
            <text:p>どのような　授業ですか？</text:p>
          </table:table-cell>
          <table:table-cell office:value-type="string" calcext:value-type="string">
            <text:p>What sort of classes specifically?</text:p>
          </table:table-cell>
          <table:table-cell/>
          <table:table-cell table:formula="of:=IF([.F3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ハイ　まずは　お嬢様の</text:p>
            <text:p>美しさを保つために</text:p>
            <text:p>午前中はエステサロン…</text:p>
          </table:table-cell>
          <table:table-cell office:value-type="string" calcext:value-type="string">
            <text:p>Well, first, in order to preserve the beauty of a fraulein, we have beauty salons throughout the morning...</text:p>
          </table:table-cell>
          <table:table-cell/>
          <table:table-cell table:formula="of:=IF([.F3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n-0x15</text:p>
          </table:table-cell>
          <table:table-cell table:formula="of:=T([.C102])" office:value-type="string" office:string-value="{" calcext:value-type="string">
            <text:p>{</text:p>
          </table:table-cell>
          <table:table-cell/>
          <table:table-cell office:value-type="string" calcext:value-type="string">
            <text:p>午後は　お嬢様の健康管理のため</text:p>
          </table:table-cell>
          <table:table-cell office:value-type="string" calcext:value-type="string">
            <text:p>In the afternoon, to manage a fraulein's health, there are saunas, beauty massages,</text:p>
          </table:table-cell>
          <table:table-cell office:value-type="string" calcext:value-type="string">
            <text:p>NOTE: split lines</text:p>
          </table:table-cell>
          <table:table-cell table:formula="of:=IF([.F3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6</text:p>
          </table:table-cell>
          <table:table-cell/>
          <table:table-cell table:formula="of:=T([.D100])" office:value-type="string" office:string-value="}" calcext:value-type="string">
            <text:p>}</text:p>
          </table:table-cell>
          <table:table-cell office:value-type="string" calcext:value-type="string">
            <text:p>サウナ　美容マッサージ　そして</text:p>
            <text:p>プロポーションチェックをします…</text:p>
          </table:table-cell>
          <table:table-cell office:value-type="string" calcext:value-type="string">
            <text:p>and proportion checks...</text:p>
          </table:table-cell>
          <table:table-cell/>
          <table:table-cell table:formula="of:=IF([.F31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夕方は　お嬢様のファッションセンスを</text:p>
            <text:p>磨くために　著名デザイナーと</text:p>
            <text:p>お召し物についての打合せ…</text:p>
          </table:table-cell>
          <table:table-cell office:value-type="string" calcext:value-type="string">
            <text:p>In the evening, to refine a fraulein's fashion sense, we have briefing sessions with renowned designers regarding clothes...</text:p>
          </table:table-cell>
          <table:table-cell/>
          <table:table-cell table:formula="of:=IF([.F3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さらに…</text:p>
          </table:table-cell>
          <table:table-cell office:value-type="string" calcext:value-type="string">
            <text:p>And furthermore...</text:p>
          </table:table-cell>
          <table:table-cell/>
          <table:table-cell table:formula="of:=IF([.F31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1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お嬢様の　教養と気品を</text:p>
            <text:p>身につけるため　世界中から集めた</text:p>
            <text:p>超有名な　アーティストを招いての</text:p>
            <text:p>舞踏会を毎日行います❤</text:p>
          </table:table-cell>
          <table:table-cell office:value-type="string" calcext:value-type="string">
            <text:p>That frauleins might learn culture and refinement, we have gathered famous musicians from around the world and hold daily balls.[nbsp]❤</text:p>
          </table:table-cell>
          <table:table-cell office:value-type="string" calcext:value-type="string">
            <text:p>NOTE: i'm assuming アーティスト is "musical artist" here</text:p>
          </table:table-cell>
          <table:table-cell table:formula="of:=IF([.F3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A</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は　はあ…白丘台とは</text:p>
            <text:p>ち　ちょっと違いますねェ</text:p>
          </table:table-cell>
          <table:table-cell office:value-type="string" calcext:value-type="string">
            <text:p>Wh-Whew...So you're, uh, a little different from Shiraokadai, huh?</text:p>
          </table:table-cell>
          <table:table-cell/>
          <table:table-cell table:formula="of:=IF([.F3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B</text:p>
          </table:table-cell>
          <table:table-cell table:formula="of:=T([.C307])" office:value-type="string" office:string-value="Erika: {" calcext:value-type="string">
            <text:p>Erika: {</text:p>
          </table:table-cell>
          <table:table-cell/>
          <table:table-cell office:value-type="string" calcext:value-type="string">
            <text:p>し　白丘台！？</text:p>
          </table:table-cell>
          <table:table-cell office:value-type="string" calcext:value-type="string">
            <text:p>Sh-Shiraokadai!?</text:p>
          </table:table-cell>
          <table:table-cell office:value-type="string" calcext:value-type="string">
            <text:p>NOTE: split lines</text:p>
          </table:table-cell>
          <table:table-cell table:formula="of:=IF([.F3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C</text:p>
          </table:table-cell>
          <table:table-cell/>
          <table:table-cell table:formula="of:=T([.D100])" office:value-type="string" office:string-value="}" calcext:value-type="string">
            <text:p>}</text:p>
          </table:table-cell>
          <table:table-cell office:value-type="string" calcext:value-type="string">
            <text:p>白丘台ですってぇぇぇぇ！！</text:p>
          </table:table-cell>
          <table:table-cell office:value-type="string" calcext:value-type="string">
            <text:p>SHIRAOKADAI, YOU SAAAAAAAAAAY!?</text:p>
          </table:table-cell>
          <table:table-cell/>
          <table:table-cell table:formula="of:=IF([.F3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アハッ…　アハハハハハ…</text:p>
          </table:table-cell>
          <table:table-cell office:value-type="string" calcext:value-type="string">
            <text:p>Aha...Ahahahahaha...</text:p>
          </table:table-cell>
          <table:table-cell/>
          <table:table-cell table:formula="of:=IF([.F3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E</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当然よ！！！</text:p>
            <text:p>あんな古くさいところと</text:p>
            <text:p>一緒にされて　たまるものですか！</text:p>
          </table:table-cell>
          <table:table-cell office:value-type="string" calcext:value-type="string">
            <text:p>OF COURSE WE'RE DIFFERENT!\n</text:p>
            <text:p>You dare lump us in with that musty old relic!?</text:p>
          </table:table-cell>
          <table:table-cell/>
          <table:table-cell table:formula="of:=IF([.F3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ちょっと　貸しなさいよっ！！</text:p>
          </table:table-cell>
          <table:table-cell office:value-type="string" calcext:value-type="string">
            <text:p>Let me borrow that!</text:p>
          </table:table-cell>
          <table:table-cell/>
          <table:table-cell table:formula="of:=IF([.F3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1</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キャーーッ！！</text:p>
          </table:table-cell>
          <table:table-cell office:value-type="string" calcext:value-type="string">
            <text:p>Aaaaaaah!</text:p>
          </table:table-cell>
          <table:table-cell/>
          <table:table-cell table:formula="of:=IF([.F32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2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とにかくねェ</text:p>
            <text:p>この学校は　白丘台などより</text:p>
            <text:p>遥かに　すぐれているのよ！</text:p>
            <text:p>白丘台がなんだ！</text:p>
          </table:table-cell>
          <table:table-cell office:value-type="string" calcext:value-type="string">
            <text:p>Right, then...\n</text:p>
            <text:p>This school infinitely surpasses the likes of Shiraokadai!\n</text:p>
            <text:p>Screw Shiraokadai!</text:p>
          </table:table-cell>
          <table:table-cell/>
          <table:table-cell table:formula="of:=IF([.F32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2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銀河お嬢様コンテスト』に</text:p>
            <text:p>優勝したヤツがいようが</text:p>
            <text:p>こっちのほうが　上よ！</text:p>
            <text:p>わたしが　一番よっ！</text:p>
          </table:table-cell>
          <table:table-cell office:value-type="string" calcext:value-type="string">
            <text:p>Who cares if they have some chick that won the Galaxy Fraulein Contest?\n</text:p>
            <text:p>We're better!\n</text:p>
            <text:p>I AM NUMBER ONE!</text:p>
          </table:table-cell>
          <table:table-cell office:value-type="string" calcext:value-type="string">
            <text:p>CHECK</text:p>
          </table:table-cell>
          <table:table-cell table:formula="of:=IF([.F32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オーッホホホホホホホホホホッ！</text:p>
          </table:table-cell>
          <table:table-cell office:value-type="string" calcext:value-type="string">
            <text:p>OH-HOH-HOH-HOH-HOH-HOH-HOH-HOH-HOH!</text:p>
          </table:table-cell>
          <table:table-cell/>
          <table:table-cell table:formula="of:=IF([.F32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25</text:p>
          </table:table-cell>
          <table:table-cell table:number-columns-repeated="2"/>
          <table:table-cell office:value-type="string" calcext:value-type="string">
            <text:p>『白丘台文化祭』</text:p>
          </table:table-cell>
          <table:table-cell office:value-type="string" calcext:value-type="string">
            <text:p>Shiraokadai Cultural Festival</text:p>
          </table:table-cell>
          <table:table-cell office:value-type="string" calcext:value-type="string">
            <text:p>NOTE: and now the start of the culture festival flashback</text:p>
          </table:table-cell>
          <table:table-cell table:formula="of:=IF([.F33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ばらく　お休みしてて</text:p>
            <text:p>歌ってなかったから　心配だったけど</text:p>
            <text:p>みんなに喜んでもらえて　ユナ</text:p>
            <text:p>とぉーってもハッピーでーす❤</text:p>
          </table:table-cell>
          <table:table-cell office:value-type="string" calcext:value-type="string">
            <text:p>I've been taking a break from singing for a while, so I was worried, but I'm soooo happy I could make you all smile![nbsp]❤</text:p>
          </table:table-cell>
          <table:table-cell/>
          <table:table-cell table:formula="of:=IF([.F3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7</text:p>
          </table:table-cell>
          <table:table-cell office:value-type="string" calcext:value-type="string">
            <text:p>Audience: {</text:p>
          </table:table-cell>
          <table:table-cell table:formula="of:=T([.D100])" office:value-type="string" office:string-value="}" calcext:value-type="string">
            <text:p>}</text:p>
          </table:table-cell>
          <table:table-cell office:value-type="string" calcext:value-type="string">
            <text:p>ユナりーん　かわいいよぉ！</text:p>
          </table:table-cell>
          <table:table-cell office:value-type="string" calcext:value-type="string">
            <text:p>Yuna! You're so cute!</text:p>
          </table:table-cell>
          <table:table-cell/>
          <table:table-cell table:formula="of:=IF([.F3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8</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ユナりんの歌が　聞けるなんて</text:p>
            <text:p>もう　サイコー！！</text:p>
          </table:table-cell>
          <table:table-cell office:value-type="string" calcext:value-type="string">
            <text:p>Getting to hear you sing is the absolute BEST, Yuna!</text:p>
          </table:table-cell>
          <table:table-cell/>
          <table:table-cell table:formula="of:=IF([.F3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へへ</text:p>
            <text:p>みんな　ありがとーっ！</text:p>
          </table:table-cell>
          <table:table-cell office:value-type="string" calcext:value-type="string">
            <text:p>Eh-heh-heh...\n</text:p>
            <text:p>Thanks, everybody!</text:p>
          </table:table-cell>
          <table:table-cell/>
          <table:table-cell table:formula="of:=IF([.F33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2A</text:p>
          </table:table-cell>
          <table:table-cell table:formula="of:=T([.C153])" office:value-type="string" office:string-value="{" calcext:value-type="string">
            <text:p>{</text:p>
          </table:table-cell>
          <table:table-cell/>
          <table:table-cell office:value-type="string" calcext:value-type="string">
            <text:p>オーッホホホホホホホッ！</text:p>
          </table:table-cell>
          <table:table-cell office:value-type="string" calcext:value-type="string">
            <text:p>OH-HOH-HOH-HOH-HOH-HOH-HOH-HOH-HOH!</text:p>
          </table:table-cell>
          <table:table-cell office:value-type="string" calcext:value-type="string">
            <text:p>NOTE: split lines</text:p>
          </table:table-cell>
          <table:table-cell table:formula="of:=IF([.F3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B</text:p>
          </table:table-cell>
          <table:table-cell/>
          <table:table-cell table:formula="of:=T([.D100])" office:value-type="string" office:string-value="}" calcext:value-type="string">
            <text:p>}</text:p>
          </table:table-cell>
          <table:table-cell office:value-type="string" calcext:value-type="string">
            <text:p>そんな　安っぽい歌と衣装で</text:p>
            <text:p>お客様が満足すると思って！</text:p>
          </table:table-cell>
          <table:table-cell office:value-type="string" calcext:value-type="string">
            <text:p>Do you think you can satisfy the audience with a cheapo song and outfit like that!?</text:p>
          </table:table-cell>
          <table:table-cell/>
          <table:table-cell table:formula="of:=IF([.F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だ　だれ！？</text:p>
          </table:table-cell>
          <table:table-cell office:value-type="string" calcext:value-type="string">
            <text:p>Huh? W-Who's there!?</text:p>
          </table:table-cell>
          <table:table-cell/>
          <table:table-cell table:formula="of:=IF([.F3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ホホホ…</text:p>
          </table:table-cell>
          <table:table-cell office:value-type="string" calcext:value-type="string">
            <text:p>Oh-hoh-hoh-hoh-hoh-hoh-hoh...</text:p>
          </table:table-cell>
          <table:table-cell/>
          <table:table-cell table:formula="of:=IF([.F3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　誰！？</text:p>
          </table:table-cell>
          <table:table-cell office:value-type="string" calcext:value-type="string">
            <text:p>Who're you!?</text:p>
          </table:table-cell>
          <table:table-cell/>
          <table:table-cell table:formula="of:=IF([.F3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ホホホ…</text:p>
            <text:p>私の名前は　香坂エリカ</text:p>
          </table:table-cell>
          <table:table-cell office:value-type="string" calcext:value-type="string">
            <text:p>Oh-ho-ho-ho...\n</text:p>
            <text:p>My name is Erika Kousaka.</text:p>
          </table:table-cell>
          <table:table-cell/>
          <table:table-cell table:formula="of:=IF([.F34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銀河お嬢様コンテスト』で</text:p>
            <text:p>あなたに優勝の座を　ゆずってあげた</text:p>
            <text:p>宇宙一のお嬢様よ！</text:p>
          </table:table-cell>
          <table:table-cell office:value-type="string" calcext:value-type="string">
            <text:p>I'm the greatest fraulein in the universe, the one who handed you the place of victory in the Galaxy Fraulein Contest!</text:p>
          </table:table-cell>
          <table:table-cell/>
          <table:table-cell table:formula="of:=IF([.F3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text:p>
            <text:p>『銀河お嬢様コンテスト』で</text:p>
            <text:p>あたしに優勝をゆずったぁ？</text:p>
          </table:table-cell>
          <table:table-cell office:value-type="string" calcext:value-type="string">
            <text:p>Uh?\n</text:p>
            <text:p>You...handed me victory in the contest...?</text:p>
          </table:table-cell>
          <table:table-cell/>
          <table:table-cell table:formula="of:=IF([.F34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うよ！</text:p>
            <text:p>決勝まで残っていた私が</text:p>
            <text:p>おなかを　こわしたおかげで</text:p>
            <text:p>あなたは優勝できたのよ！</text:p>
          </table:table-cell>
          <table:table-cell office:value-type="string" calcext:value-type="string">
            <text:p>That's right!\n</text:p>
            <text:p>You were able to win because I, who remained until the final round, got an upset stomach!</text:p>
          </table:table-cell>
          <table:table-cell/>
          <table:table-cell table:formula="of:=IF([.F3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少しは感謝していただこうかしら！</text:p>
          </table:table-cell>
          <table:table-cell office:value-type="string" calcext:value-type="string">
            <text:p>Perhaps you should show a little gratitude!</text:p>
          </table:table-cell>
          <table:table-cell/>
          <table:table-cell table:formula="of:=IF([.F34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text:p>
            <text:p>それって単に　ゲリピーで</text:p>
            <text:p>コンテストの決勝戦を</text:p>
            <text:p>休んだってことだけじゃないの？</text:p>
          </table:table-cell>
          <table:table-cell office:value-type="string" calcext:value-type="string">
            <text:p>U-Um...\n</text:p>
            <text:p>So basically, what you're saying is that you got the runs and missed the finals?</text:p>
          </table:table-cell>
          <table:table-cell/>
          <table:table-cell table:formula="of:=IF([.F34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5</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うっ[sweat]…</text:p>
            <text:p>ちゃ　ちゃんと</text:p>
            <text:p>決勝戦に　出ていたら</text:p>
            <text:p>私が優勝したに　決まってたのよ！</text:p>
          </table:table-cell>
          <table:table-cell office:value-type="string" calcext:value-type="string">
            <text:p>Uhh...[nbsp][sweat]\n</text:p>
            <text:p>I-If I had actually appeared in the final round, victory would surely have been mine!</text:p>
          </table:table-cell>
          <table:table-cell/>
          <table:table-cell table:formula="of:=IF([.F34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なにしろ私は　あなたよりもワンランク</text:p>
            <text:p>いや　万ランク</text:p>
            <text:p>いえいえ　一兆ランク高い</text:p>
            <text:p>究極のお嬢様なんだから！</text:p>
          </table:table-cell>
          <table:table-cell office:value-type="string" calcext:value-type="string">
            <text:p>In any case, I am a cut above...nay, a million cuts above...nay nay, a trillion cuts above you! I am the ultimate fraulein!</text:p>
          </table:table-cell>
          <table:table-cell office:value-type="string" calcext:value-type="string">
            <text:p>NOTE: literally "one rank", "ten thousand ranks", and "one trillion ranks"</text:p>
          </table:table-cell>
          <table:table-cell table:formula="of:=IF([.F34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いっ！　今日こそ　あなたとの差を</text:p>
            <text:p>イヤッというほど</text:p>
            <text:p>見せつけてあげるわ！</text:p>
          </table:table-cell>
          <table:table-cell office:value-type="string" calcext:value-type="string">
            <text:p>Fine! Today, I'll show you the difference between the two of us so thoroughly, you'll squeal like a little girl!</text:p>
          </table:table-cell>
          <table:table-cell/>
          <table:table-cell table:formula="of:=IF([.F34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待ってよ[sweat]</text:p>
            <text:p>今　コンサートの最中なのよ</text:p>
            <text:p>みんなの迷惑になるでしょーっ！</text:p>
          </table:table-cell>
          <table:table-cell office:value-type="string" calcext:value-type="string">
            <text:p>Now wait a minute![nbsp][sweat]\n</text:p>
            <text:p>I'm right in the middle of a concert here!\n</text:p>
            <text:p>You're going to be a nuisance to everyone!</text:p>
          </table:table-cell>
          <table:table-cell/>
          <table:table-cell table:formula="of:=IF([.F34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9</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フフフッ　だから</text:p>
            <text:p>あなたのかわりに　この私が</text:p>
            <text:p>最高の衣装と　究極のコンサートを</text:p>
            <text:p>見せてあげるわ</text:p>
          </table:table-cell>
          <table:table-cell office:value-type="string" calcext:value-type="string">
            <text:p>Heh heh heh...Precisely.\n</text:p>
            <text:p>I'm going to take your place and show them the greatest outfits and the ultimate concert!</text:p>
          </table:table-cell>
          <table:table-cell/>
          <table:table-cell table:formula="of:=IF([.F3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ぇーっ！？</text:p>
          </table:table-cell>
          <table:table-cell office:value-type="string" calcext:value-type="string">
            <text:p>Huh!?</text:p>
          </table:table-cell>
          <table:table-cell/>
          <table:table-cell table:formula="of:=IF([.F3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B</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ミュージック　スタート！！</text:p>
          </table:table-cell>
          <table:table-cell office:value-type="string" calcext:value-type="string">
            <text:p>Music...START!</text:p>
          </table:table-cell>
          <table:table-cell/>
          <table:table-cell table:formula="of:=IF([.F3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3C</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text:p>
            <text:p>ごらんなさいっ　この反応をっ！</text:p>
          </table:table-cell>
          <table:table-cell office:value-type="string" calcext:value-type="string">
            <text:p>Oh-hoh-hoh-hoh-hoh-hoh!\n</text:p>
            <text:p>Behold their reaction!</text:p>
          </table:table-cell>
          <table:table-cell/>
          <table:table-cell table:formula="of:=IF([.F3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銀河最高の　お嬢様の地位は</text:p>
            <text:p>私のためだけに　あるんだわっ！！</text:p>
          </table:table-cell>
          <table:table-cell office:value-type="string" calcext:value-type="string">
            <text:p>The rank of galaxy's greatest fraulein exists for myself alone!</text:p>
          </table:table-cell>
          <table:table-cell/>
          <table:table-cell table:formula="of:=IF([.F3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text:p>
            <text:p>なんかおばさんくさいよ…</text:p>
          </table:table-cell>
          <table:table-cell office:value-type="string" calcext:value-type="string">
            <text:p>But...\n</text:p>
            <text:p>You kinda look like an old lady...</text:p>
          </table:table-cell>
          <table:table-cell/>
          <table:table-cell table:formula="of:=IF([.F35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　あーら　負け惜しみ？</text:p>
            <text:p>じゃあ　あなたには　こーんな衣装を</text:p>
            <text:p>プレゼントしてさしあげますわ</text:p>
          </table:table-cell>
          <table:table-cell office:value-type="string" calcext:value-type="string">
            <text:p>Oh, my, is someone a sore loser?\n</text:p>
            <text:p>Well then, let me gift Miss High-and-\n</text:p>
            <text:p>Mighty with some clothes of her own!</text:p>
          </table:table-cell>
          <table:table-cell/>
          <table:table-cell table:formula="of:=IF([.F3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ーれっ！！</text:p>
          </table:table-cell>
          <table:table-cell office:value-type="string" calcext:value-type="string">
            <text:p>Take this!</text:p>
          </table:table-cell>
          <table:table-cell/>
          <table:table-cell table:formula="of:=IF([.F35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text:p>
            <text:p>よーく似合ってよ</text:p>
          </table:table-cell>
          <table:table-cell office:value-type="string" calcext:value-type="string">
            <text:p>Oh-hoh-hoh-hoh-hoh-hoh!\n</text:p>
            <text:p>How very fitting!</text:p>
          </table:table-cell>
          <table:table-cell/>
          <table:table-cell table:formula="of:=IF([.F3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2</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オオッ　すごいぞっ！</text:p>
          </table:table-cell>
          <table:table-cell office:value-type="string" calcext:value-type="string">
            <text:p>Whoa, amazing!</text:p>
          </table:table-cell>
          <table:table-cell/>
          <table:table-cell table:formula="of:=IF([.F3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3</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衣装が　その場で変わったわ！！</text:p>
          </table:table-cell>
          <table:table-cell office:value-type="string" calcext:value-type="string">
            <text:p>Her clothes changed on the spot!</text:p>
          </table:table-cell>
          <table:table-cell/>
          <table:table-cell table:formula="of:=IF([.F3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44</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そうか</text:p>
            <text:p>これは『シンデレラ』仕立ての</text:p>
            <text:p>ステージなんだ！！</text:p>
          </table:table-cell>
          <table:table-cell office:value-type="string" calcext:value-type="string">
            <text:p>I get it...\n</text:p>
            <text:p>They're getting ready to perform Cinderella!</text:p>
          </table:table-cell>
          <table:table-cell office:value-type="string" calcext:value-type="string">
            <text:p>CHECK</text:p>
          </table:table-cell>
          <table:table-cell table:formula="of:=IF([.F3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5</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すごいっ　ユナりん！</text:p>
          </table:table-cell>
          <table:table-cell office:value-type="string" calcext:value-type="string">
            <text:p>Awesome, Yuna!</text:p>
          </table:table-cell>
          <table:table-cell/>
          <table:table-cell table:formula="of:=IF([.F3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6</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サイコー！！</text:p>
          </table:table-cell>
          <table:table-cell office:value-type="string" calcext:value-type="string">
            <text:p>You rule!</text:p>
          </table:table-cell>
          <table:table-cell/>
          <table:table-cell table:formula="of:=IF([.F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ッ　みんな　ありがとー</text:p>
          </table:table-cell>
          <table:table-cell office:value-type="string" calcext:value-type="string">
            <text:p>Eh-heh-heh...Thanks, everybody...</text:p>
          </table:table-cell>
          <table:table-cell/>
          <table:table-cell table:formula="of:=IF([.F3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8</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ちょ　ちょっと待ちなさいよ[sweat]</text:p>
            <text:p>こんなはずじゃ…</text:p>
          </table:table-cell>
          <table:table-cell office:value-type="string" calcext:value-type="string">
            <text:p>W-Wait a second![nbsp][sweat]\n</text:p>
            <text:p>This shouldn't be...</text:p>
          </table:table-cell>
          <table:table-cell office:value-type="string" calcext:value-type="string">
            <text:p>CHECK</text:p>
          </table:table-cell>
          <table:table-cell table:formula="of:=IF([.F3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　こんな　ガサツで野蛮で</text:p>
            <text:p>無神経な　神楽坂ユナに…</text:p>
          </table:table-cell>
          <table:table-cell office:value-type="string" calcext:value-type="string">
            <text:p>T-That crude, uncivilized, insensitive Yuna Kagurazaka...</text:p>
          </table:table-cell>
          <table:table-cell/>
          <table:table-cell table:formula="of:=IF([.F36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4A</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違うわっ！</text:p>
            <text:p>この私の方が</text:p>
            <text:p>究極のお嬢様なのよぉぉぉぉぉぉ</text:p>
          </table:table-cell>
          <table:table-cell office:value-type="string" calcext:value-type="string">
            <text:p>You're wrong!\n</text:p>
            <text:p>The ultimate fraulein is meEEEEEEEEE!</text:p>
          </table:table-cell>
          <table:table-cell/>
          <table:table-cell table:formula="of:=IF([.F3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4B</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ウワァァァァァァァー[sweat]</text:p>
          </table:table-cell>
          <table:table-cell office:value-type="string" calcext:value-type="string">
            <text:p>WAAAAAAAAAAAAAAAAAAAH![nbsp][sweat]</text:p>
          </table:table-cell>
          <table:table-cell/>
          <table:table-cell table:formula="of:=IF([.F36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あ</text:p>
            <text:p>次はアタシのデビュー曲</text:p>
            <text:p>『ドリームガール』でーす❤</text:p>
          </table:table-cell>
          <table:table-cell office:value-type="string" calcext:value-type="string">
            <text:p>Well then, next up is my debut number, `Dream Girl'![nbsp]❤</text:p>
          </table:table-cell>
          <table:table-cell office:value-type="string" calcext:value-type="string">
            <text:p>NOTE: this contradicts the previous game, where "Show Me" was stated to be her debut song. let's pretend it was a double A-side.</text:p>
          </table:table-cell>
          <table:table-cell table:formula="of:=IF([.F3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　そんな…しどい[tears]</text:p>
          </table:table-cell>
          <table:table-cell office:value-type="string" calcext:value-type="string">
            <text:p>N-No...This sucks...[nbsp][tears]</text:p>
          </table:table-cell>
          <table:table-cell/>
          <table:table-cell table:formula="of:=IF([.F3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E</text:p>
          </table:table-cell>
          <table:table-cell table:number-columns-repeated="2"/>
          <table:table-cell office:value-type="string" calcext:value-type="string">
            <text:p>『地球〜月　旅客航路』</text:p>
          </table:table-cell>
          <table:table-cell office:value-type="string" calcext:value-type="string">
            <text:p>Earth―Moon Passenger Line</text:p>
          </table:table-cell>
          <table:table-cell/>
          <table:table-cell table:formula="of:=IF([.F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六本木の舞！？</text:p>
          </table:table-cell>
          <table:table-cell office:value-type="string" calcext:value-type="string">
            <text:p>Mai of Roppongi!?</text:p>
          </table:table-cell>
          <table:table-cell/>
          <table:table-cell table:formula="of:=IF([.F3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50</text:p>
          </table:table-cell>
          <table:table-cell office:value-type="string" calcext:value-type="string">
            <text:p>Mai of Roppongi: {</text:p>
          </table:table-cell>
          <table:table-cell table:formula="of:=T([.D100])" office:value-type="string" office:string-value="}" calcext:value-type="string">
            <text:p>}</text:p>
          </table:table-cell>
          <table:table-cell office:value-type="string" calcext:value-type="string">
            <text:p>ユナったら　相変わらず</text:p>
            <text:p>イモっぽいカッコしてるわねーっ</text:p>
          </table:table-cell>
          <table:table-cell office:value-type="string" calcext:value-type="string">
            <text:p>Still rockin' the nottie look, huh, Yuna?</text:p>
          </table:table-cell>
          <table:table-cell/>
          <table:table-cell table:formula="of:=IF([.F37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なんかァ　こないだ</text:p>
            <text:p>パパが　特別注文してくれたァ</text:p>
            <text:p>３０億ぐらいの　アルマーニャの</text:p>
            <text:p>ワンピースなんだけどォ</text:p>
          </table:table-cell>
          <table:table-cell office:value-type="string" calcext:value-type="string">
            <text:p>So like, ME...The other day, see, Daddy, he like, special-ordered a 3-bil Armanny one-piece for me, right?</text:p>
          </table:table-cell>
          <table:table-cell office:value-type="string" calcext:value-type="string">
            <text:p>NOTE: i'd never have gotten this, but zenki pointed out what would have been glaringly obvious to most people: アルマーニャ is a brand imitation of アルマーニ = Armani</text:p>
          </table:table-cell>
          <table:table-cell table:formula="of:=IF([.F3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5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もうそろそろ　おシャカにしよーと</text:p>
            <text:p>思ってんのよねーっ</text:p>
          </table:table-cell>
          <table:table-cell office:value-type="string" calcext:value-type="string">
            <text:p>But I've been thinking I'm gonna, like, ditch it pretty soon.</text:p>
          </table:table-cell>
          <table:table-cell/>
          <table:table-cell table:formula="of:=IF([.F3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5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欲しいんだったら　あげてもいいけどォ</text:p>
            <text:p>あんたが着たんじゃ</text:p>
            <text:p>服も　可哀相よねェ〜っ</text:p>
          </table:table-cell>
          <table:table-cell office:value-type="string" calcext:value-type="string">
            <text:p>If you want it, I'll give it to ya, but man, sucks to be the clothes that have to get worn by YOU, am I right?</text:p>
          </table:table-cell>
          <table:table-cell/>
          <table:table-cell table:formula="of:=IF([.F3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5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ハハハハッ</text:p>
          </table:table-cell>
          <table:table-cell office:value-type="string" calcext:value-type="string">
            <text:p>Ahahahaha!</text:p>
          </table:table-cell>
          <table:table-cell/>
          <table:table-cell table:formula="of:=IF([.F377]=&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 (sector 0x2E9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block3-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イッターーイ[sweat]</text:p>
            <text:p>あ〜ん　もう…おシリ　われたぁー</text:p>
          </table:table-cell>
          <table:table-cell office:value-type="string" calcext:value-type="string">
            <text:p>Ouchieeeeee...[nbsp][sweat]\n</text:p>
            <text:p>Aww, geez...I smashed my butt...</text:p>
          </table:table-cell>
          <table:table-cell/>
          <table:table-cell table:formula="of:=IF([.F3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こだろう　ここ…？</text:p>
          </table:table-cell>
          <table:table-cell office:value-type="string" calcext:value-type="string">
            <text:p>Where...am I...?</text:p>
          </table:table-cell>
          <table:table-cell/>
          <table:table-cell table:formula="of:=IF([.F3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っ…ううん…</text:p>
            <text:p>どなたですぅ　私を起こしたのはァ？</text:p>
          </table:table-cell>
          <table:table-cell office:value-type="string" calcext:value-type="string">
            <text:p>Ooh...Ooooh...\n</text:p>
            <text:p>Who are you, who awakened me?</text:p>
          </table:table-cell>
          <table:table-cell/>
          <table:table-cell table:formula="of:=IF([.F38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っ　ごめんなさい！</text:p>
            <text:p>起こしちゃったあ？</text:p>
            <text:p>アハハ[sweat]</text:p>
          </table:table-cell>
          <table:table-cell office:value-type="string" calcext:value-type="string">
            <text:p>Oh...Ah! I'm sorry!\n</text:p>
            <text:p>Did I wake you up?\n</text:p>
            <text:p>Ahaha![nbsp][sweat]</text:p>
          </table:table-cell>
          <table:table-cell/>
          <table:table-cell table:formula="of:=IF([.F3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　あたしは　神楽坂ユナ！</text:p>
            <text:p>あなたは？</text:p>
          </table:table-cell>
          <table:table-cell office:value-type="string" calcext:value-type="string">
            <text:p>I-I'm Yuna Kagurazaka!\n</text:p>
            <text:p>Who're you?</text:p>
          </table:table-cell>
          <table:table-cell/>
          <table:table-cell table:formula="of:=IF([.F3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たしは……</text:p>
            <text:p>私は　ユーリィ・キューブですぅ</text:p>
          </table:table-cell>
          <table:table-cell office:value-type="string" calcext:value-type="string">
            <text:p>I am...\n</text:p>
            <text:p>I am Yuri Cube.</text:p>
          </table:table-cell>
          <table:table-cell/>
          <table:table-cell table:formula="of:=IF([.F38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lock3-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ウンニャロメ〜！</text:p>
          </table:table-cell>
          <table:table-cell office:value-type="string" calcext:value-type="string">
            <text:p>GnghyroMAAAAAAAY!</text:p>
          </table:table-cell>
          <table:table-cell office:value-type="string" calcext:value-type="string">
            <text:p>NOTE: this is nominally a nonsense grunt of exertion, but ニャロメ is apparently a well-known character from Fujio Akatsuka's manga series, which is probably where this is coming from</text:p>
          </table:table-cell>
          <table:table-cell table:formula="of:=IF([.F3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開いたあ！</text:p>
          </table:table-cell>
          <table:table-cell office:value-type="string" calcext:value-type="string">
            <text:p>Oh, it opened!</text:p>
          </table:table-cell>
          <table:table-cell/>
          <table:table-cell table:formula="of:=IF([.F3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じゃあ</text:p>
            <text:p>外に　出ましょーかぁ？</text:p>
          </table:table-cell>
          <table:table-cell office:value-type="string" calcext:value-type="string">
            <text:p>Well then, shall we go outside?</text:p>
          </table:table-cell>
          <table:table-cell/>
          <table:table-cell table:formula="of:=IF([.F3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Okay!</text:p>
          </table:table-cell>
          <table:table-cell/>
          <table:table-cell table:formula="of:=IF([.F3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　出口だぁ！！</text:p>
          </table:table-cell>
          <table:table-cell office:value-type="string" calcext:value-type="string">
            <text:p>Alright! It's the exit!</text:p>
          </table:table-cell>
          <table:table-cell/>
          <table:table-cell table:formula="of:=IF([.F3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B</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待っていたぜ　ユナ！！</text:p>
          </table:table-cell>
          <table:table-cell office:value-type="string" calcext:value-type="string">
            <text:p>I've been waiting for you, Yuna!</text:p>
          </table:table-cell>
          <table:table-cell/>
          <table:table-cell table:formula="of:=IF([.F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3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よ　あなたは！？</text:p>
          </table:table-cell>
          <table:table-cell office:value-type="string" calcext:value-type="string">
            <text:p>W-What? Who're YOU!?</text:p>
          </table:table-cell>
          <table:table-cell/>
          <table:table-cell table:formula="of:=IF([.F394]=&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lock3-n-0xE</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あたしは　エリカ７　第一の刺客</text:p>
            <text:p>『闘魂のマミ』！</text:p>
          </table:table-cell>
          <table:table-cell office:value-type="string" calcext:value-type="string">
            <text:p>I'm the top assassin of the Erika 7, `Fighting Spirit Mami'!</text:p>
          </table:table-cell>
          <table:table-cell office:value-type="string" calcext:value-type="string">
            <text:p>NOTE: this could be "foremost/best assassin", but given that she's the first one you fight and statistically the weakest, i'm more inclined to take the literal interpretation</text:p>
            <text:p>...and after a year of deliberation, i've changed my mind</text:p>
          </table:table-cell>
          <table:table-cell table:formula="of:=IF([.F39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リカ７………？</text:p>
            <text:p>あーっ！　そういえば</text:p>
            <text:p>さっき　エリカの後ろにいた子ね！</text:p>
          </table:table-cell>
          <table:table-cell office:value-type="string" calcext:value-type="string">
            <text:p>Erika 7...?\n</text:p>
            <text:p>Oh! Now that I think about it, you're one of the girls who was behind Erika earlier!</text:p>
          </table:table-cell>
          <table:table-cell/>
          <table:table-cell table:formula="of:=IF([.F3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0</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神楽坂ユナ！！　エリカお嬢様を</text:p>
            <text:p>ことごとく　バカにした罪……</text:p>
            <text:p>私が　成敗してやる！</text:p>
          </table:table-cell>
          <table:table-cell office:value-type="string" calcext:value-type="string">
            <text:p>Yuna Kagurazaka! For the crime of so thoroughly humiliating Lady Erika...\n</text:p>
            <text:p>I will punish you!</text:p>
          </table:table-cell>
          <table:table-cell/>
          <table:table-cell table:formula="of:=IF([.F3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1</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ふん！</text:p>
            <text:p>そんなモノ　役に立たないぜ！</text:p>
          </table:table-cell>
          <table:table-cell office:value-type="string" calcext:value-type="string">
            <text:p>Hmph!\n</text:p>
            <text:p>That thing's not gonna help you!</text:p>
          </table:table-cell>
          <table:table-cell/>
          <table:table-cell table:formula="of:=IF([.F3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行くぜ！！</text:p>
          </table:table-cell>
          <table:table-cell office:value-type="string" calcext:value-type="string">
            <text:p>LET'S GO!</text:p>
          </table:table-cell>
          <table:table-cell/>
          <table:table-cell table:formula="of:=IF([.F3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っ　すごーいっ！！</text:p>
          </table:table-cell>
          <table:table-cell office:value-type="string" calcext:value-type="string">
            <text:p>Whoa, incredible!</text:p>
          </table:table-cell>
          <table:table-cell/>
          <table:table-cell table:formula="of:=IF([.F4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へぇ〜っ…</text:p>
            <text:p>ユナさんって　とォーっても</text:p>
            <text:p>お強いんですねぇ…</text:p>
          </table:table-cell>
          <table:table-cell office:value-type="string" calcext:value-type="string">
            <text:p>Woooow...\n</text:p>
            <text:p>Miss Yuna, you are so veeeery strong...</text:p>
          </table:table-cell>
          <table:table-cell/>
          <table:table-cell table:formula="of:=IF([.F40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ッ❤　照れちゃうな</text:p>
            <text:p>そんなこと言われると…</text:p>
          </table:table-cell>
          <table:table-cell office:value-type="string" calcext:value-type="string">
            <text:p>Eh-heh-heh...[nbsp]❤\n</text:p>
            <text:p>You're embarrassing me, saying stuff like that...</text:p>
          </table:table-cell>
          <table:table-cell/>
          <table:table-cell table:formula="of:=IF([.F4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よかったですねぇ</text:p>
            <text:p>爆発からも　助かって…</text:p>
          </table:table-cell>
          <table:table-cell office:value-type="string" calcext:value-type="string">
            <text:p>It is a relief that we escaped the explosion.</text:p>
          </table:table-cell>
          <table:table-cell/>
          <table:table-cell table:formula="of:=IF([.F40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そうよ…</text:p>
            <text:p>危機一髪ってカンジだったよね</text:p>
            <text:p>でも　マミちゃん　大丈夫かなぁ？</text:p>
          </table:table-cell>
          <table:table-cell office:value-type="string" calcext:value-type="string">
            <text:p>Yeah...\n</text:p>
            <text:p>Felt like it was by the skin of our teeth, though. But I wonder if Mami's okay?</text:p>
          </table:table-cell>
          <table:table-cell/>
          <table:table-cell table:formula="of:=IF([.F40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n-0x18</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安心してください</text:p>
            <text:p>あたしがちゃんと</text:p>
            <text:p>地球に　送り届けましたよ</text:p>
          </table:table-cell>
          <table:table-cell office:value-type="string" calcext:value-type="string">
            <text:p>Fret not.\n</text:p>
            <text:p>I took care to send her back to Earth.</text:p>
          </table:table-cell>
          <table:table-cell office:value-type="string" calcext:value-type="string">
            <text:p>NOTE: though despite this, she will subsequently show up as a support character during battles. i don't think they really bothered trying to justify the game mechanics in plot terms.</text:p>
          </table:table-cell>
          <table:table-cell table:formula="of:=IF([.F4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Huh!?</text:p>
          </table:table-cell>
          <table:table-cell/>
          <table:table-cell table:formula="of:=IF([.F4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ルナー！</text:p>
          </table:table-cell>
          <table:table-cell office:value-type="string" calcext:value-type="string">
            <text:p>ELNER!</text:p>
          </table:table-cell>
          <table:table-cell/>
          <table:table-cell table:formula="of:=IF([.F4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B</text:p>
          </table:table-cell>
          <table:table-cell table:formula="of:=T([.C373])" office:value-type="string" office:string-value="Mai of Roppongi: {" calcext:value-type="string">
            <text:p>Mai of Roppongi: {</text:p>
          </table:table-cell>
          <table:table-cell table:formula="of:=T([.D100])" office:value-type="string" office:string-value="}" calcext:value-type="string">
            <text:p>}</text:p>
          </table:table-cell>
          <table:table-cell office:value-type="string" calcext:value-type="string">
            <text:p>あたたたたた[tears]</text:p>
          </table:table-cell>
          <table:table-cell office:value-type="string" calcext:value-type="string">
            <text:p>Ouchieeeeee...[nbsp][tears]</text:p>
          </table:table-cell>
          <table:table-cell/>
          <table:table-cell table:formula="of:=IF([.F40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C</text:p>
          </table:table-cell>
          <table:table-cell table:formula="of:=T([.C373])" office:value-type="string" office:string-value="Mai of Roppongi: {" calcext:value-type="string">
            <text:p>Mai of Roppongi: {</text:p>
          </table:table-cell>
          <table:table-cell table:formula="of:=T([.D100])" office:value-type="string" office:string-value="}" calcext:value-type="string">
            <text:p>}</text:p>
          </table:table-cell>
          <table:table-cell office:value-type="string" calcext:value-type="string">
            <text:p>ねぇー　ちょっと〜</text:p>
            <text:p>誰か　いないのー？</text:p>
            <text:p>も〜　髪がグチャグチャよ〜っ！！</text:p>
          </table:table-cell>
          <table:table-cell office:value-type="string" calcext:value-type="string">
            <text:p>Hey, c'mon...\n</text:p>
            <text:p>Isn't anybody there?\n</text:p>
            <text:p>Ugh! My hair's ruined!</text:p>
          </table:table-cell>
          <table:table-cell/>
          <table:table-cell table:formula="of:=IF([.F4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D</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ああは　言ったけど</text:p>
            <text:p>やっぱり　心配です…</text:p>
          </table:table-cell>
          <table:table-cell office:value-type="string" calcext:value-type="string">
            <text:p>I said all that, but I can't help but worry...</text:p>
          </table:table-cell>
          <table:table-cell/>
          <table:table-cell table:formula="of:=IF([.F4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E</text:p>
          </table:table-cell>
          <table:table-cell table:formula="of:=T([.C373])" office:value-type="string" office:string-value="Mai of Roppongi: {" calcext:value-type="string">
            <text:p>Mai of Roppongi: {</text:p>
          </table:table-cell>
          <table:table-cell table:formula="of:=T([.D100])" office:value-type="string" office:string-value="}" calcext:value-type="string">
            <text:p>}</text:p>
          </table:table-cell>
          <table:table-cell office:value-type="string" calcext:value-type="string">
            <text:p>ネエネエ　ちょっとぉ〜</text:p>
            <text:p>…アレっ？</text:p>
          </table:table-cell>
          <table:table-cell office:value-type="string" calcext:value-type="string">
            <text:p>Hey hey, somebody...\n</text:p>
            <text:p>...Huh?</text:p>
          </table:table-cell>
          <table:table-cell/>
          <table:table-cell table:formula="of:=IF([.F411]=&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 (sector 0x2E9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0xE</text:p>
          </table:table-cell>
          <table:table-cell table:number-columns-repeated="2"/>
          <table:table-cell office:value-type="string" calcext:value-type="string">
            <text:p>１章＃２（０４）</text:p>
          </table:table-cell>
          <table:table-cell table:formula="of:=T([.F41])" office:value-type="string" office:string-value="Ch. 1 [#]2 (04)" calcext:value-type="string">
            <text:p>Ch. 1 [#]2 (04)</text:p>
          </table:table-cell>
          <table:table-cell office:value-type="string" calcext:value-type="string">
            <text:p>DUPE: F41</text:p>
          </table:table-cell>
          <table:table-cell table:number-columns-repeated="1017"/>
        </table:table-row>
        <table:table-row table:style-name="ro2">
          <table:table-cell office:value-type="string" calcext:value-type="string">
            <text:p>string</text:p>
          </table:table-cell>
          <table:table-cell office:value-type="string" calcext:value-type="string">
            <text:p>block4-0x1F</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4-0x2E</text:p>
          </table:table-cell>
          <table:table-cell table:number-columns-repeated="2"/>
          <table:table-cell office:value-type="string" calcext:value-type="string">
            <text:p>客席１</text:p>
          </table:table-cell>
          <table:table-cell office:value-type="string" calcext:value-type="string">
            <text:p>Seats 1</text:p>
          </table:table-cell>
          <table:table-cell/>
          <table:table-cell table:formula="of:=IF([.F4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35</text:p>
          </table:table-cell>
          <table:table-cell table:number-columns-repeated="2"/>
          <table:table-cell office:value-type="string" calcext:value-type="string">
            <text:p>月の遺跡</text:p>
          </table:table-cell>
          <table:table-cell office:value-type="string" calcext:value-type="string">
            <text:p>Lunar Ruins</text:p>
          </table:table-cell>
          <table:table-cell/>
          <table:table-cell table:formula="of:=IF([.F4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3E</text:p>
          </table:table-cell>
          <table:table-cell table:number-columns-repeated="2"/>
          <table:table-cell office:value-type="string" calcext:value-type="string">
            <text:p>遺跡内・地上部</text:p>
          </table:table-cell>
          <table:table-cell office:value-type="string" calcext:value-type="string">
            <text:p>Ruins Interior/Over</text:p>
          </table:table-cell>
          <table:table-cell/>
          <table:table-cell table:formula="of:=IF([.F4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4D</text:p>
          </table:table-cell>
          <table:table-cell table:number-columns-repeated="2"/>
          <table:table-cell office:value-type="string" calcext:value-type="string">
            <text:p>ＩＶ６</text:p>
          </table:table-cell>
          <table:table-cell office:value-type="string" calcext:value-type="string">
            <text:p>EVT6</text:p>
          </table:table-cell>
          <table:table-cell/>
          <table:table-cell table:formula="of:=IF([.F4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54</text:p>
          </table:table-cell>
          <table:table-cell table:number-columns-repeated="2"/>
          <table:table-cell office:value-type="string" calcext:value-type="string">
            <text:p>モニュメント１</text:p>
          </table:table-cell>
          <table:table-cell office:value-type="string" calcext:value-type="string">
            <text:p>Monument 1</text:p>
          </table:table-cell>
          <table:table-cell/>
          <table:table-cell table:formula="of:=IF([.F4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63</text:p>
          </table:table-cell>
          <table:table-cell table:number-columns-repeated="2"/>
          <table:table-cell office:value-type="string" calcext:value-type="string">
            <text:p>バトル０</text:p>
          </table:table-cell>
          <table:table-cell office:value-type="string" calcext:value-type="string">
            <text:p>Battle 0</text:p>
          </table:table-cell>
          <table:table-cell/>
          <table:table-cell table:formula="of:=IF([.F4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6C</text:p>
          </table:table-cell>
          <table:table-cell table:number-columns-repeated="2"/>
          <table:table-cell office:value-type="string" calcext:value-type="string">
            <text:p>ＩＶ７</text:p>
          </table:table-cell>
          <table:table-cell office:value-type="string" calcext:value-type="string">
            <text:p>EVT7</text:p>
          </table:table-cell>
          <table:table-cell/>
          <table:table-cell table:formula="of:=IF([.F4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DA</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4-0xE6</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4-0xF4</text:p>
          </table:table-cell>
          <table:table-cell table:number-columns-repeated="2"/>
          <table:table-cell office:value-type="string" calcext:value-type="string">
            <text:p>ほめる</text:p>
          </table:table-cell>
          <table:table-cell office:value-type="string" calcext:value-type="string">
            <text:p>Praise</text:p>
          </table:table-cell>
          <table:table-cell/>
          <table:table-cell table:formula="of:=IF([.F4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2</text:p>
          </table:table-cell>
          <table:table-cell table:number-columns-repeated="2"/>
          <table:table-cell office:value-type="string" calcext:value-type="string">
            <text:p>感心する</text:p>
          </table:table-cell>
          <table:table-cell office:value-type="string" calcext:value-type="string">
            <text:p>Admire</text:p>
          </table:table-cell>
          <table:table-cell/>
          <table:table-cell table:formula="of:=IF([.F4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19</text:p>
          </table:table-cell>
          <table:table-cell table:number-columns-repeated="2"/>
          <table:table-cell office:value-type="string" calcext:value-type="string">
            <text:p>六本木の舞</text:p>
          </table:table-cell>
          <table:table-cell office:value-type="string" calcext:value-type="string">
            <text:p>Mai of Roppongi</text:p>
          </table:table-cell>
          <table:table-cell/>
          <table:table-cell table:formula="of:=IF([.F4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5A</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4-0x95F</text:p>
          </table:table-cell>
          <table:table-cell table:number-columns-repeated="2"/>
          <table:table-cell office:value-type="string" calcext:value-type="string">
            <text:p>探す</text:p>
          </table:table-cell>
          <table:table-cell office:value-type="string" calcext:value-type="string">
            <text:p>Search</text:p>
          </table:table-cell>
          <table:table-cell/>
          <table:table-cell table:formula="of:=IF([.F4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64</text:p>
          </table:table-cell>
          <table:table-cell table:number-columns-repeated="2"/>
          <table:table-cell office:value-type="string" calcext:value-type="string">
            <text:p>ごまかす</text:p>
          </table:table-cell>
          <table:table-cell office:value-type="string" calcext:value-type="string">
            <text:p>Duck the question</text:p>
          </table:table-cell>
          <table:table-cell/>
          <table:table-cell table:formula="of:=IF([.F4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74</text:p>
          </table:table-cell>
          <table:table-cell table:number-columns-repeated="2"/>
          <table:table-cell office:value-type="string" calcext:value-type="string">
            <text:p>頼む</text:p>
          </table:table-cell>
          <table:table-cell table:formula="of:=T([.F189])" office:value-type="string" office:string-value="Request" calcext:value-type="string">
            <text:p>Request</text:p>
          </table:table-cell>
          <table:table-cell office:value-type="string" calcext:value-type="string">
            <text:p>DUPE: F189</text:p>
          </table:table-cell>
          <table:table-cell table:number-columns-repeated="1017"/>
        </table:table-row>
        <table:table-row table:style-name="ro2">
          <table:table-cell office:value-type="string" calcext:value-type="string">
            <text:p>string</text:p>
          </table:table-cell>
          <table:table-cell office:value-type="string" calcext:value-type="string">
            <text:p>block4-0x979</text:p>
          </table:table-cell>
          <table:table-cell table:number-columns-repeated="2"/>
          <table:table-cell office:value-type="string" calcext:value-type="string">
            <text:p>遺跡</text:p>
          </table:table-cell>
          <table:table-cell office:value-type="string" calcext:value-type="string">
            <text:p>Ruins</text:p>
          </table:table-cell>
          <table:table-cell/>
          <table:table-cell table:formula="of:=IF([.F4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7E</text:p>
          </table:table-cell>
          <table:table-cell table:number-columns-repeated="2"/>
          <table:table-cell office:value-type="string" calcext:value-type="string">
            <text:p>面白そうな物</text:p>
          </table:table-cell>
          <table:table-cell office:value-type="string" calcext:value-type="string">
            <text:p>For something interesting</text:p>
          </table:table-cell>
          <table:table-cell/>
          <table:table-cell table:formula="of:=IF([.F4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8B</text:p>
          </table:table-cell>
          <table:table-cell table:number-columns-repeated="2"/>
          <table:table-cell office:value-type="string" calcext:value-type="string">
            <text:p>ディスコのこと</text:p>
          </table:table-cell>
          <table:table-cell office:value-type="string" calcext:value-type="string">
            <text:p>About nightclubs</text:p>
          </table:table-cell>
          <table:table-cell/>
          <table:table-cell table:formula="of:=IF([.F4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E53</text:p>
          </table:table-cell>
          <table:table-cell table:number-columns-repeated="2"/>
          <table:table-cell office:value-type="string" calcext:value-type="string">
            <text:p>まわり</text:p>
          </table:table-cell>
          <table:table-cell office:value-type="string" calcext:value-type="string">
            <text:p>Surroundings</text:p>
          </table:table-cell>
          <table:table-cell/>
          <table:table-cell table:formula="of:=IF([.F4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06</text:p>
          </table:table-cell>
          <table:table-cell table:number-columns-repeated="2"/>
          <table:table-cell office:value-type="string" calcext:value-type="string">
            <text:p>さがす</text:p>
          </table:table-cell>
          <table:table-cell office:value-type="string" calcext:value-type="string">
            <text:p>Search</text:p>
          </table:table-cell>
          <table:table-cell/>
          <table:table-cell table:formula="of:=IF([.F4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1D</text:p>
          </table:table-cell>
          <table:table-cell table:number-columns-repeated="2"/>
          <table:table-cell office:value-type="string" calcext:value-type="string">
            <text:p>怒る</text:p>
          </table:table-cell>
          <table:table-cell office:value-type="string" calcext:value-type="string">
            <text:p>Get mad</text:p>
          </table:table-cell>
          <table:table-cell/>
          <table:table-cell table:formula="of:=IF([.F4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22</text:p>
          </table:table-cell>
          <table:table-cell table:number-columns-repeated="2"/>
          <table:table-cell office:value-type="string" calcext:value-type="string">
            <text:p>みんな</text:p>
          </table:table-cell>
          <table:table-cell office:value-type="string" calcext:value-type="string">
            <text:p>For the others</text:p>
          </table:table-cell>
          <table:table-cell/>
          <table:table-cell table:formula="of:=IF([.F4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29</text:p>
          </table:table-cell>
          <table:table-cell table:number-columns-repeated="2"/>
          <table:table-cell office:value-type="string" calcext:value-type="string">
            <text:p>声の方</text:p>
          </table:table-cell>
          <table:table-cell office:value-type="string" calcext:value-type="string">
            <text:p>Toward the voice</text:p>
          </table:table-cell>
          <table:table-cell/>
          <table:table-cell table:formula="of:=IF([.F4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30</text:p>
          </table:table-cell>
          <table:table-cell table:number-columns-repeated="2"/>
          <table:table-cell office:value-type="string" calcext:value-type="string">
            <text:p>女の子達</text:p>
          </table:table-cell>
          <table:table-cell office:value-type="string" calcext:value-type="string">
            <text:p>Girls</text:p>
          </table:table-cell>
          <table:table-cell/>
          <table:table-cell table:formula="of:=IF([.F4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490</text:p>
          </table:table-cell>
          <table:table-cell table:number-columns-repeated="2"/>
          <table:table-cell office:value-type="string" calcext:value-type="string">
            <text:p>エリカ</text:p>
          </table:table-cell>
          <table:table-cell office:value-type="string" calcext:value-type="string">
            <text:p>Erika</text:p>
          </table:table-cell>
          <table:table-cell/>
          <table:table-cell table:formula="of:=IF([.F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497</text:p>
          </table:table-cell>
          <table:table-cell table:number-columns-repeated="2"/>
          <table:table-cell office:value-type="string" calcext:value-type="string">
            <text:p>後ろ</text:p>
          </table:table-cell>
          <table:table-cell office:value-type="string" calcext:value-type="string">
            <text:p>Behind</text:p>
          </table:table-cell>
          <table:table-cell/>
          <table:table-cell table:formula="of:=IF([.F4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857</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4-0x1864</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5">
          <table:table-cell office:value-type="string" calcext:value-type="string">
            <text:p>string</text:p>
          </table:table-cell>
          <table:table-cell office:value-type="string" calcext:value-type="string">
            <text:p>block4-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　そんなハデハデの</text:p>
            <text:p>服なんて　いらないもーん！</text:p>
          </table:table-cell>
          <table:table-cell office:value-type="string" calcext:value-type="string">
            <text:p>I don't need some gaudy rag of yours!</text:p>
          </table:table-cell>
          <table:table-cell/>
          <table:table-cell table:formula="of:=IF([.F4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六本木の舞が</text:p>
            <text:p>こんなところに！？</text:p>
          </table:table-cell>
          <table:table-cell office:value-type="string" calcext:value-type="string">
            <text:p>What's Mai of Roppongi doing HERE!?</text:p>
          </table:table-cell>
          <table:table-cell/>
          <table:table-cell table:formula="of:=IF([.F4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より　どうして</text:p>
            <text:p>ここに　いるのよォ？</text:p>
          </table:table-cell>
          <table:table-cell office:value-type="string" calcext:value-type="string">
            <text:p>Anyway, why are YOU here?</text:p>
          </table:table-cell>
          <table:table-cell/>
          <table:table-cell table:formula="of:=IF([.F4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3</text:p>
          </table:table-cell>
          <table:table-cell office:value-type="string" calcext:value-type="string">
            <text:p>Mai: {</text:p>
          </table:table-cell>
          <table:table-cell table:formula="of:=T([.D100])" office:value-type="string" office:string-value="}" calcext:value-type="string">
            <text:p>}</text:p>
          </table:table-cell>
          <table:table-cell office:value-type="string" calcext:value-type="string">
            <text:p>フフ〜ン…</text:p>
          </table:table-cell>
          <table:table-cell office:value-type="string" calcext:value-type="string">
            <text:p>Hm-hmm...</text:p>
          </table:table-cell>
          <table:table-cell/>
          <table:table-cell table:formula="of:=IF([.F449]=&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lock4-n-0x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今やねェ　あたしもバリキャリの</text:p>
            <text:p>ロイヤルエクゼクティブなのよォ〜っ</text:p>
          </table:table-cell>
          <table:table-cell office:value-type="string" calcext:value-type="string">
            <text:p>So like, NOW, I'm the royal executive of emancipated working women!</text:p>
          </table:table-cell>
          <table:table-cell office:value-type="string" calcext:value-type="string">
            <text:p>NOTE: mai refers to herself as a "barikyari" (バリキャリ), an abbreviation for バリバリのキャリアウーマン, "an active/hardworking career woman". the problem is that the joke here is that yuna doesn't know what this term means and mai has to explain it to her, so we need to use some sort of word that mai would plausibly know and yuna would plausibly not understand. this was the best i could come up with.</text:p>
          </table:table-cell>
          <table:table-cell table:formula="of:=IF([.F4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お？　スッゴ〜いでしょう！</text:p>
          </table:table-cell>
          <table:table-cell office:value-type="string" calcext:value-type="string">
            <text:p>Well? Awesome, right!?</text:p>
          </table:table-cell>
          <table:table-cell/>
          <table:table-cell table:formula="of:=IF([.F4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すごい　すごい！</text:p>
            <text:p>それで　何なの　バリキャリって？</text:p>
          </table:table-cell>
          <table:table-cell office:value-type="string" calcext:value-type="string">
            <text:p>Yeah! Totally awesome!\n</text:p>
            <text:p>So, what's an `emancipated'?</text:p>
          </table:table-cell>
          <table:table-cell/>
          <table:table-cell table:formula="of:=IF([.F45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7</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あらら…　ユナったら</text:p>
            <text:p>そ〜んなことも　わかんないのォ〜[sweat]</text:p>
          </table:table-cell>
          <table:table-cell office:value-type="string" calcext:value-type="string">
            <text:p>Oh, my dear, sweet Yuna...\n</text:p>
            <text:p>You really don't even know THAT?[nbsp][sweat]</text:p>
          </table:table-cell>
          <table:table-cell/>
          <table:table-cell table:formula="of:=IF([.F4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っ！</text:p>
          </table:table-cell>
          <table:table-cell office:value-type="string" calcext:value-type="string">
            <text:p>Nope!</text:p>
          </table:table-cell>
          <table:table-cell/>
          <table:table-cell table:formula="of:=IF([.F45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これだから</text:p>
            <text:p>お尻の青いのは　ヤーよね〜っ…</text:p>
          </table:table-cell>
          <table:table-cell office:value-type="string" calcext:value-type="string">
            <text:p>This is why I can't stand airheads...</text:p>
          </table:table-cell>
          <table:table-cell office:value-type="string" calcext:value-type="string">
            <text:p>NOTE: more literally "newbies" or "wet-behind-the-ears", but that doesn't really make a lot of sense here</text:p>
          </table:table-cell>
          <table:table-cell table:formula="of:=IF([.F4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バリキャリってゆうのはぁ</text:p>
            <text:p>バリバリの　キャリアウーマン！</text:p>
          </table:table-cell>
          <table:table-cell office:value-type="string" calcext:value-type="string">
            <text:p>What I'm telling you is that I'm, like, a high-powered career woman!</text:p>
          </table:table-cell>
          <table:table-cell/>
          <table:table-cell table:formula="of:=IF([.F4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のォ　気高き気品と知性を</text:p>
            <text:p>この全宇宙が　放って置くわけ</text:p>
            <text:p>ないじゃないのォー！</text:p>
          </table:table-cell>
          <table:table-cell office:value-type="string" calcext:value-type="string">
            <text:p>There's no way the whole universe can ignore my like, sublime elegance and intelligence, yannow!</text:p>
          </table:table-cell>
          <table:table-cell/>
          <table:table-cell table:formula="of:=IF([.F45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4-n-0x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ィ　教職ってェ　ハクが</text:p>
            <text:p>ついちゃうしィ　あんたみたいな</text:p>
            <text:p>低レベルのガキなんか</text:p>
            <text:p>教えるのラク勝じゃないのォ〜っ</text:p>
          </table:table-cell>
          <table:table-cell office:value-type="string" calcext:value-type="string">
            <text:p>And teaching experience looks good on your resumé, yeah? And teaching some low-\n</text:p>
            <text:p>girl-on-the-totem-pole brat like you is like shooting fish in a barrel, no?</text:p>
          </table:table-cell>
          <table:table-cell office:value-type="string" calcext:value-type="string">
            <text:p>NOTE: "looks good on your resume" might be stretching "gives you prestige/value" a little, but i think it gets the point across nicely here</text:p>
          </table:table-cell>
          <table:table-cell table:formula="of:=IF([.F4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ガ〜〜ン！</text:p>
            <text:p>す　すると　もしかして</text:p>
            <text:p>あたしたちの先生になったの！？</text:p>
          </table:table-cell>
          <table:table-cell office:value-type="string" calcext:value-type="string">
            <text:p>Gaaaaah!\n</text:p>
            <text:p>Y-You can't be saying...\n</text:p>
            <text:p>You're our TEACHER!?</text:p>
          </table:table-cell>
          <table:table-cell/>
          <table:table-cell table:formula="of:=IF([.F45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E</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当然よォ</text:p>
            <text:p>今日は　教育実習だけどォ</text:p>
            <text:p>まっ…タダで遊んでるようなもんよね</text:p>
          </table:table-cell>
          <table:table-cell office:value-type="string" calcext:value-type="string">
            <text:p>Naturally.\n</text:p>
            <text:p>Today I'm doing teaching practice, but, well...Looks like you're just playing around.</text:p>
          </table:table-cell>
          <table:table-cell/>
          <table:table-cell table:formula="of:=IF([.F4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が　先生なんて</text:p>
            <text:p>あたしがお料理するより</text:p>
            <text:p>似合わなーい！</text:p>
          </table:table-cell>
          <table:table-cell office:value-type="string" calcext:value-type="string">
            <text:p>You and being a teacher go together even worse than me and cooking!</text:p>
          </table:table-cell>
          <table:table-cell/>
          <table:table-cell table:formula="of:=IF([.F461]=&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lock4-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　土木工業科の先生って</text:p>
            <text:p>なんか　ダサーイっ！</text:p>
          </table:table-cell>
          <table:table-cell office:value-type="string" calcext:value-type="string">
            <text:p>Plus, who ever heard of a civil engineer being a teacher!? LAME!</text:p>
          </table:table-cell>
          <table:table-cell office:value-type="string" calcext:value-type="string">
            <text:p>NOTE: this is all referencing an optional throwaway line in the previous game about mai studying at a very very low-ranking civil engineering university (in the home ec department). they really weren't trying too hard to make this accessible to people who hadn't played the first game, huh?</text:p>
          </table:table-cell>
          <table:table-cell table:formula="of:=IF([.F46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11</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ホホホホホホホ</text:p>
            <text:p>何学部だろーがァ　何を専攻しょーがァ</text:p>
            <text:p>関係ないじゃなーいィ</text:p>
            <text:p>バッカじゃないのォ〜っ！</text:p>
          </table:table-cell>
          <table:table-cell office:value-type="string" calcext:value-type="string">
            <text:p>Hohohohohoho!\n</text:p>
            <text:p>It doesn't matter, like, what department I was in or what I, like, majored in. You're SOOOO stoopid!</text:p>
          </table:table-cell>
          <table:table-cell/>
          <table:table-cell table:formula="of:=IF([.F46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よーするにねェ　女の数が少なくて</text:p>
            <text:p>目立つ学科なんだしィ　黙ってても</text:p>
            <text:p>男が　ワンサカ寄ってくるしィ</text:p>
          </table:table-cell>
          <table:table-cell office:value-type="string" calcext:value-type="string">
            <text:p>So like, basically, engineering stands out 'cause there's not many women, so I don't even have to do anything and I'm just beating the boys off with a stick.</text:p>
          </table:table-cell>
          <table:table-cell/>
          <table:table-cell table:formula="of:=IF([.F4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からさァ　あたしなんて　もう今や</text:p>
            <text:p>土木工業界のマドンナなのよォ〜っ</text:p>
          </table:table-cell>
          <table:table-cell office:value-type="string" calcext:value-type="string">
            <text:p>See, like, I'm totally the Madonna of the civil engineering world now!</text:p>
          </table:table-cell>
          <table:table-cell/>
          <table:table-cell table:formula="of:=IF([.F46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1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明日も　デートが秒単位で</text:p>
            <text:p>スケジュールが</text:p>
            <text:p>びっしりなんだからァ〜っ</text:p>
          </table:table-cell>
          <table:table-cell office:value-type="string" calcext:value-type="string">
            <text:p>My dates for tomorrow are measured in seconds, and my schedule's packed, like, tighter than Fort Knox...</text:p>
          </table:table-cell>
          <table:table-cell office:value-type="string" calcext:value-type="string">
            <text:p>NOTE: this similie makes no sense here but who cares, it's mai</text:p>
          </table:table-cell>
          <table:table-cell table:formula="of:=IF([.F4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ェ…そんなもんかなア</text:p>
          </table:table-cell>
          <table:table-cell office:value-type="string" calcext:value-type="string">
            <text:p>Huh...So that's how it is...</text:p>
          </table:table-cell>
          <table:table-cell/>
          <table:table-cell table:formula="of:=IF([.F46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16</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流し目のひとつもすればァ</text:p>
            <text:p>五千人の男は　イチコロね〜っ…</text:p>
          </table:table-cell>
          <table:table-cell office:value-type="string" calcext:value-type="string">
            <text:p>All it takes is one bat of the eyelashes and five thousand men are at my beck and call...</text:p>
          </table:table-cell>
          <table:table-cell/>
          <table:table-cell table:formula="of:=IF([.F4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7</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あんたも　男の一人程度は</text:p>
            <text:p>いるンでしょ〜？</text:p>
          </table:table-cell>
          <table:table-cell office:value-type="string" calcext:value-type="string">
            <text:p>Surely you've bagged a guy or two yourself, hmm?</text:p>
          </table:table-cell>
          <table:table-cell/>
          <table:table-cell table:formula="of:=IF([.F4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Huh?</text:p>
          </table:table-cell>
          <table:table-cell/>
          <table:table-cell table:formula="of:=IF([.F4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まっさかァ　いまだに男の一人も</text:p>
            <text:p>つかまえられないわけェ？</text:p>
          </table:table-cell>
          <table:table-cell office:value-type="string" calcext:value-type="string">
            <text:p>Oh, could it be? Even now, you can't land yourself even ONE boyfriend?</text:p>
          </table:table-cell>
          <table:table-cell/>
          <table:table-cell table:formula="of:=IF([.F4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sweat]　いない…</text:p>
          </table:table-cell>
          <table:table-cell office:value-type="string" calcext:value-type="string">
            <text:p>I can!...[nbsp][sweat] ...'t...</text:p>
          </table:table-cell>
          <table:table-cell/>
          <table:table-cell table:formula="of:=IF([.F47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1B</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ウッソォ〜ッ！？</text:p>
            <text:p>信じらンな〜いっ！</text:p>
            <text:p>今どき　化石しちゃってるゥ！</text:p>
          </table:table-cell>
          <table:table-cell office:value-type="string" calcext:value-type="string">
            <text:p>Like, no WAY!?\n</text:p>
            <text:p>Un-buh-LEE-vuh-ble!\n</text:p>
            <text:p>You're like, some kind of modern-day fossil!</text:p>
          </table:table-cell>
          <table:table-cell office:value-type="string" calcext:value-type="string">
            <text:p>NOTE: this makes even sense than the similie above but who cares, it's mai</text:p>
          </table:table-cell>
          <table:table-cell table:formula="of:=IF([.F473]=&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block4-n-0x1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んたみたいな子が　現代に</text:p>
            <text:p>生きてるなんて　ウッソみた〜いっ！</text:p>
          </table:table-cell>
          <table:table-cell office:value-type="string" calcext:value-type="string">
            <text:p>It's amazing a girl like YOU even exists these days. Just un-buh-LEE-vuh-ble!</text:p>
          </table:table-cell>
          <table:table-cell office:value-type="string" calcext:value-type="string">
            <text:p>NOTE: strongly echoes one of mai's lines from the last game, used in almost exactly the same context:</text:p>
            <text:p><text:span text:style-name="T1">でも　すっご〜い[br]</text:span></text:p>
            <text:p>こんな子が　生きてるなんて[br]</text:p>
            <text:p><text:span text:style-name="T1">ホント　嘘みた〜い！</text:span></text:p>
          </table:table-cell>
          <table:table-cell table:formula="of:=IF([.F47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　くくっ…</text:p>
            <text:p>なんで　こんな人が</text:p>
            <text:p>教育実習に来るのよォ[sweat]</text:p>
          </table:table-cell>
          <table:table-cell office:value-type="string" calcext:value-type="string">
            <text:p>Ooh...Kkhh...\n</text:p>
            <text:p>How did someone like HER end up doing teaching practice?[nbsp][sweat]</text:p>
          </table:table-cell>
          <table:table-cell/>
          <table:table-cell table:formula="of:=IF([.F4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E</text:p>
          </table:table-cell>
          <table:table-cell table:number-columns-repeated="2"/>
          <table:table-cell office:value-type="string" calcext:value-type="string">
            <text:p>『月　古代遺跡』</text:p>
          </table:table-cell>
          <table:table-cell office:value-type="string" calcext:value-type="string">
            <text:p>The Moon: Ancient Ruins</text:p>
          </table:table-cell>
          <table:table-cell/>
          <table:table-cell table:formula="of:=IF([.F4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F</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へぇ〜　これが古代遺跡かぁ…</text:p>
            <text:p>ずいぶん殺風景ねェ</text:p>
          </table:table-cell>
          <table:table-cell office:value-type="string" calcext:value-type="string">
            <text:p>Hunh, so these are the ancient ruins...?\n</text:p>
            <text:p>So dreary.</text:p>
          </table:table-cell>
          <table:table-cell/>
          <table:table-cell table:formula="of:=IF([.F47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思ってたより</text:p>
            <text:p>何にもないんだァ　つまんないの！</text:p>
            <text:p>なんで　こんなところへ</text:p>
            <text:p>社会科見学に来たんだろ？</text:p>
          </table:table-cell>
          <table:table-cell office:value-type="string" calcext:value-type="string">
            <text:p>It's nothing like what I was expecting...This is super boring! Why did we take a field trip to a place like this?</text:p>
          </table:table-cell>
          <table:table-cell/>
          <table:table-cell table:formula="of:=IF([.F47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21</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ホントよねェ</text:p>
            <text:p>こんなところに来るよりィ</text:p>
            <text:p>六本木のディスコに行くほうが</text:p>
            <text:p>よっぽど　社会勉強になるわよォ〜</text:p>
          </table:table-cell>
          <table:table-cell office:value-type="string" calcext:value-type="string">
            <text:p>I know, right? If we'd gone to a Roppongi nightclub instead of this dump, you'd be getting a REAL educational experience.</text:p>
          </table:table-cell>
          <table:table-cell office:value-type="string" calcext:value-type="string">
            <text:p>NOTE: oh my god mai is the worst teacher</text:p>
          </table:table-cell>
          <table:table-cell table:formula="of:=IF([.F479]=&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block4-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も　今度</text:p>
            <text:p>話題の　ジュリアナ・ネオに</text:p>
            <text:p>行ってみよーかなあ…</text:p>
          </table:table-cell>
          <table:table-cell office:value-type="string" calcext:value-type="string">
            <text:p>I wonder if I should try going to that Juliana's Neo everyone's been talking about sometime...</text:p>
          </table:table-cell>
          <table:table-cell office:value-type="string" calcext:value-type="string">
            <text:p>NOTE: surely a reference to something?</text:p>
            <text:p>ah yes, here we go:</text:p>
            <text:p>"Juliana's, also known as Juliana's Tokyo (ジュリアナ東京), was a Japanese discothèque that operated in Shibaura, Minato, Tokyo[1] from May 15, 1991 till August 31, 1994. It was famous for its dance platforms, on which office ladies dressed in "bodycon" (abbr. (wasei-eigo): "body conscious" (ボディコン, bodikon, "sexually flattering clothing")[2][3]) clubwear would congregate, as amateur go-go dancers (professionals were also employed)."</text:p>
            <text:p>so yeah, famous, influential, sexually provocative club that was (recently) closed by the time this game was being written.</text:p>
          </table:table-cell>
          <table:table-cell table:formula="of:=IF([.F480]=&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lock4-n-0x23</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なにそれェ？</text:p>
            <text:p>もしかして　一度もディスコ</text:p>
            <text:p>行ったことないのォ！？</text:p>
          </table:table-cell>
          <table:table-cell office:value-type="string" calcext:value-type="string">
            <text:p>Wait, what?\n</text:p>
            <text:p>Have you NEVER been to a nightclub in your life?</text:p>
          </table:table-cell>
          <table:table-cell office:value-type="string" calcext:value-type="string">
            <text:p>NOTE: doesn't quite seem to follow logically, but i guess mai's thinking is "if you haven't been to a famous place like juliana's, you've probably never been to a club at all"?</text:p>
            <text:p>also, yuna claimed in the previous game that she can get into clubs on her name alone. guess she was lying.</text:p>
          </table:table-cell>
          <table:table-cell table:formula="of:=IF([.F4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いや　あの…その…　アハハハ[sweat]</text:p>
          </table:table-cell>
          <table:table-cell office:value-type="string" calcext:value-type="string">
            <text:p>Er?\n</text:p>
            <text:p>N-No, uh...well...Ahahaha![nbsp][sweat]</text:p>
          </table:table-cell>
          <table:table-cell/>
          <table:table-cell table:formula="of:=IF([.F4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5</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まあ　そーよねェ</text:p>
            <text:p>行ったとしても　あんたのセンスじゃ</text:p>
            <text:p>とても　入れてくれないしィ…</text:p>
          </table:table-cell>
          <table:table-cell office:value-type="string" calcext:value-type="string">
            <text:p>Ah, I see how it is.\n</text:p>
            <text:p>Even if you tried to go, with YOUR fashion sense, they wouldn't even let you in.</text:p>
          </table:table-cell>
          <table:table-cell office:value-type="string" calcext:value-type="string">
            <text:p>CHECK</text:p>
          </table:table-cell>
          <table:table-cell table:formula="of:=IF([.F48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踊りだってヘタだとォ</text:p>
            <text:p>みんなから　ケーベツされるのよォ〜</text:p>
          </table:table-cell>
          <table:table-cell office:value-type="string" calcext:value-type="string">
            <text:p>And if you suck at dancing too, like, everyone would just give you the stink eye.</text:p>
          </table:table-cell>
          <table:table-cell/>
          <table:table-cell table:formula="of:=IF([.F48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そ　そんなにムズかしいのォ？</text:p>
            <text:p>困っちゃったなあ…</text:p>
          </table:table-cell>
          <table:table-cell office:value-type="string" calcext:value-type="string">
            <text:p>What? I-Is it really that hard?\n</text:p>
            <text:p>Oh no...</text:p>
          </table:table-cell>
          <table:table-cell/>
          <table:table-cell table:formula="of:=IF([.F48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2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ーしよう[sweat]</text:p>
            <text:p>あたし　なんか自信ないなあ…</text:p>
          </table:table-cell>
          <table:table-cell office:value-type="string" calcext:value-type="string">
            <text:p>What should I do?[nbsp][sweat]\n</text:p>
            <text:p>I don't really have a lot of confidence in myself...</text:p>
          </table:table-cell>
          <table:table-cell/>
          <table:table-cell table:formula="of:=IF([.F4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なんなら　特別にィ</text:p>
            <text:p>教えてあげても　いいわよォ〜</text:p>
          </table:table-cell>
          <table:table-cell office:value-type="string" calcext:value-type="string">
            <text:p>If you want, I suppose I could give you a special lesson...</text:p>
          </table:table-cell>
          <table:table-cell/>
          <table:table-cell table:formula="of:=IF([.F4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　はい　先生っ！</text:p>
            <text:p>よろしく　お願いしまーす❤</text:p>
          </table:table-cell>
          <table:table-cell office:value-type="string" calcext:value-type="string">
            <text:p>Y-Yes ma'am!\n</text:p>
            <text:p>Teach me, please![nbsp]❤</text:p>
          </table:table-cell>
          <table:table-cell/>
          <table:table-cell table:formula="of:=IF([.F4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B</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まあ　かわいい生徒からの</text:p>
            <text:p>頼みだものねェ〜</text:p>
          </table:table-cell>
          <table:table-cell office:value-type="string" calcext:value-type="string">
            <text:p>Well, since it's my cute little student asking...</text:p>
          </table:table-cell>
          <table:table-cell/>
          <table:table-cell table:formula="of:=IF([.F48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　先生…</text:p>
            <text:p>ジュリアナ・ネオの踊りって</text:p>
            <text:p>どのくらい　ムズかしいんですかあ？</text:p>
          </table:table-cell>
          <table:table-cell office:value-type="string" calcext:value-type="string">
            <text:p>U-Uh, ma'am...\n</text:p>
            <text:p>How hard is it to dance at Juliana's Neo?</text:p>
          </table:table-cell>
          <table:table-cell/>
          <table:table-cell table:formula="of:=IF([.F4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D</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か〜んたんよォ</text:p>
            <text:p>こーして　腰を振ってェ</text:p>
            <text:p>体をくねらせればいいのよォ！</text:p>
          </table:table-cell>
          <table:table-cell office:value-type="string" calcext:value-type="string">
            <text:p>It's no sweat!\n</text:p>
            <text:p>Ya just wiggle your hips like this and shake your body like this!</text:p>
          </table:table-cell>
          <table:table-cell/>
          <table:table-cell table:formula="of:=IF([.F4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E</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いい？</text:p>
            <text:p>この腰の振りが　大事なんだからァ！</text:p>
          </table:table-cell>
          <table:table-cell office:value-type="string" calcext:value-type="string">
            <text:p>Got it?\n</text:p>
            <text:p>The hip wiggle is super important!</text:p>
          </table:table-cell>
          <table:table-cell/>
          <table:table-cell table:formula="of:=IF([.F49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ーして　フリフリするのが</text:p>
            <text:p>ゲージュツしてないと</text:p>
            <text:p>ダメなのよねェ〜</text:p>
          </table:table-cell>
          <table:table-cell office:value-type="string" calcext:value-type="string">
            <text:p>Shakin' it like this has gotta be ART, yannow!</text:p>
          </table:table-cell>
          <table:table-cell office:value-type="string" calcext:value-type="string">
            <text:p>CHECK</text:p>
          </table:table-cell>
          <table:table-cell table:formula="of:=IF([.F4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か　タコが</text:p>
            <text:p>フニャフニャと　踊ってるみたい[sweat]</text:p>
          </table:table-cell>
          <table:table-cell office:value-type="string" calcext:value-type="string">
            <text:p>...I-It's kinda like watching an octopus flail around...[nbsp][sweat]</text:p>
          </table:table-cell>
          <table:table-cell/>
          <table:table-cell table:formula="of:=IF([.F49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31</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ヒュ〜ヒュ〜ッ…</text:p>
            <text:p>ホレホレ〜ッ…タリラリラーン！</text:p>
          </table:table-cell>
          <table:table-cell office:value-type="string" calcext:value-type="string">
            <text:p>HOO HOO!...\n</text:p>
            <text:p>Ooh yeah, woo yeah...\n</text:p>
            <text:p>Ba-dap, bap, ba-dap BAP!</text:p>
          </table:table-cell>
          <table:table-cell/>
          <table:table-cell table:formula="of:=IF([.F4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ーしちゃったんだろ[sweat]</text:p>
          </table:table-cell>
          <table:table-cell office:value-type="string" calcext:value-type="string">
            <text:p>W-What the heck is this supposed to be?[nbsp][sweat]</text:p>
          </table:table-cell>
          <table:table-cell/>
          <table:table-cell table:formula="of:=IF([.F4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っ…</text:p>
            <text:p>もう見てるの　飽きちゃったァ</text:p>
          </table:table-cell>
          <table:table-cell office:value-type="string" calcext:value-type="string">
            <text:p>(sigh)...\n</text:p>
            <text:p>I'm already tired of watching...</text:p>
          </table:table-cell>
          <table:table-cell/>
          <table:table-cell table:formula="of:=IF([.F4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text:p>
            <text:p>みんな　どこいっちゃったのかな？</text:p>
          </table:table-cell>
          <table:table-cell office:value-type="string" calcext:value-type="string">
            <text:p>Huh?\n</text:p>
            <text:p>Where'd everybody go?</text:p>
          </table:table-cell>
          <table:table-cell/>
          <table:table-cell table:formula="of:=IF([.F4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おっかしいなぁ　こまったなぁ[sweat]</text:p>
          </table:table-cell>
          <table:table-cell office:value-type="string" calcext:value-type="string">
            <text:p>Weird...This isn't good...[nbsp][sweat]</text:p>
          </table:table-cell>
          <table:table-cell/>
          <table:table-cell table:formula="of:=IF([.F4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みんなと</text:p>
            <text:p>はぐれちゃったみたいだよ〜っ！</text:p>
          </table:table-cell>
          <table:table-cell office:value-type="string" calcext:value-type="string">
            <text:p>Hey! It looks like we got separated from the others!</text:p>
          </table:table-cell>
          <table:table-cell/>
          <table:table-cell table:formula="of:=IF([.F5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7</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ア　ソ〜レッ！　ア　ソ〜レッ！</text:p>
            <text:p>ズンチャカタ〜ン…</text:p>
          </table:table-cell>
          <table:table-cell office:value-type="string" calcext:value-type="string">
            <text:p>Aww YEAH! Ohh YEAH!\n</text:p>
            <text:p>Shaka-laka-nana...</text:p>
          </table:table-cell>
          <table:table-cell/>
          <table:table-cell table:formula="of:=IF([.F5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8</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ら　ユナさん</text:p>
            <text:p>まったくの偶然ですこと…</text:p>
          </table:table-cell>
          <table:table-cell office:value-type="string" calcext:value-type="string">
            <text:p>Oh, my...Yuna?\n</text:p>
            <text:p>What an UTTER coincidence this is...</text:p>
          </table:table-cell>
          <table:table-cell/>
          <table:table-cell table:formula="of:=IF([.F5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3">
          <table:table-cell office:value-type="string" calcext:value-type="string">
            <text:p>string</text:p>
          </table:table-cell>
          <table:table-cell office:value-type="string" calcext:value-type="string">
            <text:p>block4-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ゲッ[sweat]　こ　香坂エリカ！</text:p>
          </table:table-cell>
          <table:table-cell office:value-type="string" calcext:value-type="string">
            <text:p>Oh no![nbsp][sweat]\n</text:p>
            <text:p>E-Erika Kousaka!</text:p>
          </table:table-cell>
          <table:table-cell/>
          <table:table-cell table:formula="of:=IF([.F50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3B</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ッ！</text:p>
            <text:p>まあ　白丘台女子高も</text:p>
            <text:p>月の古代遺跡見学だなんて…</text:p>
          </table:table-cell>
          <table:table-cell office:value-type="string" calcext:value-type="string">
            <text:p>OH-hoh-hoh-hoh-hoh-hoh!\n</text:p>
            <text:p>So, Shiraokadai High School for Girls took a field trip to the lunar ruins too...</text:p>
          </table:table-cell>
          <table:table-cell/>
          <table:table-cell table:formula="of:=IF([.F5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偶然も　ここまで重なると</text:p>
            <text:p>恐ろしいですわねェー</text:p>
          </table:table-cell>
          <table:table-cell office:value-type="string" calcext:value-type="string">
            <text:p>For the coincidences to pile up so far...\n Truly extraordinary, isn't it?</text:p>
          </table:table-cell>
          <table:table-cell office:value-type="string" calcext:value-type="string">
            <text:p>CHECK</text:p>
          </table:table-cell>
          <table:table-cell table:formula="of:=IF([.F50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もう！　あなたって</text:p>
            <text:p>ホントーに　しつこいのねェ！</text:p>
            <text:p>こんなとこまで　追いかけて</text:p>
            <text:p>来ないでよォ！！</text:p>
          </table:table-cell>
          <table:table-cell office:value-type="string" calcext:value-type="string">
            <text:p>Geez! You really don't know when to quit, do you!? Don't chase me all the way out HERE!</text:p>
          </table:table-cell>
          <table:table-cell/>
          <table:table-cell table:formula="of:=IF([.F5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3E</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ホホホホッ…</text:p>
            <text:p>私が　いつあなたを</text:p>
            <text:p>追い回しているというの？</text:p>
          </table:table-cell>
          <table:table-cell office:value-type="string" calcext:value-type="string">
            <text:p>Oh-ho-ho-ho-ho...\n</text:p>
            <text:p>Since when have I been chasing you?</text:p>
          </table:table-cell>
          <table:table-cell/>
          <table:table-cell table:formula="of:=IF([.F50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いたい　あなたのような</text:p>
            <text:p>名ばかりのお嬢さまを</text:p>
            <text:p>私が　相手にするわけがないでしょう！</text:p>
          </table:table-cell>
          <table:table-cell office:value-type="string" calcext:value-type="string">
            <text:p>There's no way I would ever associate myself with a fraulein in name only like you in the first place!</text:p>
          </table:table-cell>
          <table:table-cell/>
          <table:table-cell table:formula="of:=IF([.F50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ん！　どーだか？</text:p>
            <text:p>いつもいつも　偶然って</text:p>
            <text:p>ちょっと　出来すぎてるわよ！</text:p>
          </table:table-cell>
          <table:table-cell office:value-type="string" calcext:value-type="string">
            <text:p>Hmph! Really now?\n</text:p>
            <text:p>Everything ALWAYS being a `coincidence' is just too much to believe!</text:p>
          </table:table-cell>
          <table:table-cell/>
          <table:table-cell table:formula="of:=IF([.F5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もしかしたら　あたしのあとを</text:p>
            <text:p>つけて来てるんじゃないのォ！？</text:p>
          </table:table-cell>
          <table:table-cell office:value-type="string" calcext:value-type="string">
            <text:p>You've been following me, haven't you!?</text:p>
          </table:table-cell>
          <table:table-cell/>
          <table:table-cell table:formula="of:=IF([.F5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2</text:p>
          </table:table-cell>
          <table:table-cell office:value-type="string" calcext:value-type="string">
            <text:p>Girl: {</text:p>
          </table:table-cell>
          <table:table-cell table:formula="of:=T([.D100])" office:value-type="string" office:string-value="}" calcext:value-type="string">
            <text:p>}</text:p>
          </table:table-cell>
          <table:table-cell office:value-type="string" calcext:value-type="string">
            <text:p>エリカお嬢様に向かって</text:p>
            <text:p>何という恥知らずなっ！</text:p>
          </table:table-cell>
          <table:table-cell office:value-type="string" calcext:value-type="string">
            <text:p>What are you saying to Lady Erika, you shameless girl!?</text:p>
          </table:table-cell>
          <table:table-cell/>
          <table:table-cell table:formula="of:=IF([.F5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よォ　あなた達！？</text:p>
          </table:table-cell>
          <table:table-cell office:value-type="string" calcext:value-type="string">
            <text:p>W-What's this? Who are you!?</text:p>
          </table:table-cell>
          <table:table-cell/>
          <table:table-cell table:formula="of:=IF([.F5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あ　いっぺんに</text:p>
            <text:p>言われても　覚えられないよォ〜[sweat]</text:p>
          </table:table-cell>
          <table:table-cell office:value-type="string" calcext:value-type="string">
            <text:p>C'mon...If you say it all at once like that, I'm never gonna be able to remember...[nbsp][sweat]</text:p>
          </table:table-cell>
          <table:table-cell/>
          <table:table-cell table:formula="of:=IF([.F5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5</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なたも　我が学園に</text:p>
            <text:p>転入なさったら　いかがかしら？</text:p>
          </table:table-cell>
          <table:table-cell office:value-type="string" calcext:value-type="string">
            <text:p>So, how about you transfer to our academy too?</text:p>
          </table:table-cell>
          <table:table-cell/>
          <table:table-cell table:formula="of:=IF([.F5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6</text:p>
          </table:table-cell>
          <table:table-cell table:formula="of:=T([.C102])" office:value-type="string" office:string-value="{" calcext:value-type="string">
            <text:p>{</text:p>
          </table:table-cell>
          <table:table-cell/>
          <table:table-cell office:value-type="string" calcext:value-type="string">
            <text:p>そうすれば少しは　私達の品性と</text:p>
            <text:p>いうものを見習うことができましてよ？</text:p>
          </table:table-cell>
          <table:table-cell office:value-type="string" calcext:value-type="string">
            <text:p>Perhaps if you do, you'll be able to build a little character of your own off of ours?</text:p>
          </table:table-cell>
          <table:table-cell office:value-type="string" calcext:value-type="string">
            <text:p>CHECK</text:p>
            <text:p>NOTE: split lines</text:p>
          </table:table-cell>
          <table:table-cell table:formula="of:=IF([.F5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n-0x47</text:p>
          </table:table-cell>
          <table:table-cell/>
          <table:table-cell table:formula="of:=T([.D100])" office:value-type="string" office:string-value="}" calcext:value-type="string">
            <text:p>}</text:p>
          </table:table-cell>
          <table:table-cell office:value-type="string" calcext:value-type="string">
            <text:p>オーッホホホホホホホホホッ！</text:p>
          </table:table-cell>
          <table:table-cell office:value-type="string" calcext:value-type="string">
            <text:p>OH-HOH-HOH-HOH-HOH-HOH-HOH-HOH!</text:p>
          </table:table-cell>
          <table:table-cell/>
          <table:table-cell table:formula="of:=IF([.F5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しようかな…？</text:p>
          </table:table-cell>
          <table:table-cell office:value-type="string" calcext:value-type="string">
            <text:p>M-Maybe I should...?</text:p>
          </table:table-cell>
          <table:table-cell/>
          <table:table-cell table:formula="of:=IF([.F5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アホッ！</text:p>
          </table:table-cell>
          <table:table-cell office:value-type="string" calcext:value-type="string">
            <text:p>Idiot!</text:p>
          </table:table-cell>
          <table:table-cell/>
          <table:table-cell table:formula="of:=IF([.F5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たぁーい[sweat]</text:p>
            <text:p>ナニするのよォ〜！？</text:p>
          </table:table-cell>
          <table:table-cell office:value-type="string" calcext:value-type="string">
            <text:p>Owwie![nbsp][sweat]\n</text:p>
            <text:p>What was that for!?</text:p>
          </table:table-cell>
          <table:table-cell/>
          <table:table-cell table:formula="of:=IF([.F5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4B</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ユナ　アンタねぇ</text:p>
            <text:p>あそこまで　バカにされてるのにィ</text:p>
            <text:p>なーんにもしないのォ！？</text:p>
          </table:table-cell>
          <table:table-cell office:value-type="string" calcext:value-type="string">
            <text:p>Yuna.\n</text:p>
            <text:p>Even though they're making THIS much fun of you, you're still not gonna do anything!?</text:p>
          </table:table-cell>
          <table:table-cell/>
          <table:table-cell table:formula="of:=IF([.F52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4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売られたケンカは　買わなきゃ</text:p>
            <text:p>女が　すたるじゃないのォ！！</text:p>
          </table:table-cell>
          <table:table-cell office:value-type="string" calcext:value-type="string">
            <text:p>If ya don't bite when someone's angling for a fight, you're sullied as a woman, yannow!</text:p>
          </table:table-cell>
          <table:table-cell office:value-type="string" calcext:value-type="string">
            <text:p>CHECK</text:p>
          </table:table-cell>
          <table:table-cell table:formula="of:=IF([.F5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なの？</text:p>
          </table:table-cell>
          <table:table-cell office:value-type="string" calcext:value-type="string">
            <text:p>R-Really?</text:p>
          </table:table-cell>
          <table:table-cell/>
          <table:table-cell table:formula="of:=IF([.F5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E</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あったり前じゃないのォ〜</text:p>
            <text:p>さあ買いなさい！　買いなさい！</text:p>
          </table:table-cell>
          <table:table-cell office:value-type="string" calcext:value-type="string">
            <text:p>Like, DUUUH!\n</text:p>
            <text:p>C'mon! Take her on, take her on!</text:p>
          </table:table-cell>
          <table:table-cell/>
          <table:table-cell table:formula="of:=IF([.F52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4F</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ちょっと　そこの　なまいき娘！</text:p>
            <text:p>ユナが　あんたのこと　大マヌケの</text:p>
            <text:p>コンコンチキの　スットコドッコイの</text:p>
            <text:p>バーカ…って言ってるわよォ！</text:p>
          </table:table-cell>
          <table:table-cell office:value-type="string" calcext:value-type="string">
            <text:p>Hey, you cheeky little girl over there!\n</text:p>
            <text:p>Yuna just said you're a big fat stupid fox-faced weaselly dumbhead!</text:p>
          </table:table-cell>
          <table:table-cell/>
          <table:table-cell table:formula="of:=IF([.F5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5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な　な　な　</text:p>
            <text:p>なんですってぇぇぇぇぇぇぇっ！</text:p>
          </table:table-cell>
          <table:table-cell office:value-type="string" calcext:value-type="string">
            <text:p>W...Wh...Wha...\n</text:p>
            <text:p>WHAT WAS THAAAAAAAAAAAAAAT!?</text:p>
          </table:table-cell>
          <table:table-cell/>
          <table:table-cell table:formula="of:=IF([.F52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よくも私に</text:p>
            <text:p>そのような口が　きけたもんだわ！</text:p>
            <text:p>勝負よ　神楽坂ユナ！</text:p>
          </table:table-cell>
          <table:table-cell office:value-type="string" calcext:value-type="string">
            <text:p>How DARE you speak so to me?\n</text:p>
            <text:p>Prepare for battle, Yuna Kagurazaka!</text:p>
          </table:table-cell>
          <table:table-cell/>
          <table:table-cell table:formula="of:=IF([.F5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sweat]　あたし</text:p>
            <text:p>なんにも　言ってないんだけど…</text:p>
          </table:table-cell>
          <table:table-cell office:value-type="string" calcext:value-type="string">
            <text:p>U-Uh...[nbsp][sweat]\n</text:p>
            <text:p>I didn't actually say anything...</text:p>
          </table:table-cell>
          <table:table-cell/>
          <table:table-cell table:formula="of:=IF([.F528]=&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5 (sector 0x2EA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5-n-0x0</text:p>
          </table:table-cell>
          <table:table-cell office:value-type="string" calcext:value-type="string">
            <text:p>Girls: {</text:p>
          </table:table-cell>
          <table:table-cell table:formula="of:=T([.D100])" office:value-type="string" office:string-value="}" calcext:value-type="string">
            <text:p>}</text:p>
          </table:table-cell>
          <table:table-cell office:value-type="string" calcext:value-type="string">
            <text:p>フフフフフフフフッ…</text:p>
          </table:table-cell>
          <table:table-cell office:value-type="string" calcext:value-type="string">
            <text:p>Heh heh heh heh heh heh heh...</text:p>
          </table:table-cell>
          <table:table-cell/>
          <table:table-cell table:formula="of:=IF([.F5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1</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ソフトボール部所属</text:p>
            <text:p>人呼んで『闘魂のマミ』！</text:p>
          </table:table-cell>
          <table:table-cell office:value-type="string" calcext:value-type="string">
            <text:p>From the Softball Club...\n</text:p>
            <text:p>The one they call `Fighting Spirit Mami'!</text:p>
          </table:table-cell>
          <table:table-cell/>
          <table:table-cell table:formula="of:=IF([.F53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5-n-0x2</text:p>
          </table:table-cell>
          <table:table-cell office:value-type="string" calcext:value-type="string">
            <text:p>Rui: {</text:p>
          </table:table-cell>
          <table:table-cell table:formula="of:=T([.D100])" office:value-type="string" office:string-value="}" calcext:value-type="string">
            <text:p>}</text:p>
          </table:table-cell>
          <table:table-cell office:value-type="string" calcext:value-type="string">
            <text:p>無敵を誇るサッカー部の</text:p>
            <text:p>キャプテンこと</text:p>
            <text:p>『ストライカー・ルイ』！</text:p>
          </table:table-cell>
          <table:table-cell office:value-type="string" calcext:value-type="string">
            <text:p>Captain of the Soccer Club which prides itself on its invincibility...\n</text:p>
            <text:p>`Striker Rui'!</text:p>
          </table:table-cell>
          <table:table-cell/>
          <table:table-cell table:formula="of:=IF([.F5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5-n-0x3</text:p>
          </table:table-cell>
          <table:table-cell office:value-type="string" calcext:value-type="string">
            <text:p>Celica: {</text:p>
          </table:table-cell>
          <table:table-cell table:formula="of:=T([.D100])" office:value-type="string" office:string-value="}" calcext:value-type="string">
            <text:p>}</text:p>
          </table:table-cell>
          <table:table-cell office:value-type="string" calcext:value-type="string">
            <text:p>幻のドライブテクニシャン</text:p>
            <text:p>『ハイスピード・セリカ』とは</text:p>
            <text:p>アタシのことさ！</text:p>
          </table:table-cell>
          <table:table-cell office:value-type="string" calcext:value-type="string">
            <text:p>The phantom driving technician `High-Speed Celica,' that's me!</text:p>
          </table:table-cell>
          <table:table-cell/>
          <table:table-cell table:formula="of:=IF([.F5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4</text:p>
          </table:table-cell>
          <table:table-cell office:value-type="string" calcext:value-type="string">
            <text:p>Miki: {</text:p>
          </table:table-cell>
          <table:table-cell table:formula="of:=T([.D100])" office:value-type="string" office:string-value="}" calcext:value-type="string">
            <text:p>}</text:p>
          </table:table-cell>
          <table:table-cell office:value-type="string" calcext:value-type="string">
            <text:p>私のことは　ご存じないかしら？</text:p>
          </table:table-cell>
          <table:table-cell office:value-type="string" calcext:value-type="string">
            <text:p>Perhaps you know of me?</text:p>
          </table:table-cell>
          <table:table-cell/>
          <table:table-cell table:formula="of:=IF([.F53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5-n-0x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演劇部所属…</text:p>
            <text:p>銀河アカデミー賞にも</text:p>
            <text:p>ノミネートされている</text:p>
            <text:p>『銀幕のミキ』と申します</text:p>
          </table:table-cell>
          <table:table-cell office:value-type="string" calcext:value-type="string">
            <text:p>From the Drama Club...\n</text:p>
            <text:p>Nominated for the Galaxy Academy Award...\n</text:p>
            <text:p>I am called `Silver Screen Miki.'</text:p>
          </table:table-cell>
          <table:table-cell/>
          <table:table-cell table:formula="of:=IF([.F5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覚えておいて下さいね❤</text:p>
          </table:table-cell>
          <table:table-cell office:value-type="string" calcext:value-type="string">
            <text:p>Please do remember.[nbsp]❤</text:p>
          </table:table-cell>
          <table:table-cell/>
          <table:table-cell table:formula="of:=IF([.F5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7</text:p>
          </table:table-cell>
          <table:table-cell office:value-type="string" calcext:value-type="string">
            <text:p>Midori: {</text:p>
          </table:table-cell>
          <table:table-cell table:formula="of:=T([.D100])" office:value-type="string" office:string-value="}" calcext:value-type="string">
            <text:p>}</text:p>
          </table:table-cell>
          <table:table-cell office:value-type="string" calcext:value-type="string">
            <text:p>私は　フィギアスケート部</text:p>
            <text:p>『氷のミドリ』！</text:p>
          </table:table-cell>
          <table:table-cell office:value-type="string" calcext:value-type="string">
            <text:p>I'm the Figure Skating Club's `Icy Midori'!</text:p>
          </table:table-cell>
          <table:table-cell/>
          <table:table-cell table:formula="of:=IF([.F5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エリカ様を　侮辱するやつは</text:p>
            <text:p>私が放っておかないわっ！</text:p>
          </table:table-cell>
          <table:table-cell office:value-type="string" calcext:value-type="string">
            <text:p>I won't let up on jerks who insult Lady Erika!</text:p>
          </table:table-cell>
          <table:table-cell/>
          <table:table-cell table:formula="of:=IF([.F5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9</text:p>
          </table:table-cell>
          <table:table-cell office:value-type="string" calcext:value-type="string">
            <text:p>Ako &amp; Mako: {</text:p>
          </table:table-cell>
          <table:table-cell table:formula="of:=T([.D100])" office:value-type="string" office:string-value="}" calcext:value-type="string">
            <text:p>}</text:p>
          </table:table-cell>
          <table:table-cell office:value-type="string" calcext:value-type="string">
            <text:p>こんにちは！</text:p>
          </table:table-cell>
          <table:table-cell office:value-type="string" calcext:value-type="string">
            <text:p>Hi there!</text:p>
          </table:table-cell>
          <table:table-cell/>
          <table:table-cell table:formula="of:=IF([.F5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たち</text:p>
            <text:p>卓球界のゴールデンコンビ！</text:p>
          </table:table-cell>
          <table:table-cell office:value-type="string" calcext:value-type="string">
            <text:p>We're the golden duo of the table tennis world!</text:p>
          </table:table-cell>
          <table:table-cell/>
          <table:table-cell table:formula="of:=IF([.F5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閃光のアコ』でーす！</text:p>
          </table:table-cell>
          <table:table-cell office:value-type="string" calcext:value-type="string">
            <text:p>I'm `Ako the Flash'!</text:p>
          </table:table-cell>
          <table:table-cell/>
          <table:table-cell table:formula="of:=IF([.F5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疾風のマコ』でーす！</text:p>
          </table:table-cell>
          <table:table-cell office:value-type="string" calcext:value-type="string">
            <text:p>I'm `Mako the Gale'!</text:p>
          </table:table-cell>
          <table:table-cell/>
          <table:table-cell table:formula="of:=IF([.F5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D</text:p>
          </table:table-cell>
          <table:table-cell table:formula="of:=T([.C541])" office:value-type="string" office:string-value="Ako &amp; Mako: {" calcext:value-type="string">
            <text:p>Ako &amp; Mako: {</text:p>
          </table:table-cell>
          <table:table-cell table:formula="of:=T([.D100])" office:value-type="string" office:string-value="}" calcext:value-type="string">
            <text:p>}</text:p>
          </table:table-cell>
          <table:table-cell office:value-type="string" calcext:value-type="string">
            <text:p>よろしくネッ❤</text:p>
          </table:table-cell>
          <table:table-cell office:value-type="string" calcext:value-type="string">
            <text:p>Nice to meetcha![nbsp]❤</text:p>
          </table:table-cell>
          <table:table-cell/>
          <table:table-cell table:formula="of:=IF([.F545]=&quot;&quot;; &quot;UNTRANSLATED&quot;; &quot;&quot;)">
            <text:p/>
          </table:table-cell>
          <table:table-cell table:number-columns-repeated="1016"/>
        </table:table-row>
        <table:table-row table:style-name="ro19">
          <table:table-cell office:value-type="string" calcext:value-type="string">
            <text:p>string</text:p>
          </table:table-cell>
          <table:table-cell office:value-type="string" calcext:value-type="string">
            <text:p>block5-n-0xE</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七人そろって　エリカ様親衛隊</text:p>
            <text:p>『エリカ７』！！</text:p>
          </table:table-cell>
          <table:table-cell office:value-type="string" calcext:value-type="string">
            <text:p>Together, we are Lady Erika's elite guard:\n</text:p>
            <text:p>The `Erika 7'!</text:p>
          </table:table-cell>
          <table:table-cell office:value-type="string" calcext:value-type="string">
            <text:p>NOTE: for reference, the term used here, 親衛隊, is the same one Lia used to characterize her relationship to the Frauleins of Darkness in the first game</text:p>
          </table:table-cell>
          <table:table-cell table:formula="of:=IF([.F5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F</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きゃぁぁぁぁぁぁっ！</text:p>
          </table:table-cell>
          <table:table-cell office:value-type="string" calcext:value-type="string">
            <text:p>Aaaaaaaaaaaaaahhhhhhh!</text:p>
          </table:table-cell>
          <table:table-cell/>
          <table:table-cell table:formula="of:=IF([.F5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わわわっ[sweat]</text:p>
            <text:p>どうしちゃったのォ！？</text:p>
          </table:table-cell>
          <table:table-cell office:value-type="string" calcext:value-type="string">
            <text:p>Whoaaaaaaa![nbsp][sweat]\n</text:p>
            <text:p>What's going on!?</text:p>
          </table:table-cell>
          <table:table-cell/>
          <table:table-cell table:formula="of:=IF([.F5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ーーーーーーッ！！</text:p>
          </table:table-cell>
          <table:table-cell table:style-name="ce3" office:value-type="string" calcext:value-type="string">
            <text:p>AAAAAAAAAAAAHHHHHH!!</text:p>
          </table:table-cell>
          <table:table-cell/>
          <table:table-cell table:formula="of:=IF([.F54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6 (sector 0x2EA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7 (sector 0x2EB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8 (sector 0x2EB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9 (sector 0x2EC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0 (sector 0x2EC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0-0x20</text:p>
          </table:table-cell>
          <table:table-cell table:number-columns-repeated="2"/>
          <table:table-cell office:value-type="string" calcext:value-type="string">
            <text:p>２章＃１（１０）</text:p>
          </table:table-cell>
          <table:table-cell office:value-type="string" calcext:value-type="string">
            <text:p>Ch. 2 [#]1 (10)</text:p>
          </table:table-cell>
          <table:table-cell/>
          <table:table-cell table:formula="of:=IF([.F5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31</text:p>
          </table:table-cell>
          <table:table-cell table:number-columns-repeated="2"/>
          <table:table-cell office:value-type="string" calcext:value-type="string">
            <text:p>２章＃２（１３）</text:p>
          </table:table-cell>
          <table:table-cell table:style-name="ce3" office:value-type="string" calcext:value-type="string">
            <text:p>Ch. 2 [#]2 (13)</text:p>
          </table:table-cell>
          <table:table-cell/>
          <table:table-cell table:formula="of:=IF([.F5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42</text:p>
          </table:table-cell>
          <table:table-cell table:number-columns-repeated="2"/>
          <table:table-cell office:value-type="string" calcext:value-type="string">
            <text:p>２章＃３（１２）</text:p>
          </table:table-cell>
          <table:table-cell table:style-name="ce3" office:value-type="string" calcext:value-type="string">
            <text:p>Ch. 2 [#]3 (12)</text:p>
          </table:table-cell>
          <table:table-cell/>
          <table:table-cell table:formula="of:=IF([.F5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53</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0-0x62</text:p>
          </table:table-cell>
          <table:table-cell table:number-columns-repeated="2"/>
          <table:table-cell office:value-type="string" calcext:value-type="string">
            <text:p>ＣＵＴ</text:p>
          </table:table-cell>
          <table:table-cell office:value-type="string" calcext:value-type="string">
            <text:p>CUT</text:p>
          </table:table-cell>
          <table:table-cell/>
          <table:table-cell table:formula="of:=IF([.F5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69</text:p>
          </table:table-cell>
          <table:table-cell table:number-columns-repeated="2"/>
          <table:table-cell office:value-type="string" calcext:value-type="string">
            <text:p>ＩＶ</text:p>
          </table:table-cell>
          <table:table-cell office:value-type="string" calcext:value-type="string">
            <text:p>EVT</text:p>
          </table:table-cell>
          <table:table-cell/>
          <table:table-cell table:formula="of:=IF([.F5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6E</text:p>
          </table:table-cell>
          <table:table-cell table:number-columns-repeated="2"/>
          <table:table-cell office:value-type="string" calcext:value-type="string">
            <text:p>ＣＵＴ１</text:p>
          </table:table-cell>
          <table:table-cell office:value-type="string" calcext:value-type="string">
            <text:p>CUT1</text:p>
          </table:table-cell>
          <table:table-cell/>
          <table:table-cell table:formula="of:=IF([.F5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77</text:p>
          </table:table-cell>
          <table:table-cell table:number-columns-repeated="2"/>
          <table:table-cell office:value-type="string" calcext:value-type="string">
            <text:p>ＣＵＴ１０</text:p>
          </table:table-cell>
          <table:table-cell office:value-type="string" calcext:value-type="string">
            <text:p>CUT10</text:p>
          </table:table-cell>
          <table:table-cell/>
          <table:table-cell table:formula="of:=IF([.F5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82</text:p>
          </table:table-cell>
          <table:table-cell table:number-columns-repeated="2"/>
          <table:table-cell office:value-type="string" calcext:value-type="string">
            <text:p>ＣＵＴ１４</text:p>
          </table:table-cell>
          <table:table-cell office:value-type="string" calcext:value-type="string">
            <text:p>CUT14</text:p>
          </table:table-cell>
          <table:table-cell/>
          <table:table-cell table:formula="of:=IF([.F5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8D</text:p>
          </table:table-cell>
          <table:table-cell table:number-columns-repeated="2"/>
          <table:table-cell office:value-type="string" calcext:value-type="string">
            <text:p>ＩＶ１３</text:p>
          </table:table-cell>
          <table:table-cell office:value-type="string" calcext:value-type="string">
            <text:p>EVT13</text:p>
          </table:table-cell>
          <table:table-cell/>
          <table:table-cell table:formula="of:=IF([.F5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96</text:p>
          </table:table-cell>
          <table:table-cell table:number-columns-repeated="2"/>
          <table:table-cell office:value-type="string" calcext:value-type="string">
            <text:p>ＩＶ１４</text:p>
          </table:table-cell>
          <table:table-cell office:value-type="string" calcext:value-type="string">
            <text:p>EVT14</text:p>
          </table:table-cell>
          <table:table-cell/>
          <table:table-cell table:formula="of:=IF([.F5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9F</text:p>
          </table:table-cell>
          <table:table-cell table:number-columns-repeated="2"/>
          <table:table-cell office:value-type="string" calcext:value-type="string">
            <text:p>ＩＶ１５</text:p>
          </table:table-cell>
          <table:table-cell office:value-type="string" calcext:value-type="string">
            <text:p>EVT15</text:p>
          </table:table-cell>
          <table:table-cell/>
          <table:table-cell table:formula="of:=IF([.F5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20F</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36</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42</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4E</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5C</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7A</text:p>
          </table:table-cell>
          <table:table-cell table:number-columns-repeated="2"/>
          <table:table-cell office:value-type="string" calcext:value-type="string">
            <text:p>ママ</text:p>
          </table:table-cell>
          <table:table-cell office:value-type="string" calcext:value-type="string">
            <text:p>Mama</text:p>
          </table:table-cell>
          <table:table-cell/>
          <table:table-cell table:formula="of:=IF([.F5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294</text:p>
          </table:table-cell>
          <table:table-cell table:number-columns-repeated="2"/>
          <table:table-cell office:value-type="string" calcext:value-type="string">
            <text:p>他のヒント</text:p>
          </table:table-cell>
          <table:table-cell office:value-type="string" calcext:value-type="string">
            <text:p>For other hints</text:p>
          </table:table-cell>
          <table:table-cell/>
          <table:table-cell table:formula="of:=IF([.F5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E02</text:p>
          </table:table-cell>
          <table:table-cell table:number-columns-repeated="2"/>
          <table:table-cell office:value-type="string" calcext:value-type="string">
            <text:p>声の方</text:p>
          </table:table-cell>
          <table:table-cell table:formula="of:=T([.F440])" office:value-type="string" office:string-value="Toward the voice" calcext:value-type="string">
            <text:p>Toward the voice</text:p>
          </table:table-cell>
          <table:table-cell office:value-type="string" calcext:value-type="string">
            <text:p>DUPE: F440</text:p>
          </table:table-cell>
          <table:table-cell table:number-columns-repeated="1017"/>
        </table:table-row>
        <table:table-row table:style-name="ro2">
          <table:table-cell office:value-type="string" calcext:value-type="string">
            <text:p>string</text:p>
          </table:table-cell>
          <table:table-cell office:value-type="string" calcext:value-type="string">
            <text:p>block10-0xE09</text:p>
          </table:table-cell>
          <table:table-cell table:number-columns-repeated="2"/>
          <table:table-cell office:value-type="string" calcext:value-type="string">
            <text:p>謎の女性</text:p>
          </table:table-cell>
          <table:table-cell office:value-type="string" calcext:value-type="string">
            <text:p>Mystery girl</text:p>
          </table:table-cell>
          <table:table-cell/>
          <table:table-cell table:formula="of:=IF([.F5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E42</text:p>
          </table:table-cell>
          <table:table-cell table:number-columns-repeated="2"/>
          <table:table-cell office:value-type="string" calcext:value-type="string">
            <text:p>場所のこと</text:p>
          </table:table-cell>
          <table:table-cell office:value-type="string" calcext:value-type="string">
            <text:p>About the location</text:p>
          </table:table-cell>
          <table:table-cell/>
          <table:table-cell table:formula="of:=IF([.F5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E4D</text:p>
          </table:table-cell>
          <table:table-cell table:number-columns-repeated="2"/>
          <table:table-cell office:value-type="string" calcext:value-type="string">
            <text:p>ビーコンのこと</text:p>
          </table:table-cell>
          <table:table-cell table:formula="of:=T([.F178])" office:value-type="string" office:string-value="About the beacon" calcext:value-type="string">
            <text:p>About the beacon</text:p>
          </table:table-cell>
          <table:table-cell office:value-type="string" calcext:value-type="string">
            <text:p>DUPE: F178</text:p>
          </table:table-cell>
          <table:table-cell table:number-columns-repeated="1017"/>
        </table:table-row>
        <table:table-row table:style-name="ro2">
          <table:table-cell office:value-type="string" calcext:value-type="string">
            <text:p>string</text:p>
          </table:table-cell>
          <table:table-cell office:value-type="string" calcext:value-type="string">
            <text:p>block10-0xE5C</text:p>
          </table:table-cell>
          <table:table-cell table:number-columns-repeated="2"/>
          <table:table-cell office:value-type="string" calcext:value-type="string">
            <text:p>謎の女性のこと</text:p>
          </table:table-cell>
          <table:table-cell office:value-type="string" calcext:value-type="string">
            <text:p>About the mystery girl</text:p>
          </table:table-cell>
          <table:table-cell/>
          <table:table-cell table:formula="of:=IF([.F5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12AB</text:p>
          </table:table-cell>
          <table:table-cell table:number-columns-repeated="2"/>
          <table:table-cell office:value-type="string" calcext:value-type="string">
            <text:p>シアターの中</text:p>
          </table:table-cell>
          <table:table-cell office:value-type="string" calcext:value-type="string">
            <text:p>Inside the theater</text:p>
          </table:table-cell>
          <table:table-cell/>
          <table:table-cell table:formula="of:=IF([.F5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おはよう…パパ…ママ</text:p>
          </table:table-cell>
          <table:table-cell office:value-type="string" calcext:value-type="string">
            <text:p>Good morning...Papa...Mama...</text:p>
          </table:table-cell>
          <table:table-cell/>
          <table:table-cell table:formula="of:=IF([.F5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うん　おはよう　ユナ</text:p>
          </table:table-cell>
          <table:table-cell office:value-type="string" calcext:value-type="string">
            <text:p>Oh, morning, Yuna.</text:p>
          </table:table-cell>
          <table:table-cell/>
          <table:table-cell table:formula="of:=IF([.F5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はようございまーす❤</text:p>
          </table:table-cell>
          <table:table-cell office:value-type="string" calcext:value-type="string">
            <text:p>Good mooooorning![nbsp]❤</text:p>
          </table:table-cell>
          <table:table-cell/>
          <table:table-cell table:formula="of:=IF([.F5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ら　おはよう　ユーリィさん</text:p>
            <text:p>よく寝られました？</text:p>
          </table:table-cell>
          <table:table-cell office:value-type="string" calcext:value-type="string">
            <text:p>My, good morning, Yuri.\n</text:p>
            <text:p>Did you sleep well?</text:p>
          </table:table-cell>
          <table:table-cell/>
          <table:table-cell table:formula="of:=IF([.F5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もう　ぐ〜っすりとですぅ❤</text:p>
          </table:table-cell>
          <table:table-cell office:value-type="string" calcext:value-type="string">
            <text:p>I think...\n</text:p>
            <text:p>I slept quite soundly![nbsp]❤</text:p>
          </table:table-cell>
          <table:table-cell/>
          <table:table-cell table:formula="of:=IF([.F5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ったく　ユーリィったら</text:p>
            <text:p>寝ぞう　悪いんだもん</text:p>
          </table:table-cell>
          <table:table-cell office:value-type="string" calcext:value-type="string">
            <text:p>Geez, Yuri. You've got the worst sleeping posture.</text:p>
          </table:table-cell>
          <table:table-cell/>
          <table:table-cell table:formula="of:=IF([.F5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はははは[sweat]</text:p>
          </table:table-cell>
          <table:table-cell office:value-type="string" calcext:value-type="string">
            <text:p>Hyahahahaha![nbsp][sweat]</text:p>
          </table:table-cell>
          <table:table-cell/>
          <table:table-cell table:formula="of:=IF([.F5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7</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text:p>
            <text:p>人のこと　言えないでしょ！</text:p>
          </table:table-cell>
          <table:table-cell office:value-type="string" calcext:value-type="string">
            <text:p>Now, Yuna, who are you to talk?</text:p>
          </table:table-cell>
          <table:table-cell/>
          <table:table-cell table:formula="of:=IF([.F5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sweat]　あぐぐ…</text:p>
          </table:table-cell>
          <table:table-cell office:value-type="string" calcext:value-type="string">
            <text:p>Er.[nbsp][sweat] Ack...</text:p>
          </table:table-cell>
          <table:table-cell/>
          <table:table-cell table:formula="of:=IF([.F5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わぁ　美味しそうですぅ❤</text:p>
          </table:table-cell>
          <table:table-cell office:value-type="string" calcext:value-type="string">
            <text:p>Woooow! This looks delicious![nbsp]❤</text:p>
          </table:table-cell>
          <table:table-cell/>
          <table:table-cell table:formula="of:=IF([.F5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A</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さあ　どうぞ　どうぞ❤</text:p>
            <text:p>召し上がって！</text:p>
          </table:table-cell>
          <table:table-cell office:value-type="string" calcext:value-type="string">
            <text:p>Well, go on, then![nbsp]❤\n</text:p>
            <text:p>Eat up!</text:p>
          </table:table-cell>
          <table:table-cell/>
          <table:table-cell table:formula="of:=IF([.F6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はははっ…</text:p>
            <text:p>それではァ　いただきま〜す！</text:p>
            <text:p>あん…うぐうぐ…</text:p>
          </table:table-cell>
          <table:table-cell office:value-type="string" calcext:value-type="string">
            <text:p>Hyahahaha...!\n</text:p>
            <text:p>Thank you for the meal!\n</text:p>
            <text:p>(mmnf)...(grff mnng)...</text:p>
          </table:table-cell>
          <table:table-cell/>
          <table:table-cell table:formula="of:=IF([.F6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C</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おやおや？</text:p>
            <text:p>よっぽど　おなか　すいていたんだね〜</text:p>
          </table:table-cell>
          <table:table-cell office:value-type="string" calcext:value-type="string">
            <text:p>Oh?\n</text:p>
            <text:p>You sure must be hungry.</text:p>
          </table:table-cell>
          <table:table-cell/>
          <table:table-cell table:formula="of:=IF([.F6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いっ！</text:p>
            <text:p>うぐうぐ…もぐもぐ…</text:p>
          </table:table-cell>
          <table:table-cell office:value-type="string" calcext:value-type="string">
            <text:p>YES!\n</text:p>
            <text:p>(gobblegobble)...(om) (nom)...</text:p>
          </table:table-cell>
          <table:table-cell/>
          <table:table-cell table:formula="of:=IF([.F6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E</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うふふふっ❤　遠慮しないで</text:p>
            <text:p>たくさん召し上がってネ！</text:p>
          </table:table-cell>
          <table:table-cell office:value-type="string" calcext:value-type="string">
            <text:p>Tee-hee-hee-hee![nbsp]❤\n</text:p>
            <text:p>Don't hold back―eat up!</text:p>
          </table:table-cell>
          <table:table-cell/>
          <table:table-cell table:formula="of:=IF([.F6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いっ！</text:p>
            <text:p>もぐもぐ…うんぐうんぐ…</text:p>
          </table:table-cell>
          <table:table-cell office:value-type="string" calcext:value-type="string">
            <text:p>Yesh ma'am!\n</text:p>
            <text:p>(nomnomnom)...(smack) (crunch)</text:p>
          </table:table-cell>
          <table:table-cell/>
          <table:table-cell table:formula="of:=IF([.F6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ママ　今日の朝ゴハン　なに？</text:p>
          </table:table-cell>
          <table:table-cell office:value-type="string" calcext:value-type="string">
            <text:p>Mama, what's for breakfast today?</text:p>
          </table:table-cell>
          <table:table-cell/>
          <table:table-cell table:formula="of:=IF([.F6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1</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の大好きな</text:p>
            <text:p>ハムエッグと焼き魚よ！</text:p>
          </table:table-cell>
          <table:table-cell office:value-type="string" calcext:value-type="string">
            <text:p>Just what you love, Yuna: ham and eggs with grilled fish!</text:p>
          </table:table-cell>
          <table:table-cell/>
          <table:table-cell table:formula="of:=IF([.F60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たしは　お魚が</text:p>
            <text:p>好きですぅー！</text:p>
          </table:table-cell>
          <table:table-cell office:value-type="string" calcext:value-type="string">
            <text:p>I am fond of fish!</text:p>
          </table:table-cell>
          <table:table-cell/>
          <table:table-cell table:formula="of:=IF([.F6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3</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んー…朝ゴハンはね</text:p>
            <text:p>しっかりと食べないと　いけないよ</text:p>
          </table:table-cell>
          <table:table-cell office:value-type="string" calcext:value-type="string">
            <text:p>Mmm...You do need to eat a proper breakfast.</text:p>
          </table:table-cell>
          <table:table-cell/>
          <table:table-cell table:formula="of:=IF([.F6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ネコが</text:p>
            <text:p>ゴハン　食べてるみたい…</text:p>
          </table:table-cell>
          <table:table-cell office:value-type="string" calcext:value-type="string">
            <text:p>It's kinda like watching a cat eat...</text:p>
          </table:table-cell>
          <table:table-cell/>
          <table:table-cell table:formula="of:=IF([.F610]=&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lock10-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フニャ？</text:p>
          </table:table-cell>
          <table:table-cell office:value-type="string" calcext:value-type="string">
            <text:p>Mrrowr?</text:p>
          </table:table-cell>
          <table:table-cell office:value-type="string" calcext:value-type="string">
            <text:p>NOTE: フニャ is the onomatopoeia for talking with food in one's mouth, but also includes "nya", the sound of a cat meowing, hence the visual gag of Yuri dressed as a cat</text:p>
          </table:table-cell>
          <table:table-cell table:formula="of:=IF([.F6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のお魚　少しちょうだい❤</text:p>
          </table:table-cell>
          <table:table-cell office:value-type="string" calcext:value-type="string">
            <text:p>Pass me some of that fish, will you?[nbsp]❤</text:p>
          </table:table-cell>
          <table:table-cell/>
          <table:table-cell table:formula="of:=IF([.F6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フゥーーッ　だめですぅ！</text:p>
          </table:table-cell>
          <table:table-cell office:value-type="string" calcext:value-type="string">
            <text:p>(growwwr)...Denied!</text:p>
          </table:table-cell>
          <table:table-cell/>
          <table:table-cell table:formula="of:=IF([.F6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ケチ…………</text:p>
          </table:table-cell>
          <table:table-cell office:value-type="string" calcext:value-type="string">
            <text:p>Greedy...</text:p>
          </table:table-cell>
          <table:table-cell/>
          <table:table-cell table:formula="of:=IF([.F61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text:p>
            <text:p>昨日　言ってた『ビーコン』って</text:p>
            <text:p>地球にも　あるんでしょ？</text:p>
          </table:table-cell>
          <table:table-cell office:value-type="string" calcext:value-type="string">
            <text:p>Hey, Yuri.\n</text:p>
            <text:p>Is there one of those `beacons' you were talking about yesterday on Earth, too?</text:p>
          </table:table-cell>
          <table:table-cell/>
          <table:table-cell table:formula="of:=IF([.F6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あぐあぐ…</text:p>
            <text:p>この近くに　あると思うんですけど…</text:p>
          </table:table-cell>
          <table:table-cell office:value-type="string" calcext:value-type="string">
            <text:p>Yes (gulp) (scarf)...\n</text:p>
            <text:p>I think that it is near here...</text:p>
          </table:table-cell>
          <table:table-cell/>
          <table:table-cell table:formula="of:=IF([.F6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ーン…どのへんにあるの？</text:p>
          </table:table-cell>
          <table:table-cell office:value-type="string" calcext:value-type="string">
            <text:p>Hmmm...What kind of place is it in?</text:p>
          </table:table-cell>
          <table:table-cell/>
          <table:table-cell table:formula="of:=IF([.F6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C</text:p>
          </table:table-cell>
          <table:table-cell table:formula="of:=T([.C193])" office:value-type="string" office:string-value="Yuri: {" calcext:value-type="string">
            <text:p>Yuri: {</text:p>
          </table:table-cell>
          <table:table-cell/>
          <table:table-cell office:value-type="string" calcext:value-type="string">
            <text:p>えっと　もぐもぐ</text:p>
            <text:p>丸いものが…あるところです…</text:p>
          </table:table-cell>
          <table:table-cell office:value-type="string" calcext:value-type="string">
            <text:p>Um...(munch) (slurp)\n</text:p>
            <text:p>It is a place that has...a round thing...</text:p>
          </table:table-cell>
          <table:table-cell office:value-type="string" calcext:value-type="string">
            <text:p>NOTE: split lines</text:p>
          </table:table-cell>
          <table:table-cell table:formula="of:=IF([.F6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D</text:p>
          </table:table-cell>
          <table:table-cell/>
          <table:table-cell table:formula="of:=T([.D100])" office:value-type="string" office:string-value="}" calcext:value-type="string">
            <text:p>}</text:p>
          </table:table-cell>
          <table:table-cell office:value-type="string" calcext:value-type="string">
            <text:p>あの　おかわりいいですかぁ？</text:p>
          </table:table-cell>
          <table:table-cell office:value-type="string" calcext:value-type="string">
            <text:p>Pardon. May I please have seconds?</text:p>
          </table:table-cell>
          <table:table-cell/>
          <table:table-cell table:formula="of:=IF([.F6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E</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っ　はいはい！</text:p>
          </table:table-cell>
          <table:table-cell office:value-type="string" calcext:value-type="string">
            <text:p>Oh, please do!</text:p>
          </table:table-cell>
          <table:table-cell/>
          <table:table-cell table:formula="of:=IF([.F6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丸いものねぇ…</text:p>
            <text:p>う〜ん　それだけじゃ　わかんないよ〜</text:p>
          </table:table-cell>
          <table:table-cell office:value-type="string" calcext:value-type="string">
            <text:p>A round thing...\n</text:p>
            <text:p>Mmm, that doesn't really tell me much...</text:p>
          </table:table-cell>
          <table:table-cell/>
          <table:table-cell table:formula="of:=IF([.F6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ぐ　うんぐ…</text:p>
            <text:p>もぐもぐ…</text:p>
          </table:table-cell>
          <table:table-cell office:value-type="string" calcext:value-type="string">
            <text:p>(mngh) (grngh)...\n</text:p>
            <text:p>(nomnomnom)</text:p>
          </table:table-cell>
          <table:table-cell/>
          <table:table-cell table:formula="of:=IF([.F6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ェ　他には？</text:p>
          </table:table-cell>
          <table:table-cell office:value-type="string" calcext:value-type="string">
            <text:p>Okay, what else do you know?</text:p>
          </table:table-cell>
          <table:table-cell/>
          <table:table-cell table:formula="of:=IF([.F6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2</text:p>
          </table:table-cell>
          <table:table-cell table:formula="of:=T([.C193])" office:value-type="string" office:string-value="Yuri: {" calcext:value-type="string">
            <text:p>Yuri: {</text:p>
          </table:table-cell>
          <table:table-cell/>
          <table:table-cell office:value-type="string" calcext:value-type="string">
            <text:p>えっと　人がいっぱい</text:p>
            <text:p>いるところですぅ…</text:p>
          </table:table-cell>
          <table:table-cell office:value-type="string" calcext:value-type="string">
            <text:p>Um...It is a place with many people...</text:p>
          </table:table-cell>
          <table:table-cell office:value-type="string" calcext:value-type="string">
            <text:p>NOTE: split lines</text:p>
          </table:table-cell>
          <table:table-cell table:formula="of:=IF([.F6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3</text:p>
          </table:table-cell>
          <table:table-cell/>
          <table:table-cell table:formula="of:=T([.D100])" office:value-type="string" office:string-value="}" calcext:value-type="string">
            <text:p>}</text:p>
          </table:table-cell>
          <table:table-cell office:value-type="string" calcext:value-type="string">
            <text:p>おかわり！</text:p>
          </table:table-cell>
          <table:table-cell office:value-type="string" calcext:value-type="string">
            <text:p>Thirds!</text:p>
          </table:table-cell>
          <table:table-cell/>
          <table:table-cell table:formula="of:=IF([.F6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人が　いっぱいいるところねぇ</text:p>
            <text:p>そんなところ　ネオ東京には</text:p>
            <text:p>いっぱいあるよ〜[sweat]</text:p>
          </table:table-cell>
          <table:table-cell office:value-type="string" calcext:value-type="string">
            <text:p>A place with lots of people?\n</text:p>
            <text:p>Well, that's just about everywhere in Neo Tokyo...[nbsp][sweat]</text:p>
          </table:table-cell>
          <table:table-cell/>
          <table:table-cell table:formula="of:=IF([.F6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他には？</text:p>
          </table:table-cell>
          <table:table-cell office:value-type="string" calcext:value-type="string">
            <text:p>Okay...Anything else?</text:p>
          </table:table-cell>
          <table:table-cell/>
          <table:table-cell table:formula="of:=IF([.F6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6</text:p>
          </table:table-cell>
          <table:table-cell table:formula="of:=T([.C193])" office:value-type="string" office:string-value="Yuri: {" calcext:value-type="string">
            <text:p>Yuri: {</text:p>
          </table:table-cell>
          <table:table-cell/>
          <table:table-cell office:value-type="string" calcext:value-type="string">
            <text:p>えっとォ</text:p>
            <text:p>すっごく　広いところですぅ……</text:p>
          </table:table-cell>
          <table:table-cell office:value-type="string" calcext:value-type="string">
            <text:p>Well...\n</text:p>
            <text:p>It is a very spacious place...</text:p>
          </table:table-cell>
          <table:table-cell office:value-type="string" calcext:value-type="string">
            <text:p>NOTE: split lines</text:p>
          </table:table-cell>
          <table:table-cell table:formula="of:=IF([.F6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7</text:p>
          </table:table-cell>
          <table:table-cell/>
          <table:table-cell table:formula="of:=T([.D100])" office:value-type="string" office:string-value="}" calcext:value-type="string">
            <text:p>}</text:p>
          </table:table-cell>
          <table:table-cell office:value-type="string" calcext:value-type="string">
            <text:p>おかわり！</text:p>
          </table:table-cell>
          <table:table-cell office:value-type="string" calcext:value-type="string">
            <text:p>FOURTHS!</text:p>
          </table:table-cell>
          <table:table-cell office:value-type="string" calcext:value-type="string">
            <text:p>NOTE: originally dupe of F625</text:p>
          </table:table-cell>
          <table:table-cell table:number-columns-repeated="1017"/>
        </table:table-row>
        <table:table-row table:style-name="ro2">
          <table:table-cell office:value-type="string" calcext:value-type="string">
            <text:p>string</text:p>
          </table:table-cell>
          <table:table-cell office:value-type="string" calcext:value-type="string">
            <text:p>block10-n-0x28</text:p>
          </table:table-cell>
          <table:table-cell table:formula="of:=T([.C100])" office:value-type="string" office:string-value="Yuna: {" calcext:value-type="string">
            <text:p>Yuna: {</text:p>
          </table:table-cell>
          <table:table-cell/>
          <table:table-cell office:value-type="string" calcext:value-type="string">
            <text:p>広い……広い……</text:p>
          </table:table-cell>
          <table:table-cell office:value-type="string" calcext:value-type="string">
            <text:p>Spacious...spacious...</text:p>
          </table:table-cell>
          <table:table-cell office:value-type="string" calcext:value-type="string">
            <text:p>NOTE: split lines</text:p>
          </table:table-cell>
          <table:table-cell table:formula="of:=IF([.F63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0-n-0x29</text:p>
          </table:table-cell>
          <table:table-cell/>
          <table:table-cell table:formula="of:=T([.D100])" office:value-type="string" office:string-value="}" calcext:value-type="string">
            <text:p>}</text:p>
          </table:table-cell>
          <table:table-cell office:value-type="string" calcext:value-type="string">
            <text:p>[note]うーみは　広い〜な　大き〜な〜[note]て</text:p>
            <text:p>海の中じゃないよねぇ？</text:p>
          </table:table-cell>
          <table:table-cell office:value-type="string" calcext:value-type="string">
            <text:p>[note] The ooooocean is vast and wiiiiiide[nbsp][note]\n</text:p>
            <text:p>Could it be in the ocean?</text:p>
          </table:table-cell>
          <table:table-cell/>
          <table:table-cell table:formula="of:=IF([.F6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ヒャハハハッ</text:p>
            <text:p>ユナさん　おんちですぅ！</text:p>
          </table:table-cell>
          <table:table-cell office:value-type="string" calcext:value-type="string">
            <text:p>Hyahahaha!\n</text:p>
            <text:p>Miss Yuna, you are tone-deaf!</text:p>
          </table:table-cell>
          <table:table-cell/>
          <table:table-cell table:formula="of:=IF([.F632]=&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10-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6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でもいいけど</text:p>
            <text:p>ユーリィ　よく食べるねぇ！</text:p>
          </table:table-cell>
          <table:table-cell office:value-type="string" calcext:value-type="string">
            <text:p>Whatever.\n</text:p>
            <text:p>You sure eat a lot, Yuri!</text:p>
          </table:table-cell>
          <table:table-cell/>
          <table:table-cell table:formula="of:=IF([.F6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ぇっ？</text:p>
          </table:table-cell>
          <table:table-cell office:value-type="string" calcext:value-type="string">
            <text:p>Hweh?</text:p>
          </table:table-cell>
          <table:table-cell/>
          <table:table-cell table:formula="of:=IF([.F6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いお米　使ってますネェ！</text:p>
          </table:table-cell>
          <table:table-cell office:value-type="string" calcext:value-type="string">
            <text:p>You use such good rice!</text:p>
          </table:table-cell>
          <table:table-cell/>
          <table:table-cell table:formula="of:=IF([.F63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n-0x2F</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ら　お上手ネ❤　うふふ…</text:p>
          </table:table-cell>
          <table:table-cell office:value-type="string" calcext:value-type="string">
            <text:p>Oh, aren't you the flatterer.[nbsp]❤\n</text:p>
            <text:p>Tee-hee-hee...</text:p>
          </table:table-cell>
          <table:table-cell/>
          <table:table-cell table:formula="of:=IF([.F6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ねぇ…</text:p>
          </table:table-cell>
          <table:table-cell office:value-type="string" calcext:value-type="string">
            <text:p>Umm...</text:p>
          </table:table-cell>
          <table:table-cell/>
          <table:table-cell table:formula="of:=IF([.F63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丸いもの』『人がたくさんいる』</text:p>
            <text:p>『広い』かあ……どこかなあ？</text:p>
          </table:table-cell>
          <table:table-cell office:value-type="string" calcext:value-type="string">
            <text:p>Right...\n</text:p>
            <text:p>So it has `a round thing,' `lots of people,' and it's `spacious'...Where could that be?</text:p>
          </table:table-cell>
          <table:table-cell/>
          <table:table-cell table:formula="of:=IF([.F63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0-n-0x3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もぐもぐ</text:p>
            <text:p>それで　思いつく場所は　ありますぅ？</text:p>
          </table:table-cell>
          <table:table-cell office:value-type="string" calcext:value-type="string">
            <text:p>Well...(omnom)\n</text:p>
            <text:p>Is that not sufficient to call something to mind?</text:p>
          </table:table-cell>
          <table:table-cell/>
          <table:table-cell table:formula="of:=IF([.F6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Hmm...</text:p>
          </table:table-cell>
          <table:table-cell/>
          <table:table-cell table:formula="of:=IF([.F6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あっ　そうだ！</text:p>
            <text:p>きっと　あそこよ！！</text:p>
          </table:table-cell>
          <table:table-cell office:value-type="string" calcext:value-type="string">
            <text:p>Ah! I've got it!\n</text:p>
            <text:p>That's gotta be it!</text:p>
          </table:table-cell>
          <table:table-cell/>
          <table:table-cell table:formula="of:=IF([.F6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ぐんぐ…わかりましたァ？</text:p>
          </table:table-cell>
          <table:table-cell office:value-type="string" calcext:value-type="string">
            <text:p>(chow) (chomp)...\n</text:p>
            <text:p>Have you figured it out?</text:p>
          </table:table-cell>
          <table:table-cell/>
          <table:table-cell table:formula="of:=IF([.F64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あたし</text:p>
            <text:p>前から　行きたかったトコなの❤</text:p>
            <text:p>さっそく　いってみよう！</text:p>
          </table:table-cell>
          <table:table-cell office:value-type="string" calcext:value-type="string">
            <text:p>Yeah! It's a place I've been wanting to go![nbsp]❤\n</text:p>
            <text:p>Let's get moving right now!</text:p>
          </table:table-cell>
          <table:table-cell/>
          <table:table-cell table:formula="of:=IF([.F64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3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ちょっと…待ってください</text:p>
            <text:p>もう少しで…んぐんぐ</text:p>
            <text:p>食べおわりますからァ…</text:p>
          </table:table-cell>
          <table:table-cell office:value-type="string" calcext:value-type="string">
            <text:p>Wait...Please hold on.\n</text:p>
            <text:p>I will be finished eating...(gulp) (smack)\n</text:p>
            <text:p>in just a moment...</text:p>
          </table:table-cell>
          <table:table-cell/>
          <table:table-cell table:formula="of:=IF([.F6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以上　食べると太っちゃうよ</text:p>
            <text:p>さっ　行くわよ！</text:p>
          </table:table-cell>
          <table:table-cell office:value-type="string" calcext:value-type="string">
            <text:p>If you eat any more, you'll get fat!\n</text:p>
            <text:p>C'mon, let's go!</text:p>
          </table:table-cell>
          <table:table-cell/>
          <table:table-cell table:formula="of:=IF([.F6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　わたしのゴハン〜[sweat]</text:p>
          </table:table-cell>
          <table:table-cell office:value-type="string" calcext:value-type="string">
            <text:p>Aaaaah! My riiiiiiiiiiiiiiiice![nbsp][sweat]</text:p>
          </table:table-cell>
          <table:table-cell/>
          <table:table-cell table:formula="of:=IF([.F6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っ！　丸いものがあって</text:p>
            <text:p>広くって　人がたっくさんいるでしょ？</text:p>
          </table:table-cell>
          <table:table-cell office:value-type="string" calcext:value-type="string">
            <text:p>Well? It's got a round thing, it's big, and there's lots of people, right?</text:p>
          </table:table-cell>
          <table:table-cell/>
          <table:table-cell table:formula="of:=IF([.F6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しかに　そうですね…</text:p>
          </table:table-cell>
          <table:table-cell office:value-type="string" calcext:value-type="string">
            <text:p>That is certainly so...</text:p>
          </table:table-cell>
          <table:table-cell/>
          <table:table-cell table:formula="of:=IF([.F6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あ！　こんなに　早く</text:p>
            <text:p>見つけられるなんて　ラッキー！</text:p>
          </table:table-cell>
          <table:table-cell office:value-type="string" calcext:value-type="string">
            <text:p>Alright! We sure are lucky being able to find it this quick!</text:p>
          </table:table-cell>
          <table:table-cell/>
          <table:table-cell table:formula="of:=IF([.F6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れなら　あっという間に</text:p>
            <text:p>片づいちゃうっ❤</text:p>
          </table:table-cell>
          <table:table-cell office:value-type="string" calcext:value-type="string">
            <text:p>At this rate, we'll have everything patched up lickety-split![nbsp]❤</text:p>
          </table:table-cell>
          <table:table-cell/>
          <table:table-cell table:formula="of:=IF([.F6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E</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まいっ！</text:p>
            <text:p>それは　あますぎるわっ！</text:p>
          </table:table-cell>
          <table:table-cell office:value-type="string" calcext:value-type="string">
            <text:p>Fool!\n</text:p>
            <text:p>How naive you are!</text:p>
          </table:table-cell>
          <table:table-cell/>
          <table:table-cell table:formula="of:=IF([.F6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10-n-0x40</text:p>
          </table:table-cell>
          <table:table-cell office:value-type="string" calcext:value-type="string">
            <text:p>Mystery Girl: {</text:p>
          </table:table-cell>
          <table:table-cell table:formula="of:=T([.D100])" office:value-type="string" office:string-value="}" calcext:value-type="string">
            <text:p>}</text:p>
          </table:table-cell>
          <table:table-cell office:value-type="string" calcext:value-type="string">
            <text:p>フフフフッ</text:p>
          </table:table-cell>
          <table:table-cell office:value-type="string" calcext:value-type="string">
            <text:p>Heh-heh-heh-heh!</text:p>
          </table:table-cell>
          <table:table-cell/>
          <table:table-cell table:formula="of:=IF([.F6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ッ！！　なんか危なそうな人…</text:p>
          </table:table-cell>
          <table:table-cell office:value-type="string" calcext:value-type="string">
            <text:p>Geh! She seems kinda dangerous...</text:p>
          </table:table-cell>
          <table:table-cell/>
          <table:table-cell table:formula="of:=IF([.F6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行っちゃった…</text:p>
            <text:p>ほんとに　おかしな人ねぇ…</text:p>
          </table:table-cell>
          <table:table-cell office:value-type="string" calcext:value-type="string">
            <text:p>She left...\n</text:p>
            <text:p>What a weirdo.</text:p>
          </table:table-cell>
          <table:table-cell/>
          <table:table-cell table:formula="of:=IF([.F6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すか？…</text:p>
            <text:p>あたしに　なにか用ですか？</text:p>
          </table:table-cell>
          <table:table-cell office:value-type="string" calcext:value-type="string">
            <text:p>What is it?...\n</text:p>
            <text:p>Do you want something?</text:p>
          </table:table-cell>
          <table:table-cell/>
          <table:table-cell table:formula="of:=IF([.F657]=&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10-n-0x44</text:p>
          </table:table-cell>
          <table:table-cell table:formula="of:=T([.C654])" office:value-type="string" office:string-value="Mystery Girl: {" calcext:value-type="string">
            <text:p>Mystery Girl: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6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ろ…あの人？</text:p>
          </table:table-cell>
          <table:table-cell office:value-type="string" calcext:value-type="string">
            <text:p>Who was THAT?</text:p>
          </table:table-cell>
          <table:table-cell/>
          <table:table-cell table:formula="of:=IF([.F6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う　ところで</text:p>
            <text:p>あの　丸いのは　何ですかァ？</text:p>
          </table:table-cell>
          <table:table-cell office:value-type="string" calcext:value-type="string">
            <text:p>Pardon me, but what is that round object?</text:p>
          </table:table-cell>
          <table:table-cell/>
          <table:table-cell table:formula="of:=IF([.F6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あ　あれは…</text:p>
            <text:p>『バーチャル・シアター』よ！</text:p>
          </table:table-cell>
          <table:table-cell office:value-type="string" calcext:value-type="string">
            <text:p>Huh? Oh, that...\n</text:p>
            <text:p>It's the Virtual Theater!</text:p>
          </table:table-cell>
          <table:table-cell/>
          <table:table-cell table:formula="of:=IF([.F6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ばーちゃん・しあたぁー？</text:p>
            <text:p>なーんですかァ　それぇ？</text:p>
          </table:table-cell>
          <table:table-cell office:value-type="string" calcext:value-type="string">
            <text:p>Verchuwall Theeayter?\n</text:p>
            <text:p>What is that?</text:p>
          </table:table-cell>
          <table:table-cell/>
          <table:table-cell table:formula="of:=IF([.F66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にかく</text:p>
            <text:p>すっごい　スリルあるんだって</text:p>
            <text:p>学校の　みんなが言ってたもん！</text:p>
          </table:table-cell>
          <table:table-cell office:value-type="string" calcext:value-type="string">
            <text:p>Well, everybody at school says it gives you SUPER duper thrills!</text:p>
          </table:table-cell>
          <table:table-cell office:value-type="string" calcext:value-type="string">
            <text:p>CHECK</text:p>
          </table:table-cell>
          <table:table-cell table:formula="of:=IF([.F66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それが</text:p>
            <text:p>あそこで　やってるんですかぁ？</text:p>
          </table:table-cell>
          <table:table-cell office:value-type="string" calcext:value-type="string">
            <text:p>Huh...That is what goes on there?</text:p>
          </table:table-cell>
          <table:table-cell/>
          <table:table-cell table:formula="of:=IF([.F6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ねっねっ！　早く行こうよ❤</text:p>
          </table:table-cell>
          <table:table-cell office:value-type="string" calcext:value-type="string">
            <text:p>Yep!\n</text:p>
            <text:p>Hey, c'mon! Let's hurry over!</text:p>
          </table:table-cell>
          <table:table-cell/>
          <table:table-cell table:formula="of:=IF([.F6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待って下さいよォ〜[sweat]</text:p>
          </table:table-cell>
          <table:table-cell office:value-type="string" calcext:value-type="string">
            <text:p>Aah! Please wait for me![nbsp][sweat]</text:p>
          </table:table-cell>
          <table:table-cell/>
          <table:table-cell table:formula="of:=IF([.F6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わー！　大きなスクリーン！</text:p>
          </table:table-cell>
          <table:table-cell office:value-type="string" calcext:value-type="string">
            <text:p>Whooooa! That's a HUGE screen!</text:p>
          </table:table-cell>
          <table:table-cell/>
          <table:table-cell table:formula="of:=IF([.F66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の　どこが</text:p>
            <text:p>おもしろいんですかァ？</text:p>
          </table:table-cell>
          <table:table-cell office:value-type="string" calcext:value-type="string">
            <text:p>What about this is interesting?</text:p>
          </table:table-cell>
          <table:table-cell/>
          <table:table-cell table:formula="of:=IF([.F6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が　おもしろいんじゃなくて</text:p>
            <text:p>ここでやることが　おもしろいのよ〜</text:p>
          </table:table-cell>
          <table:table-cell office:value-type="string" calcext:value-type="string">
            <text:p>That's not what's interesting―it's what they do here that is.</text:p>
          </table:table-cell>
          <table:table-cell/>
          <table:table-cell table:formula="of:=IF([.F66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5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の中に　立ってるだけで</text:p>
            <text:p>映画のストーリーを　実際に</text:p>
            <text:p>体験できるんだって！</text:p>
          </table:table-cell>
          <table:table-cell office:value-type="string" calcext:value-type="string">
            <text:p>They say that just standing here lets you experience a movie's story for real!</text:p>
          </table:table-cell>
          <table:table-cell/>
          <table:table-cell table:formula="of:=IF([.F6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今日の上映は…</text:p>
            <text:p>『エイリアン　２４００』だって！</text:p>
          </table:table-cell>
          <table:table-cell office:value-type="string" calcext:value-type="string">
            <text:p>Today's film is...`Alien 2400'!</text:p>
          </table:table-cell>
          <table:table-cell office:value-type="string" calcext:value-type="string">
            <text:p>NOTE: i assume that's a year, not the 2,400th "alien" movie...</text:p>
          </table:table-cell>
          <table:table-cell table:formula="of:=IF([.F6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ワクワクしちゃうっ❤</text:p>
          </table:table-cell>
          <table:table-cell office:value-type="string" calcext:value-type="string">
            <text:p>Ooh man, I'm so pumped![nbsp]❤</text:p>
          </table:table-cell>
          <table:table-cell/>
          <table:table-cell table:formula="of:=IF([.F6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5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から　なにが</text:p>
            <text:p>始まるんですかあ〜？</text:p>
          </table:table-cell>
          <table:table-cell office:value-type="string" calcext:value-type="string">
            <text:p>What is going to happen now?</text:p>
          </table:table-cell>
          <table:table-cell/>
          <table:table-cell table:formula="of:=IF([.F6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5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あ　いいから　いいから…</text:p>
            <text:p>とにかく　ビーックリするのは</text:p>
            <text:p>間違いナシって　話なんだから…</text:p>
          </table:table-cell>
          <table:table-cell office:value-type="string" calcext:value-type="string">
            <text:p>Hey, don't worry about it.\n</text:p>
            <text:p>Word is there's no WAY this won't shock you...</text:p>
          </table:table-cell>
          <table:table-cell office:value-type="string" calcext:value-type="string">
            <text:p>CHECK</text:p>
          </table:table-cell>
          <table:table-cell table:formula="of:=IF([.F67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1 (sector 0x2ED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1-n-0x0</text:p>
          </table:table-cell>
          <table:table-cell table:number-columns-repeated="2"/>
          <table:table-cell office:value-type="string" calcext:value-type="string">
            <text:p>『白丘台　神楽坂家』</text:p>
          </table:table-cell>
          <table:table-cell office:value-type="string" calcext:value-type="string">
            <text:p>Shiraokadai: Kagurazaka Household</text:p>
          </table:table-cell>
          <table:table-cell/>
          <table:table-cell table:formula="of:=IF([.F6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ヘックチュン！！</text:p>
          </table:table-cell>
          <table:table-cell office:value-type="string" calcext:value-type="string">
            <text:p>ACHOO!</text:p>
          </table:table-cell>
          <table:table-cell/>
          <table:table-cell table:formula="of:=IF([.F6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ーッ？</text:p>
            <text:p>なんでこんなところに　寝てるのぉ！？</text:p>
          </table:table-cell>
          <table:table-cell office:value-type="string" calcext:value-type="string">
            <text:p>Huh?\n</text:p>
            <text:p>What am I doing sleeping HERE!?</text:p>
          </table:table-cell>
          <table:table-cell/>
          <table:table-cell table:formula="of:=IF([.F6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あ〜〜っ！！</text:p>
          </table:table-cell>
          <table:table-cell office:value-type="string" calcext:value-type="string">
            <text:p>AHHH!</text:p>
          </table:table-cell>
          <table:table-cell/>
          <table:table-cell table:formula="of:=IF([.F6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ォ　なんなのよ　まったくぅ…</text:p>
          </table:table-cell>
          <table:table-cell office:value-type="string" calcext:value-type="string">
            <text:p>Ugh...C'mon, really...?</text:p>
          </table:table-cell>
          <table:table-cell/>
          <table:table-cell table:formula="of:=IF([.F6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5</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ナー！　もう起きなさ〜い</text:p>
            <text:p>朝ごはんよ〜っ</text:p>
          </table:table-cell>
          <table:table-cell office:value-type="string" calcext:value-type="string">
            <text:p>Yunaaaa! Get up already!\n</text:p>
            <text:p>Breakfast is ready!</text:p>
          </table:table-cell>
          <table:table-cell/>
          <table:table-cell table:formula="of:=IF([.F6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ぁ〜い！</text:p>
          </table:table-cell>
          <table:table-cell office:value-type="string" calcext:value-type="string">
            <text:p>Got it!</text:p>
          </table:table-cell>
          <table:table-cell/>
          <table:table-cell table:formula="of:=IF([.F6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7</text:p>
          </table:table-cell>
          <table:table-cell table:number-columns-repeated="2"/>
          <table:table-cell office:value-type="string" calcext:value-type="string">
            <text:p>『ネオ東京タワー』</text:p>
          </table:table-cell>
          <table:table-cell office:value-type="string" calcext:value-type="string">
            <text:p>Neo Tokyo Tower</text:p>
          </table:table-cell>
          <table:table-cell/>
          <table:table-cell table:formula="of:=IF([.F6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　大きいね〜！！</text:p>
          </table:table-cell>
          <table:table-cell office:value-type="string" calcext:value-type="string">
            <text:p>Whoa, it's HUGE!</text:p>
          </table:table-cell>
          <table:table-cell/>
          <table:table-cell table:formula="of:=IF([.F6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　何ですかぁ　あれ？</text:p>
          </table:table-cell>
          <table:table-cell office:value-type="string" calcext:value-type="string">
            <text:p>Hyah! What is that?</text:p>
          </table:table-cell>
          <table:table-cell/>
          <table:table-cell table:formula="of:=IF([.F6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は　最近　完成した</text:p>
            <text:p>『ネオ東京タワー』よ</text:p>
          </table:table-cell>
          <table:table-cell office:value-type="string" calcext:value-type="string">
            <text:p>That's the Neo Tokyo Tower that they recently finished.</text:p>
          </table:table-cell>
          <table:table-cell/>
          <table:table-cell table:formula="of:=IF([.F6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ぁーんか　変な形ですぅ…</text:p>
          </table:table-cell>
          <table:table-cell office:value-type="string" calcext:value-type="string">
            <text:p>Its shape is rather strange...</text:p>
          </table:table-cell>
          <table:table-cell/>
          <table:table-cell table:formula="of:=IF([.F68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　透明なドームの中に</text:p>
            <text:p>２０世紀に造られた『東京タワー』を</text:p>
            <text:p>保存してあるんだってさぁ</text:p>
          </table:table-cell>
          <table:table-cell office:value-type="string" calcext:value-type="string">
            <text:p>Apparently, the Tokyo Tower they built in the twentieth century is preserved inside that transparent dome.</text:p>
          </table:table-cell>
          <table:table-cell/>
          <table:table-cell table:formula="of:=IF([.F6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D</text:p>
          </table:table-cell>
          <table:table-cell office:value-type="string" calcext:value-type="string">
            <text:p>Narrator: {</text:p>
          </table:table-cell>
          <table:table-cell table:formula="of:=T([.D100])" office:value-type="string" office:string-value="}" calcext:value-type="string">
            <text:p>}</text:p>
          </table:table-cell>
          <table:table-cell office:value-type="string" calcext:value-type="string">
            <text:p>我々の船は</text:p>
            <text:p>白鳥座１６・８７ポイントで</text:p>
            <text:p>漂流船と遭遇…</text:p>
          </table:table-cell>
          <table:table-cell office:value-type="string" calcext:value-type="string">
            <text:p>At Point 16/87 of Cygnus, our ship encountered an adrift vessel...</text:p>
          </table:table-cell>
          <table:table-cell/>
          <table:table-cell table:formula="of:=IF([.F69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1-n-0x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宇宙航行協定規則　第１４条により</text:p>
            <text:p>船内調査におもむいた</text:p>
          </table:table-cell>
          <table:table-cell office:value-type="string" calcext:value-type="string">
            <text:p>Per Article 14 of the Space Navigation Pact Regulations, we undertook an investigation of the vessel's interior.</text:p>
          </table:table-cell>
          <table:table-cell office:value-type="string" calcext:value-type="string">
            <text:p>CHECK</text:p>
            <text:p>this sudden drop into actual sci-fi with wacky kanji salads has me scratching my head</text:p>
          </table:table-cell>
          <table:table-cell table:formula="of:=IF([.F69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1-n-0x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探査器に　一切の生命反応はないが</text:p>
            <text:p>動体反応が　異常な数値を示している</text:p>
          </table:table-cell>
          <table:table-cell office:value-type="string" calcext:value-type="string">
            <text:p>The probe device detected no signs of life, but the moving body readings were abnormally high.</text:p>
          </table:table-cell>
          <table:table-cell office:value-type="string" calcext:value-type="string">
            <text:p>CHECK</text:p>
          </table:table-cell>
          <table:table-cell table:formula="of:=IF([.F6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自分の命は　自分で守る</text:p>
            <text:p>これが　宇宙のおきてだ…</text:p>
          </table:table-cell>
          <table:table-cell office:value-type="string" calcext:value-type="string">
            <text:p>Everyone is responsible for their own life. This is the law of space...</text:p>
          </table:table-cell>
          <table:table-cell/>
          <table:table-cell table:formula="of:=IF([.F6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sweat]</text:p>
            <text:p>こ　恐いでしゅ〜〜う</text:p>
          </table:table-cell>
          <table:table-cell office:value-type="string" calcext:value-type="string">
            <text:p>Miss Yunaaaaaa...[nbsp][sweat]\n</text:p>
            <text:p>I am s-scared...</text:p>
          </table:table-cell>
          <table:table-cell/>
          <table:table-cell table:formula="of:=IF([.F6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おかなぁ[sweat]</text:p>
            <text:p>ア　アタシはぜーんぜん…</text:p>
          </table:table-cell>
          <table:table-cell office:value-type="string" calcext:value-type="string">
            <text:p>R-Really?[nbsp][sweat]\n</text:p>
            <text:p>I-I'm not scared at all...</text:p>
          </table:table-cell>
          <table:table-cell/>
          <table:table-cell table:formula="of:=IF([.F6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はっ　あははは[sweat]</text:p>
            <text:p>ふ　ふるくさい映画じゃない…</text:p>
          </table:table-cell>
          <table:table-cell office:value-type="string" calcext:value-type="string">
            <text:p>Aha...Ahahaha...[nbsp][sweat]\n</text:p>
            <text:p>What a cliché flick, huh?...</text:p>
          </table:table-cell>
          <table:table-cell/>
          <table:table-cell table:formula="of:=IF([.F6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4</text:p>
          </table:table-cell>
          <table:table-cell table:formula="of:=T([.C691])" office:value-type="string" office:string-value="Narrator: {" calcext:value-type="string">
            <text:p>Narrator: {</text:p>
          </table:table-cell>
          <table:table-cell/>
          <table:table-cell office:value-type="string" calcext:value-type="string">
            <text:p>な　なんだ！？</text:p>
          </table:table-cell>
          <table:table-cell office:value-type="string" calcext:value-type="string">
            <text:p>W-What!?</text:p>
          </table:table-cell>
          <table:table-cell table:style-name="ce3" office:value-type="string" calcext:value-type="string">
            <text:p>NOTE: split lines</text:p>
          </table:table-cell>
          <table:table-cell table:formula="of:=IF([.F6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5</text:p>
          </table:table-cell>
          <table:table-cell/>
          <table:table-cell office:value-type="string" calcext:value-type="string">
            <text:p>}</text:p>
          </table:table-cell>
          <table:table-cell office:value-type="string" calcext:value-type="string">
            <text:p>上方に異常反応だ！！</text:p>
            <text:p>気を付けろっ！！</text:p>
          </table:table-cell>
          <table:table-cell office:value-type="string" calcext:value-type="string">
            <text:p>Abnormal reading in the upper region!\n</text:p>
            <text:p>Watch out!</text:p>
          </table:table-cell>
          <table:table-cell/>
          <table:table-cell table:formula="of:=IF([.F6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ーーーッ！！</text:p>
          </table:table-cell>
          <table:table-cell office:value-type="string" calcext:value-type="string">
            <text:p>Eeeeeeeeeeeeek!</text:p>
          </table:table-cell>
          <table:table-cell/>
          <table:table-cell table:formula="of:=IF([.F7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7</text:p>
          </table:table-cell>
          <table:table-cell table:formula="of:=T([.C691])" office:value-type="string" office:string-value="Narrator: {" calcext:value-type="string">
            <text:p>Narrator: {</text:p>
          </table:table-cell>
          <table:table-cell table:formula="of:=T([.D100])" office:value-type="string" office:string-value="}" calcext:value-type="string">
            <text:p>}</text:p>
          </table:table-cell>
          <table:table-cell office:value-type="string" calcext:value-type="string">
            <text:p>なんだ…ネコか…</text:p>
          </table:table-cell>
          <table:table-cell office:value-type="string" calcext:value-type="string">
            <text:p>What the...? A cat...?</text:p>
          </table:table-cell>
          <table:table-cell/>
          <table:table-cell table:formula="of:=IF([.F7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によ　ユーリィ[sweat]</text:p>
            <text:p>騒いじゃだめじゃない！</text:p>
          </table:table-cell>
          <table:table-cell office:value-type="string" calcext:value-type="string">
            <text:p>W-What was that, Yuri?[nbsp][sweat]\n</text:p>
            <text:p>You can't be loud in here!</text:p>
          </table:table-cell>
          <table:table-cell/>
          <table:table-cell table:formula="of:=IF([.F7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だって〜[sweat]</text:p>
          </table:table-cell>
          <table:table-cell office:value-type="string" calcext:value-type="string">
            <text:p>You did it too, Miss Yuna...[nbsp][sweat]</text:p>
          </table:table-cell>
          <table:table-cell/>
          <table:table-cell table:formula="of:=IF([.F7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A</text:p>
          </table:table-cell>
          <table:table-cell table:formula="of:=T([.C691])" office:value-type="string" office:string-value="Narrator: {" calcext:value-type="string">
            <text:p>Narrator: {</text:p>
          </table:table-cell>
          <table:table-cell table:formula="of:=T([.D100])" office:value-type="string" office:string-value="}" calcext:value-type="string">
            <text:p>}</text:p>
          </table:table-cell>
          <table:table-cell office:value-type="string" calcext:value-type="string">
            <text:p>今度は　背後から</text:p>
            <text:p>何か　近づいてくるぞ！！</text:p>
          </table:table-cell>
          <table:table-cell office:value-type="string" calcext:value-type="string">
            <text:p>Now something's approaching from the rear!</text:p>
          </table:table-cell>
          <table:table-cell/>
          <table:table-cell table:formula="of:=IF([.F7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せまた　ネコでしょ！</text:p>
            <text:p>もう　だまされないんだからぁ…</text:p>
          </table:table-cell>
          <table:table-cell office:value-type="string" calcext:value-type="string">
            <text:p>I bet it's just another cat!\n</text:p>
            <text:p>They're not gonna trick me again...</text:p>
          </table:table-cell>
          <table:table-cell/>
          <table:table-cell table:formula="of:=IF([.F7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アワワワワワッ[sweat]</text:p>
          </table:table-cell>
          <table:table-cell office:value-type="string" calcext:value-type="string">
            <text:p>Waaaaaaaah...[nbsp][sweat]</text:p>
          </table:table-cell>
          <table:table-cell/>
          <table:table-cell table:formula="of:=IF([.F7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D</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キャアァァァァァァッ！</text:p>
          </table:table-cell>
          <table:table-cell office:value-type="string" calcext:value-type="string">
            <text:p>AAAAAAAAAAAHHH!</text:p>
          </table:table-cell>
          <table:table-cell/>
          <table:table-cell table:formula="of:=IF([.F7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ぁぁぁぁ！！</text:p>
          </table:table-cell>
          <table:table-cell office:value-type="string" calcext:value-type="string">
            <text:p>AAAAAAAAHH!</text:p>
          </table:table-cell>
          <table:table-cell/>
          <table:table-cell table:formula="of:=IF([.F7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やですぅ〜〜！！</text:p>
          </table:table-cell>
          <table:table-cell office:value-type="string" calcext:value-type="string">
            <text:p>Oh, nooooooooooo!</text:p>
          </table:table-cell>
          <table:table-cell/>
          <table:table-cell table:formula="of:=IF([.F7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0</text:p>
          </table:table-cell>
          <table:table-cell table:number-columns-repeated="2"/>
          <table:table-cell office:value-type="string" calcext:value-type="string">
            <text:p>『スターボール』</text:p>
          </table:table-cell>
          <table:table-cell office:value-type="string" calcext:value-type="string">
            <text:p>Star Bowl</text:p>
          </table:table-cell>
          <table:table-cell/>
          <table:table-cell table:formula="of:=IF([.F7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うですね…</text:p>
          </table:table-cell>
          <table:table-cell office:value-type="string" calcext:value-type="string">
            <text:p>Well then...</text:p>
          </table:table-cell>
          <table:table-cell/>
          <table:table-cell table:formula="of:=IF([.F7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もう　イヤーッ！！</text:p>
          </table:table-cell>
          <table:table-cell office:value-type="string" calcext:value-type="string">
            <text:p>Aaah![nbsp][sweat] Oh, nooooooo!</text:p>
          </table:table-cell>
          <table:table-cell/>
          <table:table-cell table:formula="of:=IF([.F7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23</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フフフフッ　よくぞ</text:p>
            <text:p>ビーコンの場所を　突き止めたわね</text:p>
            <text:p>神楽坂ユナ！</text:p>
          </table:table-cell>
          <table:table-cell office:value-type="string" calcext:value-type="string">
            <text:p>Heh-heh-heh-heh...How skillful of you to track down the beacon's location...\n</text:p>
            <text:p>Yuna Kagurazaka!</text:p>
          </table:table-cell>
          <table:table-cell/>
          <table:table-cell table:formula="of:=IF([.F7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ね！</text:p>
            <text:p>ユナ　ユナって　気安く呼ばないでよ！</text:p>
            <text:p>あなたこそ　何者なのっ！？</text:p>
          </table:table-cell>
          <table:table-cell office:value-type="string" calcext:value-type="string">
            <text:p>Excuse me!\n</text:p>
            <text:p>Quit with all this `Yuna, Yuna' business like we know each other!\n</text:p>
            <text:p>Who are YOU supposed to be!?</text:p>
          </table:table-cell>
          <table:table-cell/>
          <table:table-cell table:formula="of:=IF([.F7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5</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あーっはっはっはっはっ…</text:p>
            <text:p>もう私の顔を　忘れてしまったわけ？</text:p>
          </table:table-cell>
          <table:table-cell office:value-type="string" calcext:value-type="string">
            <text:p>AH-hah-hah-hah-hah...\n</text:p>
            <text:p>So you've already forgotten my face?</text:p>
          </table:table-cell>
          <table:table-cell/>
          <table:table-cell table:formula="of:=IF([.F7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エリカ様に　楯突いたこと　</text:p>
            <text:p>後悔させてあげるわっ！</text:p>
          </table:table-cell>
          <table:table-cell office:value-type="string" calcext:value-type="string">
            <text:p>I'll make you regret defying Lady Erika!</text:p>
          </table:table-cell>
          <table:table-cell/>
          <table:table-cell table:formula="of:=IF([.F7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げっ！？</text:p>
            <text:p>じゃあ　もしかしたら……</text:p>
          </table:table-cell>
          <table:table-cell office:value-type="string" calcext:value-type="string">
            <text:p>Geh!?\n</text:p>
            <text:p>Then you must be...</text:p>
          </table:table-cell>
          <table:table-cell/>
          <table:table-cell table:formula="of:=IF([.F71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28</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そうよ！　私はエリカ７</text:p>
            <text:p>サッカー部のエース</text:p>
            <text:p>『ストライカー・ルイ』よっ！</text:p>
          </table:table-cell>
          <table:table-cell office:value-type="string" calcext:value-type="string">
            <text:p>That's right! I'm the Soccer Club ace of the Erika 7, `Striker Rui'!</text:p>
          </table:table-cell>
          <table:table-cell/>
          <table:table-cell table:formula="of:=IF([.F7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2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ビーコンの場所を　知られた以上</text:p>
            <text:p>あなた達を　ここから</text:p>
            <text:p>生かしては帰さない！</text:p>
          </table:table-cell>
          <table:table-cell office:value-type="string" calcext:value-type="string">
            <text:p>Now that you've learned the beacon's location, I won't let you leave this place alive!</text:p>
          </table:table-cell>
          <table:table-cell office:value-type="string" calcext:value-type="string">
            <text:p>CHECK</text:p>
          </table:table-cell>
          <table:table-cell table:formula="of:=IF([.F7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ぁぁぁぁ！！</text:p>
          </table:table-cell>
          <table:table-cell table:style-name="ce3" office:value-type="string" calcext:value-type="string">
            <text:p>AAAAAAAAAGH!</text:p>
          </table:table-cell>
          <table:table-cell office:value-type="string" calcext:value-type="string">
            <text:p>NOTE: originally dupe of F708</text:p>
          </table:table-cell>
          <table:table-cell table:number-columns-repeated="1017"/>
        </table:table-row>
        <table:table-row table:style-name="ro2">
          <table:table-cell office:value-type="string" calcext:value-type="string">
            <text:p>string</text:p>
          </table:table-cell>
          <table:table-cell office:value-type="string" calcext:value-type="string">
            <text:p>block11-n-0x2B</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なっ　なにっ！？</text:p>
          </table:table-cell>
          <table:table-cell office:value-type="string" calcext:value-type="string">
            <text:p>W-What!?</text:p>
          </table:table-cell>
          <table:table-cell/>
          <table:table-cell table:formula="of:=IF([.F721]=&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lock11-n-0x2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ハハハハハハハハッ…</text:p>
          </table:table-cell>
          <table:table-cell table:formula="of:=T([.F298])" office:value-type="string" office:string-value="Ah-hahahahahahahaha...!" calcext:value-type="string">
            <text:p>Ah-hahahahahahahaha...!</text:p>
          </table:table-cell>
          <table:table-cell office:value-type="string" calcext:value-type="string">
            <text:p>DUPE: F298</text:p>
            <text:p>NOTE: i greatly appreciate that they actually copy-pasted the exact intro speech from the earlier tv segment without alteration so i don't have to remember to fix multiple versions of it when i inevitably edit it later</text:p>
          </table:table-cell>
          <table:table-cell table:number-columns-repeated="1017"/>
        </table:table-row>
        <table:table-row table:style-name="ro5">
          <table:table-cell office:value-type="string" calcext:value-type="string">
            <text:p>string</text:p>
          </table:table-cell>
          <table:table-cell office:value-type="string" calcext:value-type="string">
            <text:p>block11-n-0x2D</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かよわき花に迫る悪の影…</text:p>
            <text:p>けれど　この私が散らせはしない！</text:p>
          </table:table-cell>
          <table:table-cell table:formula="of:=T([.F301])" office:value-type="string" office:string-value="The shadow of evil looms over the delicate flowers...But I shall not let them wither!" calcext:value-type="string">
            <text:p>The shadow of evil looms over the delicate flowers...But I shall not let them wither!</text:p>
          </table:table-cell>
          <table:table-cell office:value-type="string" calcext:value-type="string">
            <text:p>DUPE: F301</text:p>
          </table:table-cell>
          <table:table-cell table:number-columns-repeated="1017"/>
        </table:table-row>
        <table:table-row table:style-name="ro5">
          <table:table-cell office:value-type="string" calcext:value-type="string">
            <text:p>string</text:p>
          </table:table-cell>
          <table:table-cell office:value-type="string" calcext:value-type="string">
            <text:p>block11-n-0x2E</text:p>
          </table:table-cell>
          <table:table-cell table:formula="of:=T([.C102])" office:value-type="string" office:string-value="{" calcext:value-type="string">
            <text:p>{</text:p>
          </table:table-cell>
          <table:table-cell table:style-name="ce2" office:value-type="string" calcext:value-type="string">
            <text:p><text:span text:style-name="T2">}\n</text:span></text:p>
            <text:p><text:span text:style-name="T2">          </text:span></text:p>
          </table:table-cell>
          <table:table-cell office:value-type="string" calcext:value-type="string">
            <text:p>お嬢様仮面　ポリリーナ</text:p>
            <text:p>愛とともに　ここに参上！</text:p>
          </table:table-cell>
          <table:table-cell table:style-name="ce3" table:formula="of:=T([.F302])" office:value-type="string" office:string-value="With love at her side, the Masked Fraulein Polylina springs forth!" calcext:value-type="string">
            <text:p>With love at her side, the Masked Fraulein Polylina springs forth!</text:p>
          </table:table-cell>
          <table:table-cell office:value-type="string" calcext:value-type="string">
            <text:p>DUPE: F302</text:p>
          </table:table-cell>
          <table:table-cell table:number-columns-repeated="1017"/>
        </table:table-row>
        <table:table-row table:style-name="ro5">
          <table:table-cell office:value-type="string" calcext:value-type="string">
            <text:p>string</text:p>
          </table:table-cell>
          <table:table-cell office:value-type="string" calcext:value-type="string">
            <text:p>block1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text:p>
            <text:p>ホ　ホントにいたんだ……</text:p>
          </table:table-cell>
          <table:table-cell office:value-type="string" calcext:value-type="string">
            <text:p>Polylina...[nbsp]❤\n</text:p>
            <text:p>S-So she's actually real...</text:p>
          </table:table-cell>
          <table:table-cell/>
          <table:table-cell table:formula="of:=IF([.F725]=&quot;&quot;; &quot;UNTRANSLATED&quot;; &quot;&quot;)">
            <text:p/>
          </table:table-cell>
          <table:table-cell table:number-columns-repeated="1016"/>
        </table:table-row>
        <table:table-row table:style-name="ro21">
          <table:table-cell office:value-type="string" calcext:value-type="string">
            <text:p>string</text:p>
          </table:table-cell>
          <table:table-cell office:value-type="string" calcext:value-type="string">
            <text:p>block11-n-0x3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とおーーーっ！</text:p>
            <text:p>バッキン　ボー！！</text:p>
          </table:table-cell>
          <table:table-cell office:value-type="string" calcext:value-type="string">
            <text:p>TOOOOOOOOH!\n</text:p>
            <text:p>Penalty Staff!</text:p>
          </table:table-cell>
          <table:table-cell office:value-type="string" calcext:value-type="string">
            <text:p>CHECK</text:p>
            <text:p>what is "bakkin" supposed to be? and is it really "bow"? the move is polylina throwing her staff. if this is german like with some of lia's attacks, i've got no clue.</text:p>
            <text:p>zenki suggested it might be "bou" as in 棒, which is as good as anything, i guess.</text:p>
            <text:p>dunno about "bakkin", though...</text:p>
            <text:p>mystery solved:</text:p>
            <text:p>'It wasn't readily apparent from anything in the game or manual what the names were supposed to mean, but while working on Yuna 3, I noticed a scrawled note in the margins of a piece of early Polylina concept art that appears in the 1999 Yuna artbook: 「イイ子にしないとバッキンよ！」のかけ声で悪人を次々と倒していくぞ！！ "With a cry of 'If you don't behave yourself, there will be a bakkin [fine/penalty]!' she takes down bad guys one after another!!" The "penalty" bit of this seems to be parodying Sailor Moon's famous "oshioki yo" ("I'll punish you") catchphrase. So with that in mind, we can actually do something sensible with her attack names.'</text:p>
          </table:table-cell>
          <table:table-cell table:formula="of:=IF([.F72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1-n-0x31</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ぎゃっ！</text:p>
          </table:table-cell>
          <table:table-cell office:value-type="string" calcext:value-type="string">
            <text:p>Ugh!</text:p>
          </table:table-cell>
          <table:table-cell office:value-type="string" calcext:value-type="string">
            <text:p>NOTE: split lines, though in this case we want them individually quoted anyway</text:p>
          </table:table-cell>
          <table:table-cell table:formula="of:=IF([.F7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2</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うっ！</text:p>
          </table:table-cell>
          <table:table-cell office:value-type="string" calcext:value-type="string">
            <text:p>Ow!</text:p>
          </table:table-cell>
          <table:table-cell/>
          <table:table-cell table:formula="of:=IF([.F7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3</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ひぃっ！</text:p>
          </table:table-cell>
          <table:table-cell office:value-type="string" calcext:value-type="string">
            <text:p>Eep!</text:p>
          </table:table-cell>
          <table:table-cell/>
          <table:table-cell table:formula="of:=IF([.F7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っ…うううーっ</text:p>
          </table:table-cell>
          <table:table-cell office:value-type="string" calcext:value-type="string">
            <text:p>Ur...Urrrrrgh...</text:p>
          </table:table-cell>
          <table:table-cell/>
          <table:table-cell table:formula="of:=IF([.F7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あたしの家に</text:p>
            <text:p>なんか用ですか？</text:p>
          </table:table-cell>
          <table:table-cell office:value-type="string" calcext:value-type="string">
            <text:p>Huh? What're we doing at my house?</text:p>
          </table:table-cell>
          <table:table-cell/>
          <table:table-cell table:formula="of:=IF([.F7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6</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まあ　見てな！</text:p>
          </table:table-cell>
          <table:table-cell office:value-type="string" calcext:value-type="string">
            <text:p>Just watch!</text:p>
          </table:table-cell>
          <table:table-cell/>
          <table:table-cell table:formula="of:=IF([.F73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11-n-0x37</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ママ　地震のようだねェ…</text:p>
          </table:table-cell>
          <table:table-cell office:value-type="string" calcext:value-type="string">
            <text:p>Guess that's an earthquake, huh...?</text:p>
          </table:table-cell>
          <table:table-cell office:value-type="string" calcext:value-type="string">
            <text:p>NOTE: yuna's dad calls her mom "mama" here, because that is a thing japanese parents do. since they don't have actual names we can substitute, i'm just dropping it.</text:p>
          </table:table-cell>
          <table:table-cell table:formula="of:=IF([.F7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8</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そーですねェ…</text:p>
          </table:table-cell>
          <table:table-cell office:value-type="string" calcext:value-type="string">
            <text:p>So it seems...</text:p>
          </table:table-cell>
          <table:table-cell/>
          <table:table-cell table:formula="of:=IF([.F7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9</text:p>
          </table:table-cell>
          <table:table-cell table:formula="of:=T([.C100])" office:value-type="string" office:string-value="Yuna: {" calcext:value-type="string">
            <text:p>Yuna: {</text:p>
          </table:table-cell>
          <table:table-cell/>
          <table:table-cell office:value-type="string" calcext:value-type="string">
            <text:p>ねえ　ねえ</text:p>
            <text:p>なんで　あたしの家の地下に</text:p>
          </table:table-cell>
          <table:table-cell office:value-type="string" calcext:value-type="string">
            <text:p>Hmm, hmm...\n</text:p>
            <text:p><text:span text:style-name="T1">Now why would the Masked Fraulein</text:span></text:p>
          </table:table-cell>
          <table:table-cell office:value-type="string" calcext:value-type="string">
            <text:p>NOTE: split lines</text:p>
          </table:table-cell>
          <table:table-cell table:formula="of:=IF([.F73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1-n-0x3A</text:p>
          </table:table-cell>
          <table:table-cell/>
          <table:table-cell table:formula="of:=T([.D100])" office:value-type="string" office:string-value="}" calcext:value-type="string">
            <text:p>}</text:p>
          </table:table-cell>
          <table:table-cell office:value-type="string" calcext:value-type="string">
            <text:p>お嬢様仮面の基地が　あるのかなぁ？</text:p>
          </table:table-cell>
          <table:table-cell table:style-name="ce3" office:value-type="string" calcext:value-type="string">
            <text:p>Polylina have an underground base under my house?</text:p>
          </table:table-cell>
          <table:table-cell/>
          <table:table-cell table:formula="of:=IF([.F7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3B</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細かいことは</text:p>
            <text:p>気にしないで…</text:p>
            <text:p>それよりもこれを！！</text:p>
          </table:table-cell>
          <table:table-cell office:value-type="string" calcext:value-type="string">
            <text:p>Pay no mind to trivial matters...\n</text:p>
            <text:p>Anyway, behold!</text:p>
          </table:table-cell>
          <table:table-cell/>
          <table:table-cell table:formula="of:=IF([.F7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超高速クルーザー</text:p>
            <text:p>その名も　『エクスカリバー』</text:p>
          </table:table-cell>
          <table:table-cell office:value-type="string" calcext:value-type="string">
            <text:p>The super high-speed cruiser...\n</text:p>
            <text:p>Its name: `Excalibur'!</text:p>
          </table:table-cell>
          <table:table-cell/>
          <table:table-cell table:formula="of:=IF([.F7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ゅっぱあつ！</text:p>
          </table:table-cell>
          <table:table-cell office:value-type="string" calcext:value-type="string">
            <text:p>Aaaand we're off!</text:p>
          </table:table-cell>
          <table:table-cell/>
          <table:table-cell table:formula="of:=IF([.F7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E</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あやや〜[sweat]</text:p>
            <text:p>すいませんねぇ　リア…</text:p>
          </table:table-cell>
          <table:table-cell office:value-type="string" calcext:value-type="string">
            <text:p>Aye-yai-yai...[nbsp][sweat]\n</text:p>
            <text:p>I'm so, so sorry, Lia...</text:p>
          </table:table-cell>
          <table:table-cell/>
          <table:table-cell table:formula="of:=IF([.F7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F</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ったく　世話がやけるねぇ</text:p>
            <text:p>あの娘は…</text:p>
          </table:table-cell>
          <table:table-cell office:value-type="string" calcext:value-type="string">
            <text:p>For Pete's sake...\n</text:p>
            <text:p>What a piece of work she is.</text:p>
          </table:table-cell>
          <table:table-cell/>
          <table:table-cell table:formula="of:=IF([.F7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4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私が　光と闇の戦いにしか</text:p>
            <text:p>関与できないばっかりに　リアにまで</text:p>
            <text:p>協力してもらって…</text:p>
          </table:table-cell>
          <table:table-cell office:value-type="string" calcext:value-type="string">
            <text:p>It's all because I can only participate in battles between light and darkness that I had to resort to getting you to help out...</text:p>
          </table:table-cell>
          <table:table-cell/>
          <table:table-cell table:formula="of:=IF([.F7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41</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いいさ…</text:p>
            <text:p>わたしも探偵と　お嬢様仮面ごっこで</text:p>
            <text:p>けっこう　楽しんでるから…</text:p>
          </table:table-cell>
          <table:table-cell office:value-type="string" calcext:value-type="string">
            <text:p>Oh, it's fine...\n</text:p>
            <text:p>It's pretty fun pretending to be a detective and the Masked Fraulein.</text:p>
          </table:table-cell>
          <table:table-cell/>
          <table:table-cell table:formula="of:=IF([.F7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42</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では　もうちょっとだけ</text:p>
            <text:p>面倒みてやってください[sweat]</text:p>
          </table:table-cell>
          <table:table-cell office:value-type="string" calcext:value-type="string">
            <text:p>Well, please do look after her for just a little bit longer...[nbsp][sweat]</text:p>
          </table:table-cell>
          <table:table-cell/>
          <table:table-cell table:formula="of:=IF([.F7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43</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フッ…　しかたない</text:p>
          </table:table-cell>
          <table:table-cell office:value-type="string" calcext:value-type="string">
            <text:p>(sigh)...What choice do I have?</text:p>
          </table:table-cell>
          <table:table-cell/>
          <table:table-cell table:formula="of:=IF([.F7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44</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それにしても</text:p>
            <text:p>わたしのエクスカリバーが…[tears]</text:p>
          </table:table-cell>
          <table:table-cell office:value-type="string" calcext:value-type="string">
            <text:p>But still, my poor Excalibur...[nbsp][tears]</text:p>
          </table:table-cell>
          <table:table-cell/>
          <table:table-cell table:formula="of:=IF([.F746]=&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2 (sector 0x2ED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2-0x28</text:p>
          </table:table-cell>
          <table:table-cell table:number-columns-repeated="2"/>
          <table:table-cell office:value-type="string" calcext:value-type="string">
            <text:p>２章＃３（１２）</text:p>
          </table:table-cell>
          <table:table-cell table:formula="of:=T([.F567])" office:value-type="string" office:string-value="Ch. 2 [#]3 (12)" calcext:value-type="string">
            <text:p>Ch. 2 [#]3 (12)</text:p>
          </table:table-cell>
          <table:table-cell office:value-type="string" calcext:value-type="string">
            <text:p>DUPE: F567</text:p>
          </table:table-cell>
          <table:table-cell table:number-columns-repeated="1017"/>
        </table:table-row>
        <table:table-row table:style-name="ro2">
          <table:table-cell office:value-type="string" calcext:value-type="string">
            <text:p>string</text:p>
          </table:table-cell>
          <table:table-cell office:value-type="string" calcext:value-type="string">
            <text:p>block12-0x39</text:p>
          </table:table-cell>
          <table:table-cell table:number-columns-repeated="2"/>
          <table:table-cell office:value-type="string" calcext:value-type="string">
            <text:p>２章選択に戻る</text:p>
          </table:table-cell>
          <table:table-cell office:value-type="string" calcext:value-type="string">
            <text:p>Back to Ch. 2 choice</text:p>
          </table:table-cell>
          <table:table-cell/>
          <table:table-cell table:formula="of:=IF([.F7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48</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2-0x57</text:p>
          </table:table-cell>
          <table:table-cell table:number-columns-repeated="2"/>
          <table:table-cell office:value-type="string" calcext:value-type="string">
            <text:p>ＣＵＴ</text:p>
          </table:table-cell>
          <table:table-cell table:formula="of:=T([.F569])" office:value-type="string" office:string-value="CUT" calcext:value-type="string">
            <text:p>CUT</text:p>
          </table:table-cell>
          <table:table-cell office:value-type="string" calcext:value-type="string">
            <text:p>DUPE: F569</text:p>
          </table:table-cell>
          <table:table-cell table:number-columns-repeated="1017"/>
        </table:table-row>
        <table:table-row table:style-name="ro2">
          <table:table-cell office:value-type="string" calcext:value-type="string">
            <text:p>string</text:p>
          </table:table-cell>
          <table:table-cell office:value-type="string" calcext:value-type="string">
            <text:p>block12-0x5E</text:p>
          </table:table-cell>
          <table:table-cell table:number-columns-repeated="2"/>
          <table:table-cell office:value-type="string" calcext:value-type="string">
            <text:p>ＩＶ</text:p>
          </table:table-cell>
          <table:table-cell table:formula="of:=T([.F570])" office:value-type="string" office:string-value="EVT" calcext:value-type="string">
            <text:p>EVT</text:p>
          </table:table-cell>
          <table:table-cell office:value-type="string" calcext:value-type="string">
            <text:p>DUPE: F570</text:p>
          </table:table-cell>
          <table:table-cell table:number-columns-repeated="1017"/>
        </table:table-row>
        <table:table-row table:style-name="ro2">
          <table:table-cell office:value-type="string" calcext:value-type="string">
            <text:p>string</text:p>
          </table:table-cell>
          <table:table-cell office:value-type="string" calcext:value-type="string">
            <text:p>block12-0x63</text:p>
          </table:table-cell>
          <table:table-cell table:number-columns-repeated="2"/>
          <table:table-cell office:value-type="string" calcext:value-type="string">
            <text:p>ＢＴ</text:p>
          </table:table-cell>
          <table:table-cell office:value-type="string" calcext:value-type="string">
            <text:p>BT</text:p>
          </table:table-cell>
          <table:table-cell/>
          <table:table-cell table:formula="of:=IF([.F7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68</text:p>
          </table:table-cell>
          <table:table-cell table:number-columns-repeated="2"/>
          <table:table-cell office:value-type="string" calcext:value-type="string">
            <text:p>ＣＵＴ２６</text:p>
          </table:table-cell>
          <table:table-cell office:value-type="string" calcext:value-type="string">
            <text:p>CUT26</text:p>
          </table:table-cell>
          <table:table-cell/>
          <table:table-cell table:formula="of:=IF([.F7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73</text:p>
          </table:table-cell>
          <table:table-cell table:number-columns-repeated="2"/>
          <table:table-cell office:value-type="string" calcext:value-type="string">
            <text:p>ＣＵＴ３３</text:p>
          </table:table-cell>
          <table:table-cell office:value-type="string" calcext:value-type="string">
            <text:p>CUT33</text:p>
          </table:table-cell>
          <table:table-cell/>
          <table:table-cell table:formula="of:=IF([.F7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7E</text:p>
          </table:table-cell>
          <table:table-cell table:number-columns-repeated="2"/>
          <table:table-cell office:value-type="string" calcext:value-type="string">
            <text:p>ＣＵＴ３６</text:p>
          </table:table-cell>
          <table:table-cell office:value-type="string" calcext:value-type="string">
            <text:p>CUT36</text:p>
          </table:table-cell>
          <table:table-cell/>
          <table:table-cell table:formula="of:=IF([.F7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89</text:p>
          </table:table-cell>
          <table:table-cell table:number-columns-repeated="2"/>
          <table:table-cell office:value-type="string" calcext:value-type="string">
            <text:p>ＣＵＴ４１</text:p>
          </table:table-cell>
          <table:table-cell office:value-type="string" calcext:value-type="string">
            <text:p>CUT41</text:p>
          </table:table-cell>
          <table:table-cell/>
          <table:table-cell table:formula="of:=IF([.F7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94</text:p>
          </table:table-cell>
          <table:table-cell table:number-columns-repeated="2"/>
          <table:table-cell office:value-type="string" calcext:value-type="string">
            <text:p>ＣＵＴ４３</text:p>
          </table:table-cell>
          <table:table-cell office:value-type="string" calcext:value-type="string">
            <text:p>CUT43</text:p>
          </table:table-cell>
          <table:table-cell/>
          <table:table-cell table:formula="of:=IF([.F7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9F</text:p>
          </table:table-cell>
          <table:table-cell table:number-columns-repeated="2"/>
          <table:table-cell office:value-type="string" calcext:value-type="string">
            <text:p>ＣＵＴ４７</text:p>
          </table:table-cell>
          <table:table-cell office:value-type="string" calcext:value-type="string">
            <text:p>CUT47</text:p>
          </table:table-cell>
          <table:table-cell/>
          <table:table-cell table:formula="of:=IF([.F7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AA</text:p>
          </table:table-cell>
          <table:table-cell table:number-columns-repeated="2"/>
          <table:table-cell office:value-type="string" calcext:value-type="string">
            <text:p>もどる</text:p>
          </table:table-cell>
          <table:table-cell office:value-type="string" calcext:value-type="string">
            <text:p>Back</text:p>
          </table:table-cell>
          <table:table-cell/>
          <table:table-cell table:formula="of:=IF([.F7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B1</text:p>
          </table:table-cell>
          <table:table-cell table:number-columns-repeated="2"/>
          <table:table-cell office:value-type="string" calcext:value-type="string">
            <text:p>ＩＶ１７Ａ</text:p>
          </table:table-cell>
          <table:table-cell office:value-type="string" calcext:value-type="string">
            <text:p>EVT17A</text:p>
          </table:table-cell>
          <table:table-cell/>
          <table:table-cell table:formula="of:=IF([.F7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BC</text:p>
          </table:table-cell>
          <table:table-cell table:number-columns-repeated="2"/>
          <table:table-cell office:value-type="string" calcext:value-type="string">
            <text:p>ＩＶ１７Ｂ</text:p>
          </table:table-cell>
          <table:table-cell office:value-type="string" calcext:value-type="string">
            <text:p>EVT17B</text:p>
          </table:table-cell>
          <table:table-cell/>
          <table:table-cell table:formula="of:=IF([.F7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C7</text:p>
          </table:table-cell>
          <table:table-cell table:number-columns-repeated="2"/>
          <table:table-cell office:value-type="string" calcext:value-type="string">
            <text:p>ＩＶ１８</text:p>
          </table:table-cell>
          <table:table-cell office:value-type="string" calcext:value-type="string">
            <text:p>EVT18</text:p>
          </table:table-cell>
          <table:table-cell/>
          <table:table-cell table:formula="of:=IF([.F7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D0</text:p>
          </table:table-cell>
          <table:table-cell table:number-columns-repeated="2"/>
          <table:table-cell office:value-type="string" calcext:value-type="string">
            <text:p>ＩＶ１９</text:p>
          </table:table-cell>
          <table:table-cell office:value-type="string" calcext:value-type="string">
            <text:p>EVT19</text:p>
          </table:table-cell>
          <table:table-cell/>
          <table:table-cell table:formula="of:=IF([.F7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D9</text:p>
          </table:table-cell>
          <table:table-cell table:number-columns-repeated="2"/>
          <table:table-cell office:value-type="string" calcext:value-type="string">
            <text:p>スタジアムバトル</text:p>
          </table:table-cell>
          <table:table-cell office:value-type="string" calcext:value-type="string">
            <text:p>Stadium Battle</text:p>
          </table:table-cell>
          <table:table-cell/>
          <table:table-cell table:formula="of:=IF([.F7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9D</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C4</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D0</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DE</text:p>
          </table:table-cell>
          <table:table-cell table:number-columns-repeated="2"/>
          <table:table-cell office:value-type="string" calcext:value-type="string">
            <text:p>Ｇリーグスタジアムに行く</text:p>
          </table:table-cell>
          <table:table-cell office:value-type="string" calcext:value-type="string">
            <text:p>Go to the G-League Stadium</text:p>
          </table:table-cell>
          <table:table-cell/>
          <table:table-cell table:formula="of:=IF([.F7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FE</text:p>
          </table:table-cell>
          <table:table-cell table:number-columns-repeated="2"/>
          <table:table-cell office:value-type="string" calcext:value-type="string">
            <text:p>店内</text:p>
          </table:table-cell>
          <table:table-cell office:value-type="string" calcext:value-type="string">
            <text:p>Around the shop</text:p>
          </table:table-cell>
          <table:table-cell/>
          <table:table-cell table:formula="of:=IF([.F7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13</text:p>
          </table:table-cell>
          <table:table-cell table:number-columns-repeated="2"/>
          <table:table-cell office:value-type="string" calcext:value-type="string">
            <text:p>テーブルの上</text:p>
          </table:table-cell>
          <table:table-cell office:value-type="string" calcext:value-type="string">
            <text:p>On the table</text:p>
          </table:table-cell>
          <table:table-cell/>
          <table:table-cell table:formula="of:=IF([.F7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27</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12-0x22E</text:p>
          </table:table-cell>
          <table:table-cell table:number-columns-repeated="2"/>
          <table:table-cell office:value-type="string" calcext:value-type="string">
            <text:p>謎の女性</text:p>
          </table:table-cell>
          <table:table-cell table:formula="of:=T([.F585])" office:value-type="string" office:string-value="Mystery girl" calcext:value-type="string">
            <text:p>Mystery girl</text:p>
          </table:table-cell>
          <table:table-cell office:value-type="string" calcext:value-type="string">
            <text:p>DUPE: F585</text:p>
          </table:table-cell>
          <table:table-cell table:number-columns-repeated="1017"/>
        </table:table-row>
        <table:table-row table:style-name="ro2">
          <table:table-cell office:value-type="string" calcext:value-type="string">
            <text:p>string</text:p>
          </table:table-cell>
          <table:table-cell office:value-type="string" calcext:value-type="string">
            <text:p>block12-0x23E</text:p>
          </table:table-cell>
          <table:table-cell table:number-columns-repeated="2"/>
          <table:table-cell office:value-type="string" calcext:value-type="string">
            <text:p>オーロラビジョン</text:p>
          </table:table-cell>
          <table:table-cell office:value-type="string" calcext:value-type="string">
            <text:p>Auroravision</text:p>
          </table:table-cell>
          <table:table-cell/>
          <table:table-cell table:formula="of:=IF([.F7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56</text:p>
          </table:table-cell>
          <table:table-cell table:number-columns-repeated="2"/>
          <table:table-cell office:value-type="string" calcext:value-type="string">
            <text:p>ビーコン</text:p>
          </table:table-cell>
          <table:table-cell office:value-type="string" calcext:value-type="string">
            <text:p>Beacon</text:p>
          </table:table-cell>
          <table:table-cell/>
          <table:table-cell table:formula="of:=IF([.F7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5F</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12-0xA3C</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12-0xA43</text:p>
          </table:table-cell>
          <table:table-cell table:number-columns-repeated="2"/>
          <table:table-cell office:value-type="string" calcext:value-type="string">
            <text:p>ビーコンの所へ行く</text:p>
          </table:table-cell>
          <table:table-cell office:value-type="string" calcext:value-type="string">
            <text:p>Go to the beacon's location</text:p>
          </table:table-cell>
          <table:table-cell/>
          <table:table-cell table:formula="of:=IF([.F7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A56</text:p>
          </table:table-cell>
          <table:table-cell table:number-columns-repeated="2"/>
          <table:table-cell office:value-type="string" calcext:value-type="string">
            <text:p>フィールドの中</text:p>
          </table:table-cell>
          <table:table-cell office:value-type="string" calcext:value-type="string">
            <text:p>On the field</text:p>
          </table:table-cell>
          <table:table-cell/>
          <table:table-cell table:formula="of:=IF([.F7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D59</text:p>
          </table:table-cell>
          <table:table-cell table:number-columns-repeated="2"/>
          <table:table-cell office:value-type="string" calcext:value-type="string">
            <text:p>ルイ</text:p>
          </table:table-cell>
          <table:table-cell office:value-type="string" calcext:value-type="string">
            <text:p>Rui</text:p>
          </table:table-cell>
          <table:table-cell/>
          <table:table-cell table:formula="of:=IF([.F7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031</text:p>
          </table:table-cell>
          <table:table-cell table:number-columns-repeated="2"/>
          <table:table-cell office:value-type="string" calcext:value-type="string">
            <text:p>ポリリーナ様</text:p>
          </table:table-cell>
          <table:table-cell office:value-type="string" calcext:value-type="string">
            <text:p>Polylina</text:p>
          </table:table-cell>
          <table:table-cell/>
          <table:table-cell table:formula="of:=IF([.F7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11C</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129</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167</text:p>
          </table:table-cell>
          <table:table-cell table:number-columns-repeated="2"/>
          <table:table-cell office:value-type="string" calcext:value-type="string">
            <text:p>思い出す</text:p>
          </table:table-cell>
          <table:table-cell table:formula="of:=T([.F63])" office:value-type="string" office:string-value="Remember" calcext:value-type="string">
            <text:p>Remember</text:p>
          </table:table-cell>
          <table:table-cell office:value-type="string" calcext:value-type="string">
            <text:p>DUPE: F63</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170</text:p>
          </table:table-cell>
          <table:table-cell table:number-columns-repeated="2"/>
          <table:table-cell office:value-type="string" calcext:value-type="string">
            <text:p>ポリリーナ様のこと</text:p>
          </table:table-cell>
          <table:table-cell office:value-type="string" calcext:value-type="string">
            <text:p>About Polylina</text:p>
          </table:table-cell>
          <table:table-cell/>
          <table:table-cell table:formula="of:=IF([.F7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183</text:p>
          </table:table-cell>
          <table:table-cell table:number-columns-repeated="2"/>
          <table:table-cell office:value-type="string" calcext:value-type="string">
            <text:p>クルーザーのこと</text:p>
          </table:table-cell>
          <table:table-cell office:value-type="string" calcext:value-type="string">
            <text:p>About the cruiser</text:p>
          </table:table-cell>
          <table:table-cell/>
          <table:table-cell table:formula="of:=IF([.F78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0</text:p>
          </table:table-cell>
          <table:table-cell table:number-columns-repeated="2"/>
          <table:table-cell office:value-type="string" calcext:value-type="string">
            <text:p>『喫茶　エンラン』</text:p>
          </table:table-cell>
          <table:table-cell office:value-type="string" calcext:value-type="string">
            <text:p>Enlan Coffee Shop</text:p>
          </table:table-cell>
          <table:table-cell office:value-type="string" calcext:value-type="string">
            <text:p>CHECK</text:p>
            <text:p>does this actually mean/reference anything?</text:p>
          </table:table-cell>
          <table:table-cell table:formula="of:=IF([.F7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お？　ステキな　お店でしょ</text:p>
            <text:p>今　うちの学校で　大人気なんだからぁ</text:p>
          </table:table-cell>
          <table:table-cell office:value-type="string" calcext:value-type="string">
            <text:p>So, nice place, huh?\n</text:p>
            <text:p>It's super popular at my school right now.</text:p>
          </table:table-cell>
          <table:table-cell/>
          <table:table-cell table:formula="of:=IF([.F7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とお〜っても</text:p>
            <text:p>おいしそうな　お店ですぅ❤</text:p>
          </table:table-cell>
          <table:table-cell office:value-type="string" calcext:value-type="string">
            <text:p>It is a veeeeery delicious-looking store.[nbsp]❤</text:p>
          </table:table-cell>
          <table:table-cell/>
          <table:table-cell table:formula="of:=IF([.F791]=&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12-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633])" office:value-type="string" office:string-value=".........................................." calcext:value-type="string">
            <text:p>..........................................</text:p>
          </table:table-cell>
          <table:table-cell office:value-type="string" calcext:value-type="string">
            <text:p>DUPE: F633</text:p>
          </table:table-cell>
          <table:table-cell table:number-columns-repeated="1017"/>
        </table:table-row>
        <table:table-row table:style-name="ro5">
          <table:table-cell office:value-type="string" calcext:value-type="string">
            <text:p>string</text:p>
          </table:table-cell>
          <table:table-cell office:value-type="string" calcext:value-type="string">
            <text:p>block12-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う……スポーツの後で</text:p>
            <text:p>冷たいジュースを飲むのって　いいね❤</text:p>
          </table:table-cell>
          <table:table-cell office:value-type="string" calcext:value-type="string">
            <text:p>Whew...Drinking cold juice after playing sports is so nice.[nbsp]❤</text:p>
          </table:table-cell>
          <table:table-cell/>
          <table:table-cell table:formula="of:=IF([.F7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text:p>
          </table:table-cell>
          <table:table-cell office:value-type="string" calcext:value-type="string">
            <text:p>Yes!</text:p>
          </table:table-cell>
          <table:table-cell/>
          <table:table-cell table:formula="of:=IF([.F7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text:p>
            <text:p>ユーリィ頼んだの　まだ　来ないのォ？</text:p>
          </table:table-cell>
          <table:table-cell office:value-type="string" calcext:value-type="string">
            <text:p>Hey, Yuri, is your order not here yet?</text:p>
          </table:table-cell>
          <table:table-cell/>
          <table:table-cell table:formula="of:=IF([.F7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text:p>
            <text:p>もうすぐだと　思いますぅ</text:p>
          </table:table-cell>
          <table:table-cell office:value-type="string" calcext:value-type="string">
            <text:p>It is not!\n</text:p>
            <text:p>I think that it will be here soon.</text:p>
          </table:table-cell>
          <table:table-cell/>
          <table:table-cell table:formula="of:=IF([.F7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困ったなぁ</text:p>
            <text:p>ビーコンって　どこにあるんだろう</text:p>
          </table:table-cell>
          <table:table-cell office:value-type="string" calcext:value-type="string">
            <text:p>So yeah...we're in a pickle, huh.\n</text:p>
            <text:p>Where could that beacon be?</text:p>
          </table:table-cell>
          <table:table-cell/>
          <table:table-cell table:formula="of:=IF([.F7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もう　思い当たる場所は</text:p>
            <text:p>ないんですよねぇ？</text:p>
          </table:table-cell>
          <table:table-cell office:value-type="string" calcext:value-type="string">
            <text:p>Is there not some other place that comes to mind?</text:p>
          </table:table-cell>
          <table:table-cell/>
          <table:table-cell table:formula="of:=IF([.F7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Hmm...</text:p>
          </table:table-cell>
          <table:table-cell/>
          <table:table-cell table:formula="of:=IF([.F79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2-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また　あの人だ…</text:p>
            <text:p>きっと　ただの『おっかけ』ね</text:p>
            <text:p>もう　気にしないようにしよっと…</text:p>
          </table:table-cell>
          <table:table-cell office:value-type="string" calcext:value-type="string">
            <text:p>Oh, it's that girl again...\n</text:p>
            <text:p>She's definitely just another fangirl.\n</text:p>
            <text:p>I'll try not to pay attention to her anymore...</text:p>
          </table:table-cell>
          <table:table-cell/>
          <table:table-cell table:formula="of:=IF([.F800]=&quot;&quot;; &quot;UNTRANSLATED&quot;; &quot;&quot;)">
            <text:p/>
          </table:table-cell>
          <table:table-cell table:number-columns-repeated="1016"/>
        </table:table-row>
        <table:table-row table:style-name="ro22">
          <table:table-cell office:value-type="string" calcext:value-type="string">
            <text:p>string</text:p>
          </table:table-cell>
          <table:table-cell office:value-type="string" calcext:value-type="string">
            <text:p>block12-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ところでね…</text:p>
            <text:p>ここの　ジャンボパフェだけど</text:p>
            <text:p>一杯食べ切れたら　もう一杯</text:p>
            <text:p>タダで　もらえるんだって！</text:p>
          </table:table-cell>
          <table:table-cell office:value-type="string" calcext:value-type="string">
            <text:p>So by the way...\n</text:p>
            <text:p>The jumbo parfaits here? If you manage to finish an entire one off, you can get another totally free!</text:p>
          </table:table-cell>
          <table:table-cell office:value-type="string" calcext:value-type="string">
            <text:p>NOTE: this location was previously mentioned in yuna 1:</text:p>
            <text:p><text:span text:style-name="T1">うん　この前　みんなで学校帰りにね[br]</text:span></text:p>
            <text:p><text:span text:style-name="T1">駅の商店街の喫茶店　入ったら[br]</text:span></text:p>
            <text:p><text:span text:style-name="T1">すごい　ジャンボパフェがあったの！</text:span></text:p>
            <text:p><text:span text:style-name="T1">１皿食べたら　もう１杯っていうのが[br]</text:span></text:p>
            <text:p><text:span text:style-name="T1">あたしたちの間で　はやってるの</text:span></text:p>
            <text:p><text:span text:style-name="T1">...which i now see was mistranslated in the patch, so hooray, yuna 1 v1.1 incoming</text:span></text:p>
          </table:table-cell>
          <table:table-cell table:formula="of:=IF([.F8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っ！？</text:p>
          </table:table-cell>
          <table:table-cell office:value-type="string" calcext:value-type="string">
            <text:p>...Buh!?</text:p>
          </table:table-cell>
          <table:table-cell/>
          <table:table-cell table:formula="of:=IF([.F8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がうんが…がつがつ</text:p>
          </table:table-cell>
          <table:table-cell office:value-type="string" calcext:value-type="string">
            <text:p>(mnmnf) (scarf)...(gulpgulpgulp)</text:p>
          </table:table-cell>
          <table:table-cell/>
          <table:table-cell table:formula="of:=IF([.F8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sweat]</text:p>
            <text:p>い　いつの間に……</text:p>
          </table:table-cell>
          <table:table-cell office:value-type="string" calcext:value-type="string">
            <text:p>Y-Yuri...[nbsp][sweat]\n</text:p>
            <text:p>W-When did you...</text:p>
          </table:table-cell>
          <table:table-cell/>
          <table:table-cell table:formula="of:=IF([.F8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　なんですか！？</text:p>
            <text:p>なんか　言いましたあ？</text:p>
          </table:table-cell>
          <table:table-cell office:value-type="string" calcext:value-type="string">
            <text:p>Huh? What is it!?\n</text:p>
            <text:p>Did you say something?</text:p>
          </table:table-cell>
          <table:table-cell/>
          <table:table-cell table:formula="of:=IF([.F8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　ううん　何でもない…</text:p>
          </table:table-cell>
          <table:table-cell office:value-type="string" calcext:value-type="string">
            <text:p>N...No...Nothing...</text:p>
          </table:table-cell>
          <table:table-cell/>
          <table:table-cell table:formula="of:=IF([.F80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2-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ユーリィって</text:p>
            <text:p>食べてばっかしだし</text:p>
            <text:p>ビーコンさがしも　進まないし</text:p>
            <text:p>困ったなぁ…</text:p>
          </table:table-cell>
          <table:table-cell office:value-type="string" calcext:value-type="string">
            <text:p>Oof...Yuri's just eating and eating, and the beacon search is going nowhere...\n</text:p>
            <text:p>What a pinch...</text:p>
          </table:table-cell>
          <table:table-cell/>
          <table:table-cell table:formula="of:=IF([.F80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sweat]　あの人　こっち見てるよ</text:p>
            <text:p>視線　合わせないようにしようっと</text:p>
          </table:table-cell>
          <table:table-cell office:value-type="string" calcext:value-type="string">
            <text:p>Ulp![nbsp][sweat] That girl's looking this way!\n</text:p>
            <text:p>I'm gonna try to avoid eye contact...</text:p>
          </table:table-cell>
          <table:table-cell/>
          <table:table-cell table:formula="of:=IF([.F8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4</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あっ！　見て　見て</text:p>
            <text:p>Ｇリーグやってる！！</text:p>
          </table:table-cell>
          <table:table-cell office:value-type="string" calcext:value-type="string">
            <text:p>Oh! Look, look!\n</text:p>
            <text:p>The G-League's on!</text:p>
          </table:table-cell>
          <table:table-cell/>
          <table:table-cell table:formula="of:=IF([.F8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Ｇリーグ』ってなんですかァ？</text:p>
          </table:table-cell>
          <table:table-cell office:value-type="string" calcext:value-type="string">
            <text:p>Miss Yuna, what is the `G-League'?</text:p>
          </table:table-cell>
          <table:table-cell/>
          <table:table-cell table:formula="of:=IF([.F81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2-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あ…今　大人気の</text:p>
            <text:p>ネオＴＯＫＹＯ女子サッカー</text:p>
            <text:p>ガールリーグのことよ！</text:p>
            <text:p>ほら　あそこでやってるよ</text:p>
          </table:table-cell>
          <table:table-cell office:value-type="string" calcext:value-type="string">
            <text:p>Huh? Oh...That's the Neo Tokyo Soccer Girl League. It's really popular right now! Look, it's on over there.</text:p>
          </table:table-cell>
          <table:table-cell/>
          <table:table-cell table:formula="of:=IF([.F81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ーン…けっこうカッコイイなぁ</text:p>
            <text:p>あたしも　お仕事休んでいる間</text:p>
            <text:p>サッカー　やってみようかなぁ…</text:p>
          </table:table-cell>
          <table:table-cell office:value-type="string" calcext:value-type="string">
            <text:p>Hmmm...They're pretty cool.\n</text:p>
            <text:p>Maybe I should try playing soccer too when I have time off from work...</text:p>
          </table:table-cell>
          <table:table-cell/>
          <table:table-cell table:formula="of:=IF([.F8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text:p>
            <text:p>ビーコン　見つけましたぁ！</text:p>
          </table:table-cell>
          <table:table-cell office:value-type="string" calcext:value-type="string">
            <text:p>Oh!\n</text:p>
            <text:p>I have found the beacon!</text:p>
          </table:table-cell>
          <table:table-cell/>
          <table:table-cell table:formula="of:=IF([.F8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ホ　ホント？</text:p>
          </table:table-cell>
          <table:table-cell office:value-type="string" calcext:value-type="string">
            <text:p>WHAT!? R-Really?</text:p>
          </table:table-cell>
          <table:table-cell/>
          <table:table-cell table:formula="of:=IF([.F8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アレ？　ただの銅像じゃない！</text:p>
          </table:table-cell>
          <table:table-cell office:value-type="string" calcext:value-type="string">
            <text:p>Huh? That's just a bronze statue!</text:p>
          </table:table-cell>
          <table:table-cell/>
          <table:table-cell table:formula="of:=IF([.F8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中に隠されてるんですぅ</text:p>
          </table:table-cell>
          <table:table-cell office:value-type="string" calcext:value-type="string">
            <text:p>It is hidden inside.</text:p>
          </table:table-cell>
          <table:table-cell/>
          <table:table-cell table:formula="of:=IF([.F8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とわかったら…</text:p>
            <text:p>さっそく行くわよ　ユーリィ！</text:p>
          </table:table-cell>
          <table:table-cell office:value-type="string" calcext:value-type="string">
            <text:p>If you've got it figured out...\n</text:p>
            <text:p>Let's get moving, Yuri!</text:p>
          </table:table-cell>
          <table:table-cell office:value-type="string" calcext:value-type="string">
            <text:p>CHECK</text:p>
          </table:table-cell>
          <table:table-cell table:formula="of:=IF([.F8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　待ってくださぁ〜い</text:p>
          </table:table-cell>
          <table:table-cell office:value-type="string" calcext:value-type="string">
            <text:p>Ooooh! Please waaaaaait!</text:p>
          </table:table-cell>
          <table:table-cell/>
          <table:table-cell table:formula="of:=IF([.F8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E</text:p>
          </table:table-cell>
          <table:table-cell table:number-columns-repeated="2"/>
          <table:table-cell office:value-type="string" calcext:value-type="string">
            <text:p>『Ｇリーグ　スタジアム』</text:p>
          </table:table-cell>
          <table:table-cell office:value-type="string" calcext:value-type="string">
            <text:p>G-League Stadium</text:p>
          </table:table-cell>
          <table:table-cell/>
          <table:table-cell table:formula="of:=IF([.F8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text:p>
            <text:p>もう　試合終わっちゃってる…</text:p>
          </table:table-cell>
          <table:table-cell office:value-type="string" calcext:value-type="string">
            <text:p>Huh?\n</text:p>
            <text:p>The game's already over...</text:p>
          </table:table-cell>
          <table:table-cell/>
          <table:table-cell table:formula="of:=IF([.F8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　そのほうが　ビーコン</text:p>
            <text:p>壊しやすいんじゃないんですかぁ</text:p>
          </table:table-cell>
          <table:table-cell office:value-type="string" calcext:value-type="string">
            <text:p>But does that not mean it will be easier to destroy the beacon?</text:p>
          </table:table-cell>
          <table:table-cell/>
          <table:table-cell table:formula="of:=IF([.F82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2-n-0x21</text:p>
          </table:table-cell>
          <table:table-cell table:formula="of:=T([.C100])" office:value-type="string" office:string-value="Yuna: {" calcext:value-type="string">
            <text:p>Yuna: {</text:p>
          </table:table-cell>
          <table:table-cell/>
          <table:table-cell office:value-type="string" calcext:value-type="string">
            <text:p>そういえばそうね…</text:p>
          </table:table-cell>
          <table:table-cell office:value-type="string" calcext:value-type="string">
            <text:p>I suppose you're right...</text:p>
          </table:table-cell>
          <table:table-cell office:value-type="string" calcext:value-type="string">
            <text:p>NOTE: split lines, for whatever reason (there is no accompanying animation)</text:p>
          </table:table-cell>
          <table:table-cell table:formula="of:=IF([.F8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2</text:p>
          </table:table-cell>
          <table:table-cell/>
          <table:table-cell table:formula="of:=T([.D100])" office:value-type="string" office:string-value="}" calcext:value-type="string">
            <text:p>}</text:p>
          </table:table-cell>
          <table:table-cell office:value-type="string" calcext:value-type="string">
            <text:p>じゃあ　今のうちに</text:p>
            <text:p>ビーコン　壊しちゃおう！！</text:p>
          </table:table-cell>
          <table:table-cell office:value-type="string" calcext:value-type="string">
            <text:p>Alright, let's get a move on and take that beacon out!</text:p>
          </table:table-cell>
          <table:table-cell/>
          <table:table-cell table:formula="of:=IF([.F8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ビーコン　ビーコン</text:p>
            <text:p>どこにあるのかなぁ？</text:p>
          </table:table-cell>
          <table:table-cell office:value-type="string" calcext:value-type="string">
            <text:p>Beacon, beacon...\n</text:p>
            <text:p>Where could it be?</text:p>
          </table:table-cell>
          <table:table-cell/>
          <table:table-cell table:formula="of:=IF([.F8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っ　ありましたぁ〜！</text:p>
          </table:table-cell>
          <table:table-cell office:value-type="string" calcext:value-type="string">
            <text:p>Ahh! There it is!</text:p>
          </table:table-cell>
          <table:table-cell/>
          <table:table-cell table:formula="of:=IF([.F82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lock12-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あ　今のうちに</text:p>
            <text:p>ビーコン　壊しちゃおう！！</text:p>
          </table:table-cell>
          <table:table-cell table:formula="of:=T([.F823])" office:value-type="string" office:string-value="Alright, let's get a move on and take that beacon out!" calcext:value-type="string">
            <text:p>Alright, let's get a move on and take that beacon out!</text:p>
          </table:table-cell>
          <table:table-cell office:value-type="string" calcext:value-type="string">
            <text:p>DUPE: F823</text:p>
            <text:p>NOTE: yeah, this is a verbatim repeat of the same line from a few text boxes earlier. don't know what they were thinking.</text:p>
            <text:p>given the weird line split earlier, i'd guess some dialogue got removed or rearranged and this is just sloppy editing work.</text:p>
          </table:table-cell>
          <table:table-cell table:number-columns-repeated="1017"/>
        </table:table-row>
        <table:table-row table:style-name="ro2">
          <table:table-cell office:value-type="string" calcext:value-type="string">
            <text:p>string</text:p>
          </table:table-cell>
          <table:table-cell office:value-type="string" calcext:value-type="string">
            <text:p>block12-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ユナさぁん！</text:p>
          </table:table-cell>
          <table:table-cell office:value-type="string" calcext:value-type="string">
            <text:p>Oh, Miss Yuna!</text:p>
          </table:table-cell>
          <table:table-cell/>
          <table:table-cell table:formula="of:=IF([.F8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1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ぎゃっ！</text:p>
          </table:table-cell>
          <table:table-cell office:value-type="string" calcext:value-type="string">
            <text:p>Gah!</text:p>
          </table:table-cell>
          <table:table-cell/>
          <table:table-cell table:formula="of:=IF([.F8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まぁ　あぶなぁーいって</text:p>
            <text:p>言おうと　思ったんですよォ</text:p>
          </table:table-cell>
          <table:table-cell office:value-type="string" calcext:value-type="string">
            <text:p>I was just thinking of telling you to watch out.</text:p>
          </table:table-cell>
          <table:table-cell/>
          <table:table-cell table:formula="of:=IF([.F8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いうことは</text:p>
            <text:p>もっと　先に言ってよ…</text:p>
          </table:table-cell>
          <table:table-cell office:value-type="string" calcext:value-type="string">
            <text:p>Tell me that BEFORE it happens...</text:p>
          </table:table-cell>
          <table:table-cell/>
          <table:table-cell table:formula="of:=IF([.F8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っははははははははっ…</text:p>
            <text:p>いい気味だわ　神楽坂ユナ！</text:p>
          </table:table-cell>
          <table:table-cell office:value-type="string" calcext:value-type="string">
            <text:p>Ah-hahahahahahahaha...\n</text:p>
            <text:p>Serves you right, Yuna Kagurazaka!</text:p>
          </table:table-cell>
          <table:table-cell/>
          <table:table-cell table:formula="of:=IF([.F83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　だれよ！？</text:p>
            <text:p>あたしに　ボールぶつけたの[sweat]</text:p>
            <text:p>危ないじゃないっ！</text:p>
          </table:table-cell>
          <table:table-cell office:value-type="string" calcext:value-type="string">
            <text:p>W-Who's there!?\n</text:p>
            <text:p>You hit me with the ball![nbsp][sweat]\n</text:p>
            <text:p>That's dangerous, y'know!</text:p>
          </table:table-cell>
          <table:table-cell/>
          <table:table-cell table:formula="of:=IF([.F8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そんなおおぜいで</text:p>
            <text:p>かかってくるなんて　ずるーい[sweat]</text:p>
          </table:table-cell>
          <table:table-cell office:value-type="string" calcext:value-type="string">
            <text:p>AAH! It's not fair attacking me with so many people!</text:p>
          </table:table-cell>
          <table:table-cell/>
          <table:table-cell table:formula="of:=IF([.F8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E</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問答無用！！</text:p>
          </table:table-cell>
          <table:table-cell office:value-type="string" calcext:value-type="string">
            <text:p>Arguing is pointless!</text:p>
          </table:table-cell>
          <table:table-cell/>
          <table:table-cell table:formula="of:=IF([.F8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　ちょっと待ってよ〜[sweat]</text:p>
          </table:table-cell>
          <table:table-cell office:value-type="string" calcext:value-type="string">
            <text:p>H-Hang on, now![nbsp][sweat]</text:p>
          </table:table-cell>
          <table:table-cell/>
          <table:table-cell table:formula="of:=IF([.F83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0</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フンッ　おじけづいたのね！</text:p>
            <text:p>この　ニセお嬢様めっ！！</text:p>
          </table:table-cell>
          <table:table-cell office:value-type="string" calcext:value-type="string">
            <text:p>HMPH! Chickening out, huh?\n</text:p>
            <text:p>You damn phony fraulein!</text:p>
          </table:table-cell>
          <table:table-cell/>
          <table:table-cell table:formula="of:=IF([.F8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ですねぇ〜</text:p>
            <text:p>ユナさぁん　本当はすっごく強いですぅ</text:p>
          </table:table-cell>
          <table:table-cell office:value-type="string" calcext:value-type="string">
            <text:p>Excuse me...\n</text:p>
            <text:p>Miss Yuna is, in fact, very very strong.</text:p>
          </table:table-cell>
          <table:table-cell/>
          <table:table-cell table:formula="of:=IF([.F8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2</text:p>
          </table:table-cell>
          <table:table-cell table:formula="of:=T([.C102])" office:value-type="string" office:string-value="{" calcext:value-type="string">
            <text:p>{</text:p>
          </table:table-cell>
          <table:table-cell/>
          <table:table-cell office:value-type="string" calcext:value-type="string">
            <text:p>あなたなんか　ユナさぁんが</text:p>
            <text:p>本気を出せば　イチコロですよォ</text:p>
          </table:table-cell>
          <table:table-cell office:value-type="string" calcext:value-type="string">
            <text:p>If you cause Miss Yuna to come at you seriously, you will be utterly crushed.</text:p>
          </table:table-cell>
          <table:table-cell office:value-type="string" calcext:value-type="string">
            <text:p>NOTE: split lines</text:p>
          </table:table-cell>
          <table:table-cell table:formula="of:=IF([.F8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3</text:p>
          </table:table-cell>
          <table:table-cell/>
          <table:table-cell table:formula="of:=T([.D100])" office:value-type="string" office:string-value="}" calcext:value-type="string">
            <text:p>}</text:p>
          </table:table-cell>
          <table:table-cell office:value-type="string" calcext:value-type="string">
            <text:p>イ・チ・コ・ロ！</text:p>
            <text:p>小指の先で倒しちゃいますぅ！</text:p>
          </table:table-cell>
          <table:table-cell office:value-type="string" calcext:value-type="string">
            <text:p>C-R-U-S-H-E-D! She will destroy you with the tip of her pinky!</text:p>
          </table:table-cell>
          <table:table-cell/>
          <table:table-cell table:formula="of:=IF([.F8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sweat]</text:p>
            <text:p>変なこと言わないでよォ！</text:p>
          </table:table-cell>
          <table:table-cell office:value-type="string" calcext:value-type="string">
            <text:p>Y-Yuri![nbsp][sweat]\n</text:p>
            <text:p>Don't say weird stuff!</text:p>
          </table:table-cell>
          <table:table-cell/>
          <table:table-cell table:formula="of:=IF([.F8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5</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ぬわぁんですって！</text:p>
            <text:p>今すぐ　勝負よっ！</text:p>
          </table:table-cell>
          <table:table-cell office:value-type="string" calcext:value-type="string">
            <text:p>The hell you saying!?\n</text:p>
            <text:p>We're gonna fight RIGHT NOW!</text:p>
          </table:table-cell>
          <table:table-cell/>
          <table:table-cell table:formula="of:=IF([.F84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わわっ</text:p>
            <text:p>ちょっといっぺんに来ないでよォ〜[sweat]</text:p>
          </table:table-cell>
          <table:table-cell office:value-type="string" calcext:value-type="string">
            <text:p>Waaaah!\n</text:p>
            <text:p>Hey, don't come at me all at once![nbsp][sweat]</text:p>
          </table:table-cell>
          <table:table-cell/>
          <table:table-cell table:formula="of:=IF([.F843]=&quot;&quot;; &quot;UNTRANSLATED&quot;; &quot;&quot;)">
            <text:p/>
          </table:table-cell>
          <table:table-cell table:number-columns-repeated="1016"/>
        </table:table-row>
        <table:table-row table:style-name="ro23">
          <table:table-cell office:value-type="string" calcext:value-type="string">
            <text:p>string</text:p>
          </table:table-cell>
          <table:table-cell office:value-type="string" calcext:value-type="string">
            <text:p>block12-n-0x37</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タァーーーッ！！</text:p>
          </table:table-cell>
          <table:table-cell office:value-type="string" calcext:value-type="string">
            <text:p>TAAAAAAAAH!</text:p>
          </table:table-cell>
          <table:table-cell office:value-type="string" calcext:value-type="string">
            <text:p>NOTE: in the original game, if this line isn't fast-forwarded, the voice clip actually finishes before the text is fully printed, causing the game to immediately close the box without printing the last character. this isn't really noticeable in the original since it's just a redundant exclamation mark, but it's more obvious when the closing quote goes missing in the translation, so i've dropped a few characters to keep that from happening here.</text:p>
          </table:table-cell>
          <table:table-cell table:formula="of:=IF([.F8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8</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さあ　これで一対一！</text:p>
            <text:p>ユナ　存分に戦いなさい！</text:p>
          </table:table-cell>
          <table:table-cell office:value-type="string" calcext:value-type="string">
            <text:p>Well then, now it's one-on-one!\n</text:p>
            <text:p>Take it away, Yuna!</text:p>
          </table:table-cell>
          <table:table-cell/>
          <table:table-cell table:formula="of:=IF([.F8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カッコイイ❤</text:p>
          </table:table-cell>
          <table:table-cell office:value-type="string" calcext:value-type="string">
            <text:p>Polylina...She's so cool...[nbsp]❤</text:p>
          </table:table-cell>
          <table:table-cell/>
          <table:table-cell table:formula="of:=IF([.F84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せっかくなら全部</text:p>
            <text:p>やっつけてくれればよかったのにィ❤</text:p>
          </table:table-cell>
          <table:table-cell office:value-type="string" calcext:value-type="string">
            <text:p>It would have been nice if you'd taken them all out since you had the chance, though...[nbsp]❤</text:p>
          </table:table-cell>
          <table:table-cell/>
          <table:table-cell table:formula="of:=IF([.F8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3B</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甘えんなぁーっ[sweat]</text:p>
          </table:table-cell>
          <table:table-cell table:style-name="ce4" office:value-type="string" calcext:value-type="string">
            <text:p>Don't be so dependent![nbsp][sweat]</text:p>
          </table:table-cell>
          <table:table-cell/>
          <table:table-cell table:formula="of:=IF([.F8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C</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おのれーっ！　あんただけは</text:p>
            <text:p>この私の手で！</text:p>
          </table:table-cell>
          <table:table-cell office:value-type="string" calcext:value-type="string">
            <text:p>Why, YOU! You, I'll take down by my own hand!</text:p>
          </table:table-cell>
          <table:table-cell office:value-type="string" calcext:value-type="string">
            <text:p>CHECK</text:p>
          </table:table-cell>
          <table:table-cell table:formula="of:=IF([.F8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　これで地球の</text:p>
            <text:p>ビーコンは　壊しちゃったあ❤</text:p>
          </table:table-cell>
          <table:table-cell office:value-type="string" calcext:value-type="string">
            <text:p>We did it! Now Earth's beacon is out of the picture![nbsp]❤</text:p>
          </table:table-cell>
          <table:table-cell/>
          <table:table-cell table:formula="of:=IF([.F8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でも　まーだ</text:p>
            <text:p>宇宙のビーコンが　残ってますよォ〜</text:p>
          </table:table-cell>
          <table:table-cell office:value-type="string" calcext:value-type="string">
            <text:p>Pardon, but...there is still a beacon remaining in space...</text:p>
          </table:table-cell>
          <table:table-cell/>
          <table:table-cell table:formula="of:=IF([.F8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そぉーかぁ…</text:p>
            <text:p>喜んじゃって　ソンしたあ</text:p>
          </table:table-cell>
          <table:table-cell office:value-type="string" calcext:value-type="string">
            <text:p>Oh, yeah, right...\n</text:p>
            <text:p>I shouldn't have bothered celebrating.</text:p>
          </table:table-cell>
          <table:table-cell office:value-type="string" calcext:value-type="string">
            <text:p>CHECK</text:p>
          </table:table-cell>
          <table:table-cell table:formula="of:=IF([.F8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なかなか</text:p>
            <text:p>見事だったわね　ユナ！</text:p>
          </table:table-cell>
          <table:table-cell office:value-type="string" calcext:value-type="string">
            <text:p>That was quite splendid work, Yuna!</text:p>
          </table:table-cell>
          <table:table-cell/>
          <table:table-cell table:formula="of:=IF([.F8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ポリリーナ様❤</text:p>
            <text:p>ありがとうございます〜</text:p>
          </table:table-cell>
          <table:table-cell office:value-type="string" calcext:value-type="string">
            <text:p>Oh! Polylina![nbsp]❤\n</text:p>
            <text:p>Thank you soooo very much!</text:p>
          </table:table-cell>
          <table:table-cell/>
          <table:table-cell table:formula="of:=IF([.F8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2</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いえ　宇宙の平和のためよ</text:p>
            <text:p>礼には　およばないわ…</text:p>
          </table:table-cell>
          <table:table-cell office:value-type="string" calcext:value-type="string">
            <text:p>All for the sake of the peace of the universe...There is no need for thanks.</text:p>
          </table:table-cell>
          <table:table-cell/>
          <table:table-cell table:formula="of:=IF([.F8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カッ　カッコイイ❤</text:p>
          </table:table-cell>
          <table:table-cell office:value-type="string" calcext:value-type="string">
            <text:p>S-So cool...[nbsp]❤</text:p>
          </table:table-cell>
          <table:table-cell/>
          <table:table-cell table:formula="of:=IF([.F8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4</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Hm?</text:p>
          </table:table-cell>
          <table:table-cell office:value-type="string" calcext:value-type="string">
            <text:p>NOTE: originally dupe of F470</text:p>
          </table:table-cell>
          <table:table-cell table:number-columns-repeated="1017"/>
        </table:table-row>
        <table:table-row table:style-name="ro5">
          <table:table-cell office:value-type="string" calcext:value-type="string">
            <text:p>string</text:p>
          </table:table-cell>
          <table:table-cell office:value-type="string" calcext:value-type="string">
            <text:p>block12-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いえ</text:p>
            <text:p>なんでもありませ〜ん❤</text:p>
          </table:table-cell>
          <table:table-cell office:value-type="string" calcext:value-type="string">
            <text:p>Ah! No, it's nothing at all![nbsp]❤</text:p>
          </table:table-cell>
          <table:table-cell/>
          <table:table-cell table:formula="of:=IF([.F8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近くで見ると</text:p>
            <text:p>テレビより　ぜんぜん</text:p>
            <text:p>カッコイイよ〜〜❤</text:p>
          </table:table-cell>
          <table:table-cell office:value-type="string" calcext:value-type="string">
            <text:p>Ooh...Now that I see her up close, she's SO much cooler than on TV...[nbsp]❤</text:p>
          </table:table-cell>
          <table:table-cell/>
          <table:table-cell table:formula="of:=IF([.F85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4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と　とにかく[sweat]</text:p>
            <text:p>他のビーコンを　早くさがさないとね</text:p>
          </table:table-cell>
          <table:table-cell office:value-type="string" calcext:value-type="string">
            <text:p>S-So, anyways...[nbsp][sweat]\n</text:p>
            <text:p>You need to hurry up and find the other beacon.</text:p>
          </table:table-cell>
          <table:table-cell/>
          <table:table-cell table:formula="of:=IF([.F8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　他のビーコン…</text:p>
            <text:p>早く探さなくちゃ…</text:p>
          </table:table-cell>
          <table:table-cell office:value-type="string" calcext:value-type="string">
            <text:p>Right, the other beacon...\n</text:p>
            <text:p>Gotta hurry up and find it...</text:p>
          </table:table-cell>
          <table:table-cell/>
          <table:table-cell table:formula="of:=IF([.F8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からぁ[sweat]</text:p>
            <text:p>宇宙に　あるんですぅ！</text:p>
          </table:table-cell>
          <table:table-cell office:value-type="string" calcext:value-type="string">
            <text:p>Like I said![nbsp][sweat]\n</text:p>
            <text:p>It is in space!</text:p>
          </table:table-cell>
          <table:table-cell/>
          <table:table-cell table:formula="of:=IF([.F8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ユナ　あんた</text:p>
            <text:p>確か　クルーザーがあったろう？</text:p>
          </table:table-cell>
          <table:table-cell office:value-type="string" calcext:value-type="string">
            <text:p>Yuna, you have a cruiser, correct?</text:p>
          </table:table-cell>
          <table:table-cell/>
          <table:table-cell table:formula="of:=IF([.F86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2-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が　この間　友達と</text:p>
            <text:p>中で　パーティーをやったとき</text:p>
            <text:p>ジュース　こぼしちゃって</text:p>
            <text:p>それ以来　エンジンかかんないの</text:p>
          </table:table-cell>
          <table:table-cell office:value-type="string" calcext:value-type="string">
            <text:p>Uh, well...The other day, when me and my friends were having a party in it, I spilled some juice, and the engine hasn't started since.</text:p>
          </table:table-cell>
          <table:table-cell/>
          <table:table-cell table:formula="of:=IF([.F8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のねェ…</text:p>
          </table:table-cell>
          <table:table-cell office:value-type="string" calcext:value-type="string">
            <text:p>U-Uh...</text:p>
          </table:table-cell>
          <table:table-cell/>
          <table:table-cell table:formula="of:=IF([.F865]=&quot;&quot;; &quot;UNTRANSLATED&quot;; &quot;&quot;)">
            <text:p/>
          </table:table-cell>
          <table:table-cell table:number-columns-repeated="1016"/>
        </table:table-row>
        <table:table-row table:style-name="ro24">
          <table:table-cell office:value-type="string" calcext:value-type="string">
            <text:p>string</text:p>
          </table:table-cell>
          <table:table-cell office:value-type="string" calcext:value-type="string">
            <text:p>block12-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　でもポリリーナ様</text:p>
            <text:p>よくミケ丸号のこと　知ってますねぇ？</text:p>
          </table:table-cell>
          <table:table-cell office:value-type="string" calcext:value-type="string">
            <text:p>Huh? So you know about the Calico Cat, Polylina?</text:p>
          </table:table-cell>
          <table:table-cell office:value-type="string" calcext:value-type="string">
            <text:p>NOTE: it was never mentioned in dialogue and just barely visible in the game art, but yuna's cruiser from the previous game is called the "Calico Cat" (ミケ丸号). i almost feel like they only threw the name in here so people would know it had one.</text:p>
          </table:table-cell>
          <table:table-cell table:formula="of:=IF([.F8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E</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え　あ　そ　その[sweat]</text:p>
            <text:p>正義の味方は　なんでも知ってるのさ！</text:p>
          </table:table-cell>
          <table:table-cell office:value-type="string" calcext:value-type="string">
            <text:p>Er! Uh...W-Well...[nbsp][sweat]\n</text:p>
            <text:p>An ally of justice knows all things!</text:p>
          </table:table-cell>
          <table:table-cell/>
          <table:table-cell table:formula="of:=IF([.F8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すっごぉい！　素敵❤</text:p>
          </table:table-cell>
          <table:table-cell office:value-type="string" calcext:value-type="string">
            <text:p>Amazing! You're so great![nbsp]❤</text:p>
          </table:table-cell>
          <table:table-cell/>
          <table:table-cell table:formula="of:=IF([.F86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2-n-0x5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しょうがない　ついてきな</text:p>
          </table:table-cell>
          <table:table-cell office:value-type="string" calcext:value-type="string">
            <text:p>I guess there's no other way...\n</text:p>
            <text:p>Follow me.</text:p>
          </table:table-cell>
          <table:table-cell/>
          <table:table-cell table:formula="of:=IF([.F8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ーっ　かわいいクルーザー！</text:p>
          </table:table-cell>
          <table:table-cell office:value-type="string" calcext:value-type="string">
            <text:p>SQUEEE! What a cute little cruiser!</text:p>
          </table:table-cell>
          <table:table-cell/>
          <table:table-cell table:formula="of:=IF([.F8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5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決めた！　今日から　この子</text:p>
            <text:p>『はとぽっぽ号』よ！</text:p>
            <text:p>そーしよおーっと❤</text:p>
          </table:table-cell>
          <table:table-cell office:value-type="string" calcext:value-type="string">
            <text:p>I've got it! Henceforth, it shall be known as the `Pidgeywidgey'!\n</text:p>
            <text:p>So let it be done![nbsp]❤</text:p>
          </table:table-cell>
          <table:table-cell office:value-type="string" calcext:value-type="string">
            <text:p>NOTE: originally "hatopoppo", a childish form of "dove"</text:p>
          </table:table-cell>
          <table:table-cell table:formula="of:=IF([.F8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53</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は　はとぽっぽォ〜！？</text:p>
          </table:table-cell>
          <table:table-cell office:value-type="string" calcext:value-type="string">
            <text:p>P-Pidgeywidgey!?</text:p>
          </table:table-cell>
          <table:table-cell/>
          <table:table-cell table:formula="of:=IF([.F8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っそく</text:p>
            <text:p>ペイントしなくっちゃ❤</text:p>
          </table:table-cell>
          <table:table-cell office:value-type="string" calcext:value-type="string">
            <text:p>Gotta paint it on right away.[nbsp]❤</text:p>
          </table:table-cell>
          <table:table-cell/>
          <table:table-cell table:formula="of:=IF([.F87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5</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あっ　わたしの</text:p>
            <text:p>エクスカリバーが…[tears]</text:p>
          </table:table-cell>
          <table:table-cell office:value-type="string" calcext:value-type="string">
            <text:p>Aaah! My Excalibur...[nbsp][tears]</text:p>
          </table:table-cell>
          <table:table-cell/>
          <table:table-cell table:formula="of:=IF([.F8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　なんで　ポリリーナ様が</text:p>
            <text:p>あたしを　助けてくれるんですかあ！？</text:p>
          </table:table-cell>
          <table:table-cell office:value-type="string" calcext:value-type="string">
            <text:p>But Polylina, why are you helping me out?</text:p>
          </table:table-cell>
          <table:table-cell/>
          <table:table-cell table:formula="of:=IF([.F87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5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いいから行きなさい　ユナ</text:p>
            <text:p>そして　必ず地球の危機を救うのよ[sweat]</text:p>
          </table:table-cell>
          <table:table-cell office:value-type="string" calcext:value-type="string">
            <text:p>Don't worry about it and just get going, Yuna. And don't fail to save the Earth from crisis![nbsp][sweat]</text:p>
          </table:table-cell>
          <table:table-cell/>
          <table:table-cell table:formula="of:=IF([.F8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　え〜と　ハイ</text:p>
            <text:p>一応　がんばります[sweat]</text:p>
          </table:table-cell>
          <table:table-cell office:value-type="string" calcext:value-type="string">
            <text:p>Er...Uhhh...Got it!\n</text:p>
            <text:p>I'll do the best I can.[nbsp][sweat]</text:p>
          </table:table-cell>
          <table:table-cell/>
          <table:table-cell table:formula="of:=IF([.F877]=&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3 (sector 0x2EE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3-0x18</text:p>
          </table:table-cell>
          <table:table-cell table:number-columns-repeated="2"/>
          <table:table-cell office:value-type="string" calcext:value-type="string">
            <text:p>２章＃２（１３）</text:p>
          </table:table-cell>
          <table:table-cell table:formula="of:=T([.F566])" office:value-type="string" office:string-value="Ch. 2 [#]2 (13)" calcext:value-type="string">
            <text:p>Ch. 2 [#]2 (13)</text:p>
          </table:table-cell>
          <table:table-cell office:value-type="string" calcext:value-type="string">
            <text:p>DUPE: F566</text:p>
          </table:table-cell>
          <table:table-cell table:number-columns-repeated="1017"/>
        </table:table-row>
        <table:table-row table:style-name="ro2">
          <table:table-cell office:value-type="string" calcext:value-type="string">
            <text:p>string</text:p>
          </table:table-cell>
          <table:table-cell office:value-type="string" calcext:value-type="string">
            <text:p>block13-0x29</text:p>
          </table:table-cell>
          <table:table-cell table:number-columns-repeated="2"/>
          <table:table-cell office:value-type="string" calcext:value-type="string">
            <text:p>２章選択に戻る</text:p>
          </table:table-cell>
          <table:table-cell table:formula="of:=T([.F751])" office:value-type="string" office:string-value="Back to Ch. 2 choice" calcext:value-type="string">
            <text:p>Back to Ch. 2 choice</text:p>
          </table:table-cell>
          <table:table-cell office:value-type="string" calcext:value-type="string">
            <text:p>DUPE: F751</text:p>
          </table:table-cell>
          <table:table-cell table:number-columns-repeated="1017"/>
        </table:table-row>
        <table:table-row table:style-name="ro2">
          <table:table-cell office:value-type="string" calcext:value-type="string">
            <text:p>string</text:p>
          </table:table-cell>
          <table:table-cell office:value-type="string" calcext:value-type="string">
            <text:p>block13-0x38</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3-0x47</text:p>
          </table:table-cell>
          <table:table-cell table:number-columns-repeated="2"/>
          <table:table-cell office:value-type="string" calcext:value-type="string">
            <text:p>ＣＵＴ</text:p>
          </table:table-cell>
          <table:table-cell table:formula="of:=T([.F569])" office:value-type="string" office:string-value="CUT" calcext:value-type="string">
            <text:p>CUT</text:p>
          </table:table-cell>
          <table:table-cell office:value-type="string" calcext:value-type="string">
            <text:p>DUPE: F569</text:p>
          </table:table-cell>
          <table:table-cell table:number-columns-repeated="1017"/>
        </table:table-row>
        <table:table-row table:style-name="ro2">
          <table:table-cell office:value-type="string" calcext:value-type="string">
            <text:p>string</text:p>
          </table:table-cell>
          <table:table-cell office:value-type="string" calcext:value-type="string">
            <text:p>block13-0x4E</text:p>
          </table:table-cell>
          <table:table-cell table:number-columns-repeated="2"/>
          <table:table-cell office:value-type="string" calcext:value-type="string">
            <text:p>ＩＶ</text:p>
          </table:table-cell>
          <table:table-cell table:formula="of:=T([.F570])" office:value-type="string" office:string-value="EVT" calcext:value-type="string">
            <text:p>EVT</text:p>
          </table:table-cell>
          <table:table-cell office:value-type="string" calcext:value-type="string">
            <text:p>DUPE: F570</text:p>
          </table:table-cell>
          <table:table-cell table:number-columns-repeated="1017"/>
        </table:table-row>
        <table:table-row table:style-name="ro2">
          <table:table-cell office:value-type="string" calcext:value-type="string">
            <text:p>string</text:p>
          </table:table-cell>
          <table:table-cell office:value-type="string" calcext:value-type="string">
            <text:p>block13-0x53</text:p>
          </table:table-cell>
          <table:table-cell table:number-columns-repeated="2"/>
          <table:table-cell office:value-type="string" calcext:value-type="string">
            <text:p>ＣＵＴ１７</text:p>
          </table:table-cell>
          <table:table-cell office:value-type="string" calcext:value-type="string">
            <text:p>CUT17</text:p>
          </table:table-cell>
          <table:table-cell/>
          <table:table-cell table:formula="of:=IF([.F8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5E</text:p>
          </table:table-cell>
          <table:table-cell table:number-columns-repeated="2"/>
          <table:table-cell office:value-type="string" calcext:value-type="string">
            <text:p>ＣＵＴ２１</text:p>
          </table:table-cell>
          <table:table-cell office:value-type="string" calcext:value-type="string">
            <text:p>CUT21</text:p>
          </table:table-cell>
          <table:table-cell/>
          <table:table-cell table:formula="of:=IF([.F8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69</text:p>
          </table:table-cell>
          <table:table-cell table:number-columns-repeated="2"/>
          <table:table-cell office:value-type="string" calcext:value-type="string">
            <text:p>ＩＶ１６Ａ</text:p>
          </table:table-cell>
          <table:table-cell office:value-type="string" calcext:value-type="string">
            <text:p>EVT16A</text:p>
          </table:table-cell>
          <table:table-cell/>
          <table:table-cell table:formula="of:=IF([.F8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74</text:p>
          </table:table-cell>
          <table:table-cell table:number-columns-repeated="2"/>
          <table:table-cell office:value-type="string" calcext:value-type="string">
            <text:p>ボーリングゲーム</text:p>
          </table:table-cell>
          <table:table-cell office:value-type="string" calcext:value-type="string">
            <text:p>Bowling game</text:p>
          </table:table-cell>
          <table:table-cell/>
          <table:table-cell table:formula="of:=IF([.F8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85</text:p>
          </table:table-cell>
          <table:table-cell table:number-columns-repeated="2"/>
          <table:table-cell office:value-type="string" calcext:value-type="string">
            <text:p>ＩＶ１６Ｂ</text:p>
          </table:table-cell>
          <table:table-cell office:value-type="string" calcext:value-type="string">
            <text:p>EVT16B</text:p>
          </table:table-cell>
          <table:table-cell/>
          <table:table-cell table:formula="of:=IF([.F8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E7</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3-0xFC</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3-0x111</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3-0x12F</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13-0x134</text:p>
          </table:table-cell>
          <table:table-cell table:number-columns-repeated="2"/>
          <table:table-cell office:value-type="string" calcext:value-type="string">
            <text:p>ネオ東京タワー</text:p>
          </table:table-cell>
          <table:table-cell office:value-type="string" calcext:value-type="string">
            <text:p>Neo Tokyo Tower</text:p>
          </table:table-cell>
          <table:table-cell/>
          <table:table-cell table:formula="of:=IF([.F8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143</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13-0x4F0</text:p>
          </table:table-cell>
          <table:table-cell table:number-columns-repeated="2"/>
          <table:table-cell office:value-type="string" calcext:value-type="string">
            <text:p>場内</text:p>
          </table:table-cell>
          <table:table-cell office:value-type="string" calcext:value-type="string">
            <text:p>Interior</text:p>
          </table:table-cell>
          <table:table-cell/>
          <table:table-cell table:formula="of:=IF([.F8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4FC</text:p>
          </table:table-cell>
          <table:table-cell table:number-columns-repeated="2"/>
          <table:table-cell office:value-type="string" calcext:value-type="string">
            <text:p>謎の女性</text:p>
          </table:table-cell>
          <table:table-cell table:formula="of:=T([.F585])" office:value-type="string" office:string-value="Mystery girl" calcext:value-type="string">
            <text:p>Mystery girl</text:p>
          </table:table-cell>
          <table:table-cell office:value-type="string" calcext:value-type="string">
            <text:p>DUPE: F585</text:p>
          </table:table-cell>
          <table:table-cell table:number-columns-repeated="1017"/>
        </table:table-row>
        <table:table-row table:style-name="ro2">
          <table:table-cell office:value-type="string" calcext:value-type="string">
            <text:p>string</text:p>
          </table:table-cell>
          <table:table-cell office:value-type="string" calcext:value-type="string">
            <text:p>block13-0x859</text:p>
          </table:table-cell>
          <table:table-cell table:number-columns-repeated="2"/>
          <table:table-cell office:value-type="string" calcext:value-type="string">
            <text:p>ボーリングゲームに入る</text:p>
          </table:table-cell>
          <table:table-cell office:value-type="string" calcext:value-type="string">
            <text:p>Start bowling game</text:p>
          </table:table-cell>
          <table:table-cell/>
          <table:table-cell table:formula="of:=IF([.F8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870</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5">
          <table:table-cell office:value-type="string" calcext:value-type="string">
            <text:p>string</text:p>
          </table:table-cell>
          <table:table-cell office:value-type="string" calcext:value-type="string">
            <text:p>block13-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sweat]</text:p>
            <text:p>タワーが　ボロボロだよ〜っ</text:p>
          </table:table-cell>
          <table:table-cell office:value-type="string" calcext:value-type="string">
            <text:p>Ahhhhhhhh...[nbsp][sweat]\n</text:p>
            <text:p>The Tower's in a bad way...</text:p>
          </table:table-cell>
          <table:table-cell/>
          <table:table-cell table:formula="of:=IF([.F9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ゴメンですぅ…</text:p>
          </table:table-cell>
          <table:table-cell office:value-type="string" calcext:value-type="string">
            <text:p>I am sorry...</text:p>
          </table:table-cell>
          <table:table-cell/>
          <table:table-cell table:formula="of:=IF([.F9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も　ここ　違ったみたいね…</text:p>
          </table:table-cell>
          <table:table-cell office:value-type="string" calcext:value-type="string">
            <text:p>Looks like it wasn't here...</text:p>
          </table:table-cell>
          <table:table-cell/>
          <table:table-cell table:formula="of:=IF([.F9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able:table-cell>
          <table:table-cell office:value-type="string" calcext:value-type="string">
            <text:p>So it seems...</text:p>
          </table:table-cell>
          <table:table-cell/>
          <table:table-cell table:formula="of:=IF([.F9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3-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他を　捜すしかないね…</text:p>
          </table:table-cell>
          <table:table-cell office:value-type="string" calcext:value-type="string">
            <text:p>Guess all we can do is look somewhere else...</text:p>
          </table:table-cell>
          <table:table-cell/>
          <table:table-cell table:formula="of:=IF([.F9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他に</text:p>
            <text:p>同じようなところ　あったかなあ…</text:p>
          </table:table-cell>
          <table:table-cell office:value-type="string" calcext:value-type="string">
            <text:p>Hmmmmm...Is there another place that's the same kind of thing...?</text:p>
          </table:table-cell>
          <table:table-cell/>
          <table:table-cell table:formula="of:=IF([.F9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思い当たる場所は　ないんですかあ？</text:p>
          </table:table-cell>
          <table:table-cell office:value-type="string" calcext:value-type="string">
            <text:p>Well, let me see...\n</text:p>
            <text:p>Is there anywhere which comes to mind?</text:p>
          </table:table-cell>
          <table:table-cell/>
          <table:table-cell table:formula="of:=IF([.F90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3-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広くって</text:p>
            <text:p>人がいっぱいっていうことは</text:p>
            <text:p>みんなが　集まるところだからぁ…</text:p>
            <text:p>なにかの会場かしら？</text:p>
          </table:table-cell>
          <table:table-cell office:value-type="string" calcext:value-type="string">
            <text:p>Somewhere that's big and has lots of people means a place where everyone gathers together...So maybe it's some kind of event site?</text:p>
          </table:table-cell>
          <table:table-cell/>
          <table:table-cell table:formula="of:=IF([.F9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丸いもの』ってのが</text:p>
            <text:p>悩みよねぇ…</text:p>
          </table:table-cell>
          <table:table-cell office:value-type="string" calcext:value-type="string">
            <text:p>But the `round thing' part is a problem, huh...</text:p>
          </table:table-cell>
          <table:table-cell/>
          <table:table-cell table:formula="of:=IF([.F9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text:p>
            <text:p>なんか　他にヒントないのぉ〜？</text:p>
          </table:table-cell>
          <table:table-cell office:value-type="string" calcext:value-type="string">
            <text:p>Hey, Yuri, don't you have any other hints?</text:p>
          </table:table-cell>
          <table:table-cell/>
          <table:table-cell table:formula="of:=IF([.F91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う〜ん…</text:p>
            <text:p>なんか丸いのが　転がっているような</text:p>
            <text:p>気がするんですけどォ…</text:p>
          </table:table-cell>
          <table:table-cell office:value-type="string" calcext:value-type="string">
            <text:p>Well...umm...\n</text:p>
            <text:p>I feel like the round thing rolls around...</text:p>
          </table:table-cell>
          <table:table-cell/>
          <table:table-cell table:formula="of:=IF([.F9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丸いのが転がるねぇ…</text:p>
          </table:table-cell>
          <table:table-cell office:value-type="string" calcext:value-type="string">
            <text:p>A round thing rolling around...</text:p>
          </table:table-cell>
          <table:table-cell/>
          <table:table-cell table:formula="of:=IF([.F9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　まだあったァ！</text:p>
            <text:p>きっと　あそこよ！！</text:p>
          </table:table-cell>
          <table:table-cell office:value-type="string" calcext:value-type="string">
            <text:p>Ah! That's it! There's that, too!\n</text:p>
            <text:p>That's GOTTA be it!!</text:p>
          </table:table-cell>
          <table:table-cell/>
          <table:table-cell table:formula="of:=IF([.F9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かぁ</text:p>
            <text:p>それじゃあ　そこに行ってみましょう！</text:p>
          </table:table-cell>
          <table:table-cell office:value-type="string" calcext:value-type="string">
            <text:p>Is that so?\n</text:p>
            <text:p>Well then, let us try going there!</text:p>
          </table:table-cell>
          <table:table-cell/>
          <table:table-cell table:formula="of:=IF([.F914]=&quot;&quot;; &quot;UNTRANSLATED&quot;; &quot;&quot;)">
            <text:p/>
          </table:table-cell>
          <table:table-cell table:number-columns-repeated="1016"/>
        </table:table-row>
        <table:table-row table:style-name="ro25">
          <table:table-cell office:value-type="string" calcext:value-type="string">
            <text:p>string</text:p>
          </table:table-cell>
          <table:table-cell office:value-type="string" calcext:value-type="string">
            <text:p>block13-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が　ウワサの</text:p>
            <text:p>『スター・ボール』ね❤</text:p>
          </table:table-cell>
          <table:table-cell office:value-type="string" calcext:value-type="string">
            <text:p>This is the `Star Bowl' I've been hearing about![nbsp]❤</text:p>
          </table:table-cell>
          <table:table-cell office:value-type="string" calcext:value-type="string">
            <text:p>NOTE: the exterior shots clearly show the building labeled "VEM BOWL", not sure what that's about...</text:p>
            <text:p>oh,  apparently ベム  is "bug-eyed monster", as in the things you're hitting with the bowling ball. so why is the name different in the art? well, whatever.</text:p>
          </table:table-cell>
          <table:table-cell table:formula="of:=IF([.F9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ーんだか</text:p>
            <text:p>みんな　楽しそーですねぇ！</text:p>
          </table:table-cell>
          <table:table-cell office:value-type="string" calcext:value-type="string">
            <text:p>Everything somehow looks fun!</text:p>
          </table:table-cell>
          <table:table-cell/>
          <table:table-cell table:formula="of:=IF([.F91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立体映像の　モンスターを</text:p>
            <text:p>ボールで　やっつける</text:p>
            <text:p>ゲームなんだって！</text:p>
          </table:table-cell>
          <table:table-cell office:value-type="string" calcext:value-type="string">
            <text:p>It's a game where you take down holographic monsters with a ball!</text:p>
          </table:table-cell>
          <table:table-cell/>
          <table:table-cell table:formula="of:=IF([.F91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お？　広くって</text:p>
            <text:p>人がたくさんいて</text:p>
            <text:p>丸いものが　転がっているでしょ？</text:p>
          </table:table-cell>
          <table:table-cell office:value-type="string" calcext:value-type="string">
            <text:p>Well? It's big, it's got lots of people, and there's round rolling things, right?</text:p>
          </table:table-cell>
          <table:table-cell/>
          <table:table-cell table:formula="of:=IF([.F9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2</text:p>
          </table:table-cell>
          <table:table-cell table:formula="of:=T([.C193])" office:value-type="string" office:string-value="Yuri: {" calcext:value-type="string">
            <text:p>Yuri: {</text:p>
          </table:table-cell>
          <table:table-cell/>
          <table:table-cell office:value-type="string" calcext:value-type="string">
            <text:p>う〜ん…アレッ？</text:p>
          </table:table-cell>
          <table:table-cell office:value-type="string" calcext:value-type="string">
            <text:p>Hmmm...Huh?</text:p>
          </table:table-cell>
          <table:table-cell office:value-type="string" calcext:value-type="string">
            <text:p>NOTE: split lines</text:p>
          </table:table-cell>
          <table:table-cell table:formula="of:=IF([.F9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3</text:p>
          </table:table-cell>
          <table:table-cell/>
          <table:table-cell table:formula="of:=T([.D100])" office:value-type="string" office:string-value="}" calcext:value-type="string">
            <text:p>}</text:p>
          </table:table-cell>
          <table:table-cell office:value-type="string" calcext:value-type="string">
            <text:p>また　あの人がいますよォ〜</text:p>
          </table:table-cell>
          <table:table-cell office:value-type="string" calcext:value-type="string">
            <text:p>That person is here again.</text:p>
          </table:table-cell>
          <table:table-cell/>
          <table:table-cell table:formula="of:=IF([.F9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だなぁ〜</text:p>
            <text:p>つけてきてるのかなぁ…</text:p>
          </table:table-cell>
          <table:table-cell office:value-type="string" calcext:value-type="string">
            <text:p>Uh-oh.\n</text:p>
            <text:p>Is she following us...?</text:p>
          </table:table-cell>
          <table:table-cell/>
          <table:table-cell table:formula="of:=IF([.F9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3-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の</text:p>
            <text:p>『おっかけ』でしょうかぁ？</text:p>
          </table:table-cell>
          <table:table-cell office:value-type="string" calcext:value-type="string">
            <text:p>Miss Yuna, could she be an obsessive fangirl of yours?</text:p>
          </table:table-cell>
          <table:table-cell office:value-type="string" calcext:value-type="string">
            <text:p>NOTE: the term used here indicates a person who (obsessively) follows a celebrity around. i considered "stalker", but that sounds maybe a little too sinister here.</text:p>
          </table:table-cell>
          <table:table-cell table:formula="of:=IF([.F9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ん　キモチわるう〜い[sweat]</text:p>
          </table:table-cell>
          <table:table-cell office:value-type="string" calcext:value-type="string">
            <text:p>Ooh, bad vibes...[nbsp][sweat]</text:p>
          </table:table-cell>
          <table:table-cell/>
          <table:table-cell table:formula="of:=IF([.F9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無視よ　無視！</text:p>
          </table:table-cell>
          <table:table-cell office:value-type="string" calcext:value-type="string">
            <text:p>Ignore her! Ignore her!</text:p>
          </table:table-cell>
          <table:table-cell/>
          <table:table-cell table:formula="of:=IF([.F9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1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ところで　ユナさん…</text:p>
            <text:p>コレってどうやるんですかぁ？</text:p>
          </table:table-cell>
          <table:table-cell office:value-type="string" calcext:value-type="string">
            <text:p>By the way, Miss Yuna...\n</text:p>
            <text:p>What is it that you do here?</text:p>
          </table:table-cell>
          <table:table-cell/>
          <table:table-cell table:formula="of:=IF([.F9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そうそう　せっかくだから</text:p>
            <text:p>遊ばなきゃ　ソンよね…</text:p>
            <text:p>見てて　ユーリィ！</text:p>
          </table:table-cell>
          <table:table-cell office:value-type="string" calcext:value-type="string">
            <text:p>Oh, right, right. Since we're here, guess we've gotta play, huh?\n</text:p>
            <text:p>Check this out, Yuri!</text:p>
          </table:table-cell>
          <table:table-cell/>
          <table:table-cell table:formula="of:=IF([.F9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1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あ　ユナさん</text:p>
            <text:p>できるんですかぁ！？</text:p>
          </table:table-cell>
          <table:table-cell office:value-type="string" calcext:value-type="string">
            <text:p>Wow! Miss Yuna, you can do this?</text:p>
          </table:table-cell>
          <table:table-cell/>
          <table:table-cell table:formula="of:=IF([.F92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かせて！</text:p>
            <text:p>あたし　こう見えても</text:p>
            <text:p>ボーリングは　うまいのよ！</text:p>
          </table:table-cell>
          <table:table-cell office:value-type="string" calcext:value-type="string">
            <text:p>Leave it to me!\n</text:p>
            <text:p>I might not look it, but I'm a heck of a bowler!</text:p>
          </table:table-cell>
          <table:table-cell/>
          <table:table-cell table:formula="of:=IF([.F928]=&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4 (sector 0x2EE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5 (sector 0x2EF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6 (sector 0x2EF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7 (sector 0x2F0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8 (sector 0x2F0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9 (sector 0x2F1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0 (sector 0x2F1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0-0x28</text:p>
          </table:table-cell>
          <table:table-cell table:number-columns-repeated="2"/>
          <table:table-cell office:value-type="string" calcext:value-type="string">
            <text:p>３章＃１（２０）</text:p>
          </table:table-cell>
          <table:table-cell office:value-type="string" calcext:value-type="string">
            <text:p>Ch. 3 [#]1 (20)</text:p>
          </table:table-cell>
          <table:table-cell/>
          <table:table-cell table:formula="of:=IF([.F9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39</text:p>
          </table:table-cell>
          <table:table-cell table:number-columns-repeated="2"/>
          <table:table-cell office:value-type="string" calcext:value-type="string">
            <text:p>　〃　　　ＩＶ</text:p>
          </table:table-cell>
          <table:table-cell office:value-type="string" calcext:value-type="string">
            <text:p>} EVT</text:p>
          </table:table-cell>
          <table:table-cell/>
          <table:table-cell table:formula="of:=IF([.F9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48</text:p>
          </table:table-cell>
          <table:table-cell table:number-columns-repeated="2"/>
          <table:table-cell office:value-type="string" calcext:value-type="string">
            <text:p>３章＃２（２７）</text:p>
          </table:table-cell>
          <table:table-cell office:value-type="string" calcext:value-type="string">
            <text:p>Ch. 3 [#]2 (27)</text:p>
          </table:table-cell>
          <table:table-cell/>
          <table:table-cell table:formula="of:=IF([.F9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59</text:p>
          </table:table-cell>
          <table:table-cell table:number-columns-repeated="2"/>
          <table:table-cell office:value-type="string" calcext:value-type="string">
            <text:p>３章＃３（２１）</text:p>
          </table:table-cell>
          <table:table-cell table:style-name="ce3" office:value-type="string" calcext:value-type="string">
            <text:p>Ch. 3 [#]3 (21)</text:p>
          </table:table-cell>
          <table:table-cell/>
          <table:table-cell table:formula="of:=IF([.F9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6A</text:p>
          </table:table-cell>
          <table:table-cell table:number-columns-repeated="2"/>
          <table:table-cell office:value-type="string" calcext:value-type="string">
            <text:p>３章＃４（２６）</text:p>
          </table:table-cell>
          <table:table-cell table:style-name="ce3" office:value-type="string" calcext:value-type="string">
            <text:p>Ch. 3 [#]4 (26)</text:p>
          </table:table-cell>
          <table:table-cell/>
          <table:table-cell table:formula="of:=IF([.F9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7B</text:p>
          </table:table-cell>
          <table:table-cell table:number-columns-repeated="2"/>
          <table:table-cell office:value-type="string" calcext:value-type="string">
            <text:p>３章＃５（２２）</text:p>
          </table:table-cell>
          <table:table-cell table:style-name="ce3" office:value-type="string" calcext:value-type="string">
            <text:p>Ch. 3 [#]5 (22)</text:p>
          </table:table-cell>
          <table:table-cell/>
          <table:table-cell table:formula="of:=IF([.F9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8C</text:p>
          </table:table-cell>
          <table:table-cell table:number-columns-repeated="2"/>
          <table:table-cell office:value-type="string" calcext:value-type="string">
            <text:p>３章＃６（２８）</text:p>
          </table:table-cell>
          <table:table-cell table:style-name="ce3" office:value-type="string" calcext:value-type="string">
            <text:p>Ch. 3 [#]6 (28)</text:p>
          </table:table-cell>
          <table:table-cell/>
          <table:table-cell table:formula="of:=IF([.F956]=&quot;&quot;; &quot;UNTRANSLATED&quot;; &quot;&quot;)">
            <text:p/>
          </table:table-cell>
          <table:table-cell table:number-columns-repeated="1016"/>
        </table:table-row>
        <table:table-row table:style-name="ro26">
          <table:table-cell office:value-type="string" calcext:value-type="string">
            <text:p>string</text:p>
          </table:table-cell>
          <table:table-cell office:value-type="string" calcext:value-type="string">
            <text:p>block20-0x9D</text:p>
          </table:table-cell>
          <table:table-cell table:number-columns-repeated="2"/>
          <table:table-cell office:value-type="string" calcext:value-type="string">
            <text:p>初期選択に戻る</text:p>
          </table:table-cell>
          <table:table-cell office:value-type="string" calcext:value-type="string">
            <text:p>Back to start</text:p>
          </table:table-cell>
          <table:table-cell office:value-type="string" calcext:value-type="string">
            <text:p>NOTE: originally dupe of F43</text:p>
            <text:p>this needs to be shorter than the equivalent in other blocks due to a technical detail: the last 2x2 block of patterns in the text box is reserved for the "more" indicator (which is a tile animation, not a sprite). if an option needs to appear in the eight menu slot (lower-right corner), it can't use the full width for this reason, and this menu happens to place this string at that position.</text:p>
            <text:p>it probably works from the normal debug menu, but these options also pop up in-game after you complete certain segments, and at that point the tilemap has already been overwritten and i don't feel like going to a bunch of trouble to try to fix it.</text:p>
          </table:table-cell>
          <table:table-cell table:number-columns-repeated="1017"/>
        </table:table-row>
        <table:table-row table:style-name="ro2">
          <table:table-cell office:value-type="string" calcext:value-type="string">
            <text:p>string</text:p>
          </table:table-cell>
          <table:table-cell office:value-type="string" calcext:value-type="string">
            <text:p>block20-0xAC</text:p>
          </table:table-cell>
          <table:table-cell table:number-columns-repeated="2"/>
          <table:table-cell office:value-type="string" calcext:value-type="string">
            <text:p>ＩＶ２０</text:p>
          </table:table-cell>
          <table:table-cell office:value-type="string" calcext:value-type="string">
            <text:p>EVT20</text:p>
          </table:table-cell>
          <table:table-cell/>
          <table:table-cell table:formula="of:=IF([.F9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B5</text:p>
          </table:table-cell>
          <table:table-cell table:number-columns-repeated="2"/>
          <table:table-cell office:value-type="string" calcext:value-type="string">
            <text:p>コクピット０</text:p>
          </table:table-cell>
          <table:table-cell office:value-type="string" calcext:value-type="string">
            <text:p>Cockpit 0</text:p>
          </table:table-cell>
          <table:table-cell/>
          <table:table-cell table:formula="of:=IF([.F9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2</text:p>
          </table:table-cell>
          <table:table-cell table:number-columns-repeated="2"/>
          <table:table-cell office:value-type="string" calcext:value-type="string">
            <text:p>コクピット１</text:p>
          </table:table-cell>
          <table:table-cell office:value-type="string" calcext:value-type="string">
            <text:p>Cockpit 1</text:p>
          </table:table-cell>
          <table:table-cell/>
          <table:table-cell table:formula="of:=IF([.F9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F</text:p>
          </table:table-cell>
          <table:table-cell table:number-columns-repeated="2"/>
          <table:table-cell office:value-type="string" calcext:value-type="string">
            <text:p>雪原０</text:p>
          </table:table-cell>
          <table:table-cell office:value-type="string" calcext:value-type="string">
            <text:p>Snowfield 0</text:p>
          </table:table-cell>
          <table:table-cell/>
          <table:table-cell table:formula="of:=IF([.F9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D6</text:p>
          </table:table-cell>
          <table:table-cell table:number-columns-repeated="2"/>
          <table:table-cell office:value-type="string" calcext:value-type="string">
            <text:p>ＩＶ２１</text:p>
          </table:table-cell>
          <table:table-cell office:value-type="string" calcext:value-type="string">
            <text:p>EVT21</text:p>
          </table:table-cell>
          <table:table-cell/>
          <table:table-cell table:formula="of:=IF([.F9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DF</text:p>
          </table:table-cell>
          <table:table-cell table:number-columns-repeated="2"/>
          <table:table-cell office:value-type="string" calcext:value-type="string">
            <text:p>ＩＶ２２</text:p>
          </table:table-cell>
          <table:table-cell office:value-type="string" calcext:value-type="string">
            <text:p>EVT22</text:p>
          </table:table-cell>
          <table:table-cell/>
          <table:table-cell table:formula="of:=IF([.F9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E8</text:p>
          </table:table-cell>
          <table:table-cell table:number-columns-repeated="2"/>
          <table:table-cell office:value-type="string" calcext:value-type="string">
            <text:p>ＩＶ２３</text:p>
          </table:table-cell>
          <table:table-cell office:value-type="string" calcext:value-type="string">
            <text:p>EVT23</text:p>
          </table:table-cell>
          <table:table-cell/>
          <table:table-cell table:formula="of:=IF([.F9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59</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77</text:p>
          </table:table-cell>
          <table:table-cell table:number-columns-repeated="2"/>
          <table:table-cell office:value-type="string" calcext:value-type="string">
            <text:p>聞く</text:p>
          </table:table-cell>
          <table:table-cell office:value-type="string" calcext:value-type="string">
            <text:p>Ask</text:p>
          </table:table-cell>
          <table:table-cell office:value-type="string" calcext:value-type="string">
            <text:p>NOTE: originally dupe of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8C</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9A</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9F</text:p>
          </table:table-cell>
          <table:table-cell table:number-columns-repeated="2"/>
          <table:table-cell office:value-type="string" calcext:value-type="string">
            <text:p>ビーコンのこと</text:p>
          </table:table-cell>
          <table:table-cell table:formula="of:=T([.F178])" office:value-type="string" office:string-value="About the beacon" calcext:value-type="string">
            <text:p>About the beacon</text:p>
          </table:table-cell>
          <table:table-cell office:value-type="string" calcext:value-type="string">
            <text:p>DUPE: F178</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B5</text:p>
          </table:table-cell>
          <table:table-cell table:number-columns-repeated="2"/>
          <table:table-cell office:value-type="string" calcext:value-type="string">
            <text:p>ビーコンの場所</text:p>
          </table:table-cell>
          <table:table-cell office:value-type="string" calcext:value-type="string">
            <text:p>The beacon's location</text:p>
          </table:table-cell>
          <table:table-cell/>
          <table:table-cell table:formula="of:=IF([.F9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CB</text:p>
          </table:table-cell>
          <table:table-cell table:number-columns-repeated="2"/>
          <table:table-cell office:value-type="string" calcext:value-type="string">
            <text:p>永遠のプリンセス号のこと</text:p>
          </table:table-cell>
          <table:table-cell office:value-type="string" calcext:value-type="string">
            <text:p>About the Eternal Princess</text:p>
          </table:table-cell>
          <table:table-cell/>
          <table:table-cell table:formula="of:=IF([.F9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EB</text:p>
          </table:table-cell>
          <table:table-cell table:number-columns-repeated="2"/>
          <table:table-cell office:value-type="string" calcext:value-type="string">
            <text:p>食事のこと</text:p>
          </table:table-cell>
          <table:table-cell office:value-type="string" calcext:value-type="string">
            <text:p>About meals</text:p>
          </table:table-cell>
          <table:table-cell/>
          <table:table-cell table:formula="of:=IF([.F9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F6</text:p>
          </table:table-cell>
          <table:table-cell table:number-columns-repeated="2"/>
          <table:table-cell office:value-type="string" calcext:value-type="string">
            <text:p>地図</text:p>
          </table:table-cell>
          <table:table-cell office:value-type="string" calcext:value-type="string">
            <text:p>Map</text:p>
          </table:table-cell>
          <table:table-cell/>
          <table:table-cell table:formula="of:=IF([.F9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91</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20-0xC98</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0-0xCA8</text:p>
          </table:table-cell>
          <table:table-cell table:number-columns-repeated="2"/>
          <table:table-cell office:value-type="string" calcext:value-type="string">
            <text:p>観光案内板</text:p>
          </table:table-cell>
          <table:table-cell office:value-type="string" calcext:value-type="string">
            <text:p>Sightseeing information board</text:p>
          </table:table-cell>
          <table:table-cell/>
          <table:table-cell table:formula="of:=IF([.F9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D3</text:p>
          </table:table-cell>
          <table:table-cell table:number-columns-repeated="2"/>
          <table:table-cell office:value-type="string" calcext:value-type="string">
            <text:p>雪合戦のこと</text:p>
          </table:table-cell>
          <table:table-cell office:value-type="string" calcext:value-type="string">
            <text:p>About snowball fights</text:p>
          </table:table-cell>
          <table:table-cell/>
          <table:table-cell table:formula="of:=IF([.F9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E0</text:p>
          </table:table-cell>
          <table:table-cell table:number-columns-repeated="2"/>
          <table:table-cell office:value-type="string" calcext:value-type="string">
            <text:p>雪ダルマのこと</text:p>
          </table:table-cell>
          <table:table-cell office:value-type="string" calcext:value-type="string">
            <text:p>About snowmen</text:p>
          </table:table-cell>
          <table:table-cell/>
          <table:table-cell table:formula="of:=IF([.F9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EF</text:p>
          </table:table-cell>
          <table:table-cell table:number-columns-repeated="2"/>
          <table:table-cell office:value-type="string" calcext:value-type="string">
            <text:p>ご飯の回数</text:p>
          </table:table-cell>
          <table:table-cell office:value-type="string" calcext:value-type="string">
            <text:p>About number of meals</text:p>
          </table:table-cell>
          <table:table-cell/>
          <table:table-cell table:formula="of:=IF([.F9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ユーリィ</text:p>
            <text:p>残りのビーコンは　どこにあるの？</text:p>
          </table:table-cell>
          <table:table-cell office:value-type="string" calcext:value-type="string">
            <text:p>So Yuri, where's this other beacon?</text:p>
          </table:table-cell>
          <table:table-cell/>
          <table:table-cell table:formula="of:=IF([.F98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text:p>
            <text:p>忘れてたの　思い出しましたあ</text:p>
            <text:p>もう　わかりますぅ！</text:p>
          </table:table-cell>
          <table:table-cell office:value-type="string" calcext:value-type="string">
            <text:p>Right! I have remembered what I had forgotten. Now I know!</text:p>
          </table:table-cell>
          <table:table-cell/>
          <table:table-cell table:formula="of:=IF([.F98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ーんと…ここですぅ</text:p>
            <text:p>これが　最後のビーコンだと</text:p>
            <text:p>思うんですけどぉ…</text:p>
          </table:table-cell>
          <table:table-cell office:value-type="string" calcext:value-type="string">
            <text:p>Let me see...It is here.\n</text:p>
            <text:p>I think that this is the final beacon...</text:p>
          </table:table-cell>
          <table:table-cell/>
          <table:table-cell table:formula="of:=IF([.F9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次に行くところは</text:p>
            <text:p>星が　三つあるんだァ…</text:p>
          </table:table-cell>
          <table:table-cell office:value-type="string" calcext:value-type="string">
            <text:p>This place where we're going next has three planets...</text:p>
          </table:table-cell>
          <table:table-cell/>
          <table:table-cell table:formula="of:=IF([.F983]=&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block20-n-0x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三連星ですぅ</text:p>
            <text:p>『風の惑星　センプー』</text:p>
            <text:p>『火の惑星　ダンボー』</text:p>
            <text:p>『氷の惑星　レーボー』…</text:p>
          </table:table-cell>
          <table:table-cell office:value-type="string" calcext:value-type="string">
            <text:p>It is a tri-planet system.\n</text:p>
            <text:p>The Wind Planet Phann,\n</text:p>
            <text:p>the Fire Planet Hitorre,\n</text:p>
            <text:p>and the Ice Planet Acie...</text:p>
          </table:table-cell>
          <table:table-cell office:value-type="string" calcext:value-type="string">
            <text:p>NOTE: センプー = 旋風 = whirlwind, or "commotion", though given the other two names i suspect it's actually from 扇風機 = electric fan. or maybe both, given it's an amusement park planet with a secret wind cave.</text:p>
            <text:p><text:span text:style-name="T1">ダンボー = 暖房 = (indoor) heating</text:span></text:p>
            <text:p><text:span text:style-name="T1">レーボー = 冷房 = air conditioning</text:span></text:p>
          </table:table-cell>
          <table:table-cell table:formula="of:=IF([.F9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ビーコンは　どこにあるの？</text:p>
          </table:table-cell>
          <table:table-cell office:value-type="string" calcext:value-type="string">
            <text:p>So...where's the beacon?</text:p>
          </table:table-cell>
          <table:table-cell/>
          <table:table-cell table:formula="of:=IF([.F9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っと…確かぁ</text:p>
            <text:p>『氷の惑星　レーボー』だったですぅ</text:p>
          </table:table-cell>
          <table:table-cell office:value-type="string" calcext:value-type="string">
            <text:p>Uhhh...If I recall correctly, it was on the Ice Planet Acie.</text:p>
          </table:table-cell>
          <table:table-cell/>
          <table:table-cell table:formula="of:=IF([.F9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氷の惑星かぁ…</text:p>
          </table:table-cell>
          <table:table-cell office:value-type="string" calcext:value-type="string">
            <text:p>An ice planet...</text:p>
          </table:table-cell>
          <table:table-cell/>
          <table:table-cell table:formula="of:=IF([.F98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雪よ！　雪！</text:p>
            <text:p>近ごろって　人工雪しか</text:p>
            <text:p>見た事がないからなぁ…</text:p>
          </table:table-cell>
          <table:table-cell office:value-type="string" calcext:value-type="string">
            <text:p>Snow! SNOW!\n</text:p>
            <text:p>All I've had the chance to see lately is artificial snow...</text:p>
          </table:table-cell>
          <table:table-cell/>
          <table:table-cell table:formula="of:=IF([.F9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帰ったら　みんなに</text:p>
            <text:p>じまんしちゃおうっと[note]</text:p>
          </table:table-cell>
          <table:table-cell office:value-type="string" calcext:value-type="string">
            <text:p>I'm gonna brag about this to everybody when we get back.[nbsp][note]</text:p>
          </table:table-cell>
          <table:table-cell/>
          <table:table-cell table:formula="of:=IF([.F9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よかったですね　ユナさん！</text:p>
          </table:table-cell>
          <table:table-cell office:value-type="string" calcext:value-type="string">
            <text:p>How wonderful, Miss Yuna!</text:p>
          </table:table-cell>
          <table:table-cell/>
          <table:table-cell table:formula="of:=IF([.F9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っ！</text:p>
          </table:table-cell>
          <table:table-cell office:value-type="string" calcext:value-type="string">
            <text:p>Yup!</text:p>
          </table:table-cell>
          <table:table-cell office:value-type="string" calcext:value-type="string">
            <text:p>NOTE: originally dupe of F454</text:p>
          </table:table-cell>
          <table:table-cell table:number-columns-repeated="1017"/>
        </table:table-row>
        <table:table-row table:style-name="ro8">
          <table:table-cell office:value-type="string" calcext:value-type="string">
            <text:p>string</text:p>
          </table:table-cell>
          <table:table-cell office:value-type="string" calcext:value-type="string">
            <text:p>block20-n-0x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のよーな</text:p>
            <text:p>元気いっぱいの人だとォ</text:p>
            <text:p>プリンセス号が　地球にやって来ても</text:p>
            <text:p>大丈夫かもしれませ〜んねぇ…</text:p>
          </table:table-cell>
          <table:table-cell office:value-type="string" calcext:value-type="string">
            <text:p>For someone like you who is so full of cheer, perhaps it will be fine even if the Princess comes to Earth...</text:p>
          </table:table-cell>
          <table:table-cell/>
          <table:table-cell table:formula="of:=IF([.F9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ブゥーッ</text:p>
            <text:p>それって　どういう意味よォ！</text:p>
          </table:table-cell>
          <table:table-cell office:value-type="string" calcext:value-type="string">
            <text:p>Boo...\n</text:p>
            <text:p>What's that supposed to mean!?</text:p>
          </table:table-cell>
          <table:table-cell/>
          <table:table-cell table:formula="of:=IF([.F9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っ　いいえ</text:p>
            <text:p>なぁんでも　ありませんですぅ[sweat]</text:p>
          </table:table-cell>
          <table:table-cell office:value-type="string" calcext:value-type="string">
            <text:p>Oh, no, it is noooothing at all.[nbsp][sweat]</text:p>
          </table:table-cell>
          <table:table-cell/>
          <table:table-cell table:formula="of:=IF([.F99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じゃあ　一日三回として…</text:p>
            <text:p>あと　半月くらいは　大丈夫よね！</text:p>
          </table:table-cell>
          <table:table-cell office:value-type="string" calcext:value-type="string">
            <text:p>Huh?\n</text:p>
            <text:p>Okay, so at three meals a day...With half a month or so left, we should be golden!</text:p>
          </table:table-cell>
          <table:table-cell/>
          <table:table-cell table:formula="of:=IF([.F9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ゲッ…！？</text:p>
          </table:table-cell>
          <table:table-cell office:value-type="string" calcext:value-type="string">
            <text:p>GACK...!?</text:p>
          </table:table-cell>
          <table:table-cell/>
          <table:table-cell table:formula="of:=IF([.F9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っ　んぐんぐ…</text:p>
            <text:p>がつがつ…もぐもぐ…</text:p>
          </table:table-cell>
          <table:table-cell office:value-type="string" calcext:value-type="string">
            <text:p>(mnf) (grnf mmgnrf)...\n</text:p>
            <text:p>(gulp gulp)...(om nom)...</text:p>
          </table:table-cell>
          <table:table-cell/>
          <table:table-cell table:formula="of:=IF([.F99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ころで　ユーリィ…</text:p>
            <text:p>『プリンセス号』ってのは</text:p>
            <text:p>今　どこにいるの？</text:p>
          </table:table-cell>
          <table:table-cell office:value-type="string" calcext:value-type="string">
            <text:p>By the way, Yuri...\n</text:p>
            <text:p>Where is the Princess right now?</text:p>
          </table:table-cell>
          <table:table-cell/>
          <table:table-cell table:formula="of:=IF([.F9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　たしか</text:p>
            <text:p>今はァ　このあたりだと思いますぅ…</text:p>
          </table:table-cell>
          <table:table-cell office:value-type="string" calcext:value-type="string">
            <text:p>Um, hmm...I believe that right now...\n</text:p>
            <text:p>It is right around here...</text:p>
          </table:table-cell>
          <table:table-cell/>
          <table:table-cell table:formula="of:=IF([.F99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のあたりって</text:p>
            <text:p>あと　どれくらいで</text:p>
            <text:p>地球に　ついちゃうのかな？</text:p>
          </table:table-cell>
          <table:table-cell office:value-type="string" calcext:value-type="string">
            <text:p>Around here...\n</text:p>
            <text:p>How much longer will it take to reach Earth?</text:p>
          </table:table-cell>
          <table:table-cell/>
          <table:table-cell table:formula="of:=IF([.F10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っと　えーっと…</text:p>
            <text:p>ご飯を　五十回くらい　食べたらですぅ</text:p>
          </table:table-cell>
          <table:table-cell office:value-type="string" calcext:value-type="string">
            <text:p>Err...Hmm...\n</text:p>
            <text:p>It will be in about fifty meals.</text:p>
          </table:table-cell>
          <table:table-cell/>
          <table:table-cell table:formula="of:=IF([.F100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0-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あ　あなた[sweat]</text:p>
            <text:p>いったい　一日に　何回</text:p>
            <text:p>ご飯食べれば　気がすむの！？</text:p>
          </table:table-cell>
          <table:table-cell office:value-type="string" calcext:value-type="string">
            <text:p>Yuri...H-How many times...[nbsp][sweat]\n</text:p>
            <text:p>Just how many times a day do you have to eat to be full!?</text:p>
          </table:table-cell>
          <table:table-cell/>
          <table:table-cell table:formula="of:=IF([.F10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十回くらいですぅ</text:p>
          </table:table-cell>
          <table:table-cell office:value-type="string" calcext:value-type="string">
            <text:p>Well, hmm...\n</text:p>
            <text:p>About ten times.</text:p>
          </table:table-cell>
          <table:table-cell/>
          <table:table-cell table:formula="of:=IF([.F10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ってことは…</text:p>
            <text:p>あと五日しかないじゃないのォ！</text:p>
          </table:table-cell>
          <table:table-cell office:value-type="string" calcext:value-type="string">
            <text:p>Then that means...\n</text:p>
            <text:p>We only have FIVE DAYS LEFT!?</text:p>
          </table:table-cell>
          <table:table-cell/>
          <table:table-cell table:formula="of:=IF([.F10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0-n-0x1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ひ　ひぇ〜〜っ[sweat]　急がなくちゃ！</text:p>
          </table:table-cell>
          <table:table-cell office:value-type="string" calcext:value-type="string">
            <text:p>Oh noooooo![nbsp][sweat] We've gotta hurry!</text:p>
          </table:table-cell>
          <table:table-cell/>
          <table:table-cell table:formula="of:=IF([.F10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ーっ…！　あの星</text:p>
            <text:p>水晶玉みたいに　キラキラしてるよ！</text:p>
          </table:table-cell>
          <table:table-cell office:value-type="string" calcext:value-type="string">
            <text:p>Woooow...! This planet sparkles like a crystal ball!</text:p>
          </table:table-cell>
          <table:table-cell/>
          <table:table-cell table:formula="of:=IF([.F10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早く　行こうよっ！</text:p>
          </table:table-cell>
          <table:table-cell office:value-type="string" calcext:value-type="string">
            <text:p>Hey, c'mon, let's hurry over!</text:p>
          </table:table-cell>
          <table:table-cell/>
          <table:table-cell table:formula="of:=IF([.F10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　ユナさぁん…</text:p>
            <text:p>どうやら　この惑星の</text:p>
            <text:p>地表温度は　氷点下のようですぅ</text:p>
          </table:table-cell>
          <table:table-cell office:value-type="string" calcext:value-type="string">
            <text:p>But Miss Yuna...\n</text:p>
            <text:p>It seems likely that this planet's surface temperature is below freezing.</text:p>
          </table:table-cell>
          <table:table-cell/>
          <table:table-cell table:formula="of:=IF([.F10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このままでいたら</text:p>
            <text:p>カゼひいちゃいそうね…</text:p>
          </table:table-cell>
          <table:table-cell office:value-type="string" calcext:value-type="string">
            <text:p>Huh? If I go there like this, I'll catch a cold...</text:p>
          </table:table-cell>
          <table:table-cell/>
          <table:table-cell table:formula="of:=IF([.F10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れどころか</text:p>
            <text:p>カチンコチンに　凍っちゃいますよぉ</text:p>
          </table:table-cell>
          <table:table-cell office:value-type="string" calcext:value-type="string">
            <text:p>Rather, if anything, you will be frozen solid.</text:p>
          </table:table-cell>
          <table:table-cell/>
          <table:table-cell table:formula="of:=IF([.F101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防寒具…防寒具</text:p>
            <text:p>どっかに　ないかしら！？</text:p>
          </table:table-cell>
          <table:table-cell office:value-type="string" calcext:value-type="string">
            <text:p>Cold-weather gear...\n</text:p>
            <text:p>Cold-weather gear...\n</text:p>
            <text:p>It's gotta be SOMEWHERE, right!?</text:p>
          </table:table-cell>
          <table:table-cell/>
          <table:table-cell table:formula="of:=IF([.F101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っ…ガラクタばっかり！</text:p>
            <text:p>ポリリーナ様って　どんな趣味</text:p>
            <text:p>してるんだろう？</text:p>
          </table:table-cell>
          <table:table-cell office:value-type="string" calcext:value-type="string">
            <text:p>Ooooh, there's nothing but trash!\n</text:p>
            <text:p>What's Polylina doing with her time?</text:p>
          </table:table-cell>
          <table:table-cell/>
          <table:table-cell table:formula="of:=IF([.F10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sweat]　こんなものが</text:p>
            <text:p>はとぽっぽ号の中に　あるんだろ？</text:p>
          </table:table-cell>
          <table:table-cell office:value-type="string" calcext:value-type="string">
            <text:p>Why is THIS kind of stuff on the Pidgeywidgey?[nbsp][sweat]</text:p>
          </table:table-cell>
          <table:table-cell/>
          <table:table-cell table:formula="of:=IF([.F101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ーん…そういえば</text:p>
            <text:p>倉庫の中で　防寒具みたいなもん</text:p>
            <text:p>見ましたけどォ</text:p>
          </table:table-cell>
          <table:table-cell office:value-type="string" calcext:value-type="string">
            <text:p>Hmmm...Now that I think about it, I saw some things that looked like cold-weather equipment in the storage.</text:p>
          </table:table-cell>
          <table:table-cell/>
          <table:table-cell table:formula="of:=IF([.F10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っと　それだわ❤</text:p>
          </table:table-cell>
          <table:table-cell office:value-type="string" calcext:value-type="string">
            <text:p>Oh, that's gotta be it![nbsp]❤</text:p>
          </table:table-cell>
          <table:table-cell/>
          <table:table-cell table:formula="of:=IF([.F10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い！！　雪よ　雪！</text:p>
            <text:p>それも　天然モノの雪だよぉ〜！</text:p>
          </table:table-cell>
          <table:table-cell office:value-type="string" calcext:value-type="string">
            <text:p>WHOOOOA! Snow, snow!\n</text:p>
            <text:p>And it's natural snow, too!</text:p>
          </table:table-cell>
          <table:table-cell/>
          <table:table-cell table:formula="of:=IF([.F10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ホントに　まっ白だよ！！</text:p>
            <text:p>パパとママに　見せてあげたいなー</text:p>
          </table:table-cell>
          <table:table-cell office:value-type="string" calcext:value-type="string">
            <text:p>It's all pure white!\n</text:p>
            <text:p>I wish I could show Papa and Mama.</text:p>
          </table:table-cell>
          <table:table-cell/>
          <table:table-cell table:formula="of:=IF([.F10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0-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すっごく　広〜いネ！</text:p>
            <text:p>ここなら　スケートやっても</text:p>
            <text:p>ぶつかるものが　無いから安心ねェ！！</text:p>
          </table:table-cell>
          <table:table-cell office:value-type="string" calcext:value-type="string">
            <text:p>It's soooo wide open!\n</text:p>
            <text:p>If you went skating here, there'd be nothing to worry about 'cause there's nothing to run into!</text:p>
          </table:table-cell>
          <table:table-cell/>
          <table:table-cell table:formula="of:=IF([.F10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text:p>
            <text:p>なーんにも無いんですね…このあたり…</text:p>
          </table:table-cell>
          <table:table-cell office:value-type="string" calcext:value-type="string">
            <text:p>But it seems there is nothing to be found in this area...</text:p>
          </table:table-cell>
          <table:table-cell/>
          <table:table-cell table:formula="of:=IF([.F101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と…たしかぁ</text:p>
            <text:p>このあたりに　着陸しましたから…</text:p>
            <text:p>あっ！　ここが現在地ですねぇ</text:p>
          </table:table-cell>
          <table:table-cell office:value-type="string" calcext:value-type="string">
            <text:p>Ummm...I think...\n</text:p>
            <text:p>Since we touched down around here...\n</text:p>
            <text:p>Oh! This is where we are now!</text:p>
          </table:table-cell>
          <table:table-cell/>
          <table:table-cell table:formula="of:=IF([.F10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っねっ　ユーリィ！</text:p>
            <text:p>ユーリィったらぁ❤</text:p>
          </table:table-cell>
          <table:table-cell office:value-type="string" calcext:value-type="string">
            <text:p>Hey, Yuri! Yuuuuriiiiii![nbsp]❤</text:p>
          </table:table-cell>
          <table:table-cell/>
          <table:table-cell table:formula="of:=IF([.F10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せっかく　雪が　いっぱいあるんだから</text:p>
            <text:p>ちょっと　雪合戦しようよ！</text:p>
          </table:table-cell>
          <table:table-cell office:value-type="string" calcext:value-type="string">
            <text:p>Since we've got all this snow here, let's have ourselves a snowball fight!</text:p>
          </table:table-cell>
          <table:table-cell/>
          <table:table-cell table:formula="of:=IF([.F102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0-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地球の人工雪じゃ</text:p>
            <text:p>すぐ　ベショベショしちゃうけど</text:p>
            <text:p>この雪なら　サラサラだし</text:p>
            <text:p>気持ちいいよ〜！</text:p>
          </table:table-cell>
          <table:table-cell office:value-type="string" calcext:value-type="string">
            <text:p>Artificial snow on Earth goes sloshy right away, but THIS snow is all powdery and feels great!</text:p>
          </table:table-cell>
          <table:table-cell/>
          <table:table-cell table:formula="of:=IF([.F10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2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　でもォ…</text:p>
          </table:table-cell>
          <table:table-cell office:value-type="string" calcext:value-type="string">
            <text:p>Huh? But...</text:p>
          </table:table-cell>
          <table:table-cell/>
          <table:table-cell table:formula="of:=IF([.F102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ユーリィったら</text:p>
            <text:p>アタシに　雪ダマぶつけられるのが</text:p>
            <text:p>こわいんでしょ！　そうでしょ！！</text:p>
          </table:table-cell>
          <table:table-cell office:value-type="string" calcext:value-type="string">
            <text:p>Oh! Yuri, are you afraid of getting hit by one of my snowballs? I bet you are, aren't you!?</text:p>
          </table:table-cell>
          <table:table-cell/>
          <table:table-cell table:formula="of:=IF([.F102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0-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んなことは</text:p>
            <text:p>ないんですけどォ…</text:p>
          </table:table-cell>
          <table:table-cell office:value-type="string" calcext:value-type="string">
            <text:p>That is not the case, but...</text:p>
          </table:table-cell>
          <table:table-cell office:value-type="string" calcext:value-type="string">
            <text:p>NOTE: or possibly "there is no need to do that", either meaning kinda makes sense here</text:p>
          </table:table-cell>
          <table:table-cell table:formula="of:=IF([.F102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だ！　じゃあ</text:p>
            <text:p>雪合戦じゃなくて　雪ダルマ作ろうよ！</text:p>
            <text:p>すっごく　大きいの！</text:p>
          </table:table-cell>
          <table:table-cell office:value-type="string" calcext:value-type="string">
            <text:p>Well, okay then!\n</text:p>
            <text:p>Instead of having a snowball fight, let's build a snowman! A super big one!</text:p>
          </table:table-cell>
          <table:table-cell/>
          <table:table-cell table:formula="of:=IF([.F102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ヘッヘ〜！</text:p>
            <text:p>パパに　じょうずな作り方</text:p>
            <text:p>教わったことがあるんだァ❤</text:p>
          </table:table-cell>
          <table:table-cell office:value-type="string" calcext:value-type="string">
            <text:p>Heh-heh!\n</text:p>
            <text:p>Papa's taught me a really great way to make them.[nbsp]❤</text:p>
          </table:table-cell>
          <table:table-cell/>
          <table:table-cell table:formula="of:=IF([.F10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でも</text:p>
            <text:p>もう時間が　無いですぅ…</text:p>
          </table:table-cell>
          <table:table-cell office:value-type="string" calcext:value-type="string">
            <text:p>Umm...But we do not have time to spare now...</text:p>
          </table:table-cell>
          <table:table-cell/>
          <table:table-cell table:formula="of:=IF([.F10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　なんの！？</text:p>
          </table:table-cell>
          <table:table-cell office:value-type="string" calcext:value-type="string">
            <text:p>Huh? What!?</text:p>
          </table:table-cell>
          <table:table-cell/>
          <table:table-cell table:formula="of:=IF([.F10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プリンセス号が</text:p>
            <text:p>地球に　たどり着くまでの時間ですぅ！</text:p>
          </table:table-cell>
          <table:table-cell office:value-type="string" calcext:value-type="string">
            <text:p>The time until the Princess arrives at Earth!</text:p>
          </table:table-cell>
          <table:table-cell/>
          <table:table-cell table:formula="of:=IF([.F10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sweat]　わすれてたぁ！！</text:p>
          </table:table-cell>
          <table:table-cell office:value-type="string" calcext:value-type="string">
            <text:p>Aaah![nbsp][sweat] I forgot!</text:p>
          </table:table-cell>
          <table:table-cell/>
          <table:table-cell table:formula="of:=IF([.F10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ユーリィ！</text:p>
            <text:p>ご飯　どのくらい食べた？</text:p>
          </table:table-cell>
          <table:table-cell office:value-type="string" calcext:value-type="string">
            <text:p>Hey, Yuri! How many times have you eaten?</text:p>
          </table:table-cell>
          <table:table-cell/>
          <table:table-cell table:formula="of:=IF([.F10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三十回くらいですぅ〜〜</text:p>
          </table:table-cell>
          <table:table-cell office:value-type="string" calcext:value-type="string">
            <text:p>Let me think...\n</text:p>
            <text:p>About thirty times...</text:p>
          </table:table-cell>
          <table:table-cell/>
          <table:table-cell table:formula="of:=IF([.F103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0-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五十回まであと</text:p>
            <text:p>ちょっとじゃない[sweat]</text:p>
            <text:p>ユーリィ　もう食べるの</text:p>
            <text:p>やめちゃいなさいよ！</text:p>
          </table:table-cell>
          <table:table-cell office:value-type="string" calcext:value-type="string">
            <text:p>What? Then we're not far from fifty![nbsp][sweat]\n</text:p>
            <text:p>Yuri, stop eating right now!</text:p>
          </table:table-cell>
          <table:table-cell/>
          <table:table-cell table:formula="of:=IF([.F103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ォ</text:p>
            <text:p>私が　食べるのやめても</text:p>
            <text:p>時間は　たちますよォ〜</text:p>
          </table:table-cell>
          <table:table-cell office:value-type="string" calcext:value-type="string">
            <text:p>But time will still pass even if I stop eating...</text:p>
          </table:table-cell>
          <table:table-cell/>
          <table:table-cell table:formula="of:=IF([.F10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こぉーんなに</text:p>
            <text:p>雪だらけの星のどこに　ビーコンが</text:p>
            <text:p>あるんだろ？</text:p>
          </table:table-cell>
          <table:table-cell office:value-type="string" calcext:value-type="string">
            <text:p>But...Where could the beacon be on a planet THIS covered in snow?</text:p>
          </table:table-cell>
          <table:table-cell/>
          <table:table-cell table:formula="of:=IF([.F103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ぉ…ビーコンって</text:p>
            <text:p>ずっ〜と　大昔に備えられたんで</text:p>
            <text:p>古いところにあるんですぅ</text:p>
          </table:table-cell>
          <table:table-cell office:value-type="string" calcext:value-type="string">
            <text:p>Hmm...The beacon was installed a veeeeery very long time ago, and is in an old place.</text:p>
          </table:table-cell>
          <table:table-cell/>
          <table:table-cell table:formula="of:=IF([.F10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古いところねぇ…</text:p>
          </table:table-cell>
          <table:table-cell office:value-type="string" calcext:value-type="string">
            <text:p>An old place...</text:p>
          </table:table-cell>
          <table:table-cell/>
          <table:table-cell table:formula="of:=IF([.F10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古いところ　古いところ…</text:p>
            <text:p>あら　遺跡があるじゃない！</text:p>
          </table:table-cell>
          <table:table-cell office:value-type="string" calcext:value-type="string">
            <text:p>Old place, old place...\n</text:p>
            <text:p>Oh, there are some ruins!</text:p>
          </table:table-cell>
          <table:table-cell/>
          <table:table-cell table:formula="of:=IF([.F10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っとォ　そこですぅ！</text:p>
          </table:table-cell>
          <table:table-cell office:value-type="string" calcext:value-type="string">
            <text:p>It must surely be there!</text:p>
          </table:table-cell>
          <table:table-cell/>
          <table:table-cell table:formula="of:=IF([.F1041]=&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1 (sector 0x2F2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1-0x18</text:p>
          </table:table-cell>
          <table:table-cell table:number-columns-repeated="2"/>
          <table:table-cell office:value-type="string" calcext:value-type="string">
            <text:p>３章＃３（２１）</text:p>
          </table:table-cell>
          <table:table-cell table:formula="of:=T([.F953])" office:value-type="string" office:string-value="Ch. 3 [#]3 (21)" calcext:value-type="string">
            <text:p>Ch. 3 [#]3 (21)</text:p>
          </table:table-cell>
          <table:table-cell office:value-type="string" calcext:value-type="string">
            <text:p>DUPE: F953</text:p>
          </table:table-cell>
          <table:table-cell table:number-columns-repeated="1017"/>
        </table:table-row>
        <table:table-row table:style-name="ro2">
          <table:table-cell office:value-type="string" calcext:value-type="string">
            <text:p>string</text:p>
          </table:table-cell>
          <table:table-cell office:value-type="string" calcext:value-type="string">
            <text:p>block21-0x2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1-0x38</text:p>
          </table:table-cell>
          <table:table-cell table:number-columns-repeated="2"/>
          <table:table-cell office:value-type="string" calcext:value-type="string">
            <text:p>３章選択に戻る</text:p>
          </table:table-cell>
          <table:table-cell office:value-type="string" calcext:value-type="string">
            <text:p>Back to Ch. 3 choice</text:p>
          </table:table-cell>
          <table:table-cell/>
          <table:table-cell table:formula="of:=IF([.F10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4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1-0x56</text:p>
          </table:table-cell>
          <table:table-cell table:number-columns-repeated="2"/>
          <table:table-cell office:value-type="string" calcext:value-type="string">
            <text:p>観覧車前</text:p>
          </table:table-cell>
          <table:table-cell office:value-type="string" calcext:value-type="string">
            <text:p>Front of Ferris wh.</text:p>
          </table:table-cell>
          <table:table-cell/>
          <table:table-cell table:formula="of:=IF([.F10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5F</text:p>
          </table:table-cell>
          <table:table-cell table:number-columns-repeated="2"/>
          <table:table-cell office:value-type="string" calcext:value-type="string">
            <text:p>ダック入口</text:p>
          </table:table-cell>
          <table:table-cell office:value-type="string" calcext:value-type="string">
            <text:p>Duck entrance</text:p>
          </table:table-cell>
          <table:table-cell/>
          <table:table-cell table:formula="of:=IF([.F10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6A</text:p>
          </table:table-cell>
          <table:table-cell table:number-columns-repeated="2"/>
          <table:table-cell office:value-type="string" calcext:value-type="string">
            <text:p>宇宙遊泳</text:p>
          </table:table-cell>
          <table:table-cell office:value-type="string" calcext:value-type="string">
            <text:p>Space swimming</text:p>
          </table:table-cell>
          <table:table-cell/>
          <table:table-cell table:formula="of:=IF([.F10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73</text:p>
          </table:table-cell>
          <table:table-cell table:number-columns-repeated="2"/>
          <table:table-cell office:value-type="string" calcext:value-type="string">
            <text:p>ダックゲーム</text:p>
          </table:table-cell>
          <table:table-cell office:value-type="string" calcext:value-type="string">
            <text:p>Duck game</text:p>
          </table:table-cell>
          <table:table-cell/>
          <table:table-cell table:formula="of:=IF([.F10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80</text:p>
          </table:table-cell>
          <table:table-cell table:number-columns-repeated="2"/>
          <table:table-cell office:value-type="string" calcext:value-type="string">
            <text:p>ダックゲーム後</text:p>
          </table:table-cell>
          <table:table-cell office:value-type="string" calcext:value-type="string">
            <text:p>After duck game</text:p>
          </table:table-cell>
          <table:table-cell/>
          <table:table-cell table:formula="of:=IF([.F10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8F</text:p>
          </table:table-cell>
          <table:table-cell table:number-columns-repeated="2"/>
          <table:table-cell office:value-type="string" calcext:value-type="string">
            <text:p>ＩＶ２７</text:p>
          </table:table-cell>
          <table:table-cell office:value-type="string" calcext:value-type="string">
            <text:p>EVT27</text:p>
          </table:table-cell>
          <table:table-cell/>
          <table:table-cell table:formula="of:=IF([.F10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98</text:p>
          </table:table-cell>
          <table:table-cell table:number-columns-repeated="2"/>
          <table:table-cell office:value-type="string" calcext:value-type="string">
            <text:p>ＩＶ２８</text:p>
          </table:table-cell>
          <table:table-cell office:value-type="string" calcext:value-type="string">
            <text:p>EVT28</text:p>
          </table:table-cell>
          <table:table-cell/>
          <table:table-cell table:formula="of:=IF([.F10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36</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1-0x166</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1-0x172</text:p>
          </table:table-cell>
          <table:table-cell table:number-columns-repeated="2"/>
          <table:table-cell office:value-type="string" calcext:value-type="string">
            <text:p>並ぶ</text:p>
          </table:table-cell>
          <table:table-cell office:value-type="string" calcext:value-type="string">
            <text:p>Line up</text:p>
          </table:table-cell>
          <table:table-cell/>
          <table:table-cell table:formula="of:=IF([.F10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87</text:p>
          </table:table-cell>
          <table:table-cell table:number-columns-repeated="2"/>
          <table:table-cell office:value-type="string" calcext:value-type="string">
            <text:p>観覧車</text:p>
          </table:table-cell>
          <table:table-cell office:value-type="string" calcext:value-type="string">
            <text:p>Ferris wheel</text:p>
          </table:table-cell>
          <table:table-cell/>
          <table:table-cell table:formula="of:=IF([.F10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95</text:p>
          </table:table-cell>
          <table:table-cell table:number-columns-repeated="2"/>
          <table:table-cell office:value-type="string" calcext:value-type="string">
            <text:p>行列</text:p>
          </table:table-cell>
          <table:table-cell office:value-type="string" calcext:value-type="string">
            <text:p>Queue</text:p>
          </table:table-cell>
          <table:table-cell/>
          <table:table-cell table:formula="of:=IF([.F10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A1</text:p>
          </table:table-cell>
          <table:table-cell table:number-columns-repeated="2"/>
          <table:table-cell office:value-type="string" calcext:value-type="string">
            <text:p>案内板</text:p>
          </table:table-cell>
          <table:table-cell office:value-type="string" calcext:value-type="string">
            <text:p>Information board</text:p>
          </table:table-cell>
          <table:table-cell/>
          <table:table-cell table:formula="of:=IF([.F10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B8</text:p>
          </table:table-cell>
          <table:table-cell table:number-columns-repeated="2"/>
          <table:table-cell office:value-type="string" calcext:value-type="string">
            <text:p>前の方</text:p>
          </table:table-cell>
          <table:table-cell office:value-type="string" calcext:value-type="string">
            <text:p>Toward the front</text:p>
          </table:table-cell>
          <table:table-cell/>
          <table:table-cell table:formula="of:=IF([.F10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C6</text:p>
          </table:table-cell>
          <table:table-cell table:number-columns-repeated="2"/>
          <table:table-cell office:value-type="string" calcext:value-type="string">
            <text:p>女の子</text:p>
          </table:table-cell>
          <table:table-cell office:value-type="string" calcext:value-type="string">
            <text:p>Girl</text:p>
          </table:table-cell>
          <table:table-cell/>
          <table:table-cell table:formula="of:=IF([.F10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E6</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1-0x9D6</text:p>
          </table:table-cell>
          <table:table-cell table:number-columns-repeated="2"/>
          <table:table-cell office:value-type="string" calcext:value-type="string">
            <text:p>スペースダック</text:p>
          </table:table-cell>
          <table:table-cell table:formula="of:=T([.F37])" office:value-type="string" office:string-value="Space Duck" calcext:value-type="string">
            <text:p>Space Duck</text:p>
          </table:table-cell>
          <table:table-cell office:value-type="string" calcext:value-type="string">
            <text:p>DUPE: F37</text:p>
          </table:table-cell>
          <table:table-cell table:number-columns-repeated="1017"/>
        </table:table-row>
        <table:table-row table:style-name="ro2">
          <table:table-cell office:value-type="string" calcext:value-type="string">
            <text:p>string</text:p>
          </table:table-cell>
          <table:table-cell office:value-type="string" calcext:value-type="string">
            <text:p>block21-0xC56</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21-0xC5D</text:p>
          </table:table-cell>
          <table:table-cell table:number-columns-repeated="2"/>
          <table:table-cell office:value-type="string" calcext:value-type="string">
            <text:p>ギャラクシーパーク</text:p>
          </table:table-cell>
          <table:table-cell office:value-type="string" calcext:value-type="string">
            <text:p>Galaxy Park</text:p>
          </table:table-cell>
          <table:table-cell/>
          <table:table-cell table:formula="of:=IF([.F10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C80</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21-0xC87</text:p>
          </table:table-cell>
          <table:table-cell table:number-columns-repeated="2"/>
          <table:table-cell office:value-type="string" calcext:value-type="string">
            <text:p>手がかり</text:p>
          </table:table-cell>
          <table:table-cell office:value-type="string" calcext:value-type="string">
            <text:p>For clues</text:p>
          </table:table-cell>
          <table:table-cell/>
          <table:table-cell table:formula="of:=IF([.F10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08D</text:p>
          </table:table-cell>
          <table:table-cell table:number-columns-repeated="2"/>
          <table:table-cell office:value-type="string" calcext:value-type="string">
            <text:p>ダックゲームに入る</text:p>
          </table:table-cell>
          <table:table-cell office:value-type="string" calcext:value-type="string">
            <text:p>Enter duck game</text:p>
          </table:table-cell>
          <table:table-cell/>
          <table:table-cell table:formula="of:=IF([.F10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0A0</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21-0x10DD</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1-n-0x0</text:p>
          </table:table-cell>
          <table:table-cell table:number-columns-repeated="2"/>
          <table:table-cell office:value-type="string" calcext:value-type="string">
            <text:p>『トリプル観覧車』</text:p>
          </table:table-cell>
          <table:table-cell office:value-type="string" calcext:value-type="string">
            <text:p>Triple Ferris Wheel</text:p>
          </table:table-cell>
          <table:table-cell/>
          <table:table-cell table:formula="of:=IF([.F10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や〜っ[sweat]　高いですぅ！</text:p>
          </table:table-cell>
          <table:table-cell office:value-type="string" calcext:value-type="string">
            <text:p>Hoyaah![nbsp][sweat] It is tall!</text:p>
          </table:table-cell>
          <table:table-cell/>
          <table:table-cell table:formula="of:=IF([.F10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んとだぁ…</text:p>
            <text:p>雲に　とどきそうだよー！</text:p>
          </table:table-cell>
          <table:table-cell office:value-type="string" calcext:value-type="string">
            <text:p>It really is...\n</text:p>
            <text:p>It's like it's scraping the clouds!</text:p>
          </table:table-cell>
          <table:table-cell/>
          <table:table-cell table:formula="of:=IF([.F10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なら　きっと</text:p>
            <text:p>『ギャラクシー・パーク』も　ぜ〜んぶ</text:p>
            <text:p>見渡せちゃうよ！</text:p>
          </table:table-cell>
          <table:table-cell office:value-type="string" calcext:value-type="string">
            <text:p>We should definitely be able to get a complete view of Galaxy Park from this!</text:p>
          </table:table-cell>
          <table:table-cell/>
          <table:table-cell table:formula="of:=IF([.F10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ーし　乗りましょ❤</text:p>
          </table:table-cell>
          <table:table-cell office:value-type="string" calcext:value-type="string">
            <text:p>Okay, let's hop on![nbsp]❤</text:p>
          </table:table-cell>
          <table:table-cell/>
          <table:table-cell table:formula="of:=IF([.F10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text:p>
            <text:p>すご〜く　人が並んでますぅ</text:p>
          </table:table-cell>
          <table:table-cell office:value-type="string" calcext:value-type="string">
            <text:p>But...\n</text:p>
            <text:p>There are many, many people in line.</text:p>
          </table:table-cell>
          <table:table-cell/>
          <table:table-cell table:formula="of:=IF([.F10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5">
          <table:table-cell office:value-type="string" calcext:value-type="string">
            <text:p>string</text:p>
          </table:table-cell>
          <table:table-cell office:value-type="string" calcext:value-type="string">
            <text:p>block21-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ひどいよ　ひどいよ〜[tears]</text:p>
            <text:p>楽しみにしてたのにィ〜！</text:p>
          </table:table-cell>
          <table:table-cell office:value-type="string" calcext:value-type="string">
            <text:p>Oh no, this is awful![nbsp][tears]\n</text:p>
            <text:p>I was really looking forward to it!</text:p>
          </table:table-cell>
          <table:table-cell/>
          <table:table-cell table:formula="of:=IF([.F108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のんびりしていると　時間が</text:p>
            <text:p>無くなってしまいますぅ[sweat]</text:p>
          </table:table-cell>
          <table:table-cell office:value-type="string" calcext:value-type="string">
            <text:p>Miss Yuna, if we are too relaxed and carefree, we will run out of time...[nbsp][sweat]</text:p>
          </table:table-cell>
          <table:table-cell/>
          <table:table-cell table:formula="of:=IF([.F10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ね…</text:p>
            <text:p>じゃ　他の乗り物にしましょ！</text:p>
          </table:table-cell>
          <table:table-cell office:value-type="string" calcext:value-type="string">
            <text:p>R-Right...\n</text:p>
            <text:p>Alright, let's go on a different ride!</text:p>
          </table:table-cell>
          <table:table-cell/>
          <table:table-cell table:formula="of:=IF([.F10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text:p>
          </table:table-cell>
          <table:table-cell office:value-type="string" calcext:value-type="string">
            <text:p>Yes ma'am![nbsp]❤</text:p>
          </table:table-cell>
          <table:table-cell/>
          <table:table-cell table:formula="of:=IF([.F10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ウッソーォ！　これ　みんな</text:p>
            <text:p>観覧車に乗るのを　待ってるの？</text:p>
          </table:table-cell>
          <table:table-cell office:value-type="string" calcext:value-type="string">
            <text:p>No WAY! Are ALL these people waiting to ride the Ferris wheel?</text:p>
          </table:table-cell>
          <table:table-cell/>
          <table:table-cell table:formula="of:=IF([.F10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そこに　何か出てますよォ</text:p>
          </table:table-cell>
          <table:table-cell office:value-type="string" calcext:value-type="string">
            <text:p>Something has appeared over there.</text:p>
          </table:table-cell>
          <table:table-cell/>
          <table:table-cell table:formula="of:=IF([.F108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1-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と　ナニナニ？</text:p>
            <text:p>『都合により　次の回で終了します』</text:p>
            <text:p>…だってぇ[sweat]</text:p>
          </table:table-cell>
          <table:table-cell office:value-type="string" calcext:value-type="string">
            <text:p>Hmm, what's it say?\n</text:p>
            <text:p>`Due to circumstances, we will be closing after the next ride'...[nbsp][sweat]</text:p>
          </table:table-cell>
          <table:table-cell office:value-type="string" calcext:value-type="string">
            <text:p>NOTE: the text on the sign is slightly different and more specifically says that "today" they will be closing. i couldn't get it to fit in the edited art, though.</text:p>
          </table:table-cell>
          <table:table-cell table:formula="of:=IF([.F10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乗らないとォ</text:p>
            <text:p>手がかりが　さがせませんよぉ〜[sweat]</text:p>
          </table:table-cell>
          <table:table-cell office:value-type="string" calcext:value-type="string">
            <text:p>If we do not ride it, we will not be able to look for clues...[nbsp][sweat]</text:p>
          </table:table-cell>
          <table:table-cell/>
          <table:table-cell table:formula="of:=IF([.F10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ょうがない</text:p>
            <text:p>あたし達も　並びましょ！</text:p>
          </table:table-cell>
          <table:table-cell office:value-type="string" calcext:value-type="string">
            <text:p>No choice, then.\n</text:p>
            <text:p>Let's get in line too!</text:p>
          </table:table-cell>
          <table:table-cell/>
          <table:table-cell table:formula="of:=IF([.F10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こんなに　並んでいて</text:p>
            <text:p>みんな　乗れるのかしら？</text:p>
          </table:table-cell>
          <table:table-cell office:value-type="string" calcext:value-type="string">
            <text:p>But...With this many people in line, will everyone get to ride?</text:p>
          </table:table-cell>
          <table:table-cell/>
          <table:table-cell table:formula="of:=IF([.F10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1</text:p>
          </table:table-cell>
          <table:table-cell table:formula="of:=T([.C193])" office:value-type="string" office:string-value="Yuri: {" calcext:value-type="string">
            <text:p>Yuri: {</text:p>
          </table:table-cell>
          <table:table-cell/>
          <table:table-cell office:value-type="string" calcext:value-type="string">
            <text:p>大丈夫ですよ　きっと！</text:p>
          </table:table-cell>
          <table:table-cell office:value-type="string" calcext:value-type="string">
            <text:p>It will certainly be alright!</text:p>
          </table:table-cell>
          <table:table-cell office:value-type="string" calcext:value-type="string">
            <text:p>NOTE: split lines</text:p>
          </table:table-cell>
          <table:table-cell table:formula="of:=IF([.F10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2</text:p>
          </table:table-cell>
          <table:table-cell/>
          <table:table-cell table:formula="of:=T([.D100])" office:value-type="string" office:string-value="}" calcext:value-type="string">
            <text:p>}</text:p>
          </table:table-cell>
          <table:table-cell office:value-type="string" calcext:value-type="string">
            <text:p>あっ　前の方が</text:p>
            <text:p>進み始めましたよぉ！</text:p>
          </table:table-cell>
          <table:table-cell office:value-type="string" calcext:value-type="string">
            <text:p>Oh, the person ahead of you has begun moving forward!</text:p>
          </table:table-cell>
          <table:table-cell/>
          <table:table-cell table:formula="of:=IF([.F10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とか　ギリギリで</text:p>
            <text:p>乗れそうね！</text:p>
          </table:table-cell>
          <table:table-cell office:value-type="string" calcext:value-type="string">
            <text:p>It looks like we might just barely be able to make it on!</text:p>
          </table:table-cell>
          <table:table-cell/>
          <table:table-cell table:formula="of:=IF([.F10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ちょっと　失礼！！</text:p>
          </table:table-cell>
          <table:table-cell office:value-type="string" calcext:value-type="string">
            <text:p>Whoops, sorry!</text:p>
          </table:table-cell>
          <table:table-cell/>
          <table:table-cell table:formula="of:=IF([.F10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ろそろ　順番が</text:p>
            <text:p>来たみたいですぅ！</text:p>
          </table:table-cell>
          <table:table-cell office:value-type="string" calcext:value-type="string">
            <text:p>It looks like our turn will be coming up any minute!</text:p>
          </table:table-cell>
          <table:table-cell/>
          <table:table-cell table:formula="of:=IF([.F109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16</text:p>
          </table:table-cell>
          <table:table-cell office:value-type="string" calcext:value-type="string">
            <text:p>Attendant: {</text:p>
          </table:table-cell>
          <table:table-cell table:formula="of:=T([.D100])" office:value-type="string" office:string-value="}" calcext:value-type="string">
            <text:p>}</text:p>
          </table:table-cell>
          <table:table-cell office:value-type="string" calcext:value-type="string">
            <text:p>はーい　ここまで！</text:p>
            <text:p>あとの人は残念ですが　今日は</text:p>
            <text:p>おしまいでーす！</text:p>
          </table:table-cell>
          <table:table-cell office:value-type="string" calcext:value-type="string">
            <text:p>Okay, that's it!\n</text:p>
            <text:p>My apologies to the rest of you, but we're done for today.</text:p>
          </table:table-cell>
          <table:table-cell/>
          <table:table-cell table:formula="of:=IF([.F10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ー！！</text:p>
            <text:p>こんなに　並んだのにぃ[sweat]</text:p>
          </table:table-cell>
          <table:table-cell office:value-type="string" calcext:value-type="string">
            <text:p>WHAT!?\n</text:p>
            <text:p>But we were in line so long![nbsp][sweat]</text:p>
          </table:table-cell>
          <table:table-cell/>
          <table:table-cell table:formula="of:=IF([.F10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8</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すみません…</text:p>
            <text:p>でも　規則ですから[sweat]</text:p>
          </table:table-cell>
          <table:table-cell office:value-type="string" calcext:value-type="string">
            <text:p>I'm sorry, but those are the rules...[nbsp][sweat]</text:p>
          </table:table-cell>
          <table:table-cell/>
          <table:table-cell table:formula="of:=IF([.F109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1-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ロゲロ[sweat]　なによ　この人！！</text:p>
          </table:table-cell>
          <table:table-cell office:value-type="string" calcext:value-type="string">
            <text:p>Bleh![nbsp][sweat] Who does she think she is!?</text:p>
          </table:table-cell>
          <table:table-cell/>
          <table:table-cell table:formula="of:=IF([.F10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ぉ　私達の方が</text:p>
            <text:p>先に　並んでたのよっ！</text:p>
          </table:table-cell>
          <table:table-cell office:value-type="string" calcext:value-type="string">
            <text:p>Hey, we were in line ahead of you!</text:p>
          </table:table-cell>
          <table:table-cell/>
          <table:table-cell table:formula="of:=IF([.F109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1B</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でも　すきまが開いてたじゃん</text:p>
            <text:p>アンタ達　並んでるようには</text:p>
            <text:p>見えなかったヨ！</text:p>
          </table:table-cell>
          <table:table-cell office:value-type="string" calcext:value-type="string">
            <text:p>There was a gap in front of you, wasn't there? Didn't look like you were in line to ME!</text:p>
          </table:table-cell>
          <table:table-cell/>
          <table:table-cell table:formula="of:=IF([.F11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んなぁ[sweat]</text:p>
          </table:table-cell>
          <table:table-cell office:value-type="string" calcext:value-type="string">
            <text:p>But I...[nbsp][sweat]</text:p>
          </table:table-cell>
          <table:table-cell/>
          <table:table-cell table:formula="of:=IF([.F11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こんなところで　ケンカしても</text:p>
            <text:p>しょうがないですぅ</text:p>
          </table:table-cell>
          <table:table-cell office:value-type="string" calcext:value-type="string">
            <text:p>Miss Yuna...It will not do us any good to get in a quarrel here.</text:p>
          </table:table-cell>
          <table:table-cell/>
          <table:table-cell table:formula="of:=IF([.F11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　でもォ…</text:p>
          </table:table-cell>
          <table:table-cell office:value-type="string" calcext:value-type="string">
            <text:p>B-But...</text:p>
          </table:table-cell>
          <table:table-cell/>
          <table:table-cell table:formula="of:=IF([.F1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F</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ボーッとしてる方が悪いのよ！</text:p>
          </table:table-cell>
          <table:table-cell office:value-type="string" calcext:value-type="string">
            <text:p>It's YOUR fault for spacing out!</text:p>
          </table:table-cell>
          <table:table-cell/>
          <table:table-cell table:formula="of:=IF([.F11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ブウ　ブウ！！</text:p>
          </table:table-cell>
          <table:table-cell office:value-type="string" calcext:value-type="string">
            <text:p>GRRRRRRR!</text:p>
          </table:table-cell>
          <table:table-cell/>
          <table:table-cell table:formula="of:=IF([.F11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1</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アレ？…</text:p>
            <text:p>どこかに　へんな動物がいるなぁ？</text:p>
          </table:table-cell>
          <table:table-cell office:value-type="string" calcext:value-type="string">
            <text:p>Huh? Is there a weird animal around here somewhere?</text:p>
          </table:table-cell>
          <table:table-cell/>
          <table:table-cell table:formula="of:=IF([.F11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ィーーーーーーッ！！</text:p>
          </table:table-cell>
          <table:table-cell office:value-type="string" calcext:value-type="string">
            <text:p>REEEEEEEEEEEEEE!!</text:p>
          </table:table-cell>
          <table:table-cell/>
          <table:table-cell table:formula="of:=IF([.F11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3</text:p>
          </table:table-cell>
          <table:table-cell table:number-columns-repeated="2"/>
          <table:table-cell office:value-type="string" calcext:value-type="string">
            <text:p>『スペースダック』</text:p>
          </table:table-cell>
          <table:table-cell office:value-type="string" calcext:value-type="string">
            <text:p>Space Duck</text:p>
          </table:table-cell>
          <table:table-cell/>
          <table:table-cell table:formula="of:=IF([.F11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text:p>
            <text:p>アレって　おもしろそうよ！</text:p>
          </table:table-cell>
          <table:table-cell office:value-type="string" calcext:value-type="string">
            <text:p>Hey hey, that looks interesting!</text:p>
          </table:table-cell>
          <table:table-cell/>
          <table:table-cell table:formula="of:=IF([.F11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客サンが自分の足で</text:p>
            <text:p>こいでぇ　宇宙遊泳を楽しむんですねー</text:p>
          </table:table-cell>
          <table:table-cell office:value-type="string" calcext:value-type="string">
            <text:p>So the guests row with their own feet and enjoy a swim in space?</text:p>
          </table:table-cell>
          <table:table-cell/>
          <table:table-cell table:formula="of:=IF([.F11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客サンが自分の足で</text:p>
            <text:p>こいでぇ　宇宙遊泳を楽しむんですねー</text:p>
          </table:table-cell>
          <table:table-cell table:formula="of:=T([.F1110])" office:value-type="string" office:string-value="So the guests row with their own feet and enjoy a swim in space?" calcext:value-type="string">
            <text:p>So the guests row with their own feet and enjoy a swim in space?</text:p>
          </table:table-cell>
          <table:table-cell office:value-type="string" calcext:value-type="string">
            <text:p>DUPE: F1110</text:p>
          </table:table-cell>
          <table:table-cell table:number-columns-repeated="1017"/>
        </table:table-row>
        <table:table-row table:style-name="ro5">
          <table:table-cell office:value-type="string" calcext:value-type="string">
            <text:p>string</text:p>
          </table:table-cell>
          <table:table-cell office:value-type="string" calcext:value-type="string">
            <text:p>block21-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うれしそうですねぇ〜</text:p>
          </table:table-cell>
          <table:table-cell office:value-type="string" calcext:value-type="string">
            <text:p>Miss Yuna, you seem happy.</text:p>
          </table:table-cell>
          <table:table-cell/>
          <table:table-cell table:formula="of:=IF([.F11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だって　あのアヒルさん</text:p>
            <text:p>カワユイんだもん❤</text:p>
          </table:table-cell>
          <table:table-cell office:value-type="string" calcext:value-type="string">
            <text:p>Yup! It's 'cause that duck's so cutesy-poo![nbsp]❤</text:p>
          </table:table-cell>
          <table:table-cell/>
          <table:table-cell table:formula="of:=IF([.F11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　これに乗れば　なにか空から</text:p>
            <text:p>見つけられるかもしれないでしょ？</text:p>
          </table:table-cell>
          <table:table-cell office:value-type="string" calcext:value-type="string">
            <text:p>Plus, if we ride this, maybe we'll be able to find something from up in the air?</text:p>
          </table:table-cell>
          <table:table-cell/>
          <table:table-cell table:formula="of:=IF([.F11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あたしたちも</text:p>
            <text:p>乗ってみない？</text:p>
          </table:table-cell>
          <table:table-cell office:value-type="string" calcext:value-type="string">
            <text:p>Hey! Why don't we try riding it too?</text:p>
          </table:table-cell>
          <table:table-cell/>
          <table:table-cell table:formula="of:=IF([.F111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私は　それより</text:p>
            <text:p>お腹がすいて…[sweat]</text:p>
            <text:p>そろそろ　お食事を…</text:p>
          </table:table-cell>
          <table:table-cell office:value-type="string" calcext:value-type="string">
            <text:p>But it is more important that I am hungry...[nbsp][sweat]\n</text:p>
            <text:p>I want to eat soon...</text:p>
          </table:table-cell>
          <table:table-cell/>
          <table:table-cell table:formula="of:=IF([.F111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1-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大丈夫　大丈夫！</text:p>
            <text:p>少しくらい食べなくても　死なないって</text:p>
          </table:table-cell>
          <table:table-cell office:value-type="string" calcext:value-type="string">
            <text:p>It's fine, it's fine!\n</text:p>
            <text:p>A few minutes without food won't kill you, y'know.</text:p>
          </table:table-cell>
          <table:table-cell/>
          <table:table-cell table:formula="of:=IF([.F11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グッスンですぅ〜[tears]</text:p>
          </table:table-cell>
          <table:table-cell office:value-type="string" calcext:value-type="string">
            <text:p>Boo-hoo...[nbsp][tears]</text:p>
          </table:table-cell>
          <table:table-cell/>
          <table:table-cell table:formula="of:=IF([.F11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ぁっ　キレイ❤</text:p>
            <text:p>ギャラクシー・パークって　けっこー</text:p>
            <text:p>広いんだねぇ！</text:p>
          </table:table-cell>
          <table:table-cell office:value-type="string" calcext:value-type="string">
            <text:p>Wow, so pretty![nbsp]❤\n</text:p>
            <text:p>Galaxy Park sure is big!</text:p>
          </table:table-cell>
          <table:table-cell/>
          <table:table-cell table:formula="of:=IF([.F11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ハハハ！　もう　サイコー！</text:p>
          </table:table-cell>
          <table:table-cell office:value-type="string" calcext:value-type="string">
            <text:p>Kyahahaha! This rules!</text:p>
          </table:table-cell>
          <table:table-cell/>
          <table:table-cell table:formula="of:=IF([.F112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1-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　はあっ…</text:p>
            <text:p>なんだか　けっこー疲れますぅ〜[sweat]</text:p>
          </table:table-cell>
          <table:table-cell office:value-type="string" calcext:value-type="string">
            <text:p>Haah, haah...\n</text:p>
            <text:p>I seem to be getting quite tired...[nbsp][sweat]</text:p>
          </table:table-cell>
          <table:table-cell/>
          <table:table-cell table:formula="of:=IF([.F112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1-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見て　見て！</text:p>
            <text:p>ギャラクシー・パークが</text:p>
            <text:p>あんなに　小さくなっちゃった！</text:p>
            <text:p>ずいぶん　高く飛んじゃったねぇ</text:p>
          </table:table-cell>
          <table:table-cell office:value-type="string" calcext:value-type="string">
            <text:p>Look, look!\n</text:p>
            <text:p>Look how tiny Galaxy Park is!\n</text:p>
            <text:p>We've flown really high.</text:p>
          </table:table-cell>
          <table:table-cell/>
          <table:table-cell table:formula="of:=IF([.F11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景色が変ですぅ</text:p>
          </table:table-cell>
          <table:table-cell office:value-type="string" calcext:value-type="string">
            <text:p>The scenery seems rather strange.</text:p>
          </table:table-cell>
          <table:table-cell/>
          <table:table-cell table:formula="of:=IF([.F11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気にしない　気にしない！</text:p>
          </table:table-cell>
          <table:table-cell office:value-type="string" calcext:value-type="string">
            <text:p>Hey, don't worry about it!</text:p>
          </table:table-cell>
          <table:table-cell/>
          <table:table-cell table:formula="of:=IF([.F11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宇宙気流に</text:p>
            <text:p>流されてるみたいですぅ…</text:p>
          </table:table-cell>
          <table:table-cell office:value-type="string" calcext:value-type="string">
            <text:p>It appears that we are being swept away in a space current...</text:p>
          </table:table-cell>
          <table:table-cell/>
          <table:table-cell table:formula="of:=IF([.F11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　気にしない　気にしない…</text:p>
          </table:table-cell>
          <table:table-cell office:value-type="string" calcext:value-type="string">
            <text:p>H-Hey, don't worry about it...</text:p>
          </table:table-cell>
          <table:table-cell/>
          <table:table-cell table:formula="of:=IF([.F11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スピードが</text:p>
            <text:p>増しましたぁ〜[sweat]</text:p>
          </table:table-cell>
          <table:table-cell office:value-type="string" calcext:value-type="string">
            <text:p>It looks as if our speed has increased...[nbsp][sweat]</text:p>
          </table:table-cell>
          <table:table-cell/>
          <table:table-cell table:formula="of:=IF([.F11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7</text:p>
          </table:table-cell>
          <table:table-cell table:formula="of:=T([.C100])" office:value-type="string" office:string-value="Yuna: {" calcext:value-type="string">
            <text:p>Yuna: {</text:p>
          </table:table-cell>
          <table:table-cell office:value-type="string" calcext:value-type="string">
            <text:p>}</text:p>
          </table:table-cell>
          <table:table-cell office:value-type="string" calcext:value-type="string">
            <text:p>き　気にしない…</text:p>
          </table:table-cell>
          <table:table-cell office:value-type="string" calcext:value-type="string">
            <text:p>D-Don't worry about...</text:p>
          </table:table-cell>
          <table:table-cell office:value-type="string" calcext:value-type="string">
            <text:p>NOTE: in fact, NOT split lines</text:p>
          </table:table-cell>
          <table:table-cell table:formula="of:=IF([.F112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38</text:p>
          </table:table-cell>
          <table:table-cell office:value-type="string" calcext:value-type="string">
            <text:p>{</text:p>
          </table:table-cell>
          <table:table-cell table:formula="of:=T([.D100])" office:value-type="string" office:string-value="}" calcext:value-type="string">
            <text:p>}</text:p>
          </table:table-cell>
          <table:table-cell office:value-type="string" calcext:value-type="string">
            <text:p>なんて　言ってられないわ！</text:p>
            <text:p>きゃーっ　漕ぐのよ！</text:p>
            <text:p>漕いで　ユーリィ！</text:p>
          </table:table-cell>
          <table:table-cell office:value-type="string" calcext:value-type="string">
            <text:p>Ahh, I can't say it!\n</text:p>
            <text:p>Eeek! Pedal! PEDAL, Yuri!</text:p>
          </table:table-cell>
          <table:table-cell/>
          <table:table-cell table:formula="of:=IF([.F11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なにか</text:p>
            <text:p>見つかった？</text:p>
          </table:table-cell>
          <table:table-cell office:value-type="string" calcext:value-type="string">
            <text:p>Hey, Yuri, have you spotted anything?</text:p>
          </table:table-cell>
          <table:table-cell/>
          <table:table-cell table:formula="of:=IF([.F11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まだですぅ</text:p>
          </table:table-cell>
          <table:table-cell office:value-type="string" calcext:value-type="string">
            <text:p>No...Not yet.</text:p>
          </table:table-cell>
          <table:table-cell/>
          <table:table-cell table:formula="of:=IF([.F113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1-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text:p>
            <text:p>じゃ　もっと高く飛ばないとね❤</text:p>
            <text:p>よーし！</text:p>
          </table:table-cell>
          <table:table-cell office:value-type="string" calcext:value-type="string">
            <text:p>Oh...\n</text:p>
            <text:p>Well then, we'll just have to fly higher![nbsp]❤\n</text:p>
            <text:p>Here we go!</text:p>
          </table:table-cell>
          <table:table-cell/>
          <table:table-cell table:formula="of:=IF([.F11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い！！　高い　高い！</text:p>
          </table:table-cell>
          <table:table-cell office:value-type="string" calcext:value-type="string">
            <text:p>Whee! We're SO high!</text:p>
          </table:table-cell>
          <table:table-cell/>
          <table:table-cell table:formula="of:=IF([.F11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アレレ…？　なんか</text:p>
            <text:p>コースから　はずれてるような気が…</text:p>
          </table:table-cell>
          <table:table-cell office:value-type="string" calcext:value-type="string">
            <text:p>Hmm...? Somehow, I feel like we're not on the course anymore...</text:p>
          </table:table-cell>
          <table:table-cell/>
          <table:table-cell table:formula="of:=IF([.F11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ヒェ〜〜ッ[sweat]</text:p>
            <text:p>どんどん　遠くなってくよ〜！</text:p>
          </table:table-cell>
          <table:table-cell office:value-type="string" calcext:value-type="string">
            <text:p>Eeeeeep![nbsp][sweat]\n</text:p>
            <text:p>We're getting farther and farther away!</text:p>
          </table:table-cell>
          <table:table-cell/>
          <table:table-cell table:formula="of:=IF([.F11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sweat]</text:p>
            <text:p>ちゃんと　漕いでるの！？</text:p>
          </table:table-cell>
          <table:table-cell office:value-type="string" calcext:value-type="string">
            <text:p>Yuri![nbsp][sweat]\n</text:p>
            <text:p>Aren't you pedaling!?</text:p>
          </table:table-cell>
          <table:table-cell/>
          <table:table-cell table:formula="of:=IF([.F113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私　お腹が空いて　力が</text:p>
            <text:p>出ないですぅ〜</text:p>
          </table:table-cell>
          <table:table-cell office:value-type="string" calcext:value-type="string">
            <text:p>My stomach is empty and I do not have the energy...</text:p>
          </table:table-cell>
          <table:table-cell/>
          <table:table-cell table:formula="of:=IF([.F11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そんな〜[sweat]</text:p>
          </table:table-cell>
          <table:table-cell office:value-type="string" calcext:value-type="string">
            <text:p>WHAT!? Oh no...[nbsp][sweat]</text:p>
          </table:table-cell>
          <table:table-cell/>
          <table:table-cell table:formula="of:=IF([.F11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text:p>
            <text:p>帰れたら　すぐに　ゴハン食べようね！</text:p>
          </table:table-cell>
          <table:table-cell office:value-type="string" calcext:value-type="string">
            <text:p>Hey, Yuri!\n</text:p>
            <text:p>If we make it back, let's go eat ASAP!</text:p>
          </table:table-cell>
          <table:table-cell/>
          <table:table-cell table:formula="of:=IF([.F11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ギャラクシー・パークには</text:p>
            <text:p>いろんなレストランが　あるんだから！</text:p>
            <text:p>たらふく　食べられるわよ！</text:p>
          </table:table-cell>
          <table:table-cell office:value-type="string" calcext:value-type="string">
            <text:p>Galaxy Park has all kinds of restaurants! You'll be able to eat ANYTHING you want!</text:p>
          </table:table-cell>
          <table:table-cell/>
          <table:table-cell table:formula="of:=IF([.F1140]=&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21-n-0x4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1">
          <table:table-cell office:value-type="string" calcext:value-type="string">
            <text:p>string</text:p>
          </table:table-cell>
          <table:table-cell office:value-type="string" calcext:value-type="string">
            <text:p>block21-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天どん　カツどん　エビチリどん</text:p>
            <text:p>ギョウザ　シュウマイ　ホイコーロー！</text:p>
          </table:table-cell>
          <table:table-cell office:value-type="string" calcext:value-type="string">
            <text:p>Tendon, and katsudon, and ebi chili, and gyoza, and white rice, and twice-\n</text:p>
            <text:p>cooked pork!</text:p>
          </table:table-cell>
          <table:table-cell/>
          <table:table-cell table:formula="of:=IF([.F11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ラーメン</text:p>
            <text:p>ワンタン</text:p>
            <text:p>チャーシューメン！</text:p>
          </table:table-cell>
          <table:table-cell office:value-type="string" calcext:value-type="string">
            <text:p>Ramen, wonton, chashumen!</text:p>
          </table:table-cell>
          <table:table-cell/>
          <table:table-cell table:formula="of:=IF([.F1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っ…ううっ…</text:p>
          </table:table-cell>
          <table:table-cell office:value-type="string" calcext:value-type="string">
            <text:p>Oo...Ooooh...</text:p>
          </table:table-cell>
          <table:table-cell/>
          <table:table-cell table:formula="of:=IF([.F114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スキヤキ　シャブシャブ</text:p>
            <text:p>懐石料理　マグロのお刺身</text:p>
            <text:p>とどめに　ステーキよっ〜！</text:p>
          </table:table-cell>
          <table:table-cell office:value-type="string" calcext:value-type="string">
            <text:p>Sukiyaki! Shabu-shabu!\n</text:p>
            <text:p>Full-course meals! Tuna sashimi!\n</text:p>
            <text:p>And to top it all off...STEAK!</text:p>
          </table:table-cell>
          <table:table-cell/>
          <table:table-cell table:formula="of:=IF([.F11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ゃぁぁぁっ！</text:p>
            <text:p>早く　食べたいですぅぅぅっ❤</text:p>
          </table:table-cell>
          <table:table-cell office:value-type="string" calcext:value-type="string">
            <text:p>Kyaaaaaaa!\n</text:p>
            <text:p>I want to eat nooooooooow![nbsp]❤</text:p>
          </table:table-cell>
          <table:table-cell/>
          <table:table-cell table:formula="of:=IF([.F114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　このままじゃ</text:p>
            <text:p>外宇宙に　流されちゃう〜[sweat]</text:p>
            <text:p>どうしたらいいの〜！？</text:p>
          </table:table-cell>
          <table:table-cell office:value-type="string" calcext:value-type="string">
            <text:p>At this rate, we're going to get sucked out into space![nbsp][sweat]\n</text:p>
            <text:p>What should we do!?</text:p>
          </table:table-cell>
          <table:table-cell/>
          <table:table-cell table:formula="of:=IF([.F11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っ…</text:p>
            <text:p>お腹が　すきましたあ〜〜</text:p>
          </table:table-cell>
          <table:table-cell office:value-type="string" calcext:value-type="string">
            <text:p>Haaah...\n</text:p>
            <text:p>I am hungryyyyyyy...</text:p>
          </table:table-cell>
          <table:table-cell/>
          <table:table-cell table:formula="of:=IF([.F11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っ！！</text:p>
          </table:table-cell>
          <table:table-cell office:value-type="string" calcext:value-type="string">
            <text:p>Aha! That's it!</text:p>
          </table:table-cell>
          <table:table-cell/>
          <table:table-cell table:formula="of:=IF([.F114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2 (sector 0x2F2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2-0x28</text:p>
          </table:table-cell>
          <table:table-cell table:number-columns-repeated="2"/>
          <table:table-cell office:value-type="string" calcext:value-type="string">
            <text:p>３章＃５（２２）</text:p>
          </table:table-cell>
          <table:table-cell table:formula="of:=T([.F955])" office:value-type="string" office:string-value="Ch. 3 [#]5 (22)" calcext:value-type="string">
            <text:p>Ch. 3 [#]5 (22)</text:p>
          </table:table-cell>
          <table:table-cell office:value-type="string" calcext:value-type="string">
            <text:p>DUPE: F955</text:p>
          </table:table-cell>
          <table:table-cell table:number-columns-repeated="1017"/>
        </table:table-row>
        <table:table-row table:style-name="ro2">
          <table:table-cell office:value-type="string" calcext:value-type="string">
            <text:p>string</text:p>
          </table:table-cell>
          <table:table-cell office:value-type="string" calcext:value-type="string">
            <text:p>block22-0x3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2-0x48</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2-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2-0x66</text:p>
          </table:table-cell>
          <table:table-cell table:number-columns-repeated="2"/>
          <table:table-cell office:value-type="string" calcext:value-type="string">
            <text:p>セリカバトル後</text:p>
          </table:table-cell>
          <table:table-cell office:value-type="string" calcext:value-type="string">
            <text:p>After Celica battle</text:p>
          </table:table-cell>
          <table:table-cell/>
          <table:table-cell table:formula="of:=IF([.F11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75</text:p>
          </table:table-cell>
          <table:table-cell table:number-columns-repeated="2"/>
          <table:table-cell office:value-type="string" calcext:value-type="string">
            <text:p>メリー前逃走中</text:p>
          </table:table-cell>
          <table:table-cell office:value-type="string" calcext:value-type="string">
            <text:p>Merry escape</text:p>
          </table:table-cell>
          <table:table-cell/>
          <table:table-cell table:formula="of:=IF([.F1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84</text:p>
          </table:table-cell>
          <table:table-cell table:number-columns-repeated="2"/>
          <table:table-cell office:value-type="string" calcext:value-type="string">
            <text:p>メテオ前逃走中</text:p>
          </table:table-cell>
          <table:table-cell office:value-type="string" calcext:value-type="string">
            <text:p>Meteor escape</text:p>
          </table:table-cell>
          <table:table-cell/>
          <table:table-cell table:formula="of:=IF([.F1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93</text:p>
          </table:table-cell>
          <table:table-cell table:number-columns-repeated="2"/>
          <table:table-cell office:value-type="string" calcext:value-type="string">
            <text:p>ダック前逃走中</text:p>
          </table:table-cell>
          <table:table-cell office:value-type="string" calcext:value-type="string">
            <text:p>Duck escape</text:p>
          </table:table-cell>
          <table:table-cell/>
          <table:table-cell table:formula="of:=IF([.F11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A2</text:p>
          </table:table-cell>
          <table:table-cell table:number-columns-repeated="2"/>
          <table:table-cell office:value-type="string" calcext:value-type="string">
            <text:p>観覧車前逃走中</text:p>
          </table:table-cell>
          <table:table-cell office:value-type="string" calcext:value-type="string">
            <text:p>Ferris wh. escape</text:p>
          </table:table-cell>
          <table:table-cell/>
          <table:table-cell table:formula="of:=IF([.F11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B1</text:p>
          </table:table-cell>
          <table:table-cell table:number-columns-repeated="2"/>
          <table:table-cell office:value-type="string" calcext:value-type="string">
            <text:p>観覧車前逃走中２</text:p>
          </table:table-cell>
          <table:table-cell office:value-type="string" calcext:value-type="string">
            <text:p>Ferris wh. escape 2</text:p>
          </table:table-cell>
          <table:table-cell/>
          <table:table-cell table:formula="of:=IF([.F11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C2</text:p>
          </table:table-cell>
          <table:table-cell table:number-columns-repeated="2"/>
          <table:table-cell office:value-type="string" calcext:value-type="string">
            <text:p>ＩＶ３０</text:p>
          </table:table-cell>
          <table:table-cell office:value-type="string" calcext:value-type="string">
            <text:p>EVT30</text:p>
          </table:table-cell>
          <table:table-cell/>
          <table:table-cell table:formula="of:=IF([.F1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CB</text:p>
          </table:table-cell>
          <table:table-cell table:number-columns-repeated="2"/>
          <table:table-cell office:value-type="string" calcext:value-type="string">
            <text:p>ＩＶ３１</text:p>
          </table:table-cell>
          <table:table-cell office:value-type="string" calcext:value-type="string">
            <text:p>EVT31</text:p>
          </table:table-cell>
          <table:table-cell/>
          <table:table-cell table:formula="of:=IF([.F11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D4</text:p>
          </table:table-cell>
          <table:table-cell table:number-columns-repeated="2"/>
          <table:table-cell office:value-type="string" calcext:value-type="string">
            <text:p>ＩＶ３２</text:p>
          </table:table-cell>
          <table:table-cell office:value-type="string" calcext:value-type="string">
            <text:p>EVT32</text:p>
          </table:table-cell>
          <table:table-cell/>
          <table:table-cell table:formula="of:=IF([.F1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DD</text:p>
          </table:table-cell>
          <table:table-cell table:number-columns-repeated="2"/>
          <table:table-cell office:value-type="string" calcext:value-type="string">
            <text:p>ＩＶ３３</text:p>
          </table:table-cell>
          <table:table-cell office:value-type="string" calcext:value-type="string">
            <text:p>EVT33</text:p>
          </table:table-cell>
          <table:table-cell/>
          <table:table-cell table:formula="of:=IF([.F11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122</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2F</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62</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6E</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75</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7E</text:p>
          </table:table-cell>
          <table:table-cell table:number-columns-repeated="2"/>
          <table:table-cell office:value-type="string" calcext:value-type="string">
            <text:p>お店</text:p>
          </table:table-cell>
          <table:table-cell office:value-type="string" calcext:value-type="string">
            <text:p>For a restaurant</text:p>
          </table:table-cell>
          <table:table-cell/>
          <table:table-cell table:formula="of:=IF([.F11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44B</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2-0x450</text:p>
          </table:table-cell>
          <table:table-cell table:number-columns-repeated="2"/>
          <table:table-cell office:value-type="string" calcext:value-type="string">
            <text:p>逃げる</text:p>
          </table:table-cell>
          <table:table-cell office:value-type="string" calcext:value-type="string">
            <text:p>Run away</text:p>
          </table:table-cell>
          <table:table-cell/>
          <table:table-cell table:formula="of:=IF([.F11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457</text:p>
          </table:table-cell>
          <table:table-cell table:number-columns-repeated="2"/>
          <table:table-cell office:value-type="string" calcext:value-type="string">
            <text:p>後ろ</text:p>
          </table:table-cell>
          <table:table-cell table:formula="of:=T([.F443])" office:value-type="string" office:string-value="Behind" calcext:value-type="string">
            <text:p>Behind</text:p>
          </table:table-cell>
          <table:table-cell office:value-type="string" calcext:value-type="string">
            <text:p>DUPE: F443</text:p>
          </table:table-cell>
          <table:table-cell table:number-columns-repeated="1017"/>
        </table:table-row>
        <table:table-row table:style-name="ro2">
          <table:table-cell office:value-type="string" calcext:value-type="string">
            <text:p>string</text:p>
          </table:table-cell>
          <table:table-cell office:value-type="string" calcext:value-type="string">
            <text:p>block22-0x45C</text:p>
          </table:table-cell>
          <table:table-cell table:number-columns-repeated="2"/>
          <table:table-cell office:value-type="string" calcext:value-type="string">
            <text:p>メテオクラッシャーの方</text:p>
          </table:table-cell>
          <table:table-cell office:value-type="string" calcext:value-type="string">
            <text:p>Toward Meteor Crasher</text:p>
          </table:table-cell>
          <table:table-cell/>
          <table:table-cell table:formula="of:=IF([.F11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473</text:p>
          </table:table-cell>
          <table:table-cell table:number-columns-repeated="2"/>
          <table:table-cell office:value-type="string" calcext:value-type="string">
            <text:p>スペースダックの方</text:p>
          </table:table-cell>
          <table:table-cell office:value-type="string" calcext:value-type="string">
            <text:p>Toward Space Duck</text:p>
          </table:table-cell>
          <table:table-cell/>
          <table:table-cell table:formula="of:=IF([.F11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570</text:p>
          </table:table-cell>
          <table:table-cell table:number-columns-repeated="2"/>
          <table:table-cell office:value-type="string" calcext:value-type="string">
            <text:p>メリーゴーランドの方</text:p>
          </table:table-cell>
          <table:table-cell office:value-type="string" calcext:value-type="string">
            <text:p>Toward the merry-go-round</text:p>
          </table:table-cell>
          <table:table-cell/>
          <table:table-cell table:formula="of:=IF([.F1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585</text:p>
          </table:table-cell>
          <table:table-cell table:number-columns-repeated="2"/>
          <table:table-cell office:value-type="string" calcext:value-type="string">
            <text:p>観覧車の方</text:p>
          </table:table-cell>
          <table:table-cell office:value-type="string" calcext:value-type="string">
            <text:p>Toward the Ferris wheel</text:p>
          </table:table-cell>
          <table:table-cell/>
          <table:table-cell table:formula="of:=IF([.F117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2-0x699</text:p>
          </table:table-cell>
          <table:table-cell table:number-columns-repeated="2"/>
          <table:table-cell office:value-type="string" calcext:value-type="string">
            <text:p>メテオの方</text:p>
          </table:table-cell>
          <table:table-cell table:formula="of:=[.F1176]" office:value-type="string" office:string-value="Toward Meteor Crasher" calcext:value-type="string">
            <text:p>Toward Meteor Crasher</text:p>
          </table:table-cell>
          <table:table-cell office:value-type="string" calcext:value-type="string">
            <text:p>NOTE: dunno why it's just "meteor" instead of "meteor crasher" here, no reason not to have the full thing again</text:p>
          </table:table-cell>
          <table:table-cell table:formula="of:=IF([.F11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7F9</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2-0x800</text:p>
          </table:table-cell>
          <table:table-cell table:number-columns-repeated="2"/>
          <table:table-cell office:value-type="string" calcext:value-type="string">
            <text:p>食い逃げのこと</text:p>
          </table:table-cell>
          <table:table-cell office:value-type="string" calcext:value-type="string">
            <text:p>About the dine and dash</text:p>
          </table:table-cell>
          <table:table-cell/>
          <table:table-cell table:formula="of:=IF([.F11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80F</text:p>
          </table:table-cell>
          <table:table-cell table:number-columns-repeated="2"/>
          <table:table-cell office:value-type="string" calcext:value-type="string">
            <text:p>逃げ場所のこと</text:p>
          </table:table-cell>
          <table:table-cell office:value-type="string" calcext:value-type="string">
            <text:p>About where to escape</text:p>
          </table:table-cell>
          <table:table-cell/>
          <table:table-cell table:formula="of:=IF([.F11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81E</text:p>
          </table:table-cell>
          <table:table-cell table:number-columns-repeated="2"/>
          <table:table-cell office:value-type="string" calcext:value-type="string">
            <text:p>憩いの広場の方</text:p>
          </table:table-cell>
          <table:table-cell office:value-type="string" calcext:value-type="string">
            <text:p>Toward the refreshment plaza</text:p>
          </table:table-cell>
          <table:table-cell/>
          <table:table-cell table:formula="of:=IF([.F11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ACC</text:p>
          </table:table-cell>
          <table:table-cell table:number-columns-repeated="2"/>
          <table:table-cell office:value-type="string" calcext:value-type="string">
            <text:p>捕まえる方法</text:p>
          </table:table-cell>
          <table:table-cell office:value-type="string" calcext:value-type="string">
            <text:p>How to catch her</text:p>
          </table:table-cell>
          <table:table-cell/>
          <table:table-cell table:formula="of:=IF([.F11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AE0</text:p>
          </table:table-cell>
          <table:table-cell table:number-columns-repeated="2"/>
          <table:table-cell office:value-type="string" calcext:value-type="string">
            <text:p>お店のこと</text:p>
          </table:table-cell>
          <table:table-cell office:value-type="string" calcext:value-type="string">
            <text:p>About a restaurant</text:p>
          </table:table-cell>
          <table:table-cell/>
          <table:table-cell table:formula="of:=IF([.F118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2-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text:p>
            <text:p>なんだか　トラブルばっかり…</text:p>
          </table:table-cell>
          <table:table-cell office:value-type="string" calcext:value-type="string">
            <text:p>Haaaah...\n</text:p>
            <text:p>Seems like this has been nothing but trouble...</text:p>
          </table:table-cell>
          <table:table-cell/>
          <table:table-cell table:formula="of:=IF([.F11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ういえば</text:p>
            <text:p>おなか　すきましたねぇ〜</text:p>
          </table:table-cell>
          <table:table-cell office:value-type="string" calcext:value-type="string">
            <text:p>And speaking of troubles, I am hungry...</text:p>
          </table:table-cell>
          <table:table-cell/>
          <table:table-cell table:formula="of:=IF([.F11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らら…[sweat]</text:p>
          </table:table-cell>
          <table:table-cell office:value-type="string" calcext:value-type="string">
            <text:p>Oh dear...[nbsp][sweat]</text:p>
          </table:table-cell>
          <table:table-cell/>
          <table:table-cell table:formula="of:=IF([.F118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2-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ょうがないなあ…</text:p>
            <text:p>まあ　あたしもちょっと</text:p>
            <text:p>すいてきちゃったし　何か</text:p>
            <text:p>食べに行こうか？</text:p>
          </table:table-cell>
          <table:table-cell office:value-type="string" calcext:value-type="string">
            <text:p>Guess I can't wiggle out of it...\n</text:p>
            <text:p>Alright, I'm a little hungry too, so how 'bout we go get something to eat?</text:p>
          </table:table-cell>
          <table:table-cell/>
          <table:table-cell table:formula="of:=IF([.F11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ですぅ❤</text:p>
          </table:table-cell>
          <table:table-cell office:value-type="string" calcext:value-type="string">
            <text:p>Yes ma'am![nbsp]❤</text:p>
          </table:table-cell>
          <table:table-cell/>
          <table:table-cell table:formula="of:=IF([.F119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ったく……[sweat]</text:p>
            <text:p>ユーリィは　食べることになると</text:p>
            <text:p>急に　元気になるんだからぁ</text:p>
          </table:table-cell>
          <table:table-cell office:value-type="string" calcext:value-type="string">
            <text:p>Ah, geez...[nbsp][sweat]\n</text:p>
            <text:p>You perk right up as soon as it turns out we're eating.</text:p>
          </table:table-cell>
          <table:table-cell/>
          <table:table-cell table:formula="of:=IF([.F11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エヘヘですぅ…</text:p>
          </table:table-cell>
          <table:table-cell office:value-type="string" calcext:value-type="string">
            <text:p>Eh-heh-heh...</text:p>
          </table:table-cell>
          <table:table-cell/>
          <table:table-cell table:formula="of:=IF([.F11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て　どこで食べようかなあ[note]</text:p>
          </table:table-cell>
          <table:table-cell office:value-type="string" calcext:value-type="string">
            <text:p>Well then, where shall we eat?[nbsp][note]</text:p>
          </table:table-cell>
          <table:table-cell/>
          <table:table-cell table:formula="of:=IF([.F11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ユナさぁん</text:p>
            <text:p>あそこなんか　どーですぅ？</text:p>
          </table:table-cell>
          <table:table-cell office:value-type="string" calcext:value-type="string">
            <text:p>Oh, Miss Yuna, how about that place over there?</text:p>
          </table:table-cell>
          <table:table-cell/>
          <table:table-cell table:formula="of:=IF([.F11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ぇっ？　ユーリィって</text:p>
            <text:p>食べるお店を探すのだけは　早いよね</text:p>
          </table:table-cell>
          <table:table-cell office:value-type="string" calcext:value-type="string">
            <text:p>Oh? The one thing you do fast is find places to eat, Yuri.</text:p>
          </table:table-cell>
          <table:table-cell/>
          <table:table-cell table:formula="of:=IF([.F11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ぅ</text:p>
            <text:p>まかせてくださ〜い！！</text:p>
          </table:table-cell>
          <table:table-cell office:value-type="string" calcext:value-type="string">
            <text:p>That is so. Please leave it to me!</text:p>
          </table:table-cell>
          <table:table-cell/>
          <table:table-cell table:formula="of:=IF([.F11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　行ってみよー！</text:p>
          </table:table-cell>
          <table:table-cell office:value-type="string" calcext:value-type="string">
            <text:p>Okay, let's check it out!</text:p>
          </table:table-cell>
          <table:table-cell/>
          <table:table-cell table:formula="of:=IF([.F11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C</text:p>
          </table:table-cell>
          <table:table-cell office:value-type="string" calcext:value-type="string">
            <text:p>Security Guard: {</text:p>
          </table:table-cell>
          <table:table-cell table:formula="of:=T([.D100])" office:value-type="string" office:string-value="}" calcext:value-type="string">
            <text:p>}</text:p>
          </table:table-cell>
          <table:table-cell office:value-type="string" calcext:value-type="string">
            <text:p>待てエ〜〜っ！</text:p>
          </table:table-cell>
          <table:table-cell office:value-type="string" calcext:value-type="string">
            <text:p>STOP RIGHT THERE!</text:p>
          </table:table-cell>
          <table:table-cell/>
          <table:table-cell table:formula="of:=IF([.F11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で</text:p>
            <text:p>追いかけられるのォ！？</text:p>
          </table:table-cell>
          <table:table-cell office:value-type="string" calcext:value-type="string">
            <text:p>W-Why are they chasing us!?</text:p>
          </table:table-cell>
          <table:table-cell/>
          <table:table-cell table:formula="of:=IF([.F12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sweat]　ホントに</text:p>
            <text:p>食い逃げしたんですかぁ？</text:p>
          </table:table-cell>
          <table:table-cell office:value-type="string" calcext:value-type="string">
            <text:p>Miss Yuna...[nbsp][sweat]\n</text:p>
            <text:p>Did you really dine and dash?</text:p>
          </table:table-cell>
          <table:table-cell/>
          <table:table-cell table:formula="of:=IF([.F12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するわけないじゃない[sweat]</text:p>
            <text:p>ユーリィじゃないんだからぁ〜！</text:p>
          </table:table-cell>
          <table:table-cell office:value-type="string" calcext:value-type="string">
            <text:p>No way would I do that![nbsp][sweat]\n</text:p>
            <text:p>It's not like I'm you!</text:p>
          </table:table-cell>
          <table:table-cell/>
          <table:table-cell table:formula="of:=IF([.F12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10</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待てエ〜〜っ！</text:p>
          </table:table-cell>
          <table:table-cell table:formula="of:=[.F1199]" office:value-type="string" office:string-value="STOP RIGHT THERE!" calcext:value-type="string">
            <text:p>STOP RIGHT THERE!</text:p>
          </table:table-cell>
          <table:table-cell office:value-type="string" calcext:value-type="string">
            <text:p>DUPE: F1199</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1</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こら〜〜っ！</text:p>
            <text:p>いいかげん　観念なさいっ！！</text:p>
          </table:table-cell>
          <table:table-cell office:value-type="string" calcext:value-type="string">
            <text:p>Hey, you!\n</text:p>
            <text:p>Give up already! Surrender!</text:p>
          </table:table-cell>
          <table:table-cell/>
          <table:table-cell table:formula="of:=IF([.F12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2-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　本気で　追っかけて来るぅ[sweat]</text:p>
          </table:table-cell>
          <table:table-cell office:value-type="string" calcext:value-type="string">
            <text:p>T-They're coming after us really hard...[nbsp][sweat]</text:p>
          </table:table-cell>
          <table:table-cell/>
          <table:table-cell table:formula="of:=IF([.F12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んなに　走ると知ってたら</text:p>
            <text:p>もっと　食べとくんでしたぁ〜[sweat]</text:p>
          </table:table-cell>
          <table:table-cell office:value-type="string" calcext:value-type="string">
            <text:p>If I had known we would be running so much, I would have eaten more...[sweat]</text:p>
          </table:table-cell>
          <table:table-cell/>
          <table:table-cell table:formula="of:=IF([.F12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4</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こら〜〜っ！</text:p>
            <text:p>いいかげん　観念なさいっ！！</text:p>
          </table:table-cell>
          <table:table-cell table:formula="of:=T([.F1204])" office:value-type="string" office:string-value="Hey, you!\n&#10;Give up already! Surrender!" calcext:value-type="string">
            <text:p>Hey, you!\n</text:p>
            <text:p>Give up already! Surrender!</text:p>
          </table:table-cell>
          <table:table-cell office:value-type="string" calcext:value-type="string">
            <text:p>DUPE: F1204</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office:value-type="string" calcext:value-type="string">
            <text:p>If we go there, we will be arrested!</text:p>
          </table:table-cell>
          <table:table-cell/>
          <table:table-cell table:formula="of:=IF([.F12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table:formula="of:=T([.F1208])" office:value-type="string" office:string-value="If we go there, we will be arrested!" calcext:value-type="string">
            <text:p>If we go there, we will be arrested!</text:p>
          </table:table-cell>
          <table:table-cell office:value-type="string" calcext:value-type="string">
            <text:p>DUPE: F1208</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ほんとに　しつこい人達ねぇ！</text:p>
          </table:table-cell>
          <table:table-cell office:value-type="string" calcext:value-type="string">
            <text:p>Aaaaaagh![nbsp][sweat]\n</text:p>
            <text:p>These guys sure are persistent!</text:p>
          </table:table-cell>
          <table:table-cell/>
          <table:table-cell table:formula="of:=IF([.F12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8</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待てェーっ！</text:p>
            <text:p>誰か　食い逃げを捕まえてぇ〜！</text:p>
          </table:table-cell>
          <table:table-cell office:value-type="string" calcext:value-type="string">
            <text:p>HOLD IT!\n</text:p>
            <text:p>Somebody stop that food thief!</text:p>
          </table:table-cell>
          <table:table-cell/>
          <table:table-cell table:formula="of:=IF([.F12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ままじゃ</text:p>
            <text:p>捕まってしまいますぅ〜[tears]</text:p>
          </table:table-cell>
          <table:table-cell office:value-type="string" calcext:value-type="string">
            <text:p>At this rate, we are going to be arrested...[nbsp][tears]</text:p>
          </table:table-cell>
          <table:table-cell/>
          <table:table-cell table:formula="of:=IF([.F12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冗談じゃないわよぉ〜〜！</text:p>
            <text:p>初めての　スキャンダルが</text:p>
            <text:p>『食い逃げ』なんて　ヤダァ〜[sweat]</text:p>
          </table:table-cell>
          <table:table-cell office:value-type="string" calcext:value-type="string">
            <text:p>Hey, don't joke around!\n</text:p>
            <text:p>I might die if my first scandal is a dine and dash![nbsp][sweat]</text:p>
          </table:table-cell>
          <table:table-cell/>
          <table:table-cell table:formula="of:=IF([.F12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table:formula="of:=[.F1208]" office:value-type="string" office:string-value="If we go there, we will be arrested!" calcext:value-type="string">
            <text:p>If we go there, we will be arrested!</text:p>
          </table:table-cell>
          <table:table-cell office:value-type="string" calcext:value-type="string">
            <text:p>NOTE: near-dupe of F1208</text:p>
          </table:table-cell>
          <table:table-cell table:formula="of:=IF([.F12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table:formula="of:=[.F1209]" office:value-type="string" office:string-value="If we go there, we will be arrested!" calcext:value-type="string">
            <text:p>If we go there, we will be arrested!</text:p>
          </table:table-cell>
          <table:table-cell office:value-type="string" calcext:value-type="string">
            <text:p>NOTE: originally dupe of F1214</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私が</text:p>
            <text:p>食い逃げなんて　疑われるのよぉ〜[sweat]</text:p>
          </table:table-cell>
          <table:table-cell office:value-type="string" calcext:value-type="string">
            <text:p>Why do they think I pulled a dine and dash!?[nbsp][sweat]</text:p>
          </table:table-cell>
          <table:table-cell/>
          <table:table-cell table:formula="of:=IF([.F12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広場で</text:p>
            <text:p>ちゃんと　お金払いましたぁ！？</text:p>
          </table:table-cell>
          <table:table-cell office:value-type="string" calcext:value-type="string">
            <text:p>Did you pay properly at the plaza?</text:p>
          </table:table-cell>
          <table:table-cell/>
          <table:table-cell table:formula="of:=IF([.F12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払ったわよ！</text:p>
            <text:p>ユーリィが　食べた分　ぜ〜んぶ！！</text:p>
          </table:table-cell>
          <table:table-cell office:value-type="string" calcext:value-type="string">
            <text:p>I paid!\n</text:p>
            <text:p>For EVERYTHING you ate, Yuri!</text:p>
          </table:table-cell>
          <table:table-cell/>
          <table:table-cell table:formula="of:=IF([.F12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2-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んな風に　逃げ回ってても</text:p>
            <text:p>疲れちゃうだけだわ[sweat]</text:p>
            <text:p>なんとかしないと！</text:p>
          </table:table-cell>
          <table:table-cell office:value-type="string" calcext:value-type="string">
            <text:p>If we keep running around and around like this, I'm just gonna get tired out.[nbsp][sweat]\n</text:p>
            <text:p>We've gotta do something!</text:p>
          </table:table-cell>
          <table:table-cell/>
          <table:table-cell table:formula="of:=IF([.F12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取りあえず　はとぽっぽ号に</text:p>
            <text:p>戻りましょうかぁ？</text:p>
          </table:table-cell>
          <table:table-cell office:value-type="string" calcext:value-type="string">
            <text:p>For now, perhaps we should return to the Pidgeywidgey?</text:p>
          </table:table-cell>
          <table:table-cell/>
          <table:table-cell table:formula="of:=IF([.F12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　それで様子を</text:p>
            <text:p>見るしかないわね！</text:p>
          </table:table-cell>
          <table:table-cell office:value-type="string" calcext:value-type="string">
            <text:p>Yeah. We have to figure out what's going on!</text:p>
          </table:table-cell>
          <table:table-cell/>
          <table:table-cell table:formula="of:=IF([.F12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23</text:p>
          </table:table-cell>
          <table:table-cell table:number-columns-repeated="2"/>
          <table:table-cell office:value-type="string" calcext:value-type="string">
            <text:p>『憩いの広場』</text:p>
          </table:table-cell>
          <table:table-cell office:value-type="string" calcext:value-type="string">
            <text:p>Refreshment Plaza</text:p>
          </table:table-cell>
          <table:table-cell/>
          <table:table-cell table:formula="of:=IF([.F12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早く　はとぽっぽ号に</text:p>
            <text:p>戻らないといけませんよぉ〜[sweat]</text:p>
          </table:table-cell>
          <table:table-cell office:value-type="string" calcext:value-type="string">
            <text:p>We need to hurry back to the Pidgeywidgey...[nbsp][sweat]</text:p>
          </table:table-cell>
          <table:table-cell/>
          <table:table-cell table:formula="of:=IF([.F12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早く　はとぽっぽ号に</text:p>
            <text:p>戻らないといけませんよぉ〜[sweat]</text:p>
          </table:table-cell>
          <table:table-cell table:formula="of:=T([.F1223])" office:value-type="string" office:string-value="We need to hurry back to the Pidgeywidgey...[nbsp][sweat]" calcext:value-type="string">
            <text:p>We need to hurry back to the Pidgeywidgey...[nbsp][sweat]</text:p>
          </table:table-cell>
          <table:table-cell office:value-type="string" calcext:value-type="string">
            <text:p>DUPE: F1223</text:p>
          </table:table-cell>
          <table:table-cell table:number-columns-repeated="1017"/>
        </table:table-row>
        <table:table-row table:style-name="ro2">
          <table:table-cell office:value-type="string" calcext:value-type="string">
            <text:p>string</text:p>
          </table:table-cell>
          <table:table-cell office:value-type="string" calcext:value-type="string">
            <text:p>block22-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　はあ　助かったぁ…[sweat]</text:p>
          </table:table-cell>
          <table:table-cell office:value-type="string" calcext:value-type="string">
            <text:p>Haah, haah...We're safe...[nbsp][sweat]</text:p>
          </table:table-cell>
          <table:table-cell/>
          <table:table-cell table:formula="of:=IF([.F12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すがに　ここまでは…</text:p>
            <text:p>追いかけてこないですぅ…</text:p>
          </table:table-cell>
          <table:table-cell office:value-type="string" calcext:value-type="string">
            <text:p>As we thought, they will not...\n</text:p>
            <text:p>chase us all the way out here...</text:p>
          </table:table-cell>
          <table:table-cell/>
          <table:table-cell table:formula="of:=IF([.F122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ゥ…</text:p>
            <text:p>もーっ　なんで　あたしが</text:p>
            <text:p>追いかけられなきゃ　いけないのよ！</text:p>
          </table:table-cell>
          <table:table-cell office:value-type="string" calcext:value-type="string">
            <text:p>Whew...\n</text:p>
            <text:p>Ugh! Why did they have to chase me!?</text:p>
          </table:table-cell>
          <table:table-cell/>
          <table:table-cell table:formula="of:=IF([.F12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っ…</text:p>
            <text:p>ユナさんって　双子なんですかぁ？</text:p>
          </table:table-cell>
          <table:table-cell office:value-type="string" calcext:value-type="string">
            <text:p>Um...Miss Yuna, are you a twin?</text:p>
          </table:table-cell>
          <table:table-cell/>
          <table:table-cell table:formula="of:=IF([.F12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なに言ってんの！？</text:p>
            <text:p>あたしは　一人っ子よ</text:p>
          </table:table-cell>
          <table:table-cell office:value-type="string" calcext:value-type="string">
            <text:p>Wha―? What're you talking about!?\n</text:p>
            <text:p>I'm an only child.</text:p>
          </table:table-cell>
          <table:table-cell/>
          <table:table-cell table:formula="of:=IF([.F122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かぁ　変ですねぇ</text:p>
            <text:p>私　さっきから　ユナさんを</text:p>
            <text:p>もう一人　見てるんですぅ</text:p>
          </table:table-cell>
          <table:table-cell office:value-type="string" calcext:value-type="string">
            <text:p>Are you? How strange.\n</text:p>
            <text:p>I have been seeing another Miss Yuna for some time now.</text:p>
          </table:table-cell>
          <table:table-cell/>
          <table:table-cell table:formula="of:=IF([.F12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ぇぇぇぇぇぇっ！</text:p>
          </table:table-cell>
          <table:table-cell office:value-type="string" calcext:value-type="string">
            <text:p>WHAAAAAAAAAAT!?</text:p>
          </table:table-cell>
          <table:table-cell/>
          <table:table-cell table:formula="of:=IF([.F12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が</text:p>
            <text:p>もう一人　いるわけないんだからぁ…</text:p>
          </table:table-cell>
          <table:table-cell office:value-type="string" calcext:value-type="string">
            <text:p>There's no way there's another me out there, so...</text:p>
          </table:table-cell>
          <table:table-cell/>
          <table:table-cell table:formula="of:=IF([.F12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わ　わかったわ！</text:p>
            <text:p>あたしの　ニセモノが　いるんだっ！</text:p>
          </table:table-cell>
          <table:table-cell office:value-type="string" calcext:value-type="string">
            <text:p>I-I get it!\n</text:p>
            <text:p>Someone's impersonating me!</text:p>
          </table:table-cell>
          <table:table-cell/>
          <table:table-cell table:formula="of:=IF([.F12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っ[sweat]</text:p>
            <text:p>そうだったんですかぁー！</text:p>
          </table:table-cell>
          <table:table-cell office:value-type="string" calcext:value-type="string">
            <text:p>Hyaaah...[nbsp][sweat]\n</text:p>
            <text:p>Is that what has been going on!?</text:p>
          </table:table-cell>
          <table:table-cell/>
          <table:table-cell table:formula="of:=IF([.F12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ーなったら…</text:p>
            <text:p>そのニセモノを</text:p>
            <text:p>捕まえるしかないわね！</text:p>
          </table:table-cell>
          <table:table-cell office:value-type="string" calcext:value-type="string">
            <text:p>If that's how it is...\n</text:p>
            <text:p>We'll just have to catch that impostor!</text:p>
          </table:table-cell>
          <table:table-cell/>
          <table:table-cell table:formula="of:=IF([.F12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えっ　でも</text:p>
            <text:p>どーやって　捕まえるんですかぁ？</text:p>
          </table:table-cell>
          <table:table-cell office:value-type="string" calcext:value-type="string">
            <text:p>Huh? But what can we do to catch her?</text:p>
          </table:table-cell>
          <table:table-cell/>
          <table:table-cell table:formula="of:=IF([.F1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食い逃げするんだからぁ…</text:p>
          </table:table-cell>
          <table:table-cell office:value-type="string" calcext:value-type="string">
            <text:p>Well, since she's doing dine and dashes...</text:p>
          </table:table-cell>
          <table:table-cell/>
          <table:table-cell table:formula="of:=IF([.F12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だ！　あたしたちで　お店をだして</text:p>
            <text:p>食べに来たところを捕まえちゃうのよ！</text:p>
          </table:table-cell>
          <table:table-cell office:value-type="string" calcext:value-type="string">
            <text:p>I've got it! We'll open our own restaurant and catch her when she comes to eat!</text:p>
          </table:table-cell>
          <table:table-cell/>
          <table:table-cell table:formula="of:=IF([.F12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3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ぁ〜…</text:p>
            <text:p>でも　お店って　どんなお店に？</text:p>
          </table:table-cell>
          <table:table-cell office:value-type="string" calcext:value-type="string">
            <text:p>Huh...\n</text:p>
            <text:p>But what kind of restaurant can we make?</text:p>
          </table:table-cell>
          <table:table-cell/>
          <table:table-cell table:formula="of:=IF([.F123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2-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ぇ…</text:p>
            <text:p>てっとり早く　できるもんっていうと…</text:p>
          </table:table-cell>
          <table:table-cell office:value-type="string" calcext:value-type="string">
            <text:p>Hmm...\n</text:p>
            <text:p>Something we can throw together on the spur of the moment...</text:p>
          </table:table-cell>
          <table:table-cell/>
          <table:table-cell table:formula="of:=IF([.F1240]=&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3 (sector 0x2F3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block23-n-0x0</text:p>
          </table:table-cell>
          <table:table-cell office:value-type="string" calcext:value-type="string">
            <text:p>Mirage: {</text:p>
          </table:table-cell>
          <table:table-cell table:formula="of:=T([.D100])" office:value-type="string" office:string-value="}" calcext:value-type="string">
            <text:p>}</text:p>
          </table:table-cell>
          <table:table-cell office:value-type="string" calcext:value-type="string">
            <text:p>フフフフッ…</text:p>
            <text:p>もうすぐ　また　悪が滅ぼせる</text:p>
          </table:table-cell>
          <table:table-cell office:value-type="string" calcext:value-type="string">
            <text:p>Heh-heh-heh-heh...\n</text:p>
            <text:p>Soon, we will once more be able to vanquish evil.</text:p>
          </table:table-cell>
          <table:table-cell/>
          <table:table-cell table:formula="of:=IF([.F124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ご報告いたします</text:p>
            <text:p>起動中のビーコンが　一つ消滅しました</text:p>
          </table:table-cell>
          <table:table-cell office:value-type="string" calcext:value-type="string">
            <text:p>I have a report.\n</text:p>
            <text:p>One of the beacons vanished during startup.</text:p>
          </table:table-cell>
          <table:table-cell/>
          <table:table-cell table:formula="of:=IF([.F124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3-n-0x2</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案ずるな…</text:p>
            <text:p>一つでも残っていれば</text:p>
            <text:p>ターゲットは　特定可能だ…</text:p>
          </table:table-cell>
          <table:table-cell office:value-type="string" calcext:value-type="string">
            <text:p>Fear not...\n</text:p>
            <text:p>So long as even one remains, we will be able to pinpoint the target.</text:p>
          </table:table-cell>
          <table:table-cell/>
          <table:table-cell table:formula="of:=IF([.F12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よりも　ビーコンを</text:p>
            <text:p>消滅させたのは　何者か？</text:p>
          </table:table-cell>
          <table:table-cell office:value-type="string" calcext:value-type="string">
            <text:p>More importantly, who could have destroyed the beacon?</text:p>
          </table:table-cell>
          <table:table-cell/>
          <table:table-cell table:formula="of:=IF([.F12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ハッ！</text:p>
            <text:p>即刻　調査いたします！</text:p>
          </table:table-cell>
          <table:table-cell office:value-type="string" calcext:value-type="string">
            <text:p>Aye!\n</text:p>
            <text:p>I shall investigate at once!</text:p>
          </table:table-cell>
          <table:table-cell/>
          <table:table-cell table:formula="of:=IF([.F12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どーしたんですかあ〜〜？</text:p>
          </table:table-cell>
          <table:table-cell office:value-type="string" calcext:value-type="string">
            <text:p>Miss Yuna, what is the matter?</text:p>
          </table:table-cell>
          <table:table-cell/>
          <table:table-cell table:formula="of:=IF([.F12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もう一気にワープするわよ！！</text:p>
          </table:table-cell>
          <table:table-cell office:value-type="string" calcext:value-type="string">
            <text:p>Aaaagh![nbsp][sweat]\n</text:p>
            <text:p>We have to warp RIGHT NOW!</text:p>
          </table:table-cell>
          <table:table-cell/>
          <table:table-cell table:formula="of:=IF([.F12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7</text:p>
          </table:table-cell>
          <table:table-cell table:number-columns-repeated="2"/>
          <table:table-cell office:value-type="string" calcext:value-type="string">
            <text:p>『氷の惑星　レーボー』</text:p>
          </table:table-cell>
          <table:table-cell office:value-type="string" calcext:value-type="string">
            <text:p>Ice Planet Acie</text:p>
          </table:table-cell>
          <table:table-cell/>
          <table:table-cell table:formula="of:=IF([.F12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こんなもんが</text:p>
            <text:p>はとぽっぽ号の中に　あるのよ[sweat]</text:p>
          </table:table-cell>
          <table:table-cell office:value-type="string" calcext:value-type="string">
            <text:p>What's this stuff doing on the Pidgeywidgey?[nbsp][sweat]</text:p>
          </table:table-cell>
          <table:table-cell/>
          <table:table-cell table:formula="of:=IF([.F12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キャハハ❤　ユナさん</text:p>
            <text:p>おもしろいカッコーですぅ！</text:p>
          </table:table-cell>
          <table:table-cell office:value-type="string" calcext:value-type="string">
            <text:p>Kyahaha![nbsp]❤\n</text:p>
            <text:p>Miss Yuna, you look very funny!</text:p>
          </table:table-cell>
          <table:table-cell/>
          <table:table-cell table:formula="of:=IF([.F12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もね…</text:p>
          </table:table-cell>
          <table:table-cell office:value-type="string" calcext:value-type="string">
            <text:p>Same to you, Yuri...</text:p>
          </table:table-cell>
          <table:table-cell/>
          <table:table-cell table:formula="of:=IF([.F12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tears]…</text:p>
            <text:p>まだ着かないんですかぁ〜？</text:p>
          </table:table-cell>
          <table:table-cell office:value-type="string" calcext:value-type="string">
            <text:p>Miss Yunaaaaaa...[nbsp][tears]\n</text:p>
            <text:p>Are we there yet...?</text:p>
          </table:table-cell>
          <table:table-cell/>
          <table:table-cell table:formula="of:=IF([.F12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ハア……ハア……</text:p>
            <text:p>何にも　見えないよぉ〜[sweat]</text:p>
          </table:table-cell>
          <table:table-cell office:value-type="string" calcext:value-type="string">
            <text:p>Haah...haah...\n</text:p>
            <text:p>I don't see anything...[nbsp][sweat]</text:p>
          </table:table-cell>
          <table:table-cell/>
          <table:table-cell table:formula="of:=IF([.F12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text:p>
            <text:p>お腹　すきましたあ〜〜[sweat]</text:p>
          </table:table-cell>
          <table:table-cell office:value-type="string" calcext:value-type="string">
            <text:p>Miss Yunaaaaaa...\n</text:p>
            <text:p>I am hungryyyyyy...[nbsp][sweat]</text:p>
          </table:table-cell>
          <table:table-cell/>
          <table:table-cell table:formula="of:=IF([.F1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こと　言ったってねぇ…</text:p>
          </table:table-cell>
          <table:table-cell office:value-type="string" calcext:value-type="string">
            <text:p>I can't do anything about that...</text:p>
          </table:table-cell>
          <table:table-cell/>
          <table:table-cell table:formula="of:=IF([.F125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っ？　あれってなんだろ…</text:p>
            <text:p>おにぎりみたいな建物があるよ</text:p>
          </table:table-cell>
          <table:table-cell office:value-type="string" calcext:value-type="string">
            <text:p>Huh? What's that over there...?\n</text:p>
            <text:p>There's a building that looks like a rice ball.</text:p>
          </table:table-cell>
          <table:table-cell/>
          <table:table-cell table:formula="of:=IF([.F12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0</text:p>
          </table:table-cell>
          <table:table-cell table:formula="of:=T([.C193])" office:value-type="string" office:string-value="Yuri: {" calcext:value-type="string">
            <text:p>Yuri: {</text:p>
          </table:table-cell>
          <table:table-cell/>
          <table:table-cell office:value-type="string" calcext:value-type="string">
            <text:p>エッ　おにぎりっ！？</text:p>
          </table:table-cell>
          <table:table-cell office:value-type="string" calcext:value-type="string">
            <text:p>Huh? A rice ball!?</text:p>
          </table:table-cell>
          <table:table-cell office:value-type="string" calcext:value-type="string">
            <text:p>NOTE: split lines</text:p>
          </table:table-cell>
          <table:table-cell table:formula="of:=IF([.F12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1</text:p>
          </table:table-cell>
          <table:table-cell/>
          <table:table-cell table:formula="of:=T([.D100])" office:value-type="string" office:string-value="}" calcext:value-type="string">
            <text:p>}</text:p>
          </table:table-cell>
          <table:table-cell office:value-type="string" calcext:value-type="string">
            <text:p>た　食べたいですぅ〜❤</text:p>
          </table:table-cell>
          <table:table-cell office:value-type="string" calcext:value-type="string">
            <text:p>I w-want to eat it![nbsp]❤</text:p>
          </table:table-cell>
          <table:table-cell/>
          <table:table-cell table:formula="of:=IF([.F12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待ってよぉー！</text:p>
          </table:table-cell>
          <table:table-cell office:value-type="string" calcext:value-type="string">
            <text:p>Aaagh![nbsp][sweat] Wait up!</text:p>
          </table:table-cell>
          <table:table-cell/>
          <table:table-cell table:formula="of:=IF([.F1262]=&quot;&quot;; &quot;UNTRANSLATED&quot;; &quot;&quot;)">
            <text:p/>
          </table:table-cell>
          <table:table-cell table:number-columns-repeated="1016"/>
        </table:table-row>
        <table:table-row table:style-name="ro28">
          <table:table-cell office:value-type="string" calcext:value-type="string">
            <text:p>string</text:p>
          </table:table-cell>
          <table:table-cell office:value-type="string" calcext:value-type="string">
            <text:p>block23-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なるは</text:p>
            <text:p>遥かなる古より語り継がれし吟遊の詩…</text:p>
          </table:table-cell>
          <table:table-cell office:value-type="string" calcext:value-type="string">
            <text:p>From far antiquity have these verses by minstrels been passed forth...</text:p>
          </table:table-cell>
          <table:table-cell table:style-name="ce3" office:value-type="string" calcext:value-type="string">
            <text:p><text:span text:style-name="T2">CHECK CHECK CHECK</text:span></text:p>
            <text:p><text:span text:style-name="T2">everything yuri says here is extremely antiquated and formal, and quite unlike anything else in the game; this needs the attention of someone familiar with classical Japanese. i don't think what i've put here can be too terribly far off given that it matches up with subsequent game events, but this is absolutely not the kind of grammar i've studied and involved a lot of frantic googling about obsolete grammar.</text:span></text:p>
            <text:p/>
            <text:p><text:span text:style-name="T2">This is a poem passed down by minstrels from the most ancient of times...</text:span></text:p>
          </table:table-cell>
          <table:table-cell table:formula="of:=IF([.F12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かの地を訪れし　聖なる導きの石を</text:p>
            <text:p>欲する民草よ　心あらば聞け…</text:p>
          </table:table-cell>
          <table:table-cell office:value-type="string" calcext:value-type="string">
            <text:p>Thou who wouldst upon that place call and its holy stone of guidance seek!\n</text:p>
            <text:p>Beest thou prudent, hark...</text:p>
          </table:table-cell>
          <table:table-cell office:value-type="string" calcext:value-type="string">
            <text:p>People who want to visit that place and holy stone of guidance: if you are prudent, listen...</text:p>
          </table:table-cell>
          <table:table-cell table:formula="of:=IF([.F126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渦巻きし風は</text:p>
            <text:p>いと尊き『氷の聖像』にて塞がん…</text:p>
          </table:table-cell>
          <table:table-cell office:value-type="string" calcext:value-type="string">
            <text:p>The wind's maelstrom,\n</text:p>
            <text:p>thou shalt by the `Icon of Ice' so noble plug.</text:p>
          </table:table-cell>
          <table:table-cell office:value-type="string" calcext:value-type="string">
            <text:p>The wind vortex</text:p>
            <text:p>shall be plugged by that so-noble `Icon of Ice'...</text:p>
          </table:table-cell>
          <table:table-cell table:formula="of:=IF([.F126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まばゆき炎は</text:p>
            <text:p>闇に隠されし『風吹き草』にて静めん</text:p>
          </table:table-cell>
          <table:table-cell office:value-type="string" calcext:value-type="string">
            <text:p>The flames' dazzling beauty,\n</text:p>
            <text:p>thou shalt by the `Windsbreath Grass' under darkness concealed appease.</text:p>
          </table:table-cell>
          <table:table-cell office:value-type="string" calcext:value-type="string">
            <text:p>The dazzling flames</text:p>
            <text:p>you shall calm by the `Windblow Grass.'</text:p>
          </table:table-cell>
          <table:table-cell table:formula="of:=IF([.F12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1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凍てつく大地は</text:p>
            <text:p>紅蓮なる『火の鳥』にて溶かさん</text:p>
          </table:table-cell>
          <table:table-cell office:value-type="string" calcext:value-type="string">
            <text:p>The earth frozen solid,\n</text:p>
            <text:p>thou shalt by the `Phoenix' pure red thaw.</text:p>
          </table:table-cell>
          <table:table-cell office:value-type="string" calcext:value-type="string">
            <text:p>The earth frozen solid</text:p>
            <text:p>you shall thaw by the bright-red `Fire Bird.'</text:p>
          </table:table-cell>
          <table:table-cell table:formula="of:=IF([.F126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3-n-0x1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かの地を訪れし聖なる導きの石を</text:p>
            <text:p>欲する民草よ</text:p>
            <text:p>心あらば聞け…心あらば聞け…</text:p>
          </table:table-cell>
          <table:table-cell table:style-name="ce3" office:value-type="string" calcext:value-type="string">
            <text:p><text:span text:style-name="T2">Thou who wouldst upon that place call and its holy stone of guidance seek!\n</text:span></text:p>
            <text:p><text:span text:style-name="T2">Beest thou prudent, hark...\n</text:span></text:p>
            <text:p><text:span text:style-name="T2">Beest thou prudent, hark...</text:span></text:p>
          </table:table-cell>
          <table:table-cell office:value-type="string" calcext:value-type="string">
            <text:p>(near-repeat of second box)</text:p>
          </table:table-cell>
          <table:table-cell table:formula="of:=IF([.F12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9</text:p>
          </table:table-cell>
          <table:table-cell table:number-columns-repeated="2"/>
          <table:table-cell office:value-type="string" calcext:value-type="string">
            <text:p>『風の惑星　センプー』</text:p>
          </table:table-cell>
          <table:table-cell office:value-type="string" calcext:value-type="string">
            <text:p>Wind Planet Phann</text:p>
          </table:table-cell>
          <table:table-cell/>
          <table:table-cell table:formula="of:=IF([.F126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4 (sector 0x2F3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block24-n-0x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はははははっ！</text:p>
            <text:p>お食事ですぅ　食事ですぅ！</text:p>
          </table:table-cell>
          <table:table-cell office:value-type="string" calcext:value-type="string">
            <text:p>Hyahahahahaha!\n</text:p>
            <text:p>Time to eat! Time to eat!</text:p>
          </table:table-cell>
          <table:table-cell/>
          <table:table-cell table:formula="of:=IF([.F1273]=&quot;&quot;; &quot;UNTRANSLATED&quot;; &quot;&quot;)">
            <text:p/>
          </table:table-cell>
          <table:table-cell table:number-columns-repeated="1016"/>
        </table:table-row>
        <table:table-row table:style-name="ro29">
          <table:table-cell office:value-type="string" calcext:value-type="string">
            <text:p>string</text:p>
          </table:table-cell>
          <table:table-cell office:value-type="string" calcext:value-type="string">
            <text:p>block24-n-0x1</text:p>
          </table:table-cell>
          <table:table-cell table:formula="of:=T([.C102])" office:value-type="string" office:string-value="{" calcext:value-type="string">
            <text:p>{</text:p>
          </table:table-cell>
          <table:table-cell office:value-type="string" calcext:value-type="string">
            <text:p>} <text:s text:c="12"/></text:p>
          </table:table-cell>
          <table:table-cell office:value-type="string" calcext:value-type="string">
            <text:p>厚さ五メートルのステーキに</text:p>
            <text:p>重さ八トンの肉だんごに</text:p>
            <text:p>太平洋い〜っぱいのフカヒレスープに</text:p>
            <text:p>まだまだ　食べられますぅぅぅっ！</text:p>
          </table:table-cell>
          <table:table-cell office:value-type="string" calcext:value-type="string">
            <text:p>A steak five meters thick with eight-ton meatballs and a shark fin soup the size of the Pacific Ocean...\n</text:p>
            <text:p>I CAN EAT IT ALL AND MORE!</text:p>
          </table:table-cell>
          <table:table-cell office:value-type="string" calcext:value-type="string">
            <text:p>NOTE: put some space padding at the end because at the default printing speed, the voice acting finishes before the translation is done printing, causing the message to get cleared immediately before the player has a chance to properly read the end of it</text:p>
          </table:table-cell>
          <table:table-cell table:formula="of:=IF([.F12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あ！</text:p>
          </table:table-cell>
          <table:table-cell office:value-type="string" calcext:value-type="string">
            <text:p>Yes!</text:p>
          </table:table-cell>
          <table:table-cell/>
          <table:table-cell table:formula="of:=IF([.F12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4-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ゃははは</text:p>
            <text:p>お食事ですぅ！</text:p>
          </table:table-cell>
          <table:table-cell office:value-type="string" calcext:value-type="string">
            <text:p>Kyahahaha!\n</text:p>
            <text:p>Time to eat!</text:p>
          </table:table-cell>
          <table:table-cell/>
          <table:table-cell table:formula="of:=IF([.F12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4-n-0x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メテオクラッシャー</text:p>
            <text:p>カタパルトセット　スタンバイ</text:p>
          </table:table-cell>
          <table:table-cell office:value-type="string" calcext:value-type="string">
            <text:p>Meteor Crasher catapult set.\n</text:p>
            <text:p>Stand by.</text:p>
          </table:table-cell>
          <table:table-cell/>
          <table:table-cell table:formula="of:=IF([.F12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5</text:p>
          </table:table-cell>
          <table:table-cell table:formula="of:=T([.C153])" office:value-type="string" office:string-value="{" calcext:value-type="string">
            <text:p>{</text:p>
          </table:table-cell>
          <table:table-cell/>
          <table:table-cell office:value-type="string" calcext:value-type="string">
            <text:p>カタパルトデッキ　リフトアップ</text:p>
          </table:table-cell>
          <table:table-cell office:value-type="string" calcext:value-type="string">
            <text:p>Catapult deck, lift up.</text:p>
          </table:table-cell>
          <table:table-cell office:value-type="string" calcext:value-type="string">
            <text:p>NOTE: split lines</text:p>
          </table:table-cell>
          <table:table-cell table:formula="of:=IF([.F1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6</text:p>
          </table:table-cell>
          <table:table-cell table:number-columns-repeated="2"/>
          <table:table-cell office:value-type="string" calcext:value-type="string">
            <text:p>ゲートシャッター　ロック</text:p>
          </table:table-cell>
          <table:table-cell office:value-type="string" calcext:value-type="string">
            <text:p>Gate shutter, locked.</text:p>
          </table:table-cell>
          <table:table-cell/>
          <table:table-cell table:formula="of:=IF([.F12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7</text:p>
          </table:table-cell>
          <table:table-cell/>
          <table:table-cell table:formula="of:=T([.D100])" office:value-type="string" office:string-value="}" calcext:value-type="string">
            <text:p>}</text:p>
          </table:table-cell>
          <table:table-cell office:value-type="string" calcext:value-type="string">
            <text:p>メテオクラッシャー　発進します</text:p>
          </table:table-cell>
          <table:table-cell office:value-type="string" calcext:value-type="string">
            <text:p>Meteor Crasher, lifting off.</text:p>
          </table:table-cell>
          <table:table-cell/>
          <table:table-cell table:formula="of:=IF([.F128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4-n-0x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３…　　　　　</text:p>
            <text:p>２…　　　　　</text:p>
            <text:p>１…　　　　　</text:p>
            <text:p>０…</text:p>
          </table:table-cell>
          <table:table-cell office:value-type="string" calcext:value-type="string">
            <text:p>3...             \n</text:p>
            <text:p>2...             \n</text:p>
            <text:p>1...             \n</text:p>
            <text:p>0...</text:p>
          </table:table-cell>
          <table:table-cell/>
          <table:table-cell table:formula="of:=IF([.F12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気をつけて　行ってらっしゃいませ！</text:p>
          </table:table-cell>
          <table:table-cell office:value-type="string" calcext:value-type="string">
            <text:p>Take care, and head on out!</text:p>
          </table:table-cell>
          <table:table-cell/>
          <table:table-cell table:formula="of:=IF([.F1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ーーーッ！！</text:p>
          </table:table-cell>
          <table:table-cell office:value-type="string" calcext:value-type="string">
            <text:p>EEEEEEEEEEEEEEEK!</text:p>
          </table:table-cell>
          <table:table-cell office:value-type="string" calcext:value-type="string">
            <text:p>NOTE: originally dupe of F700</text:p>
          </table:table-cell>
          <table:table-cell table:number-columns-repeated="1017"/>
        </table:table-row>
        <table:table-row table:style-name="ro2">
          <table:table-cell office:value-type="string" calcext:value-type="string">
            <text:p>string</text:p>
          </table:table-cell>
          <table:table-cell office:value-type="string" calcext:value-type="string">
            <text:p>block24-n-0xB</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アハハハハハハハハッ…</text:p>
          </table:table-cell>
          <table:table-cell table:formula="of:=T([.F298])" office:value-type="string" office:string-value="Ah-hahahahahahahaha...!" calcext:value-type="string">
            <text:p>Ah-hahahahahahahaha...!</text:p>
          </table:table-cell>
          <table:table-cell office:value-type="string" calcext:value-type="string">
            <text:p>DUPE: F298</text:p>
          </table:table-cell>
          <table:table-cell table:number-columns-repeated="1017"/>
        </table:table-row>
        <table:table-row table:style-name="ro2">
          <table:table-cell office:value-type="string" calcext:value-type="string">
            <text:p>string</text:p>
          </table:table-cell>
          <table:table-cell office:value-type="string" calcext:value-type="string">
            <text:p>block24-n-0xC</text:p>
          </table:table-cell>
          <table:table-cell table:number-columns-repeated="2"/>
          <table:table-cell office:value-type="string" calcext:value-type="string">
            <text:p>『メリーゴーランド前』</text:p>
          </table:table-cell>
          <table:table-cell office:value-type="string" calcext:value-type="string">
            <text:p>In Front of the Merry-Go-Round</text:p>
          </table:table-cell>
          <table:table-cell/>
          <table:table-cell table:formula="of:=IF([.F128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5 (sector 0x2F4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5-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っ！？</text:p>
          </table:table-cell>
          <table:table-cell office:value-type="string" calcext:value-type="string">
            <text:p>Wh-What the―!?</text:p>
          </table:table-cell>
          <table:table-cell/>
          <table:table-cell table:formula="of:=IF([.F12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アタシは　エリカ７</text:p>
            <text:p>『ハイスピード・セリカ』！</text:p>
          </table:table-cell>
          <table:table-cell office:value-type="string" calcext:value-type="string">
            <text:p>I'm the Erika 7's `High-Speed Celica'!</text:p>
          </table:table-cell>
          <table:table-cell/>
          <table:table-cell table:formula="of:=IF([.F12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神楽坂ユナ！！</text:p>
            <text:p>ここから　生きて帰さないよ！</text:p>
          </table:table-cell>
          <table:table-cell office:value-type="string" calcext:value-type="string">
            <text:p>Yuna Kagurazaka!\n</text:p>
            <text:p>You won't be leaving here alive!</text:p>
          </table:table-cell>
          <table:table-cell office:value-type="string" calcext:value-type="string">
            <text:p>CHECK</text:p>
          </table:table-cell>
          <table:table-cell table:formula="of:=IF([.F129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3</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しかし　まったく</text:p>
            <text:p>悪運の強い連中だわ…</text:p>
            <text:p>よくも　アタシのワナから</text:p>
            <text:p>脱出できたわねぇ</text:p>
          </table:table-cell>
          <table:table-cell office:value-type="string" calcext:value-type="string">
            <text:p>But man, you two've got the devil's own luck...How could you escape my traps?</text:p>
          </table:table-cell>
          <table:table-cell/>
          <table:table-cell table:formula="of:=IF([.F12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ワナ！？</text:p>
          </table:table-cell>
          <table:table-cell office:value-type="string" calcext:value-type="string">
            <text:p>Huh? Traps!?</text:p>
          </table:table-cell>
          <table:table-cell/>
          <table:table-cell table:formula="of:=IF([.F129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5</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そうさ！</text:p>
            <text:p>スペースダックの信号機を故障させたり</text:p>
            <text:p>メテオクラッシャーを暴走させたのも</text:p>
            <text:p>全部　このアタシのしわざ…</text:p>
          </table:table-cell>
          <table:table-cell office:value-type="string" calcext:value-type="string">
            <text:p>You got it!\n</text:p>
            <text:p>Breaking Space Duck's signaller, making Meteor Crasher go haywire...\n</text:p>
            <text:p>It was all MY doing.</text:p>
          </table:table-cell>
          <table:table-cell/>
          <table:table-cell table:formula="of:=IF([.F12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うだ？　恐れ入ったかっ！？</text:p>
          </table:table-cell>
          <table:table-cell office:value-type="string" calcext:value-type="string">
            <text:p>Well? How d'ya like that, huh!?</text:p>
          </table:table-cell>
          <table:table-cell office:value-type="string" calcext:value-type="string">
            <text:p>CHECK</text:p>
          </table:table-cell>
          <table:table-cell table:formula="of:=IF([.F12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　そーだったのぉ！</text:p>
          </table:table-cell>
          <table:table-cell office:value-type="string" calcext:value-type="string">
            <text:p>Whoa, so THAT'S what it was!?</text:p>
          </table:table-cell>
          <table:table-cell/>
          <table:table-cell table:formula="of:=IF([.F12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え〜</text:p>
            <text:p>全然　気が付かなかったですぅ</text:p>
          </table:table-cell>
          <table:table-cell office:value-type="string" calcext:value-type="string">
            <text:p>Hweeeh!\n</text:p>
            <text:p>I did not realize it at all!</text:p>
          </table:table-cell>
          <table:table-cell/>
          <table:table-cell table:formula="of:=IF([.F12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9</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な　なにっーーーー！？</text:p>
          </table:table-cell>
          <table:table-cell office:value-type="string" calcext:value-type="string">
            <text:p>W-Whaaaaaaaaaaaat!?</text:p>
          </table:table-cell>
          <table:table-cell/>
          <table:table-cell table:formula="of:=IF([.F12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ぬぬっ[sweat]　こうなったら</text:p>
            <text:p>アタシが決着をつけてやる！</text:p>
          </table:table-cell>
          <table:table-cell office:value-type="string" calcext:value-type="string">
            <text:p>Gnnngh![nbsp][sweat]\n</text:p>
            <text:p>Okay then, I'll settle this myself!</text:p>
          </table:table-cell>
          <table:table-cell/>
          <table:table-cell table:formula="of:=IF([.F12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B</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行くぜっ！！</text:p>
          </table:table-cell>
          <table:table-cell office:value-type="string" calcext:value-type="string">
            <text:p>LET'S RUMBLE!</text:p>
          </table:table-cell>
          <table:table-cell/>
          <table:table-cell table:formula="of:=IF([.F130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5-n-0xC</text:p>
          </table:table-cell>
          <table:table-cell table:number-columns-repeated="2"/>
          <table:table-cell office:value-type="string" calcext:value-type="string">
            <text:p>『レストラン　プラティー』</text:p>
          </table:table-cell>
          <table:table-cell office:value-type="string" calcext:value-type="string">
            <text:p>Restaurant Plattie</text:p>
          </table:table-cell>
          <table:table-cell office:value-type="string" calcext:value-type="string">
            <text:p>CHECK</text:p>
            <text:p>this name doesn't mean anything to me and google doesn't turn anything obvious up, going with the transliteration</text:p>
          </table:table-cell>
          <table:table-cell table:formula="of:=IF([.F13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D</text:p>
          </table:table-cell>
          <table:table-cell office:value-type="string" calcext:value-type="string">
            <text:p>Waitress: {</text:p>
          </table:table-cell>
          <table:table-cell/>
          <table:table-cell office:value-type="string" calcext:value-type="string">
            <text:p>ああっ　また来たっ！</text:p>
          </table:table-cell>
          <table:table-cell office:value-type="string" calcext:value-type="string">
            <text:p>AAH! She's back!</text:p>
          </table:table-cell>
          <table:table-cell office:value-type="string" calcext:value-type="string">
            <text:p>NOTE: split lines</text:p>
          </table:table-cell>
          <table:table-cell table:formula="of:=IF([.F13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E</text:p>
          </table:table-cell>
          <table:table-cell/>
          <table:table-cell table:formula="of:=T([.D100])" office:value-type="string" office:string-value="}" calcext:value-type="string">
            <text:p>}</text:p>
          </table:table-cell>
          <table:table-cell office:value-type="string" calcext:value-type="string">
            <text:p>アイドルの神楽坂ユナよ！</text:p>
          </table:table-cell>
          <table:table-cell office:value-type="string" calcext:value-type="string">
            <text:p>It's that idol, Yuna Kagurazaka!</text:p>
          </table:table-cell>
          <table:table-cell/>
          <table:table-cell table:formula="of:=IF([.F13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やっぱり　有名人なんですねぇ</text:p>
          </table:table-cell>
          <table:table-cell office:value-type="string" calcext:value-type="string">
            <text:p>Miss Yuna, you are quite the celebrity indeed.</text:p>
          </table:table-cell>
          <table:table-cell/>
          <table:table-cell table:formula="of:=IF([.F13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かなぁ？</text:p>
          </table:table-cell>
          <table:table-cell office:value-type="string" calcext:value-type="string">
            <text:p>A-Am I?</text:p>
          </table:table-cell>
          <table:table-cell/>
          <table:table-cell table:formula="of:=IF([.F13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1</text:p>
          </table:table-cell>
          <table:table-cell table:formula="of:=T([.C1302])" office:value-type="string" office:string-value="Waitress: {" calcext:value-type="string">
            <text:p>Waitress: {</text:p>
          </table:table-cell>
          <table:table-cell table:formula="of:=T([.D100])" office:value-type="string" office:string-value="}" calcext:value-type="string">
            <text:p>}</text:p>
          </table:table-cell>
          <table:table-cell office:value-type="string" calcext:value-type="string">
            <text:p>あの子</text:p>
            <text:p>さっき　食い逃げしたのよっ！！</text:p>
          </table:table-cell>
          <table:table-cell office:value-type="string" calcext:value-type="string">
            <text:p>That girl just pulled a dine and dash!</text:p>
          </table:table-cell>
          <table:table-cell/>
          <table:table-cell table:formula="of:=IF([.F13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　なんのこと！？</text:p>
          </table:table-cell>
          <table:table-cell office:value-type="string" calcext:value-type="string">
            <text:p>Huh? What're you talking about!?</text:p>
          </table:table-cell>
          <table:table-cell/>
          <table:table-cell table:formula="of:=IF([.F130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13</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よくも</text:p>
            <text:p>さっきは逃げたわねっ！</text:p>
            <text:p>アイドルだからって　ただで</text:p>
            <text:p>食事してすむわけないでしょ！</text:p>
          </table:table-cell>
          <table:table-cell office:value-type="string" calcext:value-type="string">
            <text:p>How dare you run away earlier! No way can you get away with eating without paying just because you're an idol!</text:p>
          </table:table-cell>
          <table:table-cell office:value-type="string" calcext:value-type="string">
            <text:p>CHECK</text:p>
          </table:table-cell>
          <table:table-cell table:formula="of:=IF([.F13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4</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今度こそ</text:p>
            <text:p>とっ捕まえてあげるわっ！</text:p>
          </table:table-cell>
          <table:table-cell office:value-type="string" calcext:value-type="string">
            <text:p>This time, there's no escape!</text:p>
          </table:table-cell>
          <table:table-cell/>
          <table:table-cell table:formula="of:=IF([.F13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わわわ[sweat]…</text:p>
          </table:table-cell>
          <table:table-cell office:value-type="string" calcext:value-type="string">
            <text:p>Waaaaaah...[nbsp][sweat]</text:p>
          </table:table-cell>
          <table:table-cell/>
          <table:table-cell table:formula="of:=IF([.F13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　なーんか…</text:p>
            <text:p>危ない感じですぅ　ユナさぁん[sweat]</text:p>
          </table:table-cell>
          <table:table-cell office:value-type="string" calcext:value-type="string">
            <text:p>S-Somehow...the atmosphere feels dangerous, Miss Yuna...[nbsp][sweat]</text:p>
          </table:table-cell>
          <table:table-cell/>
          <table:table-cell table:formula="of:=IF([.F13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か知らないけど…</text:p>
            <text:p>逃げるのよ！</text:p>
          </table:table-cell>
          <table:table-cell office:value-type="string" calcext:value-type="string">
            <text:p>I don't really get what's going on, but...RUN FOR IT!</text:p>
          </table:table-cell>
          <table:table-cell/>
          <table:table-cell table:formula="of:=IF([.F13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8</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逃がさないわよっ！</text:p>
            <text:p>覚悟しなさいっ！</text:p>
          </table:table-cell>
          <table:table-cell office:value-type="string" calcext:value-type="string">
            <text:p>We won't let you get away!\n</text:p>
            <text:p>Better get ready!</text:p>
          </table:table-cell>
          <table:table-cell/>
          <table:table-cell table:formula="of:=IF([.F13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9</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待てェ〜っ！　食い逃げ〜！！</text:p>
          </table:table-cell>
          <table:table-cell office:value-type="string" calcext:value-type="string">
            <text:p>STOOOOOP! THIIIIIIIIIEF!</text:p>
          </table:table-cell>
          <table:table-cell/>
          <table:table-cell table:formula="of:=IF([.F13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　はあ　はあ　はあ…</text:p>
          </table:table-cell>
          <table:table-cell office:value-type="string" calcext:value-type="string">
            <text:p>Haah, haah, haah, haah...</text:p>
          </table:table-cell>
          <table:table-cell/>
          <table:table-cell table:formula="of:=IF([.F13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　はあ　はあ　はあ…</text:p>
          </table:table-cell>
          <table:table-cell table:formula="of:=T([.F1315])" office:value-type="string" office:string-value="Haah, haah, haah, haah..." calcext:value-type="string">
            <text:p>Haah, haah, haah, haah...</text:p>
          </table:table-cell>
          <table:table-cell office:value-type="string" calcext:value-type="string">
            <text:p>DUPE: F1315</text:p>
          </table:table-cell>
          <table:table-cell table:number-columns-repeated="1017"/>
        </table:table-row>
        <table:table-row table:style-name="ro2">
          <table:table-cell office:value-type="string" calcext:value-type="string">
            <text:p>string</text:p>
          </table:table-cell>
          <table:table-cell office:value-type="string" calcext:value-type="string">
            <text:p>block25-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や〜っ？</text:p>
          </table:table-cell>
          <table:table-cell office:value-type="string" calcext:value-type="string">
            <text:p>Oh?</text:p>
          </table:table-cell>
          <table:table-cell/>
          <table:table-cell table:formula="of:=IF([.F13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もう少しで出口だよ！</text:p>
          </table:table-cell>
          <table:table-cell office:value-type="string" calcext:value-type="string">
            <text:p>Yuri, we're almost at the exit!</text:p>
          </table:table-cell>
          <table:table-cell/>
          <table:table-cell table:formula="of:=IF([.F13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ハイですぅ〜[sweat]</text:p>
          </table:table-cell>
          <table:table-cell office:value-type="string" calcext:value-type="string">
            <text:p>Oh! Understood![nbsp][sweat]</text:p>
          </table:table-cell>
          <table:table-cell/>
          <table:table-cell table:formula="of:=IF([.F13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F</text:p>
          </table:table-cell>
          <table:table-cell table:number-columns-repeated="2"/>
          <table:table-cell office:value-type="string" calcext:value-type="string">
            <text:p>『エアポート』</text:p>
          </table:table-cell>
          <table:table-cell office:value-type="string" calcext:value-type="string">
            <text:p>Airport</text:p>
          </table:table-cell>
          <table:table-cell/>
          <table:table-cell table:formula="of:=IF([.F13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0</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　はあ　はあ　はあ…</text:p>
          </table:table-cell>
          <table:table-cell table:formula="of:=T([.F1315])" office:value-type="string" office:string-value="Haah, haah, haah, haah..." calcext:value-type="string">
            <text:p>Haah, haah, haah, haah...</text:p>
          </table:table-cell>
          <table:table-cell office:value-type="string" calcext:value-type="string">
            <text:p>DUPE: F1315</text:p>
          </table:table-cell>
          <table:table-cell table:number-columns-repeated="1017"/>
        </table:table-row>
        <table:table-row table:style-name="ro5">
          <table:table-cell office:value-type="string" calcext:value-type="string">
            <text:p>string</text:p>
          </table:table-cell>
          <table:table-cell office:value-type="string" calcext:value-type="string">
            <text:p>block25-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い！</text:p>
            <text:p>いらっしゃい　いらっしゃい！</text:p>
          </table:table-cell>
          <table:table-cell office:value-type="string" calcext:value-type="string">
            <text:p>Hey hey!\n</text:p>
            <text:p>Come one, come all!</text:p>
          </table:table-cell>
          <table:table-cell/>
          <table:table-cell table:formula="of:=IF([.F132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ある氷は</text:p>
            <text:p>ただの氷じゃ　ないんだからねぇ！</text:p>
            <text:p>氷の惑星から持ってきた　昔　昔の大昔</text:p>
            <text:p>何億年も昔の　究極の氷だよォ！</text:p>
          </table:table-cell>
          <table:table-cell office:value-type="string" calcext:value-type="string">
            <text:p>This here isn't just your run-of-\n</text:p>
            <text:p>the-mill ice! It's ancient ice, HUNDREDS of millions of years old, brought from the ice planet...The ultimate ice!</text:p>
          </table:table-cell>
          <table:table-cell/>
          <table:table-cell table:formula="of:=IF([.F1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5-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を食べなきゃ</text:p>
            <text:p>本物のカキ氷を　食べたとは</text:p>
            <text:p>いえないんだからぁ！</text:p>
          </table:table-cell>
          <table:table-cell office:value-type="string" calcext:value-type="string">
            <text:p>If you haven't eaten this, you can't say you've eaten REAL shaved ice!</text:p>
          </table:table-cell>
          <table:table-cell/>
          <table:table-cell table:formula="of:=IF([.F13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さあ　さあ！</text:p>
            <text:p>寄ってらっしゃい　見てらっしゃい！</text:p>
          </table:table-cell>
          <table:table-cell office:value-type="string" calcext:value-type="string">
            <text:p>Come, come! Everyone gather 'round and have a look!</text:p>
          </table:table-cell>
          <table:table-cell/>
          <table:table-cell table:formula="of:=IF([.F13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5</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イチゴちょうだーい❤</text:p>
          </table:table-cell>
          <table:table-cell office:value-type="string" calcext:value-type="string">
            <text:p>Strawberry, please![nbsp]❤</text:p>
          </table:table-cell>
          <table:table-cell/>
          <table:table-cell table:formula="of:=IF([.F13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待ってたわよ〜っ！</text:p>
          </table:table-cell>
          <table:table-cell office:value-type="string" calcext:value-type="string">
            <text:p>I've been waiting for you!</text:p>
          </table:table-cell>
          <table:table-cell/>
          <table:table-cell table:formula="of:=IF([.F13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の名をかたる　ニセモノめ！</text:p>
            <text:p>正体を　現しなさい！！</text:p>
          </table:table-cell>
          <table:table-cell office:value-type="string" calcext:value-type="string">
            <text:p>You faker that's been using my name!\n</text:p>
            <text:p>Reveal your true identity!</text:p>
          </table:table-cell>
          <table:table-cell/>
          <table:table-cell table:formula="of:=IF([.F13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8</text:p>
          </table:table-cell>
          <table:table-cell office:value-type="string" calcext:value-type="string">
            <text:p>Fake Yuna: {</text:p>
          </table:table-cell>
          <table:table-cell table:formula="of:=T([.D100])" office:value-type="string" office:string-value="}" calcext:value-type="string">
            <text:p>}</text:p>
          </table:table-cell>
          <table:table-cell office:value-type="string" calcext:value-type="string">
            <text:p>な　なに言ってんのよ</text:p>
            <text:p>あたしが　本物のユナよ！</text:p>
          </table:table-cell>
          <table:table-cell office:value-type="string" calcext:value-type="string">
            <text:p>W-What're you talking about?\n</text:p>
            <text:p>I'm the real Yuna!</text:p>
          </table:table-cell>
          <table:table-cell/>
          <table:table-cell table:formula="of:=IF([.F13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によ　とぼけるつもりー！</text:p>
          </table:table-cell>
          <table:table-cell office:value-type="string" calcext:value-type="string">
            <text:p>What, gonna play dumb!?</text:p>
          </table:table-cell>
          <table:table-cell/>
          <table:table-cell table:formula="of:=IF([.F13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ってください　お二人とも</text:p>
            <text:p>ケンカは　よくないですぅ</text:p>
          </table:table-cell>
          <table:table-cell office:value-type="string" calcext:value-type="string">
            <text:p>Please wait, both of you.\n</text:p>
            <text:p>It is not good to fight...</text:p>
          </table:table-cell>
          <table:table-cell/>
          <table:table-cell table:formula="of:=IF([.F13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れれっ？</text:p>
            <text:p>どっちが　本物のユナさぁんですかぁ？</text:p>
          </table:table-cell>
          <table:table-cell office:value-type="string" calcext:value-type="string">
            <text:p>Hrn?\n</text:p>
            <text:p>Which of you is the real Miss Yuna?</text:p>
          </table:table-cell>
          <table:table-cell table:style-name="ce5"/>
          <table:table-cell table:formula="of:=IF([.F13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よ　あたし！</text:p>
          </table:table-cell>
          <table:table-cell office:value-type="string" calcext:value-type="string">
            <text:p>It's me! ME!</text:p>
          </table:table-cell>
          <table:table-cell/>
          <table:table-cell table:formula="of:=IF([.F13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　わかんないですぅ[sweat]</text:p>
          </table:table-cell>
          <table:table-cell office:value-type="string" calcext:value-type="string">
            <text:p>I-I do not know...[nbsp][sweat]</text:p>
          </table:table-cell>
          <table:table-cell/>
          <table:table-cell table:formula="of:=IF([.F13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あなた　あたしと</text:p>
            <text:p>どれだけつき合ってると思うの！</text:p>
          </table:table-cell>
          <table:table-cell office:value-type="string" calcext:value-type="string">
            <text:p>Yuri! You've been with me HOW long now!?</text:p>
          </table:table-cell>
          <table:table-cell/>
          <table:table-cell table:formula="of:=IF([.F13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だ三日ですぅ〜</text:p>
          </table:table-cell>
          <table:table-cell office:value-type="string" calcext:value-type="string">
            <text:p>Only three days...</text:p>
          </table:table-cell>
          <table:table-cell/>
          <table:table-cell table:formula="of:=IF([.F1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0</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わたしに　まかせなさい！</text:p>
          </table:table-cell>
          <table:table-cell office:value-type="string" calcext:value-type="string">
            <text:p>Leave this to me!</text:p>
          </table:table-cell>
          <table:table-cell/>
          <table:table-cell table:formula="of:=IF([.F13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text:p>
          </table:table-cell>
          <table:table-cell office:value-type="string" calcext:value-type="string">
            <text:p>Polylina![nbsp]❤</text:p>
          </table:table-cell>
          <table:table-cell/>
          <table:table-cell table:formula="of:=IF([.F13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2</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どっちが本物のユナか</text:p>
            <text:p>あたしが　決めてあげるわ！</text:p>
          </table:table-cell>
          <table:table-cell office:value-type="string" calcext:value-type="string">
            <text:p>I will decide which of you is the genuine Yuna!</text:p>
          </table:table-cell>
          <table:table-cell/>
          <table:table-cell table:formula="of:=IF([.F13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今から出すクイズに　二人とも</text:p>
            <text:p>答えるのよ！</text:p>
          </table:table-cell>
          <table:table-cell office:value-type="string" calcext:value-type="string">
            <text:p>Both of you, answer this quiz!</text:p>
          </table:table-cell>
          <table:table-cell/>
          <table:table-cell table:formula="of:=IF([.F1340]=&quot;&quot;; &quot;UNTRANSLATED&quot;; &quot;&quot;)">
            <text:p/>
          </table:table-cell>
          <table:table-cell table:number-columns-repeated="1016"/>
        </table:table-row>
        <table:table-row table:style-name="ro30">
          <table:table-cell office:value-type="string" calcext:value-type="string">
            <text:p>string</text:p>
          </table:table-cell>
          <table:table-cell office:value-type="string" calcext:value-type="string">
            <text:p>block25-n-0x3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クイズ！！</text:p>
            <text:p>『歳の差は１００人に聞いてハンター』</text:p>
          </table:table-cell>
          <table:table-cell office:value-type="string" calcext:value-type="string">
            <text:p>Quiz time!\n</text:p>
            <text:p>Welcome to `Fraulein Feud'!</text:p>
          </table:table-cell>
          <table:table-cell office:value-type="string" calcext:value-type="string">
            <text:p>NOTE: the name of this "show" is a nonsensical amalgamation of the titles of three actual japanese game shows:</text:p>
            <text:p>- クイズ!年の差なんて</text:p>
            <text:p>- クイズ100人に聞きました (the japanese edition of family feud, which is the theme i ran with for the translation)</text:p>
            <text:p>- 100万円クイズハンター</text:p>
            <text:p>  - note that the hammer that appears in the logo seems to be a reference to this show; a "golden hammer" played some role in the game</text:p>
          </table:table-cell>
          <table:table-cell table:formula="of:=IF([.F1341]=&quot;&quot;; &quot;UNTRANSLATED&quot;; &quot;&quot;)">
            <text:p/>
          </table:table-cell>
          <table:table-cell table:number-columns-repeated="1016"/>
        </table:table-row>
        <table:table-row table:style-name="ro31">
          <table:table-cell office:value-type="string" calcext:value-type="string">
            <text:p>string</text:p>
          </table:table-cell>
          <table:table-cell office:value-type="string" calcext:value-type="string">
            <text:p>block25-n-0x3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皆様の心のオアシス　生活の句読点</text:p>
            <text:p>歳の差は１００人に聞いてハンター　の</text:p>
            <text:p>時間がやってまいりました！</text:p>
          </table:table-cell>
          <table:table-cell office:value-type="string" calcext:value-type="string">
            <text:p>Are you ready to play the Feud?\n</text:p>
            <text:p>Survey says...\n</text:p>
            <text:p>It's time for a Fraulein Feud!</text:p>
          </table:table-cell>
          <table:table-cell office:value-type="string" calcext:value-type="string">
            <text:p>NOTE: 生活の句読点 is a tagline of 100万円クイズハンター. presumably 皆様の心のオアシス is from one of the other shows, but a quick search didn't turn it up.</text:p>
            <text:p>so yeah, if this feels gratuitous, don't blame me!</text:p>
            <text:p/>
            <text:p><text:span text:style-name="T1">The oasis of everyone's heart...\n</text:span></text:p>
            <text:p><text:span text:style-name="T1">The punctuation mark of daily life...\n</text:span></text:p>
          </table:table-cell>
          <table:table-cell table:formula="of:=IF([.F13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6</text:p>
          </table:table-cell>
          <table:table-cell table:formula="of:=T([.C102])" office:value-type="string" office:string-value="{" calcext:value-type="string">
            <text:p>{</text:p>
          </table:table-cell>
          <table:table-cell/>
          <table:table-cell office:value-type="string" calcext:value-type="string">
            <text:p>司会は私　愛の戦士</text:p>
            <text:p>お嬢様仮面　ポリリーナ！</text:p>
          </table:table-cell>
          <table:table-cell office:value-type="string" calcext:value-type="string">
            <text:p>I'm your host, the warrior of love...\n</text:p>
            <text:p>Masked Fraulein Polylina!</text:p>
          </table:table-cell>
          <table:table-cell office:value-type="string" calcext:value-type="string">
            <text:p>NOTE: split lines</text:p>
          </table:table-cell>
          <table:table-cell table:formula="of:=IF([.F13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7</text:p>
          </table:table-cell>
          <table:table-cell/>
          <table:table-cell table:formula="of:=T([.D100])" office:value-type="string" office:string-value="}" calcext:value-type="string">
            <text:p>}</text:p>
          </table:table-cell>
          <table:table-cell office:value-type="string" calcext:value-type="string">
            <text:p>そして……</text:p>
          </table:table-cell>
          <table:table-cell office:value-type="string" calcext:value-type="string">
            <text:p>And...</text:p>
          </table:table-cell>
          <table:table-cell/>
          <table:table-cell table:formula="of:=IF([.F13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アシスタントの</text:p>
            <text:p>ユーリィですぅ！</text:p>
          </table:table-cell>
          <table:table-cell office:value-type="string" calcext:value-type="string">
            <text:p>I am her assistant, Yuri!</text:p>
          </table:table-cell>
          <table:table-cell/>
          <table:table-cell table:formula="of:=IF([.F13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9</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さあ　では行きますよ！</text:p>
            <text:p>解答者のみなさん　用意はいいですか？</text:p>
          </table:table-cell>
          <table:table-cell office:value-type="string" calcext:value-type="string">
            <text:p>Well then, let's get down to business! Contestants, are you ready?</text:p>
          </table:table-cell>
          <table:table-cell/>
          <table:table-cell table:formula="of:=IF([.F13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いわよ！</text:p>
          </table:table-cell>
          <table:table-cell office:value-type="string" calcext:value-type="string">
            <text:p>You bet!</text:p>
          </table:table-cell>
          <table:table-cell/>
          <table:table-cell table:formula="of:=IF([.F13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5-n-0x3B</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フッ…</text:p>
            <text:p>バレちゃしょうがないですわね…</text:p>
          </table:table-cell>
          <table:table-cell office:value-type="string" calcext:value-type="string">
            <text:p>Heh...\n</text:p>
            <text:p>If you've found me out, I guess there's nothing else for it...</text:p>
          </table:table-cell>
          <table:table-cell/>
          <table:table-cell table:formula="of:=IF([.F13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何者だっ　お前はっ！？</text:p>
          </table:table-cell>
          <table:table-cell office:value-type="string" calcext:value-type="string">
            <text:p>Who are you!?</text:p>
          </table:table-cell>
          <table:table-cell/>
          <table:table-cell table:formula="of:=IF([.F13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D</text:p>
          </table:table-cell>
          <table:table-cell table:formula="of:=T([.C536])" office:value-type="string" office:string-value="Miki: {" calcext:value-type="string">
            <text:p>Miki: {</text:p>
          </table:table-cell>
          <table:table-cell table:formula="of:=T([.D100])" office:value-type="string" office:string-value="}" calcext:value-type="string">
            <text:p>}</text:p>
          </table:table-cell>
          <table:table-cell office:value-type="string" calcext:value-type="string">
            <text:p>フフフフッ…</text:p>
          </table:table-cell>
          <table:table-cell office:value-type="string" calcext:value-type="string">
            <text:p>Heh-heh-heh-heh...</text:p>
          </table:table-cell>
          <table:table-cell/>
          <table:table-cell table:formula="of:=IF([.F13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私は　エリカ７</text:p>
            <text:p>『銀幕のミキ』ですわっ！</text:p>
          </table:table-cell>
          <table:table-cell office:value-type="string" calcext:value-type="string">
            <text:p>I am the Erika 7's `Silver Screen Miki'!</text:p>
          </table:table-cell>
          <table:table-cell/>
          <table:table-cell table:formula="of:=IF([.F13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神楽坂ユナ！</text:p>
            <text:p>ここで　死んでもらいますわよっ！</text:p>
          </table:table-cell>
          <table:table-cell office:value-type="string" calcext:value-type="string">
            <text:p>Yuna Kagurazaka! I shall see to it that you die here!</text:p>
          </table:table-cell>
          <table:table-cell/>
          <table:table-cell table:formula="of:=IF([.F13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0</text:p>
          </table:table-cell>
          <table:table-cell table:number-columns-repeated="2"/>
          <table:table-cell office:value-type="string" calcext:value-type="string">
            <text:p>『ビックサンデーマウンテン』</text:p>
          </table:table-cell>
          <table:table-cell office:value-type="string" calcext:value-type="string">
            <text:p>Big Sundae Mountain</text:p>
          </table:table-cell>
          <table:table-cell/>
          <table:table-cell table:formula="of:=IF([.F13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と…もう少し[sweat]…</text:p>
          </table:table-cell>
          <table:table-cell office:value-type="string" calcext:value-type="string">
            <text:p>J-Just a little...more...[nbsp][sweat]</text:p>
          </table:table-cell>
          <table:table-cell/>
          <table:table-cell table:formula="of:=IF([.F13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　おなかすいたですぅ</text:p>
          </table:table-cell>
          <table:table-cell office:value-type="string" calcext:value-type="string">
            <text:p>Haah...I am hungry...</text:p>
          </table:table-cell>
          <table:table-cell/>
          <table:table-cell table:formula="of:=IF([.F13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っ！</text:p>
          </table:table-cell>
          <table:table-cell office:value-type="string" calcext:value-type="string">
            <text:p>Eeeeek!</text:p>
          </table:table-cell>
          <table:table-cell/>
          <table:table-cell table:formula="of:=IF([.F13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たぁ〜い[tears]</text:p>
            <text:p>ひどい　ユーリィ！！</text:p>
          </table:table-cell>
          <table:table-cell office:value-type="string" calcext:value-type="string">
            <text:p>Owwwiiiieeee...[nbsp][tears]\n</text:p>
            <text:p>Yuri, you idiot!</text:p>
          </table:table-cell>
          <table:table-cell/>
          <table:table-cell table:formula="of:=IF([.F13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す　すいませんですぅ〜[sweat]</text:p>
          </table:table-cell>
          <table:table-cell office:value-type="string" calcext:value-type="string">
            <text:p>I-I am sorry...[nbsp][sweat]</text:p>
          </table:table-cell>
          <table:table-cell/>
          <table:table-cell table:formula="of:=IF([.F13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5-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たっ！</text:p>
            <text:p>やだ　足　捻挫しちゃったみたい</text:p>
            <text:p>イタタタ…[tears]</text:p>
          </table:table-cell>
          <table:table-cell office:value-type="string" calcext:value-type="string">
            <text:p>Ouch!\n</text:p>
            <text:p>Oh no, I think I sprained my ankle...\n</text:p>
            <text:p>Owwwch...[nbsp][tears]</text:p>
          </table:table-cell>
          <table:table-cell/>
          <table:table-cell table:formula="of:=IF([.F13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いじょーぶですかぁ[tears]</text:p>
          </table:table-cell>
          <table:table-cell office:value-type="string" calcext:value-type="string">
            <text:p>Are you alright?[nbsp][tears]</text:p>
          </table:table-cell>
          <table:table-cell/>
          <table:table-cell table:formula="of:=IF([.F13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　もう…</text:p>
          </table:table-cell>
          <table:table-cell office:value-type="string" calcext:value-type="string">
            <text:p>Ugh, geez...</text:p>
          </table:table-cell>
          <table:table-cell/>
          <table:table-cell table:formula="of:=IF([.F13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とか</text:p>
            <text:p>風吹き草だけは　手に入ったわ…</text:p>
          </table:table-cell>
          <table:table-cell office:value-type="string" calcext:value-type="string">
            <text:p>Well, at least we got the Windsbreath Grass...</text:p>
          </table:table-cell>
          <table:table-cell/>
          <table:table-cell table:formula="of:=IF([.F136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5-n-0x4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とは『火の鳥』ね</text:p>
            <text:p>同じ火だもの　たぶん火の惑星に</text:p>
            <text:p>いるんじゃないかしら</text:p>
          </table:table-cell>
          <table:table-cell office:value-type="string" calcext:value-type="string">
            <text:p>That leaves the Phoenix, right?\n</text:p>
            <text:p>Since they both have `fire,' maybe it's on the fire planet?</text:p>
          </table:table-cell>
          <table:table-cell office:value-type="string" calcext:value-type="string">
            <text:p>NOTE: this connection is more obvious in the japanese, where "phoenix" is literally "bird of fire", but let's give yuna a little credit and assume she knows phoenixes = fire</text:p>
          </table:table-cell>
          <table:table-cell table:formula="of:=IF([.F1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イタタッ！　まだ痛ぁ〜い[tears]</text:p>
          </table:table-cell>
          <table:table-cell office:value-type="string" calcext:value-type="string">
            <text:p>Ah, ouch! It still hurts...[nbsp][tears]</text:p>
          </table:table-cell>
          <table:table-cell/>
          <table:table-cell table:formula="of:=IF([.F13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sweat]</text:p>
            <text:p>ホントに　だいじょーぶですかぁ？</text:p>
          </table:table-cell>
          <table:table-cell office:value-type="string" calcext:value-type="string">
            <text:p>Miss Yuna...[nbsp][sweat]\n</text:p>
            <text:p>Are you really okay?</text:p>
          </table:table-cell>
          <table:table-cell/>
          <table:table-cell table:formula="of:=IF([.F13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text:p>
            <text:p>ユーリィのせいなのよ　まったくぅ</text:p>
          </table:table-cell>
          <table:table-cell office:value-type="string" calcext:value-type="string">
            <text:p>Ugh!\n</text:p>
            <text:p>It's YOUR fault, Yuri! Seriously...</text:p>
          </table:table-cell>
          <table:table-cell/>
          <table:table-cell table:formula="of:=IF([.F13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ごめんですぅ…</text:p>
          </table:table-cell>
          <table:table-cell office:value-type="string" calcext:value-type="string">
            <text:p>I am sorry...</text:p>
          </table:table-cell>
          <table:table-cell/>
          <table:table-cell table:formula="of:=IF([.F1367]=&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6 (sector 0x2F4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6-0x20</text:p>
          </table:table-cell>
          <table:table-cell table:number-columns-repeated="2"/>
          <table:table-cell office:value-type="string" calcext:value-type="string">
            <text:p>３章＃４（２６）前</text:p>
          </table:table-cell>
          <table:table-cell office:value-type="string" calcext:value-type="string">
            <text:p>Ch. 3 [#] 4 (26) 1</text:p>
          </table:table-cell>
          <table:table-cell/>
          <table:table-cell table:formula="of:=IF([.F1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33</text:p>
          </table:table-cell>
          <table:table-cell table:number-columns-repeated="2"/>
          <table:table-cell office:value-type="string" calcext:value-type="string">
            <text:p>　〃　　　　　　後</text:p>
          </table:table-cell>
          <table:table-cell office:value-type="string" calcext:value-type="string">
            <text:p>} 2</text:p>
          </table:table-cell>
          <table:table-cell/>
          <table:table-cell table:formula="of:=IF([.F13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46</text:p>
          </table:table-cell>
          <table:table-cell table:number-columns-repeated="2"/>
          <table:table-cell office:value-type="string" calcext:value-type="string">
            <text:p>　〃　　　　　ＩＶ</text:p>
          </table:table-cell>
          <table:table-cell office:value-type="string" calcext:value-type="string">
            <text:p>} EVT</text:p>
          </table:table-cell>
          <table:table-cell/>
          <table:table-cell table:formula="of:=IF([.F13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9</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6-0x68</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6-0x77</text:p>
          </table:table-cell>
          <table:table-cell table:number-columns-repeated="2"/>
          <table:table-cell office:value-type="string" calcext:value-type="string">
            <text:p>ダック入口帰り</text:p>
          </table:table-cell>
          <table:table-cell office:value-type="string" calcext:value-type="string">
            <text:p>Return to Duck entrance</text:p>
          </table:table-cell>
          <table:table-cell/>
          <table:table-cell table:formula="of:=IF([.F13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86</text:p>
          </table:table-cell>
          <table:table-cell table:number-columns-repeated="2"/>
          <table:table-cell office:value-type="string" calcext:value-type="string">
            <text:p>広場０</text:p>
          </table:table-cell>
          <table:table-cell office:value-type="string" calcext:value-type="string">
            <text:p>Plaza 0</text:p>
          </table:table-cell>
          <table:table-cell/>
          <table:table-cell table:formula="of:=IF([.F13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8D</text:p>
          </table:table-cell>
          <table:table-cell table:number-columns-repeated="2"/>
          <table:table-cell office:value-type="string" calcext:value-type="string">
            <text:p>メテオ入口</text:p>
          </table:table-cell>
          <table:table-cell office:value-type="string" calcext:value-type="string">
            <text:p>Meteor entrance</text:p>
          </table:table-cell>
          <table:table-cell/>
          <table:table-cell table:formula="of:=IF([.F13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98</text:p>
          </table:table-cell>
          <table:table-cell table:number-columns-repeated="2"/>
          <table:table-cell office:value-type="string" calcext:value-type="string">
            <text:p>メテオ乗車中１</text:p>
          </table:table-cell>
          <table:table-cell office:value-type="string" calcext:value-type="string">
            <text:p>On board Meteor 1</text:p>
          </table:table-cell>
          <table:table-cell/>
          <table:table-cell table:formula="of:=IF([.F13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A7</text:p>
          </table:table-cell>
          <table:table-cell table:number-columns-repeated="2"/>
          <table:table-cell office:value-type="string" calcext:value-type="string">
            <text:p>メテオ乗車中２</text:p>
          </table:table-cell>
          <table:table-cell office:value-type="string" calcext:value-type="string">
            <text:p>On board Meteor 2</text:p>
          </table:table-cell>
          <table:table-cell/>
          <table:table-cell table:formula="of:=IF([.F13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6</text:p>
          </table:table-cell>
          <table:table-cell table:number-columns-repeated="2"/>
          <table:table-cell office:value-type="string" calcext:value-type="string">
            <text:p>メリー前</text:p>
          </table:table-cell>
          <table:table-cell office:value-type="string" calcext:value-type="string">
            <text:p>At merry-go-round</text:p>
          </table:table-cell>
          <table:table-cell/>
          <table:table-cell table:formula="of:=IF([.F13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F</text:p>
          </table:table-cell>
          <table:table-cell table:number-columns-repeated="2"/>
          <table:table-cell office:value-type="string" calcext:value-type="string">
            <text:p>ＩＶ２９Ａ</text:p>
          </table:table-cell>
          <table:table-cell office:value-type="string" calcext:value-type="string">
            <text:p>EVT29A</text:p>
          </table:table-cell>
          <table:table-cell/>
          <table:table-cell table:formula="of:=IF([.F13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CA</text:p>
          </table:table-cell>
          <table:table-cell table:number-columns-repeated="2"/>
          <table:table-cell office:value-type="string" calcext:value-type="string">
            <text:p>ＩＶ２９Ｂ</text:p>
          </table:table-cell>
          <table:table-cell office:value-type="string" calcext:value-type="string">
            <text:p>EVT29B</text:p>
          </table:table-cell>
          <table:table-cell/>
          <table:table-cell table:formula="of:=IF([.F13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96</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1">
          <table:table-cell office:value-type="string" calcext:value-type="string">
            <text:p>string</text:p>
          </table:table-cell>
          <table:table-cell office:value-type="string" calcext:value-type="string">
            <text:p>block26-0x1A2</text:p>
          </table:table-cell>
          <table:table-cell table:number-columns-repeated="2"/>
          <table:table-cell office:value-type="string" calcext:value-type="string">
            <text:p>移動する</text:p>
          </table:table-cell>
          <table:table-cell office:value-type="string" calcext:value-type="string">
            <text:p>Move</text:p>
          </table:table-cell>
          <table:table-cell office:value-type="string" calcext:value-type="string">
            <text:p>NOTE: halfway through the game and we finally get our first chance to "move" somewhere, wow</text:p>
          </table:table-cell>
          <table:table-cell table:formula="of:=IF([.F13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B2</text:p>
          </table:table-cell>
          <table:table-cell table:number-columns-repeated="2"/>
          <table:table-cell office:value-type="string" calcext:value-type="string">
            <text:p>声の方</text:p>
          </table:table-cell>
          <table:table-cell table:formula="of:=T([.F440])" office:value-type="string" office:string-value="Toward the voice" calcext:value-type="string">
            <text:p>Toward the voice</text:p>
          </table:table-cell>
          <table:table-cell office:value-type="string" calcext:value-type="string">
            <text:p>DUPE: F440</text:p>
          </table:table-cell>
          <table:table-cell table:number-columns-repeated="1017"/>
        </table:table-row>
        <table:table-row table:style-name="ro2">
          <table:table-cell office:value-type="string" calcext:value-type="string">
            <text:p>string</text:p>
          </table:table-cell>
          <table:table-cell office:value-type="string" calcext:value-type="string">
            <text:p>block26-0x1C0</text:p>
          </table:table-cell>
          <table:table-cell table:number-columns-repeated="2"/>
          <table:table-cell office:value-type="string" calcext:value-type="string">
            <text:p>チケット</text:p>
          </table:table-cell>
          <table:table-cell office:value-type="string" calcext:value-type="string">
            <text:p>Ticket</text:p>
          </table:table-cell>
          <table:table-cell/>
          <table:table-cell table:formula="of:=IF([.F13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AC</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6-0x5B8</text:p>
          </table:table-cell>
          <table:table-cell table:number-columns-repeated="2"/>
          <table:table-cell office:value-type="string" calcext:value-type="string">
            <text:p>怒る</text:p>
          </table:table-cell>
          <table:table-cell table:formula="of:=T([.F438])" office:value-type="string" office:string-value="Get mad" calcext:value-type="string">
            <text:p>Get mad</text:p>
          </table:table-cell>
          <table:table-cell office:value-type="string" calcext:value-type="string">
            <text:p>DUPE: F438</text:p>
          </table:table-cell>
          <table:table-cell table:number-columns-repeated="1017"/>
        </table:table-row>
        <table:table-row table:style-name="ro2">
          <table:table-cell office:value-type="string" calcext:value-type="string">
            <text:p>string</text:p>
          </table:table-cell>
          <table:table-cell office:value-type="string" calcext:value-type="string">
            <text:p>block26-0x5BD</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6-0x5C6</text:p>
          </table:table-cell>
          <table:table-cell table:number-columns-repeated="2"/>
          <table:table-cell office:value-type="string" calcext:value-type="string">
            <text:p>スペースダックのこと</text:p>
          </table:table-cell>
          <table:table-cell office:value-type="string" calcext:value-type="string">
            <text:p>About Space Duck</text:p>
          </table:table-cell>
          <table:table-cell/>
          <table:table-cell table:formula="of:=IF([.F13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DB</text:p>
          </table:table-cell>
          <table:table-cell table:number-columns-repeated="2"/>
          <table:table-cell office:value-type="string" calcext:value-type="string">
            <text:p>チケットのこと</text:p>
          </table:table-cell>
          <table:table-cell office:value-type="string" calcext:value-type="string">
            <text:p>About the ticket</text:p>
          </table:table-cell>
          <table:table-cell/>
          <table:table-cell table:formula="of:=IF([.F1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EA</text:p>
          </table:table-cell>
          <table:table-cell table:number-columns-repeated="2"/>
          <table:table-cell office:value-type="string" calcext:value-type="string">
            <text:p>手がかりのこと</text:p>
          </table:table-cell>
          <table:table-cell office:value-type="string" calcext:value-type="string">
            <text:p>About clues</text:p>
          </table:table-cell>
          <table:table-cell/>
          <table:table-cell table:formula="of:=IF([.F13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600</text:p>
          </table:table-cell>
          <table:table-cell table:number-columns-repeated="2"/>
          <table:table-cell office:value-type="string" calcext:value-type="string">
            <text:p>時間のこと</text:p>
          </table:table-cell>
          <table:table-cell office:value-type="string" calcext:value-type="string">
            <text:p>About the time</text:p>
          </table:table-cell>
          <table:table-cell/>
          <table:table-cell table:formula="of:=IF([.F13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87</text:p>
          </table:table-cell>
          <table:table-cell table:number-columns-repeated="2"/>
          <table:table-cell office:value-type="string" calcext:value-type="string">
            <text:p>わたす</text:p>
          </table:table-cell>
          <table:table-cell office:value-type="string" calcext:value-type="string">
            <text:p>Hand over</text:p>
          </table:table-cell>
          <table:table-cell/>
          <table:table-cell table:formula="of:=IF([.F13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8E</text:p>
          </table:table-cell>
          <table:table-cell table:number-columns-repeated="2"/>
          <table:table-cell office:value-type="string" calcext:value-type="string">
            <text:p>入口</text:p>
          </table:table-cell>
          <table:table-cell office:value-type="string" calcext:value-type="string">
            <text:p>Entrance</text:p>
          </table:table-cell>
          <table:table-cell/>
          <table:table-cell table:formula="of:=IF([.F13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93</text:p>
          </table:table-cell>
          <table:table-cell table:number-columns-repeated="2"/>
          <table:table-cell office:value-type="string" calcext:value-type="string">
            <text:p>ＶＩＰチケット</text:p>
          </table:table-cell>
          <table:table-cell office:value-type="string" calcext:value-type="string">
            <text:p>VIP ticket</text:p>
          </table:table-cell>
          <table:table-cell/>
          <table:table-cell table:formula="of:=IF([.F13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EFA</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26-0xEFF</text:p>
          </table:table-cell>
          <table:table-cell table:number-columns-repeated="2"/>
          <table:table-cell office:value-type="string" calcext:value-type="string">
            <text:p>捜す</text:p>
          </table:table-cell>
          <table:table-cell office:value-type="string" calcext:value-type="string">
            <text:p>Search</text:p>
          </table:table-cell>
          <table:table-cell/>
          <table:table-cell table:formula="of:=IF([.F13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0B</text:p>
          </table:table-cell>
          <table:table-cell table:number-columns-repeated="2"/>
          <table:table-cell office:value-type="string" calcext:value-type="string">
            <text:p>引く</text:p>
          </table:table-cell>
          <table:table-cell office:value-type="string" calcext:value-type="string">
            <text:p>Pull</text:p>
          </table:table-cell>
          <table:table-cell/>
          <table:table-cell table:formula="of:=IF([.F14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17</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6-0xF1E</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26-0xF25</text:p>
          </table:table-cell>
          <table:table-cell table:number-columns-repeated="2"/>
          <table:table-cell office:value-type="string" calcext:value-type="string">
            <text:p>脱出の方法</text:p>
          </table:table-cell>
          <table:table-cell office:value-type="string" calcext:value-type="string">
            <text:p>How to escape</text:p>
          </table:table-cell>
          <table:table-cell/>
          <table:table-cell table:formula="of:=IF([.F14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30</text:p>
          </table:table-cell>
          <table:table-cell table:number-columns-repeated="2"/>
          <table:table-cell office:value-type="string" calcext:value-type="string">
            <text:p>持ち物</text:p>
          </table:table-cell>
          <table:table-cell office:value-type="string" calcext:value-type="string">
            <text:p>Inventory</text:p>
          </table:table-cell>
          <table:table-cell/>
          <table:table-cell table:formula="of:=IF([.F14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37</text:p>
          </table:table-cell>
          <table:table-cell table:number-columns-repeated="2"/>
          <table:table-cell office:value-type="string" calcext:value-type="string">
            <text:p>非常用スイッチ</text:p>
          </table:table-cell>
          <table:table-cell office:value-type="string" calcext:value-type="string">
            <text:p>For the emergency switch</text:p>
          </table:table-cell>
          <table:table-cell/>
          <table:table-cell table:formula="of:=IF([.F14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46</text:p>
          </table:table-cell>
          <table:table-cell table:number-columns-repeated="2"/>
          <table:table-cell office:value-type="string" calcext:value-type="string">
            <text:p>赤いレバー</text:p>
          </table:table-cell>
          <table:table-cell office:value-type="string" calcext:value-type="string">
            <text:p>Red lever</text:p>
          </table:table-cell>
          <table:table-cell/>
          <table:table-cell table:formula="of:=IF([.F14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58C</text:p>
          </table:table-cell>
          <table:table-cell table:number-columns-repeated="2"/>
          <table:table-cell office:value-type="string" calcext:value-type="string">
            <text:p>あたり</text:p>
          </table:table-cell>
          <table:table-cell office:value-type="string" calcext:value-type="string">
            <text:p>Surroundings</text:p>
          </table:table-cell>
          <table:table-cell/>
          <table:table-cell table:formula="of:=IF([.F14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593</text:p>
          </table:table-cell>
          <table:table-cell table:number-columns-repeated="2"/>
          <table:table-cell office:value-type="string" calcext:value-type="string">
            <text:p>ポリリーナ様の事</text:p>
          </table:table-cell>
          <table:table-cell table:formula="of:=T([.F55])" office:value-type="string" office:string-value="About Polylina" calcext:value-type="string">
            <text:p>About Polylina</text:p>
          </table:table-cell>
          <table:table-cell office:value-type="string" calcext:value-type="string">
            <text:p>DUPE: F55</text:p>
          </table:table-cell>
          <table:table-cell table:number-columns-repeated="1017"/>
        </table:table-row>
        <table:table-row table:style-name="ro5">
          <table:table-cell office:value-type="string" calcext:value-type="string">
            <text:p>string</text:p>
          </table:table-cell>
          <table:table-cell office:value-type="string" calcext:value-type="string">
            <text:p>block26-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っ…いちじは</text:p>
            <text:p>どうなることかと思っちゃったあ…</text:p>
          </table:table-cell>
          <table:table-cell office:value-type="string" calcext:value-type="string">
            <text:p>Haah...I wasn't sure what was gonna happen for a minute there...</text:p>
          </table:table-cell>
          <table:table-cell/>
          <table:table-cell table:formula="of:=IF([.F14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っ　あの〜…</text:p>
          </table:table-cell>
          <table:table-cell office:value-type="string" calcext:value-type="string">
            <text:p>Um, excuse me...</text:p>
          </table:table-cell>
          <table:table-cell/>
          <table:table-cell table:formula="of:=IF([.F14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323])" office:value-type="string" office:string-value="???" calcext:value-type="string">
            <text:p>???</text:p>
          </table:table-cell>
          <table:table-cell office:value-type="string" calcext:value-type="string">
            <text:p>DUPE: F323</text:p>
          </table:table-cell>
          <table:table-cell table:number-columns-repeated="1017"/>
        </table:table-row>
        <table:table-row table:style-name="ro8">
          <table:table-cell office:value-type="string" calcext:value-type="string">
            <text:p>string</text:p>
          </table:table-cell>
          <table:table-cell office:value-type="string" calcext:value-type="string">
            <text:p>block26-n-0x3</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すいません…</text:p>
            <text:p>こちらの手違いで　どうも</text:p>
            <text:p>コースの進路を誘導する信号機が</text:p>
            <text:p>壊れていたようでして…[sweat]</text:p>
          </table:table-cell>
          <table:table-cell office:value-type="string" calcext:value-type="string">
            <text:p>Pardon me...\n</text:p>
            <text:p>We're sorry for that slipup. It appears the signalling device which guides the path of the course was broken...[nbsp][sweat]</text:p>
          </table:table-cell>
          <table:table-cell/>
          <table:table-cell table:formula="of:=IF([.F14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Huh!?</text:p>
          </table:table-cell>
          <table:table-cell/>
          <table:table-cell table:formula="of:=IF([.F14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5</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普通　めったに</text:p>
            <text:p>壊れないんですけどぉ…</text:p>
          </table:table-cell>
          <table:table-cell office:value-type="string" calcext:value-type="string">
            <text:p>Normally, it's rare that they fail...</text:p>
          </table:table-cell>
          <table:table-cell/>
          <table:table-cell table:formula="of:=IF([.F14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ねぇ　ユナさぁん…</text:p>
            <text:p>お食事　まだですかぁ？</text:p>
          </table:table-cell>
          <table:table-cell office:value-type="string" calcext:value-type="string">
            <text:p>Hey, Miss Yuna...\n</text:p>
            <text:p>We will eat now, right?</text:p>
          </table:table-cell>
          <table:table-cell/>
          <table:table-cell table:formula="of:=IF([.F14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ったね</text:p>
            <text:p>約束したんだ…じゃ　行こう</text:p>
          </table:table-cell>
          <table:table-cell office:value-type="string" calcext:value-type="string">
            <text:p>Oh, right. I did promise...\n</text:p>
            <text:p>Okay, let's go.</text:p>
          </table:table-cell>
          <table:table-cell/>
          <table:table-cell table:formula="of:=IF([.F141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8</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あ　あのォ……</text:p>
            <text:p>お詫びといっては　何ですけど</text:p>
            <text:p>コレをどうぞ！</text:p>
          </table:table-cell>
          <table:table-cell office:value-type="string" calcext:value-type="string">
            <text:p>E-Excuse me...\n</text:p>
            <text:p>Please accept this as a token of our apology!</text:p>
          </table:table-cell>
          <table:table-cell/>
          <table:table-cell table:formula="of:=IF([.F14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なにコレ？</text:p>
          </table:table-cell>
          <table:table-cell office:value-type="string" calcext:value-type="string">
            <text:p>Huh? What's this?</text:p>
          </table:table-cell>
          <table:table-cell/>
          <table:table-cell table:formula="of:=IF([.F14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A</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待ち時間ナシで乗れる</text:p>
            <text:p>『メテオ・クラッシャー』の</text:p>
            <text:p>ＶＩＰチケットです</text:p>
          </table:table-cell>
          <table:table-cell office:value-type="string" calcext:value-type="string">
            <text:p>It's a VIP ticket that lets you ride the `Meteor Crasher' without waiting in the queue.</text:p>
          </table:table-cell>
          <table:table-cell/>
          <table:table-cell table:formula="of:=IF([.F14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っ❤　すごぉい！</text:p>
            <text:p>ホントに　もらっていいの？</text:p>
          </table:table-cell>
          <table:table-cell office:value-type="string" calcext:value-type="string">
            <text:p>Eeeee![nbsp]❤ Awesome!\n</text:p>
            <text:p>Can I really have this?</text:p>
          </table:table-cell>
          <table:table-cell/>
          <table:table-cell table:formula="of:=IF([.F14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C</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どうぞ　どうぞ</text:p>
            <text:p>差し上げます！！</text:p>
          </table:table-cell>
          <table:table-cell office:value-type="string" calcext:value-type="string">
            <text:p>Yes, please do!\n</text:p>
            <text:p>Our treat!</text:p>
          </table:table-cell>
          <table:table-cell/>
          <table:table-cell table:formula="of:=IF([.F14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あ　ラッキー❤</text:p>
          </table:table-cell>
          <table:table-cell office:value-type="string" calcext:value-type="string">
            <text:p>Aw yeah! What luck![nbsp]❤</text:p>
          </table:table-cell>
          <table:table-cell/>
          <table:table-cell table:formula="of:=IF([.F14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　ユナさん[tears]</text:p>
            <text:p>もう限界ですぅ……</text:p>
          </table:table-cell>
          <table:table-cell office:value-type="string" calcext:value-type="string">
            <text:p>M-Miss Yuna...[nbsp][tears]\n</text:p>
            <text:p>I am at my limit...</text:p>
          </table:table-cell>
          <table:table-cell/>
          <table:table-cell table:formula="of:=IF([.F14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ごめん　ごめん[sweat]</text:p>
            <text:p>さっ　食事に行こ！</text:p>
          </table:table-cell>
          <table:table-cell office:value-type="string" calcext:value-type="string">
            <text:p>Oh, sorry, sorry.[nbsp][sweat]\n</text:p>
            <text:p>'Kay, let's go eat!</text:p>
          </table:table-cell>
          <table:table-cell/>
          <table:table-cell table:formula="of:=IF([.F14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いですぅ❤</text:p>
          </table:table-cell>
          <table:table-cell office:value-type="string" calcext:value-type="string">
            <text:p>Yes ma'am![nbsp]❤</text:p>
          </table:table-cell>
          <table:table-cell/>
          <table:table-cell table:formula="of:=IF([.F14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1</text:p>
          </table:table-cell>
          <table:table-cell table:number-columns-repeated="2"/>
          <table:table-cell office:value-type="string" calcext:value-type="string">
            <text:p>『憩いの広場』</text:p>
          </table:table-cell>
          <table:table-cell table:formula="of:=T([.F1222])" office:value-type="string" office:string-value="Refreshment Plaza" calcext:value-type="string">
            <text:p>Refreshment Plaza</text:p>
          </table:table-cell>
          <table:table-cell office:value-type="string" calcext:value-type="string">
            <text:p>DUPE: F1222</text:p>
          </table:table-cell>
          <table:table-cell table:number-columns-repeated="1017"/>
        </table:table-row>
        <table:table-row table:style-name="ro1">
          <table:table-cell office:value-type="string" calcext:value-type="string">
            <text:p>string</text:p>
          </table:table-cell>
          <table:table-cell office:value-type="string" calcext:value-type="string">
            <text:p>block26-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って　よく食べるなぁ</text:p>
            <text:p>もう　おこづかい　なくなっちゃうよ[sweat]</text:p>
          </table:table-cell>
          <table:table-cell office:value-type="string" calcext:value-type="string">
            <text:p>Yuri sure eats a lot.\n</text:p>
            <text:p>Ngh...I'm gonna run out of money...[nbsp][sweat]</text:p>
          </table:table-cell>
          <table:table-cell office:value-type="string" calcext:value-type="string">
            <text:p>NOTE: and here we finally return to the "yuna didn't bring enough money" thing that was set up near the start of the game</text:p>
          </table:table-cell>
          <table:table-cell table:formula="of:=IF([.F14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っ……</text:p>
            <text:p>食べるのに　夢中なんだから！</text:p>
          </table:table-cell>
          <table:table-cell office:value-type="string" calcext:value-type="string">
            <text:p>Geez...\n</text:p>
            <text:p>She's off in her own little world eating!</text:p>
          </table:table-cell>
          <table:table-cell/>
          <table:table-cell table:formula="of:=IF([.F14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にしても　さっきは</text:p>
            <text:p>驚いちゃったね〜</text:p>
          </table:table-cell>
          <table:table-cell office:value-type="string" calcext:value-type="string">
            <text:p>Well, that thing earlier sure was a shock.</text:p>
          </table:table-cell>
          <table:table-cell/>
          <table:table-cell table:formula="of:=IF([.F14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ぐ！　んぐ！</text:p>
            <text:p>がつがつ…ボリボリ…</text:p>
          </table:table-cell>
          <table:table-cell office:value-type="string" calcext:value-type="string">
            <text:p>(scarf)! (gulp)!\n</text:p>
            <text:p>(ngrf) (mnfph)...(grbl) (mrbl)</text:p>
          </table:table-cell>
          <table:table-cell/>
          <table:table-cell table:formula="of:=IF([.F143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あ　いいっかあ…</text:p>
            <text:p>なんてったって　ＶＩＰチケット</text:p>
            <text:p>もらえたんだもんね〜</text:p>
          </table:table-cell>
          <table:table-cell office:value-type="string" calcext:value-type="string">
            <text:p>Well, I guess it's fine...\n</text:p>
            <text:p>We got a VIP ticket out of it in the end, after all.</text:p>
          </table:table-cell>
          <table:table-cell/>
          <table:table-cell table:formula="of:=IF([.F14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ぐんぐ……んぐぐぐっ</text:p>
            <text:p>ぷっはあ〜〜っ…</text:p>
          </table:table-cell>
          <table:table-cell office:value-type="string" calcext:value-type="string">
            <text:p>(glug glug)...(glugglugglug)\n</text:p>
            <text:p>Pwaaaaaaah...!</text:p>
          </table:table-cell>
          <table:table-cell/>
          <table:table-cell table:formula="of:=IF([.F14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今度こそ　手がかり</text:p>
            <text:p>さがさなくっちゃね</text:p>
          </table:table-cell>
          <table:table-cell office:value-type="string" calcext:value-type="string">
            <text:p>THIS time, we've gotta look for clues.</text:p>
          </table:table-cell>
          <table:table-cell/>
          <table:table-cell table:formula="of:=IF([.F143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6-n-0x1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やっぱり　ここは</text:p>
            <text:p>ギャラクシー・パークを　一周しちゃう</text:p>
            <text:p>『メテオ・クラッシャー』に</text:p>
            <text:p>乗るしかないわよ！！</text:p>
          </table:table-cell>
          <table:table-cell office:value-type="string" calcext:value-type="string">
            <text:p>So naturally, the only thing we can do now is take a ride on the `Meteor Crasher' that circles Galaxy Park!</text:p>
          </table:table-cell>
          <table:table-cell/>
          <table:table-cell table:formula="of:=IF([.F14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れに　乗らないと</text:p>
            <text:p>ぜーったい　後悔しちゃうもんね〜</text:p>
            <text:p>うん　そうそう……</text:p>
          </table:table-cell>
          <table:table-cell office:value-type="string" calcext:value-type="string">
            <text:p>If we don't ride it, we'll DEFINITELY regret it, y'know.\n</text:p>
            <text:p>Mm-hmm, that's right...</text:p>
          </table:table-cell>
          <table:table-cell/>
          <table:table-cell table:formula="of:=IF([.F14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ぐぅ！</text:p>
            <text:p>あぐっ　あぐっ！</text:p>
          </table:table-cell>
          <table:table-cell office:value-type="string" calcext:value-type="string">
            <text:p>AAAAAAAHN (glp)!\n</text:p>
            <text:p>(mmnf) (grllf)!</text:p>
          </table:table-cell>
          <table:table-cell/>
          <table:table-cell table:formula="of:=IF([.F14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ぁ〜〜っ……</text:p>
            <text:p>ユーリィったら　全然　あたしの話</text:p>
            <text:p>聞いてくれないのね！</text:p>
          </table:table-cell>
          <table:table-cell office:value-type="string" calcext:value-type="string">
            <text:p>(siiiiiigh)...\n</text:p>
            <text:p>Yuri, you're not listening to me at all!</text:p>
          </table:table-cell>
          <table:table-cell/>
          <table:table-cell table:formula="of:=IF([.F1437]=&quot;&quot;; &quot;UNTRANSLATED&quot;; &quot;&quot;)">
            <text:p/>
          </table:table-cell>
          <table:table-cell table:number-columns-repeated="1016"/>
        </table:table-row>
        <table:table-row table:style-name="ro32">
          <table:table-cell office:value-type="string" calcext:value-type="string">
            <text:p>string</text:p>
          </table:table-cell>
          <table:table-cell office:value-type="string" calcext:value-type="string">
            <text:p>block26-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やっぱり　肉は　松阪牛ですぅ！</text:p>
          </table:table-cell>
          <table:table-cell office:value-type="string" calcext:value-type="string">
            <text:p>Yes, yes...\n</text:p>
            <text:p>Oh, and of course the meat is prime Matsusaka beef!</text:p>
          </table:table-cell>
          <table:table-cell office:value-type="string" calcext:value-type="string">
            <text:p>NOTE: "Matsusaka beef (松阪牛, Matsusaka-ushi, Matsusaka-gyū also "Matsuzaka beef") is the meat of Japanese Black cattle reared under strict conditions in the Matsusaka region of Mie in Japan. It has a high fat-to-meat ratio. Within Japan, it is one of the three Sandai Wagyū, the "three big beefs"; the others are Kobe beef and Ōmi beef or Yonezawa beef. About 2500 cows are slaughtered for Matsusaka beef each year; the meat commands high prices."</text:p>
          </table:table-cell>
          <table:table-cell table:formula="of:=IF([.F14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ダメだ　こりゃ…</text:p>
          </table:table-cell>
          <table:table-cell office:value-type="string" calcext:value-type="string">
            <text:p>Oh, what's the use...</text:p>
          </table:table-cell>
          <table:table-cell/>
          <table:table-cell table:formula="of:=IF([.F14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　あれェ？</text:p>
            <text:p>いま　あそこに　ユナさんが</text:p>
            <text:p>いませんでしたぁ？</text:p>
          </table:table-cell>
          <table:table-cell office:value-type="string" calcext:value-type="string">
            <text:p>H-Huh? Miss Yuna, were you over there just now?</text:p>
          </table:table-cell>
          <table:table-cell/>
          <table:table-cell table:formula="of:=IF([.F144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に　言ってるのよ</text:p>
            <text:p>私は　さっきからここにいるじゃない！</text:p>
          </table:table-cell>
          <table:table-cell office:value-type="string" calcext:value-type="string">
            <text:p>What're you talking about?\n</text:p>
            <text:p>I've been sitting here the whole time, haven't I!?</text:p>
          </table:table-cell>
          <table:table-cell/>
          <table:table-cell table:formula="of:=IF([.F14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2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もーっ！！</text:p>
            <text:p>ユーリィったら　ゴハン食べたら</text:p>
            <text:p>ボケちゃったんじゃないの？</text:p>
          </table:table-cell>
          <table:table-cell office:value-type="string" calcext:value-type="string">
            <text:p>UGH!\n</text:p>
            <text:p>Yuri, you're zoning out from eating all that, aren't you?</text:p>
          </table:table-cell>
          <table:table-cell/>
          <table:table-cell table:formula="of:=IF([.F1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変ですねェ〜？</text:p>
          </table:table-cell>
          <table:table-cell office:value-type="string" calcext:value-type="string">
            <text:p>Now, is that not strange...?</text:p>
          </table:table-cell>
          <table:table-cell/>
          <table:table-cell table:formula="of:=IF([.F144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ユーリィ</text:p>
            <text:p>早くしないと　メテオ・クラッシャーも</text:p>
            <text:p>乗れなくなっちゃうよぉ[sweat]</text:p>
          </table:table-cell>
          <table:table-cell office:value-type="string" calcext:value-type="string">
            <text:p>Hey, Yuri, if we don't hurry, we're not gonna be able to ride the Meteor Crasher![nbsp][sweat]</text:p>
          </table:table-cell>
          <table:table-cell/>
          <table:table-cell table:formula="of:=IF([.F14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フウーッ　やっと</text:p>
            <text:p>おなかいっぱいに　なりましたぁ❤</text:p>
          </table:table-cell>
          <table:table-cell office:value-type="string" calcext:value-type="string">
            <text:p>Wheeew! My stomach is finally full.[nbsp]❤</text:p>
          </table:table-cell>
          <table:table-cell/>
          <table:table-cell table:formula="of:=IF([.F14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5</text:p>
          </table:table-cell>
          <table:table-cell table:number-columns-repeated="2"/>
          <table:table-cell office:value-type="string" calcext:value-type="string">
            <text:p>『メテオ・クラッシャー』</text:p>
          </table:table-cell>
          <table:table-cell office:value-type="string" calcext:value-type="string">
            <text:p>Meteor Crasher</text:p>
          </table:table-cell>
          <table:table-cell/>
          <table:table-cell table:formula="of:=IF([.F14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すごいですぅ　ユナさぁん</text:p>
            <text:p>私たちだけが　乗れるんですねぇ</text:p>
          </table:table-cell>
          <table:table-cell office:value-type="string" calcext:value-type="string">
            <text:p>Amazing. Miss Yuna, we are the only ones who are able to ride.</text:p>
          </table:table-cell>
          <table:table-cell/>
          <table:table-cell table:formula="of:=IF([.F14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　なんたって</text:p>
            <text:p>『ＶＩＰチケット』だも〜ん！</text:p>
          </table:table-cell>
          <table:table-cell office:value-type="string" calcext:value-type="string">
            <text:p>That's right. After all, we've got a VIP ticket!</text:p>
          </table:table-cell>
          <table:table-cell/>
          <table:table-cell table:formula="of:=IF([.F14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8</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ようこそ</text:p>
            <text:p>いらっしゃいました！</text:p>
          </table:table-cell>
          <table:table-cell office:value-type="string" calcext:value-type="string">
            <text:p>Hello, and welcome!</text:p>
          </table:table-cell>
          <table:table-cell/>
          <table:table-cell table:formula="of:=IF([.F14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ext:p>よろしく　お願いしまぁーす❤</text:p>
          </table:table-cell>
          <table:table-cell office:value-type="string" calcext:value-type="string">
            <text:p>Oh! Hello there![nbsp]❤</text:p>
          </table:table-cell>
          <table:table-cell/>
          <table:table-cell table:formula="of:=IF([.F145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6-n-0x2A</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シートベルトは</text:p>
            <text:p>お締めになられましたか？</text:p>
            <text:p>緊急時は　中央のレバーを</text:p>
            <text:p>引いてください</text:p>
          </table:table-cell>
          <table:table-cell office:value-type="string" calcext:value-type="string">
            <text:p>Have you fastened your seat belts? In case of emergency, please pull the central lever.</text:p>
          </table:table-cell>
          <table:table-cell/>
          <table:table-cell table:formula="of:=IF([.F14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ーッ❤</text:p>
            <text:p>なんか　ワクワクしちゃう！</text:p>
          </table:table-cell>
          <table:table-cell office:value-type="string" calcext:value-type="string">
            <text:p>Eeeeep![nbsp]❤\n</text:p>
            <text:p>I'm getting really pumped!</text:p>
          </table:table-cell>
          <table:table-cell/>
          <table:table-cell table:formula="of:=IF([.F14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ドキドキしますぅ❤</text:p>
          </table:table-cell>
          <table:table-cell office:value-type="string" calcext:value-type="string">
            <text:p>Indeed. I am very excited![nbsp]❤</text:p>
          </table:table-cell>
          <table:table-cell/>
          <table:table-cell table:formula="of:=IF([.F14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い！</text:p>
            <text:p>アストロイドベルトに　突入よっ！</text:p>
          </table:table-cell>
          <table:table-cell office:value-type="string" calcext:value-type="string">
            <text:p>Wheeee!\n</text:p>
            <text:p>We're plunging into the asteroid belt!</text:p>
          </table:table-cell>
          <table:table-cell/>
          <table:table-cell table:formula="of:=IF([.F14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　すごいですぅ〜！</text:p>
          </table:table-cell>
          <table:table-cell office:value-type="string" calcext:value-type="string">
            <text:p>Hyaah! It is amazing!</text:p>
          </table:table-cell>
          <table:table-cell/>
          <table:table-cell table:formula="of:=IF([.F14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　今　通りすぎたの</text:p>
            <text:p>終点じゃないの！？</text:p>
          </table:table-cell>
          <table:table-cell office:value-type="string" calcext:value-type="string">
            <text:p>W-Wasn't that thing we just passed the end of the line!?</text:p>
          </table:table-cell>
          <table:table-cell/>
          <table:table-cell table:formula="of:=IF([.F14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　ひょっとしたら</text:p>
            <text:p>ＶＩＰ待遇だから　もう一周</text:p>
            <text:p>させてくれるんじゃないですかぁ？</text:p>
          </table:table-cell>
          <table:table-cell office:value-type="string" calcext:value-type="string">
            <text:p>Hmm...Perhaps since this is VIP service, they are allowing us to go for another lap?</text:p>
          </table:table-cell>
          <table:table-cell/>
          <table:table-cell table:formula="of:=IF([.F14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そっかァ！</text:p>
          </table:table-cell>
          <table:table-cell office:value-type="string" calcext:value-type="string">
            <text:p>Oh, right!</text:p>
          </table:table-cell>
          <table:table-cell/>
          <table:table-cell table:formula="of:=IF([.F14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3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text:p>
            <text:p>でも　これじゃあ　速すぎて</text:p>
            <text:p>なにも　見つけられませんねぇ〜</text:p>
          </table:table-cell>
          <table:table-cell office:value-type="string" calcext:value-type="string">
            <text:p>Hmm...\n</text:p>
            <text:p>But this is too fast, and we are not able to see anything.</text:p>
          </table:table-cell>
          <table:table-cell/>
          <table:table-cell table:formula="of:=IF([.F145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ーねぇ…</text:p>
            <text:p>やっぱり　地上で　探すしかないね</text:p>
          </table:table-cell>
          <table:table-cell office:value-type="string" calcext:value-type="string">
            <text:p>You're right...\n</text:p>
            <text:p>I guess we'll have to search on foot after all.</text:p>
          </table:table-cell>
          <table:table-cell/>
          <table:table-cell table:formula="of:=IF([.F14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ゴールが　見えてきたよ！</text:p>
          </table:table-cell>
          <table:table-cell office:value-type="string" calcext:value-type="string">
            <text:p>Oh, I see the goal!</text:p>
          </table:table-cell>
          <table:table-cell/>
          <table:table-cell table:formula="of:=IF([.F14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た　止まらなかったら</text:p>
            <text:p>どーしましょうかぁ</text:p>
          </table:table-cell>
          <table:table-cell office:value-type="string" calcext:value-type="string">
            <text:p>What will we do if we fail to stop again?</text:p>
          </table:table-cell>
          <table:table-cell/>
          <table:table-cell table:formula="of:=IF([.F14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た〜！</text:p>
            <text:p>ユーリィたら　冗談やめてよ〜</text:p>
          </table:table-cell>
          <table:table-cell office:value-type="string" calcext:value-type="string">
            <text:p>Again!?\n</text:p>
            <text:p>Quit joking around, Yuri.</text:p>
          </table:table-cell>
          <table:table-cell/>
          <table:table-cell table:formula="of:=IF([.F14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っ！</text:p>
            <text:p>止まらない　止まらないよぉ[sweat]</text:p>
          </table:table-cell>
          <table:table-cell office:value-type="string" calcext:value-type="string">
            <text:p>Waaaaah!\n</text:p>
            <text:p>It won't stop, it won't STOOOOOOP![nbsp][sweat]</text:p>
          </table:table-cell>
          <table:table-cell/>
          <table:table-cell table:formula="of:=IF([.F1464]=&quot;&quot;; &quot;UNTRANSLATED&quot;; &quot;&quot;)">
            <text:p/>
          </table:table-cell>
          <table:table-cell table:number-columns-repeated="1016"/>
        </table:table-row>
        <table:table-row table:style-name="ro29">
          <table:table-cell office:value-type="string" calcext:value-type="string">
            <text:p>string</text:p>
          </table:table-cell>
          <table:table-cell office:value-type="string" calcext:value-type="string">
            <text:p>block26-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ままじゃ</text:p>
            <text:p>いん石に　ぶつかっちゃいますぅ〜[sweat]</text:p>
          </table:table-cell>
          <table:table-cell office:value-type="string" calcext:value-type="string">
            <text:p>If this continues, we will crash into a meteorite...[nbsp][sweat]</text:p>
          </table:table-cell>
          <table:table-cell office:value-type="string" calcext:value-type="string">
            <text:p>NOTE: though i guess it should really be called a meteor since it's not in anything's atmosphere... right? isn't that the difference between meteors and meteorites? well, whatever, she says "meteorite" so we're sticking with that</text:p>
          </table:table-cell>
          <table:table-cell table:formula="of:=IF([.F14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text:p>
            <text:p>ユーリィ　どうしよぉ〜〜[sweat]</text:p>
          </table:table-cell>
          <table:table-cell office:value-type="string" calcext:value-type="string">
            <text:p>AAAAAAAH!\n</text:p>
            <text:p>Yuri, what do we dooooo!?[nbsp][sweat]</text:p>
          </table:table-cell>
          <table:table-cell/>
          <table:table-cell table:formula="of:=IF([.F14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ブレーキ　ブレーキですぅ〜[sweat]</text:p>
          </table:table-cell>
          <table:table-cell office:value-type="string" calcext:value-type="string">
            <text:p>Miss Yuna!\n</text:p>
            <text:p>The brakes, the brakes![nbsp][sweat]</text:p>
          </table:table-cell>
          <table:table-cell/>
          <table:table-cell table:formula="of:=IF([.F14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全然　きかないよぉ〜〜！</text:p>
          </table:table-cell>
          <table:table-cell office:value-type="string" calcext:value-type="string">
            <text:p>They won't work at all!</text:p>
          </table:table-cell>
          <table:table-cell/>
          <table:table-cell table:formula="of:=IF([.F14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text:p>
            <text:p>ユーリィ　他には〜〜[sweat]</text:p>
          </table:table-cell>
          <table:table-cell office:value-type="string" calcext:value-type="string">
            <text:p>Aaaaaagh!\n</text:p>
            <text:p>Yuri, think of something else!</text:p>
          </table:table-cell>
          <table:table-cell/>
          <table:table-cell table:formula="of:=IF([.F14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ブレーキで　だめなら</text:p>
            <text:p>アクセルですぅ〜！</text:p>
          </table:table-cell>
          <table:table-cell office:value-type="string" calcext:value-type="string">
            <text:p>If the brakes will not work, try the accelerator!</text:p>
          </table:table-cell>
          <table:table-cell/>
          <table:table-cell table:formula="of:=IF([.F14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のバカ〜〜！</text:p>
            <text:p>もっと　速くなっちゃったよぉ〜[sweat]</text:p>
          </table:table-cell>
          <table:table-cell office:value-type="string" calcext:value-type="string">
            <text:p>Yuri, you idiot!\n</text:p>
            <text:p>We're going even faster!</text:p>
          </table:table-cell>
          <table:table-cell/>
          <table:table-cell table:formula="of:=IF([.F14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6-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sweat]　何かないのぉ〜！</text:p>
          </table:table-cell>
          <table:table-cell office:value-type="string" calcext:value-type="string">
            <text:p>Yuriiii...[nbsp][sweat] Don't you have ANYTHING!?</text:p>
          </table:table-cell>
          <table:table-cell/>
          <table:table-cell table:formula="of:=IF([.F147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4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ポケットに</text:p>
            <text:p>アメが　あるですぅ〜[sweat]</text:p>
            <text:p>食べるですぅ〜！</text:p>
          </table:table-cell>
          <table:table-cell office:value-type="string" calcext:value-type="string">
            <text:p>There is a candy in my pocket.[nbsp][sweat]\n</text:p>
            <text:p>Eat it!</text:p>
          </table:table-cell>
          <table:table-cell/>
          <table:table-cell table:formula="of:=IF([.F147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ま〜い！………</text:p>
            <text:p>あ〜ん！　ちがうよぉぉぉぉ[sweat]</text:p>
          </table:table-cell>
          <table:table-cell office:value-type="string" calcext:value-type="string">
            <text:p>Ooh, sweet!...\n</text:p>
            <text:p>AAAAH! That's not what I meant![nbsp][sweat]</text:p>
          </table:table-cell>
          <table:table-cell/>
          <table:table-cell table:formula="of:=IF([.F14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こかに</text:p>
            <text:p>非常用のスイッチが　あるはずよぉ！</text:p>
          </table:table-cell>
          <table:table-cell office:value-type="string" calcext:value-type="string">
            <text:p>T-There's supposed to be an emergency switch somewhere!</text:p>
          </table:table-cell>
          <table:table-cell/>
          <table:table-cell table:formula="of:=IF([.F14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text:p>
            <text:p>赤いレバーでしょうかぁ！？</text:p>
          </table:table-cell>
          <table:table-cell office:value-type="string" calcext:value-type="string">
            <text:p>Is it this red lever!?</text:p>
          </table:table-cell>
          <table:table-cell/>
          <table:table-cell table:formula="of:=IF([.F14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だわ！！</text:p>
          </table:table-cell>
          <table:table-cell office:value-type="string" calcext:value-type="string">
            <text:p>That's it!</text:p>
          </table:table-cell>
          <table:table-cell/>
          <table:table-cell table:formula="of:=IF([.F14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全然　ビクともしないよぉ〜！</text:p>
          </table:table-cell>
          <table:table-cell office:value-type="string" calcext:value-type="string">
            <text:p>Aaaah![nbsp][sweat]\n</text:p>
            <text:p>It won't budge an inch!</text:p>
          </table:table-cell>
          <table:table-cell/>
          <table:table-cell table:formula="of:=IF([.F14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たしがやってみますぅ！</text:p>
          </table:table-cell>
          <table:table-cell office:value-type="string" calcext:value-type="string">
            <text:p>I will try it!</text:p>
          </table:table-cell>
          <table:table-cell/>
          <table:table-cell table:formula="of:=IF([.F14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text:p>
            <text:p>コレ　とれちゃいましたぁ…</text:p>
          </table:table-cell>
          <table:table-cell office:value-type="string" calcext:value-type="string">
            <text:p>Um...\n</text:p>
            <text:p>It has come off...</text:p>
          </table:table-cell>
          <table:table-cell/>
          <table:table-cell table:formula="of:=IF([.F14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ぁぁぁぁっ！</text:p>
          </table:table-cell>
          <table:table-cell office:value-type="string" calcext:value-type="string">
            <text:p>AAAAAAAAAAAAHH!</text:p>
          </table:table-cell>
          <table:table-cell/>
          <table:table-cell table:formula="of:=IF([.F148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6-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うなったら　最後の手段よぉ！</text:p>
          </table:table-cell>
          <table:table-cell office:value-type="string" calcext:value-type="string">
            <text:p>Since it's come down to this...\n</text:p>
            <text:p>time for the last resort!</text:p>
          </table:table-cell>
          <table:table-cell/>
          <table:table-cell table:formula="of:=IF([.F14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どうするんですかぁ！？</text:p>
          </table:table-cell>
          <table:table-cell office:value-type="string" calcext:value-type="string">
            <text:p>What are we going to do!?</text:p>
          </table:table-cell>
          <table:table-cell/>
          <table:table-cell table:formula="of:=IF([.F14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正義の味方を　呼ぶのよっ！</text:p>
          </table:table-cell>
          <table:table-cell office:value-type="string" calcext:value-type="string">
            <text:p>We'll call on the ally of justice!</text:p>
          </table:table-cell>
          <table:table-cell/>
          <table:table-cell table:formula="of:=IF([.F148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4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助けて〜〜〜っ[sweat]</text:p>
            <text:p>ポリリーナ様〜〜〜！！！</text:p>
          </table:table-cell>
          <table:table-cell office:value-type="string" calcext:value-type="string">
            <text:p>SAVE US![nbsp][sweat]\n</text:p>
            <text:p>POLYLINAAAAAAAAAAAAAAAAAAAAA!!!</text:p>
          </table:table-cell>
          <table:table-cell/>
          <table:table-cell table:formula="of:=IF([.F14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れ？　ここは…</text:p>
          </table:table-cell>
          <table:table-cell office:value-type="string" calcext:value-type="string">
            <text:p>H-Huh? This is...</text:p>
          </table:table-cell>
          <table:table-cell/>
          <table:table-cell table:formula="of:=IF([.F14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　助かったんですかぁ？</text:p>
          </table:table-cell>
          <table:table-cell office:value-type="string" calcext:value-type="string">
            <text:p>W-We are safe?</text:p>
          </table:table-cell>
          <table:table-cell/>
          <table:table-cell table:formula="of:=IF([.F14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F</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テレポートしたのさ</text:p>
          </table:table-cell>
          <table:table-cell office:value-type="string" calcext:value-type="string">
            <text:p>I teleported you.</text:p>
          </table:table-cell>
          <table:table-cell/>
          <table:table-cell table:formula="of:=IF([.F14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5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ポリリーナ様❤</text:p>
            <text:p>やっぱり　来てくれたんだあ！</text:p>
          </table:table-cell>
          <table:table-cell office:value-type="string" calcext:value-type="string">
            <text:p>Oh, Polylina![nbsp]❤\n</text:p>
            <text:p>I knew you would come for me!</text:p>
          </table:table-cell>
          <table:table-cell/>
          <table:table-cell table:formula="of:=IF([.F14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51</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アンタたち</text:p>
            <text:p>もう少し　考えて行動しなさいよ…</text:p>
          </table:table-cell>
          <table:table-cell office:value-type="string" calcext:value-type="string">
            <text:p>You two, please think a little more before you act...</text:p>
          </table:table-cell>
          <table:table-cell/>
          <table:table-cell table:formula="of:=IF([.F14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素敵❤………</text:p>
            <text:p>いったい　ポリリーナ様の正体って</text:p>
            <text:p>誰なのかなあ？</text:p>
          </table:table-cell>
          <table:table-cell office:value-type="string" calcext:value-type="string">
            <text:p>So lovely...[nbsp]❤\n</text:p>
            <text:p>What in the world could Polylina's true identity be?</text:p>
          </table:table-cell>
          <table:table-cell/>
          <table:table-cell table:formula="of:=IF([.F1491]=&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7 (sector 0x2F5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7-0x28</text:p>
          </table:table-cell>
          <table:table-cell table:number-columns-repeated="2"/>
          <table:table-cell office:value-type="string" calcext:value-type="string">
            <text:p>３章＃２（２７）</text:p>
          </table:table-cell>
          <table:table-cell table:formula="of:=T([.F952])" office:value-type="string" office:string-value="Ch. 3 [#]2 (27)" calcext:value-type="string">
            <text:p>Ch. 3 [#]2 (27)</text:p>
          </table:table-cell>
          <table:table-cell office:value-type="string" calcext:value-type="string">
            <text:p>DUPE: F952</text:p>
          </table:table-cell>
          <table:table-cell table:number-columns-repeated="1017"/>
        </table:table-row>
        <table:table-row table:style-name="ro2">
          <table:table-cell office:value-type="string" calcext:value-type="string">
            <text:p>string</text:p>
          </table:table-cell>
          <table:table-cell office:value-type="string" calcext:value-type="string">
            <text:p>block27-0x3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8</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7-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7-0x66</text:p>
          </table:table-cell>
          <table:table-cell table:number-columns-repeated="2"/>
          <table:table-cell office:value-type="string" calcext:value-type="string">
            <text:p>氷の遺跡前</text:p>
          </table:table-cell>
          <table:table-cell office:value-type="string" calcext:value-type="string">
            <text:p>In front of ice ruins</text:p>
          </table:table-cell>
          <table:table-cell/>
          <table:table-cell table:formula="of:=IF([.F14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71</text:p>
          </table:table-cell>
          <table:table-cell table:number-columns-repeated="2"/>
          <table:table-cell office:value-type="string" calcext:value-type="string">
            <text:p>遺跡内０</text:p>
          </table:table-cell>
          <table:table-cell office:value-type="string" calcext:value-type="string">
            <text:p>Inside ruins 0</text:p>
          </table:table-cell>
          <table:table-cell/>
          <table:table-cell table:formula="of:=IF([.F15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7A</text:p>
          </table:table-cell>
          <table:table-cell table:number-columns-repeated="2"/>
          <table:table-cell office:value-type="string" calcext:value-type="string">
            <text:p>遺跡内１</text:p>
          </table:table-cell>
          <table:table-cell office:value-type="string" calcext:value-type="string">
            <text:p>Inside ruins 1</text:p>
          </table:table-cell>
          <table:table-cell/>
          <table:table-cell table:formula="of:=IF([.F15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83</text:p>
          </table:table-cell>
          <table:table-cell table:number-columns-repeated="2"/>
          <table:table-cell office:value-type="string" calcext:value-type="string">
            <text:p>コクピット２</text:p>
          </table:table-cell>
          <table:table-cell office:value-type="string" calcext:value-type="string">
            <text:p>Cockpit 2</text:p>
          </table:table-cell>
          <table:table-cell/>
          <table:table-cell table:formula="of:=IF([.F15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90</text:p>
          </table:table-cell>
          <table:table-cell table:number-columns-repeated="2"/>
          <table:table-cell office:value-type="string" calcext:value-type="string">
            <text:p>ゲート</text:p>
          </table:table-cell>
          <table:table-cell office:value-type="string" calcext:value-type="string">
            <text:p>Gate</text:p>
          </table:table-cell>
          <table:table-cell/>
          <table:table-cell table:formula="of:=IF([.F15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97</text:p>
          </table:table-cell>
          <table:table-cell table:number-columns-repeated="2"/>
          <table:table-cell office:value-type="string" calcext:value-type="string">
            <text:p>ＩＶ２４</text:p>
          </table:table-cell>
          <table:table-cell office:value-type="string" calcext:value-type="string">
            <text:p>EVT24</text:p>
          </table:table-cell>
          <table:table-cell/>
          <table:table-cell table:formula="of:=IF([.F15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A0</text:p>
          </table:table-cell>
          <table:table-cell table:number-columns-repeated="2"/>
          <table:table-cell office:value-type="string" calcext:value-type="string">
            <text:p>ＩＶ２５</text:p>
          </table:table-cell>
          <table:table-cell office:value-type="string" calcext:value-type="string">
            <text:p>EVT25</text:p>
          </table:table-cell>
          <table:table-cell/>
          <table:table-cell table:formula="of:=IF([.F15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A9</text:p>
          </table:table-cell>
          <table:table-cell table:number-columns-repeated="2"/>
          <table:table-cell office:value-type="string" calcext:value-type="string">
            <text:p>ＩＶ２６</text:p>
          </table:table-cell>
          <table:table-cell office:value-type="string" calcext:value-type="string">
            <text:p>EVT26</text:p>
          </table:table-cell>
          <table:table-cell/>
          <table:table-cell table:formula="of:=IF([.F15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174</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27-0x182</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7-0x187</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7-0x193</text:p>
          </table:table-cell>
          <table:table-cell table:number-columns-repeated="2"/>
          <table:table-cell office:value-type="string" calcext:value-type="string">
            <text:p>溶かす</text:p>
          </table:table-cell>
          <table:table-cell office:value-type="string" calcext:value-type="string">
            <text:p>Melt</text:p>
          </table:table-cell>
          <table:table-cell/>
          <table:table-cell table:formula="of:=IF([.F15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19A</text:p>
          </table:table-cell>
          <table:table-cell table:number-columns-repeated="2"/>
          <table:table-cell office:value-type="string" calcext:value-type="string">
            <text:p>砕く</text:p>
          </table:table-cell>
          <table:table-cell office:value-type="string" calcext:value-type="string">
            <text:p>Smash</text:p>
          </table:table-cell>
          <table:table-cell/>
          <table:table-cell table:formula="of:=IF([.F15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19F</text:p>
          </table:table-cell>
          <table:table-cell table:number-columns-repeated="2"/>
          <table:table-cell office:value-type="string" calcext:value-type="string">
            <text:p>ビーコン</text:p>
          </table:table-cell>
          <table:table-cell table:formula="of:=T([.F777])" office:value-type="string" office:string-value="Beacon" calcext:value-type="string">
            <text:p>Beacon</text:p>
          </table:table-cell>
          <table:table-cell office:value-type="string" calcext:value-type="string">
            <text:p>DUPE: F777</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D9</text:p>
          </table:table-cell>
          <table:table-cell table:number-columns-repeated="2"/>
          <table:table-cell office:value-type="string" calcext:value-type="string">
            <text:p>話しかける</text:p>
          </table:table-cell>
          <table:table-cell office:value-type="string" calcext:value-type="string">
            <text:p>Talk</text:p>
          </table:table-cell>
          <table:table-cell/>
          <table:table-cell table:formula="of:=IF([.F15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4E4</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EB</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F4</text:p>
          </table:table-cell>
          <table:table-cell table:number-columns-repeated="2"/>
          <table:table-cell office:value-type="string" calcext:value-type="string">
            <text:p>ユーリィの話したこと</text:p>
          </table:table-cell>
          <table:table-cell office:value-type="string" calcext:value-type="string">
            <text:p>About what Yuri said</text:p>
          </table:table-cell>
          <table:table-cell/>
          <table:table-cell table:formula="of:=IF([.F15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0C</text:p>
          </table:table-cell>
          <table:table-cell table:number-columns-repeated="2"/>
          <table:table-cell office:value-type="string" calcext:value-type="string">
            <text:p>ギャラクシーパークの中</text:p>
          </table:table-cell>
          <table:table-cell office:value-type="string" calcext:value-type="string">
            <text:p>Inside Galaxy Park</text:p>
          </table:table-cell>
          <table:table-cell/>
          <table:table-cell table:formula="of:=IF([.F15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23</text:p>
          </table:table-cell>
          <table:table-cell table:number-columns-repeated="2"/>
          <table:table-cell office:value-type="string" calcext:value-type="string">
            <text:p>ユーリィの見ているもの</text:p>
          </table:table-cell>
          <table:table-cell office:value-type="string" calcext:value-type="string">
            <text:p>What Yuri is looking at</text:p>
          </table:table-cell>
          <table:table-cell/>
          <table:table-cell table:formula="of:=IF([.F15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4A</text:p>
          </table:table-cell>
          <table:table-cell table:number-columns-repeated="2"/>
          <table:table-cell office:value-type="string" calcext:value-type="string">
            <text:p>ガイドブック</text:p>
          </table:table-cell>
          <table:table-cell office:value-type="string" calcext:value-type="string">
            <text:p>Guidebook</text:p>
          </table:table-cell>
          <table:table-cell/>
          <table:table-cell table:formula="of:=IF([.F15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57</text:p>
          </table:table-cell>
          <table:table-cell table:number-columns-repeated="2"/>
          <table:table-cell office:value-type="string" calcext:value-type="string">
            <text:p>行き先のこと</text:p>
          </table:table-cell>
          <table:table-cell office:value-type="string" calcext:value-type="string">
            <text:p>About destination</text:p>
          </table:table-cell>
          <table:table-cell/>
          <table:table-cell table:formula="of:=IF([.F15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64</text:p>
          </table:table-cell>
          <table:table-cell table:number-columns-repeated="2"/>
          <table:table-cell office:value-type="string" calcext:value-type="string">
            <text:p>ジェットコースターのこと</text:p>
          </table:table-cell>
          <table:table-cell office:value-type="string" calcext:value-type="string">
            <text:p>About roller coasters</text:p>
          </table:table-cell>
          <table:table-cell/>
          <table:table-cell table:formula="of:=IF([.F15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　ピラミッドじゃない…</text:p>
          </table:table-cell>
          <table:table-cell office:value-type="string" calcext:value-type="string">
            <text:p>What is this, a pyramid...?</text:p>
          </table:table-cell>
          <table:table-cell/>
          <table:table-cell table:formula="of:=IF([.F15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7-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text:p>
            <text:p>おにぎりなんて　ないですぅ〜[tears]</text:p>
          </table:table-cell>
          <table:table-cell office:value-type="string" calcext:value-type="string">
            <text:p>Nooooo!\n</text:p>
            <text:p>There are no rice balls to be found![nbsp][tears]</text:p>
          </table:table-cell>
          <table:table-cell/>
          <table:table-cell table:formula="of:=IF([.F15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んなとこに</text:p>
            <text:p>ビーコンが　あるのかなぁ？</text:p>
          </table:table-cell>
          <table:table-cell office:value-type="string" calcext:value-type="string">
            <text:p>Is the beacon really in a place like this?</text:p>
          </table:table-cell>
          <table:table-cell/>
          <table:table-cell table:formula="of:=IF([.F15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ユナさぁん</text:p>
            <text:p>あれじゃないですかぁ！</text:p>
          </table:table-cell>
          <table:table-cell office:value-type="string" calcext:value-type="string">
            <text:p>Oh, Miss Yuna!\n</text:p>
            <text:p>Is that not it over there!?</text:p>
          </table:table-cell>
          <table:table-cell/>
          <table:table-cell table:formula="of:=IF([.F15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あったあった！！</text:p>
            <text:p>こんなに簡単に　見つけられるなんて</text:p>
            <text:p>ラッキーじゃない❤</text:p>
          </table:table-cell>
          <table:table-cell office:value-type="string" calcext:value-type="string">
            <text:p>Oh, there it is!\n</text:p>
            <text:p>We sure are lucky being able to find it this easy, huh?[nbsp]❤</text:p>
          </table:table-cell>
          <table:table-cell/>
          <table:table-cell table:formula="of:=IF([.F15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　凍っちゃってるよ…</text:p>
            <text:p>どうやって　壊そうかなァ？</text:p>
          </table:table-cell>
          <table:table-cell office:value-type="string" calcext:value-type="string">
            <text:p>But it's all frozen...\n</text:p>
            <text:p>What can we do to destroy it?</text:p>
          </table:table-cell>
          <table:table-cell/>
          <table:table-cell table:formula="of:=IF([.F152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氷でしたらぁ…</text:p>
            <text:p>砕くかぁ　溶かすかぁ</text:p>
            <text:p>どっちかですよねぇ〜</text:p>
          </table:table-cell>
          <table:table-cell office:value-type="string" calcext:value-type="string">
            <text:p>If there is ice...we could smash it...\n</text:p>
            <text:p>or melt it...One of those...</text:p>
          </table:table-cell>
          <table:table-cell/>
          <table:table-cell table:formula="of:=IF([.F15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砕くのよ　ユーリィ！</text:p>
            <text:p>パンチよ！！</text:p>
          </table:table-cell>
          <table:table-cell office:value-type="string" calcext:value-type="string">
            <text:p>Break it!\n</text:p>
            <text:p>Yuri! PUNCH!</text:p>
          </table:table-cell>
          <table:table-cell/>
          <table:table-cell table:formula="of:=IF([.F15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えっ？　でもォ…</text:p>
          </table:table-cell>
          <table:table-cell office:value-type="string" calcext:value-type="string">
            <text:p>Huh? But...</text:p>
          </table:table-cell>
          <table:table-cell/>
          <table:table-cell table:formula="of:=IF([.F15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まくいったら</text:p>
            <text:p>ご飯を　ごちそうしちゃう！</text:p>
          </table:table-cell>
          <table:table-cell office:value-type="string" calcext:value-type="string">
            <text:p>If it works, dinner's on me!</text:p>
          </table:table-cell>
          <table:table-cell/>
          <table:table-cell table:formula="of:=IF([.F15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やるですぅ❤</text:p>
          </table:table-cell>
          <table:table-cell office:value-type="string" calcext:value-type="string">
            <text:p>I will do it![nbsp]❤</text:p>
          </table:table-cell>
          <table:table-cell/>
          <table:table-cell table:formula="of:=IF([.F15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トドさ〜んっ　パンチ！！</text:p>
          </table:table-cell>
          <table:table-cell office:value-type="string" calcext:value-type="string">
            <text:p>Sea Lion...PUNCH!!</text:p>
          </table:table-cell>
          <table:table-cell/>
          <table:table-cell table:formula="of:=IF([.F15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sweat]…</text:p>
            <text:p>ユーリィでも　ダメかぁ…</text:p>
          </table:table-cell>
          <table:table-cell office:value-type="string" calcext:value-type="string">
            <text:p>Nnnngh...[nbsp][sweat]\n</text:p>
            <text:p>Even Yuri can't do it...?</text:p>
          </table:table-cell>
          <table:table-cell/>
          <table:table-cell table:formula="of:=IF([.F15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　あれっ？</text:p>
          </table:table-cell>
          <table:table-cell office:value-type="string" calcext:value-type="string">
            <text:p>Yuri...Huh?</text:p>
          </table:table-cell>
          <table:table-cell/>
          <table:table-cell table:formula="of:=IF([.F15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で　溶かしちゃえ！</text:p>
          </table:table-cell>
          <table:table-cell office:value-type="string" calcext:value-type="string">
            <text:p>I'll melt it with this!</text:p>
          </table:table-cell>
          <table:table-cell/>
          <table:table-cell table:formula="of:=IF([.F153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これじゃ　無理みたいねぇ…</text:p>
          </table:table-cell>
          <table:table-cell office:value-type="string" calcext:value-type="string">
            <text:p>Hmm...\n</text:p>
            <text:p>Looks like that's not gonna cut it...</text:p>
          </table:table-cell>
          <table:table-cell/>
          <table:table-cell table:formula="of:=IF([.F15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able:table-cell>
          <table:table-cell office:value-type="string" calcext:value-type="string">
            <text:p>Y-Yuri?</text:p>
          </table:table-cell>
          <table:table-cell/>
          <table:table-cell table:formula="of:=IF([.F15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えっ？</text:p>
            <text:p>ユナさぁん　どうか　しましたァ？</text:p>
          </table:table-cell>
          <table:table-cell office:value-type="string" calcext:value-type="string">
            <text:p>Hweh?\n</text:p>
            <text:p>Miss Yuna, what is the matter?</text:p>
          </table:table-cell>
          <table:table-cell/>
          <table:table-cell table:formula="of:=IF([.F153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7-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したじゃないわよ〜[sweat]</text:p>
            <text:p>いきなり　むずかしいこと</text:p>
            <text:p>いーっぱい　しゃべりだすんだもん…</text:p>
          </table:table-cell>
          <table:table-cell office:value-type="string" calcext:value-type="string">
            <text:p>Don't `what's the matter' me![nbsp][sweat]\n</text:p>
            <text:p>You suddenly started saying all this really complicated stuff...</text:p>
          </table:table-cell>
          <table:table-cell/>
          <table:table-cell table:formula="of:=IF([.F15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text:p>
            <text:p>私　なんか　言いましたぁ？</text:p>
          </table:table-cell>
          <table:table-cell office:value-type="string" calcext:value-type="string">
            <text:p>Huh?\n</text:p>
            <text:p>Did I say something?</text:p>
          </table:table-cell>
          <table:table-cell/>
          <table:table-cell table:formula="of:=IF([.F154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7-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覚えてないの！？</text:p>
            <text:p>『氷の聖像』とか</text:p>
            <text:p>『風吹き草』とか</text:p>
            <text:p>『火の鳥』が　どうの　こうのって…</text:p>
          </table:table-cell>
          <table:table-cell office:value-type="string" calcext:value-type="string">
            <text:p>What, you don't remember!?\n</text:p>
            <text:p>You went on and on about the `Icon of Ice,' the `Windsbreath Grass,' and the `Phoenix'...</text:p>
          </table:table-cell>
          <table:table-cell/>
          <table:table-cell table:formula="of:=IF([.F15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凍てつく大地は</text:p>
            <text:p>『火の鳥』にて　溶かさん…</text:p>
            <text:p>とか言ってたから…</text:p>
          </table:table-cell>
          <table:table-cell office:value-type="string" calcext:value-type="string">
            <text:p>You were talking all about how the earth frozen solid shall by the Phoenix be thawed, so...</text:p>
          </table:table-cell>
          <table:table-cell/>
          <table:table-cell table:formula="of:=IF([.F15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火の鳥』じゃなきゃ</text:p>
            <text:p>この氷は　溶かせないのかなぁ？</text:p>
          </table:table-cell>
          <table:table-cell office:value-type="string" calcext:value-type="string">
            <text:p>I guess we won't be able to melt this ice if we don't have the Phoenix?</text:p>
          </table:table-cell>
          <table:table-cell/>
          <table:table-cell table:formula="of:=IF([.F15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15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っ　なにこれぇー？</text:p>
          </table:table-cell>
          <table:table-cell office:value-type="string" calcext:value-type="string">
            <text:p>W-What is THAT?</text:p>
          </table:table-cell>
          <table:table-cell/>
          <table:table-cell table:formula="of:=IF([.F15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これぇ</text:p>
            <text:p>ユナさぁんに　似てますぅ！</text:p>
          </table:table-cell>
          <table:table-cell office:value-type="string" calcext:value-type="string">
            <text:p>Somehow...it resembles you, Miss Yuna!</text:p>
          </table:table-cell>
          <table:table-cell/>
          <table:table-cell table:formula="of:=IF([.F15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ン　そんなことないもん！</text:p>
          </table:table-cell>
          <table:table-cell office:value-type="string" calcext:value-type="string">
            <text:p>Hmph! Does not!</text:p>
          </table:table-cell>
          <table:table-cell/>
          <table:table-cell table:formula="of:=IF([.F15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text:p>
            <text:p>もしかして　コレ　『氷の聖像』？</text:p>
          </table:table-cell>
          <table:table-cell office:value-type="string" calcext:value-type="string">
            <text:p>But maybe...this is the `Icon of Ice'?</text:p>
          </table:table-cell>
          <table:table-cell/>
          <table:table-cell table:formula="of:=IF([.F15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たぶん　そうですぅ</text:p>
          </table:table-cell>
          <table:table-cell office:value-type="string" calcext:value-type="string">
            <text:p>Hmm, well...That could be so.</text:p>
          </table:table-cell>
          <table:table-cell/>
          <table:table-cell table:formula="of:=IF([.F155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氷は溶かせないし</text:p>
            <text:p>へんな　ペンギンは出て来るし…</text:p>
            <text:p>他の惑星に　行くしかないねぇ…</text:p>
          </table:table-cell>
          <table:table-cell office:value-type="string" calcext:value-type="string">
            <text:p>We can't melt the ice, and now some weird penguin's popped up...Guess all we can do is head to another planet...</text:p>
          </table:table-cell>
          <table:table-cell/>
          <table:table-cell table:formula="of:=IF([.F155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でもォ</text:p>
            <text:p>この遺跡から　出てきたみたいですから</text:p>
            <text:p>コレ　持っていきますぅ？</text:p>
          </table:table-cell>
          <table:table-cell office:value-type="string" calcext:value-type="string">
            <text:p>Perhaps so...But...\n</text:p>
            <text:p>Since this seems to have emerged from the ruins, will we take it with us?</text:p>
          </table:table-cell>
          <table:table-cell/>
          <table:table-cell table:formula="of:=IF([.F15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こんな大きいもの</text:p>
            <text:p>どうやって　持っていけばいいかなあ？</text:p>
          </table:table-cell>
          <table:table-cell office:value-type="string" calcext:value-type="string">
            <text:p>How are we supposed to lug that big ol' thing out of here?</text:p>
          </table:table-cell>
          <table:table-cell/>
          <table:table-cell table:formula="of:=IF([.F15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で　いいですかぁ？</text:p>
          </table:table-cell>
          <table:table-cell office:value-type="string" calcext:value-type="string">
            <text:p>Will this work?</text:p>
          </table:table-cell>
          <table:table-cell/>
          <table:table-cell table:formula="of:=IF([.F1554]=&quot;&quot;; &quot;UNTRANSLATED&quot;; &quot;&quot;)">
            <text:p/>
          </table:table-cell>
          <table:table-cell table:number-columns-repeated="1016"/>
        </table:table-row>
        <table:table-row table:style-name="ro33">
          <table:table-cell office:value-type="string" calcext:value-type="string">
            <text:p>string</text:p>
          </table:table-cell>
          <table:table-cell office:value-type="string" calcext:value-type="string">
            <text:p>block27-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ば　ばか力…</text:p>
          </table:table-cell>
          <table:table-cell office:value-type="string" calcext:value-type="string">
            <text:p>B-Brawn over brains...</text:p>
          </table:table-cell>
          <table:table-cell office:value-type="string" calcext:value-type="string">
            <text:p>NOTE: 馬鹿力 = brute strength, but literally "idiot strength"</text:p>
          </table:table-cell>
          <table:table-cell table:formula="of:=IF([.F15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えっ？</text:p>
          </table:table-cell>
          <table:table-cell office:value-type="string" calcext:value-type="string">
            <text:p>Hweh?</text:p>
          </table:table-cell>
          <table:table-cell/>
          <table:table-cell table:formula="of:=IF([.F15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2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氷のペンギンさんは　格納庫に</text:p>
            <text:p>入れときましたぁ</text:p>
          </table:table-cell>
          <table:table-cell office:value-type="string" calcext:value-type="string">
            <text:p>Miss Yuna, I have placed Mr. Ice Penguin in the hangar.</text:p>
          </table:table-cell>
          <table:table-cell/>
          <table:table-cell table:formula="of:=IF([.F15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で　これから　どうしますぅ？</text:p>
          </table:table-cell>
          <table:table-cell office:value-type="string" calcext:value-type="string">
            <text:p>So, what shall we do now?</text:p>
          </table:table-cell>
          <table:table-cell/>
          <table:table-cell table:formula="of:=IF([.F15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ぇ…</text:p>
            <text:p>ビーコンを　壊すには　あの氷を</text:p>
            <text:p>何とかしないと…</text:p>
          </table:table-cell>
          <table:table-cell office:value-type="string" calcext:value-type="string">
            <text:p>Well...To destroy the beacon, we need to do something with that penguin...</text:p>
          </table:table-cell>
          <table:table-cell/>
          <table:table-cell table:formula="of:=IF([.F15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たぶん　『氷の聖像』と『風吹き草』と</text:p>
            <text:p>『火の鳥』が　関係してるのよ！</text:p>
          </table:table-cell>
          <table:table-cell office:value-type="string" calcext:value-type="string">
            <text:p>Maybe the Icon of Ice, the Windsbreath Grass, and the Phoenix are related!</text:p>
          </table:table-cell>
          <table:table-cell/>
          <table:table-cell table:formula="of:=IF([.F15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氷のペンギン…じゃなくて</text:p>
            <text:p>『氷の聖像』は　手に入れたから</text:p>
            <text:p>あとは　二つを見つけなきゃ…</text:p>
          </table:table-cell>
          <table:table-cell office:value-type="string" calcext:value-type="string">
            <text:p>Since we've got the Penguin of Ice...I mean, the Icon of Ice, we need to find the other two...</text:p>
          </table:table-cell>
          <table:table-cell/>
          <table:table-cell table:formula="of:=IF([.F15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とりあえず　他の惑星に　行くわよ！</text:p>
          </table:table-cell>
          <table:table-cell office:value-type="string" calcext:value-type="string">
            <text:p>For now, we'll head to another planet!</text:p>
          </table:table-cell>
          <table:table-cell/>
          <table:table-cell table:formula="of:=IF([.F15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9</text:p>
          </table:table-cell>
          <table:table-cell table:number-columns-repeated="2"/>
          <table:table-cell office:value-type="string" calcext:value-type="string">
            <text:p>『惑星遊園地　ギャラクシー・パーク』</text:p>
          </table:table-cell>
          <table:table-cell office:value-type="string" calcext:value-type="string">
            <text:p>Amusement Park Planet: Galaxy Park</text:p>
          </table:table-cell>
          <table:table-cell/>
          <table:table-cell table:formula="of:=IF([.F15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い　着いたぁー❤</text:p>
          </table:table-cell>
          <table:table-cell office:value-type="string" calcext:value-type="string">
            <text:p>Yaaay! We're here![nbsp]❤</text:p>
          </table:table-cell>
          <table:table-cell/>
          <table:table-cell table:formula="of:=IF([.F15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ーんだか　とーっても</text:p>
            <text:p>にぎやかそうなところですぅ</text:p>
          </table:table-cell>
          <table:table-cell office:value-type="string" calcext:value-type="string">
            <text:p>It appears to be very lively here.</text:p>
          </table:table-cell>
          <table:table-cell/>
          <table:table-cell table:formula="of:=IF([.F1565]=&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lock27-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ここはね</text:p>
            <text:p>星全体が　遊園地に　なってるんだよ！</text:p>
          </table:table-cell>
          <table:table-cell office:value-type="string" calcext:value-type="string">
            <text:p>Yep! The entire planet is one big amusement park!</text:p>
          </table:table-cell>
          <table:table-cell office:value-type="string" calcext:value-type="string">
            <text:p>NOTE: i'm not actually sure if this makes more sense than coruscant or less.</text:p>
            <text:p>also, this statement is technically just saying that "the whole planet is amusement park(s)"; it's possible there's several of them, but we kind of have to assume one way or the other for the translation, and we only see the one</text:p>
          </table:table-cell>
          <table:table-cell table:formula="of:=IF([.F15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なんですかぁ</text:p>
            <text:p>スゴイですぅ！</text:p>
          </table:table-cell>
          <table:table-cell office:value-type="string" calcext:value-type="string">
            <text:p>Oh, is that so? How amazing!</text:p>
          </table:table-cell>
          <table:table-cell/>
          <table:table-cell table:formula="of:=IF([.F156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　前から　一度</text:p>
            <text:p>来てみたかったんだぁ</text:p>
          </table:table-cell>
          <table:table-cell office:value-type="string" calcext:value-type="string">
            <text:p>Eh-heh-heh![nbsp]❤ I've been wanting to check this place out for a while.</text:p>
          </table:table-cell>
          <table:table-cell/>
          <table:table-cell table:formula="of:=IF([.F15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楽しそうな　乗り物が</text:p>
            <text:p>いっぱいあるね！</text:p>
          </table:table-cell>
          <table:table-cell office:value-type="string" calcext:value-type="string">
            <text:p>There's tons of fun-looking rides!</text:p>
          </table:table-cell>
          <table:table-cell/>
          <table:table-cell table:formula="of:=IF([.F15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あーて　どこに行こうか！？</text:p>
          </table:table-cell>
          <table:table-cell office:value-type="string" calcext:value-type="string">
            <text:p>Alright, where should we go!?</text:p>
          </table:table-cell>
          <table:table-cell/>
          <table:table-cell table:formula="of:=IF([.F15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ェ</text:p>
            <text:p>これだけ広いと　手がかりをさがすのも</text:p>
            <text:p>ひと苦労ですぅ</text:p>
          </table:table-cell>
          <table:table-cell office:value-type="string" calcext:value-type="string">
            <text:p>Well, hmm...\n</text:p>
            <text:p>If it is this large, searching for clues will be very difficult.</text:p>
          </table:table-cell>
          <table:table-cell/>
          <table:table-cell table:formula="of:=IF([.F157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7-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ね〜　まずは　どこか</text:p>
            <text:p>高いところから　見渡してみようか？</text:p>
          </table:table-cell>
          <table:table-cell office:value-type="string" calcext:value-type="string">
            <text:p>Guess you're right. How about we try looking it over from somewhere high up first?</text:p>
          </table:table-cell>
          <table:table-cell/>
          <table:table-cell table:formula="of:=IF([.F1572]=&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27-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5">
          <table:table-cell office:value-type="string" calcext:value-type="string">
            <text:p>string</text:p>
          </table:table-cell>
          <table:table-cell office:value-type="string" calcext:value-type="string">
            <text:p>block27-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っ？</text:p>
            <text:p>ユーリィ　ナニ見てるの？</text:p>
          </table:table-cell>
          <table:table-cell office:value-type="string" calcext:value-type="string">
            <text:p>Huh? What're you looking at, Yuri?</text:p>
          </table:table-cell>
          <table:table-cell/>
          <table:table-cell table:formula="of:=IF([.F157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とぽっぽ号に</text:p>
            <text:p>これが　落ちてたんで</text:p>
            <text:p>勝手に　持って来ちゃいましたぁ</text:p>
          </table:table-cell>
          <table:table-cell office:value-type="string" calcext:value-type="string">
            <text:p>This was on the floor of the Pidgeywidgey, and I brought it along with me.</text:p>
          </table:table-cell>
          <table:table-cell/>
          <table:table-cell table:formula="of:=IF([.F15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これって銀河じゅうの</text:p>
            <text:p>遊べる場所が　すべて紹介された</text:p>
            <text:p>ガイドブックじゃない！</text:p>
          </table:table-cell>
          <table:table-cell office:value-type="string" calcext:value-type="string">
            <text:p>Ah! This is a guidebook that explains all about leisure sites across the galaxy!?</text:p>
          </table:table-cell>
          <table:table-cell/>
          <table:table-cell table:formula="of:=IF([.F15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3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へー　そうなんですかぁ…</text:p>
          </table:table-cell>
          <table:table-cell office:value-type="string" calcext:value-type="string">
            <text:p>Wow! Is it really...?</text:p>
          </table:table-cell>
          <table:table-cell/>
          <table:table-cell table:formula="of:=IF([.F15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れどれ</text:p>
            <text:p>高いところ…高いところ…</text:p>
          </table:table-cell>
          <table:table-cell office:value-type="string" calcext:value-type="string">
            <text:p>Hrm-hrm, high places...\n</text:p>
            <text:p>High places...</text:p>
          </table:table-cell>
          <table:table-cell/>
          <table:table-cell table:formula="of:=IF([.F157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高いところっていったら</text:p>
            <text:p>やっぱり『ジェットコースター』よね！</text:p>
          </table:table-cell>
          <table:table-cell office:value-type="string" calcext:value-type="string">
            <text:p>If you're looking for something tall, of course you've gotta think roller coasters!</text:p>
          </table:table-cell>
          <table:table-cell/>
          <table:table-cell table:formula="of:=IF([.F157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ext:p>『トリプル観覧車』っていうのが</text:p>
            <text:p>あったあ！</text:p>
          </table:table-cell>
          <table:table-cell office:value-type="string" calcext:value-type="string">
            <text:p>Oh! There's something called a `Triple Ferris Wheel'!</text:p>
          </table:table-cell>
          <table:table-cell/>
          <table:table-cell table:formula="of:=IF([.F158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えーっと　ナニナニ…この観覧車は</text:p>
            <text:p>直径６００メートルですので…</text:p>
          </table:table-cell>
          <table:table-cell office:value-type="string" calcext:value-type="string">
            <text:p>Let's see here...Since this Ferris wheel is 600 meters across...</text:p>
          </table:table-cell>
          <table:table-cell/>
          <table:table-cell table:formula="of:=IF([.F158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7-n-0x3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ギャラクシー・パークも…あっ！</text:p>
            <text:p>かなり見渡せますって書いてあるよ</text:p>
          </table:table-cell>
          <table:table-cell office:value-type="string" calcext:value-type="string">
            <text:p>...You can get...Aha!\n</text:p>
            <text:p>It says it has a really good view of Galaxy Park!</text:p>
          </table:table-cell>
          <table:table-cell/>
          <table:table-cell table:formula="of:=IF([.F15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直径６００メートルって</text:p>
            <text:p>けっこー　高そうですねぇ</text:p>
          </table:table-cell>
          <table:table-cell office:value-type="string" calcext:value-type="string">
            <text:p>A diameter of 600 meters sounds very high.</text:p>
          </table:table-cell>
          <table:table-cell/>
          <table:table-cell table:formula="of:=IF([.F15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し　決めた！</text:p>
            <text:p>まずは　ここへ行こう！</text:p>
          </table:table-cell>
          <table:table-cell office:value-type="string" calcext:value-type="string">
            <text:p>Okay, it's decided!\n</text:p>
            <text:p>We'll go HERE first!</text:p>
          </table:table-cell>
          <table:table-cell/>
          <table:table-cell table:formula="of:=IF([.F15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ガタン…ガタン…って</text:p>
            <text:p>だんだん　高〜く　上がっていってぇ…</text:p>
          </table:table-cell>
          <table:table-cell office:value-type="string" calcext:value-type="string">
            <text:p>They click and clack and take you higher and higher...</text:p>
          </table:table-cell>
          <table:table-cell/>
          <table:table-cell table:formula="of:=IF([.F158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きゃあ〜っ！</text:p>
            <text:p>そのあとのこと　考えただけで</text:p>
            <text:p>ゾクゾクしちゃう！</text:p>
          </table:table-cell>
          <table:table-cell office:value-type="string" calcext:value-type="string">
            <text:p>Eeeek!\n</text:p>
            <text:p>Just thinking about what happens next gives me the shivers!</text:p>
          </table:table-cell>
          <table:table-cell/>
          <table:table-cell table:formula="of:=IF([.F15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4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ガ〜ッタン……</text:p>
            <text:p>ガ〜ッタン……ですかあ</text:p>
          </table:table-cell>
          <table:table-cell office:value-type="string" calcext:value-type="string">
            <text:p>Cliiiiick...and claaaaack...?</text:p>
          </table:table-cell>
          <table:table-cell/>
          <table:table-cell table:formula="of:=IF([.F158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tears]…なんかユーリィが言うと</text:p>
            <text:p>と〜っても　遅く感じる…</text:p>
            <text:p>どうしてだろ？</text:p>
          </table:table-cell>
          <table:table-cell office:value-type="string" calcext:value-type="string">
            <text:p>Ooh...[nbsp][tears] Somehow, when you say it, it feels so slow...Why's that?</text:p>
          </table:table-cell>
          <table:table-cell/>
          <table:table-cell table:formula="of:=IF([.F15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4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かぁ？</text:p>
          </table:table-cell>
          <table:table-cell office:value-type="string" calcext:value-type="string">
            <text:p>Does it?</text:p>
          </table:table-cell>
          <table:table-cell/>
          <table:table-cell table:formula="of:=IF([.F158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7-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text:p>
            <text:p>ユーリィの　言う通りかもね</text:p>
            <text:p>ジェットコースターだと</text:p>
            <text:p>速すぎて　何も見えないかも…</text:p>
          </table:table-cell>
          <table:table-cell office:value-type="string" calcext:value-type="string">
            <text:p>Well...Maybe what you're saying is better, Yuri. A roller coaster is too fast and we might not be able to see anything...</text:p>
          </table:table-cell>
          <table:table-cell/>
          <table:table-cell table:formula="of:=IF([.F15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れは　ありゃりゃですぅ</text:p>
          </table:table-cell>
          <table:table-cell office:value-type="string" calcext:value-type="string">
            <text:p>That would not be good.</text:p>
          </table:table-cell>
          <table:table-cell/>
          <table:table-cell table:formula="of:=IF([.F159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ぱり　ゆっくり</text:p>
            <text:p>動いているものがいいわよね</text:p>
            <text:p>うん！　もう一度さがしてみよっと</text:p>
          </table:table-cell>
          <table:table-cell office:value-type="string" calcext:value-type="string">
            <text:p>Yeah, guess something that moves slow is what we want after all.\n</text:p>
            <text:p>Alright! Let's have another look.</text:p>
          </table:table-cell>
          <table:table-cell/>
          <table:table-cell table:formula="of:=IF([.F1592]=&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8 (sector 0x2F5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8-0x28</text:p>
          </table:table-cell>
          <table:table-cell table:number-columns-repeated="2"/>
          <table:table-cell office:value-type="string" calcext:value-type="string">
            <text:p>３章＃６（２８）</text:p>
          </table:table-cell>
          <table:table-cell table:formula="of:=T([.F956])" office:value-type="string" office:string-value="Ch. 3 [#]6 (28)" calcext:value-type="string">
            <text:p>Ch. 3 [#]6 (28)</text:p>
          </table:table-cell>
          <table:table-cell office:value-type="string" calcext:value-type="string">
            <text:p>DUPE: F956</text:p>
          </table:table-cell>
          <table:table-cell table:number-columns-repeated="1017"/>
        </table:table-row>
        <table:table-row table:style-name="ro2">
          <table:table-cell office:value-type="string" calcext:value-type="string">
            <text:p>string</text:p>
          </table:table-cell>
          <table:table-cell office:value-type="string" calcext:value-type="string">
            <text:p>block28-0x3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8-0x48</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8-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8-0x66</text:p>
          </table:table-cell>
          <table:table-cell table:number-columns-repeated="2"/>
          <table:table-cell office:value-type="string" calcext:value-type="string">
            <text:p>広場１</text:p>
          </table:table-cell>
          <table:table-cell office:value-type="string" calcext:value-type="string">
            <text:p>Plaza 1</text:p>
          </table:table-cell>
          <table:table-cell/>
          <table:table-cell table:formula="of:=IF([.F16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6D</text:p>
          </table:table-cell>
          <table:table-cell table:number-columns-repeated="2"/>
          <table:table-cell office:value-type="string" calcext:value-type="string">
            <text:p>クイズ解答０</text:p>
          </table:table-cell>
          <table:table-cell office:value-type="string" calcext:value-type="string">
            <text:p>Quiz answer 0</text:p>
          </table:table-cell>
          <table:table-cell/>
          <table:table-cell table:formula="of:=IF([.F16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7A</text:p>
          </table:table-cell>
          <table:table-cell table:number-columns-repeated="2"/>
          <table:table-cell office:value-type="string" calcext:value-type="string">
            <text:p>クイズ解答１</text:p>
          </table:table-cell>
          <table:table-cell table:style-name="ce3" office:value-type="string" calcext:value-type="string">
            <text:p>Quiz answer 1</text:p>
          </table:table-cell>
          <table:table-cell/>
          <table:table-cell table:formula="of:=IF([.F16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87</text:p>
          </table:table-cell>
          <table:table-cell table:number-columns-repeated="2"/>
          <table:table-cell office:value-type="string" calcext:value-type="string">
            <text:p>クイズ解答２</text:p>
          </table:table-cell>
          <table:table-cell table:style-name="ce3" office:value-type="string" calcext:value-type="string">
            <text:p>Quiz answer 2</text:p>
          </table:table-cell>
          <table:table-cell/>
          <table:table-cell table:formula="of:=IF([.F16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94</text:p>
          </table:table-cell>
          <table:table-cell table:number-columns-repeated="2"/>
          <table:table-cell office:value-type="string" calcext:value-type="string">
            <text:p>クイズ解答３</text:p>
          </table:table-cell>
          <table:table-cell table:style-name="ce3" office:value-type="string" calcext:value-type="string">
            <text:p>Quiz answer 3</text:p>
          </table:table-cell>
          <table:table-cell/>
          <table:table-cell table:formula="of:=IF([.F16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A1</text:p>
          </table:table-cell>
          <table:table-cell table:number-columns-repeated="2"/>
          <table:table-cell office:value-type="string" calcext:value-type="string">
            <text:p>ミキバトル</text:p>
          </table:table-cell>
          <table:table-cell office:value-type="string" calcext:value-type="string">
            <text:p>Miki battle</text:p>
          </table:table-cell>
          <table:table-cell/>
          <table:table-cell table:formula="of:=IF([.F16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AC</text:p>
          </table:table-cell>
          <table:table-cell table:number-columns-repeated="2"/>
          <table:table-cell office:value-type="string" calcext:value-type="string">
            <text:p>ミキバトル後</text:p>
          </table:table-cell>
          <table:table-cell office:value-type="string" calcext:value-type="string">
            <text:p>After Miki battle</text:p>
          </table:table-cell>
          <table:table-cell/>
          <table:table-cell table:formula="of:=IF([.F16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B9</text:p>
          </table:table-cell>
          <table:table-cell table:number-columns-repeated="2"/>
          <table:table-cell office:value-type="string" calcext:value-type="string">
            <text:p>マウンテン</text:p>
          </table:table-cell>
          <table:table-cell office:value-type="string" calcext:value-type="string">
            <text:p>Mountain</text:p>
          </table:table-cell>
          <table:table-cell/>
          <table:table-cell table:formula="of:=IF([.F16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C4</text:p>
          </table:table-cell>
          <table:table-cell table:number-columns-repeated="2"/>
          <table:table-cell office:value-type="string" calcext:value-type="string">
            <text:p>ＩＶ３４</text:p>
          </table:table-cell>
          <table:table-cell office:value-type="string" calcext:value-type="string">
            <text:p>EVT34</text:p>
          </table:table-cell>
          <table:table-cell/>
          <table:table-cell table:formula="of:=IF([.F16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CD</text:p>
          </table:table-cell>
          <table:table-cell table:number-columns-repeated="2"/>
          <table:table-cell office:value-type="string" calcext:value-type="string">
            <text:p>ＩＶ３５</text:p>
          </table:table-cell>
          <table:table-cell office:value-type="string" calcext:value-type="string">
            <text:p>EVT35</text:p>
          </table:table-cell>
          <table:table-cell/>
          <table:table-cell table:formula="of:=IF([.F16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D6</text:p>
          </table:table-cell>
          <table:table-cell table:number-columns-repeated="2"/>
          <table:table-cell office:value-type="string" calcext:value-type="string">
            <text:p>ＩＶ３６</text:p>
          </table:table-cell>
          <table:table-cell office:value-type="string" calcext:value-type="string">
            <text:p>EVT36</text:p>
          </table:table-cell>
          <table:table-cell/>
          <table:table-cell table:formula="of:=IF([.F16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DF</text:p>
          </table:table-cell>
          <table:table-cell table:number-columns-repeated="2"/>
          <table:table-cell office:value-type="string" calcext:value-type="string">
            <text:p>ＩＶ３７</text:p>
          </table:table-cell>
          <table:table-cell office:value-type="string" calcext:value-type="string">
            <text:p>EVT37</text:p>
          </table:table-cell>
          <table:table-cell/>
          <table:table-cell table:formula="of:=IF([.F16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134</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8-0x140</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8-0x14C</text:p>
          </table:table-cell>
          <table:table-cell table:number-columns-repeated="2"/>
          <table:table-cell office:value-type="string" calcext:value-type="string">
            <text:p>お客さん</text:p>
          </table:table-cell>
          <table:table-cell office:value-type="string" calcext:value-type="string">
            <text:p>Customers</text:p>
          </table:table-cell>
          <table:table-cell/>
          <table:table-cell table:formula="of:=IF([.F16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15C</text:p>
          </table:table-cell>
          <table:table-cell table:number-columns-repeated="2"/>
          <table:table-cell office:value-type="string" calcext:value-type="string">
            <text:p>氷</text:p>
          </table:table-cell>
          <table:table-cell office:value-type="string" calcext:value-type="string">
            <text:p>Ice</text:p>
          </table:table-cell>
          <table:table-cell/>
          <table:table-cell table:formula="of:=IF([.F16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15F</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8-0x394</text:p>
          </table:table-cell>
          <table:table-cell table:number-columns-repeated="2"/>
          <table:table-cell office:value-type="string" calcext:value-type="string">
            <text:p>北海道</text:p>
          </table:table-cell>
          <table:table-cell office:value-type="string" calcext:value-type="string">
            <text:p>Hokkaido</text:p>
          </table:table-cell>
          <table:table-cell/>
          <table:table-cell table:formula="of:=IF([.F16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39B</text:p>
          </table:table-cell>
          <table:table-cell table:number-columns-repeated="2"/>
          <table:table-cell office:value-type="string" calcext:value-type="string">
            <text:p>大阪</text:p>
          </table:table-cell>
          <table:table-cell office:value-type="string" calcext:value-type="string">
            <text:p>Osaka</text:p>
          </table:table-cell>
          <table:table-cell/>
          <table:table-cell table:formula="of:=IF([.F16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3A0</text:p>
          </table:table-cell>
          <table:table-cell table:number-columns-repeated="2"/>
          <table:table-cell office:value-type="string" calcext:value-type="string">
            <text:p>沖縄</text:p>
          </table:table-cell>
          <table:table-cell office:value-type="string" calcext:value-type="string">
            <text:p>Okinawa</text:p>
          </table:table-cell>
          <table:table-cell/>
          <table:table-cell table:formula="of:=IF([.F16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3A5</text:p>
          </table:table-cell>
          <table:table-cell table:number-columns-repeated="2"/>
          <table:table-cell office:value-type="string" calcext:value-type="string">
            <text:p>東京</text:p>
          </table:table-cell>
          <table:table-cell office:value-type="string" calcext:value-type="string">
            <text:p>Tokyo</text:p>
          </table:table-cell>
          <table:table-cell/>
          <table:table-cell table:formula="of:=IF([.F16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A5</text:p>
          </table:table-cell>
          <table:table-cell table:number-columns-repeated="2"/>
          <table:table-cell office:value-type="string" calcext:value-type="string">
            <text:p>忘れちゃった</text:p>
          </table:table-cell>
          <table:table-cell office:value-type="string" calcext:value-type="string">
            <text:p>I forget</text:p>
          </table:table-cell>
          <table:table-cell/>
          <table:table-cell table:formula="of:=IF([.F16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B2</text:p>
          </table:table-cell>
          <table:table-cell table:number-columns-repeated="2"/>
          <table:table-cell office:value-type="string" calcext:value-type="string">
            <text:p>知らない</text:p>
          </table:table-cell>
          <table:table-cell office:value-type="string" calcext:value-type="string">
            <text:p>I don't know</text:p>
          </table:table-cell>
          <table:table-cell/>
          <table:table-cell table:formula="of:=IF([.F16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BB</text:p>
          </table:table-cell>
          <table:table-cell table:number-columns-repeated="2"/>
          <table:table-cell office:value-type="string" calcext:value-type="string">
            <text:p>記憶にない</text:p>
          </table:table-cell>
          <table:table-cell office:value-type="string" calcext:value-type="string">
            <text:p>I don't remember</text:p>
          </table:table-cell>
          <table:table-cell/>
          <table:table-cell table:formula="of:=IF([.F16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C6</text:p>
          </table:table-cell>
          <table:table-cell table:number-columns-repeated="2"/>
          <table:table-cell office:value-type="string" calcext:value-type="string">
            <text:p>子供だから　わかんな〜い</text:p>
          </table:table-cell>
          <table:table-cell office:value-type="string" calcext:value-type="string">
            <text:p>I'm just a kid, I dunno</text:p>
          </table:table-cell>
          <table:table-cell/>
          <table:table-cell table:formula="of:=IF([.F16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71D</text:p>
          </table:table-cell>
          <table:table-cell table:number-columns-repeated="2"/>
          <table:table-cell office:value-type="string" calcext:value-type="string">
            <text:p>ヴィーナス・プロ</text:p>
          </table:table-cell>
          <table:table-cell office:value-type="string" calcext:value-type="string">
            <text:p>Venus Pro</text:p>
          </table:table-cell>
          <table:table-cell/>
          <table:table-cell table:formula="of:=IF([.F16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72E</text:p>
          </table:table-cell>
          <table:table-cell table:number-columns-repeated="2"/>
          <table:table-cell office:value-type="string" calcext:value-type="string">
            <text:p>パーニング・プロ</text:p>
          </table:table-cell>
          <table:table-cell office:value-type="string" calcext:value-type="string">
            <text:p>Burning Pro</text:p>
          </table:table-cell>
          <table:table-cell/>
          <table:table-cell table:formula="of:=IF([.F16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A1E</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2B</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6D</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8B</text:p>
          </table:table-cell>
          <table:table-cell table:number-columns-repeated="2"/>
          <table:table-cell office:value-type="string" calcext:value-type="string">
            <text:p>ポリリーナ様</text:p>
          </table:table-cell>
          <table:table-cell table:formula="of:=T([.F783])" office:value-type="string" office:string-value="Polylina" calcext:value-type="string">
            <text:p>Polylina</text:p>
          </table:table-cell>
          <table:table-cell office:value-type="string" calcext:value-type="string">
            <text:p>DUPE: F783</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A8</text:p>
          </table:table-cell>
          <table:table-cell table:number-columns-repeated="2"/>
          <table:table-cell office:value-type="string" calcext:value-type="string">
            <text:p>風吹き草と火の鳥のこと</text:p>
          </table:table-cell>
          <table:table-cell office:value-type="string" calcext:value-type="string">
            <text:p>About Windsbreath Grass and Phoenix</text:p>
          </table:table-cell>
          <table:table-cell/>
          <table:table-cell table:formula="of:=IF([.F16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08</text:p>
          </table:table-cell>
          <table:table-cell table:number-columns-repeated="2"/>
          <table:table-cell office:value-type="string" calcext:value-type="string">
            <text:p>使う</text:p>
          </table:table-cell>
          <table:table-cell office:value-type="string" calcext:value-type="string">
            <text:p>Use</text:p>
          </table:table-cell>
          <table:table-cell/>
          <table:table-cell table:formula="of:=IF([.F16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14</text:p>
          </table:table-cell>
          <table:table-cell table:number-columns-repeated="2"/>
          <table:table-cell office:value-type="string" calcext:value-type="string">
            <text:p>ジャンプする</text:p>
          </table:table-cell>
          <table:table-cell office:value-type="string" calcext:value-type="string">
            <text:p>Jump</text:p>
          </table:table-cell>
          <table:table-cell/>
          <table:table-cell table:formula="of:=IF([.F16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43</text:p>
          </table:table-cell>
          <table:table-cell table:number-columns-repeated="2"/>
          <table:table-cell office:value-type="string" calcext:value-type="string">
            <text:p>天井</text:p>
          </table:table-cell>
          <table:table-cell office:value-type="string" calcext:value-type="string">
            <text:p>Ceiling</text:p>
          </table:table-cell>
          <table:table-cell/>
          <table:table-cell table:formula="of:=IF([.F16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5F</text:p>
          </table:table-cell>
          <table:table-cell table:number-columns-repeated="2"/>
          <table:table-cell office:value-type="string" calcext:value-type="string">
            <text:p>風穴</text:p>
          </table:table-cell>
          <table:table-cell office:value-type="string" calcext:value-type="string">
            <text:p>Windhole</text:p>
          </table:table-cell>
          <table:table-cell/>
          <table:table-cell table:formula="of:=IF([.F16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64</text:p>
          </table:table-cell>
          <table:table-cell table:number-columns-repeated="2"/>
          <table:table-cell office:value-type="string" calcext:value-type="string">
            <text:p>氷の聖像</text:p>
          </table:table-cell>
          <table:table-cell office:value-type="string" calcext:value-type="string">
            <text:p>Icon of Ice</text:p>
          </table:table-cell>
          <table:table-cell/>
          <table:table-cell table:formula="of:=IF([.F16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ヘ❤</text:p>
            <text:p>たくさん　集まってきてるね！</text:p>
            <text:p>やっぱり　商売は目立ったモン勝ちよ</text:p>
          </table:table-cell>
          <table:table-cell office:value-type="string" calcext:value-type="string">
            <text:p>Eh-heh-heh-heh.[nbsp]❤\n</text:p>
            <text:p>Look how many people showed up!\n</text:p>
            <text:p>Novelty is king, alright.</text:p>
          </table:table-cell>
          <table:table-cell/>
          <table:table-cell table:formula="of:=IF([.F16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商売人ですねぇ〜</text:p>
          </table:table-cell>
          <table:table-cell office:value-type="string" calcext:value-type="string">
            <text:p>You are a born merchant, Miss Yuna.</text:p>
          </table:table-cell>
          <table:table-cell/>
          <table:table-cell table:formula="of:=IF([.F16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　かわいそうだけど</text:p>
            <text:p>このさい　しょうが無いわね…</text:p>
          </table:table-cell>
          <table:table-cell office:value-type="string" calcext:value-type="string">
            <text:p>It's a little pathetic, but under the circumstances, it's our only option.</text:p>
          </table:table-cell>
          <table:table-cell/>
          <table:table-cell table:formula="of:=IF([.F16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ユナさん</text:p>
            <text:p>こんなことして　いいんですかぁ？</text:p>
          </table:table-cell>
          <table:table-cell office:value-type="string" calcext:value-type="string">
            <text:p>Umm...Miss Yuna, is it really okay to do this?</text:p>
          </table:table-cell>
          <table:table-cell/>
          <table:table-cell table:formula="of:=IF([.F16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いの❤</text:p>
          </table:table-cell>
          <table:table-cell office:value-type="string" calcext:value-type="string">
            <text:p>It'll be fine.[nbsp]❤</text:p>
          </table:table-cell>
          <table:table-cell/>
          <table:table-cell table:formula="of:=IF([.F16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い！　ユーリィ</text:p>
            <text:p>これだけ人が　集まってれば</text:p>
            <text:p>犯人は　必ず来るはずよ！</text:p>
          </table:table-cell>
          <table:table-cell office:value-type="string" calcext:value-type="string">
            <text:p>Okay, Yuri! With this many people showing up, our perp's gotta be coming too!</text:p>
          </table:table-cell>
          <table:table-cell/>
          <table:table-cell table:formula="of:=IF([.F16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ですぅ！</text:p>
            <text:p>しっかり　見張ってますぅ！</text:p>
          </table:table-cell>
          <table:table-cell office:value-type="string" calcext:value-type="string">
            <text:p>Yes ma'am!\n</text:p>
            <text:p>I am keeping a close lookout!</text:p>
          </table:table-cell>
          <table:table-cell/>
          <table:table-cell table:formula="of:=IF([.F16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一問！</text:p>
          </table:table-cell>
          <table:table-cell office:value-type="string" calcext:value-type="string">
            <text:p>Question 1!</text:p>
          </table:table-cell>
          <table:table-cell/>
          <table:table-cell table:formula="of:=IF([.F16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8</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日本の首都は？</text:p>
          </table:table-cell>
          <table:table-cell office:value-type="string" calcext:value-type="string">
            <text:p>What is the capital of Japan?</text:p>
          </table:table-cell>
          <table:table-cell/>
          <table:table-cell table:formula="of:=IF([.F16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9</text:p>
          </table:table-cell>
          <table:table-cell office:value-type="string" calcext:value-type="string">
            <text:p>Yuna &amp; Fake Yuna: {</text:p>
          </table:table-cell>
          <table:table-cell table:formula="of:=T([.D100])" office:value-type="string" office:string-value="}" calcext:value-type="string">
            <text:p>}</text:p>
          </table:table-cell>
          <table:table-cell office:value-type="string" calcext:value-type="string">
            <text:p>北海道！</text:p>
          </table:table-cell>
          <table:table-cell office:value-type="string" calcext:value-type="string">
            <text:p>Hokkaido!</text:p>
          </table:table-cell>
          <table:table-cell/>
          <table:table-cell table:formula="of:=IF([.F16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チョットォ〜[sweat]</text:p>
            <text:p>なんで　こんな問題がわかんないのよ！</text:p>
          </table:table-cell>
          <table:table-cell office:value-type="string" calcext:value-type="string">
            <text:p>Oh, come on.[nbsp][sweat]\n</text:p>
            <text:p>How do you not know this!?</text:p>
          </table:table-cell>
          <table:table-cell/>
          <table:table-cell table:formula="of:=IF([.F16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B</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ハラヒレホレ〜〜</text:p>
          </table:table-cell>
          <table:table-cell table:style-name="ce3" office:value-type="string" calcext:value-type="string">
            <text:p>herpdy derpdy derp</text:p>
          </table:table-cell>
          <table:table-cell/>
          <table:table-cell table:formula="of:=IF([.F16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C</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大阪！</text:p>
          </table:table-cell>
          <table:table-cell office:value-type="string" calcext:value-type="string">
            <text:p>Osaka!</text:p>
          </table:table-cell>
          <table:table-cell/>
          <table:table-cell table:formula="of:=IF([.F16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D</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チョットォ〜[sweat]</text:p>
            <text:p>なんで　こんな問題がわかんないのよ！</text:p>
          </table:table-cell>
          <table:table-cell table:formula="of:=T([.F1647])" office:value-type="string" office:string-value="Oh, come on.[nbsp][sweat]\n&#10;How do you not know this!?" calcext:value-type="string">
            <text:p>Oh, come on.[nbsp][sweat]\n</text:p>
            <text:p>How do you not know this!?</text:p>
          </table:table-cell>
          <table:table-cell office:value-type="string" calcext:value-type="string">
            <text:p>DUPE: F1647</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E</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ハラヒレホレ〜〜</text:p>
          </table:table-cell>
          <table:table-cell table:formula="of:=T([.F1648])" office:value-type="string" office:string-value="herpdy derpdy derp" calcext:value-type="string">
            <text:p>herpdy derpdy derp</text:p>
          </table:table-cell>
          <table:table-cell office:value-type="string" calcext:value-type="string">
            <text:p>DUPE: F1648</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F</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沖縄！</text:p>
          </table:table-cell>
          <table:table-cell office:value-type="string" calcext:value-type="string">
            <text:p>Okinawa!</text:p>
          </table:table-cell>
          <table:table-cell/>
          <table:table-cell table:formula="of:=IF([.F16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1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チョットォ〜[sweat]</text:p>
            <text:p>なんで　こんな問題がわかんないのよ！</text:p>
          </table:table-cell>
          <table:table-cell table:formula="of:=T([.F1647])" office:value-type="string" office:string-value="Oh, come on.[nbsp][sweat]\n&#10;How do you not know this!?" calcext:value-type="string">
            <text:p>Oh, come on.[nbsp][sweat]\n</text:p>
            <text:p>How do you not know this!?</text:p>
          </table:table-cell>
          <table:table-cell office:value-type="string" calcext:value-type="string">
            <text:p>DUPE: F1647</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11</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ハラヒレホレ〜〜</text:p>
          </table:table-cell>
          <table:table-cell table:formula="of:=T([.F1648])" office:value-type="string" office:string-value="herpdy derpdy derp" calcext:value-type="string">
            <text:p>herpdy derpdy derp</text:p>
          </table:table-cell>
          <table:table-cell office:value-type="string" calcext:value-type="string">
            <text:p>DUPE: F1648</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12</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東京！</text:p>
          </table:table-cell>
          <table:table-cell office:value-type="string" calcext:value-type="string">
            <text:p>Tokyo!</text:p>
          </table:table-cell>
          <table:table-cell/>
          <table:table-cell table:formula="of:=IF([.F165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8-n-0x13</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ら　正解…</text:p>
            <text:p>ま　この辺は　一般常識よね！</text:p>
          </table:table-cell>
          <table:table-cell office:value-type="string" calcext:value-type="string">
            <text:p>My, my, good answer...\n</text:p>
            <text:p>Well, that one's common knowledge!</text:p>
          </table:table-cell>
          <table:table-cell office:value-type="string" calcext:value-type="string">
            <text:p>NOTE: this is my family feud reference, garnered from watching a TAS a decade ago, which is my sole experience with the show. i hope you like it.</text:p>
          </table:table-cell>
          <table:table-cell table:formula="of:=IF([.F16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二問！</text:p>
          </table:table-cell>
          <table:table-cell office:value-type="string" calcext:value-type="string">
            <text:p>Question 2!</text:p>
          </table:table-cell>
          <table:table-cell/>
          <table:table-cell table:formula="of:=IF([.F165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8-n-0x15</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一七六七年　奥羽</text:p>
            <text:p>米沢藩の　第十代藩主に就任し</text:p>
            <text:p>徹底的な改革を　押し進めた</text:p>
            <text:p>名君の誉れ高い人物は　だれ！？</text:p>
          </table:table-cell>
          <table:table-cell office:value-type="string" calcext:value-type="string">
            <text:p>Who was the renowned ruler that became the tenth-generation lord of Ouu's Yonezawa Domain in 1767 and pushed forward major reforms!?</text:p>
          </table:table-cell>
          <table:table-cell/>
          <table:table-cell table:formula="of:=IF([.F16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16</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そんなの</text:p>
            <text:p>わかんないよぉーっ　ブー　ブー！</text:p>
          </table:table-cell>
          <table:table-cell office:value-type="string" calcext:value-type="string">
            <text:p>I don't know THAT! Boooooo!</text:p>
          </table:table-cell>
          <table:table-cell/>
          <table:table-cell table:formula="of:=IF([.F165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8-n-0x1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そうね</text:p>
            <text:p>あなたたちの　頭じゃ無理ね…</text:p>
            <text:p>ちなみに　答えは『上杉鷹山』ね</text:p>
          </table:table-cell>
          <table:table-cell office:value-type="string" calcext:value-type="string">
            <text:p>I see.\n</text:p>
            <text:p>Too much for your brains, I suppose...\n</text:p>
            <text:p>By the way, the answer is `Uesugi Youzan.'</text:p>
          </table:table-cell>
          <table:table-cell office:value-type="string" calcext:value-type="string">
            <text:p>NOTE: wikipedia claims he is in fact the 9th-generation lord</text:p>
          </table:table-cell>
          <table:table-cell table:formula="of:=IF([.F16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8</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ブー　ブー</text:p>
          </table:table-cell>
          <table:table-cell office:value-type="string" calcext:value-type="string">
            <text:p>Boo, boo!</text:p>
          </table:table-cell>
          <table:table-cell/>
          <table:table-cell table:formula="of:=IF([.F16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三問！</text:p>
          </table:table-cell>
          <table:table-cell office:value-type="string" calcext:value-type="string">
            <text:p>Question 3!</text:p>
          </table:table-cell>
          <table:table-cell/>
          <table:table-cell table:formula="of:=IF([.F166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1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お気楽アイドル</text:p>
            <text:p>神楽坂ユナが　所属する</text:p>
            <text:p>芸能プロダクションは！？</text:p>
          </table:table-cell>
          <table:table-cell office:value-type="string" calcext:value-type="string">
            <text:p>What entertainment production company is the happy-go-lucky idol Yuna Kagurazaka affiliated with!?</text:p>
          </table:table-cell>
          <table:table-cell/>
          <table:table-cell table:formula="of:=IF([.F16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B</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ヴィーナス・プロ！</text:p>
          </table:table-cell>
          <table:table-cell office:value-type="string" calcext:value-type="string">
            <text:p>Venus Pro!</text:p>
          </table:table-cell>
          <table:table-cell/>
          <table:table-cell table:formula="of:=IF([.F16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C</text:p>
          </table:table-cell>
          <table:table-cell table:formula="of:=T([.C301])" office:value-type="string" office:string-value="Polylina: {" calcext:value-type="string">
            <text:p>Polylina: {</text:p>
          </table:table-cell>
          <table:table-cell/>
          <table:table-cell office:value-type="string" calcext:value-type="string">
            <text:p>あら　二人とも正解</text:p>
          </table:table-cell>
          <table:table-cell office:value-type="string" calcext:value-type="string">
            <text:p>Oh my, you're both correct.</text:p>
          </table:table-cell>
          <table:table-cell office:value-type="string" calcext:value-type="string">
            <text:p>NOTE: split lines</text:p>
          </table:table-cell>
          <table:table-cell table:formula="of:=IF([.F16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1D</text:p>
          </table:table-cell>
          <table:table-cell/>
          <table:table-cell table:formula="of:=T([.D100])" office:value-type="string" office:string-value="}" calcext:value-type="string">
            <text:p>}</text:p>
          </table:table-cell>
          <table:table-cell office:value-type="string" calcext:value-type="string">
            <text:p>こうなったら　いよいよ</text:p>
            <text:p>最後の問題よ！</text:p>
          </table:table-cell>
          <table:table-cell office:value-type="string" calcext:value-type="string">
            <text:p>Well then, it all comes down to...\n</text:p>
            <text:p>the final question!</text:p>
          </table:table-cell>
          <table:table-cell/>
          <table:table-cell table:formula="of:=IF([.F166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8-n-0x1E</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パーニング・プロ！！</text:p>
          </table:table-cell>
          <table:table-cell office:value-type="string" calcext:value-type="string">
            <text:p>Burning Pro!</text:p>
          </table:table-cell>
          <table:table-cell office:value-type="string" calcext:value-type="string">
            <text:p>NOTE: at first i thought this was a joke about the super famicom game burning pro wrestling, but apparently "burning production" is a real company. huh.</text:p>
          </table:table-cell>
          <table:table-cell table:formula="of:=IF([.F166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1F</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こら〜！！</text:p>
            <text:p>自分の所属する　プロダクションくらい</text:p>
            <text:p>覚えなさーい！！</text:p>
          </table:table-cell>
          <table:table-cell office:value-type="string" calcext:value-type="string">
            <text:p>Come ON!\n</text:p>
            <text:p>At least learn the name of the company THAT YOU WORK FOR!</text:p>
          </table:table-cell>
          <table:table-cell/>
          <table:table-cell table:formula="of:=IF([.F16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四問！</text:p>
          </table:table-cell>
          <table:table-cell office:value-type="string" calcext:value-type="string">
            <text:p>Question 4!</text:p>
          </table:table-cell>
          <table:table-cell/>
          <table:table-cell table:formula="of:=IF([.F166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8-n-0x21</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ご飯を食べるとき</text:p>
            <text:p>左手には　ご飯の入った</text:p>
            <text:p>お茶碗を　持ちました…</text:p>
            <text:p>さて　右手には何を持つでしょう？</text:p>
          </table:table-cell>
          <table:table-cell office:value-type="string" calcext:value-type="string">
            <text:p>You're eating rice, and you're holding the bowl with the rice in your left hand...So, what do you have in your right hand?</text:p>
          </table:table-cell>
          <table:table-cell/>
          <table:table-cell table:formula="of:=IF([.F16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おみそしる！</text:p>
          </table:table-cell>
          <table:table-cell office:value-type="string" calcext:value-type="string">
            <text:p>Miso soup!</text:p>
          </table:table-cell>
          <table:table-cell/>
          <table:table-cell table:formula="of:=IF([.F16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3</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おハシ！</text:p>
          </table:table-cell>
          <table:table-cell office:value-type="string" calcext:value-type="string">
            <text:p>Chopsticks!</text:p>
          </table:table-cell>
          <table:table-cell/>
          <table:table-cell table:formula="of:=IF([.F16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4</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ニセモノは　あなたね！！</text:p>
          </table:table-cell>
          <table:table-cell office:value-type="string" calcext:value-type="string">
            <text:p>And the impostor is...YOU!</text:p>
          </table:table-cell>
          <table:table-cell/>
          <table:table-cell table:formula="of:=IF([.F16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5</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ええぇぇぇぇぇっ！？</text:p>
          </table:table-cell>
          <table:table-cell office:value-type="string" calcext:value-type="string">
            <text:p>WHAAAAAAAAAAAAAT!?</text:p>
          </table:table-cell>
          <table:table-cell/>
          <table:table-cell table:formula="of:=IF([.F16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6</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なっ　なぜ！？</text:p>
            <text:p>私の方が　正解したのに！</text:p>
          </table:table-cell>
          <table:table-cell office:value-type="string" calcext:value-type="string">
            <text:p>W-Why!?\n</text:p>
            <text:p>MY answer was the right one!</text:p>
          </table:table-cell>
          <table:table-cell/>
          <table:table-cell table:formula="of:=IF([.F16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2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フッ…</text:p>
            <text:p>ユナに　まともな常識があると思った</text:p>
            <text:p>あなたの負けよ！！</text:p>
          </table:table-cell>
          <table:table-cell office:value-type="string" calcext:value-type="string">
            <text:p>Heh...\n</text:p>
            <text:p>For thinking that Yuna has a single ounce of common sense...YOU LOSE!</text:p>
          </table:table-cell>
          <table:table-cell/>
          <table:table-cell table:formula="of:=IF([.F16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　複雑な気分…</text:p>
          </table:table-cell>
          <table:table-cell office:value-type="string" calcext:value-type="string">
            <text:p>I-I have mixed feelings about this...</text:p>
          </table:table-cell>
          <table:table-cell/>
          <table:table-cell table:formula="of:=IF([.F16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って</text:p>
            <text:p>いつ見ても　ス・テ・キ❤</text:p>
          </table:table-cell>
          <table:table-cell office:value-type="string" calcext:value-type="string">
            <text:p>No matter when I see Polylina, she's always so D-R-E-A-M-Y![nbsp]❤</text:p>
          </table:table-cell>
          <table:table-cell/>
          <table:table-cell table:formula="of:=IF([.F16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ふう…大丈夫かい？</text:p>
          </table:table-cell>
          <table:table-cell office:value-type="string" calcext:value-type="string">
            <text:p>Whew...Are you alright?</text:p>
          </table:table-cell>
          <table:table-cell/>
          <table:table-cell table:formula="of:=IF([.F16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　はい！</text:p>
          </table:table-cell>
          <table:table-cell office:value-type="string" calcext:value-type="string">
            <text:p>Y-Yes!</text:p>
          </table:table-cell>
          <table:table-cell/>
          <table:table-cell table:formula="of:=IF([.F168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2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災難だったねぇ</text:p>
            <text:p>でもこれで　あんたの疑いも</text:p>
            <text:p>晴れた訳だし…</text:p>
          </table:table-cell>
          <table:table-cell office:value-type="string" calcext:value-type="string">
            <text:p>What an unfortunate occurrence.\n</text:p>
            <text:p>But now, the cloud of suspicion that hung over you will be all cleared up.</text:p>
          </table:table-cell>
          <table:table-cell/>
          <table:table-cell table:formula="of:=IF([.F168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かったぁ</text:p>
            <text:p>これで　思う存分　遊べるわよ</text:p>
            <text:p>ユーリィ！</text:p>
          </table:table-cell>
          <table:table-cell office:value-type="string" calcext:value-type="string">
            <text:p>What a relief.\n</text:p>
            <text:p>Now we can go play as much as we want, Yuri!</text:p>
          </table:table-cell>
          <table:table-cell/>
          <table:table-cell table:formula="of:=IF([.F16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ずは</text:p>
            <text:p>お食事に　しませんかぁ！？</text:p>
          </table:table-cell>
          <table:table-cell office:value-type="string" calcext:value-type="string">
            <text:p>We will go eat first, right!?</text:p>
          </table:table-cell>
          <table:table-cell/>
          <table:table-cell table:formula="of:=IF([.F168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食事！　お食事！</text:p>
            <text:p>なーにがなんでも　お食事ですぅ〜[sweat]</text:p>
          </table:table-cell>
          <table:table-cell office:value-type="string" calcext:value-type="string">
            <text:p>Food! Food!\n</text:p>
            <text:p>We must get food no matter what![nbsp][sweat]</text:p>
          </table:table-cell>
          <table:table-cell/>
          <table:table-cell table:formula="of:=IF([.F168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3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アンタたち！</text:p>
            <text:p>ビーコン壊すのは　どうなったのよっ[sweat]</text:p>
          </table:table-cell>
          <table:table-cell office:value-type="string" calcext:value-type="string">
            <text:p>You two!\n</text:p>
            <text:p>What happened to destroying the beacon?[nbsp][sweat]</text:p>
          </table:table-cell>
          <table:table-cell/>
          <table:table-cell table:formula="of:=IF([.F16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っかぁ[sweat]</text:p>
          </table:table-cell>
          <table:table-cell office:value-type="string" calcext:value-type="string">
            <text:p>Oh...right...[nbsp][sweat]</text:p>
          </table:table-cell>
          <table:table-cell/>
          <table:table-cell table:formula="of:=IF([.F16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2</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まったく</text:p>
            <text:p>大事な目的を忘れちゃ　ダメじゃない！</text:p>
          </table:table-cell>
          <table:table-cell office:value-type="string" calcext:value-type="string">
            <text:p>For heaven's sake. You can't forget about your all-important mission!</text:p>
          </table:table-cell>
          <table:table-cell/>
          <table:table-cell table:formula="of:=IF([.F16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でした…ハハハ…[sweat]</text:p>
          </table:table-cell>
          <table:table-cell office:value-type="string" calcext:value-type="string">
            <text:p>R-Right...Hahaha...[nbsp][sweat]</text:p>
          </table:table-cell>
          <table:table-cell/>
          <table:table-cell table:formula="of:=IF([.F168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3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食事！　お食事！</text:p>
            <text:p>なーにがなんでも　お食事ですぅ〜[sweat]</text:p>
          </table:table-cell>
          <table:table-cell table:formula="of:=T([.F1684])" office:value-type="string" office:string-value="Food! Food!\n&#10;We must get food no matter what![nbsp][sweat]" calcext:value-type="string">
            <text:p>Food! Food!\n</text:p>
            <text:p>We must get food no matter what![nbsp][sweat]</text:p>
          </table:table-cell>
          <table:table-cell office:value-type="string" calcext:value-type="string">
            <text:p>DUPE: F1684</text:p>
          </table:table-cell>
          <table:table-cell table:number-columns-repeated="1017"/>
        </table:table-row>
        <table:table-row table:style-name="ro9">
          <table:table-cell office:value-type="string" calcext:value-type="string">
            <text:p>string</text:p>
          </table:table-cell>
          <table:table-cell office:value-type="string" calcext:value-type="string">
            <text:p>block28-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う…あたしたち</text:p>
            <text:p>『風吹き草』と『火の鳥』を</text:p>
            <text:p>探してるんですけど…</text:p>
          </table:table-cell>
          <table:table-cell office:value-type="string" calcext:value-type="string">
            <text:p>Umm...We're looking for the `Windsbreath Grass' and `Phoenix'...</text:p>
          </table:table-cell>
          <table:table-cell/>
          <table:table-cell table:formula="of:=IF([.F16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36</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あ　風吹き草なら…</text:p>
            <text:p>『ビックサンデーマウンテン』の</text:p>
            <text:p>風穴にあると　聞いてるけど…</text:p>
          </table:table-cell>
          <table:table-cell office:value-type="string" calcext:value-type="string">
            <text:p>Oh, Windsbreath Grass?\n</text:p>
            <text:p>I've heard it's in the windhole on Big Sundae Mountain.</text:p>
          </table:table-cell>
          <table:table-cell/>
          <table:table-cell table:formula="of:=IF([.F16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ホ　ホントですか！？</text:p>
            <text:p>あ　ありがとうございますぅ❤</text:p>
          </table:table-cell>
          <table:table-cell office:value-type="string" calcext:value-type="string">
            <text:p>R-Really!?\n</text:p>
            <text:p>T-Thank you so much![nbsp]❤</text:p>
          </table:table-cell>
          <table:table-cell/>
          <table:table-cell table:formula="of:=IF([.F16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聞いた？　やったね！</text:p>
          </table:table-cell>
          <table:table-cell office:value-type="string" calcext:value-type="string">
            <text:p>You hear that? We did it!</text:p>
          </table:table-cell>
          <table:table-cell/>
          <table:table-cell table:formula="of:=IF([.F16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食事〜っ[sweat]</text:p>
          </table:table-cell>
          <table:table-cell office:value-type="string" calcext:value-type="string">
            <text:p>Fooooooood...[nbsp][sweat]</text:p>
          </table:table-cell>
          <table:table-cell/>
          <table:table-cell table:formula="of:=IF([.F16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だ言ってる…</text:p>
          </table:table-cell>
          <table:table-cell office:value-type="string" calcext:value-type="string">
            <text:p>She's still saying it...</text:p>
          </table:table-cell>
          <table:table-cell/>
          <table:table-cell table:formula="of:=IF([.F16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が『風吹き草』！？</text:p>
            <text:p>でも　あんなに高くちゃ　届かないよぉ</text:p>
          </table:table-cell>
          <table:table-cell office:value-type="string" calcext:value-type="string">
            <text:p>Is that the Windsbreath Grass!?\n</text:p>
            <text:p>It's too far to reach...</text:p>
          </table:table-cell>
          <table:table-cell/>
          <table:table-cell table:formula="of:=IF([.F16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この風を　止めればいいんですけどォ</text:p>
          </table:table-cell>
          <table:table-cell office:value-type="string" calcext:value-type="string">
            <text:p>So it seems...\n</text:p>
            <text:p>It would be fine if we could stop this wind.</text:p>
          </table:table-cell>
          <table:table-cell/>
          <table:table-cell table:formula="of:=IF([.F16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カキ氷にしちゃったぶん</text:p>
            <text:p>とどきませんね〜</text:p>
          </table:table-cell>
          <table:table-cell office:value-type="string" calcext:value-type="string">
            <text:p>The part we made into shaved ice does not fit in...</text:p>
          </table:table-cell>
          <table:table-cell/>
          <table:table-cell table:formula="of:=IF([.F16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やったら</text:p>
            <text:p>風を　止められるんだろ？</text:p>
          </table:table-cell>
          <table:table-cell office:value-type="string" calcext:value-type="string">
            <text:p>What could we do to stop the wind?</text:p>
          </table:table-cell>
          <table:table-cell/>
          <table:table-cell table:formula="of:=IF([.F16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風が吹き出してる穴を</text:p>
            <text:p>ふさぐしかないですねぇ</text:p>
          </table:table-cell>
          <table:table-cell office:value-type="string" calcext:value-type="string">
            <text:p>The only thing we can do is block the hole the wind is blowing out of.</text:p>
          </table:table-cell>
          <table:table-cell/>
          <table:table-cell table:formula="of:=IF([.F17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か　この穴の形</text:p>
            <text:p>どこかで見たような…</text:p>
          </table:table-cell>
          <table:table-cell office:value-type="string" calcext:value-type="string">
            <text:p>Somehow, I feel like I've seen this hole's shape somewhere...</text:p>
          </table:table-cell>
          <table:table-cell/>
          <table:table-cell table:formula="of:=IF([.F17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っかあ！</text:p>
            <text:p>ここで『氷の聖像』を使うんだ！</text:p>
          </table:table-cell>
          <table:table-cell office:value-type="string" calcext:value-type="string">
            <text:p>That's it!\n</text:p>
            <text:p>Let's use the Icon of Ice here!</text:p>
          </table:table-cell>
          <table:table-cell/>
          <table:table-cell table:formula="of:=IF([.F17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いっ！　やあっ！</text:p>
          </table:table-cell>
          <table:table-cell office:value-type="string" calcext:value-type="string">
            <text:p>Hup! Yaaah!</text:p>
          </table:table-cell>
          <table:table-cell/>
          <table:table-cell table:formula="of:=IF([.F170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あと　ちょっとなんだけどなあ[sweat]…</text:p>
          </table:table-cell>
          <table:table-cell office:value-type="string" calcext:value-type="string">
            <text:p>Nnnngh...\n</text:p>
            <text:p>If I could just get a little higher...[nbsp][sweat]</text:p>
          </table:table-cell>
          <table:table-cell/>
          <table:table-cell table:formula="of:=IF([.F17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4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　ちょっと</text:p>
            <text:p>あたしを　持ち上げてくれる？</text:p>
          </table:table-cell>
          <table:table-cell office:value-type="string" calcext:value-type="string">
            <text:p>Hey, Yuri, can you lift me up for a sec?</text:p>
          </table:table-cell>
          <table:table-cell/>
          <table:table-cell table:formula="of:=IF([.F170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9 (sector 0x2F6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0 (sector 0x2F6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30-0x30</text:p>
          </table:table-cell>
          <table:table-cell table:number-columns-repeated="2"/>
          <table:table-cell office:value-type="string" calcext:value-type="string">
            <text:p>４章＃１（３０）</text:p>
          </table:table-cell>
          <table:table-cell office:value-type="string" calcext:value-type="string">
            <text:p>Ch. 4 [#]1 (30)</text:p>
          </table:table-cell>
          <table:table-cell/>
          <table:table-cell table:formula="of:=IF([.F17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41</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30-0x50</text:p>
          </table:table-cell>
          <table:table-cell table:number-columns-repeated="2"/>
          <table:table-cell office:value-type="string" calcext:value-type="string">
            <text:p>４章＃２（３２）</text:p>
          </table:table-cell>
          <table:table-cell table:style-name="ce3" office:value-type="string" calcext:value-type="string">
            <text:p>Ch. 4 [#]2 (32)</text:p>
          </table:table-cell>
          <table:table-cell/>
          <table:table-cell table:formula="of:=IF([.F17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61</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30-0x70</text:p>
          </table:table-cell>
          <table:table-cell table:number-columns-repeated="2"/>
          <table:table-cell office:value-type="string" calcext:value-type="string">
            <text:p>コックピット０</text:p>
          </table:table-cell>
          <table:table-cell office:value-type="string" calcext:value-type="string">
            <text:p>Cockpit 0</text:p>
          </table:table-cell>
          <table:table-cell/>
          <table:table-cell table:formula="of:=IF([.F17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7F</text:p>
          </table:table-cell>
          <table:table-cell table:number-columns-repeated="2"/>
          <table:table-cell office:value-type="string" calcext:value-type="string">
            <text:p>ジャングル風呂０</text:p>
          </table:table-cell>
          <table:table-cell office:value-type="string" calcext:value-type="string">
            <text:p>Jungle bath 0</text:p>
          </table:table-cell>
          <table:table-cell/>
          <table:table-cell table:formula="of:=IF([.F17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90</text:p>
          </table:table-cell>
          <table:table-cell table:number-columns-repeated="2"/>
          <table:table-cell office:value-type="string" calcext:value-type="string">
            <text:p>ジャングル風呂１</text:p>
          </table:table-cell>
          <table:table-cell office:value-type="string" calcext:value-type="string">
            <text:p>Jungle bath 1</text:p>
          </table:table-cell>
          <table:table-cell/>
          <table:table-cell table:formula="of:=IF([.F17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A1</text:p>
          </table:table-cell>
          <table:table-cell table:number-columns-repeated="2"/>
          <table:table-cell office:value-type="string" calcext:value-type="string">
            <text:p>渡り廊下０</text:p>
          </table:table-cell>
          <table:table-cell office:value-type="string" calcext:value-type="string">
            <text:p>Passage 0</text:p>
          </table:table-cell>
          <table:table-cell/>
          <table:table-cell table:formula="of:=IF([.F17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AC</text:p>
          </table:table-cell>
          <table:table-cell table:number-columns-repeated="2"/>
          <table:table-cell office:value-type="string" calcext:value-type="string">
            <text:p>中華飯店前０</text:p>
          </table:table-cell>
          <table:table-cell office:value-type="string" calcext:value-type="string">
            <text:p>Chinese rest. 0</text:p>
          </table:table-cell>
          <table:table-cell/>
          <table:table-cell table:formula="of:=IF([.F17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B9</text:p>
          </table:table-cell>
          <table:table-cell table:number-columns-repeated="2"/>
          <table:table-cell office:value-type="string" calcext:value-type="string">
            <text:p>中華飯店前１</text:p>
          </table:table-cell>
          <table:table-cell office:value-type="string" calcext:value-type="string">
            <text:p>Chinese rest. 1</text:p>
          </table:table-cell>
          <table:table-cell/>
          <table:table-cell table:formula="of:=IF([.F17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C6</text:p>
          </table:table-cell>
          <table:table-cell table:number-columns-repeated="2"/>
          <table:table-cell office:value-type="string" calcext:value-type="string">
            <text:p>中華飯店内</text:p>
          </table:table-cell>
          <table:table-cell office:value-type="string" calcext:value-type="string">
            <text:p>In Chinese rest.</text:p>
          </table:table-cell>
          <table:table-cell/>
          <table:table-cell table:formula="of:=IF([.F17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D1</text:p>
          </table:table-cell>
          <table:table-cell table:number-columns-repeated="2"/>
          <table:table-cell office:value-type="string" calcext:value-type="string">
            <text:p>ＩＶ３８</text:p>
          </table:table-cell>
          <table:table-cell office:value-type="string" calcext:value-type="string">
            <text:p>EVT38</text:p>
          </table:table-cell>
          <table:table-cell/>
          <table:table-cell table:formula="of:=IF([.F17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DA</text:p>
          </table:table-cell>
          <table:table-cell table:number-columns-repeated="2"/>
          <table:table-cell office:value-type="string" calcext:value-type="string">
            <text:p>ＩＶ３９</text:p>
          </table:table-cell>
          <table:table-cell office:value-type="string" calcext:value-type="string">
            <text:p>EVT39</text:p>
          </table:table-cell>
          <table:table-cell/>
          <table:table-cell table:formula="of:=IF([.F17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E3</text:p>
          </table:table-cell>
          <table:table-cell table:number-columns-repeated="2"/>
          <table:table-cell office:value-type="string" calcext:value-type="string">
            <text:p>ＩＶ４０</text:p>
          </table:table-cell>
          <table:table-cell office:value-type="string" calcext:value-type="string">
            <text:p>EVT40</text:p>
          </table:table-cell>
          <table:table-cell/>
          <table:table-cell table:formula="of:=IF([.F17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EC</text:p>
          </table:table-cell>
          <table:table-cell table:number-columns-repeated="2"/>
          <table:table-cell office:value-type="string" calcext:value-type="string">
            <text:p>ＩＶ４１</text:p>
          </table:table-cell>
          <table:table-cell office:value-type="string" calcext:value-type="string">
            <text:p>EVT41</text:p>
          </table:table-cell>
          <table:table-cell/>
          <table:table-cell table:formula="of:=IF([.F17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F5</text:p>
          </table:table-cell>
          <table:table-cell table:number-columns-repeated="2"/>
          <table:table-cell office:value-type="string" calcext:value-type="string">
            <text:p>ＩＶ４２</text:p>
          </table:table-cell>
          <table:table-cell office:value-type="string" calcext:value-type="string">
            <text:p>EVT42</text:p>
          </table:table-cell>
          <table:table-cell/>
          <table:table-cell table:formula="of:=IF([.F17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BF</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CB</text:p>
          </table:table-cell>
          <table:table-cell table:number-columns-repeated="2"/>
          <table:table-cell office:value-type="string" calcext:value-type="string">
            <text:p>火の惑星に行く</text:p>
          </table:table-cell>
          <table:table-cell office:value-type="string" calcext:value-type="string">
            <text:p>Go to the fire planet</text:p>
          </table:table-cell>
          <table:table-cell/>
          <table:table-cell table:formula="of:=IF([.F17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DA</text:p>
          </table:table-cell>
          <table:table-cell table:number-columns-repeated="2"/>
          <table:table-cell office:value-type="string" calcext:value-type="string">
            <text:p>痛みのこと</text:p>
          </table:table-cell>
          <table:table-cell office:value-type="string" calcext:value-type="string">
            <text:p>About the pain</text:p>
          </table:table-cell>
          <table:table-cell/>
          <table:table-cell table:formula="of:=IF([.F17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34F</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30-0x35B</text:p>
          </table:table-cell>
          <table:table-cell table:number-columns-repeated="2"/>
          <table:table-cell office:value-type="string" calcext:value-type="string">
            <text:p>声をかける</text:p>
          </table:table-cell>
          <table:table-cell office:value-type="string" calcext:value-type="string">
            <text:p>Call out</text:p>
          </table:table-cell>
          <table:table-cell/>
          <table:table-cell table:formula="of:=IF([.F17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36D</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30-0x37B</text:p>
          </table:table-cell>
          <table:table-cell table:number-columns-repeated="2"/>
          <table:table-cell office:value-type="string" calcext:value-type="string">
            <text:p>助ける</text:p>
          </table:table-cell>
          <table:table-cell office:value-type="string" calcext:value-type="string">
            <text:p>Help</text:p>
          </table:table-cell>
          <table:table-cell/>
          <table:table-cell table:formula="of:=IF([.F17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392</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30-0x39B</text:p>
          </table:table-cell>
          <table:table-cell table:number-columns-repeated="2"/>
          <table:table-cell office:value-type="string" calcext:value-type="string">
            <text:p>あたり</text:p>
          </table:table-cell>
          <table:table-cell table:formula="of:=T([.F1407])" office:value-type="string" office:string-value="Surroundings" calcext:value-type="string">
            <text:p>Surroundings</text:p>
          </table:table-cell>
          <table:table-cell office:value-type="string" calcext:value-type="string">
            <text:p>DUPE: F1407</text:p>
          </table:table-cell>
          <table:table-cell table:number-columns-repeated="1017"/>
        </table:table-row>
        <table:table-row table:style-name="ro2">
          <table:table-cell office:value-type="string" calcext:value-type="string">
            <text:p>string</text:p>
          </table:table-cell>
          <table:table-cell office:value-type="string" calcext:value-type="string">
            <text:p>block30-0x824</text:p>
          </table:table-cell>
          <table:table-cell table:number-columns-repeated="2"/>
          <table:table-cell office:value-type="string" calcext:value-type="string">
            <text:p>紹介する</text:p>
          </table:table-cell>
          <table:table-cell office:value-type="string" calcext:value-type="string">
            <text:p>Introduce her</text:p>
          </table:table-cell>
          <table:table-cell/>
          <table:table-cell table:formula="of:=IF([.F17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82D</text:p>
          </table:table-cell>
          <table:table-cell table:number-columns-repeated="2"/>
          <table:table-cell office:value-type="string" calcext:value-type="string">
            <text:p>詩織</text:p>
          </table:table-cell>
          <table:table-cell office:value-type="string" calcext:value-type="string">
            <text:p>Shiori</text:p>
          </table:table-cell>
          <table:table-cell/>
          <table:table-cell table:formula="of:=IF([.F17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E77</text:p>
          </table:table-cell>
          <table:table-cell table:number-columns-repeated="2"/>
          <table:table-cell office:value-type="string" calcext:value-type="string">
            <text:p>怒る</text:p>
          </table:table-cell>
          <table:table-cell table:formula="of:=T([.F438])" office:value-type="string" office:string-value="Get mad" calcext:value-type="string">
            <text:p>Get mad</text:p>
          </table:table-cell>
          <table:table-cell office:value-type="string" calcext:value-type="string">
            <text:p>DUPE: F438</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011</text:p>
          </table:table-cell>
          <table:table-cell table:number-columns-repeated="2"/>
          <table:table-cell office:value-type="string" calcext:value-type="string">
            <text:p>麗美</text:p>
          </table:table-cell>
          <table:table-cell office:value-type="string" calcext:value-type="string">
            <text:p>Remi</text:p>
          </table:table-cell>
          <table:table-cell/>
          <table:table-cell table:formula="of:=IF([.F17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58C</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593</text:p>
          </table:table-cell>
          <table:table-cell table:number-columns-repeated="2"/>
          <table:table-cell office:value-type="string" calcext:value-type="string">
            <text:p>雷風呂へ行く</text:p>
          </table:table-cell>
          <table:table-cell office:value-type="string" calcext:value-type="string">
            <text:p>Go to the Thunder Bath</text:p>
          </table:table-cell>
          <table:table-cell/>
          <table:table-cell table:formula="of:=IF([.F17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5A0</text:p>
          </table:table-cell>
          <table:table-cell table:number-columns-repeated="2"/>
          <table:table-cell office:value-type="string" calcext:value-type="string">
            <text:p>ユーリィのこと</text:p>
          </table:table-cell>
          <table:table-cell table:formula="of:=T([.F179])" office:value-type="string" office:string-value="About Yuri" calcext:value-type="string">
            <text:p>About Yuri</text:p>
          </table:table-cell>
          <table:table-cell office:value-type="string" calcext:value-type="string">
            <text:p>DUPE: F179</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5AF</text:p>
          </table:table-cell>
          <table:table-cell table:number-columns-repeated="2"/>
          <table:table-cell office:value-type="string" calcext:value-type="string">
            <text:p>火の鳥のこと</text:p>
          </table:table-cell>
          <table:table-cell office:value-type="string" calcext:value-type="string">
            <text:p>About the Phoenix</text:p>
          </table:table-cell>
          <table:table-cell/>
          <table:table-cell table:formula="of:=IF([.F17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たたたたっ…</text:p>
          </table:table-cell>
          <table:table-cell office:value-type="string" calcext:value-type="string">
            <text:p>Ow-ch-ch-ch-ch...</text:p>
          </table:table-cell>
          <table:table-cell/>
          <table:table-cell table:formula="of:=IF([.F17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大丈夫ですかぁ[sweat]</text:p>
          </table:table-cell>
          <table:table-cell office:value-type="string" calcext:value-type="string">
            <text:p>Miss Yuna, are you alright?[nbsp][sweat]</text:p>
          </table:table-cell>
          <table:table-cell/>
          <table:table-cell table:formula="of:=IF([.F17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ダメぇ[tears]…だんだん</text:p>
            <text:p>ひどくなってきたみたいだよぉ〜</text:p>
          </table:table-cell>
          <table:table-cell office:value-type="string" calcext:value-type="string">
            <text:p>It's no good...[nbsp][tears]\n</text:p>
            <text:p>I think it's gradually getting worse...</text:p>
          </table:table-cell>
          <table:table-cell/>
          <table:table-cell table:formula="of:=IF([.F174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0-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text:p>
            <text:p>ガイドブックを見たら『火の惑星』には</text:p>
            <text:p>温泉があるようですけどぉ…</text:p>
          </table:table-cell>
          <table:table-cell office:value-type="string" calcext:value-type="string">
            <text:p>Ummm...\n</text:p>
            <text:p>I looked at the guidebook, and it seems that there are hot springs on the fire planet...</text:p>
          </table:table-cell>
          <table:table-cell/>
          <table:table-cell table:formula="of:=IF([.F17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ね…</text:p>
            <text:p>じゃあ　ユーリィ　そこにお願い！</text:p>
          </table:table-cell>
          <table:table-cell office:value-type="string" calcext:value-type="string">
            <text:p>O-Oh...\n</text:p>
            <text:p>Please, Yuri, take us there!</text:p>
          </table:table-cell>
          <table:table-cell/>
          <table:table-cell table:formula="of:=IF([.F17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ーっ　極楽　極楽❤</text:p>
            <text:p>ようやく痛みも　やわらいだわ</text:p>
          </table:table-cell>
          <table:table-cell office:value-type="string" calcext:value-type="string">
            <text:p>Ahh! This is paradise![nbsp]❤\n</text:p>
            <text:p>The pain's going down bit by bit.</text:p>
          </table:table-cell>
          <table:table-cell/>
          <table:table-cell table:formula="of:=IF([.F17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ホントに　よかったですぅ</text:p>
          </table:table-cell>
          <table:table-cell office:value-type="string" calcext:value-type="string">
            <text:p>That is truly a relief.</text:p>
          </table:table-cell>
          <table:table-cell/>
          <table:table-cell table:formula="of:=IF([.F17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変なところだね〜</text:p>
            <text:p>この星って　温泉だらけなんだぁー</text:p>
          </table:table-cell>
          <table:table-cell office:value-type="string" calcext:value-type="string">
            <text:p>What a weird place, huh?\n</text:p>
            <text:p>A planet covered in hot springs...</text:p>
          </table:table-cell>
          <table:table-cell/>
          <table:table-cell table:formula="of:=IF([.F175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星には</text:p>
            <text:p>原泉が　５０００以上あって</text:p>
            <text:p>湯量は　毎分３３０００リットル…</text:p>
          </table:table-cell>
          <table:table-cell office:value-type="string" calcext:value-type="string">
            <text:p>On this planet, there are over 5,000 hot springs, and the quantity of spring water is 33,000 liters per minute.</text:p>
          </table:table-cell>
          <table:table-cell/>
          <table:table-cell table:formula="of:=IF([.F1753]=&quot;&quot;; &quot;UNTRANSLATED&quot;; &quot;&quot;)">
            <text:p/>
          </table:table-cell>
          <table:table-cell table:number-columns-repeated="1016"/>
        </table:table-row>
        <table:table-row table:style-name="ro34">
          <table:table-cell office:value-type="string" calcext:value-type="string">
            <text:p>string</text:p>
          </table:table-cell>
          <table:table-cell office:value-type="string" calcext:value-type="string">
            <text:p>block30-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泉質は『石膏泉』『硫黄泉』</text:p>
            <text:p>『弱食塩泉』『重炭酸土類泉』など</text:p>
            <text:p>数十種類もが　あるんですよぉ</text:p>
          </table:table-cell>
          <table:table-cell office:value-type="string" calcext:value-type="string">
            <text:p>There are dozens of types of hot springs, such as gypsum springs, sulfur springs, weak salt springs, and bicarbonate-earth springs.</text:p>
          </table:table-cell>
          <table:table-cell office:value-type="string" calcext:value-type="string">
            <text:p>CHECK</text:p>
            <text:p>the only reliable source i could find for the translation of 重炭酸土類泉 was a poorly-scanned academic paper from 1961, so uh, yeah. cf. S. Suzuki, "About the Unificiation of Technical Terms in the Field of Spring Science": http://www.j-hss.org/journal/back_number/vol12_pdf/vol12no2_034_039.pdf</text:p>
            <text:p><text:span text:style-name="T1">that claims it's "bicarbonate―alkaline earths springs", but zenki says he's seen "bicarbonate-earth springs" which is less of a mouthful, so let's go with that because what the hell does it matter anyway</text:span></text:p>
          </table:table-cell>
          <table:table-cell table:formula="of:=IF([.F1754]=&quot;&quot;; &quot;UNTRANSLATED&quot;; &quot;&quot;)">
            <text:p/>
          </table:table-cell>
          <table:table-cell table:number-columns-repeated="1016"/>
        </table:table-row>
        <table:table-row table:style-name="ro35">
          <table:table-cell office:value-type="string" calcext:value-type="string">
            <text:p>string</text:p>
          </table:table-cell>
          <table:table-cell office:value-type="string" calcext:value-type="string">
            <text:p>block30-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ext:p>なんだか『うさぎちゃん』みたい…</text:p>
          </table:table-cell>
          <table:table-cell office:value-type="string" calcext:value-type="string">
            <text:p>Y-Yuri...\n</text:p>
            <text:p>You're kinda like `Usagi-chan'...</text:p>
          </table:table-cell>
          <table:table-cell office:value-type="string" calcext:value-type="string">
            <text:p>NOTE: no, it's not sailor moon. apparently the japanese program "11PM" once had a segment called 秘湯の旅 in which the female reporter "Usagi-chan" introduced little-known hot spring sites by being filmed in them or something. but nobody who plays the game is actually going to see this note so i guess they'll all think it's a weird sailor moon reference anyway. oh well!</text:p>
          </table:table-cell>
          <table:table-cell table:formula="of:=IF([.F17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ですかぁ？</text:p>
            <text:p>その『うさぎちゃん』って？</text:p>
          </table:table-cell>
          <table:table-cell office:value-type="string" calcext:value-type="string">
            <text:p>What? Who is `Usagi-chan'?</text:p>
          </table:table-cell>
          <table:table-cell/>
          <table:table-cell table:formula="of:=IF([.F17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ハハハ…気にしないで</text:p>
            <text:p>すごぉ〜く　昔のことよ</text:p>
          </table:table-cell>
          <table:table-cell office:value-type="string" calcext:value-type="string">
            <text:p>Hahaha...Don't worry about it.\n</text:p>
            <text:p>It's a REALLY old thing.</text:p>
          </table:table-cell>
          <table:table-cell/>
          <table:table-cell table:formula="of:=IF([.F175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って</text:p>
            <text:p>見かけによらず　器用ねえ…</text:p>
            <text:p>あたし　かなづちなのにィ</text:p>
          </table:table-cell>
          <table:table-cell office:value-type="string" calcext:value-type="string">
            <text:p>You're so much nimbler than you look, Yuri...I can't swim to save my life.</text:p>
          </table:table-cell>
          <table:table-cell/>
          <table:table-cell table:formula="of:=IF([.F17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ととおり</text:p>
            <text:p>なんでも　こなせるんですぅ</text:p>
            <text:p>気持ちいーですよォ〜</text:p>
          </table:table-cell>
          <table:table-cell office:value-type="string" calcext:value-type="string">
            <text:p>I can do a little bit of everything.\n</text:p>
            <text:p>This feels veeeeery nice!</text:p>
          </table:table-cell>
          <table:table-cell office:value-type="string" calcext:value-type="string">
            <text:p>CHECK</text:p>
          </table:table-cell>
          <table:table-cell table:formula="of:=IF([.F17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F</text:p>
          </table:table-cell>
          <table:table-cell table:formula="of:=T([.C100])" office:value-type="string" office:string-value="Yuna: {" calcext:value-type="string">
            <text:p>Yuna: {</text:p>
          </table:table-cell>
          <table:table-cell/>
          <table:table-cell office:value-type="string" calcext:value-type="string">
            <text:p>ユーリィ！</text:p>
          </table:table-cell>
          <table:table-cell office:value-type="string" calcext:value-type="string">
            <text:p>Yuri!</text:p>
          </table:table-cell>
          <table:table-cell office:value-type="string" calcext:value-type="string">
            <text:p>NOTE: split lines</text:p>
          </table:table-cell>
          <table:table-cell table:formula="of:=IF([.F17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0</text:p>
          </table:table-cell>
          <table:table-cell/>
          <table:table-cell table:formula="of:=T([.D100])" office:value-type="string" office:string-value="}" calcext:value-type="string">
            <text:p>}</text:p>
          </table:table-cell>
          <table:table-cell office:value-type="string" calcext:value-type="string">
            <text:p>あんまり遠くへ行くと…</text:p>
          </table:table-cell>
          <table:table-cell office:value-type="string" calcext:value-type="string">
            <text:p>If you get too far off, then...</text:p>
          </table:table-cell>
          <table:table-cell/>
          <table:table-cell table:formula="of:=IF([.F17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あ…湯けむりで</text:p>
            <text:p>見えなくなっちゃったぁ</text:p>
          </table:table-cell>
          <table:table-cell office:value-type="string" calcext:value-type="string">
            <text:p>Aaaah...I've lost her in the steam.</text:p>
          </table:table-cell>
          <table:table-cell/>
          <table:table-cell table:formula="of:=IF([.F17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ホギャ〜ッ！！</text:p>
          </table:table-cell>
          <table:table-cell office:value-type="string" calcext:value-type="string">
            <text:p>HOGYAAAAAH!!</text:p>
          </table:table-cell>
          <table:table-cell/>
          <table:table-cell table:formula="of:=IF([.F17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に？　どしたの！？</text:p>
          </table:table-cell>
          <table:table-cell office:value-type="string" calcext:value-type="string">
            <text:p>What? What happened!?</text:p>
          </table:table-cell>
          <table:table-cell/>
          <table:table-cell table:formula="of:=IF([.F17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　ユーリィってば！！</text:p>
          </table:table-cell>
          <table:table-cell office:value-type="string" calcext:value-type="string">
            <text:p>Yuri! Hey, Yuri!</text:p>
          </table:table-cell>
          <table:table-cell/>
          <table:table-cell table:formula="of:=IF([.F17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ッ！</text:p>
            <text:p>ユ　ユーリィ　しっかりして！</text:p>
          </table:table-cell>
          <table:table-cell office:value-type="string" calcext:value-type="string">
            <text:p>Aaaaaaaah!\n</text:p>
            <text:p>Y-Yuri, snap out of it!</text:p>
          </table:table-cell>
          <table:table-cell/>
          <table:table-cell table:formula="of:=IF([.F176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急に　人が現れて</text:p>
            <text:p>よけようとしたら…</text:p>
            <text:p>岩に　頭ぶつけましたあ〜</text:p>
          </table:table-cell>
          <table:table-cell office:value-type="string" calcext:value-type="string">
            <text:p>A person suddenly appeared, and when I tried to avoid them, I hit my head on a rock...</text:p>
          </table:table-cell>
          <table:table-cell/>
          <table:table-cell table:formula="of:=IF([.F17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ねぇ…[sweat]</text:p>
          </table:table-cell>
          <table:table-cell office:value-type="string" calcext:value-type="string">
            <text:p>Uhhh...[nbsp][sweat]</text:p>
          </table:table-cell>
          <table:table-cell/>
          <table:table-cell table:formula="of:=IF([.F17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ん？　だれかいるの？</text:p>
          </table:table-cell>
          <table:table-cell office:value-type="string" calcext:value-type="string">
            <text:p>Huh? Is someone there?</text:p>
          </table:table-cell>
          <table:table-cell/>
          <table:table-cell table:formula="of:=IF([.F17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ワーッ❤　久しぶりだねーっ！</text:p>
            <text:p>元気にしてた？</text:p>
          </table:table-cell>
          <table:table-cell office:value-type="string" calcext:value-type="string">
            <text:p>Wow![nbsp]❤ It's been so long!\n</text:p>
            <text:p>Have you been doing well?</text:p>
          </table:table-cell>
          <table:table-cell/>
          <table:table-cell table:formula="of:=IF([.F17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A</text:p>
          </table:table-cell>
          <table:table-cell office:value-type="string" calcext:value-type="string">
            <text:p>Shiori: {</text:p>
          </table:table-cell>
          <table:table-cell table:formula="of:=T([.D100])" office:value-type="string" office:string-value="}" calcext:value-type="string">
            <text:p>}</text:p>
          </table:table-cell>
          <table:table-cell office:value-type="string" calcext:value-type="string">
            <text:p>あ…………？</text:p>
            <text:p>お〜ひ〜さ〜し〜ぶ〜り〜です〜〜</text:p>
          </table:table-cell>
          <table:table-cell office:value-type="string" calcext:value-type="string">
            <text:p>Oh...?\n</text:p>
            <text:p>It...has...been...a...while...</text:p>
          </table:table-cell>
          <table:table-cell/>
          <table:table-cell table:formula="of:=IF([.F17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　そちらは</text:p>
            <text:p>どなたですかぁ？</text:p>
          </table:table-cell>
          <table:table-cell office:value-type="string" calcext:value-type="string">
            <text:p>Miss Yuna, who is that person?</text:p>
          </table:table-cell>
          <table:table-cell/>
          <table:table-cell table:formula="of:=IF([.F177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lock30-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よりも　詩織さん</text:p>
            <text:p>いちだんと　キレイになったよね！</text:p>
          </table:table-cell>
          <table:table-cell office:value-type="string" calcext:value-type="string">
            <text:p>Anyway, Shiori, you're looking prettier than ever!</text:p>
          </table:table-cell>
          <table:table-cell office:value-type="string" calcext:value-type="string">
            <text:p>NOTE: i feel like this is probably a crack at how poorly drawn most of shiori's art was in the first game... but maybe not.</text:p>
            <text:p>also, it occurs to me just now that yuna and shiori are both calling each other "-san" in the original text, but the translation has yuna just saying "shiori" while shiori calls her "miss yuna". well, that's how it was in the first game, guess all we can do is be consistent.</text:p>
          </table:table-cell>
          <table:table-cell table:formula="of:=IF([.F17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1D</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ありがとう〜〜ございます〜</text:p>
            <text:p>………………あ？　ユナさんは〜〜</text:p>
            <text:p>いかが　お過ごしでしたか〜〜〜？</text:p>
          </table:table-cell>
          <table:table-cell office:value-type="string" calcext:value-type="string">
            <text:p>Thank you...very much...\n</text:p>
            <text:p>...Oh? Miss Yuna...\n</text:p>
            <text:p>How have you been spending your time?</text:p>
          </table:table-cell>
          <table:table-cell office:value-type="string" calcext:value-type="string">
            <text:p>CHECK</text:p>
          </table:table-cell>
          <table:table-cell table:formula="of:=IF([.F177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0-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　ごくごく普通よ！</text:p>
            <text:p>まあ…[sweat]　今　またちょっと</text:p>
            <text:p>やっかいな事に　なっちゃってるけど…</text:p>
          </table:table-cell>
          <table:table-cell office:value-type="string" calcext:value-type="string">
            <text:p>Me? Just doing really normal stuff!\n</text:p>
            <text:p>Well...[nbsp][sweat] Now, I guess I've landed myself in a bit of hot water again...so to speak...</text:p>
          </table:table-cell>
          <table:table-cell office:value-type="string" calcext:value-type="string">
            <text:p>NOTE: pun's not in the original but it couldn't be helped</text:p>
          </table:table-cell>
          <table:table-cell table:formula="of:=IF([.F17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　詩織さんのほうは？</text:p>
            <text:p>どうしてここに？</text:p>
          </table:table-cell>
          <table:table-cell office:value-type="string" calcext:value-type="string">
            <text:p>So how about you, Shiori?\n</text:p>
            <text:p>What are you doing here?</text:p>
          </table:table-cell>
          <table:table-cell/>
          <table:table-cell table:formula="of:=IF([.F17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0</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町内の〜〜〜〜商店街の</text:p>
            <text:p>福引きに〜〜〜当たったんです〜〜〜</text:p>
          </table:table-cell>
          <table:table-cell office:value-type="string" calcext:value-type="string">
            <text:p>I won...a lottery...in the town...\n</text:p>
            <text:p>shopping district.</text:p>
          </table:table-cell>
          <table:table-cell/>
          <table:table-cell table:formula="of:=IF([.F17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福引きかあ……あたし</text:p>
            <text:p>あーいうの　全然あたらないのよねぇ</text:p>
          </table:table-cell>
          <table:table-cell office:value-type="string" calcext:value-type="string">
            <text:p>A lottery, huh...? Man, I never, ever win stuff like that.</text:p>
          </table:table-cell>
          <table:table-cell/>
          <table:table-cell table:formula="of:=IF([.F17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2</text:p>
          </table:table-cell>
          <table:table-cell table:formula="of:=T([.C1771])" office:value-type="string" office:string-value="Shiori: {" calcext:value-type="string">
            <text:p>Shiori: {</text:p>
          </table:table-cell>
          <table:table-cell/>
          <table:table-cell office:value-type="string" calcext:value-type="string">
            <text:p>あたしは〜もう………</text:p>
          </table:table-cell>
          <table:table-cell office:value-type="string" calcext:value-type="string">
            <text:p>I have been here...</text:p>
          </table:table-cell>
          <table:table-cell office:value-type="string" calcext:value-type="string">
            <text:p>NOTE: split lines</text:p>
          </table:table-cell>
          <table:table-cell table:formula="of:=IF([.F17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3</text:p>
          </table:table-cell>
          <table:table-cell table:number-columns-repeated="2"/>
          <table:table-cell office:value-type="string" calcext:value-type="string">
            <text:p>１カ月も〜〜いるんです〜〜</text:p>
          </table:table-cell>
          <table:table-cell office:value-type="string" calcext:value-type="string">
            <text:p>for a whole...month...</text:p>
          </table:table-cell>
          <table:table-cell/>
          <table:table-cell table:formula="of:=IF([.F17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4</text:p>
          </table:table-cell>
          <table:table-cell/>
          <table:table-cell table:formula="of:=T([.D100])" office:value-type="string" office:string-value="}" calcext:value-type="string">
            <text:p>}</text:p>
          </table:table-cell>
          <table:table-cell office:value-type="string" calcext:value-type="string">
            <text:p>ここは〜〜いいところですよ〜〜</text:p>
          </table:table-cell>
          <table:table-cell office:value-type="string" calcext:value-type="string">
            <text:p>This is...a nice place...</text:p>
          </table:table-cell>
          <table:table-cell/>
          <table:table-cell table:formula="of:=IF([.F17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　詩織さん！？</text:p>
          </table:table-cell>
          <table:table-cell office:value-type="string" calcext:value-type="string">
            <text:p>S-Shiori!?</text:p>
          </table:table-cell>
          <table:table-cell/>
          <table:table-cell table:formula="of:=IF([.F178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0-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神宮寺　詩織さんといってね</text:p>
            <text:p>初めて会ったのは　ムシ暑くって</text:p>
            <text:p>汗が　ダラダラ流れる</text:p>
            <text:p>密林の惑星だったんだよ！</text:p>
          </table:table-cell>
          <table:table-cell office:value-type="string" calcext:value-type="string">
            <text:p>This is Shiori Jinguuji.\n</text:p>
            <text:p>The first time we met was on a humid jungle planet that had me sweating like crazy!</text:p>
          </table:table-cell>
          <table:table-cell/>
          <table:table-cell table:formula="of:=IF([.F178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0-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くわしくは</text:p>
            <text:p>ハドソン　ＰＣエンジン・ソフト</text:p>
            <text:p>『銀河お嬢様伝説　ユナ』を見てね！</text:p>
          </table:table-cell>
          <table:table-cell office:value-type="string" calcext:value-type="string">
            <text:p>For details, see the Hudson PC-Engine game `Galaxy Fraulein Yuna'!</text:p>
          </table:table-cell>
          <table:table-cell office:value-type="string" calcext:value-type="string">
            <text:p>NOTE: newly rereleased! now with a special bonus CD whose contents are in fact also on this game's disc in full, but disabled so the publisher can make more money!</text:p>
          </table:table-cell>
          <table:table-cell table:formula="of:=IF([.F17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れに言ってるんですかぁ</text:p>
            <text:p>ユナさん？</text:p>
          </table:table-cell>
          <table:table-cell office:value-type="string" calcext:value-type="string">
            <text:p>Who are you talking to, Miss Yuna?</text:p>
          </table:table-cell>
          <table:table-cell/>
          <table:table-cell table:formula="of:=IF([.F17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気にしない　気にしない！</text:p>
          </table:table-cell>
          <table:table-cell office:value-type="string" calcext:value-type="string">
            <text:p>Huh? Oh, don't worry about it!</text:p>
          </table:table-cell>
          <table:table-cell/>
          <table:table-cell table:formula="of:=IF([.F17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A</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半日も入っておりまして〜〜</text:p>
            <text:p>のぼせました〜〜</text:p>
          </table:table-cell>
          <table:table-cell office:value-type="string" calcext:value-type="string">
            <text:p>...I have been in here for half a day...I feel dizzy...</text:p>
          </table:table-cell>
          <table:table-cell/>
          <table:table-cell table:formula="of:=IF([.F17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ららら…[sweat]</text:p>
          </table:table-cell>
          <table:table-cell office:value-type="string" calcext:value-type="string">
            <text:p>Oh dear...[nbsp][sweat]</text:p>
          </table:table-cell>
          <table:table-cell/>
          <table:table-cell table:formula="of:=IF([.F178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0-n-0x2C</text:p>
          </table:table-cell>
          <table:table-cell table:formula="of:=T([.C100])" office:value-type="string" office:string-value="Yuna: {" calcext:value-type="string">
            <text:p>Yuna: {</text:p>
          </table:table-cell>
          <table:table-cell office:value-type="string" calcext:value-type="string">
            <text:p>}</text:p>
          </table:table-cell>
          <table:table-cell office:value-type="string" calcext:value-type="string">
            <text:p>あー　気持ちよかった❤</text:p>
          </table:table-cell>
          <table:table-cell office:value-type="string" calcext:value-type="string">
            <text:p>Ohh, that felt great![nbsp]❤</text:p>
          </table:table-cell>
          <table:table-cell office:value-type="string" calcext:value-type="string">
            <text:p>NOTE: padding these lines slightly to match scene timing</text:p>
          </table:table-cell>
          <table:table-cell table:formula="of:=IF([.F17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D</text:p>
          </table:table-cell>
          <table:table-cell table:formula="of:=T([.C193])" office:value-type="string" office:string-value="Yuri: {" calcext:value-type="string">
            <text:p>Yuri: {</text:p>
          </table:table-cell>
          <table:table-cell office:value-type="string" calcext:value-type="string">
            <text:p>}\n</text:p>
            <text:p>               </text:p>
          </table:table-cell>
          <table:table-cell office:value-type="string" calcext:value-type="string">
            <text:p>そーですねぇ</text:p>
            <text:p>体が　芯からあったまりましたねぇ</text:p>
          </table:table-cell>
          <table:table-cell office:value-type="string" calcext:value-type="string">
            <text:p>Indeed, it did.\n</text:p>
            <text:p>My body has been warmed to the core.</text:p>
          </table:table-cell>
          <table:table-cell/>
          <table:table-cell table:formula="of:=IF([.F17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2E</text:p>
          </table:table-cell>
          <table:table-cell table:formula="of:=T([.C100])" office:value-type="string" office:string-value="Yuna: {" calcext:value-type="string">
            <text:p>Yuna: {</text:p>
          </table:table-cell>
          <table:table-cell office:value-type="string" calcext:value-type="string">
            <text:p>}\n</text:p>
            <text:p>                           </text:p>
          </table:table-cell>
          <table:table-cell office:value-type="string" calcext:value-type="string">
            <text:p>詩織さんにも逢えたし</text:p>
            <text:p>足の調子もよくなったし</text:p>
            <text:p>ラッキー　ラッキー！</text:p>
          </table:table-cell>
          <table:table-cell office:value-type="string" calcext:value-type="string">
            <text:p>We got to meet Shiori, and my ankle's all better too! Lucky, lucky!</text:p>
          </table:table-cell>
          <table:table-cell/>
          <table:table-cell table:formula="of:=IF([.F17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ところでユナさぁん</text:p>
          </table:table-cell>
          <table:table-cell office:value-type="string" calcext:value-type="string">
            <text:p>Umm...By the way, Miss Yuna...</text:p>
          </table:table-cell>
          <table:table-cell/>
          <table:table-cell table:formula="of:=IF([.F17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私　お腹が空きましたぁ</text:p>
          </table:table-cell>
          <table:table-cell office:value-type="string" calcext:value-type="string">
            <text:p>I have become hungry.</text:p>
          </table:table-cell>
          <table:table-cell/>
          <table:table-cell table:formula="of:=IF([.F179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い匂いですよォ〜</text:p>
            <text:p>これは中華料理ですぅ！</text:p>
            <text:p>ユナさぁん　食べたい　食べたいっ！</text:p>
          </table:table-cell>
          <table:table-cell office:value-type="string" calcext:value-type="string">
            <text:p>There is a good smell!\n</text:p>
            <text:p>This is Chinese cooking!\n</text:p>
            <text:p>Miss Yuna, I want to eat! I want to eat!</text:p>
          </table:table-cell>
          <table:table-cell/>
          <table:table-cell table:formula="of:=IF([.F17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あたし</text:p>
            <text:p>もう　お金が少ないのよ〜[sweat]</text:p>
          </table:table-cell>
          <table:table-cell office:value-type="string" calcext:value-type="string">
            <text:p>I'm running out of money, Yuri...[nbsp][sweat]</text:p>
          </table:table-cell>
          <table:table-cell/>
          <table:table-cell table:formula="of:=IF([.F17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　そんなぁ〜</text:p>
            <text:p>何に　使っちゃったんですかぁ！？</text:p>
          </table:table-cell>
          <table:table-cell office:value-type="string" calcext:value-type="string">
            <text:p>What? Oh no...\n</text:p>
            <text:p>What did you use it all on!?</text:p>
          </table:table-cell>
          <table:table-cell/>
          <table:table-cell table:formula="of:=IF([.F17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の食費よ　食費！</text:p>
            <text:p>ん　もう……あたしだって</text:p>
            <text:p>欲しいものが　あったのにぃ[tears]</text:p>
          </table:table-cell>
          <table:table-cell office:value-type="string" calcext:value-type="string">
            <text:p>Paying for YOUR food!\n</text:p>
            <text:p>Rrgh...There were things I wanted to get, too...[nbsp][tears]</text:p>
          </table:table-cell>
          <table:table-cell/>
          <table:table-cell table:formula="of:=IF([.F17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食べたい　食べたぁ〜い！</text:p>
          </table:table-cell>
          <table:table-cell office:value-type="string" calcext:value-type="string">
            <text:p>I want to eat! I want to eeeeeeat!</text:p>
          </table:table-cell>
          <table:table-cell/>
          <table:table-cell table:formula="of:=IF([.F17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いいかげんにしてよ！</text:p>
          </table:table-cell>
          <table:table-cell office:value-type="string" calcext:value-type="string">
            <text:p>Just get over it, Yuri!</text:p>
          </table:table-cell>
          <table:table-cell/>
          <table:table-cell table:formula="of:=IF([.F179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0-n-0x37</text:p>
          </table:table-cell>
          <table:table-cell office:value-type="string" calcext:value-type="string">
            <text:p>Remi: {</text:p>
          </table:table-cell>
          <table:table-cell table:formula="of:=T([.D100])" office:value-type="string" office:string-value="}" calcext:value-type="string">
            <text:p>}</text:p>
          </table:table-cell>
          <table:table-cell office:value-type="string" calcext:value-type="string">
            <text:p>おしおきアル！　ハチャ〜ッ！</text:p>
          </table:table-cell>
          <table:table-cell office:value-type="string" calcext:value-type="string">
            <text:p>Here is your punishment, that it is! HACHAAAAAAA!</text:p>
          </table:table-cell>
          <table:table-cell/>
          <table:table-cell table:formula="of:=IF([.F18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ヤダッ！　麗美ちゃんったら</text:p>
            <text:p>ものすごく怒ってるよぉ〜[sweat]</text:p>
          </table:table-cell>
          <table:table-cell office:value-type="string" calcext:value-type="string">
            <text:p>Uh-oh! Remi is REALLY mad![nbsp][sweat]</text:p>
          </table:table-cell>
          <table:table-cell office:value-type="string" calcext:value-type="string">
            <text:p>NOTE: why does shiori get a "san" but remi gets a "chan"? oh, whatever</text:p>
          </table:table-cell>
          <table:table-cell table:formula="of:=IF([.F18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っ[sweat]　ちょっと麗美ちゃん？</text:p>
            <text:p>あたしよ！　あたし！</text:p>
          </table:table-cell>
          <table:table-cell office:value-type="string" calcext:value-type="string">
            <text:p>Waugh![nbsp][sweat] Wait, Remi?\n</text:p>
            <text:p>It's me, it's me!</text:p>
          </table:table-cell>
          <table:table-cell/>
          <table:table-cell table:formula="of:=IF([.F180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0-n-0x3A</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アタシなんて知り合い</text:p>
            <text:p>いないアル！</text:p>
            <text:p>アチャチャチャチャ〜ッ！！</text:p>
          </table:table-cell>
          <table:table-cell office:value-type="string" calcext:value-type="string">
            <text:p>I don't know anyone called `Me,' that I don't!\n</text:p>
            <text:p>ACHACHACHACHAAAAAA!</text:p>
          </table:table-cell>
          <table:table-cell office:value-type="string" calcext:value-type="string">
            <text:p>NOTE: yeah, uh, this game is probably not where you want to go looking for flattering portrayals of chinese people.</text:p>
            <text:p>honestly, i'm glad i at least don't have to write all this in broken shampoo english.</text:p>
          </table:table-cell>
          <table:table-cell table:formula="of:=IF([.F18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ぁ　なんかユナさん</text:p>
            <text:p>大変そうですぅ</text:p>
          </table:table-cell>
          <table:table-cell office:value-type="string" calcext:value-type="string">
            <text:p>Wah! Miss Yuna, this situation appears difficult.</text:p>
          </table:table-cell>
          <table:table-cell/>
          <table:table-cell table:formula="of:=IF([.F18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C</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覚悟するアル！</text:p>
          </table:table-cell>
          <table:table-cell office:value-type="string" calcext:value-type="string">
            <text:p>Get ready, that you better!</text:p>
          </table:table-cell>
          <table:table-cell/>
          <table:table-cell table:formula="of:=IF([.F18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から　麗美ちゃん</text:p>
            <text:p>ちょっと　あたしの話を聞いてぇ[sweat]</text:p>
          </table:table-cell>
          <table:table-cell office:value-type="string" calcext:value-type="string">
            <text:p>C'mon, Remi, listen to me for a sec![nbsp][sweat]</text:p>
          </table:table-cell>
          <table:table-cell/>
          <table:table-cell table:formula="of:=IF([.F180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0-n-0x3E</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問答無用アル！　必殺！…</text:p>
          </table:table-cell>
          <table:table-cell table:style-name="ce3" office:value-type="string" calcext:value-type="string">
            <text:p><text:span text:style-name="T2">There's no point in arguing, that there isn't!\n</text:span></text:p>
            <text:p><text:span text:style-name="T2">Killer technique!...</text:span></text:p>
          </table:table-cell>
          <table:table-cell office:value-type="string" calcext:value-type="string">
            <text:p>NOTE: 問答無用 was one of her lines in the first game</text:p>
          </table:table-cell>
          <table:table-cell table:formula="of:=IF([.F18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F</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ファイブアニマル　カンフーッ！</text:p>
          </table:table-cell>
          <table:table-cell office:value-type="string" calcext:value-type="string">
            <text:p>Five Animal Kung Fu!</text:p>
          </table:table-cell>
          <table:table-cell/>
          <table:table-cell table:formula="of:=IF([.F18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ひえぇぇぇぇぇぇぇっ！</text:p>
          </table:table-cell>
          <table:table-cell office:value-type="string" calcext:value-type="string">
            <text:p>EEEEEEEEEEEEP!</text:p>
          </table:table-cell>
          <table:table-cell/>
          <table:table-cell table:formula="of:=IF([.F18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1</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フンッ！　勝利アル！</text:p>
          </table:table-cell>
          <table:table-cell office:value-type="string" calcext:value-type="string">
            <text:p>Hmph! I win, that I do!</text:p>
          </table:table-cell>
          <table:table-cell/>
          <table:table-cell table:formula="of:=IF([.F18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2</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あら〜〜〜？　麗美さ〜〜〜ん</text:p>
            <text:p>ユナさ〜〜〜ん　どおしたんですか〜？</text:p>
          </table:table-cell>
          <table:table-cell office:value-type="string" calcext:value-type="string">
            <text:p>Ohhhhhh? Miss Remi...Miss Yuna...\n</text:p>
            <text:p>What happened?</text:p>
          </table:table-cell>
          <table:table-cell/>
          <table:table-cell table:formula="of:=IF([.F181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0-n-0x43</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えっ？　ユナ…</text:p>
            <text:p>ひょっとして　あのユナアルか？</text:p>
          </table:table-cell>
          <table:table-cell office:value-type="string" calcext:value-type="string">
            <text:p>Huh? Yuna...\n</text:p>
            <text:p>You're not THAT Yuna, that you aren't?</text:p>
          </table:table-cell>
          <table:table-cell office:value-type="string" calcext:value-type="string">
            <text:p>NOTE: oh, and of course remi doesn't use honorifics, because she is a stupid rude foreigner</text:p>
          </table:table-cell>
          <table:table-cell table:formula="of:=IF([.F18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から　そうだって</text:p>
            <text:p>言ってたのにぃ…………ガクッ</text:p>
          </table:table-cell>
          <table:table-cell office:value-type="string" calcext:value-type="string">
            <text:p>That's just what I've been saying...\n</text:p>
            <text:p>Gack!</text:p>
          </table:table-cell>
          <table:table-cell/>
          <table:table-cell table:formula="of:=IF([.F18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生きてますかぁ〜？</text:p>
          </table:table-cell>
          <table:table-cell office:value-type="string" calcext:value-type="string">
            <text:p>Miss Yuna, are you alive?</text:p>
          </table:table-cell>
          <table:table-cell/>
          <table:table-cell table:formula="of:=IF([.F18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6</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さあ　みんな</text:p>
            <text:p>どんどん　食べるアルよー！</text:p>
          </table:table-cell>
          <table:table-cell office:value-type="string" calcext:value-type="string">
            <text:p>Right, everybody, chow down, that you should!</text:p>
          </table:table-cell>
          <table:table-cell/>
          <table:table-cell table:formula="of:=IF([.F18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いしい　サイコーですぅ！</text:p>
          </table:table-cell>
          <table:table-cell office:value-type="string" calcext:value-type="string">
            <text:p>Delicious! This is the best!</text:p>
          </table:table-cell>
          <table:table-cell/>
          <table:table-cell table:formula="of:=IF([.F1816]=&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30-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633])" office:value-type="string" office:string-value=".........................................." calcext:value-type="string">
            <text:p>..........................................</text:p>
          </table:table-cell>
          <table:table-cell office:value-type="string" calcext:value-type="string">
            <text:p>DUPE: F633</text:p>
          </table:table-cell>
          <table:table-cell table:number-columns-repeated="1017"/>
        </table:table-row>
        <table:table-row table:style-name="ro5">
          <table:table-cell office:value-type="string" calcext:value-type="string">
            <text:p>string</text:p>
          </table:table-cell>
          <table:table-cell office:value-type="string" calcext:value-type="string">
            <text:p>block30-n-0x49</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ユナさ〜〜ん………</text:p>
            <text:p>ボロボロになって〜しまいましたね〜〜</text:p>
          </table:table-cell>
          <table:table-cell office:value-type="string" calcext:value-type="string">
            <text:p>Miss Yuna...you have become...\n</text:p>
            <text:p>quite scruffed up...</text:p>
          </table:table-cell>
          <table:table-cell/>
          <table:table-cell table:formula="of:=IF([.F181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0-n-0x4A</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ユナ　悪かったアルよ〜[sweat]</text:p>
            <text:p>そんなに　怒らないで</text:p>
            <text:p>うちの料理　食べるアル！</text:p>
            <text:p>今日は全部おごるアルよ！</text:p>
          </table:table-cell>
          <table:table-cell office:value-type="string" calcext:value-type="string">
            <text:p>Yuna, sorry, that I am.[nbsp][sweat]\n</text:p>
            <text:p>Don't be too mad and eat our food, that you should! Everything today is my treat, that it is!</text:p>
          </table:table-cell>
          <table:table-cell/>
          <table:table-cell table:formula="of:=IF([.F18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かわり！</text:p>
          </table:table-cell>
          <table:table-cell office:value-type="string" calcext:value-type="string">
            <text:p>Seconds!</text:p>
          </table:table-cell>
          <table:table-cell office:value-type="string" calcext:value-type="string">
            <text:p>NOTE: originally dupe of F625</text:p>
          </table:table-cell>
          <table:table-cell table:number-columns-repeated="1017"/>
        </table:table-row>
        <table:table-row table:style-name="ro2">
          <table:table-cell office:value-type="string" calcext:value-type="string">
            <text:p>string</text:p>
          </table:table-cell>
          <table:table-cell office:value-type="string" calcext:value-type="string">
            <text:p>block30-n-0x4C</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よ　よく食べるアルね[sweat]</text:p>
          </table:table-cell>
          <table:table-cell office:value-type="string" calcext:value-type="string">
            <text:p>Y-You eat a lot, that you do.[nbsp][sweat]</text:p>
          </table:table-cell>
          <table:table-cell/>
          <table:table-cell table:formula="of:=IF([.F18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text:p>
            <text:p>まだ　いくらでも入りますよぉ！</text:p>
          </table:table-cell>
          <table:table-cell office:value-type="string" calcext:value-type="string">
            <text:p>Yes![nbsp]❤\n</text:p>
            <text:p>I can still hold a great deal more!</text:p>
          </table:table-cell>
          <table:table-cell/>
          <table:table-cell table:formula="of:=IF([.F18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E</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タ　タダは</text:p>
            <text:p>気前よすぎたアルかなぁ……</text:p>
          </table:table-cell>
          <table:table-cell office:value-type="string" calcext:value-type="string">
            <text:p>T-Treating her might have been too generous, that it might...</text:p>
          </table:table-cell>
          <table:table-cell/>
          <table:table-cell table:formula="of:=IF([.F182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0-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　もう……考えてみれば</text:p>
            <text:p>あたしが　麗美ちゃんに</text:p>
            <text:p>ボロボロにされちゃったのも</text:p>
            <text:p>ユーリィのせいじゃない！</text:p>
          </table:table-cell>
          <table:table-cell office:value-type="string" calcext:value-type="string">
            <text:p>Ugh...When you think about it, Remi beating me up was Yuri's fault too, wasn't it!?</text:p>
          </table:table-cell>
          <table:table-cell/>
          <table:table-cell table:formula="of:=IF([.F182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5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なんか最近……</text:p>
            <text:p>あたし　ユーリィのせいで　ひどい目に</text:p>
            <text:p>あってばっかり…</text:p>
          </table:table-cell>
          <table:table-cell office:value-type="string" calcext:value-type="string">
            <text:p>Somehow, lately...I keep having nothing but problems, all thanks to Yuri...</text:p>
          </table:table-cell>
          <table:table-cell/>
          <table:table-cell table:formula="of:=IF([.F18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1</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ところで　ユナ</text:p>
            <text:p>この星には　観光で来たアルか！？</text:p>
          </table:table-cell>
          <table:table-cell office:value-type="string" calcext:value-type="string">
            <text:p>By the way, Yuna, did you come to this planet for sightseeing, that you did?</text:p>
          </table:table-cell>
          <table:table-cell/>
          <table:table-cell table:formula="of:=IF([.F18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ええ　まあ　そう……</text:p>
          </table:table-cell>
          <table:table-cell office:value-type="string" calcext:value-type="string">
            <text:p>Huh? Uh, well...yeah...</text:p>
          </table:table-cell>
          <table:table-cell/>
          <table:table-cell table:formula="of:=IF([.F18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3</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じゃあ　もう『火の鳥』は</text:p>
            <text:p>見たアルか？</text:p>
          </table:table-cell>
          <table:table-cell office:value-type="string" calcext:value-type="string">
            <text:p>Then have you seen the Phoenix yet, that you have?</text:p>
          </table:table-cell>
          <table:table-cell/>
          <table:table-cell table:formula="of:=IF([.F18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5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火の鳥』！？</text:p>
          </table:table-cell>
          <table:table-cell office:value-type="string" calcext:value-type="string">
            <text:p>What!? Phoenix!?</text:p>
          </table:table-cell>
          <table:table-cell/>
          <table:table-cell table:formula="of:=IF([.F18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よ！</text:p>
            <text:p>あたしたち　火の鳥を探しにきたのよ！</text:p>
          </table:table-cell>
          <table:table-cell office:value-type="string" calcext:value-type="string">
            <text:p>Oh, right!\n</text:p>
            <text:p>We came here to look for a Phoenix!</text:p>
          </table:table-cell>
          <table:table-cell/>
          <table:table-cell table:formula="of:=IF([.F18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6</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ここの雷風呂には</text:p>
            <text:p>とてもめずらしい　火の鳥がいるアル！</text:p>
          </table:table-cell>
          <table:table-cell office:value-type="string" calcext:value-type="string">
            <text:p>There's a rare Phoenix in the Thunder Bath here, that there is!</text:p>
          </table:table-cell>
          <table:table-cell/>
          <table:table-cell table:formula="of:=IF([.F183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0-n-0x5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いつも火を出して熱いから</text:p>
            <text:p>そんなに　近づけないアルね！</text:p>
          </table:table-cell>
          <table:table-cell office:value-type="string" calcext:value-type="string">
            <text:p>But since it's hot and always blasting fire, you can't get too close to it, that you can't!</text:p>
          </table:table-cell>
          <table:table-cell/>
          <table:table-cell table:formula="of:=IF([.F18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なんですかぁ</text:p>
            <text:p>どーやって捕まえたんでしょうねェ？</text:p>
          </table:table-cell>
          <table:table-cell office:value-type="string" calcext:value-type="string">
            <text:p>Is that so?\n</text:p>
            <text:p>What did you do to catch it?</text:p>
          </table:table-cell>
          <table:table-cell/>
          <table:table-cell table:formula="of:=IF([.F18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59</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それは言わない約束アル！</text:p>
          </table:table-cell>
          <table:table-cell office:value-type="string" calcext:value-type="string">
            <text:p>I promised not to tell, that I did!</text:p>
          </table:table-cell>
          <table:table-cell/>
          <table:table-cell table:formula="of:=IF([.F18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5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　そういうことなら</text:p>
            <text:p>その『雷風呂』に　行ってみるわ</text:p>
            <text:p>本当にありがとう　麗美ちゃん！</text:p>
          </table:table-cell>
          <table:table-cell office:value-type="string" calcext:value-type="string">
            <text:p>Well, in that case, I'll go see this `Thunder Bath.' Thanks so much, Remi!</text:p>
          </table:table-cell>
          <table:table-cell/>
          <table:table-cell table:formula="of:=IF([.F183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1 (sector 0x2F7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31-n-0x0</text:p>
          </table:table-cell>
          <table:table-cell table:number-columns-repeated="2"/>
          <table:table-cell office:value-type="string" calcext:value-type="string">
            <text:p>『火の惑星　ダンボー』</text:p>
          </table:table-cell>
          <table:table-cell office:value-type="string" calcext:value-type="string">
            <text:p>Fire Planet Hitorre</text:p>
          </table:table-cell>
          <table:table-cell/>
          <table:table-cell table:formula="of:=IF([.F18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text:p>
          </table:table-cell>
          <table:table-cell table:number-columns-repeated="2"/>
          <table:table-cell office:value-type="string" calcext:value-type="string">
            <text:p>『火鳥亭　ハワイアンセンター』</text:p>
          </table:table-cell>
          <table:table-cell office:value-type="string" calcext:value-type="string">
            <text:p>Firebird Pavilion: Hawaiian Center</text:p>
          </table:table-cell>
          <table:table-cell/>
          <table:table-cell table:formula="of:=IF([.F18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text:p>
          </table:table-cell>
          <table:table-cell table:number-columns-repeated="2"/>
          <table:table-cell office:value-type="string" calcext:value-type="string">
            <text:p>『ジャングル大浴場』</text:p>
          </table:table-cell>
          <table:table-cell office:value-type="string" calcext:value-type="string">
            <text:p>Great Jungle Bath</text:p>
          </table:table-cell>
          <table:table-cell/>
          <table:table-cell table:formula="of:=IF([.F18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　詩織さん！</text:p>
          </table:table-cell>
          <table:table-cell office:value-type="string" calcext:value-type="string">
            <text:p>Aah!? Shiori!</text:p>
          </table:table-cell>
          <table:table-cell office:value-type="string" calcext:value-type="string">
            <text:p>NOTE: from the previous game</text:p>
          </table:table-cell>
          <table:table-cell table:formula="of:=IF([.F18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4</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あ……？　あ〜〜れ〜〜〜</text:p>
            <text:p>ユ〜ナ〜さ〜〜〜〜ん〜</text:p>
          </table:table-cell>
          <table:table-cell office:value-type="string" calcext:value-type="string">
            <text:p>Oh...? Huuuuuuuuh...?\n</text:p>
            <text:p>Miss...Yu...naaaaaaaaaaaa...</text:p>
          </table:table-cell>
          <table:table-cell/>
          <table:table-cell table:formula="of:=IF([.F18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食べたい！　食べたい！</text:p>
            <text:p>食べたぁ〜〜い！！</text:p>
          </table:table-cell>
          <table:table-cell office:value-type="string" calcext:value-type="string">
            <text:p>I want to eat! I want to eat!\n</text:p>
            <text:p>I want to eeeeeeeeeeeeeat!</text:p>
          </table:table-cell>
          <table:table-cell/>
          <table:table-cell table:formula="of:=IF([.F18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わわわっ[sweat]　ど　どうしよう！</text:p>
          </table:table-cell>
          <table:table-cell office:value-type="string" calcext:value-type="string">
            <text:p>Waaaaaah![nbsp][sweat] What should we do!?</text:p>
          </table:table-cell>
          <table:table-cell/>
          <table:table-cell table:formula="of:=IF([.F184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1-n-0x7</text:p>
          </table:table-cell>
          <table:table-cell table:formula="of:=T([.C1800])" office:value-type="string" office:string-value="Remi: {" calcext:value-type="string">
            <text:p>Remi: {</text:p>
          </table:table-cell>
          <table:table-cell/>
          <table:table-cell office:value-type="string" calcext:value-type="string">
            <text:p>だれアル！！</text:p>
          </table:table-cell>
          <table:table-cell office:value-type="string" calcext:value-type="string">
            <text:p>Who was it, that it was!?</text:p>
          </table:table-cell>
          <table:table-cell office:value-type="string" calcext:value-type="string">
            <text:p>NOTE: split lines</text:p>
            <text:p>this is how remi's dialogue was translated in the last game, rolling with it</text:p>
          </table:table-cell>
          <table:table-cell table:formula="of:=IF([.F18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8</text:p>
          </table:table-cell>
          <table:table-cell/>
          <table:table-cell table:formula="of:=T([.D100])" office:value-type="string" office:string-value="}" calcext:value-type="string">
            <text:p>}</text:p>
          </table:table-cell>
          <table:table-cell office:value-type="string" calcext:value-type="string">
            <text:p>うちの玄関を壊したのは！？</text:p>
            <text:p>許さないアル！</text:p>
          </table:table-cell>
          <table:table-cell office:value-type="string" calcext:value-type="string">
            <text:p>Who broke our entrance? I won't forgive you, that I won't!</text:p>
          </table:table-cell>
          <table:table-cell/>
          <table:table-cell table:formula="of:=IF([.F18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ヤ〜ダ　麗美ちゃんじゃない！？</text:p>
          </table:table-cell>
          <table:table-cell office:value-type="string" calcext:value-type="string">
            <text:p>Oh, wow! Is that you, Remi!?</text:p>
          </table:table-cell>
          <table:table-cell/>
          <table:table-cell table:formula="of:=IF([.F18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麗美ちゃんち</text:p>
            <text:p>この惑星で　お店やってたんだ！？</text:p>
          </table:table-cell>
          <table:table-cell office:value-type="string" calcext:value-type="string">
            <text:p>You're working at a restaurant on this planet!?</text:p>
          </table:table-cell>
          <table:table-cell/>
          <table:table-cell table:formula="of:=IF([.F184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1-n-0xB</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だれアル！</text:p>
            <text:p>破壊魔に友達など　いないアル！</text:p>
          </table:table-cell>
          <table:table-cell office:value-type="string" calcext:value-type="string">
            <text:p>Who are you!?\n</text:p>
            <text:p>I have no friends among the demons of destruction, that I don't!</text:p>
          </table:table-cell>
          <table:table-cell/>
          <table:table-cell table:formula="of:=IF([.F18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C</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こんな悪い事する子には</text:p>
            <text:p>おしおきするアル！</text:p>
          </table:table-cell>
          <table:table-cell office:value-type="string" calcext:value-type="string">
            <text:p>I'll punish the girl who did this awful thing, that I will!</text:p>
          </table:table-cell>
          <table:table-cell/>
          <table:table-cell table:formula="of:=IF([.F18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っ　ちょっと　麗美ちゃん！？</text:p>
          </table:table-cell>
          <table:table-cell office:value-type="string" calcext:value-type="string">
            <text:p>Wah! Wait, Remi!?</text:p>
          </table:table-cell>
          <table:table-cell/>
          <table:table-cell table:formula="of:=IF([.F18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E</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アチョ〜〜！！！</text:p>
          </table:table-cell>
          <table:table-cell office:value-type="string" calcext:value-type="string">
            <text:p>ACHOUUUUU!</text:p>
          </table:table-cell>
          <table:table-cell/>
          <table:table-cell table:formula="of:=IF([.F18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F</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アチャ〜〜[sweat]</text:p>
            <text:p>ユナ〜　だいじょぶアルか〜！</text:p>
          </table:table-cell>
          <table:table-cell office:value-type="string" calcext:value-type="string">
            <text:p>Achaaaaa...[nbsp][sweat]\n</text:p>
            <text:p>Yuna, are you alright, that you are!?</text:p>
          </table:table-cell>
          <table:table-cell/>
          <table:table-cell table:formula="of:=IF([.F18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0</text:p>
          </table:table-cell>
          <table:table-cell table:number-columns-repeated="2"/>
          <table:table-cell office:value-type="string" calcext:value-type="string">
            <text:p>『雷風呂』</text:p>
          </table:table-cell>
          <table:table-cell office:value-type="string" calcext:value-type="string">
            <text:p>Thunder Bath</text:p>
          </table:table-cell>
          <table:table-cell/>
          <table:table-cell table:formula="of:=IF([.F185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1-n-0x11</text:p>
          </table:table-cell>
          <table:table-cell office:value-type="string" calcext:value-type="string">
            <text:p>Ako: {</text:p>
          </table:table-cell>
          <table:table-cell table:formula="of:=T([.D100])" office:value-type="string" office:string-value="}" calcext:value-type="string">
            <text:p>}</text:p>
          </table:table-cell>
          <table:table-cell office:value-type="string" calcext:value-type="string">
            <text:p>ずーっと　捜してたんですよぉー</text:p>
            <text:p>ねーっ　マコちゃん❤</text:p>
          </table:table-cell>
          <table:table-cell office:value-type="string" calcext:value-type="string">
            <text:p>We've been looking for you for soooooo long.\n</text:p>
            <text:p>Right, Mako?[nbsp]❤</text:p>
          </table:table-cell>
          <table:table-cell/>
          <table:table-cell table:formula="of:=IF([.F18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12</text:p>
          </table:table-cell>
          <table:table-cell office:value-type="string" calcext:value-type="string">
            <text:p>Mako: {</text:p>
          </table:table-cell>
          <table:table-cell table:formula="of:=T([.D100])" office:value-type="string" office:string-value="}" calcext:value-type="string">
            <text:p>}</text:p>
          </table:table-cell>
          <table:table-cell office:value-type="string" calcext:value-type="string">
            <text:p>ユナちゃん　なかなか来ないから</text:p>
            <text:p>心配してたんですよぉー</text:p>
            <text:p>ねーっ　アコちゃん❤</text:p>
          </table:table-cell>
          <table:table-cell office:value-type="string" calcext:value-type="string">
            <text:p>You were so slow getting here that we were getting worried.\n</text:p>
            <text:p>Right, Ako?[nbsp]❤</text:p>
          </table:table-cell>
          <table:table-cell/>
          <table:table-cell table:formula="of:=IF([.F18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3</text:p>
          </table:table-cell>
          <table:table-cell table:formula="of:=T([.C193])" office:value-type="string" office:string-value="Yuri: {" calcext:value-type="string">
            <text:p>Yuri: {</text:p>
          </table:table-cell>
          <table:table-cell/>
          <table:table-cell office:value-type="string" calcext:value-type="string">
            <text:p>ユナさぁん　あの人たちと</text:p>
          </table:table-cell>
          <table:table-cell office:value-type="string" calcext:value-type="string">
            <text:p>Miss Yuna, are these two people</text:p>
          </table:table-cell>
          <table:table-cell office:value-type="string" calcext:value-type="string">
            <text:p>NOTE: split lines</text:p>
          </table:table-cell>
          <table:table-cell table:formula="of:=IF([.F18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4</text:p>
          </table:table-cell>
          <table:table-cell/>
          <table:table-cell table:formula="of:=T([.D100])" office:value-type="string" office:string-value="}" calcext:value-type="string">
            <text:p>}</text:p>
          </table:table-cell>
          <table:table-cell office:value-type="string" calcext:value-type="string">
            <text:p>お知り合いなんですかァ？</text:p>
          </table:table-cell>
          <table:table-cell office:value-type="string" calcext:value-type="string">
            <text:p>acquaintances of yours?</text:p>
          </table:table-cell>
          <table:table-cell/>
          <table:table-cell table:formula="of:=IF([.F18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　もしかして</text:p>
            <text:p>『エリカ７』の？</text:p>
          </table:table-cell>
          <table:table-cell office:value-type="string" calcext:value-type="string">
            <text:p>U-Um...I'm guessing you're with the Erika 7?</text:p>
          </table:table-cell>
          <table:table-cell/>
          <table:table-cell table:formula="of:=IF([.F18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6</text:p>
          </table:table-cell>
          <table:table-cell table:formula="of:=T([.C1856])" office:value-type="string" office:string-value="Ako: {" calcext:value-type="string">
            <text:p>Ako: {</text:p>
          </table:table-cell>
          <table:table-cell/>
          <table:table-cell office:value-type="string" calcext:value-type="string">
            <text:p>ピンポ〜ン！！</text:p>
          </table:table-cell>
          <table:table-cell office:value-type="string" calcext:value-type="string">
            <text:p>DING DING DING!</text:p>
          </table:table-cell>
          <table:table-cell office:value-type="string" calcext:value-type="string">
            <text:p>NOTE: split lines</text:p>
          </table:table-cell>
          <table:table-cell table:formula="of:=IF([.F18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7</text:p>
          </table:table-cell>
          <table:table-cell/>
          <table:table-cell table:formula="of:=T([.D100])" office:value-type="string" office:string-value="}" calcext:value-type="string">
            <text:p>}</text:p>
          </table:table-cell>
          <table:table-cell office:value-type="string" calcext:value-type="string">
            <text:p>私は『閃光のアコ』で〜す❤</text:p>
          </table:table-cell>
          <table:table-cell office:value-type="string" calcext:value-type="string">
            <text:p>I'm `Ako the Flash'![nbsp]❤</text:p>
          </table:table-cell>
          <table:table-cell/>
          <table:table-cell table:formula="of:=IF([.F18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8</text:p>
          </table:table-cell>
          <table:table-cell table:formula="of:=T([.C1857])" office:value-type="string" office:string-value="Mako: {" calcext:value-type="string">
            <text:p>Mako: {</text:p>
          </table:table-cell>
          <table:table-cell/>
          <table:table-cell office:value-type="string" calcext:value-type="string">
            <text:p>そして　私が</text:p>
          </table:table-cell>
          <table:table-cell office:value-type="string" calcext:value-type="string">
            <text:p>And I am...</text:p>
          </table:table-cell>
          <table:table-cell office:value-type="string" calcext:value-type="string">
            <text:p>NOTE: split lines</text:p>
          </table:table-cell>
          <table:table-cell table:formula="of:=IF([.F18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9</text:p>
          </table:table-cell>
          <table:table-cell/>
          <table:table-cell table:formula="of:=T([.D100])" office:value-type="string" office:string-value="}" calcext:value-type="string">
            <text:p>}</text:p>
          </table:table-cell>
          <table:table-cell office:value-type="string" calcext:value-type="string">
            <text:p>『疾風のマコ』で〜す❤</text:p>
          </table:table-cell>
          <table:table-cell office:value-type="string" calcext:value-type="string">
            <text:p>`Mako the Gale'![nbsp]❤</text:p>
          </table:table-cell>
          <table:table-cell/>
          <table:table-cell table:formula="of:=IF([.F18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とぉ〜っても</text:p>
            <text:p>明るい人たちですねぇー</text:p>
          </table:table-cell>
          <table:table-cell office:value-type="string" calcext:value-type="string">
            <text:p>They seem to be very, very cheerful people.</text:p>
          </table:table-cell>
          <table:table-cell/>
          <table:table-cell table:formula="of:=IF([.F18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もしかして　戦わないで</text:p>
            <text:p>すむかもしれないね</text:p>
          </table:table-cell>
          <table:table-cell office:value-type="string" calcext:value-type="string">
            <text:p>Yeah...Maybe they'll let us through without a fight!</text:p>
          </table:table-cell>
          <table:table-cell/>
          <table:table-cell table:formula="of:=IF([.F18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C</text:p>
          </table:table-cell>
          <table:table-cell table:formula="of:=T([.C1856])" office:value-type="string" office:string-value="Ako: {" calcext:value-type="string">
            <text:p>Ako: {</text:p>
          </table:table-cell>
          <table:table-cell table:formula="of:=T([.D100])" office:value-type="string" office:string-value="}" calcext:value-type="string">
            <text:p>}</text:p>
          </table:table-cell>
          <table:table-cell office:value-type="string" calcext:value-type="string">
            <text:p>ユナちゃん</text:p>
            <text:p>とっても　強いんですねー</text:p>
          </table:table-cell>
          <table:table-cell office:value-type="string" calcext:value-type="string">
            <text:p>Yuna, you're really strong, aren't you?</text:p>
          </table:table-cell>
          <table:table-cell/>
          <table:table-cell table:formula="of:=IF([.F18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え？</text:p>
          </table:table-cell>
          <table:table-cell office:value-type="string" calcext:value-type="string">
            <text:p>Hweh?</text:p>
          </table:table-cell>
          <table:table-cell/>
          <table:table-cell table:formula="of:=IF([.F186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1E</text:p>
          </table:table-cell>
          <table:table-cell table:formula="of:=T([.C1857])" office:value-type="string" office:string-value="Mako: {" calcext:value-type="string">
            <text:p>Mako: {</text:p>
          </table:table-cell>
          <table:table-cell table:formula="of:=T([.D100])" office:value-type="string" office:string-value="}" calcext:value-type="string">
            <text:p>}</text:p>
          </table:table-cell>
          <table:table-cell office:value-type="string" calcext:value-type="string">
            <text:p>そうそう</text:p>
            <text:p>みーんな　やっつけちゃったもんねー</text:p>
            <text:p>尊敬しちゃうーっ！！</text:p>
          </table:table-cell>
          <table:table-cell office:value-type="string" calcext:value-type="string">
            <text:p>Yep!\n</text:p>
            <text:p>You finished off all those others, after all.\n</text:p>
            <text:p>Total respect!</text:p>
          </table:table-cell>
          <table:table-cell office:value-type="string" calcext:value-type="string">
            <text:p>NOTE: zenki sometimes uses this expression. i've never heard it from anyone else, so i hope he knows what he's doing!</text:p>
          </table:table-cell>
          <table:table-cell table:formula="of:=IF([.F18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F</text:p>
          </table:table-cell>
          <table:table-cell table:formula="of:=T([.C1856])" office:value-type="string" office:string-value="Ako: {" calcext:value-type="string">
            <text:p>Ako: {</text:p>
          </table:table-cell>
          <table:table-cell table:formula="of:=T([.D100])" office:value-type="string" office:string-value="}" calcext:value-type="string">
            <text:p>}</text:p>
          </table:table-cell>
          <table:table-cell office:value-type="string" calcext:value-type="string">
            <text:p>うんうん❤</text:p>
          </table:table-cell>
          <table:table-cell office:value-type="string" calcext:value-type="string">
            <text:p>Yeah, yeah![nbsp]❤</text:p>
          </table:table-cell>
          <table:table-cell/>
          <table:table-cell table:formula="of:=IF([.F18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って</text:p>
            <text:p>すごいんですねー！</text:p>
            <text:p>敵からも　尊敬されちゃうなんてぇ</text:p>
          </table:table-cell>
          <table:table-cell office:value-type="string" calcext:value-type="string">
            <text:p>Miss Yuna, you certainly are amazing!\n</text:p>
            <text:p>You are even respected by your enemies.</text:p>
          </table:table-cell>
          <table:table-cell/>
          <table:table-cell table:formula="of:=IF([.F18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1-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なんかてれちゃうなー</text:p>
          </table:table-cell>
          <table:table-cell office:value-type="string" calcext:value-type="string">
            <text:p>Eh-heh-heh...\n</text:p>
            <text:p>You're embarrassing me...</text:p>
          </table:table-cell>
          <table:table-cell/>
          <table:table-cell table:formula="of:=IF([.F18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2</text:p>
          </table:table-cell>
          <table:table-cell table:formula="of:=T([.C1856])" office:value-type="string" office:string-value="Ako: {" calcext:value-type="string">
            <text:p>Ako: {</text:p>
          </table:table-cell>
          <table:table-cell table:formula="of:=T([.D100])" office:value-type="string" office:string-value="}" calcext:value-type="string">
            <text:p>}</text:p>
          </table:table-cell>
          <table:table-cell office:value-type="string" calcext:value-type="string">
            <text:p>そこで　お願いが</text:p>
            <text:p>あるんですけどぉ…</text:p>
          </table:table-cell>
          <table:table-cell office:value-type="string" calcext:value-type="string">
            <text:p>So, we have a request for you...</text:p>
          </table:table-cell>
          <table:table-cell/>
          <table:table-cell table:formula="of:=IF([.F187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3</text:p>
          </table:table-cell>
          <table:table-cell table:formula="of:=T([.C1857])" office:value-type="string" office:string-value="Mako: {" calcext:value-type="string">
            <text:p>Mako: {</text:p>
          </table:table-cell>
          <table:table-cell table:formula="of:=T([.D100])" office:value-type="string" office:string-value="}" calcext:value-type="string">
            <text:p>}</text:p>
          </table:table-cell>
          <table:table-cell office:value-type="string" calcext:value-type="string">
            <text:p>私たち　ユナちゃんみたいに</text:p>
            <text:p>強くないんですぅー　だからぁ…</text:p>
          </table:table-cell>
          <table:table-cell office:value-type="string" calcext:value-type="string">
            <text:p>We aren't strong like you are, Yuna.\n</text:p>
            <text:p>So...</text:p>
          </table:table-cell>
          <table:table-cell/>
          <table:table-cell table:formula="of:=IF([.F18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から…？</text:p>
          </table:table-cell>
          <table:table-cell office:value-type="string" calcext:value-type="string">
            <text:p>So...?</text:p>
          </table:table-cell>
          <table:table-cell/>
          <table:table-cell table:formula="of:=IF([.F18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5</text:p>
          </table:table-cell>
          <table:table-cell table:formula="of:=T([.C541])" office:value-type="string" office:string-value="Ako &amp; Mako: {" calcext:value-type="string">
            <text:p>Ako &amp; Mako: {</text:p>
          </table:table-cell>
          <table:table-cell table:formula="of:=T([.D100])" office:value-type="string" office:string-value="}" calcext:value-type="string">
            <text:p>}</text:p>
          </table:table-cell>
          <table:table-cell office:value-type="string" calcext:value-type="string">
            <text:p>私たちは</text:p>
            <text:p>二人いっしょに　相手してねっ！！</text:p>
          </table:table-cell>
          <table:table-cell office:value-type="string" calcext:value-type="string">
            <text:p>Take on both of us at once!</text:p>
          </table:table-cell>
          <table:table-cell/>
          <table:table-cell table:formula="of:=IF([.F18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ぇーっ！？</text:p>
          </table:table-cell>
          <table:table-cell office:value-type="string" calcext:value-type="string">
            <text:p>WHAAAA―!?</text:p>
          </table:table-cell>
          <table:table-cell office:value-type="string" calcext:value-type="string">
            <text:p>NOTE: originally dupe of F351</text:p>
          </table:table-cell>
          <table:table-cell table:number-columns-repeated="1017"/>
        </table:table-row>
        <table:table-row table:style-name="ro2">
          <table:table-cell office:value-type="string" calcext:value-type="string">
            <text:p>string</text:p>
          </table:table-cell>
          <table:table-cell office:value-type="string" calcext:value-type="string">
            <text:p>block31-n-0x27</text:p>
          </table:table-cell>
          <table:table-cell table:number-columns-repeated="2"/>
          <table:table-cell office:value-type="string" calcext:value-type="string">
            <text:p>『氷の惑星　レーボー』</text:p>
          </table:table-cell>
          <table:table-cell table:formula="of:=T([.F1251])" office:value-type="string" office:string-value="Ice Planet Acie" calcext:value-type="string">
            <text:p>Ice Planet Acie</text:p>
          </table:table-cell>
          <table:table-cell office:value-type="string" calcext:value-type="string">
            <text:p>DUPE: F1251</text:p>
          </table:table-cell>
          <table:table-cell table:number-columns-repeated="1017"/>
        </table:table-row>
        <table:table-row table:style-name="ro5">
          <table:table-cell office:value-type="string" calcext:value-type="string">
            <text:p>string</text:p>
          </table:table-cell>
          <table:table-cell office:value-type="string" calcext:value-type="string">
            <text:p>block31-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っ　こんなに時間が</text:p>
            <text:p>過ぎちゃったあ！</text:p>
          </table:table-cell>
          <table:table-cell office:value-type="string" calcext:value-type="string">
            <text:p>Waaah! We've lost SO much time!</text:p>
          </table:table-cell>
          <table:table-cell/>
          <table:table-cell table:formula="of:=IF([.F18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たし</text:p>
            <text:p>もう四十九回　ご飯食べましたぁ</text:p>
          </table:table-cell>
          <table:table-cell office:value-type="string" calcext:value-type="string">
            <text:p>I have now eaten forty-nine meals.</text:p>
          </table:table-cell>
          <table:table-cell/>
          <table:table-cell table:formula="of:=IF([.F18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ーっ[sweat]　い　急ぐわよ！</text:p>
          </table:table-cell>
          <table:table-cell office:value-type="string" calcext:value-type="string">
            <text:p>EEEEEE![nbsp][sweat] H-Hurry!</text:p>
          </table:table-cell>
          <table:table-cell/>
          <table:table-cell table:formula="of:=IF([.F188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2B</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フッ　わたしは</text:p>
            <text:p>エリカ７　『氷のミドリ』</text:p>
            <text:p>フィギュアスケート界の女王！</text:p>
          </table:table-cell>
          <table:table-cell office:value-type="string" calcext:value-type="string">
            <text:p>Heh...I am `Icy Midori' of the Erika 7, queen of the figure skating world!</text:p>
          </table:table-cell>
          <table:table-cell/>
          <table:table-cell table:formula="of:=IF([.F18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2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人！…いままでの人達と</text:p>
            <text:p>エネルギー量がちがいますぅ！</text:p>
            <text:p>強敵ですよ！</text:p>
          </table:table-cell>
          <table:table-cell office:value-type="string" calcext:value-type="string">
            <text:p>This person!...Her energy level is different from those before!\n</text:p>
            <text:p>She is a strong opponent!</text:p>
          </table:table-cell>
          <table:table-cell/>
          <table:table-cell table:formula="of:=IF([.F18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text:p>
            <text:p>時間がないっていうのにィ！！</text:p>
          </table:table-cell>
          <table:table-cell office:value-type="string" calcext:value-type="string">
            <text:p>UGGGH!\n</text:p>
            <text:p>We don't have time for this!</text:p>
          </table:table-cell>
          <table:table-cell/>
          <table:table-cell table:formula="of:=IF([.F18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E</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あきらめなさい　ユナ</text:p>
            <text:p>もう　間に合わないのよ！</text:p>
          </table:table-cell>
          <table:table-cell office:value-type="string" calcext:value-type="string">
            <text:p>Give it up, Yuna.\n</text:p>
            <text:p>You'll never be in time now!</text:p>
          </table:table-cell>
          <table:table-cell/>
          <table:table-cell table:formula="of:=IF([.F18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邪魔しないでよ！</text:p>
            <text:p>そこをどいて！！</text:p>
          </table:table-cell>
          <table:table-cell office:value-type="string" calcext:value-type="string">
            <text:p>Don't get in my way!\n</text:p>
            <text:p>Stand aside!</text:p>
          </table:table-cell>
          <table:table-cell/>
          <table:table-cell table:formula="of:=IF([.F18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30</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フンッ</text:p>
            <text:p>もう遊びは　おしまいよ！</text:p>
          </table:table-cell>
          <table:table-cell office:value-type="string" calcext:value-type="string">
            <text:p>Hmph!\n</text:p>
            <text:p>Playtime's over!</text:p>
          </table:table-cell>
          <table:table-cell/>
          <table:table-cell table:formula="of:=IF([.F18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3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なたの化けの皮を</text:p>
            <text:p>はがしてあげるわ！！</text:p>
          </table:table-cell>
          <table:table-cell office:value-type="string" calcext:value-type="string">
            <text:p>I'll rip off your facade!</text:p>
          </table:table-cell>
          <table:table-cell office:value-type="string" calcext:value-type="string">
            <text:p>NOTE: this line AGAIN?</text:p>
          </table:table-cell>
          <table:table-cell table:formula="of:=IF([.F188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すってぇ〜っ！</text:p>
            <text:p>あたしは今　いろいろあって</text:p>
            <text:p>ちょっと頭に来てるんですからね！</text:p>
          </table:table-cell>
          <table:table-cell office:value-type="string" calcext:value-type="string">
            <text:p>What was that!?\n</text:p>
            <text:p>I've had to deal with so much crap now, I'm about to lose it!</text:p>
          </table:table-cell>
          <table:table-cell/>
          <table:table-cell table:formula="of:=IF([.F18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3</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行くわよ！</text:p>
          </table:table-cell>
          <table:table-cell office:value-type="string" calcext:value-type="string">
            <text:p>HERE I COME!</text:p>
          </table:table-cell>
          <table:table-cell/>
          <table:table-cell table:formula="of:=IF([.F18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わ❤</text:p>
            <text:p>早くビーコンを　止めないとネ！</text:p>
          </table:table-cell>
          <table:table-cell office:value-type="string" calcext:value-type="string">
            <text:p>We did it![nbsp]❤\n</text:p>
            <text:p>We've gotta stop the beacon, quick!</text:p>
          </table:table-cell>
          <table:table-cell/>
          <table:table-cell table:formula="of:=IF([.F18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ですぅ！</text:p>
          </table:table-cell>
          <table:table-cell table:formula="of:=T([.F232])" office:value-type="string" office:string-value="Yes ma'am!" calcext:value-type="string">
            <text:p>Yes ma'am!</text:p>
          </table:table-cell>
          <table:table-cell office:value-type="string" calcext:value-type="string">
            <text:p>DUPE: F232</text:p>
          </table:table-cell>
          <table:table-cell table:number-columns-repeated="1017"/>
        </table:table-row>
        <table:table-row table:style-name="ro5">
          <table:table-cell office:value-type="string" calcext:value-type="string">
            <text:p>string</text:p>
          </table:table-cell>
          <table:table-cell office:value-type="string" calcext:value-type="string">
            <text:p>block31-n-0x36</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うっ……ううっ………</text:p>
            <text:p>くっ！！</text:p>
          </table:table-cell>
          <table:table-cell office:value-type="string" calcext:value-type="string">
            <text:p>Ooh...Ooooooh...\n</text:p>
            <text:p>Kh...!</text:p>
          </table:table-cell>
          <table:table-cell/>
          <table:table-cell table:formula="of:=IF([.F18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ぶないっ！！</text:p>
          </table:table-cell>
          <table:table-cell office:value-type="string" calcext:value-type="string">
            <text:p>LOOK OUT!</text:p>
          </table:table-cell>
          <table:table-cell/>
          <table:table-cell table:formula="of:=IF([.F18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Wha―!?</text:p>
          </table:table-cell>
          <table:table-cell office:value-type="string" calcext:value-type="string">
            <text:p>NOTE: originally dupe of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31-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あああああっ！！</text:p>
          </table:table-cell>
          <table:table-cell office:value-type="string" calcext:value-type="string">
            <text:p>AAAAAAAAAAAAH!</text:p>
          </table:table-cell>
          <table:table-cell/>
          <table:table-cell table:formula="of:=IF([.F18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イッタタタタ…</text:p>
          </table:table-cell>
          <table:table-cell office:value-type="string" calcext:value-type="string">
            <text:p>Owwwwwie...</text:p>
          </table:table-cell>
          <table:table-cell/>
          <table:table-cell table:formula="of:=IF([.F18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　火の鳥がァ…</text:p>
          </table:table-cell>
          <table:table-cell office:value-type="string" calcext:value-type="string">
            <text:p>Oh no! The Phoenix...</text:p>
          </table:table-cell>
          <table:table-cell/>
          <table:table-cell table:formula="of:=IF([.F18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逃げちゃった…</text:p>
          </table:table-cell>
          <table:table-cell office:value-type="string" calcext:value-type="string">
            <text:p>It got away...</text:p>
          </table:table-cell>
          <table:table-cell/>
          <table:table-cell table:formula="of:=IF([.F189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ユーリィ！</text:p>
            <text:p>なんでもかんでも食べるし</text:p>
            <text:p>お小遣いは　なくなるし</text:p>
          </table:table-cell>
          <table:table-cell office:value-type="string" calcext:value-type="string">
            <text:p>RRRGH! Yuri!\n</text:p>
            <text:p>You do NOTHING but eat, and now I'm out of money...</text:p>
          </table:table-cell>
          <table:table-cell/>
          <table:table-cell table:formula="of:=IF([.F190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1-n-0x3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足は捻挫するし</text:p>
            <text:p>麗美ちゃんには　ボロボロにされるし</text:p>
            <text:p>髪の毛はこげちゃうし</text:p>
            <text:p>ビーコンは止められないし…</text:p>
          </table:table-cell>
          <table:table-cell office:value-type="string" calcext:value-type="string">
            <text:p>I sprained my ankle, I got beat up by Remi, my hair got burned, and I couldn't stop the beacon...</text:p>
          </table:table-cell>
          <table:table-cell/>
          <table:table-cell table:formula="of:=IF([.F19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ぜんぶ　ぜんぶ　ぜんぶ</text:p>
            <text:p>ぜぇ〜〜〜〜んぶ</text:p>
            <text:p>ユーリィのせいだからねぇ！！</text:p>
          </table:table-cell>
          <table:table-cell office:value-type="string" calcext:value-type="string">
            <text:p>Everything...all of it...it's all...\n</text:p>
            <text:p>IT'S ALL YOUR FAULT, YURI!</text:p>
          </table:table-cell>
          <table:table-cell/>
          <table:table-cell table:formula="of:=IF([.F19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たし…</text:p>
          </table:table-cell>
          <table:table-cell office:value-type="string" calcext:value-type="string">
            <text:p>I-I...</text:p>
          </table:table-cell>
          <table:table-cell/>
          <table:table-cell table:formula="of:=IF([.F190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ぜんぶ　ぜんぶ　ぜんぶ　</text:p>
            <text:p>ぜぇ〜〜〜〜んぶ　</text:p>
            <text:p>ユーリィのせいだからねぇ！！</text:p>
          </table:table-cell>
          <table:table-cell table:formula="of:=[.F1902]" office:value-type="string" office:string-value="Everything...all of it...it's all...\n&#10;IT'S ALL YOUR FAULT, YURI!" calcext:value-type="string">
            <text:p>Everything...all of it...it's all...\n</text:p>
            <text:p>IT'S ALL YOUR FAULT, YURI!</text:p>
          </table:table-cell>
          <table:table-cell/>
          <table:table-cell table:formula="of:=IF([.F19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2</text:p>
          </table:table-cell>
          <table:table-cell table:formula="of:=T([.C100])" office:value-type="string" office:string-value="Yuna: {" calcext:value-type="string">
            <text:p>Yuna: {</text:p>
          </table:table-cell>
          <table:table-cell/>
          <table:table-cell office:value-type="string" calcext:value-type="string">
            <text:p>自分のこと　棚に上げて………</text:p>
          </table:table-cell>
          <table:table-cell office:value-type="string" calcext:value-type="string">
            <text:p>I've been blind to my own flaws...</text:p>
          </table:table-cell>
          <table:table-cell office:value-type="string" calcext:value-type="string">
            <text:p>NOTE: split lines</text:p>
          </table:table-cell>
          <table:table-cell table:formula="of:=IF([.F19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3</text:p>
          </table:table-cell>
          <table:table-cell/>
          <table:table-cell table:formula="of:=T([.D100])" office:value-type="string" office:string-value="}" calcext:value-type="string">
            <text:p>}</text:p>
          </table:table-cell>
          <table:table-cell office:value-type="string" calcext:value-type="string">
            <text:p>あたし…………サイテーだ………</text:p>
          </table:table-cell>
          <table:table-cell office:value-type="string" calcext:value-type="string">
            <text:p>I'm...the worst...</text:p>
          </table:table-cell>
          <table:table-cell/>
          <table:table-cell table:formula="of:=IF([.F19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ごめんね　ユーリィ…</text:p>
          </table:table-cell>
          <table:table-cell office:value-type="string" calcext:value-type="string">
            <text:p>I'm sorry, Yuri...</text:p>
          </table:table-cell>
          <table:table-cell/>
          <table:table-cell table:formula="of:=IF([.F190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すぐ</text:p>
            <text:p>恐ろしい艦隊も　地球に来ちゃうんだ…</text:p>
          </table:table-cell>
          <table:table-cell office:value-type="string" calcext:value-type="string">
            <text:p>Soon, a terrifying fleet is going to come to Earth...</text:p>
          </table:table-cell>
          <table:table-cell/>
          <table:table-cell table:formula="of:=IF([.F190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1-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ユーリィなの！？</text:p>
          </table:table-cell>
          <table:table-cell office:value-type="string" calcext:value-type="string">
            <text:p>Yuri? Yuri, is that you!?</text:p>
          </table:table-cell>
          <table:table-cell office:value-type="string" calcext:value-type="string">
            <text:p>NOTE: i have no idea what this noise and the accompanying line are meant to signify, if anything. yuna hears a sound, turns, sees nothing... and then the whole thing is never brought up again.</text:p>
          </table:table-cell>
          <table:table-cell table:formula="of:=IF([.F19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にかく…地球に帰ろう…</text:p>
          </table:table-cell>
          <table:table-cell office:value-type="string" calcext:value-type="string">
            <text:p>Anyway...Let's head back to Earth...</text:p>
          </table:table-cell>
          <table:table-cell/>
          <table:table-cell table:formula="of:=IF([.F1910]=&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2 (sector 0x2F7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32-0x38</text:p>
          </table:table-cell>
          <table:table-cell table:number-columns-repeated="2"/>
          <table:table-cell office:value-type="string" calcext:value-type="string">
            <text:p>４章＃２（３２前</text:p>
          </table:table-cell>
          <table:table-cell office:value-type="string" calcext:value-type="string">
            <text:p>Ch. 4 [#]2 (32-1)</text:p>
          </table:table-cell>
          <table:table-cell/>
          <table:table-cell table:formula="of:=IF([.F19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49</text:p>
          </table:table-cell>
          <table:table-cell table:number-columns-repeated="2"/>
          <table:table-cell office:value-type="string" calcext:value-type="string">
            <text:p>　〃　　　　　後</text:p>
          </table:table-cell>
          <table:table-cell office:value-type="string" calcext:value-type="string">
            <text:p>} 2</text:p>
          </table:table-cell>
          <table:table-cell/>
          <table:table-cell table:formula="of:=IF([.F19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5A</text:p>
          </table:table-cell>
          <table:table-cell table:number-columns-repeated="2"/>
          <table:table-cell office:value-type="string" calcext:value-type="string">
            <text:p>　〃　　　　ＩＶ</text:p>
          </table:table-cell>
          <table:table-cell office:value-type="string" calcext:value-type="string">
            <text:p>} EVT</text:p>
          </table:table-cell>
          <table:table-cell/>
          <table:table-cell table:formula="of:=IF([.F19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6B</text:p>
          </table:table-cell>
          <table:table-cell table:number-columns-repeated="2"/>
          <table:table-cell office:value-type="string" calcext:value-type="string">
            <text:p>４章選択に戻る</text:p>
          </table:table-cell>
          <table:table-cell office:value-type="string" calcext:value-type="string">
            <text:p>Back to Ch. 4 choice</text:p>
          </table:table-cell>
          <table:table-cell/>
          <table:table-cell table:formula="of:=IF([.F19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7A</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32-0x89</text:p>
          </table:table-cell>
          <table:table-cell table:number-columns-repeated="2"/>
          <table:table-cell office:value-type="string" calcext:value-type="string">
            <text:p>雷風呂０</text:p>
          </table:table-cell>
          <table:table-cell office:value-type="string" calcext:value-type="string">
            <text:p>Thunder Bath 0</text:p>
          </table:table-cell>
          <table:table-cell/>
          <table:table-cell table:formula="of:=IF([.F19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2</text:p>
          </table:table-cell>
          <table:table-cell table:number-columns-repeated="2"/>
          <table:table-cell office:value-type="string" calcext:value-type="string">
            <text:p>雷風呂１</text:p>
          </table:table-cell>
          <table:table-cell office:value-type="string" calcext:value-type="string">
            <text:p>Thunder Bath 1</text:p>
          </table:table-cell>
          <table:table-cell/>
          <table:table-cell table:formula="of:=IF([.F19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B</text:p>
          </table:table-cell>
          <table:table-cell table:number-columns-repeated="2"/>
          <table:table-cell office:value-type="string" calcext:value-type="string">
            <text:p>火の鳥のお部屋の中</text:p>
          </table:table-cell>
          <table:table-cell office:value-type="string" calcext:value-type="string">
            <text:p>In Phoenix room</text:p>
          </table:table-cell>
          <table:table-cell/>
          <table:table-cell table:formula="of:=IF([.F19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AE</text:p>
          </table:table-cell>
          <table:table-cell table:number-columns-repeated="2"/>
          <table:table-cell office:value-type="string" calcext:value-type="string">
            <text:p>バトル６</text:p>
          </table:table-cell>
          <table:table-cell table:formula="of:=T([.F30])" office:value-type="string" office:string-value="Battle 6" calcext:value-type="string">
            <text:p>Battle 6</text:p>
          </table:table-cell>
          <table:table-cell office:value-type="string" calcext:value-type="string">
            <text:p>DUPE: F30</text:p>
          </table:table-cell>
          <table:table-cell table:number-columns-repeated="1017"/>
        </table:table-row>
        <table:table-row table:style-name="ro2">
          <table:table-cell office:value-type="string" calcext:value-type="string">
            <text:p>string</text:p>
          </table:table-cell>
          <table:table-cell office:value-type="string" calcext:value-type="string">
            <text:p>block32-0xB7</text:p>
          </table:table-cell>
          <table:table-cell table:number-columns-repeated="2"/>
          <table:table-cell office:value-type="string" calcext:value-type="string">
            <text:p>バトル後</text:p>
          </table:table-cell>
          <table:table-cell office:value-type="string" calcext:value-type="string">
            <text:p>After battle</text:p>
          </table:table-cell>
          <table:table-cell/>
          <table:table-cell table:formula="of:=IF([.F19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C0</text:p>
          </table:table-cell>
          <table:table-cell table:number-columns-repeated="2"/>
          <table:table-cell office:value-type="string" calcext:value-type="string">
            <text:p>氷の遺跡前</text:p>
          </table:table-cell>
          <table:table-cell table:formula="of:=T([.F1499])" office:value-type="string" office:string-value="In front of ice ruins" calcext:value-type="string">
            <text:p>In front of ice ruins</text:p>
          </table:table-cell>
          <table:table-cell office:value-type="string" calcext:value-type="string">
            <text:p>DUPE: F1499</text:p>
          </table:table-cell>
          <table:table-cell table:number-columns-repeated="1017"/>
        </table:table-row>
        <table:table-row table:style-name="ro2">
          <table:table-cell office:value-type="string" calcext:value-type="string">
            <text:p>string</text:p>
          </table:table-cell>
          <table:table-cell office:value-type="string" calcext:value-type="string">
            <text:p>block32-0xCB</text:p>
          </table:table-cell>
          <table:table-cell table:number-columns-repeated="2"/>
          <table:table-cell office:value-type="string" calcext:value-type="string">
            <text:p>バトル７</text:p>
          </table:table-cell>
          <table:table-cell table:formula="of:=T([.F31])" office:value-type="string" office:string-value="Battle 7" calcext:value-type="string">
            <text:p>Battle 7</text:p>
          </table:table-cell>
          <table:table-cell office:value-type="string" calcext:value-type="string">
            <text:p>DUPE: F31</text:p>
          </table:table-cell>
          <table:table-cell table:number-columns-repeated="1017"/>
        </table:table-row>
        <table:table-row table:style-name="ro2">
          <table:table-cell office:value-type="string" calcext:value-type="string">
            <text:p>string</text:p>
          </table:table-cell>
          <table:table-cell office:value-type="string" calcext:value-type="string">
            <text:p>block32-0xD4</text:p>
          </table:table-cell>
          <table:table-cell table:number-columns-repeated="2"/>
          <table:table-cell office:value-type="string" calcext:value-type="string">
            <text:p>氷の遺跡内０</text:p>
          </table:table-cell>
          <table:table-cell office:value-type="string" calcext:value-type="string">
            <text:p>In ice ruins 0</text:p>
          </table:table-cell>
          <table:table-cell/>
          <table:table-cell table:formula="of:=IF([.F19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E1</text:p>
          </table:table-cell>
          <table:table-cell table:number-columns-repeated="2"/>
          <table:table-cell office:value-type="string" calcext:value-type="string">
            <text:p>氷の遺跡内１</text:p>
          </table:table-cell>
          <table:table-cell office:value-type="string" calcext:value-type="string">
            <text:p>In ice ruins 1</text:p>
          </table:table-cell>
          <table:table-cell/>
          <table:table-cell table:formula="of:=IF([.F19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EE</text:p>
          </table:table-cell>
          <table:table-cell table:number-columns-repeated="2"/>
          <table:table-cell office:value-type="string" calcext:value-type="string">
            <text:p>ＩＶ４３</text:p>
          </table:table-cell>
          <table:table-cell office:value-type="string" calcext:value-type="string">
            <text:p>EVT43</text:p>
          </table:table-cell>
          <table:table-cell/>
          <table:table-cell table:formula="of:=IF([.F19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F7</text:p>
          </table:table-cell>
          <table:table-cell table:number-columns-repeated="2"/>
          <table:table-cell office:value-type="string" calcext:value-type="string">
            <text:p>ＩＶ４４</text:p>
          </table:table-cell>
          <table:table-cell office:value-type="string" calcext:value-type="string">
            <text:p>EVT44</text:p>
          </table:table-cell>
          <table:table-cell/>
          <table:table-cell table:formula="of:=IF([.F19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00</text:p>
          </table:table-cell>
          <table:table-cell table:number-columns-repeated="2"/>
          <table:table-cell office:value-type="string" calcext:value-type="string">
            <text:p>ＩＶ４５</text:p>
          </table:table-cell>
          <table:table-cell office:value-type="string" calcext:value-type="string">
            <text:p>EVT45</text:p>
          </table:table-cell>
          <table:table-cell/>
          <table:table-cell table:formula="of:=IF([.F19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09</text:p>
          </table:table-cell>
          <table:table-cell table:number-columns-repeated="2"/>
          <table:table-cell office:value-type="string" calcext:value-type="string">
            <text:p>ＩＶ４６</text:p>
          </table:table-cell>
          <table:table-cell office:value-type="string" calcext:value-type="string">
            <text:p>EVT46</text:p>
          </table:table-cell>
          <table:table-cell/>
          <table:table-cell table:formula="of:=IF([.F19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12</text:p>
          </table:table-cell>
          <table:table-cell table:number-columns-repeated="2"/>
          <table:table-cell office:value-type="string" calcext:value-type="string">
            <text:p>ＩＶ４７</text:p>
          </table:table-cell>
          <table:table-cell office:value-type="string" calcext:value-type="string">
            <text:p>EVT47</text:p>
          </table:table-cell>
          <table:table-cell/>
          <table:table-cell table:formula="of:=IF([.F19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1B</text:p>
          </table:table-cell>
          <table:table-cell table:number-columns-repeated="2"/>
          <table:table-cell office:value-type="string" calcext:value-type="string">
            <text:p>ＩＶ４８</text:p>
          </table:table-cell>
          <table:table-cell office:value-type="string" calcext:value-type="string">
            <text:p>EVT48</text:p>
          </table:table-cell>
          <table:table-cell/>
          <table:table-cell table:formula="of:=IF([.F19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79</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85</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91</text:p>
          </table:table-cell>
          <table:table-cell table:number-columns-repeated="2"/>
          <table:table-cell office:value-type="string" calcext:value-type="string">
            <text:p>火の鳥の部屋に行く</text:p>
          </table:table-cell>
          <table:table-cell office:value-type="string" calcext:value-type="string">
            <text:p>Go to the Phoenix room</text:p>
          </table:table-cell>
          <table:table-cell/>
          <table:table-cell table:formula="of:=IF([.F19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AB</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B9</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C2</text:p>
          </table:table-cell>
          <table:table-cell table:number-columns-repeated="2"/>
          <table:table-cell office:value-type="string" calcext:value-type="string">
            <text:p>火の鳥のお部屋に行く方法</text:p>
          </table:table-cell>
          <table:table-cell office:value-type="string" calcext:value-type="string">
            <text:p>How to get to the Phoenix room</text:p>
          </table:table-cell>
          <table:table-cell/>
          <table:table-cell table:formula="of:=IF([.F19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DB</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32-0x6EE</text:p>
          </table:table-cell>
          <table:table-cell table:number-columns-repeated="2"/>
          <table:table-cell office:value-type="string" calcext:value-type="string">
            <text:p>中に入る</text:p>
          </table:table-cell>
          <table:table-cell office:value-type="string" calcext:value-type="string">
            <text:p>Go inside</text:p>
          </table:table-cell>
          <table:table-cell/>
          <table:table-cell table:formula="of:=IF([.F19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865</text:p>
          </table:table-cell>
          <table:table-cell table:number-columns-repeated="2"/>
          <table:table-cell office:value-type="string" calcext:value-type="string">
            <text:p>部屋の中</text:p>
          </table:table-cell>
          <table:table-cell office:value-type="string" calcext:value-type="string">
            <text:p>In the room</text:p>
          </table:table-cell>
          <table:table-cell/>
          <table:table-cell table:formula="of:=IF([.F19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6B</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32-0x978</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32-0x9AB</text:p>
          </table:table-cell>
          <table:table-cell table:number-columns-repeated="2"/>
          <table:table-cell office:value-type="string" calcext:value-type="string">
            <text:p>捕まえる方法</text:p>
          </table:table-cell>
          <table:table-cell office:value-type="string" calcext:value-type="string">
            <text:p>About how to catch it</text:p>
          </table:table-cell>
          <table:table-cell office:value-type="string" calcext:value-type="string">
            <text:p>NOTE: originally dupe of F1185</text:p>
          </table:table-cell>
          <table:table-cell table:number-columns-repeated="1017"/>
        </table:table-row>
        <table:table-row table:style-name="ro2">
          <table:table-cell office:value-type="string" calcext:value-type="string">
            <text:p>string</text:p>
          </table:table-cell>
          <table:table-cell office:value-type="string" calcext:value-type="string">
            <text:p>block32-0x9B8</text:p>
          </table:table-cell>
          <table:table-cell table:number-columns-repeated="2"/>
          <table:table-cell office:value-type="string" calcext:value-type="string">
            <text:p>火の鳥</text:p>
          </table:table-cell>
          <table:table-cell office:value-type="string" calcext:value-type="string">
            <text:p>Phoenix</text:p>
          </table:table-cell>
          <table:table-cell/>
          <table:table-cell table:formula="of:=IF([.F19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BF</text:p>
          </table:table-cell>
          <table:table-cell table:number-columns-repeated="2"/>
          <table:table-cell office:value-type="string" calcext:value-type="string">
            <text:p>髪の毛</text:p>
          </table:table-cell>
          <table:table-cell office:value-type="string" calcext:value-type="string">
            <text:p>Hair</text:p>
          </table:table-cell>
          <table:table-cell/>
          <table:table-cell table:formula="of:=IF([.F19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E69</text:p>
          </table:table-cell>
          <table:table-cell table:number-columns-repeated="2"/>
          <table:table-cell office:value-type="string" calcext:value-type="string">
            <text:p>遺跡</text:p>
          </table:table-cell>
          <table:table-cell table:formula="of:=T([.F433])" office:value-type="string" office:string-value="Ruins" calcext:value-type="string">
            <text:p>Ruins</text:p>
          </table:table-cell>
          <table:table-cell office:value-type="string" calcext:value-type="string">
            <text:p>DUPE: F433</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020</text:p>
          </table:table-cell>
          <table:table-cell table:number-columns-repeated="2"/>
          <table:table-cell office:value-type="string" calcext:value-type="string">
            <text:p>氷</text:p>
          </table:table-cell>
          <table:table-cell table:formula="of:=T([.F1615])" office:value-type="string" office:string-value="Ice" calcext:value-type="string">
            <text:p>Ice</text:p>
          </table:table-cell>
          <table:table-cell office:value-type="string" calcext:value-type="string">
            <text:p>DUPE: F1615</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2FC</text:p>
          </table:table-cell>
          <table:table-cell table:number-columns-repeated="2"/>
          <table:table-cell office:value-type="string" calcext:value-type="string">
            <text:p>怒る</text:p>
          </table:table-cell>
          <table:table-cell table:formula="of:=T([.F438])" office:value-type="string" office:string-value="Get mad" calcext:value-type="string">
            <text:p>Get mad</text:p>
          </table:table-cell>
          <table:table-cell office:value-type="string" calcext:value-type="string">
            <text:p>DUPE: F438</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301</text:p>
          </table:table-cell>
          <table:table-cell table:number-columns-repeated="2"/>
          <table:table-cell office:value-type="string" calcext:value-type="string">
            <text:p>ポリリーナ様</text:p>
          </table:table-cell>
          <table:table-cell table:formula="of:=T([.F783])" office:value-type="string" office:string-value="Polylina" calcext:value-type="string">
            <text:p>Polylina</text:p>
          </table:table-cell>
          <table:table-cell office:value-type="string" calcext:value-type="string">
            <text:p>DUPE: F783</text:p>
          </table:table-cell>
          <table:table-cell table:number-columns-repeated="1017"/>
        </table:table-row>
        <table:table-row table:style-name="ro5">
          <table:table-cell office:value-type="string" calcext:value-type="string">
            <text:p>string</text:p>
          </table:table-cell>
          <table:table-cell office:value-type="string" calcext:value-type="string">
            <text:p>block32-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このお風呂作った人って</text:p>
            <text:p>どんな趣味してんだろう？</text:p>
          </table:table-cell>
          <table:table-cell office:value-type="string" calcext:value-type="string">
            <text:p>Hmm...What kind of weird stuff was the person that made this bathhouse into?</text:p>
          </table:table-cell>
          <table:table-cell/>
          <table:table-cell table:formula="of:=IF([.F19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変なとこですねぇ〜</text:p>
          </table:table-cell>
          <table:table-cell office:value-type="string" calcext:value-type="string">
            <text:p>It is a rather strange place.</text:p>
          </table:table-cell>
          <table:table-cell/>
          <table:table-cell table:formula="of:=IF([.F19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なん……なの…</text:p>
            <text:p>い…いったい…このビリビリって…</text:p>
          </table:table-cell>
          <table:table-cell office:value-type="string" calcext:value-type="string">
            <text:p>W-Wh...What...\n</text:p>
            <text:p>in the...w-world...was that shock...</text:p>
          </table:table-cell>
          <table:table-cell/>
          <table:table-cell table:formula="of:=IF([.F195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どうやら</text:p>
            <text:p>通常より　強い電気が</text:p>
            <text:p>通っているみたいですねぇ〜</text:p>
          </table:table-cell>
          <table:table-cell office:value-type="string" calcext:value-type="string">
            <text:p>It appears that stronger-than-\n</text:p>
            <text:p>normal electricity is passing through the water.</text:p>
          </table:table-cell>
          <table:table-cell/>
          <table:table-cell table:formula="of:=IF([.F19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sweat]　あんた</text:p>
            <text:p>わかっているんなら　止めてよね…</text:p>
          </table:table-cell>
          <table:table-cell office:value-type="string" calcext:value-type="string">
            <text:p>Yuri...[nbsp][sweat] If you know that, stop me...</text:p>
          </table:table-cell>
          <table:table-cell/>
          <table:table-cell table:formula="of:=IF([.F19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んなぁ〜</text:p>
            <text:p>ユナさん　言う前に飛び込んじゃった</text:p>
            <text:p>じゃないですかぁ</text:p>
          </table:table-cell>
          <table:table-cell office:value-type="string" calcext:value-type="string">
            <text:p>But...Miss Yuna, you dived in before you spoke, did you not?</text:p>
          </table:table-cell>
          <table:table-cell/>
          <table:table-cell table:formula="of:=IF([.F19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ユーリィ　見て　見て！</text:p>
          </table:table-cell>
          <table:table-cell office:value-type="string" calcext:value-type="string">
            <text:p>Oh! Yuri, look, look!</text:p>
          </table:table-cell>
          <table:table-cell/>
          <table:table-cell table:formula="of:=IF([.F19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っ！</text:p>
            <text:p>あそこに　火の鳥が　いるんだわ❤</text:p>
          </table:table-cell>
          <table:table-cell office:value-type="string" calcext:value-type="string">
            <text:p>Eeeeee!\n</text:p>
            <text:p>The Phoenix is over there![nbsp]❤</text:p>
          </table:table-cell>
          <table:table-cell/>
          <table:table-cell table:formula="of:=IF([.F19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　ラッキーッ[note]</text:p>
          </table:table-cell>
          <table:table-cell office:value-type="string" calcext:value-type="string">
            <text:p>Yaaay! Lucky us![nbsp][note]</text:p>
          </table:table-cell>
          <table:table-cell/>
          <table:table-cell table:formula="of:=IF([.F19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っ！　ユナさん待って…</text:p>
          </table:table-cell>
          <table:table-cell office:value-type="string" calcext:value-type="string">
            <text:p>Oh! Miss Yuna, wait...</text:p>
          </table:table-cell>
          <table:table-cell/>
          <table:table-cell table:formula="of:=IF([.F19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わわわわわわわわわっ〜！</text:p>
          </table:table-cell>
          <table:table-cell office:value-type="string" calcext:value-type="string">
            <text:p>WAAAAAAAAAAAAAAAAAAAAAH!</text:p>
          </table:table-cell>
          <table:table-cell/>
          <table:table-cell table:formula="of:=IF([.F19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大丈夫ですかぁ？</text:p>
          </table:table-cell>
          <table:table-cell office:value-type="string" calcext:value-type="string">
            <text:p>Miss Yuna, are you alright?</text:p>
          </table:table-cell>
          <table:table-cell/>
          <table:table-cell table:formula="of:=IF([.F19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2-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どうしよう？</text:p>
            <text:p>このままじゃ　向こうに行けないよぉ</text:p>
          </table:table-cell>
          <table:table-cell office:value-type="string" calcext:value-type="string">
            <text:p>But...What should we do?\n</text:p>
            <text:p>We won't be able to get to the other side like this.</text:p>
          </table:table-cell>
          <table:table-cell/>
          <table:table-cell table:formula="of:=IF([.F196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2-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sweat]</text:p>
            <text:p>まわりに　橋は無いみたいだし……</text:p>
            <text:p>どうやって　渡るんだろ？</text:p>
          </table:table-cell>
          <table:table-cell office:value-type="string" calcext:value-type="string">
            <text:p>Hmmm...[nbsp][sweat]\n</text:p>
            <text:p>Doesn't look like there's a bridge around...\n</text:p>
            <text:p>How can we get across?</text:p>
          </table:table-cell>
          <table:table-cell/>
          <table:table-cell table:formula="of:=IF([.F19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text:p>
            <text:p>それなら　いい方法がありますよぉ！</text:p>
          </table:table-cell>
          <table:table-cell office:value-type="string" calcext:value-type="string">
            <text:p>Ah! There is a good method!</text:p>
          </table:table-cell>
          <table:table-cell/>
          <table:table-cell table:formula="of:=IF([.F19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どうするの　どうするの？</text:p>
          </table:table-cell>
          <table:table-cell office:value-type="string" calcext:value-type="string">
            <text:p>Huh? What, what is it?</text:p>
          </table:table-cell>
          <table:table-cell/>
          <table:table-cell table:formula="of:=IF([.F19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うするんです！</text:p>
          </table:table-cell>
          <table:table-cell office:value-type="string" calcext:value-type="string">
            <text:p>We do this!</text:p>
          </table:table-cell>
          <table:table-cell/>
          <table:table-cell table:formula="of:=IF([.F19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ぇぇぇぇぇぇぇぇぇぇっ！</text:p>
          </table:table-cell>
          <table:table-cell office:value-type="string" calcext:value-type="string">
            <text:p>WHAAAAAAAAAA―!?</text:p>
          </table:table-cell>
          <table:table-cell/>
          <table:table-cell table:formula="of:=IF([.F19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あたしばっか</text:p>
            <text:p>こんな目に遭うの…[tears]</text:p>
          </table:table-cell>
          <table:table-cell office:value-type="string" calcext:value-type="string">
            <text:p>Why does this ALWAYS happen to ME...?[nbsp][tears]</text:p>
          </table:table-cell>
          <table:table-cell/>
          <table:table-cell table:formula="of:=IF([.F19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ちゃんと温泉　越えられたでしょ？</text:p>
          </table:table-cell>
          <table:table-cell office:value-type="string" calcext:value-type="string">
            <text:p>Miss Yuna, you were able to clear the hot spring, were you not?</text:p>
          </table:table-cell>
          <table:table-cell/>
          <table:table-cell table:formula="of:=IF([.F19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ext:p>あなた　中に入っても大丈夫なの？</text:p>
          </table:table-cell>
          <table:table-cell office:value-type="string" calcext:value-type="string">
            <text:p>Y-Yuri!?...\n</text:p>
            <text:p>How are YOU fine being in the water?</text:p>
          </table:table-cell>
          <table:table-cell/>
          <table:table-cell table:formula="of:=IF([.F197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あ　わたしは</text:p>
            <text:p>ちゃ〜んと　絶縁処理してあるから</text:p>
            <text:p>大丈夫なんですぅ</text:p>
          </table:table-cell>
          <table:table-cell office:value-type="string" calcext:value-type="string">
            <text:p>Oh, I have been fully insulated, so I am fine.</text:p>
          </table:table-cell>
          <table:table-cell office:value-type="string" calcext:value-type="string">
            <text:p>NOTE: i think this is the only time in the entire game that the narrative explicitly acknowledges that yuri is a robot</text:p>
          </table:table-cell>
          <table:table-cell table:formula="of:=IF([.F19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ったら　ユーリィが</text:p>
            <text:p>あたしをおぶって　連れてきてくれれば</text:p>
            <text:p>よかったじゃないの〜！</text:p>
          </table:table-cell>
          <table:table-cell office:value-type="string" calcext:value-type="string">
            <text:p>Then shouldn't you have just carried me across on your back!?</text:p>
          </table:table-cell>
          <table:table-cell/>
          <table:table-cell table:formula="of:=IF([.F19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text:p>
            <text:p>言われてみれば　そうですねぇ〜</text:p>
          </table:table-cell>
          <table:table-cell office:value-type="string" calcext:value-type="string">
            <text:p>Oh? Now that you mention it, I could have, could I not?</text:p>
          </table:table-cell>
          <table:table-cell/>
          <table:table-cell table:formula="of:=IF([.F19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ったく　もう…</text:p>
          </table:table-cell>
          <table:table-cell office:value-type="string" calcext:value-type="string">
            <text:p>Oh, for GOD'S sake...</text:p>
          </table:table-cell>
          <table:table-cell/>
          <table:table-cell table:formula="of:=IF([.F19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あれはァ…</text:p>
            <text:p>もしかするとォ！？</text:p>
          </table:table-cell>
          <table:table-cell office:value-type="string" calcext:value-type="string">
            <text:p>Oh, is that...Could it be...!?</text:p>
          </table:table-cell>
          <table:table-cell/>
          <table:table-cell table:formula="of:=IF([.F19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あれが『火の鳥』！？</text:p>
          </table:table-cell>
          <table:table-cell office:value-type="string" calcext:value-type="string">
            <text:p>Ooh! Is that the Phoenix!?</text:p>
          </table:table-cell>
          <table:table-cell/>
          <table:table-cell table:formula="of:=IF([.F19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ハハハハハハッ！</text:p>
          </table:table-cell>
          <table:table-cell office:value-type="string" calcext:value-type="string">
            <text:p>KYAHAHAHAHAHAHA!</text:p>
          </table:table-cell>
          <table:table-cell/>
          <table:table-cell table:formula="of:=IF([.F19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けに　ムシ暑くなってきたね〜</text:p>
          </table:table-cell>
          <table:table-cell office:value-type="string" calcext:value-type="string">
            <text:p>It's gotten WAY too humid.</text:p>
          </table:table-cell>
          <table:table-cell/>
          <table:table-cell table:formula="of:=IF([.F19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汗で　びしょびしょですぅ</text:p>
          </table:table-cell>
          <table:table-cell office:value-type="string" calcext:value-type="string">
            <text:p>I am rife with sweat.</text:p>
          </table:table-cell>
          <table:table-cell/>
          <table:table-cell table:formula="of:=IF([.F19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ね[note]</text:p>
          </table:table-cell>
          <table:table-cell office:value-type="string" calcext:value-type="string">
            <text:p>Yay![nbsp][note]</text:p>
          </table:table-cell>
          <table:table-cell/>
          <table:table-cell table:formula="of:=IF([.F19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とは　火の鳥を</text:p>
            <text:p>捕まえるだけですぅ！</text:p>
          </table:table-cell>
          <table:table-cell office:value-type="string" calcext:value-type="string">
            <text:p>All that is left now is to catch the Phoenix!</text:p>
          </table:table-cell>
          <table:table-cell/>
          <table:table-cell table:formula="of:=IF([.F19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れいな鳥ねぇ〜</text:p>
          </table:table-cell>
          <table:table-cell office:value-type="string" calcext:value-type="string">
            <text:p>What a pretty bird.</text:p>
          </table:table-cell>
          <table:table-cell/>
          <table:table-cell table:formula="of:=IF([.F198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2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でも　火を　吹き飛ばさないと</text:p>
            <text:p>捕まえられませんねぇ</text:p>
          </table:table-cell>
          <table:table-cell office:value-type="string" calcext:value-type="string">
            <text:p>Indeed, it is.\n</text:p>
            <text:p>But we cannot catch it without dispelling its flames.</text:p>
          </table:table-cell>
          <table:table-cell/>
          <table:table-cell table:formula="of:=IF([.F19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すればいいのかなあ？</text:p>
          </table:table-cell>
          <table:table-cell office:value-type="string" calcext:value-type="string">
            <text:p>I wonder what we should do?</text:p>
          </table:table-cell>
          <table:table-cell/>
          <table:table-cell table:formula="of:=IF([.F19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3</text:p>
          </table:table-cell>
          <table:table-cell table:formula="of:=T([.C193])" office:value-type="string" office:string-value="Yuri: {" calcext:value-type="string">
            <text:p>Yuri: {</text:p>
          </table:table-cell>
          <table:table-cell/>
          <table:table-cell office:value-type="string" calcext:value-type="string">
            <text:p>そーですねぇ</text:p>
          </table:table-cell>
          <table:table-cell office:value-type="string" calcext:value-type="string">
            <text:p>Let me think...</text:p>
          </table:table-cell>
          <table:table-cell office:value-type="string" calcext:value-type="string">
            <text:p>NOTE: split lines?</text:p>
          </table:table-cell>
          <table:table-cell table:formula="of:=IF([.F19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4</text:p>
          </table:table-cell>
          <table:table-cell/>
          <table:table-cell table:formula="of:=T([.D100])" office:value-type="string" office:string-value="}" calcext:value-type="string">
            <text:p>}</text:p>
          </table:table-cell>
          <table:table-cell office:value-type="string" calcext:value-type="string">
            <text:p>とりあえず　これ使ってみますぅ？</text:p>
          </table:table-cell>
          <table:table-cell office:value-type="string" calcext:value-type="string">
            <text:p>For now, we could use this?</text:p>
          </table:table-cell>
          <table:table-cell/>
          <table:table-cell table:formula="of:=IF([.F198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2-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氷の聖像といい　風吹き草といい</text:p>
            <text:p>どこに持ってたのよ…</text:p>
          </table:table-cell>
          <table:table-cell office:value-type="string" calcext:value-type="string">
            <text:p>First the Icon of Ice, now the Windsbreath Grass...Where is she keeping all this stuff...?</text:p>
          </table:table-cell>
          <table:table-cell/>
          <table:table-cell table:formula="of:=IF([.F19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ま　いいか…ユーリィ　やってみて！</text:p>
          </table:table-cell>
          <table:table-cell office:value-type="string" calcext:value-type="string">
            <text:p>Oh, whatever...Go for it, Yuri!</text:p>
          </table:table-cell>
          <table:table-cell/>
          <table:table-cell table:formula="of:=IF([.F19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じゃあ…</text:p>
            <text:p>ユナさぁん　いきますよぉー</text:p>
          </table:table-cell>
          <table:table-cell office:value-type="string" calcext:value-type="string">
            <text:p>Okay...Here I go, Miss Yuna!</text:p>
          </table:table-cell>
          <table:table-cell/>
          <table:table-cell table:formula="of:=IF([.F19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っ　あ　あつい〜[sweat]</text:p>
          </table:table-cell>
          <table:table-cell office:value-type="string" calcext:value-type="string">
            <text:p>EEEEEEEK! H-Hot![nbsp][sweat]</text:p>
          </table:table-cell>
          <table:table-cell/>
          <table:table-cell table:formula="of:=IF([.F19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わわわわっ[sweat]</text:p>
            <text:p>ご　ごめんなさいですぅ〜！</text:p>
          </table:table-cell>
          <table:table-cell office:value-type="string" calcext:value-type="string">
            <text:p>Waaaaaaah![nbsp][sweat]\n</text:p>
            <text:p>I-I am sorry!</text:p>
          </table:table-cell>
          <table:table-cell/>
          <table:table-cell table:formula="of:=IF([.F19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　あたしの髪…</text:p>
            <text:p>燃えちゃったよぉ[tears]</text:p>
          </table:table-cell>
          <table:table-cell office:value-type="string" calcext:value-type="string">
            <text:p>Aaah, my hair...It's burnt...[nbsp][tears]</text:p>
          </table:table-cell>
          <table:table-cell/>
          <table:table-cell table:formula="of:=IF([.F19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大丈夫ですかぁ…</text:p>
          </table:table-cell>
          <table:table-cell office:value-type="string" calcext:value-type="string">
            <text:p>Miss Yuna, are you alright...?</text:p>
          </table:table-cell>
          <table:table-cell/>
          <table:table-cell table:formula="of:=IF([.F19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ひどいよ　ユーリィ[tears]…</text:p>
          </table:table-cell>
          <table:table-cell office:value-type="string" calcext:value-type="string">
            <text:p>That was AWFUL, Yuri...[nbsp][tears]</text:p>
          </table:table-cell>
          <table:table-cell/>
          <table:table-cell table:formula="of:=IF([.F19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ごめんですぅ………</text:p>
          </table:table-cell>
          <table:table-cell office:value-type="string" calcext:value-type="string">
            <text:p>I am sorry...</text:p>
          </table:table-cell>
          <table:table-cell/>
          <table:table-cell table:formula="of:=IF([.F19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髪は女の命なのにぃ[tears]…</text:p>
          </table:table-cell>
          <table:table-cell office:value-type="string" calcext:value-type="string">
            <text:p>A girl's hair is her life...[nbsp][tears]</text:p>
          </table:table-cell>
          <table:table-cell/>
          <table:table-cell table:formula="of:=IF([.F1998]=&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32-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2">
          <table:table-cell office:value-type="string" calcext:value-type="string">
            <text:p>string</text:p>
          </table:table-cell>
          <table:table-cell office:value-type="string" calcext:value-type="string">
            <text:p>block32-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っ？</text:p>
          </table:table-cell>
          <table:table-cell office:value-type="string" calcext:value-type="string">
            <text:p>Huh?</text:p>
          </table:table-cell>
          <table:table-cell/>
          <table:table-cell table:formula="of:=IF([.F20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　これが　あの『火の鳥』？</text:p>
          </table:table-cell>
          <table:table-cell office:value-type="string" calcext:value-type="string">
            <text:p>T-This is the Phoenix?</text:p>
          </table:table-cell>
          <table:table-cell/>
          <table:table-cell table:formula="of:=IF([.F20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け　けっこう不細工な鳥ねぇ……</text:p>
            <text:p>でも　さっきの炎なら　あの氷を</text:p>
            <text:p>溶かせるかもしれないわね！</text:p>
          </table:table-cell>
          <table:table-cell office:value-type="string" calcext:value-type="string">
            <text:p>W-What an ugly bird...\n</text:p>
            <text:p>But with those flames from earlier, we might be able to melt that ice!</text:p>
          </table:table-cell>
          <table:table-cell/>
          <table:table-cell table:formula="of:=IF([.F20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　これで</text:p>
            <text:p>氷の惑星のビーコンも　こわせますぅ</text:p>
          </table:table-cell>
          <table:table-cell office:value-type="string" calcext:value-type="string">
            <text:p>That is true. With this, we can destroy the ice planet's beacon as well.</text:p>
          </table:table-cell>
          <table:table-cell/>
          <table:table-cell table:formula="of:=IF([.F200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ーし！　氷の惑星に行くわよ！</text:p>
          </table:table-cell>
          <table:table-cell office:value-type="string" calcext:value-type="string">
            <text:p>Alright! To the ice planet!</text:p>
          </table:table-cell>
          <table:table-cell office:value-type="string" calcext:value-type="string">
            <text:p>NOTE: i love how the writers for this series to to the trouble of giving the planets names, but ultimately refer to them almost exclusively as "the ice planet", "the fire planet", etc. almost all the time</text:p>
          </table:table-cell>
          <table:table-cell table:formula="of:=IF([.F20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だ　なんにも</text:p>
            <text:p>変わった様子は　ないね…</text:p>
          </table:table-cell>
          <table:table-cell office:value-type="string" calcext:value-type="string">
            <text:p>Looks like there's nothing new going on here...</text:p>
          </table:table-cell>
          <table:table-cell/>
          <table:table-cell table:formula="of:=IF([.F20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とか</text:p>
            <text:p>間にあったようですねぇ</text:p>
          </table:table-cell>
          <table:table-cell office:value-type="string" calcext:value-type="string">
            <text:p>It appears we have somehow made it in time.</text:p>
          </table:table-cell>
          <table:table-cell/>
          <table:table-cell table:formula="of:=IF([.F20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あ　あなたの出番よ</text:p>
            <text:p>がんばって　氷を溶かしてね❤</text:p>
          </table:table-cell>
          <table:table-cell office:value-type="string" calcext:value-type="string">
            <text:p>Okay, your turn!\n</text:p>
            <text:p>Go try to melt the ice, okay?[nbsp]❤</text:p>
          </table:table-cell>
          <table:table-cell/>
          <table:table-cell table:formula="of:=IF([.F20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8</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はいかないわ！</text:p>
          </table:table-cell>
          <table:table-cell office:value-type="string" calcext:value-type="string">
            <text:p>I won't allow that!</text:p>
          </table:table-cell>
          <table:table-cell/>
          <table:table-cell table:formula="of:=IF([.F20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ったく　もう！</text:p>
            <text:p>ユーリィったら！！</text:p>
          </table:table-cell>
          <table:table-cell office:value-type="string" calcext:value-type="string">
            <text:p>Oh, what the hell!\n</text:p>
            <text:p>YURI!</text:p>
          </table:table-cell>
          <table:table-cell/>
          <table:table-cell table:formula="of:=IF([.F20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ホントに　ドジなんだからぁ！</text:p>
          </table:table-cell>
          <table:table-cell office:value-type="string" calcext:value-type="string">
            <text:p>You clumsy oaf!</text:p>
          </table:table-cell>
          <table:table-cell/>
          <table:table-cell table:formula="of:=IF([.F201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2-n-0x3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くっ……ひくっ</text:p>
            <text:p>しゅいましぇぇぇぇん…うぇぇぇーん</text:p>
          </table:table-cell>
          <table:table-cell office:value-type="string" calcext:value-type="string">
            <text:p>(hic)...(hic)...\n</text:p>
            <text:p>I'M SOWWWWWY...! WAAAAAAAH...!</text:p>
          </table:table-cell>
          <table:table-cell office:value-type="string" calcext:value-type="string">
            <text:p>NOTE: yuri using contractions in the translation for this scene is on purpose, it's supposed to be a dramatic moment and making it sound stilted hurts the mood</text:p>
          </table:table-cell>
          <table:table-cell table:formula="of:=IF([.F20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いいかげん　あなたの</text:p>
            <text:p>ドジには　うんざりしてるのよ！</text:p>
          </table:table-cell>
          <table:table-cell office:value-type="string" calcext:value-type="string">
            <text:p>I've had enough of this!\n</text:p>
            <text:p>I'm fed up with your bungling!</text:p>
          </table:table-cell>
          <table:table-cell/>
          <table:table-cell table:formula="of:=IF([.F20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泣いてたって　どうしようも</text:p>
            <text:p>ないんだからぁ</text:p>
            <text:p>もう　タイムリミットなのよ！</text:p>
          </table:table-cell>
          <table:table-cell office:value-type="string" calcext:value-type="string">
            <text:p>Crying's not going to fix anything.\n</text:p>
            <text:p>We're on a time limit now!</text:p>
          </table:table-cell>
          <table:table-cell office:value-type="string" calcext:value-type="string">
            <text:p>CHECK</text:p>
          </table:table-cell>
          <table:table-cell table:formula="of:=IF([.F201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くっ…私…自分で……</text:p>
            <text:p>自分で…なんとかしてみますぅ………</text:p>
            <text:p>ひくっ…ひくっ…</text:p>
          </table:table-cell>
          <table:table-cell office:value-type="string" calcext:value-type="string">
            <text:p>...(hic)...I...I'll try...to do something...m-myself...(hic)...(hic)...</text:p>
          </table:table-cell>
          <table:table-cell/>
          <table:table-cell table:formula="of:=IF([.F20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2">
          <table:table-cell office:value-type="string" calcext:value-type="string">
            <text:p>string</text:p>
          </table:table-cell>
          <table:table-cell office:value-type="string" calcext:value-type="string">
            <text:p>block32-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able:table-cell>
          <table:table-cell office:value-type="string" calcext:value-type="string">
            <text:p>Y-Yuri...</text:p>
          </table:table-cell>
          <table:table-cell/>
          <table:table-cell table:formula="of:=IF([.F20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　うそ…？</text:p>
            <text:p>少しづつ……溶けてく！</text:p>
          </table:table-cell>
          <table:table-cell office:value-type="string" calcext:value-type="string">
            <text:p>N-No way...!?\n</text:p>
            <text:p>Little by little...it's melting!</text:p>
          </table:table-cell>
          <table:table-cell/>
          <table:table-cell table:formula="of:=IF([.F201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くっ…もうすぐですぅ……</text:p>
            <text:p>………ユナさぁん　もうすぐ……………</text:p>
            <text:p>あっ！？</text:p>
          </table:table-cell>
          <table:table-cell office:value-type="string" calcext:value-type="string">
            <text:p>(hic)...Almost there...\n</text:p>
            <text:p>Almost there, Miss Yuna...\n</text:p>
            <text:p>Ah!?</text:p>
          </table:table-cell>
          <table:table-cell/>
          <table:table-cell table:formula="of:=IF([.F20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ほら　ビーコンですぅ　ビーコン！</text:p>
          </table:table-cell>
          <table:table-cell office:value-type="string" calcext:value-type="string">
            <text:p>Miss Yuna!\n</text:p>
            <text:p>Look, the beacon! The beacon!</text:p>
          </table:table-cell>
          <table:table-cell/>
          <table:table-cell table:formula="of:=IF([.F20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なったの！？</text:p>
          </table:table-cell>
          <table:table-cell office:value-type="string" calcext:value-type="string">
            <text:p>W-What happened!?</text:p>
          </table:table-cell>
          <table:table-cell/>
          <table:table-cell table:formula="of:=IF([.F20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ビーコンは…</text:p>
            <text:p>目的を………達成したんですぅ…</text:p>
          </table:table-cell>
          <table:table-cell office:value-type="string" calcext:value-type="string">
            <text:p>The beacon...achieved...its purpose...</text:p>
          </table:table-cell>
          <table:table-cell/>
          <table:table-cell table:formula="of:=IF([.F20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いうこと？</text:p>
          </table:table-cell>
          <table:table-cell office:value-type="string" calcext:value-type="string">
            <text:p>What do you mean?</text:p>
          </table:table-cell>
          <table:table-cell/>
          <table:table-cell table:formula="of:=IF([.F20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すいません</text:p>
            <text:p>間にあいませんでしたぁ！</text:p>
          </table:table-cell>
          <table:table-cell office:value-type="string" calcext:value-type="string">
            <text:p>I am sorry.\n</text:p>
            <text:p>We were too late!</text:p>
          </table:table-cell>
          <table:table-cell/>
          <table:table-cell table:formula="of:=IF([.F20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ユーリィ！</text:p>
            <text:p>なんでもかんでも食べるし</text:p>
            <text:p>お小遣いは　なくなるし</text:p>
          </table:table-cell>
          <table:table-cell table:formula="of:=T([.F1900])" office:value-type="string" office:string-value="RRRGH! Yuri!\n&#10;You do NOTHING but eat, and now I'm out of money..." calcext:value-type="string">
            <text:p>RRRGH! Yuri!\n</text:p>
            <text:p>You do NOTHING but eat, and now I'm out of money...</text:p>
          </table:table-cell>
          <table:table-cell office:value-type="string" calcext:value-type="string">
            <text:p>DUPE: F1900</text:p>
          </table:table-cell>
          <table:table-cell table:number-columns-repeated="1017"/>
        </table:table-row>
        <table:table-row table:style-name="ro8">
          <table:table-cell office:value-type="string" calcext:value-type="string">
            <text:p>string</text:p>
          </table:table-cell>
          <table:table-cell office:value-type="string" calcext:value-type="string">
            <text:p>block32-n-0x4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足は捻挫するし</text:p>
            <text:p>麗美ちゃんには　ボロボロにされるし</text:p>
            <text:p>髪の毛はこげちゃうし</text:p>
            <text:p>ビーコンは止められないし…</text:p>
          </table:table-cell>
          <table:table-cell table:formula="of:=T([.F1901])" office:value-type="string" office:string-value="I sprained my ankle, I got beat up by Remi, my hair got burned, and I couldn't stop the beacon..." calcext:value-type="string">
            <text:p>I sprained my ankle, I got beat up by Remi, my hair got burned, and I couldn't stop the beacon...</text:p>
          </table:table-cell>
          <table:table-cell office:value-type="string" calcext:value-type="string">
            <text:p>DUPE: F1901</text:p>
          </table:table-cell>
          <table:table-cell table:number-columns-repeated="1017"/>
        </table:table-row>
        <table:table-row table:style-name="ro9">
          <table:table-cell office:value-type="string" calcext:value-type="string">
            <text:p>string</text:p>
          </table:table-cell>
          <table:table-cell office:value-type="string" calcext:value-type="string">
            <text:p>block32-n-0x4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ぜんぶ　ぜんぶ　ぜんぶ</text:p>
            <text:p>ぜぇ〜〜〜〜んぶ</text:p>
            <text:p>ユーリィのせいだからねぇ！！</text:p>
          </table:table-cell>
          <table:table-cell table:formula="of:=T([.F1902])" office:value-type="string" office:string-value="Everything...all of it...it's all...\n&#10;IT'S ALL YOUR FAULT, YURI!" calcext:value-type="string">
            <text:p>Everything...all of it...it's all...\n</text:p>
            <text:p>IT'S ALL YOUR FAULT, YURI!</text:p>
          </table:table-cell>
          <table:table-cell office:value-type="string" calcext:value-type="string">
            <text:p>DUPE: F1902</text:p>
          </table:table-cell>
          <table:table-cell table:number-columns-repeated="1017"/>
        </table:table-row>
        <table:table-row table:style-name="ro2">
          <table:table-cell office:value-type="string" calcext:value-type="string">
            <text:p>string</text:p>
          </table:table-cell>
          <table:table-cell office:value-type="string" calcext:value-type="string">
            <text:p>block32-n-0x4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ご　ごめんなさぁ〜〜〜い！</text:p>
          </table:table-cell>
          <table:table-cell office:value-type="string" calcext:value-type="string">
            <text:p>I-I'M SORRYYYYYYYYYYYY!</text:p>
          </table:table-cell>
          <table:table-cell/>
          <table:table-cell table:formula="of:=IF([.F20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え〜〜〜ん　うえ〜〜〜ん</text:p>
            <text:p>うえ〜〜〜ん　うえ〜〜〜ん…</text:p>
          </table:table-cell>
          <table:table-cell office:value-type="string" calcext:value-type="string">
            <text:p>WAAAAAAAH! WAAAAAAAH!\n</text:p>
            <text:p><text:span text:style-name="T1">WAAAAAAAH! WAAAAAAAH!...</text:span></text:p>
          </table:table-cell>
          <table:table-cell/>
          <table:table-cell table:formula="of:=IF([.F202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　ほんとにもう……</text:p>
            <text:p>都合が悪くなると</text:p>
            <text:p>逃げちゃうんだからぁ…</text:p>
          </table:table-cell>
          <table:table-cell office:value-type="string" calcext:value-type="string">
            <text:p>G-Geez, really...\n</text:p>
            <text:p>Running away when the going gets tough...</text:p>
          </table:table-cell>
          <table:table-cell/>
          <table:table-cell table:formula="of:=IF([.F202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ポリリーナ様</text:p>
            <text:p>さっきは　危ないところを</text:p>
            <text:p>ありがとうございました</text:p>
          </table:table-cell>
          <table:table-cell office:value-type="string" calcext:value-type="string">
            <text:p>Oh, Polylina.\n</text:p>
            <text:p>Thanks for helping me out of that pinch earlier.</text:p>
          </table:table-cell>
          <table:table-cell/>
          <table:table-cell table:formula="of:=IF([.F2030]=&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32-n-0x4F</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20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かされました？…</text:p>
          </table:table-cell>
          <table:table-cell office:value-type="string" calcext:value-type="string">
            <text:p>W-What's the matter...?</text:p>
          </table:table-cell>
          <table:table-cell/>
          <table:table-cell table:formula="of:=IF([.F20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は　リ　リアちゃん！？</text:p>
          </table:table-cell>
          <table:table-cell office:value-type="string" calcext:value-type="string">
            <text:p>You're...L-Lia!?</text:p>
          </table:table-cell>
          <table:table-cell/>
          <table:table-cell table:formula="of:=IF([.F203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2</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そうさ……</text:p>
            <text:p>アンタが　頑張って戦っているのを</text:p>
            <text:p>頼もしく思ってたんだよ</text:p>
          </table:table-cell>
          <table:table-cell office:value-type="string" calcext:value-type="string">
            <text:p>Indeed...\n</text:p>
            <text:p>I firmly believed you were fighting as hard as you could.</text:p>
          </table:table-cell>
          <table:table-cell office:value-type="string" calcext:value-type="string">
            <text:p>CHECK</text:p>
          </table:table-cell>
          <table:table-cell table:formula="of:=IF([.F20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つだったか　あたしの心が</text:p>
            <text:p>悪に染まったときも　アンタは決して</text:p>
            <text:p>わけへだてしなかった…</text:p>
          </table:table-cell>
          <table:table-cell office:value-type="string" calcext:value-type="string">
            <text:p>Back when my heart was tainted with evil, you never held it against me at all...</text:p>
          </table:table-cell>
          <table:table-cell/>
          <table:table-cell table:formula="of:=IF([.F203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2-n-0x5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の　本当の心を</text:p>
            <text:p>見つめてくれていた…</text:p>
            <text:p>そんな　アンタだからこそ</text:p>
            <text:p>陰から応援してたのさ…</text:p>
          </table:table-cell>
          <table:table-cell office:value-type="string" calcext:value-type="string">
            <text:p>You had your eyes fixed upon my true heart...It was for that person's sake that I was supporting you from the shadows.</text:p>
          </table:table-cell>
          <table:table-cell/>
          <table:table-cell table:formula="of:=IF([.F20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今は違う…</text:p>
          </table:table-cell>
          <table:table-cell office:value-type="string" calcext:value-type="string">
            <text:p>But now you're different.</text:p>
          </table:table-cell>
          <table:table-cell/>
          <table:table-cell table:formula="of:=IF([.F20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んた……サイテーだよ！</text:p>
          </table:table-cell>
          <table:table-cell office:value-type="string" calcext:value-type="string">
            <text:p>You...You are the worst!</text:p>
          </table:table-cell>
          <table:table-cell/>
          <table:table-cell table:formula="of:=IF([.F20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9">
          <table:table-cell office:value-type="string" calcext:value-type="string">
            <text:p>string</text:p>
          </table:table-cell>
          <table:table-cell office:value-type="string" calcext:value-type="string">
            <text:p>block32-n-0x58</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ーリィとかいったね…</text:p>
            <text:p>アンタ　あの子のこと　ちゃんと</text:p>
            <text:p>見てたのかい？</text:p>
          </table:table-cell>
          <table:table-cell office:value-type="string" calcext:value-type="string">
            <text:p>What you said about Yuri...\n</text:p>
            <text:p>Were you really seeing her?</text:p>
          </table:table-cell>
          <table:table-cell office:value-type="string" calcext:value-type="string">
            <text:p>CHECK</text:p>
          </table:table-cell>
          <table:table-cell table:formula="of:=IF([.F204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の子　自分の身をかえりみず</text:p>
            <text:p>必死になって　氷を溶かしたんだ！</text:p>
            <text:p>一生懸命だったんだよ！！</text:p>
          </table:table-cell>
          <table:table-cell office:value-type="string" calcext:value-type="string">
            <text:p>That girl put aside her own well-being and worked desperately to melt the ice!\n</text:p>
            <text:p>She tried with all her might!</text:p>
          </table:table-cell>
          <table:table-cell/>
          <table:table-cell table:formula="of:=IF([.F20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5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の子の　本当の心を</text:p>
            <text:p>わかってやったのかい！？</text:p>
          </table:table-cell>
          <table:table-cell office:value-type="string" calcext:value-type="string">
            <text:p>Did you understand her true heart!?</text:p>
          </table:table-cell>
          <table:table-cell/>
          <table:table-cell table:formula="of:=IF([.F20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5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は　もう……</text:p>
            <text:p>アンタの面倒なんて　見きれないよ！</text:p>
          </table:table-cell>
          <table:table-cell office:value-type="string" calcext:value-type="string">
            <text:p>No more...I can solve your problems for you no more!</text:p>
          </table:table-cell>
          <table:table-cell/>
          <table:table-cell table:formula="of:=IF([.F20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　あたし！……</text:p>
          </table:table-cell>
          <table:table-cell office:value-type="string" calcext:value-type="string">
            <text:p>Lia! I...!</text:p>
          </table:table-cell>
          <table:table-cell/>
          <table:table-cell table:formula="of:=IF([.F204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3 (sector 0x2F8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4 (sector 0x2F8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5 (sector 0x2F9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6 (sector 0x2F9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7 (sector 0x2FA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8 (sector 0x2FA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9 (sector 0x2FB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0 (sector 0x2FB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0-0x40</text:p>
          </table:table-cell>
          <table:table-cell table:number-columns-repeated="2"/>
          <table:table-cell office:value-type="string" calcext:value-type="string">
            <text:p>５章＃１（４０前</text:p>
          </table:table-cell>
          <table:table-cell office:value-type="string" calcext:value-type="string">
            <text:p>Ch. 5 [#]1 (40-1)</text:p>
          </table:table-cell>
          <table:table-cell/>
          <table:table-cell table:formula="of:=IF([.F20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51</text:p>
          </table:table-cell>
          <table:table-cell table:number-columns-repeated="2"/>
          <table:table-cell office:value-type="string" calcext:value-type="string">
            <text:p>　〃　　　　　後</text:p>
          </table:table-cell>
          <table:table-cell table:formula="of:=T([.F1915])" office:value-type="string" office:string-value="} 2" calcext:value-type="string">
            <text:p>} 2</text:p>
          </table:table-cell>
          <table:table-cell office:value-type="string" calcext:value-type="string">
            <text:p>DUPE: F1915</text:p>
          </table:table-cell>
          <table:table-cell table:number-columns-repeated="1017"/>
        </table:table-row>
        <table:table-row table:style-name="ro2">
          <table:table-cell office:value-type="string" calcext:value-type="string">
            <text:p>string</text:p>
          </table:table-cell>
          <table:table-cell office:value-type="string" calcext:value-type="string">
            <text:p>block40-0x62</text:p>
          </table:table-cell>
          <table:table-cell table:number-columns-repeated="2"/>
          <table:table-cell office:value-type="string" calcext:value-type="string">
            <text:p>　〃　　　　ＩＶ</text:p>
          </table:table-cell>
          <table:table-cell table:formula="of:=T([.F1916])" office:value-type="string" office:string-value="} EVT" calcext:value-type="string">
            <text:p>} EVT</text:p>
          </table:table-cell>
          <table:table-cell office:value-type="string" calcext:value-type="string">
            <text:p>DUPE: F1916</text:p>
          </table:table-cell>
          <table:table-cell table:number-columns-repeated="1017"/>
        </table:table-row>
        <table:table-row table:style-name="ro2">
          <table:table-cell office:value-type="string" calcext:value-type="string">
            <text:p>string</text:p>
          </table:table-cell>
          <table:table-cell office:value-type="string" calcext:value-type="string">
            <text:p>block40-0x73</text:p>
          </table:table-cell>
          <table:table-cell table:number-columns-repeated="2"/>
          <table:table-cell office:value-type="string" calcext:value-type="string">
            <text:p>５章＃２（４２）</text:p>
          </table:table-cell>
          <table:table-cell office:value-type="string" calcext:value-type="string">
            <text:p>Ch. 5 [#]2 (42)</text:p>
          </table:table-cell>
          <table:table-cell/>
          <table:table-cell table:formula="of:=IF([.F20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84</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40-0x93</text:p>
          </table:table-cell>
          <table:table-cell table:number-columns-repeated="2"/>
          <table:table-cell office:value-type="string" calcext:value-type="string">
            <text:p>コックピット</text:p>
          </table:table-cell>
          <table:table-cell office:value-type="string" calcext:value-type="string">
            <text:p>Cockpit</text:p>
          </table:table-cell>
          <table:table-cell/>
          <table:table-cell table:formula="of:=IF([.F20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A0</text:p>
          </table:table-cell>
          <table:table-cell table:number-columns-repeated="2"/>
          <table:table-cell office:value-type="string" calcext:value-type="string">
            <text:p>漂流船の外</text:p>
          </table:table-cell>
          <table:table-cell office:value-type="string" calcext:value-type="string">
            <text:p>Outside drifting ship</text:p>
          </table:table-cell>
          <table:table-cell/>
          <table:table-cell table:formula="of:=IF([.F20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AB</text:p>
          </table:table-cell>
          <table:table-cell table:number-columns-repeated="2"/>
          <table:table-cell office:value-type="string" calcext:value-type="string">
            <text:p>漂流船の中</text:p>
          </table:table-cell>
          <table:table-cell office:value-type="string" calcext:value-type="string">
            <text:p>Inside drifting ship</text:p>
          </table:table-cell>
          <table:table-cell/>
          <table:table-cell table:formula="of:=IF([.F20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B6</text:p>
          </table:table-cell>
          <table:table-cell table:number-columns-repeated="2"/>
          <table:table-cell office:value-type="string" calcext:value-type="string">
            <text:p>船内０</text:p>
          </table:table-cell>
          <table:table-cell office:value-type="string" calcext:value-type="string">
            <text:p>On ship 0</text:p>
          </table:table-cell>
          <table:table-cell/>
          <table:table-cell table:formula="of:=IF([.F20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BD</text:p>
          </table:table-cell>
          <table:table-cell table:number-columns-repeated="2"/>
          <table:table-cell office:value-type="string" calcext:value-type="string">
            <text:p>船内１</text:p>
          </table:table-cell>
          <table:table-cell office:value-type="string" calcext:value-type="string">
            <text:p>On ship 1</text:p>
          </table:table-cell>
          <table:table-cell/>
          <table:table-cell table:formula="of:=IF([.F20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C4</text:p>
          </table:table-cell>
          <table:table-cell table:number-columns-repeated="2"/>
          <table:table-cell office:value-type="string" calcext:value-type="string">
            <text:p>エリカバトル０</text:p>
          </table:table-cell>
          <table:table-cell office:value-type="string" calcext:value-type="string">
            <text:p>Erika battle 0</text:p>
          </table:table-cell>
          <table:table-cell/>
          <table:table-cell table:formula="of:=IF([.F20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D3</text:p>
          </table:table-cell>
          <table:table-cell table:number-columns-repeated="2"/>
          <table:table-cell office:value-type="string" calcext:value-type="string">
            <text:p>宇宙空間デモ</text:p>
          </table:table-cell>
          <table:table-cell office:value-type="string" calcext:value-type="string">
            <text:p>Outer space demo</text:p>
          </table:table-cell>
          <table:table-cell/>
          <table:table-cell table:formula="of:=IF([.F20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E0</text:p>
          </table:table-cell>
          <table:table-cell table:number-columns-repeated="2"/>
          <table:table-cell office:value-type="string" calcext:value-type="string">
            <text:p>艦内ダンジョン</text:p>
          </table:table-cell>
          <table:table-cell office:value-type="string" calcext:value-type="string">
            <text:p>Battleship dungeon</text:p>
          </table:table-cell>
          <table:table-cell/>
          <table:table-cell table:formula="of:=IF([.F20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EF</text:p>
          </table:table-cell>
          <table:table-cell table:number-columns-repeated="2"/>
          <table:table-cell office:value-type="string" calcext:value-type="string">
            <text:p>ロボットバトル</text:p>
          </table:table-cell>
          <table:table-cell office:value-type="string" calcext:value-type="string">
            <text:p>Robot battle</text:p>
          </table:table-cell>
          <table:table-cell/>
          <table:table-cell table:formula="of:=IF([.F20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FE</text:p>
          </table:table-cell>
          <table:table-cell table:number-columns-repeated="2"/>
          <table:table-cell office:value-type="string" calcext:value-type="string">
            <text:p>ＩＶ４９</text:p>
          </table:table-cell>
          <table:table-cell office:value-type="string" calcext:value-type="string">
            <text:p>EVT49</text:p>
          </table:table-cell>
          <table:table-cell/>
          <table:table-cell table:formula="of:=IF([.F20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7</text:p>
          </table:table-cell>
          <table:table-cell table:number-columns-repeated="2"/>
          <table:table-cell office:value-type="string" calcext:value-type="string">
            <text:p>ＩＶ５０</text:p>
          </table:table-cell>
          <table:table-cell table:style-name="ce3" office:value-type="string" calcext:value-type="string">
            <text:p>EVT50</text:p>
          </table:table-cell>
          <table:table-cell/>
          <table:table-cell table:formula="of:=IF([.F20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10</text:p>
          </table:table-cell>
          <table:table-cell table:number-columns-repeated="2"/>
          <table:table-cell office:value-type="string" calcext:value-type="string">
            <text:p>ＩＶ５１</text:p>
          </table:table-cell>
          <table:table-cell table:style-name="ce3" office:value-type="string" calcext:value-type="string">
            <text:p>EVT51</text:p>
          </table:table-cell>
          <table:table-cell/>
          <table:table-cell table:formula="of:=IF([.F20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19</text:p>
          </table:table-cell>
          <table:table-cell table:number-columns-repeated="2"/>
          <table:table-cell office:value-type="string" calcext:value-type="string">
            <text:p>ＩＶ５２</text:p>
          </table:table-cell>
          <table:table-cell table:style-name="ce3" office:value-type="string" calcext:value-type="string">
            <text:p>EVT52</text:p>
          </table:table-cell>
          <table:table-cell/>
          <table:table-cell table:formula="of:=IF([.F20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22</text:p>
          </table:table-cell>
          <table:table-cell table:number-columns-repeated="2"/>
          <table:table-cell office:value-type="string" calcext:value-type="string">
            <text:p>ＩＶ５３</text:p>
          </table:table-cell>
          <table:table-cell table:style-name="ce3" office:value-type="string" calcext:value-type="string">
            <text:p>EVT53</text:p>
          </table:table-cell>
          <table:table-cell/>
          <table:table-cell table:formula="of:=IF([.F20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2B</text:p>
          </table:table-cell>
          <table:table-cell table:number-columns-repeated="2"/>
          <table:table-cell office:value-type="string" calcext:value-type="string">
            <text:p>ＩＶ５４</text:p>
          </table:table-cell>
          <table:table-cell table:style-name="ce3" office:value-type="string" calcext:value-type="string">
            <text:p>EVT54</text:p>
          </table:table-cell>
          <table:table-cell/>
          <table:table-cell table:formula="of:=IF([.F20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34</text:p>
          </table:table-cell>
          <table:table-cell table:number-columns-repeated="2"/>
          <table:table-cell office:value-type="string" calcext:value-type="string">
            <text:p>ＩＶ５５</text:p>
          </table:table-cell>
          <table:table-cell table:style-name="ce3" office:value-type="string" calcext:value-type="string">
            <text:p>EVT55</text:p>
          </table:table-cell>
          <table:table-cell/>
          <table:table-cell table:formula="of:=IF([.F20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89</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95</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A3</text:p>
          </table:table-cell>
          <table:table-cell table:number-columns-repeated="2"/>
          <table:table-cell office:value-type="string" calcext:value-type="string">
            <text:p>移動する</text:p>
          </table:table-cell>
          <table:table-cell table:formula="of:=T([.F1385])" office:value-type="string" office:string-value="Move" calcext:value-type="string">
            <text:p>Move</text:p>
          </table:table-cell>
          <table:table-cell office:value-type="string" calcext:value-type="string">
            <text:p>DUPE: F1385</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AC</text:p>
          </table:table-cell>
          <table:table-cell table:number-columns-repeated="2"/>
          <table:table-cell office:value-type="string" calcext:value-type="string">
            <text:p>窓の外</text:p>
          </table:table-cell>
          <table:table-cell office:value-type="string" calcext:value-type="string">
            <text:p>Out the window</text:p>
          </table:table-cell>
          <table:table-cell/>
          <table:table-cell table:formula="of:=IF([.F20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B3</text:p>
          </table:table-cell>
          <table:table-cell table:number-columns-repeated="2"/>
          <table:table-cell office:value-type="string" calcext:value-type="string">
            <text:p>漂流船のこと</text:p>
          </table:table-cell>
          <table:table-cell office:value-type="string" calcext:value-type="string">
            <text:p>About the adrift ship</text:p>
          </table:table-cell>
          <table:table-cell/>
          <table:table-cell table:formula="of:=IF([.F20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C0</text:p>
          </table:table-cell>
          <table:table-cell table:number-columns-repeated="2"/>
          <table:table-cell office:value-type="string" calcext:value-type="string">
            <text:p>漂流船</text:p>
          </table:table-cell>
          <table:table-cell office:value-type="string" calcext:value-type="string">
            <text:p>Drifting ship</text:p>
          </table:table-cell>
          <table:table-cell/>
          <table:table-cell table:formula="of:=IF([.F20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2F5</text:p>
          </table:table-cell>
          <table:table-cell table:number-columns-repeated="2"/>
          <table:table-cell office:value-type="string" calcext:value-type="string">
            <text:p>中に入る</text:p>
          </table:table-cell>
          <table:table-cell table:formula="of:=T([.F1941])" office:value-type="string" office:string-value="Go inside" calcext:value-type="string">
            <text:p>Go inside</text:p>
          </table:table-cell>
          <table:table-cell office:value-type="string" calcext:value-type="string">
            <text:p>DUPE: F1941</text:p>
          </table:table-cell>
          <table:table-cell table:number-columns-repeated="1017"/>
        </table:table-row>
        <table:table-row table:style-name="ro2">
          <table:table-cell office:value-type="string" calcext:value-type="string">
            <text:p>string</text:p>
          </table:table-cell>
          <table:table-cell office:value-type="string" calcext:value-type="string">
            <text:p>block40-0x2FE</text:p>
          </table:table-cell>
          <table:table-cell table:number-columns-repeated="2"/>
          <table:table-cell office:value-type="string" calcext:value-type="string">
            <text:p>船体</text:p>
          </table:table-cell>
          <table:table-cell office:value-type="string" calcext:value-type="string">
            <text:p>Hull</text:p>
          </table:table-cell>
          <table:table-cell/>
          <table:table-cell table:formula="of:=IF([.F20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303</text:p>
          </table:table-cell>
          <table:table-cell table:number-columns-repeated="2"/>
          <table:table-cell office:value-type="string" calcext:value-type="string">
            <text:p>裂け目</text:p>
          </table:table-cell>
          <table:table-cell office:value-type="string" calcext:value-type="string">
            <text:p>Crack</text:p>
          </table:table-cell>
          <table:table-cell/>
          <table:table-cell table:formula="of:=IF([.F20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37A</text:p>
          </table:table-cell>
          <table:table-cell table:number-columns-repeated="2"/>
          <table:table-cell office:value-type="string" calcext:value-type="string">
            <text:p>漂流船ダンジョンへ入る</text:p>
          </table:table-cell>
          <table:table-cell office:value-type="string" calcext:value-type="string">
            <text:p>Enter the drifting ship dungeon</text:p>
          </table:table-cell>
          <table:table-cell/>
          <table:table-cell table:formula="of:=IF([.F20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391</text:p>
          </table:table-cell>
          <table:table-cell table:number-columns-repeated="2"/>
          <table:table-cell office:value-type="string" calcext:value-type="string">
            <text:p>先へ進む</text:p>
          </table:table-cell>
          <table:table-cell table:formula="of:=T([.F182])" office:value-type="string" office:string-value="Skip ahead" calcext:value-type="string">
            <text:p>Skip ahead</text:p>
          </table:table-cell>
          <table:table-cell office:value-type="string" calcext:value-type="string">
            <text:p>DUPE: F182</text:p>
          </table:table-cell>
          <table:table-cell table:number-columns-repeated="1017"/>
        </table:table-row>
        <table:table-row table:style-name="ro2">
          <table:table-cell office:value-type="string" calcext:value-type="string">
            <text:p>string</text:p>
          </table:table-cell>
          <table:table-cell office:value-type="string" calcext:value-type="string">
            <text:p>block40-0xB9C</text:p>
          </table:table-cell>
          <table:table-cell table:number-columns-repeated="2"/>
          <table:table-cell office:value-type="string" calcext:value-type="string">
            <text:p>声をかける</text:p>
          </table:table-cell>
          <table:table-cell table:formula="of:=T([.F1732])" office:value-type="string" office:string-value="Call out" calcext:value-type="string">
            <text:p>Call out</text:p>
          </table:table-cell>
          <table:table-cell office:value-type="string" calcext:value-type="string">
            <text:p>DUPE: F1732</text:p>
          </table:table-cell>
          <table:table-cell table:number-columns-repeated="1017"/>
        </table:table-row>
        <table:table-row table:style-name="ro2">
          <table:table-cell office:value-type="string" calcext:value-type="string">
            <text:p>string</text:p>
          </table:table-cell>
          <table:table-cell office:value-type="string" calcext:value-type="string">
            <text:p>block40-0xBA7</text:p>
          </table:table-cell>
          <table:table-cell table:number-columns-repeated="2"/>
          <table:table-cell office:value-type="string" calcext:value-type="string">
            <text:p>あきらめる</text:p>
          </table:table-cell>
          <table:table-cell office:value-type="string" calcext:value-type="string">
            <text:p>Give up</text:p>
          </table:table-cell>
          <table:table-cell/>
          <table:table-cell table:formula="of:=IF([.F21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BB2</text:p>
          </table:table-cell>
          <table:table-cell table:number-columns-repeated="2"/>
          <table:table-cell office:value-type="string" calcext:value-type="string">
            <text:p>船内</text:p>
          </table:table-cell>
          <table:table-cell office:value-type="string" calcext:value-type="string">
            <text:p>Inside the ship</text:p>
          </table:table-cell>
          <table:table-cell/>
          <table:table-cell table:formula="of:=IF([.F2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D68</text:p>
          </table:table-cell>
          <table:table-cell table:number-columns-repeated="2"/>
          <table:table-cell office:value-type="string" calcext:value-type="string">
            <text:p>うなづく</text:p>
          </table:table-cell>
          <table:table-cell office:value-type="string" calcext:value-type="string">
            <text:p>Agree</text:p>
          </table:table-cell>
          <table:table-cell/>
          <table:table-cell table:formula="of:=IF([.F21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D71</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40-0xD76</text:p>
          </table:table-cell>
          <table:table-cell table:number-columns-repeated="2"/>
          <table:table-cell office:value-type="string" calcext:value-type="string">
            <text:p>リューディアのこと</text:p>
          </table:table-cell>
          <table:table-cell office:value-type="string" calcext:value-type="string">
            <text:p>About Ryudia</text:p>
          </table:table-cell>
          <table:table-cell/>
          <table:table-cell table:formula="of:=IF([.F21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1D</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029</text:p>
          </table:table-cell>
          <table:table-cell table:number-columns-repeated="2"/>
          <table:table-cell office:value-type="string" calcext:value-type="string">
            <text:p>地球危機のこと</text:p>
          </table:table-cell>
          <table:table-cell office:value-type="string" calcext:value-type="string">
            <text:p>About the Earth's crisis</text:p>
          </table:table-cell>
          <table:table-cell/>
          <table:table-cell table:formula="of:=IF([.F21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38</text:p>
          </table:table-cell>
          <table:table-cell table:number-columns-repeated="2"/>
          <table:table-cell office:value-type="string" calcext:value-type="string">
            <text:p>原因</text:p>
          </table:table-cell>
          <table:table-cell office:value-type="string" calcext:value-type="string">
            <text:p>Cause</text:p>
          </table:table-cell>
          <table:table-cell/>
          <table:table-cell table:formula="of:=IF([.F21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3D</text:p>
          </table:table-cell>
          <table:table-cell table:number-columns-repeated="2"/>
          <table:table-cell office:value-type="string" calcext:value-type="string">
            <text:p>永遠のプリンセス号のこと</text:p>
          </table:table-cell>
          <table:table-cell table:formula="of:=T([.F971])" office:value-type="string" office:string-value="About the Eternal Princess" calcext:value-type="string">
            <text:p>About the Eternal Princess</text:p>
          </table:table-cell>
          <table:table-cell office:value-type="string" calcext:value-type="string">
            <text:p>DUPE: F971</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5F1</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5FE</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618</text:p>
          </table:table-cell>
          <table:table-cell table:number-columns-repeated="2"/>
          <table:table-cell office:value-type="string" calcext:value-type="string">
            <text:p>艦内ダンジョンへ入る</text:p>
          </table:table-cell>
          <table:table-cell office:value-type="string" calcext:value-type="string">
            <text:p>Enter the battleship dungeon</text:p>
          </table:table-cell>
          <table:table-cell/>
          <table:table-cell table:formula="of:=IF([.F21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にこれー！？</text:p>
          </table:table-cell>
          <table:table-cell office:value-type="string" calcext:value-type="string">
            <text:p>W-What IS this!?</text:p>
          </table:table-cell>
          <table:table-cell/>
          <table:table-cell table:formula="of:=IF([.F21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たい　なにが</text:p>
            <text:p>あったんだろう…</text:p>
          </table:table-cell>
          <table:table-cell office:value-type="string" calcext:value-type="string">
            <text:p>What the heck happened here...?</text:p>
          </table:table-cell>
          <table:table-cell/>
          <table:table-cell table:formula="of:=IF([.F211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　変だなぁ…さっきから</text:p>
            <text:p>なんか　呼ばれてるような気が</text:p>
            <text:p>するんだけど…</text:p>
          </table:table-cell>
          <table:table-cell office:value-type="string" calcext:value-type="string">
            <text:p>It's weird...I've been feeling like someone's calling out to me...</text:p>
          </table:table-cell>
          <table:table-cell/>
          <table:table-cell table:formula="of:=IF([.F21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行ってみよう！</text:p>
          </table:table-cell>
          <table:table-cell office:value-type="string" calcext:value-type="string">
            <text:p>Alright...Let's go in!</text:p>
          </table:table-cell>
          <table:table-cell/>
          <table:table-cell table:formula="of:=IF([.F211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0-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か気味が悪いなぁ〜[sweat]</text:p>
          </table:table-cell>
          <table:table-cell office:value-type="string" calcext:value-type="string">
            <text:p>T-This is kinda giving me the creeps...[nbsp][sweat]</text:p>
          </table:table-cell>
          <table:table-cell/>
          <table:table-cell table:formula="of:=IF([.F21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わーっ[sweat]</text:p>
            <text:p>船体が　穴だらけだよ！</text:p>
          </table:table-cell>
          <table:table-cell office:value-type="string" calcext:value-type="string">
            <text:p>Waaaaah...[nbsp][sweat]\n</text:p>
            <text:p>The hull is full of holes!</text:p>
          </table:table-cell>
          <table:table-cell/>
          <table:table-cell table:formula="of:=IF([.F21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あの裂け目から</text:p>
            <text:p>中に　入れそうね…</text:p>
          </table:table-cell>
          <table:table-cell office:value-type="string" calcext:value-type="string">
            <text:p>Oh! It looks like I can get in through that crack...</text:p>
          </table:table-cell>
          <table:table-cell/>
          <table:table-cell table:formula="of:=IF([.F21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　どうしたんだろう…？</text:p>
            <text:p>誰かが　呼んでいる気がするなぁ…</text:p>
          </table:table-cell>
          <table:table-cell office:value-type="string" calcext:value-type="string">
            <text:p>Huh...? What's going on...?\n</text:p>
            <text:p>I feel like someone's calling me...</text:p>
          </table:table-cell>
          <table:table-cell/>
          <table:table-cell table:formula="of:=IF([.F21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text:p>
            <text:p>ひと休みしちゃおうかな？</text:p>
          </table:table-cell>
          <table:table-cell office:value-type="string" calcext:value-type="string">
            <text:p>Maybe I should take a quick break?</text:p>
          </table:table-cell>
          <table:table-cell/>
          <table:table-cell table:formula="of:=IF([.F21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9</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恐いから　やーめよっと！</text:p>
          </table:table-cell>
          <table:table-cell office:value-type="string" calcext:value-type="string">
            <text:p>But it's too scary! No way!</text:p>
          </table:table-cell>
          <table:table-cell/>
          <table:table-cell table:formula="of:=IF([.F21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も　このくらいの</text:p>
            <text:p>広い　お部屋が欲しいなぁ！！</text:p>
          </table:table-cell>
          <table:table-cell office:value-type="string" calcext:value-type="string">
            <text:p>I wish MY room was this big!</text:p>
          </table:table-cell>
          <table:table-cell/>
          <table:table-cell table:formula="of:=IF([.F21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office:value-type="string" calcext:value-type="string">
            <text:p>It looks like nobody's here...</text:p>
          </table:table-cell>
          <table:table-cell/>
          <table:table-cell table:formula="of:=IF([.F21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text:p>
            <text:p>ひと休みしちゃおうかな？</text:p>
          </table:table-cell>
          <table:table-cell table:formula="of:=T([.F2122])" office:value-type="string" office:string-value="Maybe I should take a quick break?" calcext:value-type="string">
            <text:p>Maybe I should take a quick break?</text:p>
          </table:table-cell>
          <table:table-cell office:value-type="string" calcext:value-type="string">
            <text:p>DUPE: F2122</text:p>
          </table:table-cell>
          <table:table-cell table:number-columns-repeated="1017"/>
        </table:table-row>
        <table:table-row table:style-name="ro2">
          <table:table-cell office:value-type="string" calcext:value-type="string">
            <text:p>string</text:p>
          </table:table-cell>
          <table:table-cell office:value-type="string" calcext:value-type="string">
            <text:p>block40-n-0xD</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恐いから　やーめよっと！</text:p>
          </table:table-cell>
          <table:table-cell table:formula="of:=T([.F2123])" office:value-type="string" office:string-value="But it's too scary! No way!" calcext:value-type="string">
            <text:p>But it's too scary! No way!</text:p>
          </table:table-cell>
          <table:table-cell office:value-type="string" calcext:value-type="string">
            <text:p>DUPE: F2123</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も　このくらいの</text:p>
            <text:p>広い　お部屋が欲しいなぁ！！</text:p>
          </table:table-cell>
          <table:table-cell table:formula="of:=T([.F2124])" office:value-type="string" office:string-value="I wish MY room was this big!" calcext:value-type="string">
            <text:p>I wish MY room was this big!</text:p>
          </table:table-cell>
          <table:table-cell office:value-type="string" calcext:value-type="string">
            <text:p>DUPE: F2124</text:p>
          </table:table-cell>
          <table:table-cell table:number-columns-repeated="1017"/>
        </table:table-row>
        <table:table-row table:style-name="ro2">
          <table:table-cell office:value-type="string" calcext:value-type="string">
            <text:p>string</text:p>
          </table:table-cell>
          <table:table-cell office:value-type="string" calcext:value-type="string">
            <text:p>block40-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9">
          <table:table-cell office:value-type="string" calcext:value-type="string">
            <text:p>string</text:p>
          </table:table-cell>
          <table:table-cell office:value-type="string" calcext:value-type="string">
            <text:p>block40-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コレが　エンジンーっ？</text:p>
            <text:p>ぜーんぜん！　チンプンカンプンで</text:p>
            <text:p>わかんなーーいっ！</text:p>
          </table:table-cell>
          <table:table-cell office:value-type="string" calcext:value-type="string">
            <text:p>Is this the engine?\n</text:p>
            <text:p>I've got NO idea! This stuff's way over my head!</text:p>
          </table:table-cell>
          <table:table-cell/>
          <table:table-cell table:formula="of:=IF([.F21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へっ　このガラス</text:p>
            <text:p>たたいて割ったら　怒られちゃうかな？</text:p>
          </table:table-cell>
          <table:table-cell office:value-type="string" calcext:value-type="string">
            <text:p>Heh-heh...Wonder if anyone would get mad at me if I broke this glass?</text:p>
          </table:table-cell>
          <table:table-cell/>
          <table:table-cell table:formula="of:=IF([.F21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しもし…</text:p>
            <text:p>だれか…　いますか…？</text:p>
          </table:table-cell>
          <table:table-cell office:value-type="string" calcext:value-type="string">
            <text:p>Hello...?\n</text:p>
            <text:p>Is anybody...there...?</text:p>
          </table:table-cell>
          <table:table-cell/>
          <table:table-cell table:formula="of:=IF([.F21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ワァー！　ウチの学校の</text:p>
            <text:p>体育館より　広いな！</text:p>
          </table:table-cell>
          <table:table-cell office:value-type="string" calcext:value-type="string">
            <text:p>Whoa! It's even bigger than my school's gym!</text:p>
          </table:table-cell>
          <table:table-cell office:value-type="string" calcext:value-type="string">
            <text:p>NOTE: wow, bigger than four volleyball courts!</text:p>
          </table:table-cell>
          <table:table-cell table:formula="of:=IF([.F21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真ん中で</text:p>
            <text:p>お相撲が　とれそうね！</text:p>
          </table:table-cell>
          <table:table-cell office:value-type="string" calcext:value-type="string">
            <text:p>It kinda looks like you could hold a sumo match in the middle!</text:p>
          </table:table-cell>
          <table:table-cell/>
          <table:table-cell table:formula="of:=IF([.F21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2">
          <table:table-cell office:value-type="string" calcext:value-type="string">
            <text:p>string</text:p>
          </table:table-cell>
          <table:table-cell office:value-type="string" calcext:value-type="string">
            <text:p>block40-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暗くて…こわいなぁ〜</text:p>
          </table:table-cell>
          <table:table-cell office:value-type="string" calcext:value-type="string">
            <text:p>It's kinda dark...I'm scared...</text:p>
          </table:table-cell>
          <table:table-cell/>
          <table:table-cell table:formula="of:=IF([.F213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0-n-0x18</text:p>
          </table:table-cell>
          <table:table-cell table:number-columns-repeated="2"/>
          <table:table-cell office:value-type="string" calcext:value-type="string">
            <text:p>エレベーターの扉は開かない</text:p>
          </table:table-cell>
          <table:table-cell office:value-type="string" calcext:value-type="string">
            <text:p>The elevator door won't open.</text:p>
          </table:table-cell>
          <table:table-cell office:value-type="string" calcext:value-type="string">
            <text:p>NOTE: i think this might be the only full line of actual "narration" in the game</text:p>
          </table:table-cell>
          <table:table-cell table:formula="of:=IF([.F21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ぁー　キラキラ光って</text:p>
            <text:p>ステキな　お部屋だなぁ</text:p>
          </table:table-cell>
          <table:table-cell office:value-type="string" calcext:value-type="string">
            <text:p>Wooow...! It's glowing and sparkling...What a pretty room.</text:p>
          </table:table-cell>
          <table:table-cell/>
          <table:table-cell table:formula="of:=IF([.F21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光っているモノは</text:p>
            <text:p>なんで　できているのかな？</text:p>
          </table:table-cell>
          <table:table-cell office:value-type="string" calcext:value-type="string">
            <text:p>I wonder what those shiny things are made of?</text:p>
          </table:table-cell>
          <table:table-cell/>
          <table:table-cell table:formula="of:=IF([.F21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ーっ…すごく広い部屋ねぇ…</text:p>
            <text:p>なんに　使ってたんだろ？</text:p>
          </table:table-cell>
          <table:table-cell office:value-type="string" calcext:value-type="string">
            <text:p>Whoa...It's a super big room...\n</text:p>
            <text:p>What could it have been used for?</text:p>
          </table:table-cell>
          <table:table-cell/>
          <table:table-cell table:formula="of:=IF([.F21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誰かぁ！　誰もいないのォ〜！？</text:p>
          </table:table-cell>
          <table:table-cell office:value-type="string" calcext:value-type="string">
            <text:p>Somebody! Isn't anybody here!?</text:p>
          </table:table-cell>
          <table:table-cell/>
          <table:table-cell table:formula="of:=IF([.F2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誰も　いないみたい…</text:p>
          </table:table-cell>
          <table:table-cell office:value-type="string" calcext:value-type="string">
            <text:p>It looks like no one's here...</text:p>
          </table:table-cell>
          <table:table-cell/>
          <table:table-cell table:formula="of:=IF([.F21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かたないな…帰ろう…</text:p>
          </table:table-cell>
          <table:table-cell office:value-type="string" calcext:value-type="string">
            <text:p>I guess there's nothing I can do...\n</text:p>
            <text:p>Time to head back...</text:p>
          </table:table-cell>
          <table:table-cell/>
          <table:table-cell table:formula="of:=IF([.F21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0</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誰ですか　そこにいるのは！？</text:p>
          </table:table-cell>
          <table:table-cell office:value-type="string" calcext:value-type="string">
            <text:p>Who is it? Who's that over there!?</text:p>
          </table:table-cell>
          <table:table-cell/>
          <table:table-cell table:formula="of:=IF([.F21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21</text:p>
          </table:table-cell>
          <table:table-cell office:value-type="string" calcext:value-type="string">
            <text:p>Ryudia: {</text:p>
          </table:table-cell>
          <table:table-cell table:formula="of:=T([.D100])" office:value-type="string" office:string-value="}" calcext:value-type="string">
            <text:p>}</text:p>
          </table:table-cell>
          <table:table-cell office:value-type="string" calcext:value-type="string">
            <text:p>そう…</text:p>
            <text:p>そんなことがあったの…</text:p>
          </table:table-cell>
          <table:table-cell office:value-type="string" calcext:value-type="string">
            <text:p>I see...\n</text:p>
            <text:p>So that's what's going on...</text:p>
          </table:table-cell>
          <table:table-cell/>
          <table:table-cell table:formula="of:=IF([.F21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Yeah...</text:p>
          </table:table-cell>
          <table:table-cell office:value-type="string" calcext:value-type="string">
            <text:p>NOTE: originally dupe of F799</text:p>
          </table:table-cell>
          <table:table-cell table:number-columns-repeated="1017"/>
        </table:table-row>
        <table:table-row table:style-name="ro9">
          <table:table-cell office:value-type="string" calcext:value-type="string">
            <text:p>string</text:p>
          </table:table-cell>
          <table:table-cell office:value-type="string" calcext:value-type="string">
            <text:p>block40-n-0x23</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は　本当は</text:p>
            <text:p>その　ユーリィって子に</text:p>
            <text:p>あやまりたいんでしょ？</text:p>
          </table:table-cell>
          <table:table-cell office:value-type="string" calcext:value-type="string">
            <text:p>Yuna, you truly want to apologize to that Yuri girl, right?</text:p>
          </table:table-cell>
          <table:table-cell/>
          <table:table-cell table:formula="of:=IF([.F21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Yeah...</text:p>
          </table:table-cell>
          <table:table-cell office:value-type="string" calcext:value-type="string">
            <text:p>NOTE: originally dupe of F799</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2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ext:p>素直が　一番ですよ！</text:p>
          </table:table-cell>
          <table:table-cell office:value-type="string" calcext:value-type="string">
            <text:p>Yuna...\n</text:p>
            <text:p>Honesty is the most important thing!</text:p>
          </table:table-cell>
          <table:table-cell/>
          <table:table-cell table:formula="of:=IF([.F21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うん！</text:p>
          </table:table-cell>
          <table:table-cell office:value-type="string" calcext:value-type="string">
            <text:p>R-Right!</text:p>
          </table:table-cell>
          <table:table-cell/>
          <table:table-cell table:formula="of:=IF([.F21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アハッ❤</text:p>
          </table:table-cell>
          <table:table-cell office:value-type="string" calcext:value-type="string">
            <text:p>Aha![nbsp]❤</text:p>
          </table:table-cell>
          <table:table-cell/>
          <table:table-cell table:formula="of:=IF([.F21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ころで　リューディアは</text:p>
            <text:p>いったいどうしたの？</text:p>
          </table:table-cell>
          <table:table-cell office:value-type="string" calcext:value-type="string">
            <text:p>By the way, Ryudia, what on earth happened here?</text:p>
          </table:table-cell>
          <table:table-cell/>
          <table:table-cell table:formula="of:=IF([.F215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29</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実は……</text:p>
            <text:p>私たちが　開拓していた星は</text:p>
            <text:p>『永遠のプリンセス号』の</text:p>
            <text:p>攻撃を受けてしまったのです…</text:p>
          </table:table-cell>
          <table:table-cell office:value-type="string" calcext:value-type="string">
            <text:p>The truth is...\n</text:p>
            <text:p>The planet we were developing was attacked by the Eternal Princess...</text:p>
          </table:table-cell>
          <table:table-cell/>
          <table:table-cell table:formula="of:=IF([.F21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What!?</text:p>
          </table:table-cell>
          <table:table-cell office:value-type="string" calcext:value-type="string">
            <text:p>NOTE: originally dupe of F799</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2B</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幸い　我が艦隊は</text:p>
            <text:p>無人艦ばかりでした…</text:p>
          </table:table-cell>
          <table:table-cell office:value-type="string" calcext:value-type="string">
            <text:p>Fortunately, my fleet was entirely unmanned...</text:p>
          </table:table-cell>
          <table:table-cell/>
          <table:table-cell table:formula="of:=IF([.F215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2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ざという時の為に　民間人は</text:p>
            <text:p>星から避難させておいたので</text:p>
            <text:p>大事には　いたりませんでしたが</text:p>
            <text:p>せっかく見つけた　緑の星が…</text:p>
          </table:table-cell>
          <table:table-cell office:value-type="string" calcext:value-type="string">
            <text:p>Because I had the civilians evacuate due to the emergency, it didn't develop into a grave situation, but the green planet we worked so hard to find...</text:p>
          </table:table-cell>
          <table:table-cell/>
          <table:table-cell table:formula="of:=IF([.F215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2D</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とにかく…</text:p>
            <text:p>あの『永遠のプリンセス号』は</text:p>
            <text:p>いったん　悪と見なしたものに対しては</text:p>
            <text:p>容赦のない　恐ろしい戦艦なのです…</text:p>
          </table:table-cell>
          <table:table-cell office:value-type="string" calcext:value-type="string">
            <text:p>In any case...\n</text:p>
            <text:p>The Eternal Princess is a terrifying warship that will show no mercy once it has judged something as evil.</text:p>
          </table:table-cell>
          <table:table-cell/>
          <table:table-cell table:formula="of:=IF([.F215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ュ　リューディア！</text:p>
            <text:p>今　その『永遠のプリンセス号』が</text:p>
            <text:p>地球に向かっているのよ！！</text:p>
          </table:table-cell>
          <table:table-cell office:value-type="string" calcext:value-type="string">
            <text:p>R-Ryudia!\n</text:p>
            <text:p>The Eternal Princess is headed to Earth RIGHT NOW!</text:p>
          </table:table-cell>
          <table:table-cell/>
          <table:table-cell table:formula="of:=IF([.F21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2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最後のビーコンを止められなかったの！</text:p>
            <text:p>どうしよう…</text:p>
          </table:table-cell>
          <table:table-cell office:value-type="string" calcext:value-type="string">
            <text:p>I couldn't destroy the last beacon!\n</text:p>
            <text:p>What should I do...?</text:p>
          </table:table-cell>
          <table:table-cell/>
          <table:table-cell table:formula="of:=IF([.F21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0</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えっ！？　地球に？</text:p>
          </table:table-cell>
          <table:table-cell office:value-type="string" calcext:value-type="string">
            <text:p>What!? To Earth?</text:p>
          </table:table-cell>
          <table:table-cell/>
          <table:table-cell table:formula="of:=IF([.F216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たしのせいなの！</text:p>
            <text:p>あたしが…ビーコンに悪いことをしたと</text:p>
            <text:p>思われちゃって…</text:p>
          </table:table-cell>
          <table:table-cell office:value-type="string" calcext:value-type="string">
            <text:p>I-It's my fault!\n</text:p>
            <text:p>It thinks I...did something bad to the beacon...</text:p>
          </table:table-cell>
          <table:table-cell/>
          <table:table-cell table:formula="of:=IF([.F2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で　地球が狙われちゃったの…</text:p>
          </table:table-cell>
          <table:table-cell office:value-type="string" calcext:value-type="string">
            <text:p>That's why it came after Earth...</text:p>
          </table:table-cell>
          <table:table-cell/>
          <table:table-cell table:formula="of:=IF([.F216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0-n-0x33</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なにを言ってるの…</text:p>
            <text:p>ユナが　悪い子のはずがないじゃない！</text:p>
          </table:table-cell>
          <table:table-cell office:value-type="string" calcext:value-type="string">
            <text:p>What are you talking about?\n</text:p>
            <text:p>Yuna, there's no way you could be a bad girl!</text:p>
          </table:table-cell>
          <table:table-cell/>
          <table:table-cell table:formula="of:=IF([.F2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9">
          <table:table-cell office:value-type="string" calcext:value-type="string">
            <text:p>string</text:p>
          </table:table-cell>
          <table:table-cell office:value-type="string" calcext:value-type="string">
            <text:p>block40-n-0x3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あの</text:p>
            <text:p>『永遠のプリンセス号』は　きっと…</text:p>
            <text:p>狂ってしまっているのよ！</text:p>
          </table:table-cell>
          <table:table-cell office:value-type="string" calcext:value-type="string">
            <text:p>Surely...the Eternal Princess is malfunctioning!</text:p>
          </table:table-cell>
          <table:table-cell/>
          <table:table-cell table:formula="of:=IF([.F21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く　狂ってる！？</text:p>
          </table:table-cell>
          <table:table-cell office:value-type="string" calcext:value-type="string">
            <text:p>M-Malfunctioning!?</text:p>
          </table:table-cell>
          <table:table-cell/>
          <table:table-cell table:formula="of:=IF([.F21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7</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そうよ！　あれは</text:p>
            <text:p>正義の使者でも　なんでもないわ…</text:p>
          </table:table-cell>
          <table:table-cell office:value-type="string" calcext:value-type="string">
            <text:p>Yes! It's not an emissary of justice at all...</text:p>
          </table:table-cell>
          <table:table-cell office:value-type="string" calcext:value-type="string">
            <text:p>CHECK</text:p>
          </table:table-cell>
          <table:table-cell table:formula="of:=IF([.F21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の銀河中で　戦える相手を</text:p>
            <text:p>探しまわっている　単なる狂戦士よ！</text:p>
          </table:table-cell>
          <table:table-cell office:value-type="string" calcext:value-type="string">
            <text:p>It's just a berserker combing the whole galaxy for opponents to fight!</text:p>
          </table:table-cell>
          <table:table-cell/>
          <table:table-cell table:formula="of:=IF([.F21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ext:p>それが『永遠のプリンセス号』の</text:p>
            <text:p>正体なの！？</text:p>
          </table:table-cell>
          <table:table-cell office:value-type="string" calcext:value-type="string">
            <text:p>What!?\n</text:p>
            <text:p>Is that the truth behind the Eternal Princess!?</text:p>
          </table:table-cell>
          <table:table-cell/>
          <table:table-cell table:formula="of:=IF([.F217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0-n-0x3A</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戦うしかないわ…</text:p>
            <text:p>あなたの地球を　守るためにっ！</text:p>
          </table:table-cell>
          <table:table-cell office:value-type="string" calcext:value-type="string">
            <text:p>Yuna...\n</text:p>
            <text:p>The only thing you can do is fight...\n</text:p>
            <text:p>Fight to protect your Earth!</text:p>
          </table:table-cell>
          <table:table-cell/>
          <table:table-cell table:formula="of:=IF([.F21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か………あたしが…</text:p>
            <text:p>あたしが……やるしかないんだ…</text:p>
          </table:table-cell>
          <table:table-cell office:value-type="string" calcext:value-type="string">
            <text:p>Is that...all I...all I can...do?</text:p>
          </table:table-cell>
          <table:table-cell/>
          <table:table-cell table:formula="of:=IF([.F21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3C</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そうよ！</text:p>
            <text:p>地球を守れるのは　あなたしか</text:p>
            <text:p>いないのよ！！</text:p>
          </table:table-cell>
          <table:table-cell office:value-type="string" calcext:value-type="string">
            <text:p>Yes!\n</text:p>
            <text:p>The only one who can protect the Earth is you!</text:p>
          </table:table-cell>
          <table:table-cell/>
          <table:table-cell table:formula="of:=IF([.F21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っ！　あたし</text:p>
            <text:p>『永遠のプリンセス号』を倒す！</text:p>
          </table:table-cell>
          <table:table-cell office:value-type="string" calcext:value-type="string">
            <text:p>Right! I'll beat the Eternal Princess!</text:p>
          </table:table-cell>
          <table:table-cell/>
          <table:table-cell table:formula="of:=IF([.F217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3E</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あたしも</text:p>
            <text:p>お手伝いしたいんだけど…</text:p>
            <text:p>艦隊はこんなだし　あたし自身も</text:p>
            <text:p>ケガをしてしまっていて…</text:p>
          </table:table-cell>
          <table:table-cell office:value-type="string" calcext:value-type="string">
            <text:p>I wish I could help you, but...\n</text:p>
            <text:p>You see the state my fleet is in, and I'm injured myself...</text:p>
          </table:table-cell>
          <table:table-cell/>
          <table:table-cell table:formula="of:=IF([.F21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大丈夫　まかせておいてよ</text:p>
            <text:p>リューディア！</text:p>
          </table:table-cell>
          <table:table-cell office:value-type="string" calcext:value-type="string">
            <text:p>It's fine. Leave it to me, Ryudia!</text:p>
          </table:table-cell>
          <table:table-cell/>
          <table:table-cell table:formula="of:=IF([.F217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4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永遠のプリンセス号』なんて</text:p>
            <text:p>あたし一人で　チョチョイっと</text:p>
            <text:p>やっつけちゃうんだから！</text:p>
          </table:table-cell>
          <table:table-cell office:value-type="string" calcext:value-type="string">
            <text:p>I'll finish off that Eternal Princess all by myself, no sweat!</text:p>
          </table:table-cell>
          <table:table-cell/>
          <table:table-cell table:formula="of:=IF([.F2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41</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えらいわ…ユナ</text:p>
          </table:table-cell>
          <table:table-cell office:value-type="string" calcext:value-type="string">
            <text:p>You are admirable...Yuna.</text:p>
          </table:table-cell>
          <table:table-cell/>
          <table:table-cell table:formula="of:=IF([.F21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今は　はやく行かなきゃ！</text:p>
          </table:table-cell>
          <table:table-cell office:value-type="string" calcext:value-type="string">
            <text:p>I've got to hurry now!</text:p>
          </table:table-cell>
          <table:table-cell/>
          <table:table-cell table:formula="of:=IF([.F218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通路の向こうに</text:p>
            <text:p>誰か　立ってる！？</text:p>
          </table:table-cell>
          <table:table-cell office:value-type="string" calcext:value-type="string">
            <text:p>AH! Someone's standing at the other end of the passage!?</text:p>
          </table:table-cell>
          <table:table-cell/>
          <table:table-cell table:formula="of:=IF([.F21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通路は　向こうにも</text:p>
            <text:p>つながっているみたい…</text:p>
          </table:table-cell>
          <table:table-cell office:value-type="string" calcext:value-type="string">
            <text:p>It looks like the passage leads further in...</text:p>
          </table:table-cell>
          <table:table-cell office:value-type="string" calcext:value-type="string">
            <text:p>NOTE: this message replaces the above if you turn around and come back to the robot</text:p>
          </table:table-cell>
          <table:table-cell table:formula="of:=IF([.F21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て　長い通路かしら！</text:p>
            <text:p>どこまで続くんだろう？</text:p>
          </table:table-cell>
          <table:table-cell office:value-type="string" calcext:value-type="string">
            <text:p>What's with these long corridors!?\n</text:p>
            <text:p>How far do they go on?</text:p>
          </table:table-cell>
          <table:table-cell/>
          <table:table-cell table:formula="of:=IF([.F21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中心部は　いったい</text:p>
            <text:p>どこにあるんだろう？</text:p>
          </table:table-cell>
          <table:table-cell office:value-type="string" calcext:value-type="string">
            <text:p>Where could the core be?</text:p>
          </table:table-cell>
          <table:table-cell/>
          <table:table-cell table:formula="of:=IF([.F218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1 (sector 0x2FC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1-n-0x0</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able:table-cell>
          <table:table-cell office:value-type="string" calcext:value-type="string">
            <text:p>Yuna...?</text:p>
          </table:table-cell>
          <table:table-cell/>
          <table:table-cell table:formula="of:=IF([.F21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ュ　リューディア？…</text:p>
          </table:table-cell>
          <table:table-cell office:value-type="string" calcext:value-type="string">
            <text:p>R-Ryudia...?</text:p>
          </table:table-cell>
          <table:table-cell/>
          <table:table-cell table:formula="of:=IF([.F21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どうしてここに？</text:p>
          </table:table-cell>
          <table:table-cell office:value-type="string" calcext:value-type="string">
            <text:p>Yuna...What are you doing here?</text:p>
          </table:table-cell>
          <table:table-cell/>
          <table:table-cell table:formula="of:=IF([.F21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3</text:p>
          </table:table-cell>
          <table:table-cell table:formula="of:=T([.C100])" office:value-type="string" office:string-value="Yuna: {" calcext:value-type="string">
            <text:p>Yuna: {</text:p>
          </table:table-cell>
          <table:table-cell/>
          <table:table-cell office:value-type="string" calcext:value-type="string">
            <text:p>うっ…うっ…</text:p>
          </table:table-cell>
          <table:table-cell office:value-type="string" calcext:value-type="string">
            <text:p>Ooh...ooh... <text:s text:c="7"/></text:p>
          </table:table-cell>
          <table:table-cell office:value-type="string" calcext:value-type="string">
            <text:p>NOTE: split lines</text:p>
            <text:p>padding for better scene timing</text:p>
          </table:table-cell>
          <table:table-cell table:formula="of:=IF([.F21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4</text:p>
          </table:table-cell>
          <table:table-cell/>
          <table:table-cell office:value-type="string" calcext:value-type="string">
            <text:p>}\n</text:p>
            <text:p>        </text:p>
          </table:table-cell>
          <table:table-cell office:value-type="string" calcext:value-type="string">
            <text:p>…リューディア！！</text:p>
          </table:table-cell>
          <table:table-cell office:value-type="string" calcext:value-type="string">
            <text:p>...RYUDIA!</text:p>
          </table:table-cell>
          <table:table-cell/>
          <table:table-cell table:formula="of:=IF([.F21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able:table-cell>
          <table:table-cell office:value-type="string" calcext:value-type="string">
            <text:p>Yuna!?</text:p>
          </table:table-cell>
          <table:table-cell/>
          <table:table-cell table:formula="of:=IF([.F21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ん　えーん　えーん…</text:p>
          </table:table-cell>
          <table:table-cell office:value-type="string" calcext:value-type="string">
            <text:p>WAAAAH! WAAAAH! WAAAAH!</text:p>
          </table:table-cell>
          <table:table-cell/>
          <table:table-cell table:formula="of:=IF([.F21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7</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どうしたの…ユナ？</text:p>
          </table:table-cell>
          <table:table-cell office:value-type="string" calcext:value-type="string">
            <text:p>What happened...Yuna?</text:p>
          </table:table-cell>
          <table:table-cell/>
          <table:table-cell table:formula="of:=IF([.F219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1-n-0x8</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あの『闇』との戦いの後</text:p>
            <text:p>私は　マーニアスの民を</text:p>
            <text:p>コールドスリープから　解き放ち</text:p>
            <text:p>新天地を求めて　宇宙へ旅立ちました</text:p>
          </table:table-cell>
          <table:table-cell office:value-type="string" calcext:value-type="string">
            <text:p>After the battle with the darkness, I awoke the citizens of Marnias from cold sleep, and we journeyed to space in search of a new world.</text:p>
          </table:table-cell>
          <table:table-cell office:value-type="string" calcext:value-type="string">
            <text:p>NOTE: i would assume マーニアス is deliberately meant to resemble マリアナ from the previous game</text:p>
          </table:table-cell>
          <table:table-cell table:formula="of:=IF([.F219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1-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やっと　居住可能な惑星を発見し</text:p>
            <text:p>開拓を始めた　その時…</text:p>
          </table:table-cell>
          <table:table-cell office:value-type="string" calcext:value-type="string">
            <text:p>At last we found a potentially habitable planet, and began developing it.\n</text:p>
            <text:p>But then...</text:p>
          </table:table-cell>
          <table:table-cell/>
          <table:table-cell table:formula="of:=IF([.F21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の艦隊が　やって来たのです…</text:p>
          </table:table-cell>
          <table:table-cell office:value-type="string" calcext:value-type="string">
            <text:p>That fleet came forth.</text:p>
          </table:table-cell>
          <table:table-cell/>
          <table:table-cell table:formula="of:=IF([.F21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我が艦隊は　プリンセス号の進行を</text:p>
            <text:p>全力で　阻止しようとしましたが…</text:p>
          </table:table-cell>
          <table:table-cell office:value-type="string" calcext:value-type="string">
            <text:p>My fleet tried with all its power to halt the advance of the Princess, but...</text:p>
          </table:table-cell>
          <table:table-cell/>
          <table:table-cell table:formula="of:=IF([.F219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強大な攻撃力の前に　敗れ去り…</text:p>
          </table:table-cell>
          <table:table-cell office:value-type="string" calcext:value-type="string">
            <text:p>...we fell before its massive offensive might.</text:p>
          </table:table-cell>
          <table:table-cell/>
          <table:table-cell table:formula="of:=IF([.F22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大切な惑星をも　失ってしまったのです</text:p>
          </table:table-cell>
          <table:table-cell office:value-type="string" calcext:value-type="string">
            <text:p>We lost our precious planet as well.</text:p>
          </table:table-cell>
          <table:table-cell/>
          <table:table-cell table:formula="of:=IF([.F22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E</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何者！？</text:p>
          </table:table-cell>
          <table:table-cell office:value-type="string" calcext:value-type="string">
            <text:p>Who's there!?</text:p>
          </table:table-cell>
          <table:table-cell/>
          <table:table-cell table:formula="of:=IF([.F220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1-n-0x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ホーッホッホッホッ…</text:p>
            <text:p>こーんなところに　隠れていたのね</text:p>
            <text:p>神楽坂ユナ！</text:p>
          </table:table-cell>
          <table:table-cell office:value-type="string" calcext:value-type="string">
            <text:p>HOH-hoh-hoh-hoh...\n</text:p>
            <text:p>So you were hiding away in a place like this, hmm...Yuna Kagurazaka!</text:p>
          </table:table-cell>
          <table:table-cell/>
          <table:table-cell table:formula="of:=IF([.F22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は…エリカちゃん！？</text:p>
          </table:table-cell>
          <table:table-cell office:value-type="string" calcext:value-type="string">
            <text:p>You're...Erika!?</text:p>
          </table:table-cell>
          <table:table-cell/>
          <table:table-cell table:formula="of:=IF([.F22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もうすぐ地球は　消し飛ぶわ…</text:p>
          </table:table-cell>
          <table:table-cell office:value-type="string" calcext:value-type="string">
            <text:p>Soon, now, the Earth will be blown apart...</text:p>
          </table:table-cell>
          <table:table-cell/>
          <table:table-cell table:formula="of:=IF([.F2205]=&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lock41-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あなただけは　この私の手で</text:p>
            <text:p>始末してあげるっ！</text:p>
          </table:table-cell>
          <table:table-cell office:value-type="string" calcext:value-type="string">
            <text:p>But you, I will dispose of by my own hand!</text:p>
          </table:table-cell>
          <table:table-cell office:value-type="string" calcext:value-type="string">
            <text:p>NOTE: this strongly echoes one of Rui's lines: あんただけは　<text:span text:style-name="T1">この私の手で！</text:span></text:p>
            <text:p><text:span text:style-name="T1">just generic "villain lines", i guess</text:span></text:p>
          </table:table-cell>
          <table:table-cell table:formula="of:=IF([.F22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待って　エリカちゃん！</text:p>
          </table:table-cell>
          <table:table-cell office:value-type="string" calcext:value-type="string">
            <text:p>Wait, Erika!</text:p>
          </table:table-cell>
          <table:table-cell/>
          <table:table-cell table:formula="of:=IF([.F220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1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問答無用！</text:p>
          </table:table-cell>
          <table:table-cell table:style-name="ce3" office:value-type="string" calcext:value-type="string">
            <text:p>Words are meaningless!</text:p>
          </table:table-cell>
          <table:table-cell office:value-type="string" calcext:value-type="string">
            <text:p>NOTE: and this ALSO is cribbed from Rui's dialogue (not to mention Remi's)</text:p>
          </table:table-cell>
          <table:table-cell table:formula="of:=IF([.F22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able:table-cell>
          <table:table-cell table:formula="of:=T([.F2193])" office:value-type="string" office:string-value="Yuna!?" calcext:value-type="string">
            <text:p>Yuna!?</text:p>
          </table:table-cell>
          <table:table-cell office:value-type="string" calcext:value-type="string">
            <text:p>DUPE: F2193</text:p>
          </table:table-cell>
          <table:table-cell table:number-columns-repeated="1017"/>
        </table:table-row>
        <table:table-row table:style-name="ro2">
          <table:table-cell office:value-type="string" calcext:value-type="string">
            <text:p>string</text:p>
          </table:table-cell>
          <table:table-cell office:value-type="string" calcext:value-type="string">
            <text:p>block41-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逃げて　リューディア！</text:p>
          </table:table-cell>
          <table:table-cell office:value-type="string" calcext:value-type="string">
            <text:p>Run, Ryudia!</text:p>
          </table:table-cell>
          <table:table-cell/>
          <table:table-cell table:formula="of:=IF([.F22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7</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とりゃああああっ！</text:p>
          </table:table-cell>
          <table:table-cell office:value-type="string" calcext:value-type="string">
            <text:p>Toryaaaaaaah!</text:p>
          </table:table-cell>
          <table:table-cell/>
          <table:table-cell table:formula="of:=IF([.F22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すればいいの！？</text:p>
          </table:table-cell>
          <table:table-cell office:value-type="string" calcext:value-type="string">
            <text:p>W-What should we do!?</text:p>
          </table:table-cell>
          <table:table-cell/>
          <table:table-cell table:formula="of:=IF([.F22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　今のは…！？</text:p>
          </table:table-cell>
          <table:table-cell office:value-type="string" calcext:value-type="string">
            <text:p>W-What just...!?</text:p>
          </table:table-cell>
          <table:table-cell/>
          <table:table-cell table:formula="of:=IF([.F22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1A</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それよりも　ユナ！</text:p>
            <text:p>あの穴です！！</text:p>
          </table:table-cell>
          <table:table-cell office:value-type="string" calcext:value-type="string">
            <text:p>Never mind that, Yuna!\n</text:p>
            <text:p>The hole!</text:p>
          </table:table-cell>
          <table:table-cell/>
          <table:table-cell table:formula="of:=IF([.F22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1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そこから侵入して　内部から</text:p>
            <text:p>破壊すれば！</text:p>
          </table:table-cell>
          <table:table-cell office:value-type="string" calcext:value-type="string">
            <text:p>Go in through there and destroy it from the inside!</text:p>
          </table:table-cell>
          <table:table-cell/>
          <table:table-cell table:formula="of:=IF([.F22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るわ　あたし！</text:p>
          </table:table-cell>
          <table:table-cell office:value-type="string" calcext:value-type="string">
            <text:p>Okay, I'm on it!</text:p>
          </table:table-cell>
          <table:table-cell/>
          <table:table-cell table:formula="of:=IF([.F22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D</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ナ　あたしも行くよ！</text:p>
          </table:table-cell>
          <table:table-cell office:value-type="string" calcext:value-type="string">
            <text:p>Yuna, I'll go too!</text:p>
          </table:table-cell>
          <table:table-cell/>
          <table:table-cell table:formula="of:=IF([.F22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1E</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エル・ラインが</text:p>
            <text:p>おとりになります！　その隙に！</text:p>
          </table:table-cell>
          <table:table-cell office:value-type="string" calcext:value-type="string">
            <text:p>El-Line will draw their fire!\n</text:p>
            <text:p>Into the breach!</text:p>
          </table:table-cell>
          <table:table-cell/>
          <table:table-cell table:formula="of:=IF([.F22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Got it!</text:p>
          </table:table-cell>
          <table:table-cell office:value-type="string" calcext:value-type="string">
            <text:p>NOTE: originally dupe of F390</text:p>
          </table:table-cell>
          <table:table-cell table:number-columns-repeated="1017"/>
        </table:table-row>
        <table:table-row table:style-name="ro2">
          <table:table-cell office:value-type="string" calcext:value-type="string">
            <text:p>string</text:p>
          </table:table-cell>
          <table:table-cell office:value-type="string" calcext:value-type="string">
            <text:p>block41-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っ！</text:p>
          </table:table-cell>
          <table:table-cell office:value-type="string" calcext:value-type="string">
            <text:p>Alright!</text:p>
          </table:table-cell>
          <table:table-cell/>
          <table:table-cell table:formula="of:=IF([.F22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1</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待って　ユナ！</text:p>
          </table:table-cell>
          <table:table-cell office:value-type="string" calcext:value-type="string">
            <text:p>Wait, Yuna!</text:p>
          </table:table-cell>
          <table:table-cell/>
          <table:table-cell table:formula="of:=IF([.F22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393])" office:value-type="string" office:string-value="!?" calcext:value-type="string">
            <text:p>!?</text:p>
          </table:table-cell>
          <table:table-cell office:value-type="string" calcext:value-type="string">
            <text:p>DUPE: F393</text:p>
          </table:table-cell>
          <table:table-cell table:number-columns-repeated="1017"/>
        </table:table-row>
        <table:table-row table:style-name="ro2">
          <table:table-cell office:value-type="string" calcext:value-type="string">
            <text:p>string</text:p>
          </table:table-cell>
          <table:table-cell office:value-type="string" calcext:value-type="string">
            <text:p>block41-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っ　そんな　こんなに…</text:p>
          </table:table-cell>
          <table:table-cell office:value-type="string" calcext:value-type="string">
            <text:p>O-Oh no...S-So many...</text:p>
          </table:table-cell>
          <table:table-cell/>
          <table:table-cell table:formula="of:=IF([.F22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4</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こはアタシにまかせな　ユナ…</text:p>
          </table:table-cell>
          <table:table-cell office:value-type="string" calcext:value-type="string">
            <text:p>Leave this place to me, Yuna...</text:p>
          </table:table-cell>
          <table:table-cell/>
          <table:table-cell table:formula="of:=IF([.F22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text:p>
          </table:table-cell>
          <table:table-cell office:value-type="string" calcext:value-type="string">
            <text:p>Lia!?</text:p>
          </table:table-cell>
          <table:table-cell/>
          <table:table-cell table:formula="of:=IF([.F22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26</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の艦を止められるのは</text:p>
            <text:p>あんたしかいないんだ…</text:p>
          </table:table-cell>
          <table:table-cell office:value-type="string" calcext:value-type="string">
            <text:p>The only one who can stop this warship is you.</text:p>
          </table:table-cell>
          <table:table-cell/>
          <table:table-cell table:formula="of:=IF([.F22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7</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さあ　早く行きな　ユナ！</text:p>
          </table:table-cell>
          <table:table-cell office:value-type="string" calcext:value-type="string">
            <text:p>Now, hurry on, Yuna!</text:p>
          </table:table-cell>
          <table:table-cell/>
          <table:table-cell table:formula="of:=IF([.F22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8</text:p>
          </table:table-cell>
          <table:table-cell table:formula="of:=T([.C294])" office:value-type="string" office:string-value="Lia: {" calcext:value-type="string">
            <text:p>Lia: {</text:p>
          </table:table-cell>
          <table:table-cell/>
          <table:table-cell office:value-type="string" calcext:value-type="string">
            <text:p>フンッ！</text:p>
          </table:table-cell>
          <table:table-cell office:value-type="string" calcext:value-type="string">
            <text:p>Hmph!</text:p>
          </table:table-cell>
          <table:table-cell office:value-type="string" calcext:value-type="string">
            <text:p>NOTE: split lines</text:p>
          </table:table-cell>
          <table:table-cell table:formula="of:=IF([.F22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9</text:p>
          </table:table-cell>
          <table:table-cell table:number-columns-repeated="2"/>
          <table:table-cell office:value-type="string" calcext:value-type="string">
            <text:p>あんたらの相手はこの…</text:p>
          </table:table-cell>
          <table:table-cell office:value-type="string" calcext:value-type="string">
            <text:p>Now, you're up against... <text:s text:c="11"/></text:p>
          </table:table-cell>
          <table:table-cell office:value-type="string" calcext:value-type="string">
            <text:p>NOTE: padding for scene timing</text:p>
          </table:table-cell>
          <table:table-cell table:formula="of:=IF([.F22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A</text:p>
          </table:table-cell>
          <table:table-cell/>
          <table:table-cell table:formula="of:=T([.D100])" office:value-type="string" office:string-value="}" calcext:value-type="string">
            <text:p>}</text:p>
          </table:table-cell>
          <table:table-cell office:value-type="string" calcext:value-type="string">
            <text:p>わたしだよっ！</text:p>
          </table:table-cell>
          <table:table-cell office:value-type="string" calcext:value-type="string">
            <text:p>ME!</text:p>
          </table:table-cell>
          <table:table-cell/>
          <table:table-cell table:formula="of:=IF([.F22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able:table-cell>
          <table:table-cell office:value-type="string" calcext:value-type="string">
            <text:p>Aah!?</text:p>
          </table:table-cell>
          <table:table-cell/>
          <table:table-cell table:formula="of:=IF([.F22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text:p>
          </table:table-cell>
          <table:table-cell office:value-type="string" calcext:value-type="string">
            <text:p>Yuri!?</text:p>
          </table:table-cell>
          <table:table-cell/>
          <table:table-cell table:formula="of:=IF([.F22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2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最初に　穴を開けた流れ星は…！</text:p>
          </table:table-cell>
          <table:table-cell office:value-type="string" calcext:value-type="string">
            <text:p>Then the meteor that opened that hole was...!</text:p>
          </table:table-cell>
          <table:table-cell/>
          <table:table-cell table:formula="of:=IF([.F22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E</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くらえっ！</text:p>
          </table:table-cell>
          <table:table-cell office:value-type="string" calcext:value-type="string">
            <text:p>Take THIS!</text:p>
          </table:table-cell>
          <table:table-cell/>
          <table:table-cell table:formula="of:=IF([.F22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やですぅぅぅぅ！</text:p>
          </table:table-cell>
          <table:table-cell office:value-type="string" calcext:value-type="string">
            <text:p>NOOOOOOOOOO!</text:p>
          </table:table-cell>
          <table:table-cell/>
          <table:table-cell table:formula="of:=IF([.F22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　ユナさん！？</text:p>
          </table:table-cell>
          <table:table-cell office:value-type="string" calcext:value-type="string">
            <text:p>M-Miss Yuna!?</text:p>
          </table:table-cell>
          <table:table-cell/>
          <table:table-cell table:formula="of:=IF([.F2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来たわね　神楽坂ユナ！</text:p>
          </table:table-cell>
          <table:table-cell office:value-type="string" calcext:value-type="string">
            <text:p>So you came, Yuna Kagurazaka!</text:p>
          </table:table-cell>
          <table:table-cell/>
          <table:table-cell table:formula="of:=IF([.F22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これ以上</text:p>
            <text:p>ユーリィに手出しは　させないわっ！</text:p>
          </table:table-cell>
          <table:table-cell office:value-type="string" calcext:value-type="string">
            <text:p>I'm not going to let you mess with Yuri any more!</text:p>
          </table:table-cell>
          <table:table-cell/>
          <table:table-cell table:formula="of:=IF([.F22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グスン…</text:p>
          </table:table-cell>
          <table:table-cell office:value-type="string" calcext:value-type="string">
            <text:p>Miss Yuna...(sob)...</text:p>
          </table:table-cell>
          <table:table-cell/>
          <table:table-cell table:formula="of:=IF([.F22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ごめんね　ユーリィ</text:p>
          </table:table-cell>
          <table:table-cell office:value-type="string" calcext:value-type="string">
            <text:p>I'm sorry, Yuri.</text:p>
          </table:table-cell>
          <table:table-cell/>
          <table:table-cell table:formula="of:=IF([.F22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35</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ユナ！</text:p>
            <text:p>今度こそ　決着をつけてやるわ！</text:p>
          </table:table-cell>
          <table:table-cell office:value-type="string" calcext:value-type="string">
            <text:p>Yuna!\n</text:p>
            <text:p>THIS time, I'll settle this for good!</text:p>
          </table:table-cell>
          <table:table-cell/>
          <table:table-cell table:formula="of:=IF([.F22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見なさい　わたしの真の力を！</text:p>
          </table:table-cell>
          <table:table-cell office:value-type="string" calcext:value-type="string">
            <text:p>Behold! My true power!</text:p>
          </table:table-cell>
          <table:table-cell/>
          <table:table-cell table:formula="of:=IF([.F22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text:p>
          </table:table-cell>
          <table:table-cell office:value-type="string" calcext:value-type="string">
            <text:p>AAAAH!</text:p>
          </table:table-cell>
          <table:table-cell/>
          <table:table-cell table:formula="of:=IF([.F22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8</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いくわよ！！</text:p>
          </table:table-cell>
          <table:table-cell office:value-type="string" calcext:value-type="string">
            <text:p>Here I come!</text:p>
          </table:table-cell>
          <table:table-cell/>
          <table:table-cell table:formula="of:=IF([.F224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2 (sector 0x2FC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2-0x30</text:p>
          </table:table-cell>
          <table:table-cell table:number-columns-repeated="2"/>
          <table:table-cell office:value-type="string" calcext:value-type="string">
            <text:p>５章＃２（４２）</text:p>
          </table:table-cell>
          <table:table-cell table:formula="of:=T([.F2072])" office:value-type="string" office:string-value="Ch. 5 [#]2 (42)" calcext:value-type="string">
            <text:p>Ch. 5 [#]2 (42)</text:p>
          </table:table-cell>
          <table:table-cell office:value-type="string" calcext:value-type="string">
            <text:p>DUPE: F207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41</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42-0x50</text:p>
          </table:table-cell>
          <table:table-cell table:number-columns-repeated="2"/>
          <table:table-cell office:value-type="string" calcext:value-type="string">
            <text:p>エピローグ</text:p>
          </table:table-cell>
          <table:table-cell table:formula="of:=T([.F23])" office:value-type="string" office:string-value="Epilogue" calcext:value-type="string">
            <text:p>Epilogue</text:p>
          </table:table-cell>
          <table:table-cell office:value-type="string" calcext:value-type="string">
            <text:p>DUPE: F23</text:p>
          </table:table-cell>
          <table:table-cell table:number-columns-repeated="1017"/>
        </table:table-row>
        <table:table-row table:style-name="ro2">
          <table:table-cell office:value-type="string" calcext:value-type="string">
            <text:p>string</text:p>
          </table:table-cell>
          <table:table-cell office:value-type="string" calcext:value-type="string">
            <text:p>block42-0x5B</text:p>
          </table:table-cell>
          <table:table-cell table:number-columns-repeated="2"/>
          <table:table-cell office:value-type="string" calcext:value-type="string">
            <text:p>５章選択に戻る</text:p>
          </table:table-cell>
          <table:table-cell office:value-type="string" calcext:value-type="string">
            <text:p>Back to Ch. 5 choice</text:p>
          </table:table-cell>
          <table:table-cell/>
          <table:table-cell table:formula="of:=IF([.F22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6A</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9</text:p>
          </table:table-cell>
          <table:table-cell table:number-columns-repeated="2"/>
          <table:table-cell office:value-type="string" calcext:value-type="string">
            <text:p>エリカバトル１</text:p>
          </table:table-cell>
          <table:table-cell office:value-type="string" calcext:value-type="string">
            <text:p>Erika battle 1</text:p>
          </table:table-cell>
          <table:table-cell/>
          <table:table-cell table:formula="of:=IF([.F22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88</text:p>
          </table:table-cell>
          <table:table-cell table:number-columns-repeated="2"/>
          <table:table-cell office:value-type="string" calcext:value-type="string">
            <text:p>エリカバトル後</text:p>
          </table:table-cell>
          <table:table-cell office:value-type="string" calcext:value-type="string">
            <text:p>After Erika battle</text:p>
          </table:table-cell>
          <table:table-cell/>
          <table:table-cell table:formula="of:=IF([.F22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97</text:p>
          </table:table-cell>
          <table:table-cell table:number-columns-repeated="2"/>
          <table:table-cell office:value-type="string" calcext:value-type="string">
            <text:p>プリンセスバトル</text:p>
          </table:table-cell>
          <table:table-cell office:value-type="string" calcext:value-type="string">
            <text:p>Princess battle</text:p>
          </table:table-cell>
          <table:table-cell/>
          <table:table-cell table:formula="of:=IF([.F22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A8</text:p>
          </table:table-cell>
          <table:table-cell table:number-columns-repeated="2"/>
          <table:table-cell office:value-type="string" calcext:value-type="string">
            <text:p>エルラインバトル</text:p>
          </table:table-cell>
          <table:table-cell office:value-type="string" calcext:value-type="string">
            <text:p>El-Line battle</text:p>
          </table:table-cell>
          <table:table-cell/>
          <table:table-cell table:formula="of:=IF([.F22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B9</text:p>
          </table:table-cell>
          <table:table-cell table:number-columns-repeated="2"/>
          <table:table-cell office:value-type="string" calcext:value-type="string">
            <text:p>精神空間</text:p>
          </table:table-cell>
          <table:table-cell office:value-type="string" calcext:value-type="string">
            <text:p>Spirit space</text:p>
          </table:table-cell>
          <table:table-cell/>
          <table:table-cell table:formula="of:=IF([.F2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C2</text:p>
          </table:table-cell>
          <table:table-cell table:number-columns-repeated="2"/>
          <table:table-cell office:value-type="string" calcext:value-type="string">
            <text:p>ＩＶ５６</text:p>
          </table:table-cell>
          <table:table-cell office:value-type="string" calcext:value-type="string">
            <text:p>EVT56</text:p>
          </table:table-cell>
          <table:table-cell/>
          <table:table-cell table:formula="of:=IF([.F22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CB</text:p>
          </table:table-cell>
          <table:table-cell table:number-columns-repeated="2"/>
          <table:table-cell office:value-type="string" calcext:value-type="string">
            <text:p>ＩＶ５７</text:p>
          </table:table-cell>
          <table:table-cell office:value-type="string" calcext:value-type="string">
            <text:p>EVT57</text:p>
          </table:table-cell>
          <table:table-cell/>
          <table:table-cell table:formula="of:=IF([.F22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D4</text:p>
          </table:table-cell>
          <table:table-cell table:number-columns-repeated="2"/>
          <table:table-cell office:value-type="string" calcext:value-type="string">
            <text:p>ＩＶ５８</text:p>
          </table:table-cell>
          <table:table-cell office:value-type="string" calcext:value-type="string">
            <text:p>EVT58</text:p>
          </table:table-cell>
          <table:table-cell/>
          <table:table-cell table:formula="of:=IF([.F22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DD</text:p>
          </table:table-cell>
          <table:table-cell table:number-columns-repeated="2"/>
          <table:table-cell office:value-type="string" calcext:value-type="string">
            <text:p>ＩＶ５９</text:p>
          </table:table-cell>
          <table:table-cell office:value-type="string" calcext:value-type="string">
            <text:p>EVT59</text:p>
          </table:table-cell>
          <table:table-cell/>
          <table:table-cell table:formula="of:=IF([.F22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E6</text:p>
          </table:table-cell>
          <table:table-cell table:number-columns-repeated="2"/>
          <table:table-cell office:value-type="string" calcext:value-type="string">
            <text:p>ＣＤデモ</text:p>
          </table:table-cell>
          <table:table-cell office:value-type="string" calcext:value-type="string">
            <text:p>CD demo</text:p>
          </table:table-cell>
          <table:table-cell/>
          <table:table-cell table:formula="of:=IF([.F22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EF</text:p>
          </table:table-cell>
          <table:table-cell table:number-columns-repeated="2"/>
          <table:table-cell office:value-type="string" calcext:value-type="string">
            <text:p>エンディング</text:p>
          </table:table-cell>
          <table:table-cell table:formula="of:=T([.F22])" office:value-type="string" office:string-value="Ending" calcext:value-type="string">
            <text:p>Ending</text:p>
          </table:table-cell>
          <table:table-cell office:value-type="string" calcext:value-type="string">
            <text:p>DUPE: F2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FC</text:p>
          </table:table-cell>
          <table:table-cell table:number-columns-repeated="2"/>
          <table:table-cell office:value-type="string" calcext:value-type="string">
            <text:p>女王復活</text:p>
          </table:table-cell>
          <table:table-cell office:value-type="string" calcext:value-type="string">
            <text:p>Queen revival</text:p>
          </table:table-cell>
          <table:table-cell/>
          <table:table-cell table:formula="of:=IF([.F22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05</text:p>
          </table:table-cell>
          <table:table-cell table:number-columns-repeated="2"/>
          <table:table-cell office:value-type="string" calcext:value-type="string">
            <text:p>エピローグ０</text:p>
          </table:table-cell>
          <table:table-cell office:value-type="string" calcext:value-type="string">
            <text:p>Epilogue 0</text:p>
          </table:table-cell>
          <table:table-cell/>
          <table:table-cell table:formula="of:=IF([.F22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12</text:p>
          </table:table-cell>
          <table:table-cell table:number-columns-repeated="2"/>
          <table:table-cell office:value-type="string" calcext:value-type="string">
            <text:p>ユナの語り０</text:p>
          </table:table-cell>
          <table:table-cell office:value-type="string" calcext:value-type="string">
            <text:p>Yuna's talk 0</text:p>
          </table:table-cell>
          <table:table-cell/>
          <table:table-cell table:formula="of:=IF([.F22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1F</text:p>
          </table:table-cell>
          <table:table-cell table:number-columns-repeated="2"/>
          <table:table-cell office:value-type="string" calcext:value-type="string">
            <text:p>エピローグ１</text:p>
          </table:table-cell>
          <table:table-cell office:value-type="string" calcext:value-type="string">
            <text:p>Epilogue 1</text:p>
          </table:table-cell>
          <table:table-cell/>
          <table:table-cell table:formula="of:=IF([.F22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2C</text:p>
          </table:table-cell>
          <table:table-cell table:number-columns-repeated="2"/>
          <table:table-cell office:value-type="string" calcext:value-type="string">
            <text:p>ユナの語り１</text:p>
          </table:table-cell>
          <table:table-cell office:value-type="string" calcext:value-type="string">
            <text:p>Yuna's talk 1</text:p>
          </table:table-cell>
          <table:table-cell/>
          <table:table-cell table:formula="of:=IF([.F22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39</text:p>
          </table:table-cell>
          <table:table-cell table:number-columns-repeated="2"/>
          <table:table-cell office:value-type="string" calcext:value-type="string">
            <text:p>ユナの語り２</text:p>
          </table:table-cell>
          <table:table-cell office:value-type="string" calcext:value-type="string">
            <text:p>Yuna's talk 2</text:p>
          </table:table-cell>
          <table:table-cell/>
          <table:table-cell table:formula="of:=IF([.F22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82</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42-0x18F</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42-0x219</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42-0x21E</text:p>
          </table:table-cell>
          <table:table-cell table:number-columns-repeated="2"/>
          <table:table-cell office:value-type="string" calcext:value-type="string">
            <text:p>エリカ</text:p>
          </table:table-cell>
          <table:table-cell table:formula="of:=T([.F442])" office:value-type="string" office:string-value="Erika" calcext:value-type="string">
            <text:p>Erika</text:p>
          </table:table-cell>
          <table:table-cell office:value-type="string" calcext:value-type="string">
            <text:p>DUPE: F44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D7</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DE</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E3</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E8</text:p>
          </table:table-cell>
          <table:table-cell table:number-columns-repeated="2"/>
          <table:table-cell office:value-type="string" calcext:value-type="string">
            <text:p>永遠のプリンセス号のこと</text:p>
          </table:table-cell>
          <table:table-cell table:formula="of:=T([.F971])" office:value-type="string" office:string-value="About the Eternal Princess" calcext:value-type="string">
            <text:p>About the Eternal Princess</text:p>
          </table:table-cell>
          <table:table-cell office:value-type="string" calcext:value-type="string">
            <text:p>DUPE: F971</text:p>
          </table:table-cell>
          <table:table-cell table:number-columns-repeated="1017"/>
        </table:table-row>
        <table:table-row table:style-name="ro2">
          <table:table-cell office:value-type="string" calcext:value-type="string">
            <text:p>string</text:p>
          </table:table-cell>
          <table:table-cell office:value-type="string" calcext:value-type="string">
            <text:p>block42-0xCEF</text:p>
          </table:table-cell>
          <table:table-cell table:number-columns-repeated="2"/>
          <table:table-cell office:value-type="string" calcext:value-type="string">
            <text:p>時計</text:p>
          </table:table-cell>
          <table:table-cell office:value-type="string" calcext:value-type="string">
            <text:p>Clock</text:p>
          </table:table-cell>
          <table:table-cell/>
          <table:table-cell table:formula="of:=IF([.F2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CF4</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42-0x102C</text:p>
          </table:table-cell>
          <table:table-cell table:number-columns-repeated="2"/>
          <table:table-cell office:value-type="string" calcext:value-type="string">
            <text:p>学校へ行く</text:p>
          </table:table-cell>
          <table:table-cell office:value-type="string" calcext:value-type="string">
            <text:p>Go to school</text:p>
          </table:table-cell>
          <table:table-cell/>
          <table:table-cell table:formula="of:=IF([.F228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んな…</text:p>
            <text:p>わたしが負けるなんて…</text:p>
            <text:p>なんで！？　どうして　わたしは</text:p>
            <text:p>あなたに勝てないの！</text:p>
          </table:table-cell>
          <table:table-cell office:value-type="string" calcext:value-type="string">
            <text:p>No...\n</text:p>
            <text:p>How...How could I lose!?\n</text:p>
            <text:p>Why can't I win against you!?</text:p>
          </table:table-cell>
          <table:table-cell/>
          <table:table-cell table:formula="of:=IF([.F22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リカちゃん　目を覚まして…</text:p>
            <text:p>あたし達　意地をはってただけなのよ</text:p>
          </table:table-cell>
          <table:table-cell office:value-type="string" calcext:value-type="string">
            <text:p>Open your eyes, Erika...\n</text:p>
            <text:p>We were just being stubborn.</text:p>
          </table:table-cell>
          <table:table-cell/>
          <table:table-cell table:formula="of:=IF([.F2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8">
          <table:table-cell office:value-type="string" calcext:value-type="string">
            <text:p>string</text:p>
          </table:table-cell>
          <table:table-cell office:value-type="string" calcext:value-type="string">
            <text:p>block42-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お互いに</text:p>
            <text:p>意地をはるのは　やめよう…</text:p>
            <text:p>二人とも　素直になれば</text:p>
            <text:p>きっと　仲良くなれるのに…</text:p>
          </table:table-cell>
          <table:table-cell office:value-type="string" calcext:value-type="string">
            <text:p>Let's both stop being so stubborn...\n</text:p>
            <text:p>If we're just honest with each other about our feelings, I'm sure we'll be able to be friends.</text:p>
          </table:table-cell>
          <table:table-cell/>
          <table:table-cell table:formula="of:=IF([.F22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素直…？</text:p>
          </table:table-cell>
          <table:table-cell office:value-type="string" calcext:value-type="string">
            <text:p>Honest...?</text:p>
          </table:table-cell>
          <table:table-cell/>
          <table:table-cell table:formula="of:=IF([.F22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あたし　ユーリィと</text:p>
            <text:p>いっしょにいて　わかったの</text:p>
          </table:table-cell>
          <table:table-cell office:value-type="string" calcext:value-type="string">
            <text:p>Yes...I learned it from being with Yuri.</text:p>
          </table:table-cell>
          <table:table-cell/>
          <table:table-cell table:formula="of:=IF([.F22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みんな　仲良くしなきゃいけない…</text:p>
            <text:p>素直が　いちばんだって！</text:p>
          </table:table-cell>
          <table:table-cell office:value-type="string" calcext:value-type="string">
            <text:p>Everyone has to be friends...\n</text:p>
            <text:p>Honesty is the most important thing!</text:p>
          </table:table-cell>
          <table:table-cell/>
          <table:table-cell table:formula="of:=IF([.F228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7</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　あなたは…</text:p>
            <text:p>このわたしを許すっていうの！？</text:p>
            <text:p>これまで　イジメてばかりいた</text:p>
            <text:p>このわたしを！？</text:p>
          </table:table-cell>
          <table:table-cell office:value-type="string" calcext:value-type="string">
            <text:p>A-Are you saying...you'll forgive ME!? The one who's been doing nothing but bully you up until now!? ME!?</text:p>
          </table:table-cell>
          <table:table-cell/>
          <table:table-cell table:formula="of:=IF([.F228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許すもなにも　だって</text:p>
            <text:p>エリカちゃんは　お金持ちだし……</text:p>
            <text:p>大人っぽいし……胸だってあるし……</text:p>
          </table:table-cell>
          <table:table-cell office:value-type="string" calcext:value-type="string">
            <text:p>Of course I'll forgive you.\n</text:p>
            <text:p>Erika, you're rich...and you're very grown-up...especially in the chest area...</text:p>
          </table:table-cell>
          <table:table-cell office:value-type="string" calcext:value-type="string">
            <text:p>NOTE: uh, i get that there's a theme here but i think maybe you're being a little *too* honest, yuna</text:p>
          </table:table-cell>
          <table:table-cell table:formula="of:=IF([.F22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は　ずっとエリカちゃんが</text:p>
            <text:p>うらやましくて…</text:p>
          </table:table-cell>
          <table:table-cell office:value-type="string" calcext:value-type="string">
            <text:p>I'm really, really jealous of you, Erika...</text:p>
          </table:table-cell>
          <table:table-cell/>
          <table:table-cell table:formula="of:=IF([.F22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A</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うっ……ユナ……ううっ……</text:p>
            <text:p>わ　わたしだって　あなたが</text:p>
            <text:p>うらやましかったわ…</text:p>
          </table:table-cell>
          <table:table-cell office:value-type="string" calcext:value-type="string">
            <text:p>Ooh...Yuna...ooooh...\n</text:p>
            <text:p>I-I was so jealous of you too...</text:p>
          </table:table-cell>
          <table:table-cell/>
          <table:table-cell table:formula="of:=IF([.F229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って　あなたは　かざらないし</text:p>
            <text:p>みんなに　人気があるし…</text:p>
            <text:p>あなたみたいに　友達がたくさん</text:p>
            <text:p>欲しいなって　思っていたのよ…</text:p>
          </table:table-cell>
          <table:table-cell office:value-type="string" calcext:value-type="string">
            <text:p>You're so unassuming, and you're popular with everyone...I wanted to have a bunch of friends like you do...</text:p>
          </table:table-cell>
          <table:table-cell/>
          <table:table-cell table:formula="of:=IF([.F22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きるよ　エリカちゃん…</text:p>
          </table:table-cell>
          <table:table-cell office:value-type="string" calcext:value-type="string">
            <text:p>You can do it, Erika.</text:p>
          </table:table-cell>
          <table:table-cell/>
          <table:table-cell table:formula="of:=IF([.F22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5">
          <table:table-cell office:value-type="string" calcext:value-type="string">
            <text:p>string</text:p>
          </table:table-cell>
          <table:table-cell office:value-type="string" calcext:value-type="string">
            <text:p>block42-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　エリカちゃんと</text:p>
            <text:p>友達になりたい！</text:p>
          </table:table-cell>
          <table:table-cell office:value-type="string" calcext:value-type="string">
            <text:p>I want to be your friend, Erika!</text:p>
          </table:table-cell>
          <table:table-cell/>
          <table:table-cell table:formula="of:=IF([.F22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ユ　ユナ！…</text:p>
          </table:table-cell>
          <table:table-cell office:value-type="string" calcext:value-type="string">
            <text:p>Ah! Y-Yuna...!</text:p>
          </table:table-cell>
          <table:table-cell/>
          <table:table-cell table:formula="of:=IF([.F22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ごめんね　ユナ…</text:p>
          </table:table-cell>
          <table:table-cell office:value-type="string" calcext:value-type="string">
            <text:p>I'm sorry, Yuna...</text:p>
          </table:table-cell>
          <table:table-cell/>
          <table:table-cell table:formula="of:=IF([.F22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うん　あたしこそ……</text:p>
            <text:p>ごめんね　エリカちゃん……</text:p>
          </table:table-cell>
          <table:table-cell office:value-type="string" calcext:value-type="string">
            <text:p>No, the same to you...\n</text:p>
            <text:p>I'm sorry, Erika...</text:p>
          </table:table-cell>
          <table:table-cell/>
          <table:table-cell table:formula="of:=IF([.F2298]=&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42-n-0x1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2">
          <table:table-cell office:value-type="string" calcext:value-type="string">
            <text:p>string</text:p>
          </table:table-cell>
          <table:table-cell office:value-type="string" calcext:value-type="string">
            <text:p>block42-n-0x13</text:p>
          </table:table-cell>
          <table:table-cell office:value-type="string" calcext:value-type="string">
            <text:p>Yuna &amp; Erika: {</text:p>
          </table:table-cell>
          <table:table-cell table:formula="of:=T([.D100])" office:value-type="string" office:string-value="}" calcext:value-type="string">
            <text:p>}</text:p>
          </table:table-cell>
          <table:table-cell office:value-type="string" calcext:value-type="string">
            <text:p>ああーっ！？</text:p>
          </table:table-cell>
          <table:table-cell office:value-type="string" calcext:value-type="string">
            <text:p>AAAAAAAHH!?</text:p>
          </table:table-cell>
          <table:table-cell/>
          <table:table-cell table:formula="of:=IF([.F23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ぶな〜〜〜いっ！</text:p>
          </table:table-cell>
          <table:table-cell office:value-type="string" calcext:value-type="string">
            <text:p>LOOK OUT!</text:p>
          </table:table-cell>
          <table:table-cell/>
          <table:table-cell table:formula="of:=IF([.F23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結局…</text:p>
            <text:p>『永遠のプリンセス号』って</text:p>
            <text:p>何だったのかな…</text:p>
          </table:table-cell>
          <table:table-cell office:value-type="string" calcext:value-type="string">
            <text:p>In the end...\n</text:p>
            <text:p>What was the Eternal Princess, I wonder...?</text:p>
          </table:table-cell>
          <table:table-cell/>
          <table:table-cell table:formula="of:=IF([.F230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16</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遠い過去に栄えていた</text:p>
            <text:p>知的生命体が</text:p>
            <text:p>造り上げたものだったのです</text:p>
          </table:table-cell>
          <table:table-cell office:value-type="string" calcext:value-type="string">
            <text:p>It was the creation of prosperous, intelligent lifeforms in the distant past.</text:p>
          </table:table-cell>
          <table:table-cell/>
          <table:table-cell table:formula="of:=IF([.F23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自分たちの文明を　未来に</text:p>
            <text:p>伝導するために…</text:p>
          </table:table-cell>
          <table:table-cell office:value-type="string" calcext:value-type="string">
            <text:p>It was made to transmit their culture into the future...</text:p>
          </table:table-cell>
          <table:table-cell/>
          <table:table-cell table:formula="of:=IF([.F23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8">
          <table:table-cell office:value-type="string" calcext:value-type="string">
            <text:p>string</text:p>
          </table:table-cell>
          <table:table-cell office:value-type="string" calcext:value-type="string">
            <text:p>block42-n-0x19</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でも　その知的生命体も</text:p>
            <text:p>自らが『善』と『悪』を決定するという</text:p>
            <text:p>『おごり』によって　争い…</text:p>
            <text:p>そして　滅びてしまったのです…</text:p>
          </table:table-cell>
          <table:table-cell office:value-type="string" calcext:value-type="string">
            <text:p>But because of their arrogance in deciding `good' and `evil' for themselves, those lifeforms fought...and so they perished.</text:p>
          </table:table-cell>
          <table:table-cell office:value-type="string" calcext:value-type="string">
            <text:p>CHECK</text:p>
          </table:table-cell>
          <table:table-cell table:formula="of:=IF([.F23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彼らが滅んでも…</text:p>
            <text:p>『永遠のプリンセス号』は　残りました</text:p>
          </table:table-cell>
          <table:table-cell office:value-type="string" calcext:value-type="string">
            <text:p>Even though they died out, the Eternal Princess remained.</text:p>
          </table:table-cell>
          <table:table-cell/>
          <table:table-cell table:formula="of:=IF([.F23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1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から　この宇宙に存在する</text:p>
            <text:p>『悪』を求めて　ずーっと　さまよって</text:p>
            <text:p>いたわけだったのです…</text:p>
          </table:table-cell>
          <table:table-cell office:value-type="string" calcext:value-type="string">
            <text:p>Thus, it had long, long roamed, seeking `evil' existing in the universe to destroy.</text:p>
          </table:table-cell>
          <table:table-cell/>
          <table:table-cell table:formula="of:=IF([.F23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うん…そうだったんだぁ</text:p>
          </table:table-cell>
          <table:table-cell office:value-type="string" calcext:value-type="string">
            <text:p>Huh...So that's what happened...</text:p>
          </table:table-cell>
          <table:table-cell/>
          <table:table-cell table:formula="of:=IF([.F23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able:table-cell>
          <table:table-cell office:value-type="string" calcext:value-type="string">
            <text:p>Ah!</text:p>
          </table:table-cell>
          <table:table-cell/>
          <table:table-cell table:formula="of:=IF([.F23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E</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ありがとう…ユナさん</text:p>
          </table:table-cell>
          <table:table-cell office:value-type="string" calcext:value-type="string">
            <text:p>Thank you...Yuna.</text:p>
          </table:table-cell>
          <table:table-cell/>
          <table:table-cell table:formula="of:=IF([.F23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5">
          <table:table-cell office:value-type="string" calcext:value-type="string">
            <text:p>string</text:p>
          </table:table-cell>
          <table:table-cell office:value-type="string" calcext:value-type="string">
            <text:p>block42-n-0x20</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あなたのおかげで　私は</text:p>
            <text:p>自由となりました…</text:p>
          </table:table-cell>
          <table:table-cell office:value-type="string" calcext:value-type="string">
            <text:p>Thanks to you, I have been freed...</text:p>
          </table:table-cell>
          <table:table-cell/>
          <table:table-cell table:formula="of:=IF([.F231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して　これからは　あなたの言った</text:p>
            <text:p>友情を学んでいこうと思います………</text:p>
            <text:p>本当にありがとう</text:p>
          </table:table-cell>
          <table:table-cell office:value-type="string" calcext:value-type="string">
            <text:p>From now on, I wish to learn the `friendship' of which you spoke...\n</text:p>
            <text:p>I thank you, truly.</text:p>
          </table:table-cell>
          <table:table-cell/>
          <table:table-cell table:formula="of:=IF([.F231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んな…</text:p>
            <text:p>あたし　そんな偉そうなこと</text:p>
            <text:p>言っちゃったかな？</text:p>
            <text:p>アハ　ハハハ…</text:p>
          </table:table-cell>
          <table:table-cell office:value-type="string" calcext:value-type="string">
            <text:p>R-Really now...\n</text:p>
            <text:p>Did I actually say something that cool?\n</text:p>
            <text:p>Aha...hahaha...</text:p>
          </table:table-cell>
          <table:table-cell/>
          <table:table-cell table:formula="of:=IF([.F23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3</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私　ユナさんのことが</text:p>
            <text:p>好きになりました！</text:p>
          </table:table-cell>
          <table:table-cell office:value-type="string" calcext:value-type="string">
            <text:p>I have come to like you, Yuna!</text:p>
          </table:table-cell>
          <table:table-cell/>
          <table:table-cell table:formula="of:=IF([.F23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What!?</text:p>
          </table:table-cell>
          <table:table-cell office:value-type="string" calcext:value-type="string">
            <text:p>NOTE: originally dupe of F1413</text:p>
          </table:table-cell>
          <table:table-cell table:number-columns-repeated="1017"/>
        </table:table-row>
        <table:table-row table:style-name="ro5">
          <table:table-cell office:value-type="string" calcext:value-type="string">
            <text:p>string</text:p>
          </table:table-cell>
          <table:table-cell office:value-type="string" calcext:value-type="string">
            <text:p>block42-n-0x25</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友達になってくださいね</text:p>
            <text:p>ユナさん…</text:p>
          </table:table-cell>
          <table:table-cell office:value-type="string" calcext:value-type="string">
            <text:p>Please be my friend, Yuna...</text:p>
          </table:table-cell>
          <table:table-cell/>
          <table:table-cell table:formula="of:=IF([.F23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プリンセス・ミラージュ…</text:p>
          </table:table-cell>
          <table:table-cell office:value-type="string" calcext:value-type="string">
            <text:p>Princess Mirage...</text:p>
          </table:table-cell>
          <table:table-cell/>
          <table:table-cell table:formula="of:=IF([.F23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7</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ァ　もう起きなさぁい</text:p>
            <text:p>学校に遅れるわよ〜！</text:p>
          </table:table-cell>
          <table:table-cell office:value-type="string" calcext:value-type="string">
            <text:p>Yunaaaa! Get up already!\n</text:p>
            <text:p>You'll be late for school!</text:p>
          </table:table-cell>
          <table:table-cell/>
          <table:table-cell table:formula="of:=IF([.F23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っ！　ヤダ！</text:p>
            <text:p>もうこんな時間[sweat]</text:p>
          </table:table-cell>
          <table:table-cell office:value-type="string" calcext:value-type="string">
            <text:p>Huh!? AAH! Oh no!\n</text:p>
            <text:p>It's already this late!?[nbsp][sweat]</text:p>
          </table:table-cell>
          <table:table-cell/>
          <table:table-cell table:formula="of:=IF([.F232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ムニャムニャ</text:p>
            <text:p>ユナさ〜ん　目覚ましのセットを</text:p>
            <text:p>遅らせておきましたよぉ</text:p>
          </table:table-cell>
          <table:table-cell office:value-type="string" calcext:value-type="string">
            <text:p>Nnnnn...Mngh, mngh...\n</text:p>
            <text:p>Miss Yunaaaa, I set your alarm back.</text:p>
          </table:table-cell>
          <table:table-cell/>
          <table:table-cell table:formula="of:=IF([.F23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って　まだぐっすり</text:p>
            <text:p>寝てたいですものねぇ〜</text:p>
          </table:table-cell>
          <table:table-cell office:value-type="string" calcext:value-type="string">
            <text:p>I still wanted to sleep soundly for longer, you see.</text:p>
          </table:table-cell>
          <table:table-cell/>
          <table:table-cell table:formula="of:=IF([.F2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　ユーリィ！</text:p>
            <text:p>勝手に　時間をずらしたら</text:p>
            <text:p>ダメじゃない！</text:p>
          </table:table-cell>
          <table:table-cell office:value-type="string" calcext:value-type="string">
            <text:p>Hey, Yuri! You can't just go changing the time on your own!</text:p>
          </table:table-cell>
          <table:table-cell/>
          <table:table-cell table:formula="of:=IF([.F23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なたも　今日から</text:p>
            <text:p>学校に　行くんでしょーっ！</text:p>
          </table:table-cell>
          <table:table-cell office:value-type="string" calcext:value-type="string">
            <text:p>Starting today, you're going to school too, you know!</text:p>
          </table:table-cell>
          <table:table-cell/>
          <table:table-cell table:formula="of:=IF([.F23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ぁ〜い　そうですぅ</text:p>
            <text:p>もう　ユナさぁんとは</text:p>
            <text:p>離れたくありませんですぅ</text:p>
          </table:table-cell>
          <table:table-cell office:value-type="string" calcext:value-type="string">
            <text:p>Yes, that is right.\n</text:p>
            <text:p>I do not want to become separated from you anymore, Miss Yuna.</text:p>
          </table:table-cell>
          <table:table-cell/>
          <table:table-cell table:formula="of:=IF([.F23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ったら　起きなさいってば！</text:p>
          </table:table-cell>
          <table:table-cell office:value-type="string" calcext:value-type="string">
            <text:p>Then GET UP ALREADY!</text:p>
          </table:table-cell>
          <table:table-cell/>
          <table:table-cell table:formula="of:=IF([.F23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ふぁ〜い……</text:p>
          </table:table-cell>
          <table:table-cell office:value-type="string" calcext:value-type="string">
            <text:p>Ysm'm...</text:p>
          </table:table-cell>
          <table:table-cell/>
          <table:table-cell table:formula="of:=IF([.F232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2-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うやく事件が　終わったと</text:p>
            <text:p>思ったら　それからが大変…</text:p>
          </table:table-cell>
          <table:table-cell office:value-type="string" calcext:value-type="string">
            <text:p>Just when I thought the incident was finally over, things are getting even crazier...</text:p>
          </table:table-cell>
          <table:table-cell office:value-type="string" calcext:value-type="string">
            <text:p>CHECK</text:p>
          </table:table-cell>
          <table:table-cell table:formula="of:=IF([.F232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3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は　なんだか　知らないけど</text:p>
            <text:p>あたしの家に　いつの間にか</text:p>
            <text:p>居候してるし…</text:p>
          </table:table-cell>
          <table:table-cell office:value-type="string" calcext:value-type="string">
            <text:p>I don't understand how, but Yuri's managed to become a freeloader at my house...</text:p>
          </table:table-cell>
          <table:table-cell/>
          <table:table-cell table:formula="of:=IF([.F233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2-n-0x32</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らあら…ユーリィちゃん</text:p>
            <text:p>今日も　食欲旺盛ねぇ❤</text:p>
          </table:table-cell>
          <table:table-cell office:value-type="string" calcext:value-type="string">
            <text:p>Oh, my, Yuri...\n</text:p>
            <text:p>Your appetite is as healthy as ever today, I see.[nbsp]❤</text:p>
          </table:table-cell>
          <table:table-cell/>
          <table:table-cell table:formula="of:=IF([.F233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2-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ふぁ〜い！</text:p>
            <text:p>もぐもぐ…がつがつ…ぱくぱく…んぐ</text:p>
          </table:table-cell>
          <table:table-cell office:value-type="string" calcext:value-type="string">
            <text:p>Ysm'm!\n</text:p>
            <text:p>(om nom)...(munch) (gobble)...\n</text:p>
            <text:p>(chew chew)...(gulp)</text:p>
          </table:table-cell>
          <table:table-cell/>
          <table:table-cell table:formula="of:=IF([.F233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もう！　ユーリィ</text:p>
            <text:p>いつまで食べてるのォ！</text:p>
            <text:p>もう遅刻よ　遅刻！</text:p>
          </table:table-cell>
          <table:table-cell office:value-type="string" calcext:value-type="string">
            <text:p>Ugh! Yuri, how long are you gonna eat!? We're already late! LATE!</text:p>
          </table:table-cell>
          <table:table-cell/>
          <table:table-cell table:formula="of:=IF([.F233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　待ってくださ〜い</text:p>
            <text:p>もうすぐ　おわりますぅ…</text:p>
            <text:p>がつがつ…もぐもぐ</text:p>
          </table:table-cell>
          <table:table-cell office:value-type="string" calcext:value-type="string">
            <text:p>P-Please wait...\n</text:p>
            <text:p>I will be finished soon...\n</text:p>
            <text:p>(grnf) (mnnf)...(gmnf) (omnf)</text:p>
          </table:table-cell>
          <table:table-cell/>
          <table:table-cell table:formula="of:=IF([.F23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っ…</text:p>
            <text:p>さっきから　そればっかりィ</text:p>
          </table:table-cell>
          <table:table-cell office:value-type="string" calcext:value-type="string">
            <text:p>(siiiiiigh)...\n</text:p>
            <text:p>It's been nothing but this for a while now.</text:p>
          </table:table-cell>
          <table:table-cell/>
          <table:table-cell table:formula="of:=IF([.F23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行ってきま〜〜す！！</text:p>
          </table:table-cell>
          <table:table-cell office:value-type="string" calcext:value-type="string">
            <text:p>We're off!</text:p>
          </table:table-cell>
          <table:table-cell/>
          <table:table-cell table:formula="of:=IF([.F2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行ってきますですぅ〜！</text:p>
          </table:table-cell>
          <table:table-cell office:value-type="string" calcext:value-type="string">
            <text:p>We are off!</text:p>
          </table:table-cell>
          <table:table-cell/>
          <table:table-cell table:formula="of:=IF([.F233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は　すっかり</text:p>
            <text:p>お嬢様仮面に　なりきっちゃって</text:p>
            <text:p>テレビでも　現実でも</text:p>
            <text:p>『ポリリーナ』してるし…</text:p>
          </table:table-cell>
          <table:table-cell office:value-type="string" calcext:value-type="string">
            <text:p>Lia's completely and totally turned into the Masked Fraulein, and she's `Polylina' both on TV and in real life...</text:p>
          </table:table-cell>
          <table:table-cell/>
          <table:table-cell table:formula="of:=IF([.F23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かよわき花に迫る　悪の影</text:p>
            <text:p>けれど　この私が散らせはしない…</text:p>
          </table:table-cell>
          <table:table-cell table:formula="of:=T([.F301])" office:value-type="string" office:string-value="The shadow of evil looms over the delicate flowers...But I shall not let them wither!" calcext:value-type="string">
            <text:p>The shadow of evil looms over the delicate flowers...But I shall not let them wither!</text:p>
          </table:table-cell>
          <table:table-cell/>
          <table:table-cell table:formula="of:=IF([.F23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B</text:p>
          </table:table-cell>
          <table:table-cell table:formula="of:=T([.C102])" office:value-type="string" office:string-value="{" calcext:value-type="string">
            <text:p>{</text:p>
          </table:table-cell>
          <table:table-cell/>
          <table:table-cell office:value-type="string" calcext:value-type="string">
            <text:p>『お嬢様仮面　ポリリーナ』は</text:p>
            <text:p>愛とともに　不滅なのよっ！</text:p>
          </table:table-cell>
          <table:table-cell office:value-type="string" calcext:value-type="string">
            <text:p>With love at her side, the Masked Fraulein Polylina is indestructible!</text:p>
          </table:table-cell>
          <table:table-cell office:value-type="string" calcext:value-type="string">
            <text:p>NOTE: split lines</text:p>
          </table:table-cell>
          <table:table-cell table:formula="of:=IF([.F23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C</text:p>
          </table:table-cell>
          <table:table-cell/>
          <table:table-cell table:formula="of:=T([.D100])" office:value-type="string" office:string-value="}" calcext:value-type="string">
            <text:p>}</text:p>
          </table:table-cell>
          <table:table-cell office:value-type="string" calcext:value-type="string">
            <text:p>ハーッハッハッハッ！！</text:p>
          </table:table-cell>
          <table:table-cell office:value-type="string" calcext:value-type="string">
            <text:p>HAH-ha-ha-ha!</text:p>
          </table:table-cell>
          <table:table-cell/>
          <table:table-cell table:formula="of:=IF([.F23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　ユナさぁ〜ん！</text:p>
            <text:p>待ってくださいよぉ〜！</text:p>
          </table:table-cell>
          <table:table-cell office:value-type="string" calcext:value-type="string">
            <text:p>Aaaaah! Miss Yunaaaaa!\n</text:p>
            <text:p>Please wait uuuuuup!</text:p>
          </table:table-cell>
          <table:table-cell/>
          <table:table-cell table:formula="of:=IF([.F23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E</text:p>
          </table:table-cell>
          <table:table-cell table:number-columns-repeated="2"/>
          <table:table-cell office:value-type="string" calcext:value-type="string">
            <text:p>『外宇宙』</text:p>
          </table:table-cell>
          <table:table-cell office:value-type="string" calcext:value-type="string">
            <text:p>Outer Space</text:p>
          </table:table-cell>
          <table:table-cell/>
          <table:table-cell table:formula="of:=IF([.F23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ューディアは　新しい惑星を</text:p>
            <text:p>探して　宇宙を旅してるんだって…</text:p>
          </table:table-cell>
          <table:table-cell office:value-type="string" calcext:value-type="string">
            <text:p>Ryudia is traveling space in search of a new planet.</text:p>
          </table:table-cell>
          <table:table-cell/>
          <table:table-cell table:formula="of:=IF([.F23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早く　新しい惑星が</text:p>
            <text:p>見つかるといいなあー</text:p>
          </table:table-cell>
          <table:table-cell office:value-type="string" calcext:value-type="string">
            <text:p>I hope she finds one soon...</text:p>
          </table:table-cell>
          <table:table-cell/>
          <table:table-cell table:formula="of:=IF([.F234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3 (sector 0x2FD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3-n-0x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ゃぁぁぁぁぁぁぁぁっ！</text:p>
          </table:table-cell>
          <table:table-cell office:value-type="string" calcext:value-type="string">
            <text:p>AAAAAAAAAAAAAAHH!</text:p>
          </table:table-cell>
          <table:table-cell/>
          <table:table-cell table:formula="of:=IF([.F23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text:p>
          </table:table-cell>
          <table:table-cell office:value-type="string" calcext:value-type="string">
            <text:p>YURI!</text:p>
          </table:table-cell>
          <table:table-cell/>
          <table:table-cell table:formula="of:=IF([.F23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　しっかりして！</text:p>
          </table:table-cell>
          <table:table-cell office:value-type="string" calcext:value-type="string">
            <text:p>Y-Yuri, pull yourself together!</text:p>
          </table:table-cell>
          <table:table-cell/>
          <table:table-cell table:formula="of:=IF([.F23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　ユナさぁん</text:p>
            <text:p>無事ですか…よ　よかったですぅ…</text:p>
          </table:table-cell>
          <table:table-cell office:value-type="string" calcext:value-type="string">
            <text:p>M-Miss Yuna, are you safe...?\n</text:p>
            <text:p>What a r-relief...</text:p>
          </table:table-cell>
          <table:table-cell/>
          <table:table-cell table:formula="of:=IF([.F23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ユーリィ！</text:p>
          </table:table-cell>
          <table:table-cell office:value-type="string" calcext:value-type="string">
            <text:p>Yuri! YURI!</text:p>
          </table:table-cell>
          <table:table-cell/>
          <table:table-cell table:formula="of:=IF([.F23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たし…</text:p>
            <text:p>お役に立てましたぁ…？</text:p>
          </table:table-cell>
          <table:table-cell office:value-type="string" calcext:value-type="string">
            <text:p>Was I...helpful...?</text:p>
          </table:table-cell>
          <table:table-cell/>
          <table:table-cell table:formula="of:=IF([.F23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りまえじゃない…ユーリィ！</text:p>
          </table:table-cell>
          <table:table-cell office:value-type="string" calcext:value-type="string">
            <text:p>Of course you were...Yuri!</text:p>
          </table:table-cell>
          <table:table-cell/>
          <table:table-cell table:formula="of:=IF([.F23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よかったぁ…</text:p>
          </table:table-cell>
          <table:table-cell office:value-type="string" calcext:value-type="string">
            <text:p>I'm so glad...</text:p>
          </table:table-cell>
          <table:table-cell/>
          <table:table-cell table:formula="of:=IF([.F23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ユーリィィィィ！</text:p>
          </table:table-cell>
          <table:table-cell office:value-type="string" calcext:value-type="string">
            <text:p>Yuri! YURIIIIIIIIIIIII!</text:p>
          </table:table-cell>
          <table:table-cell/>
          <table:table-cell table:formula="of:=IF([.F23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9</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ウフフフフフフ……</text:p>
          </table:table-cell>
          <table:table-cell office:value-type="string" calcext:value-type="string">
            <text:p>Heh-heh-heh-heh-heh-heh-heh...</text:p>
          </table:table-cell>
          <table:table-cell/>
          <table:table-cell table:formula="of:=IF([.F23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なたは！？</text:p>
          </table:table-cell>
          <table:table-cell office:value-type="string" calcext:value-type="string">
            <text:p>W-Who're you!?</text:p>
          </table:table-cell>
          <table:table-cell/>
          <table:table-cell table:formula="of:=IF([.F23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私は　この艦の支配者…</text:p>
            <text:p>『プリンセス・ミラージュ』</text:p>
          </table:table-cell>
          <table:table-cell office:value-type="string" calcext:value-type="string">
            <text:p>I am the leader of this warship...\n</text:p>
            <text:p>Princess Mirage.</text:p>
          </table:table-cell>
          <table:table-cell/>
          <table:table-cell table:formula="of:=IF([.F23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プリンセス・ミラージュ！？</text:p>
          </table:table-cell>
          <table:table-cell office:value-type="string" calcext:value-type="string">
            <text:p>Princess Mirage!?</text:p>
          </table:table-cell>
          <table:table-cell/>
          <table:table-cell table:formula="of:=IF([.F236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3-n-0xD</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そう…私こそが</text:p>
            <text:p>全宇宙の悪を一掃する　正義の使者！</text:p>
          </table:table-cell>
          <table:table-cell office:value-type="string" calcext:value-type="string">
            <text:p>Yes...I am the one who purges evil from all the universe...\n</text:p>
            <text:p>The emissary of justice!</text:p>
          </table:table-cell>
          <table:table-cell/>
          <table:table-cell table:formula="of:=IF([.F23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して？………どうして</text:p>
            <text:p>ユーリィを撃ったりしたのよ！？</text:p>
          </table:table-cell>
          <table:table-cell office:value-type="string" calcext:value-type="string">
            <text:p>W-Why?...Why did you attack Yuri!?</text:p>
          </table:table-cell>
          <table:table-cell/>
          <table:table-cell table:formula="of:=IF([.F2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F</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私は　この宇宙の秩序…</text:p>
          </table:table-cell>
          <table:table-cell office:value-type="string" calcext:value-type="string">
            <text:p>I am order in this universe...</text:p>
          </table:table-cell>
          <table:table-cell/>
          <table:table-cell table:formula="of:=IF([.F236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の私の意に沿わぬ者は</text:p>
            <text:p>全て　宇宙の悪として葬るまで………</text:p>
            <text:p>そして　あなたがたもね…</text:p>
          </table:table-cell>
          <table:table-cell office:value-type="string" calcext:value-type="string">
            <text:p>Those who bend not to my will, I shall all entomb as the evil of the universe...\n</text:p>
            <text:p>As I shall you...</text:p>
          </table:table-cell>
          <table:table-cell office:value-type="string" calcext:value-type="string">
            <text:p>CHECK</text:p>
          </table:table-cell>
          <table:table-cell table:formula="of:=IF([.F236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3-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を…</text:p>
            <text:p>ユーリィを撃ったりするなんて………</text:p>
            <text:p>あ………あんないい子が</text:p>
            <text:p>悪いわけないじゃないっ！</text:p>
          </table:table-cell>
          <table:table-cell office:value-type="string" calcext:value-type="string">
            <text:p>Yuri...\n</text:p>
            <text:p>Attacking Yuri like this...\n</text:p>
            <text:p>How...How could a good girl like her EVER be evil!?</text:p>
          </table:table-cell>
          <table:table-cell/>
          <table:table-cell table:formula="of:=IF([.F23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本当に悪いのは　あなたのほうよっ！！</text:p>
            <text:p>なぜ………なぜ判らないの！？</text:p>
          </table:table-cell>
          <table:table-cell office:value-type="string" calcext:value-type="string">
            <text:p>YOU'RE the one who's actually evil here!\n</text:p>
            <text:p>Why...Why don't you understand!?</text:p>
          </table:table-cell>
          <table:table-cell/>
          <table:table-cell table:formula="of:=IF([.F23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3</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フフッ…バカなことを！</text:p>
          </table:table-cell>
          <table:table-cell office:value-type="string" calcext:value-type="string">
            <text:p>Heh-heh...What foolishness!</text:p>
          </table:table-cell>
          <table:table-cell/>
          <table:table-cell table:formula="of:=IF([.F23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は…</text:p>
            <text:p>あなたから地球を守ってみせるわっ！</text:p>
          </table:table-cell>
          <table:table-cell office:value-type="string" calcext:value-type="string">
            <text:p>I will...\n</text:p>
            <text:p>I WILL protect the Earth from you!</text:p>
          </table:table-cell>
          <table:table-cell/>
          <table:table-cell table:formula="of:=IF([.F23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5</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やれるものなら</text:p>
            <text:p>やってみるがいい　フフフッ…</text:p>
          </table:table-cell>
          <table:table-cell office:value-type="string" calcext:value-type="string">
            <text:p>Do whatever it is you can.\n</text:p>
            <text:p>Heh-heh-heh...</text:p>
          </table:table-cell>
          <table:table-cell/>
          <table:table-cell table:formula="of:=IF([.F23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6</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ユナ！　わたしも戦うわ！</text:p>
          </table:table-cell>
          <table:table-cell office:value-type="string" calcext:value-type="string">
            <text:p>Yuna! I'll fight too!</text:p>
          </table:table-cell>
          <table:table-cell/>
          <table:table-cell table:formula="of:=IF([.F2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7</text:p>
          </table:table-cell>
          <table:table-cell office:value-type="string" calcext:value-type="string">
            <text:p>Erika 7: {</text:p>
          </table:table-cell>
          <table:table-cell table:formula="of:=T([.D100])" office:value-type="string" office:string-value="}" calcext:value-type="string">
            <text:p>}</text:p>
          </table:table-cell>
          <table:table-cell office:value-type="string" calcext:value-type="string">
            <text:p>わたしも！</text:p>
          </table:table-cell>
          <table:table-cell office:value-type="string" calcext:value-type="string">
            <text:p>Me too!</text:p>
          </table:table-cell>
          <table:table-cell/>
          <table:table-cell table:formula="of:=IF([.F23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みんな！…</text:p>
          </table:table-cell>
          <table:table-cell office:value-type="string" calcext:value-type="string">
            <text:p>Guys...!</text:p>
          </table:table-cell>
          <table:table-cell/>
          <table:table-cell table:formula="of:=IF([.F23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9</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わたしも負けないぜ！</text:p>
          </table:table-cell>
          <table:table-cell office:value-type="string" calcext:value-type="string">
            <text:p>I won't lose either!</text:p>
          </table:table-cell>
          <table:table-cell/>
          <table:table-cell table:formula="of:=IF([.F23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text:p>
          </table:table-cell>
          <table:table-cell office:value-type="string" calcext:value-type="string">
            <text:p>Lia...!</text:p>
          </table:table-cell>
          <table:table-cell/>
          <table:table-cell table:formula="of:=IF([.F23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行くわよッ　みんな！！</text:p>
          </table:table-cell>
          <table:table-cell office:value-type="string" calcext:value-type="string">
            <text:p>Let's go, everybody!</text:p>
          </table:table-cell>
          <table:table-cell/>
          <table:table-cell table:formula="of:=IF([.F23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オーッ！！</text:p>
          </table:table-cell>
          <table:table-cell office:value-type="string" calcext:value-type="string">
            <text:p>YEAH!</text:p>
          </table:table-cell>
          <table:table-cell/>
          <table:table-cell table:formula="of:=IF([.F23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D</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フフフ…………</text:p>
            <text:p>皆　焼かれて灰になるがよい！</text:p>
          </table:table-cell>
          <table:table-cell office:value-type="string" calcext:value-type="string">
            <text:p>Heh-heh-heh...\n</text:p>
            <text:p>Be burnt to naught but ashes!</text:p>
          </table:table-cell>
          <table:table-cell/>
          <table:table-cell table:formula="of:=IF([.F23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勝ったわ！…</text:p>
          </table:table-cell>
          <table:table-cell office:value-type="string" calcext:value-type="string">
            <text:p>We won!...</text:p>
          </table:table-cell>
          <table:table-cell/>
          <table:table-cell table:formula="of:=IF([.F23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text:p>
          </table:table-cell>
          <table:table-cell table:formula="of:=T([.F1760])" office:value-type="string" office:string-value="Yuri!" calcext:value-type="string">
            <text:p>Yuri!</text:p>
          </table:table-cell>
          <table:table-cell office:value-type="string" calcext:value-type="string">
            <text:p>DUPE: F1760</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勝ったよ…</text:p>
          </table:table-cell>
          <table:table-cell office:value-type="string" calcext:value-type="string">
            <text:p>Yuri, we won...</text:p>
          </table:table-cell>
          <table:table-cell/>
          <table:table-cell table:formula="of:=IF([.F23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1</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うっ…　ううっ…</text:p>
          </table:table-cell>
          <table:table-cell office:value-type="string" calcext:value-type="string">
            <text:p>Ooh...Oooooh...</text:p>
          </table:table-cell>
          <table:table-cell/>
          <table:table-cell table:formula="of:=IF([.F23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22</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なぜ……なぜ</text:p>
            <text:p>あの子たちから　暖かいものを</text:p>
            <text:p>感じるの？</text:p>
          </table:table-cell>
          <table:table-cell office:value-type="string" calcext:value-type="string">
            <text:p>Why...Why do I feel warmth from those girls?</text:p>
          </table:table-cell>
          <table:table-cell/>
          <table:table-cell table:formula="of:=IF([.F23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2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本当に……これが悪の存在だというの？</text:p>
            <text:p>………わからない…なぜ？</text:p>
          </table:table-cell>
          <table:table-cell office:value-type="string" calcext:value-type="string">
            <text:p>Is this truly...an evil presence?\n</text:p>
            <text:p>I don't understand...Why?</text:p>
          </table:table-cell>
          <table:table-cell/>
          <table:table-cell table:formula="of:=IF([.F23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ミラージュ……</text:p>
            <text:p>あなたは　間違っているのよ</text:p>
          </table:table-cell>
          <table:table-cell office:value-type="string" calcext:value-type="string">
            <text:p>Mirage...\n</text:p>
            <text:p>You're wrong.</text:p>
          </table:table-cell>
          <table:table-cell/>
          <table:table-cell table:formula="of:=IF([.F23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5</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What!?</text:p>
          </table:table-cell>
          <table:table-cell office:value-type="string" calcext:value-type="string">
            <text:p>NOTE: originally dupe of F406</text:p>
          </table:table-cell>
          <table:table-cell table:number-columns-repeated="1017"/>
        </table:table-row>
        <table:table-row table:style-name="ro5">
          <table:table-cell office:value-type="string" calcext:value-type="string">
            <text:p>string</text:p>
          </table:table-cell>
          <table:table-cell office:value-type="string" calcext:value-type="string">
            <text:p>block43-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も　リアちゃんも</text:p>
            <text:p>リューディアも　エリカちゃん達も…</text:p>
          </table:table-cell>
          <table:table-cell office:value-type="string" calcext:value-type="string">
            <text:p>Yuri, Lia, Ryudia, Erika and the others...</text:p>
          </table:table-cell>
          <table:table-cell/>
          <table:table-cell table:formula="of:=IF([.F23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みんな……みんな……いい子たちだよ</text:p>
            <text:p>悪い子なんて　一人もいないよ</text:p>
          </table:table-cell>
          <table:table-cell office:value-type="string" calcext:value-type="string">
            <text:p>All of them...They're all good girls.\n</text:p>
            <text:p>There's not one bad person here.</text:p>
          </table:table-cell>
          <table:table-cell/>
          <table:table-cell table:formula="of:=IF([.F23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8</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いい子たち…</text:p>
          </table:table-cell>
          <table:table-cell office:value-type="string" calcext:value-type="string">
            <text:p>Good girls...</text:p>
          </table:table-cell>
          <table:table-cell/>
          <table:table-cell table:formula="of:=IF([.F23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みんな　ユナの友達っ！</text:p>
          </table:table-cell>
          <table:table-cell office:value-type="string" calcext:value-type="string">
            <text:p>Yeah...Everybody's my friend!</text:p>
          </table:table-cell>
          <table:table-cell/>
          <table:table-cell table:formula="of:=IF([.F23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A</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ともだち…？</text:p>
          </table:table-cell>
          <table:table-cell office:value-type="string" calcext:value-type="string">
            <text:p>`Friend'...?</text:p>
          </table:table-cell>
          <table:table-cell/>
          <table:table-cell table:formula="of:=IF([.F239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3-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　みんな　だれだって</text:p>
            <text:p>友達になれるのよ……</text:p>
            <text:p>素直になってくれれば　だれだって</text:p>
            <text:p>友達になれるのよ！</text:p>
          </table:table-cell>
          <table:table-cell office:value-type="string" calcext:value-type="string">
            <text:p>That's right! Everybody, anyone, can become friends...\n</text:p>
            <text:p>If they're honest with each other, anybody can be friends!</text:p>
          </table:table-cell>
          <table:table-cell/>
          <table:table-cell table:formula="of:=IF([.F2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あなたとだって！</text:p>
          </table:table-cell>
          <table:table-cell office:value-type="string" calcext:value-type="string">
            <text:p>Yes...even with you!</text:p>
          </table:table-cell>
          <table:table-cell/>
          <table:table-cell table:formula="of:=IF([.F23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D</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私と……友達に？</text:p>
          </table:table-cell>
          <table:table-cell office:value-type="string" calcext:value-type="string">
            <text:p>Friends...with me?</text:p>
          </table:table-cell>
          <table:table-cell/>
          <table:table-cell table:formula="of:=IF([.F239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3-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と　あなたも…</text:p>
            <text:p>きっと　友達になれる…</text:p>
          </table:table-cell>
          <table:table-cell office:value-type="string" calcext:value-type="string">
            <text:p>You and me, too...\n</text:p>
            <text:p>We can definitely be friends...</text:p>
          </table:table-cell>
          <table:table-cell office:value-type="string" calcext:value-type="string">
            <text:p>NOTE: right, yuna, why don't you just try that strategy with the dark queen again, i'm sure it'll work this time</text:p>
          </table:table-cell>
          <table:table-cell table:formula="of:=IF([.F239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2F</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そう……私は孤独だった…</text:p>
            <text:p>遠い昔　私は人々の争いを</text:p>
            <text:p>阻止するために創られたはず？……</text:p>
          </table:table-cell>
          <table:table-cell office:value-type="string" calcext:value-type="string">
            <text:p>That's right...I was lonely...\n</text:p>
            <text:p>In the distant past, wasn't I created to prevent the people's strife...?</text:p>
          </table:table-cell>
          <table:table-cell/>
          <table:table-cell table:formula="of:=IF([.F23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しかし　守れなかった………</text:p>
            <text:p>人も……都市も……</text:p>
            <text:p>そして美しい惑星も……</text:p>
          </table:table-cell>
          <table:table-cell office:value-type="string" calcext:value-type="string">
            <text:p>But I could not protect them...\n</text:p>
            <text:p>The people...The cities...\n</text:p>
            <text:p>And the beautiful planet...</text:p>
          </table:table-cell>
          <table:table-cell office:value-type="string" calcext:value-type="string">
            <text:p>NOTE: could be "planets", i suppose, but i'm sort of assuming we're referring to one specific homeworld</text:p>
          </table:table-cell>
          <table:table-cell table:formula="of:=IF([.F2397]=&quot;&quot;; &quot;UNTRANSLATED&quot;; &quot;&quot;)">
            <text:p/>
          </table:table-cell>
          <table:table-cell table:number-columns-repeated="1016"/>
        </table:table-row>
        <table:table-row table:style-name="ro29">
          <table:table-cell office:value-type="string" calcext:value-type="string">
            <text:p>string</text:p>
          </table:table-cell>
          <table:table-cell office:value-type="string" calcext:value-type="string">
            <text:p>block43-n-0x3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人の心が　理解できなかった………</text:p>
            <text:p>私を創った人々が　お互いに争い！……</text:p>
            <text:p>そして　滅んだのが…</text:p>
          </table:table-cell>
          <table:table-cell office:value-type="string" calcext:value-type="string">
            <text:p>I could not understand the human heart...\n</text:p>
            <text:p>The people who created me, fighting each other!...And what was destroyed was...</text:p>
          </table:table-cell>
          <table:table-cell office:value-type="string" calcext:value-type="string">
            <text:p>CHECK: mirage trails off without completing the last sentence. it's probably meant to be saying that "what was destroyed/perished/ruined was the people who created me", but there's no way to be sure.</text:p>
          </table:table-cell>
          <table:table-cell table:formula="of:=IF([.F239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2</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目的を失った私は</text:p>
            <text:p>暗い宇宙をさまよい…………</text:p>
            <text:p>長い時間の中で　自分をも見失って…</text:p>
          </table:table-cell>
          <table:table-cell office:value-type="string" calcext:value-type="string">
            <text:p>My purpose lost, I roamed the darkness of space...In that long span, I lost sight of myself as well...</text:p>
          </table:table-cell>
          <table:table-cell/>
          <table:table-cell table:formula="of:=IF([.F23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ミラージュ…</text:p>
          </table:table-cell>
          <table:table-cell office:value-type="string" calcext:value-type="string">
            <text:p>Mirage...</text:p>
          </table:table-cell>
          <table:table-cell/>
          <table:table-cell table:formula="of:=IF([.F24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4</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本当に………</text:p>
            <text:p>本当に　こんな私と</text:p>
            <text:p>友達になってくれるの？</text:p>
          </table:table-cell>
          <table:table-cell office:value-type="string" calcext:value-type="string">
            <text:p>Will you truly...\n</text:p>
            <text:p>Will you truly become friends with someone like me?</text:p>
          </table:table-cell>
          <table:table-cell/>
          <table:table-cell table:formula="of:=IF([.F24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Yep!</text:p>
          </table:table-cell>
          <table:table-cell office:value-type="string" calcext:value-type="string">
            <text:p>NOTE: originally dupe of F390</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36</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う…うぐっ！</text:p>
          </table:table-cell>
          <table:table-cell office:value-type="string" calcext:value-type="string">
            <text:p>U...Ugh!</text:p>
          </table:table-cell>
          <table:table-cell/>
          <table:table-cell table:formula="of:=IF([.F24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したの！？</text:p>
          </table:table-cell>
          <table:table-cell office:value-type="string" calcext:value-type="string">
            <text:p>W-What's wrong!?</text:p>
          </table:table-cell>
          <table:table-cell/>
          <table:table-cell table:formula="of:=IF([.F240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8</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に　逃げるのよ　ユナ！</text:p>
            <text:p>私の…いえ　『永遠のプリンセス号』の</text:p>
            <text:p>最終プログラムが　発動したわ…</text:p>
          </table:table-cell>
          <table:table-cell office:value-type="string" calcext:value-type="string">
            <text:p>F-Flee, Yuna!\n</text:p>
            <text:p>My...No, the Eternal Princess's final program has become operational...</text:p>
          </table:table-cell>
          <table:table-cell/>
          <table:table-cell table:formula="of:=IF([.F24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9</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は　早く！</text:p>
            <text:p>ここから　脱出を！…</text:p>
          </table:table-cell>
          <table:table-cell office:value-type="string" calcext:value-type="string">
            <text:p>Q-Quickly!\n</text:p>
            <text:p>Escape this place...!</text:p>
          </table:table-cell>
          <table:table-cell/>
          <table:table-cell table:formula="of:=IF([.F24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Huh!?</text:p>
          </table:table-cell>
          <table:table-cell office:value-type="string" calcext:value-type="string">
            <text:p>NOTE: originally dupe of F1413</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3B</text:p>
          </table:table-cell>
          <table:table-cell table:formula="of:=T([.C1244])" office:value-type="string" office:string-value="Mirage: {" calcext:value-type="string">
            <text:p>Mirage: {</text:p>
          </table:table-cell>
          <table:table-cell/>
          <table:table-cell office:value-type="string" calcext:value-type="string">
            <text:p>は　早く…</text:p>
          </table:table-cell>
          <table:table-cell office:value-type="string" calcext:value-type="string">
            <text:p>H-Hurry...</text:p>
          </table:table-cell>
          <table:table-cell office:value-type="string" calcext:value-type="string">
            <text:p>NOTE: split lines</text:p>
          </table:table-cell>
          <table:table-cell table:formula="of:=IF([.F24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C</text:p>
          </table:table-cell>
          <table:table-cell/>
          <table:table-cell table:formula="of:=T([.D100])" office:value-type="string" office:string-value="}" calcext:value-type="string">
            <text:p>}</text:p>
          </table:table-cell>
          <table:table-cell office:value-type="string" calcext:value-type="string">
            <text:p>もうすぐ　私の意識は…</text:p>
            <text:p>制御装置に　封じ込められてしまう！</text:p>
          </table:table-cell>
          <table:table-cell office:value-type="string" calcext:value-type="string">
            <text:p>Soon, my consciousness will...\n</text:p>
            <text:p>be confined in the control unit!</text:p>
          </table:table-cell>
          <table:table-cell/>
          <table:table-cell table:formula="of:=IF([.F24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　早く…だ　脱出を…</text:p>
            <text:p>だ…しゅ…つ…</text:p>
          </table:table-cell>
          <table:table-cell office:value-type="string" calcext:value-type="string">
            <text:p>Q-Quickly...E-Escape...\n</text:p>
            <text:p>E...sca...</text:p>
          </table:table-cell>
          <table:table-cell/>
          <table:table-cell table:formula="of:=IF([.F24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ミラージュ！！</text:p>
          </table:table-cell>
          <table:table-cell office:value-type="string" calcext:value-type="string">
            <text:p>MIRAGE!</text:p>
          </table:table-cell>
          <table:table-cell/>
          <table:table-cell table:formula="of:=IF([.F24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F</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ナ　脱出するよ！　早く！！</text:p>
          </table:table-cell>
          <table:table-cell office:value-type="string" calcext:value-type="string">
            <text:p>Yuna, run! Hurry!</text:p>
          </table:table-cell>
          <table:table-cell/>
          <table:table-cell table:formula="of:=IF([.F24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う　うん！</text:p>
          </table:table-cell>
          <table:table-cell office:value-type="string" calcext:value-type="string">
            <text:p>Huh?...O-Okay!</text:p>
          </table:table-cell>
          <table:table-cell/>
          <table:table-cell table:formula="of:=IF([.F24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にが起きるの！？</text:p>
          </table:table-cell>
          <table:table-cell office:value-type="string" calcext:value-type="string">
            <text:p>W-What's going on!?</text:p>
          </table:table-cell>
          <table:table-cell/>
          <table:table-cell table:formula="of:=IF([.F24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2</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あれはっ！？</text:p>
          </table:table-cell>
          <table:table-cell office:value-type="string" calcext:value-type="string">
            <text:p>Is that―!?</text:p>
          </table:table-cell>
          <table:table-cell/>
          <table:table-cell table:formula="of:=IF([.F24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3</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なにかが出てくるわっ！</text:p>
          </table:table-cell>
          <table:table-cell office:value-type="string" calcext:value-type="string">
            <text:p>Something's coming out!</text:p>
          </table:table-cell>
          <table:table-cell/>
          <table:table-cell table:formula="of:=IF([.F24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ああっ！</text:p>
            <text:p>ロ　ロボット！？</text:p>
          </table:table-cell>
          <table:table-cell office:value-type="string" calcext:value-type="string">
            <text:p>Wha―!? AAH!\n</text:p>
            <text:p>A r-robot!?</text:p>
          </table:table-cell>
          <table:table-cell/>
          <table:table-cell table:formula="of:=IF([.F24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5</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っちへ来るよ！</text:p>
          </table:table-cell>
          <table:table-cell office:value-type="string" calcext:value-type="string">
            <text:p>It's coming this way!</text:p>
          </table:table-cell>
          <table:table-cell/>
          <table:table-cell table:formula="of:=IF([.F24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　みんな！</text:p>
            <text:p>ユーリィを　お願い！</text:p>
          </table:table-cell>
          <table:table-cell office:value-type="string" calcext:value-type="string">
            <text:p>Lia! Everybody!\n</text:p>
            <text:p>Take care of Yuri!</text:p>
          </table:table-cell>
          <table:table-cell/>
          <table:table-cell table:formula="of:=IF([.F24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7</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ナ！？　どうする気？</text:p>
          </table:table-cell>
          <table:table-cell office:value-type="string" calcext:value-type="string">
            <text:p>Yuna!? What are you planning to do?</text:p>
          </table:table-cell>
          <table:table-cell/>
          <table:table-cell table:formula="of:=IF([.F24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ル・ラインで戦ってみる！</text:p>
          </table:table-cell>
          <table:table-cell office:value-type="string" calcext:value-type="string">
            <text:p>I'll try attacking with El-Line!</text:p>
          </table:table-cell>
          <table:table-cell/>
          <table:table-cell table:formula="of:=IF([.F24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9</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ナ　無事だったんですね！</text:p>
          </table:table-cell>
          <table:table-cell office:value-type="string" calcext:value-type="string">
            <text:p>Yuna, you're safe!</text:p>
          </table:table-cell>
          <table:table-cell/>
          <table:table-cell table:formula="of:=IF([.F24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みんな　いくわよ！！</text:p>
          </table:table-cell>
          <table:table-cell office:value-type="string" calcext:value-type="string">
            <text:p>Yeah! Let's go, guys!</text:p>
          </table:table-cell>
          <table:table-cell/>
          <table:table-cell table:formula="of:=IF([.F24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B</text:p>
          </table:table-cell>
          <table:table-cell office:value-type="string" calcext:value-type="string">
            <text:p>Matrix: {</text:p>
          </table:table-cell>
          <table:table-cell table:formula="of:=T([.D100])" office:value-type="string" office:string-value="}" calcext:value-type="string">
            <text:p>}</text:p>
          </table:table-cell>
          <table:table-cell office:value-type="string" calcext:value-type="string">
            <text:p>ハイ！</text:p>
          </table:table-cell>
          <table:table-cell office:value-type="string" calcext:value-type="string">
            <text:p>Got it!</text:p>
          </table:table-cell>
          <table:table-cell office:value-type="string" calcext:value-type="string">
            <text:p>NOTE: originally dupe of F794</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ライトニング</text:p>
          </table:table-cell>
          <table:table-cell office:value-type="string" calcext:value-type="string">
            <text:p>Lightning...</text:p>
          </table:table-cell>
          <table:table-cell/>
          <table:table-cell table:formula="of:=IF([.F2425]=&quot;&quot;; &quot;UNTRANSLATED&quot;; &quot;&quot;)">
            <text:p/>
          </table:table-cell>
          <table:table-cell table:number-columns-repeated="1016"/>
        </table:table-row>
        <table:table-row table:style-name="ro29">
          <table:table-cell office:value-type="string" calcext:value-type="string">
            <text:p>string</text:p>
          </table:table-cell>
          <table:table-cell office:value-type="string" calcext:value-type="string">
            <text:p>block43-n-0x4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シューーート！</text:p>
          </table:table-cell>
          <table:table-cell office:value-type="string" calcext:value-type="string">
            <text:p>SHOOOOOOOOOT!</text:p>
          </table:table-cell>
          <table:table-cell office:value-type="string" calcext:value-type="string">
            <text:p>NOTE: i want this to be "shot" instead of "shoot", which is what it is in japanese, but the timing of this line makes it look stupid if we don't draw it out like in the original, which unfortunately makes it looks like "shoot" anyway. well, whatever.</text:p>
          </table:table-cell>
          <table:table-cell table:formula="of:=IF([.F24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ぁ！！</text:p>
          </table:table-cell>
          <table:table-cell office:value-type="string" calcext:value-type="string">
            <text:p>We did it!</text:p>
          </table:table-cell>
          <table:table-cell/>
          <table:table-cell table:formula="of:=IF([.F24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ぁぁぁぁぁぁぁっ！</text:p>
          </table:table-cell>
          <table:table-cell office:value-type="string" calcext:value-type="string">
            <text:p>AAAAAAAAAAAAAAAAAHH!</text:p>
          </table:table-cell>
          <table:table-cell/>
          <table:table-cell table:formula="of:=IF([.F242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3-n-0x5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　ユナ…</text:p>
            <text:p>エル・ラインの　メイン出力</text:p>
            <text:p>５０パーセントまで低下…</text:p>
            <text:p>こ　このままでは…</text:p>
          </table:table-cell>
          <table:table-cell office:value-type="string" calcext:value-type="string">
            <text:p>Y-Yuna...\n</text:p>
            <text:p>El-Line's main output has gone down to 50%...At this rate...</text:p>
          </table:table-cell>
          <table:table-cell/>
          <table:table-cell table:formula="of:=IF([.F24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text:p>
            <text:p>い　いったい　どうすればいいの！？…</text:p>
          </table:table-cell>
          <table:table-cell office:value-type="string" calcext:value-type="string">
            <text:p>Aaah...\n</text:p>
            <text:p>W-What the heck can we do!?</text:p>
          </table:table-cell>
          <table:table-cell/>
          <table:table-cell table:formula="of:=IF([.F24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あっ…ユナ！</text:p>
          </table:table-cell>
          <table:table-cell office:value-type="string" calcext:value-type="string">
            <text:p>Aaah!...Yuna!</text:p>
          </table:table-cell>
          <table:table-cell/>
          <table:table-cell table:formula="of:=IF([.F24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3</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のままじゃユナが…</text:p>
          </table:table-cell>
          <table:table-cell office:value-type="string" calcext:value-type="string">
            <text:p>If this keeps up, then Yuna will be...</text:p>
          </table:table-cell>
          <table:table-cell/>
          <table:table-cell table:formula="of:=IF([.F24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4</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5">
          <table:table-cell office:value-type="string" calcext:value-type="string">
            <text:p>string</text:p>
          </table:table-cell>
          <table:table-cell office:value-type="string" calcext:value-type="string">
            <text:p>block43-n-0x55</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ナ</text:p>
            <text:p>高エネルギー体　接近！</text:p>
          </table:table-cell>
          <table:table-cell office:value-type="string" calcext:value-type="string">
            <text:p>Yuna, high-energy body approaching!</text:p>
          </table:table-cell>
          <table:table-cell/>
          <table:table-cell table:formula="of:=IF([.F24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What!?</text:p>
          </table:table-cell>
          <table:table-cell office:value-type="string" calcext:value-type="string">
            <text:p>NOTE: originally dupe of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5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　いったい何が！？…</text:p>
          </table:table-cell>
          <table:table-cell office:value-type="string" calcext:value-type="string">
            <text:p>What was THAT...!?</text:p>
          </table:table-cell>
          <table:table-cell/>
          <table:table-cell table:formula="of:=IF([.F24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able:table-cell>
          <table:table-cell office:value-type="string" calcext:value-type="string">
            <text:p>Miss Yuna...</text:p>
          </table:table-cell>
          <table:table-cell/>
          <table:table-cell table:formula="of:=IF([.F24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text:p>
          </table:table-cell>
          <table:table-cell office:value-type="string" calcext:value-type="string">
            <text:p>YURI!</text:p>
          </table:table-cell>
          <table:table-cell/>
          <table:table-cell table:formula="of:=IF([.F243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5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あきらめちゃだめです！</text:p>
            <text:p>私の…私の力を　使ってください！</text:p>
          </table:table-cell>
          <table:table-cell office:value-type="string" calcext:value-type="string">
            <text:p>Miss Yuna, you cannot give up!\n</text:p>
            <text:p>Please...Please use my power!</text:p>
          </table:table-cell>
          <table:table-cell/>
          <table:table-cell table:formula="of:=IF([.F24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なたの力を…！？</text:p>
          </table:table-cell>
          <table:table-cell office:value-type="string" calcext:value-type="string">
            <text:p>What!? Your power...!?</text:p>
          </table:table-cell>
          <table:table-cell/>
          <table:table-cell table:formula="of:=IF([.F24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私は…全て思いだしました…</text:p>
          </table:table-cell>
          <table:table-cell office:value-type="string" calcext:value-type="string">
            <text:p>Miss Yuna, I...I have remembered everything...</text:p>
          </table:table-cell>
          <table:table-cell/>
          <table:table-cell table:formula="of:=IF([.F24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私は…『永遠のプリンセス号』が</text:p>
            <text:p>暴走したときの　安全装置だったんです</text:p>
          </table:table-cell>
          <table:table-cell office:value-type="string" calcext:value-type="string">
            <text:p>I was...the safety device for when the Eternal Princess went out of control.</text:p>
          </table:table-cell>
          <table:table-cell/>
          <table:table-cell table:formula="of:=IF([.F2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安全装置！？</text:p>
          </table:table-cell>
          <table:table-cell office:value-type="string" calcext:value-type="string">
            <text:p>Safety device!?</text:p>
          </table:table-cell>
          <table:table-cell/>
          <table:table-cell table:formula="of:=IF([.F24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うです…</text:p>
            <text:p>そのために　私は目覚めたのです</text:p>
          </table:table-cell>
          <table:table-cell office:value-type="string" calcext:value-type="string">
            <text:p>Yes...\n</text:p>
            <text:p>For that purpose, I awoke.</text:p>
          </table:table-cell>
          <table:table-cell/>
          <table:table-cell table:formula="of:=IF([.F24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6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あ……</text:p>
            <text:p>私の力を　使ってください！</text:p>
          </table:table-cell>
          <table:table-cell office:value-type="string" calcext:value-type="string">
            <text:p>So...Please use my power!</text:p>
          </table:table-cell>
          <table:table-cell/>
          <table:table-cell table:formula="of:=IF([.F24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かったわ！……合体よっ！！</text:p>
          </table:table-cell>
          <table:table-cell office:value-type="string" calcext:value-type="string">
            <text:p>Got it!...FUSE!</text:p>
          </table:table-cell>
          <table:table-cell/>
          <table:table-cell table:formula="of:=IF([.F24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ぁぁぁぁぁぁぁぁぁっ</text:p>
          </table:table-cell>
          <table:table-cell office:value-type="string" calcext:value-type="string">
            <text:p>HaaaaaaaaaaAAAAAAAAA!</text:p>
          </table:table-cell>
          <table:table-cell/>
          <table:table-cell table:formula="of:=IF([.F24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ライトニング・ブラスター！！</text:p>
          </table:table-cell>
          <table:table-cell office:value-type="string" calcext:value-type="string">
            <text:p>LIGHTNING BLASTER!</text:p>
          </table:table-cell>
          <table:table-cell/>
          <table:table-cell table:formula="of:=IF([.F2448]=&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4 (sector 0x2FD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5 (sector 0x2FE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6 (sector 0x2FE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7 (sector 0x2FF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8 (sector 0x2FF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9 (sector 0x300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Debug menu + leftovers</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adv-0x56FB</text:p>
          </table:table-cell>
          <table:table-cell table:number-columns-repeated="2"/>
          <table:table-cell office:value-type="string" calcext:value-type="string">
            <text:p>音声あり</text:p>
          </table:table-cell>
          <table:table-cell office:value-type="string" calcext:value-type="string">
            <text:p>Voices on</text:p>
          </table:table-cell>
          <table:table-cell office:value-type="string" calcext:value-type="string">
            <text:p>NOTE: these first three options aren't used. it's evident that they were part of an expanded version of this "menu" in earlier versions, but their functionality has been removed.</text:p>
          </table:table-cell>
          <table:table-cell table:formula="of:=IF([.F24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704</text:p>
          </table:table-cell>
          <table:table-cell table:number-columns-repeated="2"/>
          <table:table-cell office:value-type="string" calcext:value-type="string">
            <text:p>音声なし</text:p>
          </table:table-cell>
          <table:table-cell office:value-type="string" calcext:value-type="string">
            <text:p>Voices off</text:p>
          </table:table-cell>
          <table:table-cell/>
          <table:table-cell table:formula="of:=IF([.F24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70D</text:p>
          </table:table-cell>
          <table:table-cell table:number-columns-repeated="2"/>
          <table:table-cell office:value-type="string" calcext:value-type="string">
            <text:p>製品モード</text:p>
          </table:table-cell>
          <table:table-cell office:value-type="string" calcext:value-type="string">
            <text:p>Release mode</text:p>
          </table:table-cell>
          <table:table-cell/>
          <table:table-cell table:formula="of:=IF([.F24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adv-0x5718</text:p>
          </table:table-cell>
          <table:table-cell table:number-columns-repeated="2"/>
          <table:table-cell office:value-type="string" calcext:value-type="string">
            <text:p>デバックモード</text:p>
          </table:table-cell>
          <table:table-cell office:value-type="string" calcext:value-type="string">
            <text:p>Debug Mode</text:p>
          </table:table-cell>
          <table:table-cell office:value-type="string" calcext:value-type="string">
            <text:p>NOTE: this is the only one that's used (by entering the debug code at the title screen)</text:p>
          </table:table-cell>
          <table:table-cell table:formula="of:=IF([.F2472]=&quot;&quot;; &quot;UNTRANSLATED&quot;; &quot;&quot;)">
            <text:p/>
          </table:table-cell>
          <table:table-cell table:number-columns-repeated="1016"/>
        </table:table-row>
        <table:table-row table:style-name="ro1">
          <table:table-cell table:number-columns-repeated="4"/>
          <table:table-cell office:value-type="string" calcext:value-type="string">
            <text:p>//==================================</text:p>
            <text:p>// Save/load promp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adv-0x56F</text:p>
          </table:table-cell>
          <table:table-cell table:number-columns-repeated="2"/>
          <table:table-cell office:value-type="string" calcext:value-type="string">
            <text:p>セーブする</text:p>
          </table:table-cell>
          <table:table-cell office:value-type="string" calcext:value-type="string">
            <text:p>Save</text:p>
          </table:table-cell>
          <table:table-cell/>
          <table:table-cell table:formula="of:=IF([.F24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7A</text:p>
          </table:table-cell>
          <table:table-cell table:number-columns-repeated="2"/>
          <table:table-cell office:value-type="string" calcext:value-type="string">
            <text:p>セーブしない</text:p>
          </table:table-cell>
          <table:table-cell office:value-type="string" calcext:value-type="string">
            <text:p>Don't save</text:p>
          </table:table-cell>
          <table:table-cell/>
          <table:table-cell table:formula="of:=IF([.F2475]=&quot;&quot;; &quot;UNTRANSLATED&quot;; &quot;&quot;)">
            <text:p/>
          </table:table-cell>
          <table:table-cell table:number-columns-repeated="1016"/>
        </table:table-row>
        <table:table-row table:style-name="ro1">
          <table:table-cell table:number-columns-repeated="4"/>
          <table:table-cell office:value-type="string" calcext:value-type="string">
            <text:p>//==================================</text:p>
            <text:p>// No files</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adv-0x4F9F</text:p>
          </table:table-cell>
          <table:table-cell table:number-columns-repeated="2"/>
          <table:table-cell office:value-type="string" calcext:value-type="string">
            <text:p>セーブデータがありません</text:p>
          </table:table-cell>
          <table:table-cell office:value-type="string" calcext:value-type="string">
            <text:p>There is no save data.</text:p>
          </table:table-cell>
          <table:table-cell/>
          <table:table-cell table:formula="of:=IF([.F2477]=&quot;&quot;; &quot;UNTRANSLATED&quot;; &quot;&quot;)">
            <text:p/>
          </table:table-cell>
          <table:table-cell table:number-columns-repeated="1016"/>
        </table:table-row>
        <table:table-row table:style-name="ro1">
          <table:table-cell table:number-columns-repeated="4"/>
          <table:table-cell office:value-type="string" calcext:value-type="string">
            <text:p>//==================================</text:p>
            <text:p>// File names</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adv-0x50AF</text:p>
          </table:table-cell>
          <table:table-cell table:number-columns-repeated="2"/>
          <table:table-cell office:value-type="string" calcext:value-type="string">
            <text:p>ファイル０第０章</text:p>
          </table:table-cell>
          <table:table-cell office:value-type="string" calcext:value-type="string">
            <text:p>File 0: Chapter 0</text:p>
          </table:table-cell>
          <table:table-cell office:value-type="string" calcext:value-type="string">
            <text:p>NOTE: the appropriate numbers are written into the string at hardcoded positions</text:p>
          </table:table-cell>
          <table:table-cell table:formula="of:=IF([.F24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0C0</text:p>
          </table:table-cell>
          <table:table-cell table:number-columns-repeated="2"/>
          <table:table-cell office:value-type="string" calcext:value-type="string">
            <text:p>ファイル０</text:p>
          </table:table-cell>
          <table:table-cell office:value-type="string" calcext:value-type="string">
            <text:p>File 0</text:p>
          </table:table-cell>
          <table:table-cell/>
          <table:table-cell table:formula="of:=IF([.F2480]=&quot;&quot;; &quot;UNTRANSLATED&quot;; &quot;&quot;)">
            <text:p/>
          </table:table-cell>
          <table:table-cell table:number-columns-repeated="1016"/>
        </table:table-row>
        <table:table-row table:style-name="ro1">
          <table:table-cell table:number-columns-repeated="4"/>
          <table:table-cell office:value-type="string" calcext:value-type="string">
            <text:p>//==================================</text:p>
            <text:p>// Backup memory errors</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adv-0x59DF</text:p>
          </table:table-cell>
          <table:table-cell table:number-columns-repeated="2"/>
          <table:table-cell office:value-type="string" calcext:value-type="string">
            <text:p>バックアップメモリーが</text:p>
          </table:table-cell>
          <table:table-cell office:value-type="string" calcext:value-type="string">
            <text:p>The Backup Memory is full.\n</text:p>
            <text:p>Please restart after erasing unneeded data.</text:p>
          </table:table-cell>
          <table:table-cell office:value-type="string" calcext:value-type="string">
            <text:p>NOTE: the way these messages are printed is different in the translation, so each "line" is now a full box of text.</text:p>
            <text:p>error 1:</text:p>
            <text:p><text:span text:style-name="T1">バックアップメモリーが</text:span></text:p>
            <text:p><text:span text:style-name="T1">いっぱいになっています</text:span></text:p>
            <text:p><text:span text:style-name="T1">不要なデータを削除してから</text:span></text:p>
            <text:p><text:span text:style-name="T1">再起動させて下さい</text:span></text:p>
          </table:table-cell>
          <table:table-cell table:formula="of:=IF([.F2482]=&quot;&quot;; &quot;UNTRANSLATED&quot;; &quot;&quot;)">
            <text:p/>
          </table:table-cell>
          <table:table-cell table:number-columns-repeated="1016"/>
        </table:table-row>
        <table:table-row table:style-name="ro36">
          <table:table-cell office:value-type="string" calcext:value-type="string">
            <text:p>string</text:p>
          </table:table-cell>
          <table:table-cell office:value-type="string" calcext:value-type="string">
            <text:p>adv-0x59F6</text:p>
          </table:table-cell>
          <table:table-cell table:number-columns-repeated="2"/>
          <table:table-cell office:value-type="string" calcext:value-type="string">
            <text:p>いっぱいになっています</text:p>
          </table:table-cell>
          <table:table-cell office:value-type="string" calcext:value-type="string">
            <text:p>The Backup Memory has not been initialized.\n</text:p>
            <text:p>Please restart after initializing the Backup Memory.</text:p>
          </table:table-cell>
          <table:table-cell table:style-name="ce3" office:value-type="string" calcext:value-type="string">
            <text:p>error 2:</text:p>
            <text:p>バックアップメモリーが</text:p>
            <text:p>初期化されていません</text:p>
            <text:p>バックアップメモリーを初期化してから</text:p>
            <text:p>再起動させて下さい</text:p>
          </table:table-cell>
          <table:table-cell table:formula="of:=IF([.F24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A0D</text:p>
          </table:table-cell>
          <table:table-cell table:number-columns-repeated="2"/>
          <table:table-cell office:value-type="string" calcext:value-type="string">
            <text:p>不要なデータを削除してから</text:p>
          </table:table-cell>
          <table:table-cell table:number-columns-repeated="2"/>
          <table:table-cell table:formula="of:=IF([.F2484]=&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adv-0x5A28</text:p>
          </table:table-cell>
          <table:table-cell table:number-columns-repeated="2"/>
          <table:table-cell office:value-type="string" calcext:value-type="string">
            <text:p>再起動させて下さい</text:p>
          </table:table-cell>
          <table:table-cell table:number-columns-repeated="2"/>
          <table:table-cell table:formula="of:=IF([.F248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adv-0x5A3B</text:p>
          </table:table-cell>
          <table:table-cell table:number-columns-repeated="2"/>
          <table:table-cell office:value-type="string" calcext:value-type="string">
            <text:p>初期化されていません</text:p>
          </table:table-cell>
          <table:table-cell table:number-columns-repeated="2"/>
          <table:table-cell table:formula="of:=IF([.F248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adv-0x5A50</text:p>
          </table:table-cell>
          <table:table-cell table:number-columns-repeated="2"/>
          <table:table-cell office:value-type="string" calcext:value-type="string">
            <text:p>バックアップメモリーを初期化してから</text:p>
          </table:table-cell>
          <table:table-cell table:number-columns-repeated="2"/>
          <table:table-cell table:formula="of:=IF([.F248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table:style-name="Default" office:value-type="string" calcext:value-type="string">
            <text:p>//==================================</text:p>
            <text:p>// Block 1 ask/listen hack</text:p>
            <text:p>//==================================</text:p>
          </table:table-cell>
          <table:table-cell table:style-name="Default" table:number-columns-repeated="2"/>
          <table:table-cell table:number-columns-repeated="1017"/>
        </table:table-row>
        <table:table-row table:style-name="ro4">
          <table:table-cell office:value-type="string" calcext:value-type="string">
            <text:p>string</text:p>
          </table:table-cell>
          <table:table-cell office:value-type="string" calcext:value-type="string">
            <text:p>block1-listen-hack-content</text:p>
          </table:table-cell>
          <table:table-cell table:number-columns-repeated="2"/>
          <table:table-cell table:style-name="ce3" office:value-type="string" calcext:value-type="string">
            <text:p>聞く</text:p>
          </table:table-cell>
          <table:table-cell office:value-type="string" calcext:value-type="string">
            <text:p>Listen</text:p>
          </table:table-cell>
          <table:table-cell office:value-type="string" calcext:value-type="string">
            <text:p>NOTE: to change an instance of 聞く that's used to mean "listen to" rather than "ask" in block 1</text:p>
          </table:table-cell>
          <table:table-cell table:formula="of:=IF([.F2489]=&quot;&quot;; &quot;UNTRANSLATED&quot;; &quot;&quot;)">
            <text:p/>
          </table:table-cell>
          <table:table-cell table:number-columns-repeated="1016"/>
        </table:table-row>
        <table:table-row table:style-name="ro1">
          <table:table-cell table:style-name="ce1" table:number-columns-repeated="4"/>
          <table:table-cell office:value-type="string" calcext:value-type="string">
            <text:p>//==================================</text:p>
            <text:p>// Star Bowl subtitles</text:p>
            <text:p>//==================================</text:p>
          </table:table-cell>
          <table:table-cell table:number-columns-repeated="2"/>
          <table:table-cell table:style-name="ce1" table:number-columns-repeated="1017"/>
        </table:table-row>
        <table:table-row table:style-name="ro14">
          <table:table-cell table:style-name="ce1" office:value-type="string" calcext:value-type="string">
            <text:p>string</text:p>
          </table:table-cell>
          <table:table-cell table:style-name="ce1" office:value-type="string" calcext:value-type="string">
            <text:p>starbowl0</text:p>
          </table:table-cell>
          <table:table-cell table:style-name="ce1" table:number-columns-repeated="2"/>
          <table:table-cell office:value-type="string" calcext:value-type="string">
            <text:p>はぁ…あははは…</text:p>
            <text:p>ちょ　ちょっとしたミスよ　ミス</text:p>
          </table:table-cell>
          <table:table-cell office:value-type="string" calcext:value-type="string">
            <text:p>Aha...Ahahaha...!\n</text:p>
            <text:p>G-Guess I messed up a little...</text:p>
          </table:table-cell>
          <table:table-cell office:value-type="string" calcext:value-type="string">
            <text:p>NOTE: normally i wouldn't include laughter in the subtitles, but to hell with it, each subtitle line is associated with a specific adpcm clip and i have no desire to reprogram the whole playback system just to slightly perfect one of the four (4) lines in this scene</text:p>
          </table:table-cell>
          <table:table-cell table:style-name="ce1" table:formula="of:=IF([.F2491]=&quot;&quot;; &quot;UNTRANSLATED&quot;; &quot;&quot;)">
            <text:p/>
          </table:table-cell>
          <table:table-cell table:style-name="ce1" table:number-columns-repeated="1016"/>
        </table:table-row>
        <table:table-row table:style-name="ro2">
          <table:table-cell table:style-name="ce1" office:value-type="string" calcext:value-type="string">
            <text:p>string</text:p>
          </table:table-cell>
          <table:table-cell table:style-name="ce1" office:value-type="string" calcext:value-type="string">
            <text:p>starbowl1</text:p>
          </table:table-cell>
          <table:table-cell table:style-name="ce1" table:number-columns-repeated="2"/>
          <table:table-cell office:value-type="string" calcext:value-type="string">
            <text:p>ユナさんって　下手なんですね</text:p>
          </table:table-cell>
          <table:table-cell office:value-type="string" calcext:value-type="string">
            <text:p>Miss Yuna, you are not very good at this.</text:p>
          </table:table-cell>
          <table:table-cell/>
          <table:table-cell table:style-name="ce1" table:formula="of:=IF([.F2492]=&quot;&quot;; &quot;UNTRANSLATED&quot;; &quot;&quot;)">
            <text:p/>
          </table:table-cell>
          <table:table-cell table:style-name="ce1" table:number-columns-repeated="1016"/>
        </table:table-row>
        <table:table-row table:style-name="ro3">
          <table:table-cell table:style-name="ce1" office:value-type="string" calcext:value-type="string">
            <text:p>string</text:p>
          </table:table-cell>
          <table:table-cell table:style-name="ce1" office:value-type="string" calcext:value-type="string">
            <text:p>starbowl2</text:p>
          </table:table-cell>
          <table:table-cell table:style-name="ce1" table:number-columns-repeated="2"/>
          <table:table-cell office:value-type="string" calcext:value-type="string">
            <text:p>ブーッ　じゃユーリィやってみなさいよ</text:p>
          </table:table-cell>
          <table:table-cell office:value-type="string" calcext:value-type="string">
            <text:p>Boo...\n</text:p>
            <text:p>Okay then, YOU try it, Yuri.</text:p>
          </table:table-cell>
          <table:table-cell/>
          <table:table-cell table:style-name="ce1" table:formula="of:=IF([.F2493]=&quot;&quot;; &quot;UNTRANSLATED&quot;; &quot;&quot;)">
            <text:p/>
          </table:table-cell>
          <table:table-cell table:style-name="ce1" table:number-columns-repeated="1016"/>
        </table:table-row>
        <table:table-row table:style-name="ro2">
          <table:table-cell table:style-name="ce1" office:value-type="string" calcext:value-type="string">
            <text:p>string</text:p>
          </table:table-cell>
          <table:table-cell table:style-name="ce1" office:value-type="string" calcext:value-type="string">
            <text:p>starbowl3</text:p>
          </table:table-cell>
          <table:table-cell table:style-name="ce1" table:number-columns-repeated="2"/>
          <table:table-cell office:value-type="string" calcext:value-type="string">
            <text:p>はーい！やってみるですぅ</text:p>
          </table:table-cell>
          <table:table-cell office:value-type="string" calcext:value-type="string">
            <text:p>Okay! I will try it!</text:p>
          </table:table-cell>
          <table:table-cell/>
          <table:table-cell table:style-name="ce1" table:formula="of:=IF([.F2494]=&quot;&quot;; &quot;UNTRANSLATED&quot;; &quot;&quot;)">
            <text:p/>
          </table:table-cell>
          <table:table-cell table:style-name="ce1" table:number-columns-repeated="1016"/>
        </table:table-row>
        <table:table-row table:style-name="ro1">
          <table:table-cell table:style-name="ce1" table:number-columns-repeated="4"/>
          <table:table-cell office:value-type="string" calcext:value-type="string">
            <text:p>//==================================</text:p>
            <text:p>// Dark queen ending message subtitles</text:p>
            <text:p>//==================================</text:p>
          </table:table-cell>
          <table:table-cell table:number-columns-repeated="2"/>
          <table:table-cell table:style-name="ce1" table:number-columns-repeated="1017"/>
        </table:table-row>
        <table:table-row table:style-name="ro2">
          <table:table-cell table:style-name="ce1" office:value-type="string" calcext:value-type="string">
            <text:p>string</text:p>
          </table:table-cell>
          <table:table-cell table:style-name="ce1" office:value-type="string" calcext:value-type="string">
            <text:p>darkqueen0</text:p>
          </table:table-cell>
          <table:table-cell table:style-name="ce1" table:number-columns-repeated="2"/>
          <table:table-cell office:value-type="string" calcext:value-type="string">
            <text:p>フフフフフ…後少し</text:p>
          </table:table-cell>
          <table:table-cell office:value-type="string" calcext:value-type="string">
            <text:p>Soon...</text:p>
          </table:table-cell>
          <table:table-cell/>
          <table:table-cell table:style-name="ce1" table:formula="of:=IF([.F2496]=&quot;&quot;; &quot;UNTRANSLATED&quot;; &quot;&quot;)">
            <text:p/>
          </table:table-cell>
          <table:table-cell table:style-name="ce1" table:number-columns-repeated="1016"/>
        </table:table-row>
        <table:table-row table:style-name="ro2">
          <table:table-cell table:style-name="ce1" office:value-type="string" calcext:value-type="string">
            <text:p>string</text:p>
          </table:table-cell>
          <table:table-cell table:style-name="ce1" office:value-type="string" calcext:value-type="string">
            <text:p>darkqueen1</text:p>
          </table:table-cell>
          <table:table-cell table:style-name="ce1" table:number-columns-repeated="2"/>
          <table:table-cell office:value-type="string" calcext:value-type="string">
            <text:p>後もう少しで我が力が復活</text:p>
          </table:table-cell>
          <table:table-cell office:value-type="string" calcext:value-type="string">
            <text:p>Very soon, my power will be restored.</text:p>
          </table:table-cell>
          <table:table-cell/>
          <table:table-cell table:style-name="ce1" table:formula="of:=IF([.F2497]=&quot;&quot;; &quot;UNTRANSLATED&quot;; &quot;&quot;)">
            <text:p/>
          </table:table-cell>
          <table:table-cell table:style-name="ce1" table:number-columns-repeated="1016"/>
        </table:table-row>
        <table:table-row table:style-name="ro5">
          <table:table-cell table:style-name="ce1" office:value-type="string" calcext:value-type="string">
            <text:p>string</text:p>
          </table:table-cell>
          <table:table-cell table:style-name="ce1" office:value-type="string" calcext:value-type="string">
            <text:p>darkqueen2</text:p>
          </table:table-cell>
          <table:table-cell table:style-name="ce1" table:number-columns-repeated="2"/>
          <table:table-cell office:value-type="string" calcext:value-type="string">
            <text:p>光のマトリックス達、つかの間の平和を楽しんでいるがいい</text:p>
          </table:table-cell>
          <table:table-cell office:value-type="string" calcext:value-type="string">
            <text:p>Matrix of Light...</text:p>
          </table:table-cell>
          <table:table-cell/>
          <table:table-cell table:style-name="ce1" table:formula="of:=IF([.F2498]=&quot;&quot;; &quot;UNTRANSLATED&quot;; &quot;&quot;)">
            <text:p/>
          </table:table-cell>
          <table:table-cell table:style-name="ce1" table:number-columns-repeated="1016"/>
        </table:table-row>
        <table:table-row table:style-name="ro20">
          <table:table-cell office:value-type="string" calcext:value-type="string">
            <text:p>string</text:p>
          </table:table-cell>
          <table:table-cell office:value-type="string" calcext:value-type="string">
            <text:p>darkqueen3</text:p>
          </table:table-cell>
          <table:table-cell table:number-columns-repeated="2"/>
          <table:table-cell table:style-name="Default"/>
          <table:table-cell table:style-name="ce2" office:value-type="string" calcext:value-type="string">
            <text:p>Enjoy your brief moment of peace.</text:p>
          </table:table-cell>
          <table:table-cell table:style-name="Default"/>
          <table:table-cell table:formula="of:=IF([.F2499]=&quot;&quot;; &quot;UNTRANSLATED&quot;; &quot;&quot;)">
            <text:p/>
          </table:table-cell>
          <table:table-cell table:number-columns-repeated="1016"/>
        </table:table-row>
        <table:table-row table:style-name="ro20" table:number-rows-repeated="2">
          <table:table-cell table:number-columns-repeated="4"/>
          <table:table-cell table:style-name="Default" table:number-columns-repeated="3"/>
          <table:table-cell table:number-columns-repeated="1017"/>
        </table:table-row>
        <table:table-row table:style-name="ro20" table:number-rows-repeated="1046074">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2">00/00/0000</text:date>, <text:time style:data-style-name="N2" text:time-value="22:38:58.832138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2T22:52:42.495144322</dc:date>
    <meta:editing-duration>P18DT3H13M26S</meta:editing-duration>
    <meta:editing-cycles>1990</meta:editing-cycles>
    <meta:generator>LibreOffice/4.3.3.2$Linux_X86_64 LibreOffice_project/430m0$Build-2</meta:generator>
    <meta:document-statistic meta:table-count="1" meta:cell-count="15354" meta:object-count="0"/>
  </office:meta>
</office:document-meta>
</file>